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2E000012620000038B6A3DD1E3.wmf"/>
  <manifest:file-entry manifest:media-type="" manifest:full-path="Pictures/2000002E000015A70000035E17BC358C.wmf"/>
  <manifest:file-entry manifest:media-type="" manifest:full-path="Pictures/2000002E0000124C0000038B93C771BA.wmf"/>
  <manifest:file-entry manifest:media-type="" manifest:full-path="Pictures/2000002E0000157A00000347E9D71357.wmf"/>
  <manifest:file-entry manifest:media-type="" manifest:full-path="Pictures/2000002E000015910000035E2D5E0500.wmf"/>
  <manifest:file-entry manifest:media-type="" manifest:full-path="Pictures/2000002E000011960000038BF8E13601.wmf"/>
  <manifest:file-entry manifest:media-type="" manifest:full-path="Pictures/2000002E000015910000035E84DBE6EC.wmf"/>
  <manifest:file-entry manifest:media-type="text/xml" manifest:full-path="Basic/Standard/Sheet2.xml"/>
  <manifest:file-entry manifest:media-type="text/xml" manifest:full-path="Basic/Standard/Hoja6.xml"/>
  <manifest:file-entry manifest:media-type="text/xml" manifest:full-path="Basic/Standard/Sheet28.xml"/>
  <manifest:file-entry manifest:media-type="text/xml" manifest:full-path="Basic/Standard/Hoja7.xml"/>
  <manifest:file-entry manifest:media-type="text/xml" manifest:full-path="Basic/Standard/Módulo1.xml"/>
  <manifest:file-entry manifest:media-type="text/xml" manifest:full-path="Basic/Standard/Hoja9.xml"/>
  <manifest:file-entry manifest:media-type="text/xml" manifest:full-path="Basic/Standard/Hoja1.xml"/>
  <manifest:file-entry manifest:media-type="text/xml" manifest:full-path="Basic/Standard/script-lb.xml"/>
  <manifest:file-entry manifest:media-type="text/xml" manifest:full-path="Basic/Standard/Módulo2.xml"/>
  <manifest:file-entry manifest:media-type="text/xml" manifest:full-path="Basic/Standard/Hoja2.xml"/>
  <manifest:file-entry manifest:media-type="text/xml" manifest:full-path="Basic/Standard/Module1.xml"/>
  <manifest:file-entry manifest:media-type="text/xml" manifest:full-path="Basic/Standard/ThisWorkbook.xml"/>
  <manifest:file-entry manifest:media-type="text/xml" manifest:full-path="Basic/Standard/Módulo3.xml"/>
  <manifest:file-entry manifest:media-type="text/xml" manifest:full-path="Basic/Standard/Hoja3.xml"/>
  <manifest:file-entry manifest:media-type="text/xml" manifest:full-path="Basic/Standard/Hoja4.xml"/>
  <manifest:file-entry manifest:media-type="text/xml" manifest:full-path="Basic/Standard/Sheet26.xml"/>
  <manifest:file-entry manifest:media-type="text/xml" manifest:full-path="Basic/Standard/Sheet1.xml"/>
  <manifest:file-entry manifest:media-type="text/xml" manifest:full-path="Basic/Standard/Hoja5.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47cm"/>
    </style:style>
    <style:style style:name="co2" style:family="table-column">
      <style:table-column-properties fo:break-before="auto" style:column-width="5.824cm"/>
    </style:style>
    <style:style style:name="co3" style:family="table-column">
      <style:table-column-properties fo:break-before="auto" style:column-width="7.232cm"/>
    </style:style>
    <style:style style:name="co4" style:family="table-column">
      <style:table-column-properties fo:break-before="auto" style:column-width="5.064cm"/>
    </style:style>
    <style:style style:name="co5" style:family="table-column">
      <style:table-column-properties fo:break-before="auto" style:column-width="5.657cm"/>
    </style:style>
    <style:style style:name="co6" style:family="table-column">
      <style:table-column-properties fo:break-before="auto" style:column-width="5.883cm"/>
    </style:style>
    <style:style style:name="co7" style:family="table-column">
      <style:table-column-properties fo:break-before="auto" style:column-width="0.73cm"/>
    </style:style>
    <style:style style:name="co8" style:family="table-column">
      <style:table-column-properties fo:break-before="auto" style:column-width="0.817cm"/>
    </style:style>
    <style:style style:name="co9" style:family="table-column">
      <style:table-column-properties fo:break-before="auto" style:column-width="0.676cm"/>
    </style:style>
    <style:style style:name="co10" style:family="table-column">
      <style:table-column-properties fo:break-before="auto" style:column-width="1.238cm"/>
    </style:style>
    <style:style style:name="co11" style:family="table-column">
      <style:table-column-properties fo:break-before="auto" style:column-width="0.76cm"/>
    </style:style>
    <style:style style:name="co12" style:family="table-column">
      <style:table-column-properties fo:break-before="auto" style:column-width="2.279cm"/>
    </style:style>
    <style:style style:name="co13" style:family="table-column">
      <style:table-column-properties fo:break-before="auto" style:column-width="4.08cm"/>
    </style:style>
    <style:style style:name="co14" style:family="table-column">
      <style:table-column-properties fo:break-before="auto" style:column-width="2.785cm"/>
    </style:style>
    <style:style style:name="co15" style:family="table-column">
      <style:table-column-properties fo:break-before="auto" style:column-width="2.392cm"/>
    </style:style>
    <style:style style:name="co16" style:family="table-column">
      <style:table-column-properties fo:break-before="auto" style:column-width="3.18cm"/>
    </style:style>
    <style:style style:name="co17" style:family="table-column">
      <style:table-column-properties fo:break-before="auto" style:column-width="2.11cm"/>
    </style:style>
    <style:style style:name="co18" style:family="table-column">
      <style:table-column-properties fo:break-before="auto" style:column-width="5.994cm"/>
    </style:style>
    <style:style style:name="co19" style:family="table-column">
      <style:table-column-properties fo:break-before="auto" style:column-width="2.842cm"/>
    </style:style>
    <style:style style:name="co20" style:family="table-column">
      <style:table-column-properties fo:break-before="auto" style:column-width="1.801cm"/>
    </style:style>
    <style:style style:name="co21" style:family="table-column">
      <style:table-column-properties fo:break-before="auto" style:column-width="7.964cm"/>
    </style:style>
    <style:style style:name="co22" style:family="table-column">
      <style:table-column-properties fo:break-before="auto" style:column-width="7.712cm"/>
    </style:style>
    <style:style style:name="co23" style:family="table-column">
      <style:table-column-properties fo:break-before="auto" style:column-width="6.613cm"/>
    </style:style>
    <style:style style:name="co24" style:family="table-column">
      <style:table-column-properties fo:break-before="auto" style:column-width="7.43cm"/>
    </style:style>
    <style:style style:name="co25" style:family="table-column">
      <style:table-column-properties fo:break-before="auto" style:column-width="8.077cm"/>
    </style:style>
    <style:style style:name="co26" style:family="table-column">
      <style:table-column-properties fo:break-before="auto" style:column-width="6.502cm"/>
    </style:style>
    <style:style style:name="co27" style:family="table-column">
      <style:table-column-properties fo:break-before="auto" style:column-width="8.049cm"/>
    </style:style>
    <style:style style:name="co28" style:family="table-column">
      <style:table-column-properties fo:break-before="auto" style:column-width="6.415cm"/>
    </style:style>
    <style:style style:name="co29" style:family="table-column">
      <style:table-column-properties fo:break-before="auto" style:column-width="7.879cm"/>
    </style:style>
    <style:style style:name="co30" style:family="table-column">
      <style:table-column-properties fo:break-before="auto" style:column-width="5.685cm"/>
    </style:style>
    <style:style style:name="co31" style:family="table-column">
      <style:table-column-properties fo:break-before="auto" style:column-width="6.219cm"/>
    </style:style>
    <style:style style:name="co32" style:family="table-column">
      <style:table-column-properties fo:break-before="auto" style:column-width="9.146cm"/>
    </style:style>
    <style:style style:name="co33" style:family="table-column">
      <style:table-column-properties fo:break-before="auto" style:column-width="7.317cm"/>
    </style:style>
    <style:style style:name="co34" style:family="table-column">
      <style:table-column-properties fo:break-before="auto" style:column-width="0.984cm"/>
    </style:style>
    <style:style style:name="co35" style:family="table-column">
      <style:table-column-properties fo:break-before="auto" style:column-width="2.955cm"/>
    </style:style>
    <style:style style:name="co36" style:family="table-column">
      <style:table-column-properties fo:break-before="auto" style:column-width="3.011cm"/>
    </style:style>
    <style:style style:name="co37" style:family="table-column">
      <style:table-column-properties fo:break-before="auto" style:column-width="4.643cm"/>
    </style:style>
    <style:style style:name="co38" style:family="table-column">
      <style:table-column-properties fo:break-before="auto" style:column-width="2.813cm"/>
    </style:style>
    <style:style style:name="co39" style:family="table-column">
      <style:table-column-properties fo:break-before="auto" style:column-width="2.251cm"/>
    </style:style>
    <style:style style:name="co40" style:family="table-column">
      <style:table-column-properties fo:break-before="auto" style:column-width="2.267cm"/>
    </style:style>
    <style:style style:name="co41" style:family="table-column">
      <style:table-column-properties fo:break-before="auto" style:column-width="4.925cm"/>
    </style:style>
    <style:style style:name="co42" style:family="table-column">
      <style:table-column-properties fo:break-before="auto" style:column-width="3.574cm"/>
    </style:style>
    <style:style style:name="co43" style:family="table-column">
      <style:table-column-properties fo:break-before="auto" style:column-width="3.35cm"/>
    </style:style>
    <style:style style:name="co44" style:family="table-column">
      <style:table-column-properties fo:break-before="auto" style:column-width="3.321cm"/>
    </style:style>
    <style:style style:name="co45" style:family="table-column">
      <style:table-column-properties fo:break-before="auto" style:column-width="3.263cm"/>
    </style:style>
    <style:style style:name="co46" style:family="table-column">
      <style:table-column-properties fo:break-before="auto" style:column-width="3.63cm"/>
    </style:style>
    <style:style style:name="co47" style:family="table-column">
      <style:table-column-properties fo:break-before="auto" style:column-width="0.422cm"/>
    </style:style>
    <style:style style:name="co48" style:family="table-column">
      <style:table-column-properties fo:break-before="auto" style:column-width="4.249cm"/>
    </style:style>
    <style:style style:name="co49" style:family="table-column">
      <style:table-column-properties fo:break-before="auto" style:column-width="5.318cm"/>
    </style:style>
    <style:style style:name="co50" style:family="table-column">
      <style:table-column-properties fo:break-before="auto" style:column-width="4.784cm"/>
    </style:style>
    <style:style style:name="co51" style:family="table-column">
      <style:table-column-properties fo:break-before="auto" style:column-width="4.588cm"/>
    </style:style>
    <style:style style:name="co52" style:family="table-column">
      <style:table-column-properties fo:break-before="auto" style:column-width="4.334cm"/>
    </style:style>
    <style:style style:name="co53" style:family="table-column">
      <style:table-column-properties fo:break-before="auto" style:column-width="4.56cm"/>
    </style:style>
    <style:style style:name="co54" style:family="table-column">
      <style:table-column-properties fo:break-before="auto" style:column-width="3.856cm"/>
    </style:style>
    <style:style style:name="co55" style:family="table-column">
      <style:table-column-properties fo:break-before="auto" style:column-width="5.038cm"/>
    </style:style>
    <style:style style:name="co56" style:family="table-column">
      <style:table-column-properties fo:break-before="auto" style:column-width="4.614cm"/>
    </style:style>
    <style:style style:name="co57" style:family="table-column">
      <style:table-column-properties fo:break-before="auto" style:column-width="1.773cm"/>
    </style:style>
    <style:style style:name="co58" style:family="table-column">
      <style:table-column-properties fo:break-before="auto" style:column-width="5.151cm"/>
    </style:style>
    <style:style style:name="co59" style:family="table-column">
      <style:table-column-properties fo:break-before="auto" style:column-width="1.66cm"/>
    </style:style>
    <style:style style:name="co60" style:family="table-column">
      <style:table-column-properties fo:break-before="auto" style:column-width="2.533cm"/>
    </style:style>
    <style:style style:name="co61" style:family="table-column">
      <style:table-column-properties fo:break-before="auto" style:column-width="3.378cm"/>
    </style:style>
    <style:style style:name="co62" style:family="table-column">
      <style:table-column-properties fo:break-before="auto" style:column-width="3.828cm"/>
    </style:style>
    <style:style style:name="co63" style:family="table-column">
      <style:table-column-properties fo:break-before="auto" style:column-width="2.505cm"/>
    </style:style>
    <style:style style:name="co64" style:family="table-column">
      <style:table-column-properties fo:break-before="auto" style:column-width="2.701cm"/>
    </style:style>
    <style:style style:name="co65" style:family="table-column">
      <style:table-column-properties fo:break-before="auto" style:column-width="7.121cm"/>
    </style:style>
    <style:style style:name="co66" style:family="table-column">
      <style:table-column-properties fo:break-before="auto" style:column-width="2.731cm"/>
    </style:style>
    <style:style style:name="co67" style:family="table-column">
      <style:table-column-properties fo:break-before="auto" style:column-width="1.49cm"/>
    </style:style>
    <style:style style:name="co68" style:family="table-column">
      <style:table-column-properties fo:break-before="auto" style:column-width="2.983cm"/>
    </style:style>
    <style:style style:name="co69" style:family="table-column">
      <style:table-column-properties fo:break-before="auto" style:column-width="4.193cm"/>
    </style:style>
    <style:style style:name="co70" style:family="table-column">
      <style:table-column-properties fo:break-before="auto" style:column-width="2.618cm"/>
    </style:style>
    <style:style style:name="co71" style:family="table-column">
      <style:table-column-properties fo:break-before="auto" style:column-width="3.969cm"/>
    </style:style>
    <style:style style:name="co72" style:family="table-column">
      <style:table-column-properties fo:break-before="auto" style:column-width="3.404cm"/>
    </style:style>
    <style:style style:name="co73" style:family="table-column">
      <style:table-column-properties fo:break-before="auto" style:column-width="3.743cm"/>
    </style:style>
    <style:style style:name="co74" style:family="table-column">
      <style:table-column-properties fo:break-before="auto" style:column-width="2.646cm"/>
    </style:style>
    <style:style style:name="co75" style:family="table-column">
      <style:table-column-properties fo:break-before="auto" style:column-width="3.771cm"/>
    </style:style>
    <style:style style:name="co76" style:family="table-column">
      <style:table-column-properties fo:break-before="auto" style:column-width="11.848cm"/>
    </style:style>
    <style:style style:name="co77" style:family="table-column">
      <style:table-column-properties fo:break-before="auto" style:column-width="1.295cm"/>
    </style:style>
    <style:style style:name="co78" style:family="table-column">
      <style:table-column-properties fo:break-before="auto" style:column-width="10.469cm"/>
    </style:style>
    <style:style style:name="co79" style:family="table-column">
      <style:table-column-properties fo:break-before="auto" style:column-width="0.139cm"/>
    </style:style>
    <style:style style:name="co80" style:family="table-column">
      <style:table-column-properties fo:break-before="auto" style:column-width="10.61cm"/>
    </style:style>
    <style:style style:name="co81" style:family="table-column">
      <style:table-column-properties fo:break-before="auto" style:column-width="1.408cm"/>
    </style:style>
    <style:style style:name="co82" style:family="table-column">
      <style:table-column-properties fo:break-before="auto" style:column-width="2.477cm"/>
    </style:style>
    <style:style style:name="co83" style:family="table-column">
      <style:table-column-properties fo:break-before="auto" style:column-width="4.136cm"/>
    </style:style>
    <style:style style:name="co84" style:family="table-column">
      <style:table-column-properties fo:break-before="auto" style:column-width="4.39cm"/>
    </style:style>
    <style:style style:name="co85" style:family="table-column">
      <style:table-column-properties fo:break-before="auto" style:column-width="1.012cm"/>
    </style:style>
    <style:style style:name="co86" style:family="table-column">
      <style:table-column-properties fo:break-before="auto" style:column-width="0.843cm"/>
    </style:style>
    <style:style style:name="co87" style:family="table-column">
      <style:table-column-properties fo:break-before="auto" style:column-width="5.009cm"/>
    </style:style>
    <style:style style:name="co88" style:family="table-column">
      <style:table-column-properties fo:break-before="auto" style:column-width="3.658cm"/>
    </style:style>
    <style:style style:name="co89" style:family="table-column">
      <style:table-column-properties fo:break-before="auto" style:column-width="3.209cm"/>
    </style:style>
    <style:style style:name="co90" style:family="table-column">
      <style:table-column-properties fo:break-before="auto" style:column-width="4.419cm"/>
    </style:style>
    <style:style style:name="co91" style:family="table-column">
      <style:table-column-properties fo:break-before="auto" style:column-width="4.531cm"/>
    </style:style>
    <style:style style:name="co92" style:family="table-column">
      <style:table-column-properties fo:break-before="auto" style:column-width="3.152cm"/>
    </style:style>
    <style:style style:name="co93" style:family="table-column">
      <style:table-column-properties fo:break-before="auto" style:column-width="5.6cm"/>
    </style:style>
    <style:style style:name="co94" style:family="table-column">
      <style:table-column-properties fo:break-before="auto" style:column-width="4.953cm"/>
    </style:style>
    <style:style style:name="co95" style:family="table-column">
      <style:table-column-properties fo:break-before="auto" style:column-width="1.998cm"/>
    </style:style>
    <style:style style:name="co96" style:family="table-column">
      <style:table-column-properties fo:break-before="auto" style:column-width="4.221cm"/>
    </style:style>
    <style:style style:name="co97" style:family="table-column">
      <style:table-column-properties fo:break-before="auto" style:column-width="2.335cm"/>
    </style:style>
    <style:style style:name="co98" style:family="table-column">
      <style:table-column-properties fo:break-before="auto" style:column-width="3.067cm"/>
    </style:style>
    <style:style style:name="co99" style:family="table-column">
      <style:table-column-properties fo:break-before="auto" style:column-width="4.052cm"/>
    </style:style>
    <style:style style:name="co100" style:family="table-column">
      <style:table-column-properties fo:break-before="auto" style:column-width="6.163cm"/>
    </style:style>
    <style:style style:name="co101" style:family="table-column">
      <style:table-column-properties fo:break-before="auto" style:column-width="6.191cm"/>
    </style:style>
    <style:style style:name="co102" style:family="table-column">
      <style:table-column-properties fo:break-before="auto" style:column-width="4.023cm"/>
    </style:style>
    <style:style style:name="co103" style:family="table-column">
      <style:table-column-properties fo:break-before="auto" style:column-width="2.448cm"/>
    </style:style>
    <style:style style:name="co104" style:family="table-column">
      <style:table-column-properties fo:break-before="auto" style:column-width="2.672cm"/>
    </style:style>
    <style:style style:name="co105" style:family="table-column">
      <style:table-column-properties fo:break-before="auto" style:column-width="2.589cm"/>
    </style:style>
    <style:style style:name="co106" style:family="table-column">
      <style:table-column-properties fo:break-before="auto" style:column-width="3.715cm"/>
    </style:style>
    <style:style style:name="co107" style:family="table-column">
      <style:table-column-properties fo:break-before="auto" style:column-width="2.364cm"/>
    </style:style>
    <style:style style:name="co108" style:family="table-column">
      <style:table-column-properties fo:break-before="auto" style:column-width="3.461cm"/>
    </style:style>
    <style:style style:name="co109" style:family="table-column">
      <style:table-column-properties fo:break-before="auto" style:column-width="2.42cm"/>
    </style:style>
    <style:style style:name="co110" style:family="table-column">
      <style:table-column-properties fo:break-before="auto" style:column-width="0.252cm"/>
    </style:style>
    <style:style style:name="co111" style:family="table-column">
      <style:table-column-properties fo:break-before="auto" style:column-width="7.738cm"/>
    </style:style>
    <style:style style:name="co112" style:family="table-column">
      <style:table-column-properties fo:break-before="auto" style:column-width="0.534cm"/>
    </style:style>
    <style:style style:name="co113" style:family="table-column">
      <style:table-column-properties fo:break-before="auto" style:column-width="3cm"/>
    </style:style>
    <style:style style:name="co114" style:family="table-column">
      <style:table-column-properties fo:break-before="auto" style:column-width="2.307cm"/>
    </style:style>
    <style:style style:name="co115" style:family="table-column">
      <style:table-column-properties fo:break-before="auto" style:column-width="2.898cm"/>
    </style:style>
    <style:style style:name="ro1" style:family="table-row">
      <style:table-row-properties style:row-height="0.529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318cm" fo:break-before="auto" style:use-optimal-row-height="false"/>
    </style:style>
    <style:style style:name="ro5" style:family="table-row">
      <style:table-row-properties style:row-height="0.661cm" fo:break-before="auto" style:use-optimal-row-height="false"/>
    </style:style>
    <style:style style:name="ro6" style:family="table-row">
      <style:table-row-properties style:row-height="0.37cm" fo:break-before="auto" style:use-optimal-row-height="false"/>
    </style:style>
    <style:style style:name="ro7" style:family="table-row">
      <style:table-row-properties style:row-height="0.556cm" fo:break-before="auto" style:use-optimal-row-height="false"/>
    </style:style>
    <style:style style:name="ro8" style:family="table-row">
      <style:table-row-properties style:row-height="0.526cm" fo:break-before="auto" style:use-optimal-row-height="true"/>
    </style:style>
    <style:style style:name="ro9" style:family="table-row">
      <style:table-row-properties style:row-height="0.709cm" fo:break-before="auto" style:use-optimal-row-height="false"/>
    </style:style>
    <style:style style:name="ro10" style:family="table-row">
      <style:table-row-properties style:row-height="0.563cm" fo:break-before="auto" style:use-optimal-row-height="false"/>
    </style:style>
    <style:style style:name="ro11" style:family="table-row">
      <style:table-row-properties style:row-height="0.792cm" fo:break-before="auto" style:use-optimal-row-height="true"/>
    </style:style>
    <style:style style:name="ro12" style:family="table-row">
      <style:table-row-properties style:row-height="0.873cm" fo:break-before="auto" style:use-optimal-row-height="false"/>
    </style:style>
    <style:style style:name="ro13" style:family="table-row">
      <style:table-row-properties style:row-height="0.635cm" fo:break-before="auto" style:use-optimal-row-height="false"/>
    </style:style>
    <style:style style:name="ro14" style:family="table-row">
      <style:table-row-properties style:row-height="0.714cm" fo:break-before="auto" style:use-optimal-row-height="false"/>
    </style:style>
    <style:style style:name="ro15" style:family="table-row">
      <style:table-row-properties style:row-height="0.623cm" fo:break-before="auto" style:use-optimal-row-height="true"/>
    </style:style>
    <style:style style:name="ro16" style:family="table-row">
      <style:table-row-properties style:row-height="0.51cm" fo:break-before="auto" style:use-optimal-row-height="false"/>
    </style:style>
    <style:style style:name="ro17" style:family="table-row">
      <style:table-row-properties style:row-height="0.397cm" fo:break-before="auto" style:use-optimal-row-height="false"/>
    </style:style>
    <style:style style:name="ro18" style:family="table-row">
      <style:table-row-properties style:row-height="0.767cm" fo:break-before="auto" style:use-optimal-row-height="false"/>
    </style:style>
    <style:style style:name="ro19" style:family="table-row">
      <style:table-row-properties style:row-height="0.57cm" fo:break-before="auto" style:use-optimal-row-height="false"/>
    </style:style>
    <style:style style:name="ro20" style:family="table-row">
      <style:table-row-properties style:row-height="0.538cm" fo:break-before="auto" style:use-optimal-row-height="true"/>
    </style:style>
    <style:style style:name="ro21" style:family="table-row">
      <style:table-row-properties style:row-height="0.688cm" fo:break-before="auto" style:use-optimal-row-height="false"/>
    </style:style>
    <style:style style:name="ro22" style:family="table-row">
      <style:table-row-properties style:row-height="0.9cm" fo:break-before="auto" style:use-optimal-row-height="false"/>
    </style:style>
    <style:style style:name="ro23" style:family="table-row">
      <style:table-row-properties style:row-height="0.609cm" fo:break-before="auto" style:use-optimal-row-height="false"/>
    </style:style>
    <style:style style:name="ta1" style:family="table" style:master-page-name="PageStyle_5f_Solicitud">
      <style:table-properties table:display="true" style:writing-mode="lr-tb"/>
    </style:style>
    <style:style style:name="ta2" style:family="table" style:master-page-name="PageStyle_5f_datos">
      <style:table-properties table:display="false" style:writing-mode="lr-tb"/>
    </style:style>
    <style:style style:name="ta3" style:family="table" style:master-page-name="PageStyle_5f_datosCP">
      <style:table-properties table:display="false" style:writing-mode="lr-tb"/>
    </style:style>
    <style:style style:name="ta4" style:family="table" style:master-page-name="PageStyle_5f_Evaluación_20_Cualitativa">
      <style:table-properties table:display="true" style:writing-mode="lr-tb"/>
    </style:style>
    <style:style style:name="ta5" style:family="table" style:master-page-name="PageStyle_5f_parametros">
      <style:table-properties table:display="false" style:writing-mode="lr-tb"/>
    </style:style>
    <style:style style:name="ta6" style:family="table" style:master-page-name="PageStyle_5f_Evaluación_20_Cuantitativa">
      <style:table-properties table:display="true" style:writing-mode="lr-tb"/>
    </style:style>
    <style:style style:name="ta7" style:family="table" style:master-page-name="PageStyle_5f_Resumen_20_E._20_C.">
      <style:table-properties table:display="true" style:writing-mode="lr-tb"/>
    </style:style>
    <style:style style:name="ta8" style:family="table" style:master-page-name="PageStyle_5f_Costo_20_Produc.1">
      <style:table-properties table:display="true" style:writing-mode="lr-tb"/>
    </style:style>
    <style:style style:name="ta9" style:family="table" style:master-page-name="PageStyle_5f_Costo_20_Produc.2">
      <style:table-properties table:display="false" style:writing-mode="lr-tb"/>
    </style:style>
    <style:style style:name="ta10" style:family="table" style:master-page-name="PageStyle_5f_Costo_20_Produc.3">
      <style:table-properties table:display="false" style:writing-mode="lr-tb"/>
    </style:style>
    <style:style style:name="ta11" style:family="table" style:master-page-name="PageStyle_5f_data_20_cultivos">
      <style:table-properties table:display="true" style:writing-mode="lr-tb"/>
    </style:style>
    <style:style style:name="ta12" style:family="table" style:master-page-name="PageStyle_5f_Flujo_20_de_20_Caja">
      <style:table-properties table:display="true" style:writing-mode="lr-tb"/>
    </style:style>
    <number:number-style style:name="N4">
      <number:number number:decimal-places="2" number:min-integer-digits="1" number:grouping="true"/>
    </number:number-style>
    <number:number-style style:name="N8001" number:language="es" number:country="PE">
      <number:number number:decimal-places="0" number:min-integer-digits="1"/>
    </number:number-style>
    <number:number-style style:name="N8002" number:language="es" number:country="PE">
      <number:number number:decimal-places="2" number:min-integer-digits="1"/>
    </number:number-style>
    <number:number-style style:name="N8003" number:language="es" number:country="PE">
      <number:number number:decimal-places="0" number:min-integer-digits="1" number:grouping="true"/>
    </number:number-style>
    <number:number-style style:name="N8004" number:language="es" number:country="PE">
      <number:number number:decimal-places="2" number:min-integer-digits="1" number:grouping="true"/>
    </number:number-style>
    <number:percentage-style style:name="N8011" number:language="es" number:country="PE">
      <number:number number:decimal-places="2" number:min-integer-digits="1"/>
      <number:text>%</number:text>
    </number:percentage-style>
    <number:date-style style:name="N8036" number:language="es" number:country="PE" number:automatic-order="true">
      <number:day number:style="long"/>
      <number:text>/</number:text>
      <number:month number:style="long"/>
      <number:text>/</number:text>
      <number:year number:style="long"/>
    </number:date-style>
    <number:text-style style:name="N8100" number:language="es" number:country="PE">
      <number:text-content/>
    </number:text-style>
    <style:style style:name="ce1" style:family="table-cell" style:parent-style-name="Default">
      <style:table-cell-properties fo:background-color="#00b050"/>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fo:border-bottom="0.088cm solid #ffffff"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style>
    <style:style style:name="ce1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5" style:family="table-cell" style:parent-style-name="Default">
      <style:table-cell-properties fo:background-color="#00b050"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26" style:family="table-cell" style:parent-style-name="Default">
      <style:table-cell-properties fo:border-bottom="0.088cm solid #ffffff"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fo:border-bottom="none" fo:background-color="#00cc00" style:cell-protect="protected" style:print-content="true" style:diagonal-bl-tr="none" style:diagonal-tl-br="none" fo:border-left="0.088cm solid #ffffff" fo:border-right="none" style:rotation-align="none" fo:border-top="0.088cm solid #ffffff"/>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data-style-name="N8000">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diagonal-bl-tr="none" style:diagonal-tl-br="none" style:rotation-align="none"/>
    </style:style>
    <style:style style:name="ce41"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style>
    <style:style style:name="ce42"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33">
      <style:table-cell-properties fo:border-bottom="none"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style>
    <style:style style:name="ce54"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E44"/>
    </style:style>
    <style:style style:name="ce55" style:family="table-cell" style:parent-style-name="Default">
      <style:table-cell-properties fo:border-bottom="0.088cm solid #ffffff"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8036">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CL$186]&gt;2)" style:apply-style-name="ConditionalStyle_5f_18" style:base-cell-address="Solicitud.A1"/>
    </style:style>
    <style:style style:name="ce60"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data-style-name="N113">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ackground-color="#ffffff"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64"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diagonal-bl-tr="none" style:diagonal-tl-br="none" fo:border="0.088cm solid #ffffff" style:rotation-align="none"/>
    </style:style>
    <style:style style:name="ce70" style:family="table-cell" style:parent-style-name="Default" style:data-style-name="N11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data-style-name="N12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data-style-name="N81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 style:family="table-cell" style:parent-style-name="Default" style:data-style-name="N8003">
      <style:table-cell-properties fo:background-color="#ffffff"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fo:background-color="#ffffff"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style>
    <style:style style:name="ce77"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113">
      <style:table-cell-properties fo:border-bottom="0.088cm solid #ffffff" style:cell-protect="none"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13">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order-bottom="none" style:diagonal-bl-tr="none" style:diagonal-tl-br="none" fo:border-left="0.088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order-bottom="0.002cm solid #000000" style:cell-protect="none" style:print-content="true" style:diagonal-bl-tr="none" style:diagonal-tl-br="none" fo:border-left="0.088cm solid #000000" fo:border-right="0.002cm solid #000000" style:rotation-align="none" fo:border-top="0.002cm solid #000000"/>
    </style:style>
    <style:style style:name="ce85" style:family="table-cell" style:parent-style-name="Default">
      <style:table-cell-properties fo:border-bottom="0.002cm solid #000000" style:diagonal-bl-tr="none" style:diagonal-tl-br="none" fo:border-left="0.088cm solid #000000" fo:border-right="none" style:rotation-align="none" fo:border-top="0.002cm solid #000000"/>
    </style:style>
    <style:style style:name="ce86"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002cm solid #000000"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bottom"/>
      <style:paragraph-properties fo:text-align="start" fo:margin-left="0cm" style:writing-mode="page"/>
    </style:style>
    <style:style style:name="ce89" style:family="table-cell" style:parent-style-name="Default">
      <style:table-cell-properties fo:background-color="#bfbfbf" style:cell-protect="none" style:print-content="true" style:diagonal-bl-tr="none" style:diagonal-tl-br="none" style:text-align-source="fix" style:repeat-content="false" fo:wrap-option="wrap" fo:border="0.088cm solid #00000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0.088cm solid #000000"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93"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000000"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 style:family="table-cell" style:parent-style-name="Default">
      <style:table-cell-properties fo:border-bottom="0.002cm solid #000000" style:cell-protect="none" style:print-content="true" style:diagonal-bl-tr="none" style:diagonal-tl-br="none" fo:border-left="none" fo:border-right="0.002cm solid #000000" style:rotation-align="none" fo:border-top="0.002cm solid #000000"/>
    </style:style>
    <style:style style:name="ce96" style:family="table-cell" style:parent-style-name="Default">
      <style:table-cell-properties fo:border-bottom="0.002cm solid #000000" style:diagonal-bl-tr="none" style:diagonal-tl-br="none" fo:border-left="none" fo:border-right="none" style:rotation-align="none" fo:border-top="0.002cm solid #000000"/>
    </style:style>
    <style:style style:name="ce97" style:family="table-cell" style:parent-style-name="Default">
      <style:table-cell-properties style:cell-protect="none" style:print-content="true" style:diagonal-bl-tr="none" style:diagonal-tl-br="none" fo:border="0.002cm solid #000000" style:rotation-align="none"/>
    </style:style>
    <style:style style:name="ce9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table-cell-properties fo:border-bottom="0.002cm solid #000000" style:cell-protect="none" style:print-content="true" style:diagonal-bl-tr="none" style:diagonal-tl-br="none" fo:border-left="0.002cm solid #000000" fo:border-right="0.002cm solid #000000" style:rotation-align="none" fo:border-top="none"/>
    </style:style>
    <style:style style:name="ce1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diagonal-bl-tr="none" style:diagonal-tl-br="none" fo:border="0.002cm solid #000000" style:rotation-align="none"/>
    </style:style>
    <style:style style:name="ce107" style:family="table-cell" style:parent-style-name="Default">
      <style:table-cell-properties style:cell-protect="none" style:print-content="true" style:diagonal-bl-tr="none" style:diagonal-tl-br="none" style:text-align-source="fix" style:repeat-content="false" fo:wrap-option="no-wrap" fo:border="0.002cm solid #000000" style:direction="ltr" style:rotation-angle="0" style:rotation-align="none" style:shrink-to-fit="false" style:vertical-align="bottom"/>
      <style:paragraph-properties fo:text-align="center" fo:margin-left="0cm" style:writing-mode="page"/>
    </style:style>
    <style:style style:name="ce108" style:family="table-cell" style:parent-style-name="Default">
      <style:table-cell-properties fo:border-bottom="none" style:cell-protect="none" style:print-content="tru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0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none"/>
    </style:style>
    <style:style style:name="ce114" style:family="table-cell" style:parent-style-name="Default">
      <style:table-cell-properties fo:border-bottom="0.002cm solid #000000" style:cell-protect="none" style:print-content="true" style:diagonal-bl-tr="none" style:diagonal-tl-br="none" fo:border-left="0.002cm solid #000000" fo:border-right="0.035cm solid #000000" style:rotation-align="none" fo:border-top="0.002cm solid #000000"/>
    </style:style>
    <style:style style:name="ce115" style:family="table-cell" style:parent-style-name="Default">
      <style:table-cell-properties fo:border-bottom="0.002cm solid #000000" style:diagonal-bl-tr="none" style:diagonal-tl-br="none" fo:border-left="0.002cm solid #000000" fo:border-right="0.035cm solid #000000" style:rotation-align="none" fo:border-top="0.002cm solid #000000"/>
    </style:style>
    <style:style style:name="ce116" style:family="table-cell" style:parent-style-name="Default">
      <style:table-cell-properties fo:border-bottom="none" style:cell-protect="none" style:print-content="true" style:diagonal-bl-tr="none" style:diagonal-tl-br="none" fo:border-left="0.002cm solid #000000" fo:border-right="0.035cm solid #000000" style:rotation-align="none" fo:border-top="0.002cm solid #000000"/>
    </style:style>
    <style:style style:name="ce1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02cm solid #000000"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table-cell-properties fo:border-bottom="0.002cm solid #000000" style:cell-protect="none" style:print-content="true" style:diagonal-bl-tr="none" style:diagonal-tl-br="none" fo:border-left="0.035cm solid #000000" fo:border-right="0.002cm solid #000000" style:rotation-align="none" fo:border-top="0.002cm solid #000000"/>
    </style:style>
    <style:style style:name="ce119" style:family="table-cell" style:parent-style-name="Default">
      <style:table-cell-properties fo:border-bottom="0.002cm solid #000000" style:diagonal-bl-tr="none" style:diagonal-tl-br="none" fo:border-left="0.035cm solid #000000" fo:border-right="none" style:rotation-align="none" fo:border-top="0.002cm solid #000000"/>
    </style:style>
    <style:style style:name="ce120" style:family="table-cell" style:parent-style-name="Default">
      <style:table-cell-properties fo:border-bottom="0.002cm solid #000000" style:diagonal-bl-tr="none" style:diagonal-tl-br="none" style:text-align-source="value-type" style:repeat-content="false" fo:wrap-option="no-wrap" fo:border-left="0.035cm solid #000000"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order-bottom="0.002cm solid #000000" style:diagonal-bl-tr="none" style:diagonal-tl-br="none" style:text-align-source="fix" style:repeat-content="false" fo:wrap-option="no-wrap" fo:border-left="0.035cm solid #000000" style:direction="ltr" fo:border-right="0.002cm solid #000000" style:rotation-angle="0" style:rotation-align="none" style:shrink-to-fit="false" fo:border-top="0.002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02cm solid #000000"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order-bottom="0.002cm solid #000000" style:diagonal-bl-tr="none" style:diagonal-tl-br="none" fo:border-left="none" fo:border-right="0.002cm solid #000000" style:rotation-align="none" fo:border-top="0.002cm solid #000000"/>
    </style:style>
    <style:style style:name="ce125" style:family="table-cell" style:parent-style-name="Default">
      <style:table-cell-properties fo:border-bottom="0.002cm solid #000000" style:diagonal-bl-tr="none" style:diagonal-tl-br="none" style:text-align-source="value-type" style:repeat-content="false" fo:wrap-option="no-wrap" fo:border-left="none" style:direction="ltr" fo:border-right="0.002cm solid #000000" style:rotation-angle="0" style:rotation-align="none" style:shrink-to-fit="false" fo:border-top="0.002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bottom"/>
      <style:paragraph-properties fo:text-align="center" fo:margin-left="0cm" style:writing-mode="page"/>
    </style:style>
    <style:style style:name="ce127"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order-bottom="0.002cm solid #000000" style:cell-protect="none" style:print-content="true" style:diagonal-bl-tr="none" style:diagonal-tl-br="none" style:text-align-source="fix" style:repeat-content="false" fo:wrap-option="no-wrap" fo:border-left="none" style:direction="ltr" fo:border-right="0.002cm solid #000000" style:rotation-angle="0" style:rotation-align="none" style:shrink-to-fit="false" fo:border-top="0.002cm solid #000000" style:vertical-align="bottom"/>
      <style:paragraph-properties fo:text-align="center" fo:margin-left="0cm" style:writing-mode="page"/>
    </style:style>
    <style:style style:name="ce129" style:family="table-cell" style:parent-style-name="Default">
      <style:table-cell-properties fo:border-bottom="none" style:cell-protect="none" style:print-content="true" style:diagonal-bl-tr="none" style:diagonal-tl-br="none" fo:border-left="0.002cm solid #000000" fo:border-right="0.002cm solid #000000" style:rotation-align="none" fo:border-top="0.002cm solid #000000"/>
    </style:style>
    <style:style style:name="ce13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none" style:diagonal-bl-tr="none" style:diagonal-tl-br="none" fo:border-left="none" fo:border-right="0.088cm solid #000000" style:rotation-align="none" fo:border-top="none"/>
    </style:style>
    <style:style style:name="ce132"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000000"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none"/>
    </style:style>
    <style:style style:name="ce134" style:family="table-cell" style:parent-style-name="Default">
      <style:table-cell-properties fo:border-bottom="0.002cm solid #000000" style:cell-protect="none" style:print-content="true" style:diagonal-bl-tr="none" style:diagonal-tl-br="none" fo:border-left="0.002cm solid #000000" fo:border-right="0.088cm solid #000000" style:rotation-align="none" fo:border-top="0.002cm solid #000000"/>
    </style:style>
    <style:style style:name="ce135" style:family="table-cell" style:parent-style-name="Default">
      <style:table-cell-properties fo:border-bottom="0.002cm solid #000000" style:diagonal-bl-tr="none" style:diagonal-tl-br="none" fo:border-left="0.002cm solid #000000" fo:border-right="0.088cm solid #000000" style:rotation-align="none" fo:border-top="0.002cm solid #000000"/>
    </style:style>
    <style:style style:name="ce136" style:family="table-cell" style:parent-style-name="Default">
      <style:table-cell-properties fo:border-bottom="none" style:cell-protect="none" style:print-content="true" style:diagonal-bl-tr="none" style:diagonal-tl-br="none" fo:border-left="0.002cm solid #000000" fo:border-right="0.088cm solid #000000" style:rotation-align="none" fo:border-top="0.002cm solid #000000"/>
    </style:style>
    <style:style style:name="ce13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9" style:family="table-cell" style:parent-style-name="Default">
      <style:table-cell-properties fo:border-bottom="0.088cm solid #000000" fo:background-color="#bfbfbf" style:cell-protect="none" style:print-content="true" style:diagonal-bl-tr="none" style:diagonal-tl-br="none" style:text-align-source="fix" style:repeat-content="false" fo:wrap-option="wrap" fo:border-left="none" style:direction="ltr" fo:border-right="0.088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data-style-name="N8100"/>
    <style:style style:name="ce141" style:family="table-cell" style:parent-style-name="Default" style:data-style-name="N133"/>
    <style:style style:name="ce142" style:family="table-cell" style:parent-style-name="Default">
      <style:table-cell-properties style:cell-protect="protected" style:print-content="true"/>
    </style:style>
    <style:style style:name="ce143" style:family="table-cell" style:parent-style-name="Default" style:data-style-name="N8000"/>
    <style:style style:name="ce144" style:family="table-cell" style:parent-style-name="Default">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145"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46" style:family="table-cell" style:parent-style-name="Default" style:data-style-name="N8011"/>
    <style:style style:name="ce147"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data-style-name="N123"/>
    <style:style style:name="ce149"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Percent" style:data-style-name="N8011">
      <style:table-cell-properties fo:border-bottom="none" fo:background-color="#ffffff" style:cell-protect="protected" style:print-content="tru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data-style-name="N8036"/>
    <style:style style:name="ce152" style:family="table-cell" style:parent-style-name="Default" style:data-style-name="N8010"/>
    <style:style style:name="ce153" style:family="table-cell" style:parent-style-name="Default" style:data-style-name="N132"/>
    <style:style style:name="ce154" style:family="table-cell" style:parent-style-name="Default" style:data-style-name="N8002"/>
    <style:style style:name="ce155"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style>
    <style:style style:name="ce156"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Default">
      <style:table-cell-properties fo:background-color="#ffff00"/>
    </style:style>
    <style:style style:name="ce158" style:family="table-cell" style:parent-style-name="Default">
      <style:table-cell-properties fo:background-color="#00b0f0"/>
    </style:style>
    <style:style style:name="ce159" style:family="table-cell" style:parent-style-name="Default">
      <style:table-cell-properties fo:background-color="#92d050"/>
    </style:style>
    <style:style style:name="ce160" style:family="table-cell" style:parent-style-name="Default">
      <style:table-cell-properties fo:background-color="#ffc000"/>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ackground-color="#953735"/>
    </style:style>
    <style:style style:name="ce162" style:family="table-cell" style:parent-style-name="Default" style:data-style-name="N8003"/>
    <style:style style:name="ce163" style:family="table-cell" style:parent-style-name="Default">
      <style:table-cell-properties fo:background-color="#558ed5"/>
    </style:style>
    <style:style style:name="ce164" style:family="table-cell" style:parent-style-name="Default">
      <style:table-cell-properties fo:background-color="#ffc000"/>
    </style:style>
    <style:style style:name="ce16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166" style:family="table-cell" style:parent-style-name="Default">
      <style:table-cell-properties fo:background-color="#00b050" style:cell-protect="protected" style:print-content="true"/>
    </style:style>
    <style:style style:name="ce167" style:family="table-cell" style:parent-style-name="Default">
      <style:table-cell-properties fo:background-color="#ff0000" style:cell-protect="protected" style:print-content="true"/>
    </style:style>
    <style:style style:name="ce16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0"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3" style:family="table-cell" style:parent-style-name="Default">
      <style:table-cell-properties fo:border-bottom="0.088cm solid #ffffff"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4"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5"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style:cell-protect="protected" style:print-content="true" style:diagonal-bl-tr="none" style:diagonal-tl-br="none" fo:border="0.088cm solid #ffffff" style:rotation-align="none"/>
    </style:style>
    <style:style style:name="ce1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9"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141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table-cell-properties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3"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4" style:family="table-cell" style:parent-style-name="Default" style:data-style-name="N125">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96"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data-style-name="N800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1"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2" style:family="table-cell" style:parent-style-name="Default">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3"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5"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6"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07"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12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4" style:family="table-cell" style:parent-style-name="Default" style:data-style-name="N81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5" style:family="table-cell" style:parent-style-name="Default" style:data-style-name="N8100">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6" style:family="table-cell" style:parent-style-name="Default">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8"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9" style:family="table-cell" style:parent-style-name="Default">
      <style:table-cell-properties fo:border-bottom="none"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0"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SUM([.$I$52:.$I$53])=[.$S$131])" style:apply-style-name="ConditionalStyle_5f_17" style:base-cell-address="Solicitud.A1"/>
    </style:style>
    <style:style style:name="ce222"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style>
    <style:style style:name="ce223" style:family="table-cell" style:parent-style-name="Default">
      <style:table-cell-properties fo:background-color="#bfbfbf"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Default">
      <style:table-cell-properties style:cell-protect="protected" style:print-content="tru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66cc"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7"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8"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data-style-name="N8036">
      <style:table-cell-properties fo:border-bottom="0.088cm solid #ffffff" fo:background-color="#ccc1da"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style>
    <style:style style:name="ce23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1" style:family="table-cell" style:parent-style-name="Default" style:data-style-name="N8000">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5" style:family="table-cell" style:parent-style-name="Default" style:data-style-name="N8000">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data-style-name="N8000">
      <style:table-cell-properties fo:border-bottom="0.088cm solid #ffffff" style:cell-protect="none" style:print-content="tru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9" style:family="table-cell" style:parent-style-name="Default">
      <style:table-cell-properties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0" style:family="table-cell" style:parent-style-name="Default" style:data-style-name="N125">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3" style:family="table-cell" style:parent-style-name="Default">
      <style:table-cell-properties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4" style:family="table-cell" style:parent-style-name="Default" style:data-style-name="N8002">
      <style:table-cell-properties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8002">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Default">
      <style:table-cell-properties fo:background-color="#00b050" style:cell-protect="protected" style:print-content="tru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8" style:family="table-cell" style:parent-style-name="Default">
      <style:table-cell-properties fo:background-color="#00b050" style:cell-protect="protected" style:print-content="true"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fo:background-color="#00b050" style:cell-protect="protected" style:print-content="true" style:text-align-source="value-type" style:repeat-content="false" fo:wrap-option="wrap" style:direction="ltr" style:rotation-angle="0" style:rotation-align="none" style:shrink-to-fit="false" style:vertical-align="middle"/>
      <style:paragraph-properties fo:margin-left="0cm" style:writing-mode="page"/>
      <style:text-properties fo:color="#ff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0" style:family="table-cell" style:parent-style-name="Default">
      <style:table-cell-properties fo:background-color="#00b050" style:cell-protect="protected"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table-cell-properties fo:background-color="#00b050" style:cell-protect="protected" style:print-content="true" style:text-align-source="fix" style:repeat-content="false" fo:wrap-option="no-wrap" style:direction="ltr" style:rotation-angle="0" style:rotation-align="none" style:shrink-to-fit="false" style:vertical-align="middle"/>
      <style:paragraph-properties fo:text-align="start" fo:margin-left="0cm" style:writing-mode="page"/>
    </style:style>
    <style:style style:name="ce252" style:family="table-cell" style:parent-style-name="Default">
      <style:table-cell-properties style:cell-protect="protected" style:print-content="true" fo:background-color="transparent"/>
    </style:style>
    <style:style style:name="ce253" style:family="table-cell" style:parent-style-name="Default">
      <style:table-cell-properties fo:background-color="transparent"/>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255" style:family="table-cell" style:parent-style-name="Default">
      <style:table-cell-properties fo:background-color="#0080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6" style:family="table-cell" style:parent-style-name="Default">
      <style:table-cell-properties fo:background-color="#008000"/>
      <style:text-properties fo:color="#ffffff"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57"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5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1"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2"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3"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4" style:family="table-cell" style:parent-style-name="Defaul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65"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6"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7"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8"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69"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0"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1" style:family="table-cell" style:parent-style-name="Default">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2"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4"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5" style:family="table-cell" style:parent-style-name="Default" style:data-style-name="N8004">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6"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7"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7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79" style:family="table-cell" style:parent-style-name="Default">
      <style:table-cell-properties fo:border-bottom="0.088cm solid #ffffff"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0" style:family="table-cell" style:parent-style-name="Normal_5f_Hoja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1"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2" style:family="table-cell" style:parent-style-name="Normal_5f_Hoja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283"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8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89" style:family="table-cell" style:parent-style-name="Default" style:data-style-name="N800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0" style:family="table-cell" style:parent-style-name="Millares_5f_Hoja1" style:data-style-name="N8000">
      <style:table-cell-properties fo:background-color="#c0c0c0"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291" style:family="table-cell" style:parent-style-name="Millares_5f_Hoja1" style:data-style-name="N8000">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2"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3" style:family="table-cell" style:parent-style-name="Default">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5"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29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8" style:family="table-cell" style:parent-style-name="Default" style:data-style-name="N113">
      <style:table-cell-properties fo:border-bottom="0.088cm solid #ffffff" fo:background-color="#00cc00" style:diagonal-bl-tr="none" style:diagonal-tl-br="none" style:text-align-source="fix" style:repeat-content="false" fo:wrap-option="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299"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0" style:family="table-cell" style:parent-style-name="Default">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1"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3" style:family="table-cell" style:parent-style-name="Default" style:data-style-name="N11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4" style:family="table-cell" style:parent-style-name="Default" style:data-style-name="N8001">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5" style:family="table-cell" style:parent-style-name="Default" style:data-style-name="N8001">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07" style:family="table-cell" style:parent-style-name="Default">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8" style:family="table-cell" style:parent-style-name="Default" style:data-style-name="N8001">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09" style:family="table-cell" style:parent-style-name="Default" style:data-style-name="N8001">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0" style:family="table-cell" style:parent-style-name="Default" style:data-style-name="N8000">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1"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2" style:family="table-cell" style:parent-style-name="Default">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3"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4" style:family="table-cell" style:parent-style-name="Default" style:data-style-name="N11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5"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1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792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7"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19" style:family="table-cell" style:parent-style-name="Default">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0"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1"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3"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2" style:base-cell-address="Solicitud.A1"/>
    </style:style>
    <style:style style:name="ce324"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1" style:base-cell-address="Solicitud.A1"/>
    </style:style>
    <style:style style:name="ce325" style:family="table-cell" style:parent-style-name="Default" style:data-style-name="N800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B$8]=&quot;CRIANZA&quot;)" style:apply-style-name="ConditionalStyle_5f_10" style:base-cell-address="Solicitud.A1"/>
    </style:style>
    <style:style style:name="ce326"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27"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8" style:family="table-cell" style:parent-style-name="Default" style:data-style-name="N8004">
      <style:table-cell-properties fo:border-bottom="0.088cm solid #ffffff"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29"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0" style:family="table-cell" style:parent-style-name="Default" style:data-style-name="N8010">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3]&gt;[.$BB$200])" style:apply-style-name="ConditionalStyle_5f_6" style:base-cell-address="Solicitud.A1"/>
    </style:style>
    <style:style style:name="ce331" style:family="table-cell" style:parent-style-name="Default" style:data-style-name="N801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map style:condition="is-true-formula([.$D$34]&gt;[.$BB$201])" style:apply-style-name="ConditionalStyle_5f_5" style:base-cell-address="Solicitud.A1"/>
    </style:style>
    <style:style style:name="ce332"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3" style:family="table-cell" style:parent-style-name="Default" style:data-style-name="N8004">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4"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35" style:family="table-cell" style:parent-style-name="Default" style:data-style-name="N800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6"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7" style:family="table-cell" style:parent-style-name="Default" style:data-style-name="N800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8" style:family="table-cell" style:parent-style-name="Default" style:data-style-name="N8004">
      <style:table-cell-properties fo:border-bottom="0.088cm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39"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0" style:family="table-cell" style:parent-style-name="Default" style:data-style-name="N800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1" style:family="table-cell" style:parent-style-name="Millares_5f_Hoja1" style:data-style-name="N8000">
      <style:table-cell-properties fo:background-color="#c0c0c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2"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3" style:family="table-cell" style:parent-style-name="Default" style:data-style-name="N800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4"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5" style:family="table-cell" style:parent-style-name="Default" style:data-style-name="N8004">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46"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7"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8"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49"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0" style:family="table-cell" style:parent-style-name="Default" style:data-style-name="N800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1"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2" style:family="table-cell" style:parent-style-name="Default" style:data-style-name="N800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4" style:family="table-cell" style:parent-style-name="Default" style:data-style-name="N128">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5" style:family="table-cell" style:parent-style-name="Default" style:data-style-name="N8004">
      <style:table-cell-properties style:diagonal-bl-tr="none" style:diagonal-tl-br="none" fo:background-color="transparent" style:rotation-align="non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6"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59"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0" style:family="table-cell" style:parent-style-name="Excel_20_Built-in_20_Percent"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1" style:family="table-cell" style:parent-style-name="Default" style:data-style-name="N800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3"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4"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5"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6"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68" style:family="table-cell" style:parent-style-name="Default" style:data-style-name="N113">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69"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0" style:family="table-cell" style:parent-style-name="Default" style:data-style-name="N801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1" style:family="table-cell" style:parent-style-name="Default" style:data-style-name="N8011">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2"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3" style:family="table-cell" style:parent-style-name="Default">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4" style:family="table-cell" style:parent-style-name="Default" style:data-style-name="N8004">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6"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7"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78" style:family="table-cell" style:parent-style-name="Default">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7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0"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1" style:family="table-cell" style:parent-style-name="Default">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2"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3"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4"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5" style:family="table-cell" style:parent-style-name="Default" style:data-style-name="N128">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6"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87"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89"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390"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1"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5" style:family="table-cell" style:parent-style-name="Default">
      <style:table-cell-properties fo:background-color="#00cc00" style:cell-protect="protected" style:print-content="true"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6" style:family="table-cell" style:parent-style-name="Default" style:data-style-name="N8003">
      <style:table-cell-properties fo:border-bottom="none" fo:background-color="#00cc00"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8"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3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0" style:family="table-cell" style:parent-style-name="Default" style:data-style-name="N8000">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1" style:family="table-cell" style:parent-style-name="Default">
      <style:table-cell-properties fo:border-bottom="none" style:cell-protect="protected" style:print-content="true" style:diagonal-bl-tr="none" style:diagonal-tl-br="none" fo:border-left="0.088cm solid #ffffff" fo:border-right="0.088cm solid #ffffff" style:rotation-align="none" fo:border-top="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2" style:family="table-cell" style:parent-style-name="Default" style:data-style-name="N8000">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3"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4"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5"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06"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7" style:family="table-cell" style:parent-style-name="Default" style:data-style-name="N8036">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8" style:family="table-cell" style:parent-style-name="Default" style:data-style-name="N113">
      <style:table-cell-properties fo:background-color="#c0c0c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09" style:family="table-cell" style:parent-style-name="Default" style:data-style-name="N8002">
      <style:table-cell-properties fo:border-bottom="0.088cm solid #ffffff"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0" style:family="table-cell" style:parent-style-name="Default" style:data-style-name="N8002">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1"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2" style:family="table-cell" style:parent-style-name="Default">
      <style:table-cell-properties fo:border-bottom="non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3"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5" style:family="table-cell" style:parent-style-name="Default" style:data-style-name="N128">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6" style:family="table-cell" style:parent-style-name="Default" style:data-style-name="N8004">
      <style:table-cell-properties fo:border-bottom="0.088cm solid #ffffff" fo:background-color="#00cc00"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7" style:family="table-cell" style:parent-style-name="Default" style:data-style-name="N113">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1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19"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0" style:family="table-cell" style:parent-style-name="Default">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21"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2"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3"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4" style:family="table-cell" style:parent-style-name="Default" style:data-style-name="N11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26" style:family="table-cell" style:parent-style-name="Default" style:data-style-name="N8001">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8"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29" style:family="table-cell" style:parent-style-name="Default" style:data-style-name="N113">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0"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1" style:family="table-cell" style:parent-style-name="Default" style:data-style-name="N113">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2"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5" style:family="table-cell" style:parent-style-name="Default">
      <style:table-cell-properties fo:border-bottom="0.088cm solid #ffffff" style:diagonal-bl-tr="none" style:diagonal-tl-br="none" style:text-align-source="value-type" style:repeat-content="false" fo:background-color="transparent" fo:wrap-option="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6" style:family="table-cell" style:parent-style-name="Default">
      <style:table-cell-properties fo:border-bottom="0.088cm solid #ffffff" fo:background-color="#00cc00"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7" style:family="table-cell" style:parent-style-name="Default">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3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39" style:family="table-cell" style:parent-style-name="Default" style:data-style-name="N8003">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0" style:family="table-cell" style:parent-style-name="Default" style:data-style-name="N113">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2"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3" style:family="table-cell" style:parent-style-name="Default" style:data-style-name="N113">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4" style:family="table-cell" style:parent-style-name="Millares_5f_Hoja1" style:data-style-name="N8000">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5" style:family="table-cell" style:parent-style-name="Millares_5f_Hoja1" style:data-style-name="N8036">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6" style:family="table-cell" style:parent-style-name="Millares_5f_Hoja1" style:data-style-name="N113">
      <style:table-cell-properties fo:background-color="#c0c0c0" style:cell-protect="protected" style:print-content="true" style:diagonal-bl-tr="none" style:diagonal-tl-br="none" style:text-align-source="value-type" style:repeat-content="false" fo:wrap-option="wrap" fo:border="0.088cm solid #ffffff"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47"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d9d9d9"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48"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49"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0" style:family="table-cell" style:parent-style-name="Default" style:data-style-name="N128">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1" style:family="table-cell" style:parent-style-name="Default" style:data-style-name="N113">
      <style:table-cell-properties fo:border-bottom="0.088cm solid #ffffff"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3" style:family="table-cell" style:parent-style-name="Default" style:data-style-name="N8003">
      <style:table-cell-properties fo:border-bottom="0.088cm solid #ffffff"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5"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6" style:family="table-cell" style:parent-style-name="Default" style:data-style-name="N8004">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57" style:family="table-cell" style:parent-style-name="Millares_5f_Hoja1" style:data-style-name="N8000">
      <style:table-cell-properties fo:border-bottom="0.088cm solid #ffffff" fo:background-color="#c0c0c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58" style:family="table-cell" style:parent-style-name="Default" style:data-style-name="N114"/>
    <style:style style:name="ce459" style:family="table-cell" style:parent-style-name="Default" style:data-style-name="N114">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0" style:family="table-cell" style:parent-style-name="Default" style:data-style-name="N114">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61"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ourier" fo:font-size="17pt" fo:font-style="normal" fo:text-shadow="none" style:text-underline-style="none" fo:font-weight="bold" style:font-size-asian="17pt" style:font-style-asian="normal" style:font-weight-asian="bold" style:font-name-complex="Courier" style:font-size-complex="17pt" style:font-style-complex="normal" style:font-weight-complex="bold"/>
    </style:style>
    <style:style style:name="ce462" style:family="table-cell" style:parent-style-name="Default" style:data-style-name="N114">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bfbfbf" style:text-outline="false" style:text-line-through-style="none" style:font-name="Courier" fo:font-size="12pt" fo:font-style="normal" fo:text-shadow="none" style:text-underline-style="none" fo:font-weight="bold" style:font-size-asian="12pt" style:font-style-asian="normal" style:font-weight-asian="bold" style:font-name-complex="Courier" style:font-size-complex="12pt" style:font-style-complex="normal" style:font-weight-complex="bold"/>
    </style:style>
    <style:style style:name="ce463" style:family="table-cell" style:parent-style-name="Default" style:data-style-name="N114">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4" style:family="table-cell" style:parent-style-name="Default" style:data-style-name="N114">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5" style:family="table-cell" style:parent-style-name="Default" style:data-style-name="N114">
      <style:table-cell-properties fo:background-color="#00cc00" style:diagonal-bl-tr="none" style:diagonal-tl-br="none" fo:border="0.088cm solid #ffffff" style:rotation-align="non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6" style:family="table-cell" style:parent-style-name="Default" style:data-style-name="N114">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7" style:family="table-cell" style:parent-style-name="Default" style:data-style-name="N114">
      <style:table-cell-properties fo:background-color="#00cc00" style:diagonal-bl-tr="none" style:diagonal-tl-br="none" style:text-align-source="value-type" style:repeat-content="false" fo:wrap-option="no-wrap" fo:border="0.088cm solid #ffffff" style:direction="ltr" style:rotation-angle="0" style:rotation-align="none" style:shrink-to-fit="false"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8" style:family="table-cell" style:parent-style-name="Default" style:data-style-name="N114">
      <style:table-cell-properties fo:border-bottom="none" style:diagonal-bl-tr="none" style:diagonal-tl-br="none" style:text-align-source="value-type" style:repeat-content="false" fo:background-color="transparent"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69"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0" style:family="table-cell" style:parent-style-name="Default" style:data-style-name="N114">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1" style:family="table-cell" style:parent-style-name="Default" style:data-style-name="N114">
      <style:table-cell-properties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2"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4" style:family="table-cell" style:parent-style-name="Default" style:data-style-name="N114">
      <style:table-cell-properties fo:border-bottom="0.088cm solid #ffffff" fo:background-color="#00cc00" style:diagonal-bl-tr="none" style:diagonal-tl-br="none" fo:border-left="none" fo:border-right="0.088cm solid #ffffff" style:rotation-align="none" fo:border-top="0.088cm solid #ffffff"/>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5" style:family="table-cell" style:parent-style-name="Default" style:data-style-name="N114">
      <style:table-cell-properties style:diagonal-bl-tr="none" style:diagonal-tl-br="none" fo:background-color="transparent" style:rotation-align="none"/>
      <style:text-properties fo:color="#ff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6" style:family="table-cell" style:parent-style-name="Default" style:data-style-name="N114">
      <style:table-cell-properties fo:background-color="#c0c0c0"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7" style:family="table-cell" style:parent-style-name="Default" style:data-style-name="N114">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78" style:family="table-cell" style:parent-style-name="Default" style:data-style-name="N114">
      <style:table-cell-properties style:cell-protect="protected" style:print-content="tru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79" style:family="table-cell" style:parent-style-name="Default" style:data-style-name="N114">
      <style:table-cell-properties style:diagonal-bl-tr="none" style:diagonal-tl-br="none" fo:background-color="transparent" fo:border="0.088cm solid #ffffff" style:rotation-align="non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0" style:family="table-cell" style:parent-style-name="Default" style:data-style-name="N114">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ourier" fo:font-size="10pt" fo:font-style="normal" fo:text-shadow="none" style:text-underline-style="none" fo:font-weight="bold" style:font-size-asian="10pt" style:font-style-asian="normal" style:font-weight-asian="bold" style:font-name-complex="Courier" style:font-size-complex="10pt" style:font-style-complex="normal" style:font-weight-complex="bold"/>
    </style:style>
    <style:style style:name="ce481" style:family="table-cell" style:parent-style-name="Default" style:data-style-name="N114">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2" style:family="table-cell" style:parent-style-name="Default" style:data-style-name="N114">
      <style:table-cell-properties fo:border-bottom="non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3" style:family="table-cell" style:parent-style-name="Default" style:data-style-name="N114">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ourier" fo:font-size="11pt" fo:font-style="normal" fo:text-shadow="none" style:text-underline-style="none" fo:font-weight="bold" style:font-size-asian="11pt" style:font-style-asian="normal" style:font-weight-asian="bold" style:font-name-complex="Courier" style:font-size-complex="11pt" style:font-style-complex="normal" style:font-weight-complex="bold"/>
    </style:style>
    <style:style style:name="ce484" style:family="table-cell" style:parent-style-name="Default" style:data-style-name="N114">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5" style:family="table-cell" style:parent-style-name="Default" style:data-style-name="N114">
      <style:table-cell-properties fo:border-bottom="none" style:cell-protect="protected" style:print-content="true" style:diagonal-bl-tr="none" style:diagonal-tl-br="none" fo:border-left="none" fo:border-right="none" style:rotation-align="none" fo:border-top="0.035cm solid #ffffff"/>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6" style:family="table-cell" style:parent-style-name="Default" style:data-style-name="N114">
      <style:table-cell-properties style:cell-protect="protected" style:print-content="true" fo:background-color="transparent"/>
      <style:text-properties fo:color="#000000" style:text-outline="false" style:text-line-through-style="none" style:font-name="Courier" fo:font-size="11pt" fo:font-style="normal" fo:text-shadow="none" style:text-underline-style="none" fo:font-weight="normal" style:font-size-asian="11pt" style:font-style-asian="normal" style:font-weight-asian="normal" style:font-name-complex="Courier" style:font-size-complex="11pt" style:font-style-complex="normal" style:font-weight-complex="normal"/>
    </style:style>
    <style:style style:name="ce487" style:family="table-cell" style:parent-style-name="Default" style:data-style-name="N114">
      <style:table-cell-properties style:cell-protect="protected" style:print-content="true"/>
    </style:style>
    <style:style style:name="ce488" style:family="table-cell" style:parent-style-name="Default" style:data-style-name="N113"/>
    <style:style style:name="ce48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0" style:family="table-cell" style:parent-style-name="Default">
      <style:table-cell-properties fo:border-bottom="0.088cm solid #ffffff"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49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3"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94"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5"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6" style:family="table-cell" style:parent-style-name="Default">
      <style:table-cell-properties fo:background-color="#ccc1da"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7"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8"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1"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Default" style:data-style-name="N800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4"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5" style:family="table-cell" style:parent-style-name="Default">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6"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7" style:family="table-cell" style:parent-style-name="Default">
      <style:table-cell-properties fo:border-bottom="none" fo:background-color="#00cc00"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8"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style>
    <style:style style:name="ce509"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265cm" style:writing-mode="page"/>
    </style:style>
    <style:style style:name="ce510"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1"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2"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3"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4"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7" style:family="table-cell" style:parent-style-name="Default">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9"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0" style:family="table-cell" style:parent-style-name="Default" style:data-style-name="N8004">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1"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2"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3" style:family="table-cell" style:parent-style-name="Default" style:data-style-name="N8004">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4"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6" style:family="table-cell" style:parent-style-name="Default">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7"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8"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9"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530"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1"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2"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3" style:family="table-cell" style:parent-style-name="Millares_5f_Hoja1" style:data-style-name="N121">
      <style:table-cell-properties fo:border-bottom="0.088cm solid #ffffff" style:cell-protect="protected" style:print-content="true" style:diagonal-bl-tr="none" style:diagonal-tl-br="none" style:text-align-source="fix"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text-align="start" fo:margin-left="0.527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4" style:family="table-cell" style:parent-style-name="Normal_5f_Hoja1">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6"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3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9"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0" style:family="table-cell" style:parent-style-name="Default">
      <style:table-cell-properties fo:border-bottom="0.088cm solid #ffffff" fo:background-color="#ccc1da"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2"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3" style:family="table-cell" style:parent-style-name="Default">
      <style:table-cell-properties fo:border-bottom="none"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4"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6" style:family="table-cell" style:parent-style-name="Default">
      <style:table-cell-properties fo:border-bottom="none"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8"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9" style:family="table-cell" style:parent-style-name="Default">
      <style:table-cell-properties fo:border-bottom="none"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0"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style>
    <style:style style:name="ce551"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start" fo:margin-left="0.265cm" style:writing-mode="page"/>
    </style:style>
    <style:style style:name="ce552" style:family="table-cell" style:parent-style-name="Default">
      <style:table-cell-properties fo:border-bottom="none"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3"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5"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7" style:family="table-cell" style:parent-style-name="Default">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8"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9" style:family="table-cell" style:parent-style-name="Default" style:data-style-name="N8004">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0"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1" style:family="table-cell" style:parent-style-name="Default">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4" style:family="table-cell" style:parent-style-name="Millares_5f_Hoja1"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6" style:family="table-cell" style:parent-style-name="Millares_5f_Hoja1" style:data-style-name="N801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7" style:family="table-cell" style:parent-style-name="Normal_5f_Hoja1">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8" style:family="table-cell" style:parent-style-name="Millares_5f_Hoja1" style:data-style-name="N121">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9"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0"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1"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2" style:family="table-cell" style:parent-style-name="Default" style:data-style-name="N800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573"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4"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5" style:family="table-cell" style:parent-style-name="Default" style:data-style-name="N8003">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6" style:family="table-cell" style:parent-style-name="Default" style:data-style-name="N8003">
      <style:table-cell-properties fo:border-bottom="0.088cm solid #ffffff" fo:background-color="#ccc1da"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7"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8"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9"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0" style:family="table-cell" style:parent-style-name="Default" style:data-style-name="N8003">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1" style:family="table-cell" style:parent-style-name="Default" style:data-style-name="N8003">
      <style:table-cell-properties fo:border-bottom="none"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2" style:family="table-cell" style:parent-style-name="Default" style:data-style-name="N800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3"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4" style:family="table-cell" style:parent-style-name="Default" style:data-style-name="N8003">
      <style:table-cell-properties fo:border-bottom="none"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5"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style>
    <style:style style:name="ce586"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265cm" style:writing-mode="page"/>
    </style:style>
    <style:style style:name="ce587" style:family="table-cell" style:parent-style-name="Default" style:data-style-name="N8003">
      <style:table-cell-properties fo:border-bottom="none"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8" style:family="table-cell" style:parent-style-name="Default" style:data-style-name="N8003">
      <style:table-cell-properties fo:border-bottom="none"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9"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800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2" style:family="table-cell" style:parent-style-name="Default" style:data-style-name="N8003">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3"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4" style:family="table-cell" style:parent-style-name="Default"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5"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6" style:family="table-cell" style:parent-style-name="Default"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7" style:family="table-cell" style:parent-style-name="Default" style:data-style-name="N8003">
      <style:table-cell-properties fo:border-bottom="none"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8" style:family="table-cell" style:parent-style-name="Default" style:data-style-name="N8003">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9" style:family="table-cell" style:parent-style-name="Default" style:data-style-name="N800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0" style:family="table-cell" style:parent-style-name="Default" style:data-style-name="N800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01"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02"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3" style:family="table-cell" style:parent-style-name="Default" style:data-style-name="N113">
      <style:table-cell-properties fo:border-bottom="0.088cm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04" style:family="table-cell" style:parent-style-name="Default" style:data-style-name="N11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5" style:family="table-cell" style:parent-style-name="Default" style:data-style-name="N113">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6"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7" style:family="table-cell" style:parent-style-name="Default" style:data-style-name="N113">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8" style:family="table-cell" style:parent-style-name="Default" style:data-style-name="N113">
      <style:table-cell-properties fo:background-color="#ccc1da"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9" style:family="table-cell" style:parent-style-name="Default" style:data-style-name="N113">
      <style:table-cell-properties fo:border-bottom="none" fo:background-color="#00cc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0"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1" style:family="table-cell" style:parent-style-name="Default" style:data-style-name="N113">
      <style:table-cell-properties fo:background-color="#ccc1da"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2" style:family="table-cell" style:parent-style-name="Default" style:data-style-name="N113">
      <style:table-cell-properties fo:border-bottom="0.088cm solid #ffffff" fo:background-color="#ccc1da"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3"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4" style:family="table-cell" style:parent-style-name="Default" style:data-style-name="N113">
      <style:table-cell-properties fo:border-bottom="0.088cm solid #ffffff" fo:background-color="#ccc1da"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5"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6"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7" style:family="table-cell" style:parent-style-name="Default" style:data-style-name="N113">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8" style:family="table-cell" style:parent-style-name="Default"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9"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gt;1" style:apply-style-name="ConditionalStyle_5f_15" style:base-cell-address="Solicitud.A1"/>
    </style:style>
    <style:style style:name="ce620" style:family="table-cell" style:parent-style-name="Porcentaje_20_2" style:data-style-name="N8011">
      <style:table-cell-properties fo:border-bottom="none"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1"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6" style:base-cell-address="Solicitud.A1"/>
    </style:style>
    <style:style style:name="ce622" style:family="table-cell" style:parent-style-name="Default" style:data-style-name="N8002">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1" style:apply-style-name="ConditionalStyle_5f_14" style:base-cell-address="Solicitud.A1"/>
    </style:style>
    <style:style style:name="ce623" style:family="table-cell" style:parent-style-name="Default" style:data-style-name="N11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4"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6]&gt;[.$BB$197])" style:apply-style-name="ConditionalStyle_5f_9" style:base-cell-address="Solicitud.A1"/>
    </style:style>
    <style:style style:name="ce625"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7]&gt;[.$BB$198])" style:apply-style-name="ConditionalStyle_5f_8" style:base-cell-address="Solicitud.A1"/>
    </style:style>
    <style:style style:name="ce626" style:family="table-cell" style:parent-style-name="Default" style:data-style-name="N8011">
      <style:table-cell-properties fo:background-color="#c0c0c0"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W$78]&gt;[.$BB$199])" style:apply-style-name="ConditionalStyle_5f_7" style:base-cell-address="Solicitud.A1"/>
    </style:style>
    <style:style style:name="ce627" style:family="table-cell" style:parent-style-name="Default" style:data-style-name="N11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8" style:family="table-cell" style:parent-style-name="Porcentaje_20_2" style:data-style-name="N8011">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gt;[.$BK$173]" style:apply-style-name="ConditionalStyle_5f_13" style:base-cell-address="Solicitud.A1"/>
    </style:style>
    <style:style style:name="ce629"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0" style:family="table-cell" style:parent-style-name="Default" style:data-style-name="N113">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1" style:family="table-cell" style:parent-style-name="Default" style:data-style-name="N113">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2" style:family="table-cell" style:parent-style-name="Default" style:data-style-name="N113">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633"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4" style:family="table-cell" style:parent-style-name="Millares_5f_Hoja1" style:data-style-name="N8000">
      <style:table-cell-properties fo:border-bottom="none"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Millares_5f_Hoja1" style:data-style-name="N8000">
      <style:table-cell-properties fo:border-bottom="0.088cm solid #ffffff" fo:background-color="#bfbfbf" style:cell-protect="none"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113">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37" style:family="table-cell" style:parent-style-name="Default" style:data-style-name="N113">
      <style:table-cell-properties fo:border-bottom="0.088cm solid #ffffff"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638"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9"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0" style:family="table-cell" style:parent-style-name="Default" style:data-style-name="N113">
      <style:table-cell-properties fo:border-bottom="none"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1" style:family="table-cell" style:parent-style-name="Default" style:data-style-name="N113">
      <style:table-cell-properties fo:border-bottom="0.088cm solid #ffffff" style:diagonal-bl-tr="none" style:diagonal-tl-br="none" style:text-align-source="value-type" style:repeat-content="false" fo:background-color="transparent" fo:wrap-option="no-wrap" fo:border-left="0.088cm solid #ffffff" style:direction="ltr" fo:border-right="none"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2"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3" style:family="table-cell" style:parent-style-name="Default" style:data-style-name="N113">
      <style:table-cell-properties fo:border-bottom="none" style:diagonal-bl-tr="none" style:diagonal-tl-br="none" style:text-align-source="fix" style:repeat-content="false" fo:background-color="transparent"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4" style:family="table-cell" style:parent-style-name="Default" style:data-style-name="N11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5" style:family="table-cell" style:parent-style-name="Default" style:data-style-name="N113">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6" style:family="table-cell" style:parent-style-name="Default" style:data-style-name="N113">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7"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48" style:family="table-cell" style:parent-style-name="Default">
      <style:table-cell-properties fo:border-bottom="none" style:diagonal-bl-tr="none" style:diagonal-tl-br="none" fo:border-left="0.088cm solid #ffffff" fo:border-right="none" style:rotation-align="none" fo:border-top="none"/>
    </style:style>
    <style:style style:name="ce64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5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1" style:family="table-cell" style:parent-style-name="Default">
      <style:table-cell-properties style:diagonal-bl-tr="none" style:diagonal-tl-br="none" fo:background-color="transparent" style:rotation-align="none"/>
    </style:style>
    <style:style style:name="ce652"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3"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4"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justify"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6" style:family="table-cell" style:parent-style-name="Default" style:data-style-name="N8036">
      <style:table-cell-properties fo:background-color="#ffff00"/>
    </style:style>
    <style:style style:name="ce657" style:family="table-cell" style:parent-style-name="Normal_20_2">
      <style:table-cell-properties style:cell-protect="protected" style:print-content="true"/>
    </style:style>
    <style:style style:name="ce658" style:family="table-cell" style:parent-style-name="Normal_20_2">
      <style:table-cell-properties style:cell-protect="protected" style:print-content="true" fo:background-color="transparent"/>
    </style:style>
    <style:style style:name="ce659"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none" style:rotation-angle="0" style:rotation-align="none" style:shrink-to-fit="false" fo:border-top="0.088cm solid #000000" style:vertical-align="bottom"/>
      <style:paragraph-properties fo:margin-left="0cm" style:writing-mode="page"/>
    </style:style>
    <style:style style:name="ce660" style:family="table-cell" style:parent-style-name="Default">
      <style:table-cell-properties fo:background-color="#00cc00"/>
    </style:style>
    <style:style style:name="ce661" style:family="table-cell" style:parent-style-name="Default">
      <style:table-cell-properties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2" style:family="table-cell" style:parent-style-name="Default">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3" style:family="table-cell" style:parent-style-name="Default">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4" style:family="table-cell" style:parent-style-name="Default">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7"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bottom"/>
      <style:paragraph-properties fo:margin-left="0cm" style:writing-mode="page"/>
    </style:style>
    <style:style style:name="ce668" style:family="table-cell" style:parent-style-name="Default" style:data-style-name="N8036">
      <style:table-cell-properties fo:background-color="#00b050"/>
    </style:style>
    <style:style style:name="ce669" style:family="table-cell" style:parent-style-name="Default" style:data-style-name="N128"/>
    <style:style style:name="ce670" style:family="table-cell" style:parent-style-name="Default">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1" style:family="table-cell" style:parent-style-name="Default">
      <style:table-cell-properties style:diagonal-bl-tr="none" style:diagonal-tl-br="none" fo:border="0.035cm solid #000000" style:rotation-align="none"/>
    </style:style>
    <style:style style:name="ce672" style:family="table-cell" style:parent-style-name="Default">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3" style:family="table-cell" style:parent-style-name="Default">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4"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5"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088cm solid #000000" style:rotation-angle="0" style:rotation-align="none" style:shrink-to-fit="false" fo:border-top="0.088cm solid #000000" style:vertical-align="bottom"/>
      <style:paragraph-properties fo:margin-left="0cm" style:writing-mode="page"/>
    </style:style>
    <style:style style:name="ce676" style:family="table-cell" style:parent-style-name="Default">
      <style:table-cell-properties style:cell-protect="protected" style:print-content="true" style:diagonal-bl-tr="none" style:diagonal-tl-br="none" style:text-align-source="value-type" style:repeat-content="false" fo:wrap-option="no-wrap" fo:border="0.088cm solid #000000" style:direction="ltr" style:rotation-angle="0" style:rotation-align="none" style:shrink-to-fit="false" style:vertical-align="bottom"/>
      <style:paragraph-properties fo:margin-left="0cm" style:writing-mode="page"/>
    </style:style>
    <style:style style:name="ce677" style:family="table-cell" style:parent-style-name="Default" style:data-style-name="N8036">
      <style:table-cell-properties fo:background-color="#00cc00"/>
    </style:style>
    <style:style style:name="ce678" style:family="table-cell" style:parent-style-name="Default">
      <style:table-cell-properties style:cell-protect="protected" style:print-content="true"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center" fo:margin-left="0cm" style:writing-mode="page"/>
    </style:style>
    <style:style style:name="ce6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bottom"/>
      <style:paragraph-properties fo:text-align="center" fo:margin-left="0cm" style:writing-mode="page"/>
    </style:style>
    <style:style style:name="ce680" style:family="table-cell" style:parent-style-name="Default">
      <style:table-cell-properties fo:border-bottom="none"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0.088cm solid #000000" style:vertical-align="bottom"/>
      <style:paragraph-properties fo:margin-left="0cm" style:writing-mode="page"/>
    </style:style>
    <style:style style:name="ce681" style:family="table-cell" style:parent-style-name="Default">
      <style:table-cell-properties fo:border-bottom="0.088cm solid #000000" style:cell-protect="protected" style:print-content="true"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2" style:family="table-cell" style:parent-style-name="Default">
      <style:table-cell-properties style:diagonal-bl-tr="none" style:diagonal-tl-br="none" fo:border="0.035cm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3" style:family="table-cell" style:parent-style-name="Default">
      <style:table-cell-properties fo:border-bottom="0.088cm solid #000000" style:diagonal-bl-tr="none" style:diagonal-tl-br="none" style:text-align-source="value-type" style:repeat-content="false" fo:wrap-option="no-wrap" fo:border-left="0.088cm solid #000000" style:direction="ltr" fo:border-right="0.088cm solid #000000" style:rotation-angle="0" style:rotation-align="none" style:shrink-to-fit="false" fo:border-top="none" style:vertical-align="bottom"/>
      <style:paragraph-properties fo:margin-left="0cm" style:writing-mode="page"/>
    </style:style>
    <style:style style:name="ce68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88cm solid #000000" style:direction="ltr" fo:border-right="0.088cm solid #000000" style:rotation-angle="0" style:rotation-align="none" style:shrink-to-fit="false" fo:border-top="0.088cm solid #000000" style:vertical-align="bottom"/>
      <style:paragraph-properties fo:text-align="center" fo:margin-left="0cm" style:writing-mode="page"/>
    </style:style>
    <style:style style:name="ce685" style:family="table-cell" style:parent-style-name="Default">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6" style:family="table-cell" style:parent-style-name="Normal_20_2" style:data-style-name="N113">
      <style:table-cell-properties style:cell-protect="protected" style:print-content="true"/>
    </style:style>
    <style:style style:name="ce687" style:family="table-cell" style:parent-style-name="Default">
      <style:table-cell-properties fo:background-color="#ff0000"/>
    </style:style>
    <style:style style:name="ce688" style:family="table-cell" style:parent-style-name="Default">
      <style:table-cell-properties fo:background-color="#fac090"/>
    </style:style>
    <style:style style:name="ce689" style:family="table-cell" style:parent-style-name="Default">
      <style:table-cell-properties fo:background-color="#ccc1da"/>
    </style:style>
    <style:style style:name="ce690" style:family="table-cell" style:parent-style-name="Default" style:data-style-name="N8000">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2"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93" style:family="table-cell" style:parent-style-name="Default" style:data-style-name="N8004">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4" style:family="table-cell" style:parent-style-name="Default" style:data-style-name="N8004">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5"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6" style:family="table-cell" style:parent-style-name="Default" style:data-style-name="N800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7"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9" style:family="table-cell" style:parent-style-name="Default" style:data-style-name="N8004">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3"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4" style:family="table-cell" style:parent-style-name="Default" style:data-style-name="N113">
      <style:table-cell-properties fo:border-bottom="none" fo:background-color="#00cc00"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5" style:family="table-cell" style:parent-style-name="Default" style:data-style-name="N113">
      <style:table-cell-properties fo:border-bottom="none" fo:background-color="#bfbfbf" style:diagonal-bl-tr="none" style:diagonal-tl-br="none" style:text-align-source="fix" style:repeat-content="false" fo:wrap-option="wrap" fo:border-left="0.088cm solid #ffffff" style:direction="ltr" fo:border-right="0.088cm solid #ffffff" style:rotation-angle="0" style:rotation-align="none" style:shrink-to-fit="false" fo:border-top="0.088cm solid #ffffff"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6"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7" style:family="table-cell" style:parent-style-name="Default" style:data-style-name="N113">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8"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9" style:family="table-cell" style:parent-style-name="Default" style:data-style-name="N113">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1" style:family="table-cell" style:parent-style-name="Default" style:data-style-name="N8002">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2" style:family="table-cell" style:parent-style-name="Excel_20_Built-in_20_Percent" style:data-style-name="N8011">
      <style:table-cell-properties fo:border-bottom="none"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3" style:family="table-cell" style:parent-style-name="Default" style:data-style-name="N8002">
      <style:table-cell-properties fo:border-bottom="0.088cm solid #ffffff" fo:background-color="#bfbfbf" style:cell-protect="none"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4"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5" style:family="table-cell" style:parent-style-name="Millares_5f_Hoja1" style:data-style-name="N8011">
      <style:table-cell-properties fo:border-bottom="0.088cm solid #ffffff" fo:background-color="#bfbfbf"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6" style:family="table-cell" style:parent-style-name="Excel_20_Built-in_20_Percent" style:data-style-name="N801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18" style:family="table-cell" style:parent-style-name="Default">
      <style:table-cell-properties fo:background-color="#00cc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9"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0"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1" style:family="table-cell" style:parent-style-name="Default">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2" style:family="table-cell" style:parent-style-name="Default" style:data-style-name="N8000">
      <style:table-cell-properties fo:background-color="#bfbfbf"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3" style:family="table-cell" style:parent-style-name="Default" style:data-style-name="N8000">
      <style:table-cell-properties fo:border-bottom="none"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4" style:family="table-cell" style:parent-style-name="Default" style:data-style-name="N8000">
      <style:table-cell-properties fo:border-bottom="0.088cm solid #ffffff" fo:background-color="#bfbfbf"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5" style:family="table-cell" style:parent-style-name="Default" style:data-style-name="N8000">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6" style:family="table-cell" style:parent-style-name="Default" style:data-style-name="N113">
      <style:table-cell-properties fo:background-color="#c0c0c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27"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none"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8" style:family="table-cell" style:parent-style-name="Default" style:data-style-name="N8000">
      <style:table-cell-properties fo:background-color="#bfbfbf"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9" style:family="table-cell" style:parent-style-name="Default" style:data-style-name="N8000">
      <style:table-cell-properties fo:background-color="#bfbfbf" style:cell-protect="none"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0" style:family="table-cell" style:parent-style-name="Default">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1" style:family="table-cell" style:parent-style-name="Default">
      <style:table-cell-properties fo:border-bottom="none"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2" style:family="table-cell" style:parent-style-name="Default">
      <style:table-cell-properties fo:border-bottom="0.088cm solid #ffffff" fo:background-color="#bfbfbf"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4" style:family="table-cell" style:parent-style-name="Default">
      <style:table-cell-properties fo:background-color="#00cc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5"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6"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8"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9" style:family="table-cell" style:parent-style-name="Default">
      <style:table-cell-properties fo:border-bottom="none" fo:background-color="#bfbfbf"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0" style:family="table-cell" style:parent-style-name="Default">
      <style:table-cell-properties fo:background-color="#bfbfbf"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1"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2"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3"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4" style:family="table-cell" style:parent-style-name="Default" style:data-style-name="N113">
      <style:table-cell-properties fo:background-color="#00cc00"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45" style:family="table-cell" style:parent-style-name="Default" style:data-style-name="N133">
      <style:table-cell-properties fo:background-color="#bfbfbf"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6" style:family="table-cell" style:parent-style-name="Default" style:data-style-name="N133">
      <style:table-cell-properties fo:background-color="#00cc00"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7" style:family="table-cell" style:parent-style-name="Default">
      <style:table-cell-properties fo:border-bottom="0.088cm solid #ffffff" fo:background-color="#00cc00"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8"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8000">
      <style:table-cell-properties fo:border-bottom="none"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data-style-name="N8000">
      <style:table-cell-properties fo:border-bottom="0.088cm solid #ffffff" fo:background-color="#bfbfbf"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fo:border-bottom="none"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3" style:family="table-cell" style:parent-style-name="Default">
      <style:table-cell-properties fo:border-bottom="0.088cm solid #ffffff" fo:background-color="#bfbfbf"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755" style:family="table-cell" style:parent-style-name="Default">
      <style:table-cell-properties fo:background-color="#00cc00" style:cell-protect="protected" style:print-content="true"/>
    </style:style>
    <style:style style:name="ce7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7"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59"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0"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1"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2"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2.641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3" style:family="table-cell" style:parent-style-name="Default">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1.849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4"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none"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5"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6" style:family="table-cell" style:parent-style-name="Default" style:data-style-name="N8000">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7" style:family="table-cell" style:parent-style-name="Default" style:data-style-name="N8000">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8" style:family="table-cell" style:parent-style-name="Default" style:data-style-name="N8036">
      <style:table-cell-properties fo:border-bottom="0.088cm solid #ffffff"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9" style:family="table-cell" style:parent-style-name="Default" style:data-style-name="N8003">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0"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2"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3"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4" style:family="table-cell" style:parent-style-name="Excel_20_Built-in_20_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5" style:family="table-cell" style:parent-style-name="Default" style:data-style-name="N803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6" style:family="table-cell" style:parent-style-name="Excel_20_Built-in_20_Normal_20_2" style:data-style-name="N8036">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7" style:family="table-cell" style:parent-style-name="Default" style:data-style-name="N8036">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9"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0" style:family="table-cell" style:parent-style-name="Default">
      <style:table-cell-properties fo:background-color="#00cc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1"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2"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4" style:family="table-cell" style:parent-style-name="Default" style:data-style-name="N119">
      <style:table-cell-properties fo:border-bottom="0.088cm solid #ffffff" fo:background-color="#c0c0c0"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5" style:family="table-cell" style:parent-style-name="Default" style:data-style-name="N119">
      <style:table-cell-properties fo:border-bottom="none" fo:background-color="#c0c0c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6"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7"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8"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9" style:family="table-cell" style:parent-style-name="Default" style:data-style-name="N122">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0"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1"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94"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79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6" style:family="table-cell" style:parent-style-name="Default">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8"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799" style:family="table-cell" style:parent-style-name="Default" style:data-style-name="N8001">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0" style:family="table-cell" style:parent-style-name="Default" style:data-style-name="N8001">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data-style-name="N8001">
      <style:table-cell-properties fo:background-color="#bfbfbf" style:cell-protect="none" style:print-content="true" style:diagonal-bl-tr="none" style:diagonal-tl-br="none" style:text-align-source="value-type" style:repeat-content="false" fo:wrap-option="no-wrap" fo:border="0.088cm solid #ffffff"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02" style:family="table-cell" style:parent-style-name="Default">
      <style:table-cell-properties fo:background-color="#008000"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3" style:family="table-cell" style:parent-style-name="Excel_20_Built-in_20_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4"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5"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6" style:family="table-cell" style:parent-style-name="Default" style:data-style-name="N126">
      <style:table-cell-properties fo:background-color="#bfbfbf"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data-style-name="N126">
      <style:table-cell-properties fo:border-bottom="0.088cm solid #ffffff" fo:background-color="#bfbfbf"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8"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start"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9"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0" style:family="table-cell" style:parent-style-name="Default" style:data-style-name="N126">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1" style:family="table-cell" style:parent-style-name="Default" style:data-style-name="N126">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2"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3" style:family="table-cell" style:parent-style-name="Default" style:data-style-name="N126">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4" style:family="table-cell" style:parent-style-name="Default" style:data-style-name="N12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1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16" style:family="table-cell" style:parent-style-name="Default" style:data-style-name="N8000">
      <style:table-cell-properties fo:border-bottom="0.088cm solid #ffffff"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data-style-name="N8036">
      <style:table-cell-properties fo:border-bottom="0.088cm solid #ffffff" fo:background-color="#00cc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data-style-name="N115">
      <style:table-cell-properties fo:border-bottom="none" fo:background-color="#c0c0c0"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data-style-name="N122">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data-style-name="N11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2"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0.088cm solid #ffffff" style:vertical-align="bottom"/>
      <style:paragraph-properties fo:margin-left="0cm" style:writing-mode="page"/>
    </style:style>
    <style:style style:name="ce823"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4" style:family="table-cell" style:parent-style-name="Default" style:data-style-name="N116">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088cm solid #ffffff" style:rotation-angle="0" style:rotation-align="none" style:shrink-to-fit="false" fo:border-top="none" style:vertical-align="bottom"/>
      <style:paragraph-properties fo:margin-left="0cm" style:writing-mode="page"/>
    </style:style>
    <style:style style:name="ce825" style:family="table-cell" style:parent-style-name="Default" style:data-style-name="N116">
      <style:table-cell-properties fo:border-bottom="0.088cm solid #ffffff" style:cell-protect="protected" style:print-content="true" style:diagonal-bl-tr="none" style:diagonal-tl-br="none" style:text-align-source="value-type" style:repeat-content="false" fo:background-color="transparent" fo:wrap-option="no-wrap" fo:border-left="0.088cm solid #ffffff" style:direction="ltr" fo:border-right="0.088cm solid #ffffff" style:rotation-angle="0" style:rotation-align="none" style:shrink-to-fit="false" fo:border-top="none" style:vertical-align="bottom"/>
      <style:paragraph-properties fo:margin-left="0cm" style:writing-mode="page"/>
    </style:style>
    <style:style style:name="ce826" style:family="table-cell" style:parent-style-name="Default" style:data-style-name="N8004">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7" style:family="table-cell" style:parent-style-name="Default" style:data-style-name="N116">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8" style:family="table-cell" style:parent-style-name="Default">
      <style:table-cell-properties style:cell-protect="protected" style:print-content="true" style:diagonal-bl-tr="none" style:diagonal-tl-br="none" style:text-align-source="fix" style:repeat-content="false" fo:background-color="transparent" fo:wrap-option="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29" style:family="table-cell" style:parent-style-name="Default">
      <style:table-cell-properties fo:border-bottom="0.088cm solid #ffffff" style:cell-protect="protected" style:print-content="true" style:diagonal-bl-tr="none" style:diagonal-tl-br="none" style:text-align-source="fix" style:repeat-content="false" fo:background-color="transparent"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30" style:family="table-cell" style:parent-style-name="Default" style:data-style-name="N8010">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831"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2" style:family="table-cell" style:parent-style-name="Default" style:data-style-name="N8001">
      <style:table-cell-properties fo:border-bottom="none"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3"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4" style:family="table-cell" style:parent-style-name="Default" style:data-style-name="N800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5" style:family="table-cell" style:parent-style-name="Default" style:data-style-name="N8001">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6" style:family="table-cell" style:parent-style-name="Default">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7" style:family="table-cell" style:parent-style-name="Excel_20_Built-in_20_Normal_20_2" style:data-style-name="N11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8" style:family="table-cell" style:parent-style-name="Default">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9" style:family="table-cell" style:parent-style-name="Default" style:data-style-name="N113">
      <style:table-cell-properties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0" style:family="table-cell" style:parent-style-name="Default" style:data-style-name="N131">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end" fo:margin-left="0.265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1" style:family="table-cell" style:parent-style-name="Default" style:data-style-name="N131">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7030a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2" style:family="table-cell" style:parent-style-name="Default">
      <style:table-cell-properties fo:border-bottom="none" fo:background-color="#00cc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3" style:family="table-cell" style:parent-style-name="Default" style:data-style-name="N128">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4" style:family="table-cell" style:parent-style-name="Default" style:data-style-name="N128">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5" style:family="table-cell" style:parent-style-name="Default">
      <style:table-cell-properties style:cell-protect="protected" style:print-content="true" style:diagonal-bl-tr="none" style:diagonal-tl-br="none" fo:background-color="transparent" fo:border="0.088cm solid #ffffff" style:rotation-align="none"/>
    </style:style>
    <style:style style:name="ce846" style:family="table-cell" style:parent-style-name="Default" style:data-style-name="N126">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end" fo:margin-left="0.265cm" style:writing-mode="page"/>
    </style:style>
    <style:style style:name="ce847" style:family="table-cell" style:parent-style-name="Default" style:data-style-name="N126">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end" fo:margin-left="0.265cm" style:writing-mode="page"/>
    </style:style>
    <style:style style:name="ce848" style:family="table-cell" style:parent-style-name="Default">
      <style:table-cell-properties style:cell-protect="protected" style:print-content="true"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style>
    <style:style style:name="ce849" style:family="table-cell" style:parent-style-name="Default" style:data-style-name="N113">
      <style:table-cell-properties fo:background-color="#00cc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0" style:family="table-cell" style:parent-style-name="Default" style:data-style-name="N113">
      <style:table-cell-properties fo:border-bottom="0.088cm solid #ffffff" fo:background-color="#00cc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1" style:family="table-cell" style:parent-style-name="Default" style:data-style-name="N131">
      <style:table-cell-properties style:cell-protect="protected" style:print-content="true"/>
    </style:style>
    <style:style style:name="ce852" style:family="table-cell" style:parent-style-name="Default" style:data-style-name="N8004">
      <style:table-cell-properties style:cell-protect="protected" style:print-content="true"/>
    </style:style>
    <style:style style:name="ce853" style:family="table-cell" style:parent-style-name="Default">
      <style:table-cell-properties fo:background-color="#00cc00" style:cell-protect="protected" style:print-content="true" style:text-align-source="fix" style:repeat-content="false" fo:wrap-option="no-wrap" style:direction="ltr" style:rotation-angle="0" style:rotation-align="none" style:shrink-to-fit="false" style:vertical-align="bottom"/>
      <style:paragraph-properties fo:text-align="start" fo:margin-left="0cm" style:writing-mode="page"/>
    </style:style>
    <style:style style:name="ce854" style:family="table-cell" style:parent-style-name="Default" style:data-style-name="N8036">
      <style:table-cell-properties style:cell-protect="protected" style:print-content="true"/>
    </style:style>
    <style:style style:name="ce855"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6" style:family="table-cell" style:parent-style-name="Default">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7"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8"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59"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bottom"/>
      <style:paragraph-properties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860" style:family="table-cell" style:parent-style-name="Default">
      <style:table-cell-properties fo:border-bottom="0.088cm solid #ffffff" fo:background-color="#00cc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1" style:family="table-cell" style:parent-style-name="Normal_20_2">
      <style:table-cell-properties fo:border-bottom="0.088cm solid #ffffff" fo:background-color="#2b892f"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62"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3"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4"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5"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0.088cm solid #ffffff"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6"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7" style:family="table-cell" style:parent-style-name="Default">
      <style:table-cell-properties fo:border-bottom="none"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8" style:family="table-cell" style:parent-style-name="Default">
      <style:table-cell-properties fo:border-bottom="0.088cm solid #ffffff" fo:background-color="#008000" style:cell-protect="protected"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none"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9" style:family="table-cell" style:parent-style-name="Normal_20_2">
      <style:table-cell-properties fo:background-color="#2b892f"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70"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1" style:family="table-cell" style:parent-style-name="Default">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2"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3" style:family="table-cell" style:parent-style-name="Normal_20_2">
      <style:table-cell-properties fo:border-bottom="0.088cm solid #000000" fo:background-color="#2b892f"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4" style:family="table-cell" style:parent-style-name="Default">
      <style:table-cell-properties fo:border-bottom="none" fo:background-color="#008000" style:cell-protect="protected" style:print-content="true" style:diagonal-bl-tr="none" style:diagonal-tl-br="none" style:text-align-source="value-type" style:repeat-content="false" fo:wrap-option="wrap" fo:border-left="0.088cm solid #ffffff" style:direction="ltr" fo:border-right="0.088cm solid #ffffff" style:rotation-angle="0" style:rotation-align="none" style:shrink-to-fit="false" fo:border-top="0.088cm solid #ffffff" style:vertical-align="middle"/>
      <style:paragraph-properties fo:margin-left="0cm"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5"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6" style:family="table-cell" style:parent-style-name="Normal_20_2">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7"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8"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9"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0"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2"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3"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4"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89"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0"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1"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2" style:family="table-cell" style:parent-style-name="Normal_20_2">
      <style:table-cell-properties fo:background-color="#d9d9d9" style:cell-protect="none" style:print-content="true"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3"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4"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5"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6"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7"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8"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0" style:family="table-cell" style:parent-style-name="Default" style:data-style-name="N8003">
      <style:text-properties fo:color="#00206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1" style:family="table-cell" style:parent-style-name="Normal_20_2">
      <style:table-cell-properties fo:border-bottom="0.088cm solid #ffffff" fo:background-color="#ff0000"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2" style:family="table-cell" style:parent-style-name="Normal_20_2" style:data-style-name="N8003">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3"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4"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5"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6"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7"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8"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09"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0" style:family="table-cell" style:parent-style-name="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1"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3"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5"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6"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7"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8" style:family="table-cell" style:parent-style-name="Default"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9" style:family="table-cell" style:parent-style-name="Normal_20_2">
      <style:table-cell-properties fo:border-bottom="0.088cm solid #ffffff"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0" style:family="table-cell" style:parent-style-name="Normal_20_2">
      <style:table-cell-properties fo:background-color="#008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1" style:family="table-cell" style:parent-style-name="Normal_20_2">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2"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3"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6"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7"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8"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9" style:family="table-cell" style:parent-style-name="Normal_20_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4"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5" style:family="table-cell" style:parent-style-name="Normal_20_2">
      <style:table-cell-properties fo:border-bottom="0.088cm solid #ffffff" fo:background-color="#d9d9d9" style:cell-protect="none" style:print-content="true" style:diagonal-bl-tr="none" style:diagonal-tl-br="none" fo:border-left="0.088cm solid #ffffff" fo:border-right="0.088cm solid #ffffff"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6"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7" style:family="table-cell" style:parent-style-name="Normal_20_2">
      <style:table-cell-properties fo:background-color="#d9d9d9" style:cell-protect="none" style:print-content="true" style:diagonal-bl-tr="none" style:diagonal-tl-br="none" fo:border="0.088cm solid #ffffff"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8"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9"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ffffff"/>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0" style:family="table-cell" style:parent-style-name="Normal_20_2">
      <style:table-cell-properties fo:border-bottom="0.088cm solid #000000" fo:background-color="#d9d9d9" style:cell-protect="none" style:print-content="true" style:diagonal-bl-tr="none" style:diagonal-tl-br="none" fo:border-left="0.088cm solid #ffffff" fo:border-right="0.088cm solid #ffffff" style:rotation-align="none" fo:border-top="0.088cm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2"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4" style:family="table-cell" style:parent-style-name="Default">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7" style:family="table-cell" style:parent-style-name="Normal_20_2" style:data-style-name="N8003">
      <style:table-cell-properties fo:background-color="#ffff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8"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9" style:family="table-cell" style:parent-style-name="Excel_20_Built-in_20_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0" style:family="table-cell" style:parent-style-name="Excel_20_Built-in_20_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1" style:family="table-cell" style:parent-style-name="Excel_20_Built-in_20_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2" style:family="table-cell" style:parent-style-name="Normal_20_2" style:data-style-name="N8003">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3"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4"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5" style:family="table-cell" style:parent-style-name="Normal_20_2" style:data-style-name="N8003">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6" style:family="table-cell" style:parent-style-name="Default">
      <style:table-cell-properties fo:background-color="#92d050" style:diagonal-bl-tr="none" style:diagonal-tl-br="none" fo:border="0.088cm solid #ffffff" style:rotation-align="none"/>
      <style:text-properties fo:color="#1f6322"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7" style:family="table-cell" style:parent-style-name="Normal_20_2">
      <style:table-cell-properties fo:border-bottom="none" fo:background-color="#ff0000"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58"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5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0"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1" style:family="table-cell" style:parent-style-name="Normal_20_2" style:data-style-name="N8003">
      <style:table-cell-properties fo:background-color="#ffc000" style:cell-protect="protected" style:print-content="true" style:diagonal-bl-tr="none" style:diagonal-tl-br="none" style:text-align-source="fix" style:repeat-content="false" fo:wrap-option="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2"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3" style:family="table-cell" style:parent-style-name="Excel_20_Built-in_20_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4"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5"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6"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7"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8" style:family="table-cell" style:parent-style-name="Normal_20_2" style:data-style-name="N8003">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9"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0" style:family="table-cell" style:parent-style-name="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1" style:family="table-cell" style:parent-style-name="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2" style:family="table-cell" style:parent-style-name="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3" style:family="table-cell" style:parent-style-name="Default" style:data-style-name="N8003">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4"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6"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7" style:family="table-cell" style:parent-style-name="Normal_20_2" style:data-style-name="N8003">
      <style:table-cell-properties fo:border-bottom="0.088cm solid #ffffff" fo:background-color="#ff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8" style:family="table-cell" style:parent-style-name="Normal_20_2" style:data-style-name="N8003">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9"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0" style:family="table-cell" style:parent-style-name="Normal_20_2" style:data-style-name="N8003">
      <style:table-cell-properties fo:background-color="#008000"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1"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2" style:family="table-cell" style:parent-style-name="Excel_20_Built-in_20_Normal_20_2" style:data-style-name="N8003">
      <style:table-cell-properties fo:background-color="#ffc000" style:cell-protect="none"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3" style:family="table-cell" style:parent-style-name="Excel_20_Built-in_20_Normal_20_2" style:data-style-name="N8003">
      <style:table-cell-properties fo:border-bottom="none"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4" style:family="table-cell" style:parent-style-name="Excel_20_Built-in_20_Normal_20_2" style:data-style-name="N8003">
      <style:table-cell-properties fo:border-bottom="0.088cm solid #000000" fo:background-color="#ffc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5"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6" style:family="table-cell" style:parent-style-name="Normal_20_2" style:data-style-name="N8003">
      <style:table-cell-properties fo:border-bottom="none"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7"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8" style:family="table-cell" style:parent-style-name="Normal_20_2" style:data-style-name="N8003">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9"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0" style:family="table-cell" style:parent-style-name="Excel_20_Built-in_20_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1" style:family="table-cell" style:parent-style-name="Excel_20_Built-in_20_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2" style:family="table-cell" style:parent-style-name="Excel_20_Built-in_20_Normal_20_2" style:data-style-name="N8003">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3" style:family="table-cell" style:parent-style-name="Excel_20_Built-in_20_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4" style:family="table-cell" style:parent-style-name="Normal_20_2" style:data-style-name="N8003">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5" style:family="table-cell" style:parent-style-name="Normal_20_2" style:data-style-name="N8036">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6"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7" style:family="table-cell" style:parent-style-name="Excel_20_Built-in_20_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8" style:family="table-cell" style:parent-style-name="Normal_20_2" style:data-style-name="N8003">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9"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0" style:family="table-cell" style:parent-style-name="Excel_20_Built-in_20_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1"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2"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3"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5"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6"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7"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8" style:family="table-cell" style:parent-style-name="Excel_20_Built-in_20_Normal_20_1"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9"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0" style:family="table-cell" style:parent-style-name="Excel_20_Built-in_20_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1" style:family="table-cell" style:parent-style-name="Normal_20_2" style:data-style-name="N8002">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2"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3" style:family="table-cell" style:parent-style-name="Excel_20_Built-in_20_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5" style:family="table-cell" style:parent-style-name="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6" style:family="table-cell" style:parent-style-name="Normal_20_2" style:data-style-name="N8000">
      <style:table-cell-properties fo:background-color="#d9d9d9"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8"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9"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1"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2"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3"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4"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5"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6"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7"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000000"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8" style:family="table-cell" style:parent-style-name="Normal_20_2" style:data-style-name="N8000">
      <style:table-cell-properties fo:border-bottom="0.088cm solid #ffffff" fo:background-color="#d9d9d9" style:cell-protect="none" style:print-content="true" style:diagonal-bl-tr="none" style:diagonal-tl-br="none" style:text-align-source="value-type" style:repeat-content="false" fo:wrap-option="no-wrap" fo:border-left="none" style:direction="ltr" fo:border-right="0.088cm solid #ffffff" style:rotation-angle="0" style:rotation-align="none" style:shrink-to-fit="false" fo:border-top="0.088cm solid #ffffff"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9"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0"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1"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2"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3" style:family="table-cell" style:parent-style-name="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4" style:family="table-cell" style:parent-style-name="Normal_20_2">
      <style:table-cell-properties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ffffff"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5" style:family="table-cell" style:parent-style-name="Normal_20_2">
      <style:table-cell-properties fo:background-color="#ffff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36"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7" style:family="table-cell" style:parent-style-name="Excel_20_Built-in_20_Normal_20_1"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8"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9" style:family="table-cell" style:parent-style-name="Excel_20_Built-in_20_Normal_20_1"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0"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1" style:family="table-cell" style:parent-style-name="Excel_20_Built-in_20_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2" style:family="table-cell" style:parent-style-name="Normal_20_2" style:data-style-name="N8002">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3"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4" style:family="table-cell" style:parent-style-name="Excel_20_Built-in_20_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5" style:family="table-cell" style:parent-style-name="Excel_20_Built-in_20_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6" style:family="table-cell" style:parent-style-name="Excel_20_Built-in_20_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7" style:family="table-cell" style:parent-style-name="Normal_20_2" style:data-style-name="N8000">
      <style:table-cell-properties fo:background-color="#ff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8" style:family="table-cell" style:parent-style-name="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49" style:family="table-cell" style:parent-style-name="Normal_20_2" style:data-style-name="N8000">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0" style:family="table-cell" style:parent-style-name="Excel_20_Built-in_20_Normal_20_1"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1" style:family="table-cell" style:parent-style-name="Excel_20_Built-in_20_Normal_20_2" style:data-style-name="N8002">
      <style:table-cell-properties fo:border-bottom="0.088cm solid #000000"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2" style:family="table-cell" style:parent-style-name="Normal_20_2" style:data-style-name="N8002">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3"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4" style:family="table-cell" style:parent-style-name="Excel_20_Built-in_20_Normal_20_2" style:data-style-name="N8000">
      <style:table-cell-properties fo:border-bottom="0.088cm solid #ffffff" fo:background-color="#ffff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5" style:family="table-cell" style:parent-style-name="Normal_20_2">
      <style:table-cell-properties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6"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7" style:family="table-cell" style:parent-style-name="Normal_20_2">
      <style:table-cell-properties fo:border-bottom="0.088cm solid #ffffff" fo:background-color="#ffc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8" style:family="table-cell" style:parent-style-name="Normal_20_2">
      <style:table-cell-properties fo:background-color="#ffc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c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059"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0" style:family="table-cell" style:parent-style-name="Excel_20_Built-in_20_Normal_20_1"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1"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2" style:family="table-cell" style:parent-style-name="Excel_20_Built-in_20_Normal_20_1"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3"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4" style:family="table-cell" style:parent-style-name="Excel_20_Built-in_20_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5" style:family="table-cell" style:parent-style-name="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6" style:family="table-cell" style:parent-style-name="Normal_20_2" style:data-style-name="N8002">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7"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8" style:family="table-cell" style:parent-style-name="Excel_20_Built-in_20_Normal_20_2" style:data-style-name="N8000">
      <style:table-cell-properties fo:background-color="#ffc0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9" style:family="table-cell" style:parent-style-name="Excel_20_Built-in_20_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0" style:family="table-cell" style:parent-style-name="Excel_20_Built-in_20_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1" style:family="table-cell" style:parent-style-name="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2" style:family="table-cell" style:parent-style-name="Normal_20_2" style:data-style-name="N8000">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3" style:family="table-cell" style:parent-style-name="Excel_20_Built-in_20_Normal_20_1"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4" style:family="table-cell" style:parent-style-name="Excel_20_Built-in_20_Normal_20_2" style:data-style-name="N8002">
      <style:table-cell-properties fo:border-bottom="0.088cm solid #000000"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5" style:family="table-cell" style:parent-style-name="Normal_20_2" style:data-style-name="N8002">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Excel_20_Built-in_20_Normal_20_2" style:data-style-name="N8000">
      <style:table-cell-properties fo:border-bottom="0.088cm solid #ffffff" fo:background-color="#ffc000" style:cell-protect="none" style:print-content="true" style:diagonal-bl-tr="none" style:diagonal-tl-br="none" style:text-align-source="fix" style:repeat-content="false" fo:wrap-option="no-wrap" fo:border-left="0.088cm solid #ffffff" style:direction="ltr" fo:border-right="0.088cm solid #ffffff"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8" style:family="table-cell" style:parent-style-name="Excel_20_Built-in_20_Normal_20_1" style:data-style-name="N8002">
      <style:table-cell-properties style:diagonal-bl-tr="none" style:diagonal-tl-br="none" style:text-align-source="fix" style:repeat-content="false" fo:background-color="transparent" fo:wrap-option="no-wrap" fo:border="0.088cm solid #ffffff"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9"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0"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1"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2" style:family="table-cell" style:parent-style-name="Excel_20_Built-in_20_Normal_20_1"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4"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5"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6"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7"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8" style:family="table-cell" style:parent-style-name="Excel_20_Built-in_20_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9" style:family="table-cell" style:parent-style-name="Excel_20_Built-in_20_Normal_20_2" style:data-style-name="N8002">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0" style:family="table-cell" style:parent-style-name="Normal_20_2" style:data-style-name="N8000">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1" style:family="table-cell" style:parent-style-name="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2" style:family="table-cell" style:parent-style-name="Excel_20_Built-in_20_Normal_20_1"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3" style:family="table-cell" style:parent-style-name="Excel_20_Built-in_20_Normal_20_2" style:data-style-name="N8002">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4" style:family="table-cell" style:parent-style-name="Excel_20_Built-in_20_Normal_20_2" style:data-style-name="N8000">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5" style:family="table-cell" style:parent-style-name="Normal_20_2" style:data-style-name="N8036">
      <style:table-cell-properties fo:border-bottom="0.088cm solid #000000"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6" style:family="table-cell" style:parent-style-name="Normal_20_2" style:data-style-name="N8036">
      <style:table-cell-properties fo:border-bottom="0.088cm solid #ffffff" fo:background-color="#d9d9d9" style:cell-protect="none" style:print-content="true" style:diagonal-bl-tr="none" style:diagonal-tl-br="none" style:text-align-source="fix" style:repeat-content="false" fo:wrap-option="no-wrap" fo:border-left="0.088cm solid #ffffff"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8" style:family="table-cell" style:parent-style-name="Normal_20_2">
      <style:table-cell-properties fo:background-color="#ffff0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99" style:family="table-cell" style:parent-style-name="Normal_20_2">
      <style:table-cell-properties fo:background-color="#ffff00"/>
    </style:style>
    <style:style style:name="ce1100" style:family="table-cell" style:parent-style-name="Normal_20_2">
      <style:table-cell-properties fo:border-bottom="none" fo:background-color="#ffc000" style:diagonal-bl-tr="none" style:diagonal-tl-br="none" style:text-align-source="fix" style:repeat-content="false" fo:wrap-option="wrap" fo:border-left="none" style:direction="ltr" fo:border-right="0.035cm solid #00b0f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1" style:family="table-cell" style:parent-style-name="Normal_20_2" style:data-style-name="N8002">
      <style:table-cell-properties fo:border-bottom="0.035cm solid #00b0f0" fo:background-color="#c3d69b"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2" style:family="table-cell" style:parent-style-name="Normal_20_2" style:data-style-name="N8002">
      <style:table-cell-properties fo:background-color="#c3d69b"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3" style:family="table-cell" style:parent-style-name="Default" style:data-style-name="N8004">
      <style:table-cell-properties style:text-align-source="fix" style:repeat-content="false" fo:wrap-option="no-wrap" style:direction="ltr" style:rotation-angle="0" style:rotation-align="none" style:shrink-to-fit="fals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4" style:family="table-cell" style:parent-style-name="Normal_20_2" style:data-style-name="N8004">
      <style:table-cell-properties fo:background-color="#92d05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style>
    <style:style style:name="ce1105" style:family="table-cell" style:parent-style-name="Normal_20_2" style:data-style-name="N8004">
      <style:table-cell-properties fo:border-bottom="0.035cm solid #00b0f0" fo:background-color="#92d05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6" style:family="table-cell" style:parent-style-name="Normal_20_2" style:data-style-name="N8004">
      <style:table-cell-properties fo:background-color="#92d05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7" style:family="table-cell" style:parent-style-name="Normal_20_2" style:data-style-name="N8004">
      <style:table-cell-properties fo:background-color="#ffff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8" style:family="table-cell" style:parent-style-name="Normal_20_2" style:data-style-name="N8011">
      <style:table-cell-properties fo:border-bottom="0.035cm solid #00b0f0" fo:background-color="#ffff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9" style:family="table-cell" style:parent-style-name="Normal_20_2" style:data-style-name="N8011">
      <style:table-cell-properties fo:background-color="#ffff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0" style:family="table-cell" style:parent-style-name="Normal_20_2" style:data-style-name="N8004">
      <style:table-cell-properties fo:background-color="#ffc000" style:diagonal-bl-tr="none" style:diagonal-tl-br="none" style:text-align-source="fix" style:repeat-content="false" fo:wrap-option="wrap" fo:border="0.035cm solid #00b0f0"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1" style:family="table-cell" style:parent-style-name="Normal_20_2" style:data-style-name="N8011">
      <style:table-cell-properties fo:border-bottom="0.035cm solid #00b0f0" fo:background-color="#ffc000" style:diagonal-bl-tr="none" style:diagonal-tl-br="none" style:text-align-source="fix" style:repeat-content="false" fo:wrap-option="no-wrap" fo:border-left="0.035cm solid #00b0f0" style:direction="ltr" fo:border-right="0.035cm solid #00b0f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2" style:family="table-cell" style:parent-style-name="Normal_20_2" style:data-style-name="N8011">
      <style:table-cell-properties fo:background-color="#ffc000" style:diagonal-bl-tr="none" style:diagonal-tl-br="none" style:text-align-source="fix" style:repeat-content="false" fo:wrap-option="no-wrap" fo:border="0.035cm solid #00b0f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3"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15" style:family="table-cell" style:parent-style-name="Excel_20_Built-in_20_Percent" style:data-style-name="N801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style>
    <style:style style:name="ce111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7" style:family="table-cell" style:parent-style-name="Default">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8" style:family="table-cell" style:parent-style-name="Default">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9" style:family="table-cell" style:parent-style-name="Default">
      <style:table-cell-properties fo:background-color="#ffffff"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0"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1" style:family="table-cell" style:parent-style-name="Default" style:data-style-name="N4">
      <style:table-cell-properties style:glyph-orientation-vertical="0"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1.411cm" style:writing-mode="page"/>
      <style:text-properties fo:color="#008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22" style:family="table-cell" style:parent-style-name="Default">
      <style:table-cell-properties style:glyph-orientation-vertical="0" fo:background-color="#008000" style:cell-protect="protected"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3"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4"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automatic"/>
      <style:paragraph-properties fo:text-align="start"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5"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0.088cm solid #ffffff" style:rotation-angle="0" style:rotation-align="none" style:shrink-to-fit="false" fo:border-top="0.088cm solid #ffffff"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6" style:family="table-cell" style:parent-style-name="Default">
      <style:table-cell-properties style:glyph-orientation-vertical="0" fo:border-bottom="0.088cm solid #ffffff" fo:background-color="#008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7" style:family="table-cell" style:parent-style-name="Default" style:data-style-name="N4">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8" style:family="table-cell" style:parent-style-name="Default">
      <style:table-cell-properties style:glyph-orientation-vertical="0" fo:border-bottom="0.088cm solid #ffffff" fo:background-color="#00ff00" style:cell-protect="protected" style:print-content="true" style:diagonal-bl-tr="none" style:diagonal-tl-br="none" style:text-align-source="fix" style:repeat-content="false" fo:wrap-option="no-wrap" fo:border-left="0.088cm solid #ffffff" style:direction="ltr" fo:border-right="none" style:rotation-angle="0" style:rotation-align="none" style:shrink-to-fit="false" fo:border-top="0.088cm solid #ffffff" style:vertical-align="middle"/>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9" style:family="table-cell" style:parent-style-name="Default" style:data-style-name="N4">
      <style:table-cell-properties style:glyph-orientation-vertical="0" fo:background-color="#00cc33"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0" style:family="table-cell" style:parent-style-name="Default">
      <style:table-cell-properties fo:background-color="#0080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1" style:family="table-cell" style:parent-style-name="Default">
      <style:table-cell-properties fo:background-color="#00ff00" style:cell-protect="protected" style:print-content="true" fo:border="0.076cm solid #ffffff"/>
      <style:text-properties fo:color="#010101"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2" style:family="table-cell" style:parent-style-name="Default">
      <style:table-cell-properties style:cell-protect="none"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3" style:family="table-cell" style:parent-style-name="Default" style:data-style-name="N80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4" style:family="table-cell" style:parent-style-name="Default" style:data-style-name="N136">
      <style:table-cell-properties style:cell-protect="protected" style:print-content="tru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5" style:family="table-cell" style:parent-style-name="Default" style:data-style-name="N4">
      <style:table-cell-properties style:glyph-orientation-vertical="0" fo:background-color="#00ff00" style:cell-protect="none" style:print-content="true" style:diagonal-bl-tr="none" style:diagonal-tl-br="none" style:text-align-source="fix" style:repeat-content="false" fo:wrap-option="no-wrap" fo:border="0.088cm solid #ffffff"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6" style:family="table-cell" style:parent-style-name="Default" style:data-style-name="N800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7" style:family="table-cell" style:parent-style-name="Default" style:data-style-name="N8004">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8" style:family="table-cell" style:parent-style-name="Millares_20_2" style:data-style-name="N11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ff0000" style:text-outline="false" style:text-line-through-style="none" style:font-name="Helvetica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9" style:family="table-cell" style:parent-style-name="Default">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0" style:family="table-cell" style:parent-style-name="Default">
      <style:table-cell-properties style:cell-protect="protected" style:print-content="true" style:diagonal-bl-tr="none" style:diagonal-tl-br="none" style:rotation-align="none"/>
      <style:text-properties style:use-window-font-color="true" style:text-outline="false" style:text-line-through-style="none" style:font-name="Helvetica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style>
    <style:style style:name="T1" style:family="text">
      <style:text-properties fo:color="#ffffff" style:text-outline="false" style:text-line-through-styl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 style:family="text">
      <style:text-properties fo:color="#ffffff"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c00000" style:text-outline="false" style:text-line-through-style="none" style:text-position="0% 100%"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CD$123:.$CG$123])" table:allow-empty-cell="true" table:display-list="unsorted" table:base-cell-address="Solicitud.C26">
          <table:help-message table:display="true"/>
          <table:error-message table:message-type="stop" table:display="true"/>
        </table:content-validation>
        <table:content-validation table:name="val2" table:condition="of:cell-content-is-in-list(Cultivos)" table:allow-empty-cell="true" table:display-list="unsorted" table:base-cell-address="Solicitud.C34">
          <table:help-message table:display="true"/>
          <table:error-message table:message-type="stop" table:display="true"/>
        </table:content-validation>
        <table:content-validation table:name="val3" table:condition="of:cell-content-is-in-list([.$CE$136:.$CG$136])" table:allow-empty-cell="true" table:display-list="unsorted" table:base-cell-address="Solicitud.C38">
          <table:help-message table:display="true"/>
          <table:error-message table:message-type="stop" table:display="true"/>
        </table:content-validation>
        <table:content-validation table:name="val4" table:condition="of:cell-content-is-in-list([.$CD$143:.$CE$143])" table:allow-empty-cell="true" table:display-list="unsorted" table:base-cell-address="Solicitud.C40">
          <table:help-message table:display="true"/>
          <table:error-message table:message-type="stop" table:display="true"/>
        </table:content-validation>
        <table:content-validation table:name="val5" table:condition="of:cell-content-is-in-list([.$CD$145:.$CK$145])" table:allow-empty-cell="true" table:display-list="unsorted" table:base-cell-address="Solicitud.C42">
          <table:help-message table:display="true"/>
          <table:error-message table:message-type="stop" table:display="true"/>
        </table:content-validation>
        <table:content-validation table:name="val6" table:condition="of:cell-content-is-whole-number() and cell-content()&gt;1990" table:allow-empty-cell="true" table:base-cell-address="Solicitud.C44">
          <table:help-message table:display="true"/>
          <table:error-message table:message-type="stop" table:display="true"/>
        </table:content-validation>
        <table:content-validation table:name="val7" table:condition="of:cell-content-is-in-list([.$CD$111:.$CE$111])" table:allow-empty-cell="true" table:display-list="unsorted" table:base-cell-address="Solicitud.D5">
          <table:help-message table:display="true"/>
          <table:error-message table:message-type="stop" table:display="true"/>
        </table:content-validation>
        <table:content-validation table:name="val8" table:condition="of:cell-content-is-in-list([.$CD$113:.$CE$113])" table:allow-empty-cell="true" table:display-list="unsorted" table:base-cell-address="Solicitud.D6">
          <table:help-message table:display="true"/>
          <table:error-message table:message-type="stop" table:display="true"/>
        </table:content-validation>
        <table:content-validation table:name="val9" table:condition="of:cell-content-is-in-list([.$CD$115:.$DS$115])" table:allow-empty-cell="true" table:display-list="unsorted" table:base-cell-address="Solicitud.D8">
          <table:help-message table:display="true"/>
          <table:error-message table:message-type="stop" table:display="true"/>
        </table:content-validation>
        <table:content-validation table:name="val10" table:condition="of:cell-content-is-in-list([.$CD$117:.$CI$117])" table:allow-empty-cell="true" table:display-list="unsorted" table:base-cell-address="Solicitud.D9">
          <table:help-message table:display="true"/>
          <table:error-message table:message-type="stop" table:display="true"/>
        </table:content-validation>
        <table:content-validation table:name="val11" table:condition="of:cell-content-is-in-list([.$CD$119:.$CE$119])" table:allow-empty-cell="true" table:display-list="unsorted" table:base-cell-address="Solicitud.D13">
          <table:help-message table:display="true"/>
          <table:error-message table:message-type="stop" table:display="true"/>
        </table:content-validation>
        <table:content-validation table:name="val12" table:condition="of:cell-content-is-in-list([.$CD$121:.$CE$121])" table:allow-empty-cell="true" table:display-list="unsorted" table:base-cell-address="Solicitud.D22">
          <table:help-message table:display="true"/>
          <table:error-message table:message-type="stop" table:display="true"/>
        </table:content-validation>
        <table:content-validation table:name="val13" table:condition="of:cell-content-is-in-list(INDIRECT([.$CI$111]))" table:allow-empty-cell="true" table:display-list="unsorted" table:base-cell-address="Solicitud.D26">
          <table:help-message table:display="true"/>
          <table:error-message table:message-type="stop" table:display="true"/>
        </table:content-validation>
        <table:content-validation table:name="val14" table:condition="of:cell-content-is-in-list(INDIRECT([.$CI$125]))" table:allow-empty-cell="true" table:display-list="unsorted" table:base-cell-address="Solicitud.D28">
          <table:help-message table:display="true"/>
          <table:error-message table:message-type="stop" table:display="true"/>
        </table:content-validation>
        <table:content-validation table:name="val15" table:condition="of:cell-content-is-whole-number() and cell-content()&gt;=IF(OR([.D14]=&quot;Camana&quot;;[.D14]=&quot;Ocoña&quot;);1;2)" table:allow-empty-cell="true" table:base-cell-address="Solicitud.D36">
          <table:error-message table:message-type="stop" table:display="true"/>
        </table:content-validation>
        <table:content-validation table:name="val16" table:condition="of:cell-content-is-in-list(INDIRECT([.C38]))" table:allow-empty-cell="true" table:display-list="sorted-ascending" table:base-cell-address="Solicitud.D38">
          <table:error-message table:message-type="stop" table:display="true"/>
        </table:content-validation>
        <table:content-validation table:name="val17" table:base-cell-address="Solicitud.D46">
          <table:error-message table:message-type="stop" table:display="true"/>
        </table:content-validation>
        <table:content-validation table:name="val18" table:base-cell-address="Solicitud.D42">
          <table:help-message table:display="true"/>
          <table:error-message table:message-type="stop" table:display="true"/>
        </table:content-validation>
        <table:content-validation table:name="val19" table:condition="of:cell-content-is-in-list([.$CD$151:.$CF$151])" table:allow-empty-cell="true" table:display-list="unsorted" table:base-cell-address="Solicitud.D47">
          <table:help-message table:display="true"/>
          <table:error-message table:message-type="stop" table:display="true"/>
        </table:content-validation>
        <table:content-validation table:name="val20" table:condition="of:cell-content-is-in-list([.$CD$153:.$CG$153])" table:allow-empty-cell="true" table:display-list="unsorted" table:base-cell-address="Solicitud.D48">
          <table:help-message table:display="true"/>
          <table:error-message table:message-type="stop" table:display="true"/>
        </table:content-validation>
        <table:content-validation table:name="val21" table:condition="of:cell-content-is-decimal-number() and cell-content()&gt;0" table:allow-empty-cell="true" table:base-cell-address="Solicitud.I34">
          <table:error-message table:message-type="stop" table:display="true"/>
        </table:content-validation>
        <table:content-validation table:name="val22" table:condition="of:cell-content-is-in-list(IF(OR([.$D$26]=&quot;Kiva Agrícola&quot;;[.$D$26]=&quot;Kiva Pecuario&quot;);[.$CE$149];[.$CD$149:.$CE$149]))" table:allow-empty-cell="true" table:display-list="unsorted" table:base-cell-address="Solicitud.E26">
          <table:help-message table:display="true"/>
          <table:error-message table:message-type="stop" table:display="true"/>
        </table:content-validation>
        <table:content-validation table:name="val23" table:condition="of:cell-content-is-in-list([.$CD$132:.$CG$132])" table:allow-empty-cell="true" table:display-list="unsorted" table:base-cell-address="Solicitud.F28">
          <table:help-message table:display="true"/>
          <table:error-message table:message-type="stop" table:display="true"/>
        </table:content-validation>
        <table:content-validation table:name="val24" table:condition="of:cell-content-is-in-list(INDIRECT([.$CI$127]))" table:allow-empty-cell="true" table:display-list="unsorted" table:base-cell-address="Solicitud.E44">
          <table:help-message table:display="true"/>
          <table:error-message table:message-type="stop" table:display="true"/>
        </table:content-validation>
        <table:content-validation table:name="val25" table:condition="of:cell-content-is-in-list([.$CD$134:.$CF$134])" table:allow-empty-cell="true" table:display-list="unsorted" table:base-cell-address="Solicitud.G28">
          <table:help-message table:display="true"/>
          <table:error-message table:message-type="stop" table:display="true"/>
        </table:content-validation>
        <table:content-validation table:name="val26" table:condition="of:cell-content-is-in-list([.$CD$127:.$CH$127])" table:allow-empty-cell="true" table:display-list="unsorted" table:base-cell-address="Solicitud.G26">
          <table:help-message table:display="true"/>
          <table:error-message table:message-type="stop" table:display="true"/>
        </table:content-validation>
        <table:content-validation table:name="val27" table:condition="of:cell-content-is-whole-number() and cell-content-is-between(1,4)" table:allow-empty-cell="true" table:base-cell-address="Solicitud.G42">
          <table:help-message table:display="true"/>
          <table:error-message table:message-type="stop" table:display="true"/>
        </table:content-validation>
        <table:content-validation table:name="val28" table:condition="of:cell-content-is-whole-number() and cell-content-is-between(1,IF(OR([.D26]=&quot;Pecuario&quot;;[.D26]=&quot;Kiva Pecuario&quot;);1;3))" table:allow-empty-cell="true" table:base-cell-address="Solicitud.H26">
          <table:help-message table:display="true"/>
          <table:error-message table:message-type="stop" table:display="true"/>
        </table:content-validation>
        <table:content-validation table:name="val29" table:condition="of:cell-content-is-decimal-number() and cell-content()&gt;0" table:allow-empty-cell="true" table:base-cell-address="Solicitud.I28">
          <table:help-message table:display="true">
            <text:p>Colocar una fecha.</text:p>
          </table:help-message>
          <table:error-message table:message-type="stop" table:display="true"/>
        </table:content-validation>
        <table:content-validation table:name="val30" table:condition="of:cell-content-is-in-list([.$CD$155:.$CF$155])" table:allow-empty-cell="true" table:display-list="unsorted" table:base-cell-address="Solicitud.H44">
          <table:help-message table:display="true"/>
          <table:error-message table:message-type="stop" table:display="true"/>
        </table:content-validation>
        <table:content-validation table:name="val31" table:condition="of:cell-content-is-date() and cell-content()&gt;0" table:allow-empty-cell="true" table:base-cell-address="Solicitud.I5">
          <table:error-message table:message-type="stop" table:display="true"/>
        </table:content-validation>
        <table:content-validation table:name="val32" table:condition="of:cell-content-is-whole-number() and cell-content-is-between(1000000000,99999999999)" table:allow-empty-cell="true" table:base-cell-address="Solicitud.I10">
          <table:error-message table:message-type="stop" table:display="true"/>
        </table:content-validation>
        <table:content-validation table:name="val33" table:base-cell-address="Solicitud.I13">
          <table:help-message table:display="true">
            <text:p>Edad no debe pasar los 69 años y 12 meses</text:p>
          </table:help-message>
          <table:error-message table:message-type="information" table:title="Solicitar Excepción" table:display="true">
            <text:p>Sobrepasa límite de edad.</text:p>
            <text:p>Solicitar excepción.</text:p>
          </table:error-message>
        </table:content-validation>
        <table:content-validation table:name="val34" table:condition="of:cell-content-is-whole-number() and cell-content-is-between(0,2)" table:allow-empty-cell="true" table:base-cell-address="Solicitud.I26">
          <table:help-message table:display="true"/>
          <table:error-message table:message-type="stop" table:display="true"/>
        </table:content-validation>
        <table:content-validation table:name="val35" table:condition="of:cell-content-is-whole-number() and cell-content()&gt;=1" table:allow-empty-cell="true" table:base-cell-address="'Evaluación Cualitativa'.H49">
          <table:help-message table:display="true"/>
          <table:error-message table:message-type="stop" table:display="true"/>
        </table:content-validation>
        <table:content-validation table:name="val36" table:condition="of:cell-content-is-whole-number() and cell-content-is-between([.V128],[.U128])" table:allow-empty-cell="true" table:base-cell-address="'Evaluación Cualitativa'.I52">
          <table:help-message table:display="true"/>
          <table:error-message table:message-type="stop" table:display="true"/>
        </table:content-validation>
        <table:content-validation table:name="val37" table:condition="of:cell-content-is-date() and cell-content()&gt;41640" table:allow-empty-cell="true" table:base-cell-address="'Evaluación Cualitativa'.I55">
          <table:help-message table:display="true"/>
          <table:error-message table:message-type="stop" table:display="true"/>
        </table:content-validation>
        <table:content-validation table:name="val38" table:condition="of:cell-content-is-whole-number() and cell-content()&gt;0" table:allow-empty-cell="true" table:base-cell-address="'Evaluación Cualitativa'.K49">
          <table:help-message table:display="true"/>
          <table:error-message table:message-type="stop" table:display="true"/>
        </table:content-validation>
        <table:content-validation table:name="val39" table:condition="of:cell-content-is-whole-number() and cell-content()&gt;=1" table:allow-empty-cell="true" table:base-cell-address="'Evaluación Cualitativa'.N32">
          <table:help-message table:display="true">
            <text:p>Considerar límite permitido según politíca vigente</text:p>
          </table:help-message>
          <table:error-message table:message-type="stop" table:display="true"/>
        </table:content-validation>
        <table:content-validation table:name="val40" table:condition="of:cell-content-is-whole-number() and cell-content()&lt;5" table:allow-empty-cell="true" table:base-cell-address="'Evaluación Cualitativa'.N53">
          <table:help-message table:display="true"/>
          <table:error-message table:message-type="stop" table:display="true"/>
        </table:content-validation>
        <table:content-validation table:name="val41" table:condition="of:cell-content-text-length()&gt;0" table:allow-empty-cell="true" table:base-cell-address="'Evaluación Cuantitativa'.B50">
          <table:help-message table:display="true"/>
          <table:error-message table:message-type="stop" table:display="true"/>
        </table:content-validation>
        <table:content-validation table:name="val42" table:condition="of:cell-content-is-decimal-number() and cell-content()&gt;-0.000001" table:allow-empty-cell="true" table:base-cell-address="'Evaluación Cuantitativa'.C60">
          <table:help-message table:display="false">
            <text:p>No se lleno todos los datos de la actividad no complementaria</text:p>
          </table:help-message>
          <table:error-message table:message-type="stop" table:display="true"/>
        </table:content-validation>
        <table:content-validation table:name="val43" table:condition="of:cell-content-is-in-list(INDIRECT([.$BC$165]))" table:allow-empty-cell="true" table:display-list="unsorted" table:base-cell-address="'Evaluación Cuantitativa'.D58">
          <table:help-message table:display="true"/>
          <table:error-message table:message-type="stop" table:display="true"/>
        </table:content-validation>
        <table:content-validation table:name="val44" table:condition="of:cell-content-is-in-list([.$BC$101:.$BH$101])" table:allow-empty-cell="true" table:display-list="unsorted" table:base-cell-address="'Evaluación Cuantitativa'.D62">
          <table:help-message table:display="true"/>
          <table:error-message table:message-type="stop" table:display="true"/>
        </table:content-validation>
        <table:content-validation table:name="val45" table:condition="of:cell-content-is-in-list([.$BC$105:.$BI$105])" table:allow-empty-cell="true" table:display-list="unsorted" table:base-cell-address="'Evaluación Cuantitativa'.E50">
          <table:help-message table:display="true"/>
          <table:error-message table:message-type="stop" table:display="true"/>
        </table:content-validation>
        <table:content-validation table:name="val46" table:condition="of:cell-content-is-in-list([.$BC$109:.$BH$109])" table:allow-empty-cell="true" table:display-list="unsorted" table:base-cell-address="'Evaluación Cuantitativa'.E78">
          <table:help-message table:display="true"/>
          <table:error-message table:message-type="stop" table:display="true"/>
        </table:content-validation>
        <table:content-validation table:name="val47" table:condition="of:cell-content-is-decimal-number() and cell-content()&gt;0" table:allow-empty-cell="true" table:base-cell-address="'Evaluación Cuantitativa'.J50">
          <table:help-message table:display="true"/>
          <table:error-message table:message-type="stop" table:display="true"/>
        </table:content-validation>
        <table:content-validation table:name="val48" table:condition="of:cell-content-is-in-list([.$BC$105:.$BI$105])" table:allow-empty-cell="true" table:display-list="unsorted" table:base-cell-address="'Evaluación Cuantitativa'.G78">
          <table:help-message table:display="true"/>
          <table:error-message table:message-type="stop" table:display="true"/>
        </table:content-validation>
        <table:content-validation table:name="val49" table:condition="of:cell-content-is-in-list([.$BC$107:.$BI$107])" table:allow-empty-cell="true" table:display-list="unsorted" table:base-cell-address="'Evaluación Cuantitativa'.M10">
          <table:help-message table:display="true"/>
          <table:error-message table:message-type="stop" table:display="true"/>
        </table:content-validation>
        <table:content-validation table:name="val50" table:condition="of:cell-content-is-in-list(INDIRECT([.$BE$165]))" table:allow-empty-cell="true" table:display-list="unsorted" table:base-cell-address="'Evaluación Cuantitativa'.H58">
          <table:help-message table:display="true"/>
          <table:error-message table:message-type="stop" table:display="true"/>
        </table:content-validation>
        <table:content-validation table:name="val51" table:condition="of:cell-content-is-in-list(INDIRECT([.$BE$166]))" table:allow-empty-cell="true" table:display-list="unsorted" table:base-cell-address="'Evaluación Cuantitativa'.H59">
          <table:help-message table:display="true"/>
          <table:error-message table:message-type="stop" table:display="true"/>
        </table:content-validation>
        <table:content-validation table:name="val52" table:condition="of:cell-content-is-in-list(INDIRECT([.$BE$167]))" table:allow-empty-cell="true" table:display-list="unsorted" table:base-cell-address="'Evaluación Cuantitativa'.H60">
          <table:help-message table:display="true"/>
          <table:error-message table:message-type="stop" table:display="true"/>
        </table:content-validation>
        <table:content-validation table:name="val53" table:condition="of:cell-content-is-in-list(INDIRECT([.$BE$168]))" table:allow-empty-cell="true" table:display-list="unsorted" table:base-cell-address="'Evaluación Cuantitativa'.H61">
          <table:help-message table:display="true"/>
          <table:error-message table:message-type="stop" table:display="true"/>
        </table:content-validation>
        <table:content-validation table:name="val54" table:condition="of:cell-content-is-in-list([.$BC$112:.$BC$116])" table:allow-empty-cell="true" table:display-list="unsorted" table:base-cell-address="'Evaluación Cuantitativa'.I65">
          <table:error-message table:message-type="stop" table:display="true"/>
        </table:content-validation>
        <table:content-validation table:name="val55" table:condition="of:cell-content-is-date() and cell-content-is-between(41640,[.$BD$135])" table:allow-empty-cell="true" table:base-cell-address="'Evaluación Cuantitativa'.J21">
          <table:help-message table:display="true"/>
          <table:error-message table:message-type="stop" table:display="true"/>
        </table:content-validation>
        <table:content-validation table:name="val56" table:base-cell-address="'Costo Produc.1'.C6">
          <table:help-message table:display="true">
            <text:p>Considerar parámetros de Rendimiento de la Tabla de Cultivos y Calendarización.</text:p>
          </table:help-message>
          <table:error-message table:message-type="stop" table:display="true"/>
        </table:content-validation>
        <table:content-validation table:name="val57" table:condition="of:cell-content-is-decimal-number() and cell-content()&gt;0" table:allow-empty-cell="true" table:base-cell-address="'Costo Produc.1'.F23">
          <table:error-message table:message-type="stop" table:display="true"/>
        </table:content-validation>
        <table:content-validation table:name="val58" table:base-cell-address="'Costo Produc.1'.I3">
          <table:help-message table:display="true"/>
          <table:error-message table:message-type="stop" table:title="Error" table:display="true">
            <text:p>Sobrepasa fecha final del Crédito</text:p>
          </table:error-message>
        </table:content-validation>
        <table:content-validation table:name="val59" table:base-cell-address="'Costo Produc.1'.I6">
          <table:help-message table:display="true">
            <text:p>Considerar parámetros de Precios de la Tabla de Cultivos y Calendarización.</text:p>
          </table:help-message>
          <table:error-message table:message-type="stop" table:display="true"/>
        </table:content-validation>
        <table:content-validation table:name="val60" table:base-cell-address="'Costo Produc.1'.I7">
          <table:help-message table:display="true">
            <text:p>Considerar parámetros de Costos de la tabla de Cultivos y Calendarización.</text:p>
          </table:help-message>
          <table:error-message table:message-type="stop" table:display="true"/>
        </table:content-validation>
        <table:content-validation table:name="val61" table:condition="of:cell-content-is-decimal-number() and cell-content()&gt;0" table:allow-empty-cell="true" table:base-cell-address="'Costo Produc.2'.F23">
          <table:error-message table:message-type="stop" table:display="true"/>
        </table:content-validation>
        <table:content-validation table:name="val62" table:condition="of:cell-content-is-decimal-number() and cell-content()&gt;0" table:allow-empty-cell="true" table:base-cell-address="'Costo Produc.3'.F23">
          <table:error-message table:message-type="stop" table:display="true"/>
        </table:content-validation>
      </table:content-validations>
      <table:table table:name="Solicitud" table:style-name="ta1" table:protected="true" table:protection-key="SRHRxIDGJND2MU3nHPqWhLsZ1+Y=" table:print="false">
        <office:forms form:automatic-focus="false" form:apply-design-mode="false"/>
        <table:table-column table:style-name="co1" table:default-cell-style-name="Default"/>
        <table:table-column table:style-name="co2" table:default-cell-style-name="ce2"/>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1" table:number-columns-repeated="9"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8" table:default-cell-style-name="Default"/>
        <table:table-column table:style-name="co1" table:number-columns-repeated="4" table:default-cell-style-name="Default"/>
        <table:table-column table:style-name="co9" table:default-cell-style-name="Default"/>
        <table:table-column table:style-name="co10" table:default-cell-style-name="Default"/>
        <table:table-column table:style-name="co1" table:number-columns-repeated="7" table:default-cell-style-name="Default"/>
        <table:table-column table:style-name="co11" table:default-cell-style-name="Default"/>
        <table:table-column table:style-name="co9" table:number-columns-repeated="2" table:default-cell-style-name="Default"/>
        <table:table-column table:style-name="co1" table:number-columns-repeated="12" table:default-cell-style-name="Default"/>
        <table:table-column table:style-name="co1" table:default-cell-style-name="ce1"/>
        <table:table-column table:style-name="co1" table:number-columns-repeated="23" table:default-cell-style-name="Default"/>
        <table:table-column table:style-name="co1" table:default-cell-style-name="ce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150" table:default-cell-style-name="Default"/>
        <table:table-column table:style-name="co1" table:number-columns-repeated="790" table:default-cell-style-name="Default"/>
        <table:table-row table:style-name="ro1">
          <table:table-cell table:number-columns-repeated="1024"/>
        </table:table-row>
        <table:table-row table:style-name="ro1">
          <table:table-cell/>
          <table:table-cell table:style-name="ce3" office:value-type="string" table:number-columns-spanned="8" table:number-rows-spanned="1">
            <text:p>SOLICITUD DE CREDITO AGRICOLA</text:p>
          </table:table-cell>
          <table:covered-table-cell table:number-columns-repeated="7" table:style-name="ce3"/>
          <table:table-cell/>
          <table:table-cell table:style-name="ce80" office:value-type="string" table:number-columns-spanned="43" table:number-rows-spanned="1">
            <text:p>CROQUIS DE UBICACIÓN</text:p>
          </table:table-cell>
          <table:covered-table-cell table:number-columns-repeated="42" table:style-name="ce80"/>
          <table:table-cell table:number-columns-repeated="971"/>
        </table:table-row>
        <table:table-row table:style-name="ro1">
          <table:table-cell table:number-columns-repeated="10"/>
          <table:table-cell table:style-name="ce81"/>
          <table:table-cell table:style-name="ce5" table:number-columns-repeated="41"/>
          <table:table-cell table:style-name="ce130"/>
          <table:table-cell table:number-columns-repeated="971"/>
        </table:table-row>
        <table:table-row table:style-name="ro1">
          <table:table-cell/>
          <table:table-cell table:style-name="ce4" office:value-type="string" table:number-columns-spanned="1" table:number-rows-spanned="5">
            <text:p>Datos Generales</text:p>
          </table:table-cell>
          <table:table-cell table:style-name="ce26" office:value-type="string">
            <text:p>Nro. De Solicitud</text:p>
          </table:table-cell>
          <table:table-cell table:style-name="ce41" table:number-columns-spanned="4" table:number-rows-spanned="1"/>
          <table:covered-table-cell table:number-columns-repeated="3" table:style-name="ce42"/>
          <table:table-cell table:number-columns-repeated="3"/>
          <table:table-cell table:style-name="ce81"/>
          <table:table-cell table:style-name="ce5" table:number-columns-repeated="41"/>
          <table:table-cell table:style-name="ce130"/>
          <table:table-cell table:number-columns-repeated="971"/>
        </table:table-row>
        <table:table-row table:style-name="ro1">
          <table:table-cell/>
          <table:covered-table-cell table:style-name="ce5"/>
          <table:table-cell table:style-name="ce26" office:value-type="string">
            <text:p>Tipo de Persona</text:p>
          </table:table-cell>
          <table:table-cell table:style-name="ce42" table:content-validation-name="val7" office:value-type="string" table:number-columns-spanned="4" table:number-rows-spanned="1">
            <text:p>Persona Jurídica</text:p>
          </table:table-cell>
          <table:covered-table-cell table:number-columns-repeated="3" table:style-name="ce42" table:content-validation-name="val7"/>
          <table:table-cell table:style-name="ce26" office:value-type="string">
            <text:p>Fecha Evaluación</text:p>
          </table:table-cell>
          <table:table-cell table:style-name="ce71" table:content-validation-name="val31" office:value-type="float" office:value="41699">
            <text:p>01/03/2014</text:p>
          </table:table-cell>
          <table:table-cell/>
          <table:table-cell table:style-name="ce82" office:value-type="string">
            <text:p>MAPA DE DIRECCIÓN DEL DOMICIO PARTICULAR: Titular</text:p>
          </table:table-cell>
          <table:table-cell table:style-name="ce93"/>
          <table:table-cell table:style-name="ce40" table:number-columns-repeated="20"/>
          <table:table-cell table:style-name="ce93" office:value-type="string">
            <text:p>MAPA DE LA DIRECCIÓN DEL PREDIO / NEGOCIO: Titular</text:p>
          </table:table-cell>
          <table:table-cell table:style-name="ce93"/>
          <table:table-cell table:style-name="ce40" table:number-columns-repeated="18"/>
          <table:table-cell table:style-name="ce131"/>
          <table:table-cell table:number-columns-repeated="971"/>
        </table:table-row>
        <table:table-row table:style-name="ro1">
          <table:table-cell/>
          <table:covered-table-cell table:style-name="ce5"/>
          <table:table-cell table:style-name="ce26" office:value-type="string">
            <text:p>Nuevo o Recurrente</text:p>
          </table:table-cell>
          <table:table-cell table:style-name="ce41" table:content-validation-name="val8" office:value-type="string" table:number-columns-spanned="4" table:number-rows-spanned="1">
            <text:p>Nuevo</text:p>
          </table:table-cell>
          <table:covered-table-cell table:number-columns-repeated="3" table:style-name="ce42" table:content-validation-name="val8"/>
          <table:table-cell table:style-name="ce63"/>
          <table:table-cell table:style-name="ce72"/>
          <table:table-cell/>
          <table:table-cell table:style-name="ce83" office:value-type="string" table:number-columns-spanned="3" table:number-rows-spanned="1">
            <text:p>Distrito:</text:p>
          </table:table-cell>
          <table:covered-table-cell table:style-name="ce94"/>
          <table:covered-table-cell table:style-name="ce83"/>
          <table:table-cell table:style-name="ce101" table:number-columns-spanned="4" table:number-rows-spanned="1"/>
          <table:covered-table-cell table:number-columns-repeated="2" table:style-name="ce103"/>
          <table:covered-table-cell table:style-name="ce104"/>
          <table:table-cell table:style-name="ce105"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52"/>
          <table:table-cell table:style-name="ce101" table:number-columns-spanned="5" table:number-rows-spanned="1"/>
          <table:covered-table-cell table:number-columns-repeated="3" table:style-name="ce111"/>
          <table:covered-table-cell table:style-name="ce112"/>
          <table:table-cell table:style-name="ce40"/>
          <table:table-cell table:style-name="ce117" office:value-type="string" table:number-columns-spanned="3" table:number-rows-spanned="1">
            <text:p>Distrito:</text:p>
          </table:table-cell>
          <table:covered-table-cell table:number-columns-repeated="2" table:style-name="ce117"/>
          <table:table-cell table:style-name="ce123" table:number-columns-spanned="4" table:number-rows-spanned="1"/>
          <table:covered-table-cell table:number-columns-repeated="2" table:style-name="ce111"/>
          <table:covered-table-cell table:style-name="ce112"/>
          <table:table-cell table:style-name="ce110" office:value-type="string" table:number-columns-spanned="3" table:number-rows-spanned="1">
            <text:p>Provincia:</text:p>
          </table:table-cell>
          <table:covered-table-cell table:style-name="ce109"/>
          <table:covered-table-cell table:style-name="ce110"/>
          <table:table-cell table:style-name="ce101" table:number-columns-spanned="4" table:number-rows-spanned="1"/>
          <table:covered-table-cell table:number-columns-repeated="2" table:style-name="ce111"/>
          <table:covered-table-cell table:style-name="ce112"/>
          <table:table-cell table:style-name="ce52" office:value-type="string" table:number-columns-spanned="2" table:number-rows-spanned="1">
            <text:p>Dpto.:</text:p>
          </table:table-cell>
          <table:covered-table-cell table:style-name="ce44"/>
          <table:table-cell table:style-name="ce127" table:number-columns-spanned="5" table:number-rows-spanned="1"/>
          <table:covered-table-cell table:number-columns-repeated="3" table:style-name="ce111"/>
          <table:covered-table-cell table:style-name="ce132"/>
          <table:table-cell table:number-columns-repeated="971"/>
        </table:table-row>
        <table:table-row table:style-name="ro1">
          <table:table-cell/>
          <table:covered-table-cell table:style-name="ce5"/>
          <table:table-cell table:style-name="ce27" office:value-type="string">
            <text:p>Analista de Créditos</text:p>
          </table:table-cell>
          <table:table-cell table:style-name="ce42" table:number-columns-spanned="4" table:number-rows-spanned="1"/>
          <table:covered-table-cell table:number-columns-repeated="2" table:style-name="ce45"/>
          <table:covered-table-cell table:style-name="ce42"/>
          <table:table-cell table:style-name="ce63"/>
          <table:table-cell table:style-name="ce72"/>
          <table:table-cell/>
          <table:table-cell table:style-name="ce84"/>
          <table:table-cell table:style-name="ce95"/>
          <table:table-cell table:style-name="ce97"/>
          <table:table-cell table:style-name="ce102" table:number-columns-repeated="4"/>
          <table:table-cell table:style-name="ce97" table:number-columns-repeated="3"/>
          <table:table-cell table:style-name="ce102" table:number-columns-repeated="4"/>
          <table:table-cell table:style-name="ce97" table:number-columns-repeated="2"/>
          <table:table-cell table:style-name="ce102" table:number-columns-repeated="4"/>
          <table:table-cell table:style-name="ce113"/>
          <table:table-cell table:style-name="ce40"/>
          <table:table-cell table:style-name="ce118"/>
          <table:table-cell table:style-name="ce95"/>
          <table:table-cell table:style-name="ce97" table:number-columns-repeated="8"/>
          <table:table-cell table:style-name="ce102" table:number-columns-repeated="4"/>
          <table:table-cell table:style-name="ce97" table:number-columns-repeated="2"/>
          <table:table-cell table:style-name="ce102" table:number-columns-repeated="4"/>
          <table:table-cell table:style-name="ce133"/>
          <table:table-cell table:number-columns-repeated="971"/>
        </table:table-row>
        <table:table-row table:style-name="ro1">
          <table:table-cell/>
          <table:covered-table-cell table:style-name="ce3"/>
          <table:table-cell table:style-name="ce26" office:value-type="string">
            <text:p>Agencia/Oficina</text:p>
          </table:table-cell>
          <table:table-cell table:style-name="ce42" table:content-validation-name="val9" office:value-type="string" table:number-columns-spanned="4" table:number-rows-spanned="1">
            <text:p>Atico</text:p>
          </table:table-cell>
          <table:covered-table-cell table:number-columns-repeated="3" table:style-name="ce42" table:content-validation-name="val9"/>
          <table:table-cell table:style-name="ce63"/>
          <table:table-cell table:style-name="ce7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8">
            <text:p>Datos del Titular y Cónyuge</text:p>
          </table:table-cell>
          <table:table-cell table:style-name="ce26" office:value-type="string">
            <text:p>Calificación Interna del Cliente</text:p>
          </table:table-cell>
          <table:table-cell table:style-name="ce42" table:content-validation-name="val10" office:value-type="string" table:number-columns-spanned="4" table:number-rows-spanned="1">
            <text:p>AA</text:p>
          </table:table-cell>
          <table:covered-table-cell table:number-columns-repeated="3" table:style-name="ce42" table:content-validation-name="val10"/>
          <table:table-cell/>
          <table:table-cell table:style-name="ce63"/>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azón Social de la Empresa</text:p>
          </table:table-cell>
          <table:table-cell table:style-name="ce42" table:number-columns-spanned="4" table:number-rows-spanned="1"/>
          <table:covered-table-cell table:number-columns-repeated="3" table:style-name="ce42"/>
          <table:table-cell table:style-name="ce44" office:value-type="string">
            <text:p>RUC</text:p>
          </table:table-cell>
          <table:table-cell table:style-name="ce73" table:content-validation-name="val32"/>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Representante Leg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Titular del Crédito</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Tiene Cónyuge/Conviviente?</text:p>
          </table:table-cell>
          <table:table-cell table:style-name="ce42" table:content-validation-name="val11" office:value-type="string" table:number-columns-spanned="4" table:number-rows-spanned="1">
            <text:p>Si</text:p>
          </table:table-cell>
          <table:covered-table-cell table:number-columns-repeated="3" table:style-name="ce42" table:content-validation-name="val11"/>
          <table:table-cell table:style-name="ce44" office:value-type="string">
            <text:p>Fecha de Nacimiento</text:p>
          </table:table-cell>
          <table:table-cell table:style-name="ce71" table:content-validation-name="val33" office:value-type="float" office:value="14610">
            <text:p>31/12/1939</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Cónyuge/Conviviente</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7"/>
          <table:table-cell table:style-name="ce26" office:value-type="string">
            <text:p>Domicilio Actual</text:p>
          </table:table-cell>
          <table:table-cell table:style-name="ce43" table:number-columns-spanned="4" table:number-rows-spanned="1"/>
          <table:covered-table-cell table:number-columns-repeated="3" table:style-name="ce43"/>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8"/>
          <table:table-cell table:style-name="ce26" office:value-type="string">
            <text:p>Dirección del Predio ó Granja</text:p>
          </table:table-cell>
          <table:table-cell table:style-name="ce41" table:number-columns-spanned="4" table:number-rows-spanned="1"/>
          <table:covered-table-cell table:number-columns-repeated="3" table:style-name="ce42"/>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6" office:value-type="string" table:number-columns-spanned="1" table:number-rows-spanned="4">
            <text:p>Datos del Aval y Cónyuge</text:p>
          </table:table-cell>
          <table:table-cell table:style-name="ce26" office:value-type="string">
            <text:p>¿Tiene Aval?</text:p>
          </table:table-cell>
          <table:table-cell table:style-name="ce42" table:content-validation-name="val11" office:value-type="string" table:number-columns-spanned="4" table:number-rows-spanned="1">
            <text:p>No</text:p>
          </table:table-cell>
          <table:covered-table-cell table:number-columns-repeated="3" table:style-name="ce42" table:content-validation-name="val11"/>
          <table:table-cell table:style-name="ce63"/>
          <table:table-cell table:style-name="ce7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7"/>
          <table:table-cell table:style-name="ce26" office:value-type="string">
            <text:p>Nombre del Cónyuge Aval</text:p>
          </table:table-cell>
          <table:table-cell table:style-name="ce42" table:number-columns-spanned="4" table:number-rows-spanned="1"/>
          <table:covered-table-cell table:number-columns-repeated="3" table:style-name="ce42"/>
          <table:table-cell table:style-name="ce44" office:value-type="string">
            <text:p>DNI</text:p>
          </table:table-cell>
          <table:table-cell table:style-name="ce74" table:content-validation-name="val17"/>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8"/>
          <table:table-cell table:style-name="ce26" office:value-type="string">
            <text:p>Domicilio Actual del Aval</text:p>
          </table:table-cell>
          <table:table-cell table:style-name="ce42" table:number-columns-spanned="4" table:number-rows-spanned="1"/>
          <table:covered-table-cell table:number-columns-repeated="3" table:style-name="ce4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Tipo de Fuente</text:p>
          </table:table-cell>
          <table:table-cell table:style-name="ce26" office:value-type="string">
            <text:p>Fuente de Ingreso Titular</text:p>
          </table:table-cell>
          <table:table-cell table:style-name="ce44" office:value-type="string" table:number-columns-spanned="4" table:number-rows-spanned="1">
            <text:p>Independiente</text:p>
          </table:table-cell>
          <table:covered-table-cell table:number-columns-repeated="3" table:style-name="ce5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0"/>
          <table:table-cell table:style-name="ce26" office:value-type="string">
            <text:p>Fuente de Ingreso Cónyuge</text:p>
          </table:table-cell>
          <table:table-cell table:style-name="ce45" table:content-validation-name="val12" office:value-type="string" table:number-columns-spanned="4" table:number-rows-spanned="1">
            <text:p>Independiente</text:p>
          </table:table-cell>
          <table:covered-table-cell table:number-columns-repeated="3" table:style-name="ce45" table:content-validation-name="val12"/>
          <table:table-cell table:style-name="ce63"/>
          <table:table-cell table:style-name="ce76"/>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9" office:value-type="string" table:number-columns-spanned="1" table:number-rows-spanned="2">
            <text:p>Números de Telefonos</text:p>
          </table:table-cell>
          <table:table-cell table:style-name="ce26" office:value-type="string">
            <text:p>Telefonó Fijo</text:p>
          </table:table-cell>
          <table:table-cell table:style-name="ce46" table:number-columns-spanned="2" table:number-rows-spanned="1"/>
          <table:covered-table-cell table:style-name="ce46"/>
          <table:table-cell table:style-name="ce55" table:formula="of:=IF(OR([.D26]=[.CE125];[.D26]=[.CG125]);&quot;Endeudamiento no debe superar S/.6 mil (Titular + Cónyugue)&quot;;&quot;&quot;)" table:number-columns-spanned="4" table:number-rows-spanned="2">
            <text:p/>
          </table:table-cell>
          <table:covered-table-cell table:number-columns-repeated="3" table:style-name="ce60"/>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1"/>
          <table:table-cell table:style-name="ce28" office:value-type="string">
            <text:p>Telefono Movil</text:p>
          </table:table-cell>
          <table:table-cell table:style-name="ce47" office:value-type="string" table:number-columns-spanned="2" table:number-rows-spanned="1">
            <text:p>*-4324</text:p>
          </table:table-cell>
          <table:covered-table-cell table:style-name="ce47"/>
          <table:covered-table-cell table:number-columns-repeated="4" table:style-name="ce55"/>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2" office:value-type="string" table:number-columns-spanned="1" table:number-rows-spanned="2">
            <text:p>Datos del Producto Atendido</text:p>
          </table:table-cell>
          <table:table-cell table:style-name="ce29" office:value-type="string">
            <text:p>Producto</text:p>
          </table:table-cell>
          <table:table-cell table:style-name="ce29" office:value-type="string">
            <text:p>Subproducto</text:p>
          </table:table-cell>
          <table:table-cell table:style-name="ce29" office:value-type="string" table:number-columns-spanned="2" table:number-rows-spanned="1">
            <text:p>Convenio</text:p>
          </table:table-cell>
          <table:covered-table-cell table:style-name="ce56"/>
          <table:table-cell table:style-name="ce29" office:value-type="string">
            <text:p>Destino</text:p>
          </table:table-cell>
          <table:table-cell table:style-name="ce64" table:formula="of:=IF([.D26]=&quot;Pecuario&quot;;&quot;# Crianzas Finan.&quot;;&quot;# Cultivos Financ.&quot;)" office:value-type="string" office:string-value="# Cultivos Financ.">
            <text:p># Cultivos Financ.</text:p>
          </table:table-cell>
          <table:table-cell table:style-name="ce64" office:value-type="string">
            <text:p># Cultivos Secund.</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3"/>
          <table:table-cell table:style-name="ce30" table:content-validation-name="val1" office:value-type="string">
            <text:p>Microempresa</text:p>
          </table:table-cell>
          <table:table-cell table:style-name="ce30" table:content-validation-name="val13"/>
          <table:table-cell table:style-name="ce30" table:content-validation-name="val22" office:value-type="string" table:number-columns-spanned="2" table:number-rows-spanned="1">
            <text:p>No</text:p>
          </table:table-cell>
          <table:covered-table-cell table:style-name="ce42" table:content-validation-name="val22"/>
          <table:table-cell table:style-name="ce30" table:content-validation-name="val26" office:value-type="string">
            <text:p>Capital de Trabajo</text:p>
          </table:table-cell>
          <table:table-cell table:style-name="ce65" table:content-validation-name="val28" office:value-type="float" office:value="1">
            <text:p>1</text:p>
          </table:table-cell>
          <table:table-cell table:style-name="ce65" table:content-validation-name="val34" office:value-type="float" office:value="0">
            <text:p>0</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table-cell table:style-name="ce14" office:value-type="string" table:number-columns-spanned="1" table:number-rows-spanned="6">
            <text:p><text:s/>Datos de la Actividad Principal</text:p>
          </table:table-cell>
          <table:table-cell table:style-name="ce31" office:value-type="string">
            <text:p>Sector</text:p>
          </table:table-cell>
          <table:table-cell table:style-name="ce29" table:formula="of:=IF(OR([.$D$26]=&quot;Pecuario&quot;;[.$D$26]=&quot;Kiva 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7]=&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table-cell/>
          <table:covered-table-cell table:style-name="ce15"/>
          <table:table-cell table:style-name="ce32" office:value-type="string">
            <text:p>Producción</text:p>
          </table:table-cell>
          <table:table-cell table:style-name="ce30" table:content-validation-name="val14"/>
          <table:table-cell table:style-name="ce30" table:content-validation-name="val17"/>
          <table:table-cell table:style-name="ce53" table:content-validation-name="val23"/>
          <table:table-cell table:style-name="ce30" table:content-validation-name="val25"/>
          <table:table-cell table:style-name="ce29" table:formula="of:=IF(ISERROR(HLOOKUP([.D28];[.$CD$129:.$DL$130];2;0));&quot;&quot;;HLOOKUP([.D28];[.$CD$129:.$DL$130];2;0))">
            <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29]=&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2" office:value-type="string">
            <text:p>Producción</text:p>
          </table:table-cell>
          <table:table-cell table:style-name="ce30" table:content-validation-name="val14"/>
          <table:table-cell table:style-name="ce30" table:content-validation-name="val17"/>
          <table:table-cell table:style-name="ce53" table:content-validation-name="val23"/>
          <table:table-cell table:style-name="ce30" table:content-validation-name="val25"/>
          <table:table-cell table:style-name="ce29" table:formula="of:=IF(ISERROR(HLOOKUP([.D30];[.$CD$129:.$DL$130];2;0));&quot;&quot;;HLOOKUP([.D30];[.$CD$129:.$DL$130];2;0))">
            <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5"/>
          <table:table-cell table:style-name="ce31" office:value-type="string">
            <text:p>Sector</text:p>
          </table:table-cell>
          <table:table-cell table:style-name="ce29" table:formula="of:=IF([.$D$26]=&quot;Pecuario&quot;;&quot;Crianza&quot;;&quot;Cultivo&quot;)" office:value-type="string" office:string-value="Cultivo">
            <text:p>Cultivo</text:p>
          </table:table-cell>
          <table:table-cell table:style-name="ce29" table:formula="of:=IF(OR([.$D$26]=&quot;Agrícola&quot;;[.$D$26]=&quot;Kiva Agrícola&quot;);&quot;Has.&quot;;&quot;Cabezas&quot;)" office:value-type="string" office:string-value="Cabezas">
            <text:p>Cabez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table:formula="of:=IF([.D31]=&quot;Cultivo&quot;;&quot;Experiencia en el Cultivo&quot;;&quot;Experiencia en la Crianza&quot;)" office:value-type="string" office:string-value="Experiencia en el Cultivo">
            <text:p>Experiencia en el Cultivo</text:p>
          </table:table-cell>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6"/>
          <table:table-cell table:style-name="ce32" office:value-type="string">
            <text:p>Producción</text:p>
          </table:table-cell>
          <table:table-cell table:style-name="ce30" table:content-validation-name="val14"/>
          <table:table-cell table:style-name="ce30" table:content-validation-name="val17"/>
          <table:table-cell table:style-name="ce53" table:content-validation-name="val23"/>
          <table:table-cell table:style-name="ce30" table:content-validation-name="val25"/>
          <table:table-cell table:style-name="ce29" table:formula="of:=IF(ISERROR(HLOOKUP([.D32];[.$CD$129:.$DL$130];2;0));&quot;&quot;;HLOOKUP([.D32];[.$CD$129:.$DL$130];2;0))">
            <text:p/>
          </table:table-cell>
          <table:table-cell table:style-name="ce66" table:content-validation-name="val29"/>
          <table:table-cell/>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table-cell table:style-name="ce12" office:value-type="string" table:number-columns-spanned="1" table:number-rows-spanned="4">
            <text:p><text:s/>Datos de la Actividad Secundaria</text:p>
          </table:table-cell>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4"/>
          <table:table-cell table:style-name="ce95"/>
          <table:table-cell table:style-name="ce97" table:number-columns-repeated="18"/>
          <table:table-cell table:style-name="ce114"/>
          <table:table-cell table:style-name="ce40"/>
          <table:table-cell table:style-name="ce118"/>
          <table:table-cell table:style-name="ce95"/>
          <table:table-cell table:style-name="ce97" table:number-columns-repeated="18"/>
          <table:table-cell table:style-name="ce134"/>
          <table:table-cell table:number-columns-repeated="971"/>
        </table:table-row>
        <table:table-row table:style-name="ro1" table:visibility="collapse">
          <table:table-cell/>
          <table:covered-table-cell table:style-name="ce17"/>
          <table:table-cell table:style-name="ce30" table:content-validation-name="val2"/>
          <table:table-cell table:style-name="ce30" table:content-validation-name="val15"/>
          <table:table-cell table:style-name="ce53" table:content-validation-name="val23"/>
          <table:table-cell table:style-name="ce30" table:content-validation-name="val25"/>
          <table:table-cell table:style-name="ce29" table:formula="of:=IF(ISERROR(HLOOKUP([.C34];[.$CD$129:.$DL$130];2;0));&quot;&quot;;HLOOKUP([.C34];[.$CD$129:.$DL$130];2;0))">
            <text:p/>
          </table:table-cell>
          <table:table-cell table:style-name="ce66" table:content-validation-name="val29"/>
          <table:table-cell table:content-validation-name="val21"/>
          <table:table-cell/>
          <table:table-cell table:style-name="ce85"/>
          <table:table-cell table:style-name="ce96" table:number-columns-repeated="6"/>
          <table:table-cell table:style-name="ce106" table:number-columns-repeated="13"/>
          <table:table-cell table:style-name="ce115"/>
          <table:table-cell table:style-name="ce40"/>
          <table:table-cell table:style-name="ce119"/>
          <table:table-cell table:style-name="ce96" table:number-columns-repeated="5"/>
          <table:table-cell table:style-name="ce124"/>
          <table:table-cell table:style-name="ce106" table:number-columns-repeated="13"/>
          <table:table-cell table:style-name="ce135"/>
          <table:table-cell table:number-columns-repeated="971"/>
        </table:table-row>
        <table:table-row table:style-name="ro1" table:visibility="collapse">
          <table:table-cell/>
          <table:covered-table-cell table:style-name="ce17"/>
          <table:table-cell table:style-name="ce29" office:value-type="string">
            <text:p>Cultivo <text:s/>sec.</text:p>
          </table:table-cell>
          <table:table-cell table:style-name="ce29" office:value-type="string">
            <text:p>Has.</text:p>
          </table:table-cell>
          <table:table-cell table:style-name="ce29" office:value-type="string">
            <text:p>Condicion Terreno</text:p>
          </table:table-cell>
          <table:table-cell table:style-name="ce29" office:value-type="string">
            <text:p>Sistema de Riego</text:p>
          </table:table-cell>
          <table:table-cell table:style-name="ce29" office:value-type="string">
            <text:p>CIIU</text:p>
          </table:table-cell>
          <table:table-cell table:style-name="ce29" office:value-type="string">
            <text:p>Experiencia en el Cultivo</text:p>
          </table:table-cell>
          <table:table-cell table:number-columns-repeated="2"/>
          <table:table-cell table:style-name="ce86" office:value-type="string" table:number-columns-spanned="7" table:number-rows-spanned="1">
            <text:p>COLINDANCIAS:</text:p>
          </table:table-cell>
          <table:covered-table-cell table:number-columns-repeated="6" table:style-name="ce86"/>
          <table:table-cell table:style-name="ce106" table:number-columns-repeated="13"/>
          <table:table-cell table:style-name="ce115"/>
          <table:table-cell table:style-name="ce40"/>
          <table:table-cell table:style-name="ce120" office:value-type="string" table:number-columns-spanned="7" table:number-rows-spanned="1">
            <text:p>COLINDANCIAS:</text:p>
          </table:table-cell>
          <table:covered-table-cell table:number-columns-repeated="5" table:style-name="ce122"/>
          <table:covered-table-cell table:style-name="ce125"/>
          <table:table-cell table:style-name="ce106" table:number-columns-repeated="13"/>
          <table:table-cell table:style-name="ce135"/>
          <table:table-cell table:number-columns-repeated="971"/>
        </table:table-row>
        <table:table-row table:style-name="ro1" table:visibility="collapse">
          <table:table-cell/>
          <table:covered-table-cell table:style-name="ce13"/>
          <table:table-cell table:style-name="ce30" table:content-validation-name="val2"/>
          <table:table-cell table:style-name="ce30" table:content-validation-name="val15"/>
          <table:table-cell table:style-name="ce53" table:content-validation-name="val23"/>
          <table:table-cell table:style-name="ce30" table:content-validation-name="val25"/>
          <table:table-cell table:style-name="ce29" table:formula="of:=IF(ISERROR(HLOOKUP([.C36];[.$CD$129:.$DL$130];2;0));&quot;&quot;;HLOOKUP([.C36];[.$CD$129:.$DL$130];2;0))">
            <text:p/>
          </table:table-cell>
          <table:table-cell table:style-name="ce66" table:content-validation-name="val29"/>
          <table:table-cell table:content-validation-name="val21"/>
          <table:table-cell/>
          <table:table-cell table:style-name="ce87" office:value-type="string" table:number-columns-spanned="7" table:number-rows-spanned="1">
            <text:p>LINDERO NOR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NOR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18" office:value-type="string" table:number-columns-spanned="1" table:number-rows-spanned="2">
            <text:p>Datos de Actividad No Complementaria</text:p>
          </table:table-cell>
          <table:table-cell table:style-name="ce29" office:value-type="string">
            <text:p>Sector</text:p>
          </table:table-cell>
          <table:table-cell table:style-name="ce29" office:value-type="string" table:number-columns-spanned="4" table:number-rows-spanned="1">
            <text:p>Giro del Negocio No Complementario</text:p>
          </table:table-cell>
          <table:covered-table-cell table:number-columns-repeated="3" table:style-name="ce29"/>
          <table:table-cell table:style-name="ce29" office:value-type="string">
            <text:p>CIIU</text:p>
          </table:table-cell>
          <table:table-cell table:style-name="ce29" office:value-type="string">
            <text:p>Fecha de Inicio</text:p>
          </table:table-cell>
          <table:table-cell/>
          <table:table-cell table:style-name="ce88" office:value-type="string" table:number-columns-spanned="7" table:number-rows-spanned="1">
            <text:p>LINDERO SUR:</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SUR:</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covered-table-cell table:style-name="ce19"/>
          <table:table-cell table:style-name="ce33" table:content-validation-name="val3" office:value-type="string">
            <text:p>Industria</text:p>
          </table:table-cell>
          <table:table-cell table:style-name="ce33" table:content-validation-name="val16" office:value-type="string" table:number-columns-spanned="4" table:number-rows-spanned="1">
            <text:p>Confecciones en cuero</text:p>
          </table:table-cell>
          <table:covered-table-cell table:number-columns-repeated="3" table:style-name="ce33" table:content-validation-name="val16"/>
          <table:table-cell table:style-name="ce29" table:formula="of:=IF(ISERROR(HLOOKUP([.D38];[.$CD$139:.$HX$141];3;0));&quot;&quot;;HLOOKUP([.D38];[.$CD$139:.$HX$141];3;0))" office:value-type="float" office:value="2926">
            <text:p>2926</text:p>
          </table:table-cell>
          <table:table-cell table:style-name="ce66" table:content-validation-name="val21" office:value-type="float" office:value="40941">
            <text:p>02-feb-12</text:p>
          </table:table-cell>
          <table:table-cell/>
          <table:table-cell table:style-name="ce87" office:value-type="string" table:number-columns-spanned="7" table:number-rows-spanned="1">
            <text:p>LINDERO ESTE:</text:p>
          </table:table-cell>
          <table:covered-table-cell table:number-columns-repeated="6" table:style-name="ce87"/>
          <table:table-cell table:style-name="ce107" table:number-columns-spanned="13" table:number-rows-spanned="1"/>
          <table:covered-table-cell table:number-columns-repeated="12" table:style-name="ce107"/>
          <table:table-cell table:style-name="ce115"/>
          <table:table-cell table:style-name="ce40"/>
          <table:table-cell table:style-name="ce121" office:value-type="string" table:number-columns-spanned="7" table:number-rows-spanned="1">
            <text:p>LINDERO ESTE:</text:p>
          </table:table-cell>
          <table:covered-table-cell table:number-columns-repeated="6" table:style-name="ce121"/>
          <table:table-cell table:style-name="ce107" table:number-columns-spanned="13" table:number-rows-spanned="1"/>
          <table:covered-table-cell table:number-columns-repeated="11" table:style-name="ce126"/>
          <table:covered-table-cell table:style-name="ce128"/>
          <table:table-cell table:style-name="ce135"/>
          <table:table-cell table:number-columns-repeated="971"/>
        </table:table-row>
        <table:table-row table:style-name="ro1">
          <table:table-cell/>
          <table:table-cell table:style-name="ce20" office:value-type="string" table:number-columns-spanned="1" table:number-rows-spanned="4">
            <text:p>Condiciones del Crédito</text:p>
          </table:table-cell>
          <table:table-cell table:style-name="ce34" office:value-type="string">
            <text:p>Moneda</text:p>
          </table:table-cell>
          <table:table-cell table:style-name="ce34" office:value-type="string">
            <text:p>Monto</text:p>
          </table:table-cell>
          <table:table-cell table:style-name="ce34" office:value-type="string">
            <text:p>Divino Seguro</text:p>
          </table:table-cell>
          <table:table-cell table:style-name="ce34" office:value-type="string">
            <text:p>MultiRiesgo</text:p>
          </table:table-cell>
          <table:table-cell table:style-name="ce34" office:value-type="string">
            <text:p>TREC</text:p>
          </table:table-cell>
          <table:table-cell table:style-name="ce34" office:value-type="string">
            <text:p>TEA</text:p>
          </table:table-cell>
          <table:table-cell table:style-name="ce34" office:value-type="string">
            <text:p>TEM</text:p>
          </table:table-cell>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5" table:content-validation-name="val4" office:value-type="string">
            <text:p>Dólares</text:p>
          </table:table-cell>
          <table:table-cell table:style-name="ce48" table:content-validation-name="val17" office:value-type="currency" office:currency="S/." office:value="5000">
            <text:p>S/. 5,000</text:p>
          </table:table-cell>
          <table:table-cell table:style-name="ce35" table:content-validation-name="val11" office:value-type="string">
            <text:p>Si</text:p>
          </table:table-cell>
          <table:table-cell table:style-name="ce50" table:content-validation-name="val11" office:value-type="string">
            <text:p>Si</text:p>
          </table:table-cell>
          <table:table-cell table:style-name="ce50" table:content-validation-name="val11" office:value-type="string">
            <text:p>No</text:p>
          </table:table-cell>
          <table:table-cell table:style-name="ce67" table:content-validation-name="val21" office:value-type="percentage" office:value="0.12">
            <text:p>12.00%</text:p>
          </table:table-cell>
          <table:table-cell table:style-name="ce67" table:content-validation-name="val17" table:formula="of:=IF([.H40]=&quot;&quot;;&quot;&quot;;[.CH176])" office:value-type="percentage" office:value="0.00948879293458305">
            <text:p>0.95%</text:p>
          </table:table-cell>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4"/>
          <table:table-cell table:number-columns-repeated="971"/>
        </table:table-row>
        <table:table-row table:style-name="ro1">
          <table:table-cell/>
          <table:covered-table-cell table:style-name="ce21"/>
          <table:table-cell table:style-name="ce36" office:value-type="string">
            <text:p>Forma de Pago (*)</text:p>
          </table:table-cell>
          <table:table-cell table:style-name="ce29" office:value-type="string">
            <text:p>Cuotas</text:p>
          </table:table-cell>
          <table:table-cell table:style-name="ce29" table:formula="of:=IF(OR([.C42]=&quot;Irregular&quot;;[.C42]=&quot;Al Final&quot;);&quot;Días Total del Prestamo&quot;;&quot;Periocidad (días)&quot;)" office:value-type="string" office:string-value="Periocidad (días)">
            <text:p>Periocidad (días)</text:p>
          </table:table-cell>
          <table:table-cell table:style-name="ce57" office:value-type="string">
            <text:p>Fecha Pos. Pago</text:p>
          </table:table-cell>
          <table:table-cell table:style-name="ce61" office:value-type="string">
            <text:p>N° Desembolsos</text:p>
          </table:table-cell>
          <table:table-cell table:style-name="ce68" table:formula="of:=IF([.H40]=&quot;&quot;;&quot;&quot;;IF([.E26]=&quot;Si&quot;;&quot;&quot;;IF(OR([.H40]&gt;[.$CE$176];[.H40]&lt;[.$CD$176]);IF(OR([.D26]=&quot;Kiva Agrícola&quot;;[.D26]=&quot;Kiva Pecuario&quot;);&quot;TEA no corresponde. Solicitar excepción&quot;;&quot;TEA no corresponde&quot;);&quot;&quot;)))" office:value-type="string" office:string-value="TEA no corresponde" table:number-columns-spanned="2" table:number-rows-spanned="1">
            <text:p>TEA no corresponde</text:p>
          </table:table-cell>
          <table:covered-table-cell table:style-name="ce77"/>
          <table:table-cell/>
          <table:table-cell table:style-name="ce84"/>
          <table:table-cell table:style-name="ce97" table:number-columns-repeated="6"/>
          <table:table-cell table:style-name="ce108" table:number-columns-repeated="13"/>
          <table:table-cell table:style-name="ce116"/>
          <table:table-cell table:style-name="ce40"/>
          <table:table-cell table:style-name="ce97" table:number-columns-repeated="8"/>
          <table:table-cell table:style-name="ce108" table:number-columns-repeated="11"/>
          <table:table-cell table:style-name="ce129"/>
          <table:table-cell table:style-name="ce136"/>
          <table:table-cell table:number-columns-repeated="971"/>
        </table:table-row>
        <table:table-row table:style-name="ro1">
          <table:table-cell/>
          <table:covered-table-cell table:style-name="ce22"/>
          <table:table-cell table:style-name="ce30" table:content-validation-name="val5" office:value-type="string">
            <text:p>Mensual</text:p>
          </table:table-cell>
          <table:table-cell table:style-name="ce33" table:content-validation-name="val18" office:value-type="float" office:value="8">
            <text:p>8</text:p>
          </table:table-cell>
          <table:table-cell table:style-name="ce30" table:content-validation-name="val17" table:formula="of:=IF(ISERROR(VLOOKUP([.C42];[.$CD$179:.$CE$184];2;0));&quot;&quot;;VLOOKUP([.C42];[.$CD$179:.$CE$184];2;0))" office:value-type="float" office:value="30">
            <text:p>30</text:p>
          </table:table-cell>
          <table:table-cell table:style-name="ce58" table:formula="of:=[.I5]+[.E42]*IF([.C42]=&quot;Irregular&quot;;1;[.D42])" office:value-type="date" office:date-value="2014-10-27">
            <text:p>27/10/2014</text:p>
          </table:table-cell>
          <table:table-cell table:style-name="ce30" table:content-validation-name="val27" office:value-type="float" office:value="4">
            <text:p>4</text:p>
          </table:table-cell>
          <table:table-cell table:content-validation-name="val21"/>
          <table:table-cell/>
          <table:table-cell table:style-name="ce78" table:content-validation-name="val21"/>
          <table:table-cell table:style-name="ce84"/>
          <table:table-cell table:style-name="ce97" table:number-columns-repeated="6"/>
          <table:table-cell table:style-name="ce107" table:number-columns-repeated="13"/>
          <table:table-cell table:style-name="ce114"/>
          <table:table-cell table:style-name="ce40"/>
          <table:table-cell table:style-name="ce97" table:number-columns-repeated="8"/>
          <table:table-cell table:style-name="ce107" table:number-columns-repeated="11"/>
          <table:table-cell table:style-name="ce97"/>
          <table:table-cell table:style-name="ce134"/>
          <table:table-cell table:number-columns-repeated="971"/>
        </table:table-row>
        <table:table-row table:style-name="ro1">
          <table:table-cell/>
          <table:table-cell table:style-name="ce9" office:value-type="string" table:number-columns-spanned="1" table:number-rows-spanned="2">
            <text:p>Historial y Calificación</text:p>
          </table:table-cell>
          <table:table-cell table:style-name="ce29" office:value-type="string">
            <text:p>Año de Inicio con la CSL</text:p>
          </table:table-cell>
          <table:table-cell table:style-name="ce29" office:value-type="string">
            <text:p>N° Créditos Cancelados</text:p>
          </table:table-cell>
          <table:table-cell table:style-name="ce29" office:value-type="string" table:number-columns-spanned="2" table:number-rows-spanned="1">
            <text:p>Calificacion Actual SBS</text:p>
          </table:table-cell>
          <table:covered-table-cell table:style-name="ce29"/>
          <table:table-cell table:style-name="ce29" office:value-type="string">
            <text:p>Score</text:p>
          </table:table-cell>
          <table:table-cell table:style-name="ce29" office:value-type="string" table:number-columns-spanned="2" table:number-rows-spanned="1">
            <text:p>Acción </text:p>
          </table:table-cell>
          <table:covered-table-cell table:style-name="ce29"/>
          <table:table-cell table:style-name="ce79" table:content-validation-name="val21"/>
          <table:table-cell table:style-name="ce82" office:value-type="string">
            <text:p>Comentarios adicionales de la ubicación del Domicilio y Predio.</text:p>
          </table:table-cell>
          <table:table-cell table:style-name="ce93"/>
          <table:table-cell table:style-name="ce40" table:number-columns-repeated="40"/>
          <table:table-cell table:style-name="ce131"/>
          <table:table-cell table:number-columns-repeated="971"/>
        </table:table-row>
        <table:table-row table:style-name="ro1">
          <table:table-cell/>
          <table:covered-table-cell table:style-name="ce11"/>
          <table:table-cell table:style-name="ce30" table:content-validation-name="val6" office:value-type="float" office:value="2012">
            <text:p>2012</text:p>
          </table:table-cell>
          <table:table-cell table:style-name="ce30" office:value-type="float" office:value="3">
            <text:p>3</text:p>
          </table:table-cell>
          <table:table-cell table:style-name="ce54" table:content-validation-name="val24" office:value-type="string" table:number-columns-spanned="2" table:number-rows-spanned="1">
            <text:p>Dudoso</text:p>
          </table:table-cell>
          <table:covered-table-cell table:style-name="ce59" table:content-validation-name="val24"/>
          <table:table-cell table:style-name="ce30" office:value-type="float" office:value="234">
            <text:p>234</text:p>
          </table:table-cell>
          <table:table-cell table:style-name="ce30" table:content-validation-name="val30" office:value-type="string" table:number-columns-spanned="2" table:number-rows-spanned="1">
            <text:p>Observar</text:p>
          </table:table-cell>
          <table:covered-table-cell table:style-name="ce30" table:content-validation-name="val30"/>
          <table:table-cell table:style-name="ce79" table:content-validation-name="val21"/>
          <table:table-cell table:style-name="ce89" table:number-columns-spanned="43" table:number-rows-spanned="7"/>
          <table:covered-table-cell table:number-columns-repeated="41" table:style-name="ce98"/>
          <table:covered-table-cell table:style-name="ce137"/>
          <table:table-cell table:number-columns-repeated="971"/>
        </table:table-row>
        <table:table-row table:style-name="ro1">
          <table:table-cell/>
          <table:table-cell table:style-name="ce9" office:value-type="string" table:number-columns-spanned="1" table:number-rows-spanned="6">
            <text:p>Garantías</text:p>
          </table:table-cell>
          <table:table-cell table:style-name="ce36" office:value-type="string">
            <text:p>Tipo <text:s/>de Garantía</text:p>
          </table:table-cell>
          <table:table-cell table:style-name="ce29" office:value-type="string">
            <text:p>Detalle</text:p>
          </table:table-cell>
          <table:table-cell table:style-name="ce36" office:value-type="string" table:number-columns-spanned="2" table:number-rows-spanned="1">
            <text:p>Titular</text:p>
          </table:table-cell>
          <table:covered-table-cell table:style-name="ce36"/>
          <table:table-cell table:style-name="ce36" office:value-type="string">
            <text:p>Aval</text:p>
          </table:table-cell>
          <table:table-cell table:style-name="ce69" table:number-columns-repeated="2"/>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Declaración Jurada</text:p>
          </table:table-cell>
          <table:table-cell table:style-name="ce49" table:content-validation-name="val17"/>
          <table:table-cell table:style-name="ce50" table:content-validation-name="val21" table:number-columns-spanned="2" table:number-rows-spanned="1"/>
          <table:covered-table-cell table:style-name="ce50"/>
          <table:table-cell table:style-name="ce62" table:content-validation-name="val21"/>
          <table:table-cell table:style-name="ce70" table:formula="of:=SUM([.E46:.G46])" office:value-type="float" office:value="0" table:number-columns-spanned="2" table:number-rows-spanned="1">
            <text:p>S/. 0</text:p>
          </table:table-cell>
          <table:covered-table-cell table:style-name="ce70"/>
          <table:table-cell table:style-name="ce79" table:content-validation-name="val21"/>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Hipoteca y/o Inmobiliaria</text:p>
          </table:table-cell>
          <table:table-cell table:style-name="ce50" table:content-validation-name="val19"/>
          <table:table-cell table:style-name="ce50" table:content-validation-name="val21" table:number-columns-spanned="2" table:number-rows-spanned="1"/>
          <table:covered-table-cell table:style-name="ce50"/>
          <table:table-cell table:style-name="ce62" table:content-validation-name="val21"/>
          <table:table-cell table:style-name="ce70" table:formula="of:=SUM([.E47:.G47])"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8" office:value-type="string">
            <text:p>Garantía Mobiliaria</text:p>
          </table:table-cell>
          <table:table-cell table:style-name="ce51" table:content-validation-name="val20"/>
          <table:table-cell table:style-name="ce50" table:content-validation-name="val21" table:number-columns-spanned="2" table:number-rows-spanned="1"/>
          <table:covered-table-cell table:style-name="ce50"/>
          <table:table-cell table:style-name="ce62" table:content-validation-name="val21"/>
          <table:table-cell table:style-name="ce70" table:formula="of:=SUM([.E48:.G48])"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23"/>
          <table:table-cell table:style-name="ce37" office:value-type="string">
            <text:p>Otros</text:p>
          </table:table-cell>
          <table:table-cell table:style-name="ce50" table:content-validation-name="val21"/>
          <table:table-cell table:style-name="ce50" table:content-validation-name="val21" table:number-columns-spanned="2" table:number-rows-spanned="1"/>
          <table:covered-table-cell table:style-name="ce50"/>
          <table:table-cell table:style-name="ce62" table:content-validation-name="val21"/>
          <table:table-cell table:style-name="ce70" table:formula="of:=SUM([.E49:.G49])" office:value-type="float" office:value="0" table:number-columns-spanned="2" table:number-rows-spanned="1">
            <text:p>S/. 0</text:p>
          </table:table-cell>
          <table:covered-table-cell table:style-name="ce70"/>
          <table:table-cell/>
          <table:covered-table-cell table:style-name="ce90"/>
          <table:covered-table-cell table:number-columns-repeated="41" table:style-name="ce99"/>
          <table:covered-table-cell table:style-name="ce138"/>
          <table:table-cell table:number-columns-repeated="971"/>
        </table:table-row>
        <table:table-row table:style-name="ro1">
          <table:table-cell/>
          <table:covered-table-cell table:style-name="ce11"/>
          <table:table-cell table:style-name="ce39" office:value-type="string" table:number-columns-spanned="5" table:number-rows-spanned="1">
            <text:p>Total:</text:p>
          </table:table-cell>
          <table:covered-table-cell table:number-columns-repeated="4" table:style-name="ce39"/>
          <table:table-cell table:style-name="ce70" table:formula="of:=SUM([.H46:.H49])" office:value-type="float" office:value="0" table:number-columns-spanned="2" table:number-rows-spanned="1">
            <text:p>S/. 0</text:p>
          </table:table-cell>
          <table:covered-table-cell table:style-name="ce70"/>
          <table:table-cell/>
          <table:covered-table-cell table:style-name="ce91"/>
          <table:covered-table-cell table:number-columns-repeated="41" table:style-name="ce100"/>
          <table:covered-table-cell table:style-name="ce139"/>
          <table:table-cell table:number-columns-repeated="971"/>
        </table:table-row>
        <table:table-row table:style-name="ro1">
          <table:table-cell table:number-columns-repeated="2"/>
          <table:table-cell table:style-name="ce40" table:number-columns-repeated="6"/>
          <table:table-cell table:number-columns-repeated="2"/>
          <table:table-cell table:style-name="ce92"/>
          <table:table-cell table:number-columns-repeated="1013"/>
        </table:table-row>
        <table:table-row table:style-name="ro1">
          <table:table-cell table:number-columns-repeated="1024"/>
        </table:table-row>
        <table:table-row table:style-name="ro1">
          <table:table-cell/>
          <table:table-cell table:style-name="ce24"/>
          <table:table-cell>
            <draw:frame table:end-cell-address="Solicitud.E55" table:end-x="1.743cm" table:end-y="0.213cm" draw:z-index="0" draw:name="CommandButton1" draw:style-name="gr1" draw:text-style-name="P1" svg:width="7.143cm" svg:height="1.002cm" svg:x="6.85cm" svg:y="0.265cm">
              <draw:image xlink:href="Pictures/2000002E000015910000035E2D5E0500.wmf" xlink:type="simple" xlink:show="embed" xlink:actuate="onLoad">
                <text:p/>
              </draw:image>
            </draw:frame>
          </table:table-cell>
          <table:table-cell/>
          <table:table-cell>
            <draw:frame table:end-cell-address="Solicitud.F55" table:end-x="4.548cm" table:end-y="0.213cm" draw:z-index="1" draw:name="CommandButton2" draw:style-name="gr1" draw:text-style-name="P1" svg:width="6.739cm" svg:height="1.002cm" svg:x="2.854cm" svg:y="0.265cm">
              <draw:image xlink:href="Pictures/2000002E000015910000035E84DBE6EC.wmf" xlink:type="simple" xlink:show="embed" xlink:actuate="onLoad">
                <text:p/>
              </draw:image>
            </draw:frame>
          </table:table-cell>
          <table:table-cell/>
          <table:table-cell>
            <draw:frame table:end-cell-address="Solicitud.H55" table:end-x="3.965cm" table:end-y="0.268cm" draw:z-index="2" draw:name="CommandButton3" draw:style-name="gr1" draw:text-style-name="P1" svg:width="6.765cm" svg:height="1.002cm" svg:x="2.245cm" svg:y="0.32cm">
              <draw:image xlink:href="Pictures/2000002E000015A70000035E17BC358C.wmf" xlink:type="simple" xlink:show="embed" xlink:actuate="onLoad">
                <text:p/>
              </draw:image>
            </draw:frame>
          </table:table-cell>
          <table:table-cell table:number-columns-repeated="1017"/>
        </table:table-row>
        <table:table-row table:style-name="ro1" table:number-rows-repeated="14">
          <table:table-cell table:number-columns-repeated="1024"/>
        </table:table-row>
        <table:table-row table:style-name="ro1">
          <table:table-cell table:number-columns-repeated="13"/>
          <table:table-cell table:style-name="ce69"/>
          <table:table-cell table:number-columns-repeated="1010"/>
        </table:table-row>
        <table:table-row table:style-name="ro1">
          <table:table-cell table:number-columns-repeated="18"/>
          <table:table-cell table:style-name="ce40"/>
          <table:table-cell table:number-columns-repeated="1005"/>
        </table:table-row>
        <table:table-row table:style-name="ro1" table:number-rows-repeated="33">
          <table:table-cell table:number-columns-repeated="1024"/>
        </table:table-row>
        <table:table-row table:style-name="ro1">
          <table:table-cell table:number-columns-repeated="2"/>
          <table:table-cell table:style-name="ce1" table:number-columns-repeated="7"/>
          <table:table-cell/>
          <table:table-cell table:style-name="ce1" table:number-columns-repeated="43"/>
          <table:table-cell table:number-columns-repeated="971"/>
        </table:table-row>
        <table:table-row table:style-name="ro1">
          <table:table-cell table:number-columns-repeated="1024"/>
        </table:table-row>
        <table:table-row table:style-name="ro1">
          <table:table-cell/>
          <table:table-cell table:style-name="ce25"/>
          <table:table-cell table:number-columns-repeated="1022"/>
        </table:table-row>
        <table:table-row table:style-name="ro1">
          <table:table-cell table:number-columns-repeated="1024"/>
        </table:table-row>
        <table:table-row table:style-name="ro1">
          <table:table-cell table:style-name="ce1"/>
          <table:table-cell table:style-name="ce25"/>
          <table:table-cell table:style-name="ce1" table:number-columns-repeated="52"/>
          <table:table-cell/>
          <table:table-cell table:style-name="ce1" table:number-columns-repeated="23"/>
          <table:table-cell/>
          <table:table-cell table:style-name="ce1" table:number-columns-repeated="945"/>
        </table:table-row>
        <table:table-row table:style-name="ro1">
          <table:table-cell table:number-columns-repeated="82"/>
          <table:table-cell table:style-name="ce149"/>
          <table:table-cell table:number-columns-repeated="941"/>
        </table:table-row>
        <table:table-row table:style-name="ro1">
          <table:table-cell table:number-columns-repeated="80"/>
          <table:table-cell office:value-type="string">
            <text:p>contraseña</text:p>
          </table:table-cell>
          <table:table-cell office:value-type="string">
            <text:p>meca</text:p>
          </table:table-cell>
          <table:table-cell table:number-columns-repeated="942"/>
        </table:table-row>
        <table:table-row table:style-name="ro1">
          <table:table-cell table:number-columns-repeated="1024"/>
        </table:table-row>
        <table:table-row table:style-name="ro1">
          <table:table-cell table:number-columns-repeated="80"/>
          <table:table-cell office:value-type="string">
            <text:p>Tipo de persona</text:p>
          </table:table-cell>
          <table:table-cell office:value-type="string">
            <text:p>Persona Natural</text:p>
          </table:table-cell>
          <table:table-cell office:value-type="string">
            <text:p>Persona Jurídica</text:p>
          </table:table-cell>
          <table:table-cell table:number-columns-repeated="3"/>
          <table:table-cell table:formula="of:=IF([.C26]&lt;&gt;&quot;MicroEmpresa&quot;;&quot;sub_2&quot;;HLOOKUP([.$D$5];[.$CD$111:.$CE$112];2;0))" office:value-type="string" office:string-value="sub_2">
            <text:p>sub_2</text:p>
          </table:table-cell>
          <table:table-cell table:number-columns-repeated="937"/>
        </table:table-row>
        <table:table-row table:style-name="ro1">
          <table:table-cell table:number-columns-repeated="81"/>
          <table:table-cell office:value-type="string">
            <text:p>sub_1</text:p>
          </table:table-cell>
          <table:table-cell office:value-type="string">
            <text:p>sub_2</text:p>
          </table:table-cell>
          <table:table-cell table:number-columns-repeated="941"/>
        </table:table-row>
        <table:table-row table:style-name="ro1">
          <table:table-cell table:number-columns-repeated="80"/>
          <table:table-cell office:value-type="string">
            <text:p>Cliente</text:p>
          </table:table-cell>
          <table:table-cell office:value-type="string">
            <text:p>Nuevo</text:p>
          </table:table-cell>
          <table:table-cell office:value-type="string">
            <text:p>Recurr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gencias</text:p>
          </table:table-cell>
          <table:table-cell office:value-type="string">
            <text:p>Acari</text:p>
          </table:table-cell>
          <table:table-cell office:value-type="string">
            <text:p>Aguaytia</text:p>
          </table:table-cell>
          <table:table-cell office:value-type="string">
            <text:p>Atico</text:p>
          </table:table-cell>
          <table:table-cell office:value-type="string">
            <text:p>Camana</text:p>
          </table:table-cell>
          <table:table-cell office:value-type="string">
            <text:p>Carhuaz</text:p>
          </table:table-cell>
          <table:table-cell office:value-type="string">
            <text:p>Casona</text:p>
          </table:table-cell>
          <table:table-cell office:value-type="string">
            <text:p>Castrovirreyna</text:p>
          </table:table-cell>
          <table:table-cell office:value-type="string">
            <text:p>Chala</text:p>
          </table:table-cell>
          <table:table-cell office:value-type="string">
            <text:p>Chincha</text:p>
          </table:table-cell>
          <table:table-cell office:value-type="string">
            <text:p>Esp. Santiago</text:p>
          </table:table-cell>
          <table:table-cell office:value-type="string">
            <text:p>Eten</text:p>
          </table:table-cell>
          <table:table-cell office:value-type="string">
            <text:p>Ferreñafe</text:p>
          </table:table-cell>
          <table:table-cell office:value-type="string">
            <text:p>Guadalupe</text:p>
          </table:table-cell>
          <table:table-cell office:value-type="string">
            <text:p>Huarmey</text:p>
          </table:table-cell>
          <table:table-cell office:value-type="string">
            <text:p>Huaytara</text:p>
          </table:table-cell>
          <table:table-cell office:value-type="string">
            <text:p>Ica</text:p>
          </table:table-cell>
          <table:table-cell office:value-type="string">
            <text:p>Imperial</text:p>
          </table:table-cell>
          <table:table-cell office:value-type="string">
            <text:p>Jayanca</text:p>
          </table:table-cell>
          <table:table-cell office:value-type="string">
            <text:p>La Casona</text:p>
          </table:table-cell>
          <table:table-cell office:value-type="string">
            <text:p>Laramate</text:p>
          </table:table-cell>
          <table:table-cell office:value-type="string">
            <text:p>Las Malvinas</text:p>
          </table:table-cell>
          <table:table-cell office:value-type="string">
            <text:p>Lunahuana</text:p>
          </table:table-cell>
          <table:table-cell office:value-type="string">
            <text:p>Lurin</text:p>
          </table:table-cell>
          <table:table-cell office:value-type="string">
            <text:p>Mala</text:p>
          </table:table-cell>
          <table:table-cell office:value-type="string">
            <text:p>Nazca</text:p>
          </table:table-cell>
          <table:table-cell office:value-type="string">
            <text:p>Nuevo Chimbote</text:p>
          </table:table-cell>
          <table:table-cell office:value-type="string">
            <text:p>Ocoña</text:p>
          </table:table-cell>
          <table:table-cell office:value-type="string">
            <text:p>Palpa</text:p>
          </table:table-cell>
          <table:table-cell office:value-type="string">
            <text:p>Parcona</text:p>
          </table:table-cell>
          <table:table-cell office:value-type="string">
            <text:p>Pisco</text:p>
          </table:table-cell>
          <table:table-cell office:value-type="string">
            <text:p>Pucallpa</text:p>
          </table:table-cell>
          <table:table-cell office:value-type="string">
            <text:p>Puquio</text:p>
          </table:table-cell>
          <table:table-cell office:value-type="string">
            <text:p>Reque</text:p>
          </table:table-cell>
          <table:table-cell office:value-type="string">
            <text:p>San Isidro</text:p>
          </table:table-cell>
          <table:table-cell office:value-type="string">
            <text:p>San Martin</text:p>
          </table:table-cell>
          <table:table-cell office:value-type="string">
            <text:p>Santa</text:p>
          </table:table-cell>
          <table:table-cell office:value-type="string">
            <text:p>Sayan</text:p>
          </table:table-cell>
          <table:table-cell office:value-type="string">
            <text:p>Tarapoto</text:p>
          </table:table-cell>
          <table:table-cell office:value-type="string">
            <text:p>Tocache</text:p>
          </table:table-cell>
          <table:table-cell office:value-type="string">
            <text:p>Yarinacocha</text:p>
          </table:table-cell>
          <table:table-cell office:value-type="string">
            <text:p>Yauyos</text:p>
          </table:table-cell>
          <table:table-cell office:value-type="string">
            <text:p>Yungay</text:p>
          </table:table-cell>
          <table:table-cell table:number-columns-repeated="901"/>
        </table:table-row>
        <table:table-row table:style-name="ro1">
          <table:table-cell table:number-columns-repeated="1024"/>
        </table:table-row>
        <table:table-row table:style-name="ro1">
          <table:table-cell table:number-columns-repeated="80"/>
          <table:table-cell office:value-type="string">
            <text:p>Calif. Interna</text:p>
          </table:table-cell>
          <table:table-cell office:value-type="string">
            <text:p>AAA</text:p>
          </table:table-cell>
          <table:table-cell office:value-type="string">
            <text:p>AA</text:p>
          </table:table-cell>
          <table:table-cell office:value-type="string">
            <text:p>A</text:p>
          </table:table-cell>
          <table:table-cell office:value-type="string">
            <text:p>B</text:p>
          </table:table-cell>
          <table:table-cell office:value-type="string">
            <text:p>C</text:p>
          </table:table-cell>
          <table:table-cell office:value-type="string">
            <text:p>D</text:p>
          </table:table-cell>
          <table:table-cell table:number-columns-repeated="937"/>
        </table:table-row>
        <table:table-row table:style-name="ro1">
          <table:table-cell table:number-columns-repeated="1024"/>
        </table:table-row>
        <table:table-row table:style-name="ro1">
          <table:table-cell table:number-columns-repeated="80"/>
          <table:table-cell office:value-type="string">
            <text:p>SI/N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uente de Ingresos</text:p>
          </table:table-cell>
          <table:table-cell office:value-type="string">
            <text:p>Dependiente</text:p>
          </table:table-cell>
          <table:table-cell office:value-type="string">
            <text:p>Independiente</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Producto</text:p>
          </table:table-cell>
          <table:table-cell office:value-type="string">
            <text:p>Microempresa</text:p>
          </table:table-cell>
          <table:table-cell office:value-type="string">
            <text:p>Pequeña Empresa</text:p>
          </table:table-cell>
          <table:table-cell office:value-type="string">
            <text:p>Mediana Empresa</text:p>
          </table:table-cell>
          <table:table-cell office:value-type="string">
            <text:p>Gran Empres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ub producto</text:p>
          </table:table-cell>
          <table:table-cell office:value-type="string">
            <text:p>Agrícola</text:p>
          </table:table-cell>
          <table:table-cell office:value-type="string">
            <text:p>Kiva Agrícola</text:p>
          </table:table-cell>
          <table:table-cell office:value-type="string">
            <text:p>Pecuario</text:p>
          </table:table-cell>
          <table:table-cell office:value-type="string">
            <text:p>Kiva Pecuario</text:p>
          </table:table-cell>
          <table:table-cell/>
          <table:table-cell table:formula="of:=IF([.CI111]=&quot;sub_2&quot;;HLOOKUP([.D26];[.CL125:.CM126];2;0);HLOOKUP([.D26];[.CD125:.CG126];2;0))" office:value-type="float" office:value="0">
            <text:p>#N/D</text:p>
          </table:table-cell>
          <table:table-cell table:number-columns-repeated="2"/>
          <table:table-cell office:value-type="string">
            <text:p>Agrícola</text:p>
          </table:table-cell>
          <table:table-cell office:value-type="string">
            <text:p>Pecuario</text:p>
          </table:table-cell>
          <table:table-cell/>
          <table:table-cell table:number-columns-repeated="932"/>
        </table:table-row>
        <table:table-row table:style-name="ro1">
          <table:table-cell table:number-columns-repeated="81"/>
          <table:table-cell table:number-columns-repeated="2" office:value-type="string">
            <text:p>Cultivos</text:p>
          </table:table-cell>
          <table:table-cell table:number-columns-repeated="2" office:value-type="string">
            <text:p>Crianza</text:p>
          </table:table-cell>
          <table:table-cell table:number-columns-repeated="4"/>
          <table:table-cell office:value-type="string">
            <text:p>Cultivos</text:p>
          </table:table-cell>
          <table:table-cell office:value-type="string">
            <text:p>Crianza</text:p>
          </table:table-cell>
          <table:table-cell table:number-columns-repeated="933"/>
        </table:table-row>
        <table:table-row table:style-name="ro1">
          <table:table-cell table:number-columns-repeated="80"/>
          <table:table-cell office:value-type="string">
            <text:p>Destino</text:p>
          </table:table-cell>
          <table:table-cell office:value-type="string">
            <text:p>Capital de Trabajo</text:p>
          </table:table-cell>
          <table:table-cell office:value-type="string">
            <text:p>Activo Fijo</text:p>
          </table:table-cell>
          <table:table-cell office:value-type="string">
            <text:p>Mixto</text:p>
          </table:table-cell>
          <table:table-cell office:value-type="string">
            <text:p>Refinanciado</text:p>
          </table:table-cell>
          <table:table-cell office:value-type="string">
            <text:p>Otros</text:p>
          </table:table-cell>
          <table:table-cell table:formula="of:=HLOOKUP([.$G$26];[.$CD$127:.$CH$128];2;0)" office:value-type="string" office:string-value="calif">
            <text:p>calif</text:p>
          </table:table-cell>
          <table:table-cell table:number-columns-repeated="937"/>
        </table:table-row>
        <table:table-row table:style-name="ro1">
          <table:table-cell table:number-columns-repeated="81"/>
          <table:table-cell table:number-columns-repeated="5" office:value-type="string">
            <text:p>calif</text:p>
          </table:table-cell>
          <table:table-cell table:number-columns-repeated="938"/>
        </table:table-row>
        <table:table-row table:style-name="ro1">
          <table:table-cell table:number-columns-repeated="80"/>
          <table:table-cell office:value-type="string">
            <text:p>Cultivos</text:p>
          </table:table-cell>
          <table:table-cell office:value-type="string">
            <text:p>Alfalfa</text:p>
          </table:table-cell>
          <table:table-cell office:value-type="string">
            <text:p>Algodón</text:p>
          </table:table-cell>
          <table:table-cell office:value-type="string">
            <text:p>Arroz</text:p>
          </table:table-cell>
          <table:table-cell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style-name="ce156" office:value-type="string">
            <text:p>Olivo</text:p>
          </table:table-cell>
          <table:table-cell office:value-type="string">
            <text:p>Pallar</text:p>
          </table:table-cell>
          <table:table-cell table:style-name="ce156" office:value-type="string">
            <text:p>Palma Aceitera</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style-name="ce156" office:value-type="string">
            <text:p>Sandía</text:p>
          </table:table-cell>
          <table:table-cell office:value-type="string">
            <text:p>Tuna</text:p>
          </table:table-cell>
          <table:table-cell office:value-type="string">
            <text:p>Vid <text:s/>Italia</text:p>
          </table:table-cell>
          <table:table-cell office:value-type="string">
            <text:p>Vid <text:s/>Queb - Borgoña</text:p>
          </table:table-cell>
          <table:table-cell office:value-type="string">
            <text:p>Yuca</text:p>
          </table:table-cell>
          <table:table-cell office:value-type="string">
            <text:p>Zanahoria</text:p>
          </table:table-cell>
          <table:table-cell table:style-name="ce156" office:value-type="string">
            <text:p>Zapallo</text:p>
          </table:table-cell>
          <table:table-cell table:style-name="ce156" office:value-type="string">
            <text:p>Otros</text:p>
          </table:table-cell>
          <table:table-cell table:number-columns-repeated="908"/>
        </table:table-row>
        <table:table-row table:style-name="ro1">
          <table:table-cell table:number-columns-repeated="79"/>
          <table:table-cell table:style-name="ce140" table:number-columns-repeated="2"/>
          <table:table-cell table:style-name="ce140" office:value-type="string">
            <text:p>0112</text:p>
          </table:table-cell>
          <table:table-cell table:number-columns-repeated="2" table:style-name="ce140" office:value-type="string">
            <text:p>0111</text:p>
          </table:table-cell>
          <table:table-cell table:number-columns-repeated="2" table:style-name="ce140" office:value-type="string">
            <text:p>0113</text:p>
          </table:table-cell>
          <table:table-cell table:style-name="ce140" office:value-type="string">
            <text:p>0112</text:p>
          </table:table-cell>
          <table:table-cell table:style-name="ce140" office:value-type="string">
            <text:p>0111</text:p>
          </table:table-cell>
          <table:table-cell table:style-name="ce140" office:value-type="string">
            <text:p>0112</text:p>
          </table:table-cell>
          <table:table-cell table:style-name="ce140" office:value-type="string">
            <text:p>0111</text:p>
          </table:table-cell>
          <table:table-cell table:number-columns-repeated="2" table:style-name="ce140" office:value-type="string">
            <text:p>0112</text:p>
          </table:table-cell>
          <table:table-cell table:number-columns-repeated="3" table:style-name="ce140" office:value-type="string">
            <text:p>0111</text:p>
          </table:table-cell>
          <table:table-cell table:number-columns-repeated="4" table:style-name="ce140" office:value-type="string">
            <text:p>0113</text:p>
          </table:table-cell>
          <table:table-cell table:style-name="ce140" office:value-type="string">
            <text:p>0112</text:p>
          </table:table-cell>
          <table:table-cell table:number-columns-repeated="2" table:style-name="ce140" office:value-type="string">
            <text:p>0113</text:p>
          </table:table-cell>
          <table:table-cell table:style-name="ce140" office:value-type="string">
            <text:p>0112</text:p>
          </table:table-cell>
          <table:table-cell table:number-columns-repeated="4" table:style-name="ce140" office:value-type="string">
            <text:p>0113</text:p>
          </table:table-cell>
          <table:table-cell table:style-name="ce140" office:value-type="string">
            <text:p>0111</text:p>
          </table:table-cell>
          <table:table-cell table:number-columns-repeated="2" table:style-name="ce140" office:value-type="string">
            <text:p>0113</text:p>
          </table:table-cell>
          <table:table-cell table:style-name="ce140" office:value-type="string">
            <text:p>0114</text:p>
          </table:table-cell>
          <table:table-cell table:style-name="ce140" office:value-type="string">
            <text:p>0115</text:p>
          </table:table-cell>
          <table:table-cell table:number-columns-repeated="3" table:style-name="ce140" office:value-type="string">
            <text:p>0112</text:p>
          </table:table-cell>
          <table:table-cell table:style-name="ce140" office:value-type="string">
            <text:p>0111</text:p>
          </table:table-cell>
          <table:table-cell table:number-columns-repeated="3"/>
          <table:table-cell table:style-name="ce140" table:number-columns-repeated="119"/>
          <table:table-cell table:number-columns-repeated="786"/>
        </table:table-row>
        <table:table-row table:style-name="ro1">
          <table:table-cell table:number-columns-repeated="97"/>
          <table:table-cell table:style-name="ce156" table:number-columns-repeated="2"/>
          <table:table-cell/>
          <table:table-cell table:style-name="ce156"/>
          <table:table-cell table:number-columns-repeated="7"/>
          <table:table-cell table:style-name="ce156"/>
          <table:table-cell table:number-columns-repeated="5"/>
          <table:table-cell table:style-name="ce156" table:number-columns-repeated="5"/>
          <table:table-cell table:number-columns-repeated="905"/>
        </table:table-row>
        <table:table-row table:style-name="ro1">
          <table:table-cell table:number-columns-repeated="80"/>
          <table:table-cell office:value-type="string">
            <text:p>Condicion del Terreno</text:p>
          </table:table-cell>
          <table:table-cell office:value-type="string">
            <text:p>Arrendatario</text:p>
          </table:table-cell>
          <table:table-cell office:value-type="string">
            <text:p>Propietario</text:p>
          </table:table-cell>
          <table:table-cell office:value-type="string">
            <text:p>Posesionario</text:p>
          </table:table-cell>
          <table:table-cell office:value-type="string">
            <text:p>Propio y Arrendado</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Sistema de Riego</text:p>
          </table:table-cell>
          <table:table-cell office:value-type="string">
            <text:p>Secano </text:p>
          </table:table-cell>
          <table:table-cell office:value-type="string">
            <text:p>Por gravedad</text:p>
          </table:table-cell>
          <table:table-cell office:value-type="string">
            <text:p>Tecnificad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Sector</text:p>
          </table:table-cell>
          <table:table-cell office:value-type="string">
            <text:p>Producción</text:p>
          </table:table-cell>
          <table:table-cell office:value-type="string">
            <text:p>Comercio</text:p>
          </table:table-cell>
          <table:table-cell office:value-type="string">
            <text:p>Servicio</text:p>
          </table:table-cell>
          <table:table-cell office:value-type="string">
            <text:p>Industria</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Cultivo</text:p>
          </table:table-cell>
          <table:table-cell table:number-columns-repeated="70" office:value-type="string">
            <text:p>Comercio</text:p>
          </table:table-cell>
          <table:table-cell table:number-columns-repeated="37" office:value-type="string">
            <text:p>Industria</text:p>
          </table:table-cell>
          <table:table-cell table:number-columns-repeated="44" office:value-type="string">
            <text:p>Servicio</text:p>
          </table:table-cell>
          <table:table-cell table:number-columns-repeated="792"/>
        </table:table-row>
        <table:table-row table:style-name="ro1">
          <table:table-cell table:number-columns-repeated="81"/>
          <table:table-cell office:value-type="string">
            <text:p>Vta de Abarrotes al por menor ( Bodegas,tiendas) Urbanas</text:p>
          </table:table-cell>
          <table:table-cell office:value-type="string">
            <text:p>Vta de Abarrotes al por menor ( Bodegas,tiendas) Rurales</text:p>
          </table:table-cell>
          <table:table-cell office:value-type="string">
            <text:p>Vta de Abarrotes al por mayor</text:p>
          </table:table-cell>
          <table:table-cell office:value-type="string">
            <text:p>Vta de Especerias</text:p>
          </table:table-cell>
          <table:table-cell office:value-type="string">
            <text:p>Minimarket</text:p>
          </table:table-cell>
          <table:table-cell office:value-type="string">
            <text:p>Vta de Tuberculos y Verduras</text:p>
          </table:table-cell>
          <table:table-cell office:value-type="string">
            <text:p>Vta de Fruta</text:p>
          </table:table-cell>
          <table:table-cell office:value-type="string">
            <text:p>Vta al por menor de Golosinas</text:p>
          </table:table-cell>
          <table:table-cell office:value-type="string">
            <text:p>Vta de Gaseosas,Cerveza,Licores y Cigarros</text:p>
          </table:table-cell>
          <table:table-cell office:value-type="string">
            <text:p>Vta de Carne de res</text:p>
          </table:table-cell>
          <table:table-cell office:value-type="string">
            <text:p>Vta de Carne de aves</text:p>
          </table:table-cell>
          <table:table-cell office:value-type="string">
            <text:p>Vta de Menudencia</text:p>
          </table:table-cell>
          <table:table-cell office:value-type="string">
            <text:p>Vta de Pescados y Mariscos</text:p>
          </table:table-cell>
          <table:table-cell office:value-type="string">
            <text:p>Vta de Huevos</text:p>
          </table:table-cell>
          <table:table-cell office:value-type="string">
            <text:p>Vta de Leche y derivados</text:p>
          </table:table-cell>
          <table:table-cell office:value-type="string">
            <text:p>Vta de Granos</text:p>
          </table:table-cell>
          <table:table-cell office:value-type="string">
            <text:p>Vta de Productos Naturistas</text:p>
          </table:table-cell>
          <table:table-cell office:value-type="string">
            <text:p>Vta de Articulos de Decoraciòn y Regalos ( Bazar )</text:p>
          </table:table-cell>
          <table:table-cell office:value-type="string">
            <text:p>Vta de Articulos de oficina ( Librería)</text:p>
          </table:table-cell>
          <table:table-cell office:value-type="string">
            <text:p>Piñateria</text:p>
          </table:table-cell>
          <table:table-cell office:value-type="string">
            <text:p>Vta de Calzado</text:p>
          </table:table-cell>
          <table:table-cell office:value-type="string">
            <text:p>Vta de prendas de vestir</text:p>
          </table:table-cell>
          <table:table-cell office:value-type="string">
            <text:p>Vta de Lenceria</text:p>
          </table:table-cell>
          <table:table-cell office:value-type="string">
            <text:p>Vta de Telas, tejidos y lanas</text:p>
          </table:table-cell>
          <table:table-cell office:value-type="string">
            <text:p>Vta de Combustible</text:p>
          </table:table-cell>
          <table:table-cell office:value-type="string">
            <text:p>Vta de gas</text:p>
          </table:table-cell>
          <table:table-cell office:value-type="string">
            <text:p>Farmacias, Boticas, Perfumes y Cosmeticos</text:p>
          </table:table-cell>
          <table:table-cell office:value-type="string">
            <text:p>Vta de pañales</text:p>
          </table:table-cell>
          <table:table-cell office:value-type="string">
            <text:p>Vta de Juguetes</text:p>
          </table:table-cell>
          <table:table-cell office:value-type="string">
            <text:p>Vta de Articulos de Ferreteria y Pintura</text:p>
          </table:table-cell>
          <table:table-cell office:value-type="string">
            <text:p>Vta de Material de Construcciòn</text:p>
          </table:table-cell>
          <table:table-cell office:value-type="string">
            <text:p>Vta de Flores, Plantas y Jardineria</text:p>
          </table:table-cell>
          <table:table-cell office:value-type="string">
            <text:p>Vta de Merceria y Pasamaneria</text:p>
          </table:table-cell>
          <table:table-cell office:value-type="string">
            <text:p>Vta de Productos para el agro</text:p>
          </table:table-cell>
          <table:table-cell office:value-type="string">
            <text:p>Vta de Alimentos Balanceados</text:p>
          </table:table-cell>
          <table:table-cell office:value-type="string">
            <text:p>Vta de forraje, Alfalfa</text:p>
          </table:table-cell>
          <table:table-cell office:value-type="string">
            <text:p>Vta de Articulos de Limpieza</text:p>
          </table:table-cell>
          <table:table-cell office:value-type="string">
            <text:p>Vta de Articulos Deportivos</text:p>
          </table:table-cell>
          <table:table-cell office:value-type="string">
            <text:p>Vta de articulos de pesca artesanal</text:p>
          </table:table-cell>
          <table:table-cell office:value-type="string">
            <text:p>Vta de Articulos Religiosos</text:p>
          </table:table-cell>
          <table:table-cell office:value-type="string">
            <text:p>Vta de Joyas y Bijuteria</text:p>
          </table:table-cell>
          <table:table-cell office:value-type="string">
            <text:p>Relojeria</text:p>
          </table:table-cell>
          <table:table-cell office:value-type="string">
            <text:p>Vta de Celulares y tarjetas de telefonos y accesorios</text:p>
          </table:table-cell>
          <table:table-cell office:value-type="string">
            <text:p>Vta de cajones de madera</text:p>
          </table:table-cell>
          <table:table-cell office:value-type="string">
            <text:p>Vta de carbon</text:p>
          </table:table-cell>
          <table:table-cell office:value-type="string">
            <text:p>Vta de Cochinilla</text:p>
          </table:table-cell>
          <table:table-cell office:value-type="string">
            <text:p>Vta de Artesanias</text:p>
          </table:table-cell>
          <table:table-cell office:value-type="string">
            <text:p>Vta de Chatarra</text:p>
          </table:table-cell>
          <table:table-cell office:value-type="string">
            <text:p>Vta de lentes</text:p>
          </table:table-cell>
          <table:table-cell office:value-type="string">
            <text:p>Vta de muebles de madera</text:p>
          </table:table-cell>
          <table:table-cell office:value-type="string">
            <text:p>Venta de madera</text:p>
          </table:table-cell>
          <table:table-cell office:value-type="string">
            <text:p>Vta de Vehiculos</text:p>
          </table:table-cell>
          <table:table-cell office:value-type="string">
            <text:p>Vta de repuestos de autos</text:p>
          </table:table-cell>
          <table:table-cell office:value-type="string">
            <text:p>Vta de bicicletas y Coches</text:p>
          </table:table-cell>
          <table:table-cell office:value-type="string">
            <text:p>Vta de Lubricantes</text:p>
          </table:table-cell>
          <table:table-cell office:value-type="string">
            <text:p>Vta de Electrodomesticos</text:p>
          </table:table-cell>
          <table:table-cell office:value-type="string">
            <text:p>Venta de ollas, vajillas, art. Hogar</text:p>
          </table:table-cell>
          <table:table-cell office:value-type="string">
            <text:p>Vta de Colchones</text:p>
          </table:table-cell>
          <table:table-cell office:value-type="string">
            <text:p>Vta de instrumental medico y quirurgicos</text:p>
          </table:table-cell>
          <table:table-cell office:value-type="string">
            <text:p>Vta de instrumentos musicales</text:p>
          </table:table-cell>
          <table:table-cell office:value-type="string">
            <text:p>Vta de Insumos Imprenta</text:p>
          </table:table-cell>
          <table:table-cell office:value-type="string">
            <text:p>Vta de Insumos Panaderia</text:p>
          </table:table-cell>
          <table:table-cell office:value-type="string">
            <text:p>Vta de cueros e Insumos</text:p>
          </table:table-cell>
          <table:table-cell office:value-type="string">
            <text:p>Vta de maletines, bolsos, carteras</text:p>
          </table:table-cell>
          <table:table-cell office:value-type="string">
            <text:p>Vta de maquinarias y herramientas</text:p>
          </table:table-cell>
          <table:table-cell office:value-type="string">
            <text:p>Vta de animales ( mascotas)</text:p>
          </table:table-cell>
          <table:table-cell office:value-type="string">
            <text:p>Vta de Oxigeno</text:p>
          </table:table-cell>
          <table:table-cell office:value-type="string">
            <text:p>Vta de Plasticos</text:p>
          </table:table-cell>
          <table:table-cell office:value-type="string">
            <text:p>Vidrieria y carpintería metálica</text:p>
          </table:table-cell>
          <table:table-cell office:value-type="string">
            <text:p>Vta de equipos, computo y equipo electronico</text:p>
          </table:table-cell>
          <table:table-cell office:value-type="string">
            <text:p>Aserradero</text:p>
          </table:table-cell>
          <table:table-cell office:value-type="string">
            <text:p>Confecciones en cuero</text:p>
          </table:table-cell>
          <table:table-cell office:value-type="string">
            <text:p>Curtiembre</text:p>
          </table:table-cell>
          <table:table-cell office:value-type="string">
            <text:p>Elaboracion Productos Lacteos</text:p>
          </table:table-cell>
          <table:table-cell office:value-type="string">
            <text:p>Elaboracion de Productos naturalres</text:p>
          </table:table-cell>
          <table:table-cell office:value-type="string">
            <text:p>Estampados</text:p>
          </table:table-cell>
          <table:table-cell office:value-type="string">
            <text:p>Fabricacion de Artesanias</text:p>
          </table:table-cell>
          <table:table-cell office:value-type="string">
            <text:p>Fabricaciòn de juegos y juguetes</text:p>
          </table:table-cell>
          <table:table-cell office:value-type="string">
            <text:p>Fabricaciòn de prendas de vestir</text:p>
          </table:table-cell>
          <table:table-cell office:value-type="string">
            <text:p>Fabricante de calzados</text:p>
          </table:table-cell>
          <table:table-cell office:value-type="string">
            <text:p>Fabrica de colchones</text:p>
          </table:table-cell>
          <table:table-cell office:value-type="string">
            <text:p>Fabrica de Muebles</text:p>
          </table:table-cell>
          <table:table-cell office:value-type="string">
            <text:p>Fabrica de Alimentos balanceados</text:p>
          </table:table-cell>
          <table:table-cell office:value-type="string">
            <text:p>Fabrica de articulos del hogar</text:p>
          </table:table-cell>
          <table:table-cell office:value-type="string">
            <text:p>Fabrica de articulos deportivos</text:p>
          </table:table-cell>
          <table:table-cell office:value-type="string">
            <text:p>Fabrica de articulos educativos</text:p>
          </table:table-cell>
          <table:table-cell office:value-type="string">
            <text:p>Fabrica de articulos de limpieza</text:p>
          </table:table-cell>
          <table:table-cell office:value-type="string">
            <text:p>Fabrica de carpas y toldos</text:p>
          </table:table-cell>
          <table:table-cell office:value-type="string">
            <text:p>Fabrica de carrocerias</text:p>
          </table:table-cell>
          <table:table-cell office:value-type="string">
            <text:p>Fabrica de papeles y derivados</text:p>
          </table:table-cell>
          <table:table-cell office:value-type="string">
            <text:p>Fabrica de Pisco, vinos, vinagres</text:p>
          </table:table-cell>
          <table:table-cell office:value-type="string">
            <text:p>Fabrica de equipos ortopedicos</text:p>
          </table:table-cell>
          <table:table-cell office:value-type="string">
            <text:p>Fabrica de golosinas</text:p>
          </table:table-cell>
          <table:table-cell office:value-type="string">
            <text:p>Fabrica de instrumentos musicales</text:p>
          </table:table-cell>
          <table:table-cell office:value-type="string">
            <text:p>Fabrica de pinturas y productos quimicos</text:p>
          </table:table-cell>
          <table:table-cell office:value-type="string">
            <text:p>Fabrica de Plasticos y Envases</text:p>
          </table:table-cell>
          <table:table-cell office:value-type="string">
            <text:p>Fabrica de telas, cintas</text:p>
          </table:table-cell>
          <table:table-cell office:value-type="string">
            <text:p>Fabrica de vitrinas, exhibidoras</text:p>
          </table:table-cell>
          <table:table-cell office:value-type="string">
            <text:p>Fundicion de Hierro y Acero</text:p>
          </table:table-cell>
          <table:table-cell office:value-type="string">
            <text:p>Imprenta</text:p>
          </table:table-cell>
          <table:table-cell office:value-type="string">
            <text:p>Frábica de Joyas</text:p>
          </table:table-cell>
          <table:table-cell office:value-type="string">
            <text:p>Ladrilleras y Adobes</text:p>
          </table:table-cell>
          <table:table-cell office:value-type="string">
            <text:p>Maderera</text:p>
          </table:table-cell>
          <table:table-cell office:value-type="string">
            <text:p>Metal Mecanica</text:p>
          </table:table-cell>
          <table:table-cell office:value-type="string">
            <text:p>Panaderia y Pasteleria</text:p>
          </table:table-cell>
          <table:table-cell office:value-type="string">
            <text:p>Cria de ganado, ovejas, cabras, caballos, asnos y mulas, granja lechera</text:p>
          </table:table-cell>
          <table:table-cell office:value-type="string">
            <text:p>Otras crias de animales, producción de productos animales n.c.pm</text:p>
          </table:table-cell>
          <table:table-cell office:value-type="string">
            <text:p>Servicio de confecciones, bordados</text:p>
          </table:table-cell>
          <table:table-cell office:value-type="string">
            <text:p>Heladeria (maquila)</text:p>
          </table:table-cell>
          <table:table-cell office:value-type="string">
            <text:p>Servicios de Fotografia, Filmaciones</text:p>
          </table:table-cell>
          <table:table-cell office:value-type="string">
            <text:p>Alquiler de trajes, disfraces y equipos</text:p>
          </table:table-cell>
          <table:table-cell office:value-type="string">
            <text:p>Agencia de Viajes</text:p>
          </table:table-cell>
          <table:table-cell office:value-type="string">
            <text:p>Alquiler de maquinarias, herramientas ( Agro )</text:p>
          </table:table-cell>
          <table:table-cell office:value-type="string">
            <text:p>Servicio de Buffets</text:p>
          </table:table-cell>
          <table:table-cell office:value-type="string">
            <text:p>Cabinas de Internet</text:p>
          </table:table-cell>
          <table:table-cell office:value-type="string">
            <text:p>Cabinas Telefonicas</text:p>
          </table:table-cell>
          <table:table-cell office:value-type="string">
            <text:p>Camal</text:p>
          </table:table-cell>
          <table:table-cell office:value-type="string">
            <text:p>Ensamblaje maq, y equipos</text:p>
          </table:table-cell>
          <table:table-cell office:value-type="string">
            <text:p>Funeraria</text:p>
          </table:table-cell>
          <table:table-cell office:value-type="string">
            <text:p>Gimnasio</text:p>
          </table:table-cell>
          <table:table-cell office:value-type="string">
            <text:p>Hostales y Hoteles</text:p>
          </table:table-cell>
          <table:table-cell office:value-type="string">
            <text:p>Juguerias</text:p>
          </table:table-cell>
          <table:table-cell office:value-type="string">
            <text:p>Lavados de Autos</text:p>
          </table:table-cell>
          <table:table-cell office:value-type="string">
            <text:p>Lavanderia, Tintoreria</text:p>
          </table:table-cell>
          <table:table-cell office:value-type="string">
            <text:p>Peluquerias, tratamientos de belleza</text:p>
          </table:table-cell>
          <table:table-cell office:value-type="string">
            <text:p>Playa de estacionamiento, cochera</text:p>
          </table:table-cell>
          <table:table-cell office:value-type="string">
            <text:p>Recreos, entretenimientos</text:p>
          </table:table-cell>
          <table:table-cell office:value-type="string">
            <text:p>Renovacion de calzados</text:p>
          </table:table-cell>
          <table:table-cell office:value-type="string">
            <text:p>Restaurantes</text:p>
          </table:table-cell>
          <table:table-cell office:value-type="string">
            <text:p>Compostura de ropa</text:p>
          </table:table-cell>
          <table:table-cell office:value-type="string">
            <text:p>Servicios de artes graficos, tipeos, copias</text:p>
          </table:table-cell>
          <table:table-cell office:value-type="string">
            <text:p>Alquiler paneles publicitarios</text:p>
          </table:table-cell>
          <table:table-cell office:value-type="string">
            <text:p>Servicios profesionales</text:p>
          </table:table-cell>
          <table:table-cell office:value-type="string">
            <text:p>Servicio seguridad vigilancia</text:p>
          </table:table-cell>
          <table:table-cell office:value-type="string">
            <text:p>Servicio de decoracion</text:p>
          </table:table-cell>
          <table:table-cell office:value-type="string">
            <text:p>Servicio de mensajeria</text:p>
          </table:table-cell>
          <table:table-cell office:value-type="string">
            <text:p>Servicios Educativos</text:p>
          </table:table-cell>
          <table:table-cell office:value-type="string">
            <text:p>Servicios medicos ( consultorios)</text:p>
          </table:table-cell>
          <table:table-cell office:value-type="string">
            <text:p>Servicio tecnico y reparacion</text:p>
          </table:table-cell>
          <table:table-cell office:value-type="string">
            <text:p>Taller de mecanica</text:p>
          </table:table-cell>
          <table:table-cell office:value-type="string">
            <text:p>Tapiceria</text:p>
          </table:table-cell>
          <table:table-cell office:value-type="string">
            <text:p>Transporte de carga</text:p>
          </table:table-cell>
          <table:table-cell office:value-type="string">
            <text:p>Transporte Escolar</text:p>
          </table:table-cell>
          <table:table-cell office:value-type="string">
            <text:p>Veterinaria</text:p>
          </table:table-cell>
          <table:table-cell office:value-type="string">
            <text:p>Servicio de Llaves</text:p>
          </table:table-cell>
          <table:table-cell office:value-type="string">
            <text:p>Disco y Pubs</text:p>
          </table:table-cell>
          <table:table-cell office:value-type="string">
            <text:p>Taxi propiertario</text:p>
          </table:table-cell>
          <table:table-cell office:value-type="string">
            <text:p>Taxi Arrendatario</text:p>
          </table:table-cell>
          <table:table-cell office:value-type="string">
            <text:p>Transporte interurbano</text:p>
          </table:table-cell>
          <table:table-cell office:value-type="string">
            <text:p>Mototaxi propietario</text:p>
          </table:table-cell>
          <table:table-cell office:value-type="string">
            <text:p>Mototaxi arrendatario</text:p>
          </table:table-cell>
          <table:table-cell table:number-columns-repeated="792"/>
        </table:table-row>
        <table:table-row table:style-name="ro1">
          <table:table-cell table:number-columns-repeated="81"/>
          <table:table-cell office:value-type="float" office:value="0.2">
            <text:p>0.2</text:p>
          </table:table-cell>
          <table:table-cell office:value-type="float" office:value="0.25">
            <text:p>0.25</text:p>
          </table:table-cell>
          <table:table-cell office:value-type="float" office:value="0.1">
            <text:p>0.1</text:p>
          </table:table-cell>
          <table:table-cell office:value-type="float" office:value="0.4">
            <text:p>0.4</text:p>
          </table:table-cell>
          <table:table-cell office:value-type="float" office:value="0.3">
            <text:p>0.3</text:p>
          </table:table-cell>
          <table:table-cell table:number-columns-repeated="2" office:value-type="float" office:value="0.35">
            <text:p>0.35</text:p>
          </table:table-cell>
          <table:table-cell office:value-type="float" office:value="0.4">
            <text:p>0.4</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office:value-type="float" office:value="0.15">
            <text:p>0.15</text:p>
          </table:table-cell>
          <table:table-cell office:value-type="float" office:value="0.45">
            <text:p>0.45</text:p>
          </table:table-cell>
          <table:table-cell office:value-type="float" office:value="0.3">
            <text:p>0.3</text:p>
          </table:table-cell>
          <table:table-cell office:value-type="float" office:value="0.5">
            <text:p>0.5</text:p>
          </table:table-cell>
          <table:table-cell office:value-type="float" office:value="0.4">
            <text:p>0.4</text:p>
          </table:table-cell>
          <table:table-cell office:value-type="float" office:value="0.3">
            <text:p>0.3</text:p>
          </table:table-cell>
          <table:table-cell office:value-type="float" office:value="0.45">
            <text:p>0.4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3">
            <text:p>0.3</text:p>
          </table:table-cell>
          <table:table-cell office:value-type="float" office:value="0.15">
            <text:p>0.15</text:p>
          </table:table-cell>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4">
            <text:p>0.4</text:p>
          </table:table-cell>
          <table:table-cell office:value-type="float" office:value="0.3">
            <text:p>0.3</text:p>
          </table:table-cell>
          <table:table-cell office:value-type="float" office:value="0.15">
            <text:p>0.15</text:p>
          </table:table-cell>
          <table:table-cell office:value-type="float" office:value="0.4">
            <text:p>0.4</text:p>
          </table:table-cell>
          <table:table-cell office:value-type="float" office:value="0.45">
            <text:p>0.45</text:p>
          </table:table-cell>
          <table:table-cell table:number-columns-repeated="2" office:value-type="float" office:value="0.25">
            <text:p>0.25</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25">
            <text:p>0.25</text:p>
          </table:table-cell>
          <table:table-cell office:value-type="float" office:value="0.4">
            <text:p>0.4</text:p>
          </table:table-cell>
          <table:table-cell office:value-type="float" office:value="0.5">
            <text:p>0.5</text:p>
          </table:table-cell>
          <table:table-cell table:number-columns-repeated="2" office:value-type="float" office:value="0.3">
            <text:p>0.3</text:p>
          </table:table-cell>
          <table:table-cell office:value-type="float" office:value="0.25">
            <text:p>0.25</text:p>
          </table:table-cell>
          <table:table-cell office:value-type="float" office:value="0.65">
            <text:p>0.65</text:p>
          </table:table-cell>
          <table:table-cell office:value-type="float" office:value="0.25">
            <text:p>0.25</text:p>
          </table:table-cell>
          <table:table-cell table:number-columns-repeated="2" office:value-type="float" office:value="0.4">
            <text:p>0.4</text:p>
          </table:table-cell>
          <table:table-cell table:number-columns-repeated="2" office:value-type="float" office:value="0.35">
            <text:p>0.35</text:p>
          </table:table-cell>
          <table:table-cell office:value-type="float" office:value="0.3">
            <text:p>0.3</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35">
            <text:p>0.35</text:p>
          </table:table-cell>
          <table:table-cell office:value-type="float" office:value="0.25">
            <text:p>0.25</text:p>
          </table:table-cell>
          <table:table-cell office:value-type="float" office:value="0.35">
            <text:p>0.35</text:p>
          </table:table-cell>
          <table:table-cell office:value-type="float" office:value="0.3">
            <text:p>0.3</text:p>
          </table:table-cell>
          <table:table-cell office:value-type="float" office:value="0.4">
            <text:p>0.4</text:p>
          </table:table-cell>
          <table:table-cell office:value-type="float" office:value="0.3">
            <text:p>0.3</text:p>
          </table:table-cell>
          <table:table-cell office:value-type="float" office:value="0.35">
            <text:p>0.35</text:p>
          </table:table-cell>
          <table:table-cell office:value-type="float" office:value="0.2">
            <text:p>0.2</text:p>
          </table:table-cell>
          <table:table-cell office:value-type="float" office:value="0.3">
            <text:p>0.3</text:p>
          </table:table-cell>
          <table:table-cell office:value-type="float" office:value="0.35">
            <text:p>0.35</text:p>
          </table:table-cell>
          <table:table-cell table:number-columns-repeated="2" office:value-type="float" office:value="0.3">
            <text:p>0.3</text:p>
          </table:table-cell>
          <table:table-cell table:number-columns-repeated="2" office:value-type="float" office:value="0.4">
            <text:p>0.4</text:p>
          </table:table-cell>
          <table:table-cell office:value-type="float" office:value="0.35">
            <text:p>0.35</text:p>
          </table:table-cell>
          <table:table-cell office:value-type="float" office:value="0.3">
            <text:p>0.3</text:p>
          </table:table-cell>
          <table:table-cell table:number-columns-repeated="2" office:value-type="float" office:value="0.5">
            <text:p>0.5</text:p>
          </table:table-cell>
          <table:table-cell office:value-type="float" office:value="0.3">
            <text:p>0.3</text:p>
          </table:table-cell>
          <table:table-cell table:number-columns-repeated="2" office:value-type="float" office:value="0.4">
            <text:p>0.4</text:p>
          </table:table-cell>
          <table:table-cell office:value-type="float" office:value="0.5">
            <text:p>0.5</text:p>
          </table:table-cell>
          <table:table-cell office:value-type="float" office:value="0.45">
            <text:p>0.45</text:p>
          </table:table-cell>
          <table:table-cell office:value-type="float" office:value="0.6">
            <text:p>0.6</text:p>
          </table:table-cell>
          <table:table-cell office:value-type="float" office:value="0.3">
            <text:p>0.3</text:p>
          </table:table-cell>
          <table:table-cell office:value-type="float" office:value="0.4">
            <text:p>0.4</text:p>
          </table:table-cell>
          <table:table-cell office:value-type="float" office:value="0.5">
            <text:p>0.5</text:p>
          </table:table-cell>
          <table:table-cell table:number-columns-repeated="2" office:value-type="float" office:value="0.4">
            <text:p>0.4</text:p>
          </table:table-cell>
          <table:table-cell table:number-columns-repeated="3" office:value-type="float" office:value="0.5">
            <text:p>0.5</text:p>
          </table:table-cell>
          <table:table-cell office:value-type="float" office:value="0.4">
            <text:p>0.4</text:p>
          </table:table-cell>
          <table:table-cell office:value-type="float" office:value="0.45">
            <text:p>0.45</text:p>
          </table:table-cell>
          <table:table-cell office:value-type="float" office:value="0.4">
            <text:p>0.4</text:p>
          </table:table-cell>
          <table:table-cell office:value-type="float" office:value="0.6">
            <text:p>0.6</text:p>
          </table:table-cell>
          <table:table-cell table:number-columns-repeated="2" office:value-type="float" office:value="0.4">
            <text:p>0.4</text:p>
          </table:table-cell>
          <table:table-cell office:value-type="float" office:value="0.35">
            <text:p>0.35</text:p>
          </table:table-cell>
          <table:table-cell office:value-type="float" office:value="0.4">
            <text:p>0.4</text:p>
          </table:table-cell>
          <table:table-cell table:number-columns-repeated="2" office:value-type="float" office:value="0.6">
            <text:p>0.6</text:p>
          </table:table-cell>
          <table:table-cell office:value-type="float" office:value="0.3">
            <text:p>0.3</text:p>
          </table:table-cell>
          <table:table-cell office:value-type="float" office:value="0.4">
            <text:p>0.4</text:p>
          </table:table-cell>
          <table:table-cell office:value-type="float" office:value="0.7">
            <text:p>0.7</text:p>
          </table:table-cell>
          <table:table-cell table:number-columns-repeated="2" office:value-type="float" office:value="0.5">
            <text:p>0.5</text:p>
          </table:table-cell>
          <table:table-cell office:value-type="float" office:value="0.45">
            <text:p>0.45</text:p>
          </table:table-cell>
          <table:table-cell office:value-type="float" office:value="0.35">
            <text:p>0.35</text:p>
          </table:table-cell>
          <table:table-cell office:value-type="float" office:value="0.4">
            <text:p>0.4</text:p>
          </table:table-cell>
          <table:table-cell table:number-columns-repeated="3" office:value-type="float" office:value="0.35">
            <text:p>0.35</text:p>
          </table:table-cell>
          <table:table-cell office:value-type="float" office:value="0.7">
            <text:p>0.7</text:p>
          </table:table-cell>
          <table:table-cell office:value-type="float" office:value="0.35">
            <text:p>0.35</text:p>
          </table:table-cell>
          <table:table-cell office:value-type="float" office:value="0.6">
            <text:p>0.6</text:p>
          </table:table-cell>
          <table:table-cell office:value-type="float" office:value="0.75">
            <text:p>0.75</text:p>
          </table:table-cell>
          <table:table-cell office:value-type="float" office:value="0.6">
            <text:p>0.6</text:p>
          </table:table-cell>
          <table:table-cell office:value-type="float" office:value="0.8">
            <text:p>0.8</text:p>
          </table:table-cell>
          <table:table-cell office:value-type="float" office:value="0.75">
            <text:p>0.75</text:p>
          </table:table-cell>
          <table:table-cell office:value-type="float" office:value="0.85">
            <text:p>0.85</text:p>
          </table:table-cell>
          <table:table-cell office:value-type="float" office:value="0.55">
            <text:p>0.55</text:p>
          </table:table-cell>
          <table:table-cell office:value-type="float" office:value="0.4">
            <text:p>0.4</text:p>
          </table:table-cell>
          <table:table-cell office:value-type="float" office:value="0.6">
            <text:p>0.6</text:p>
          </table:table-cell>
          <table:table-cell office:value-type="float" office:value="0.65">
            <text:p>0.65</text:p>
          </table:table-cell>
          <table:table-cell table:number-columns-repeated="2" office:value-type="float" office:value="0.8">
            <text:p>0.8</text:p>
          </table:table-cell>
          <table:table-cell office:value-type="float" office:value="0.6">
            <text:p>0.6</text:p>
          </table:table-cell>
          <table:table-cell office:value-type="float" office:value="0.8">
            <text:p>0.8</text:p>
          </table:table-cell>
          <table:table-cell office:value-type="float" office:value="0.6">
            <text:p>0.6</text:p>
          </table:table-cell>
          <table:table-cell table:number-columns-repeated="3" office:value-type="float" office:value="0.8">
            <text:p>0.8</text:p>
          </table:table-cell>
          <table:table-cell office:value-type="float" office:value="0.6">
            <text:p>0.6</text:p>
          </table:table-cell>
          <table:table-cell office:value-type="float" office:value="0.5">
            <text:p>0.5</text:p>
          </table:table-cell>
          <table:table-cell office:value-type="float" office:value="0.6">
            <text:p>0.6</text:p>
          </table:table-cell>
          <table:table-cell office:value-type="float" office:value="0.7">
            <text:p>0.7</text:p>
          </table:table-cell>
          <table:table-cell office:value-type="float" office:value="0.55">
            <text:p>0.55</text:p>
          </table:table-cell>
          <table:table-cell table:number-columns-repeated="2" office:value-type="float" office:value="0.7">
            <text:p>0.7</text:p>
          </table:table-cell>
          <table:table-cell office:value-type="float" office:value="0.8">
            <text:p>0.8</text:p>
          </table:table-cell>
          <table:table-cell office:value-type="float" office:value="0.55">
            <text:p>0.55</text:p>
          </table:table-cell>
          <table:table-cell office:value-type="float" office:value="0.7">
            <text:p>0.7</text:p>
          </table:table-cell>
          <table:table-cell office:value-type="float" office:value="0.8">
            <text:p>0.8</text:p>
          </table:table-cell>
          <table:table-cell office:value-type="float" office:value="0.55">
            <text:p>0.55</text:p>
          </table:table-cell>
          <table:table-cell table:number-columns-repeated="2" office:value-type="float" office:value="0.5">
            <text:p>0.5</text:p>
          </table:table-cell>
          <table:table-cell table:number-columns-repeated="2" office:value-type="float" office:value="0.8">
            <text:p>0.8</text:p>
          </table:table-cell>
          <table:table-cell office:value-type="float" office:value="0.5">
            <text:p>0.5</text:p>
          </table:table-cell>
          <table:table-cell office:value-type="float" office:value="0.8">
            <text:p>0.8</text:p>
          </table:table-cell>
          <table:table-cell table:number-columns-repeated="2" office:value-type="float" office:value="0.7">
            <text:p>0.7</text:p>
          </table:table-cell>
          <table:table-cell office:value-type="float" office:value="0.4">
            <text:p>0.4</text:p>
          </table:table-cell>
          <table:table-cell table:number-columns-repeated="2" office:value-type="float" office:value="0.7">
            <text:p>0.7</text:p>
          </table:table-cell>
          <table:table-cell office:value-type="float" office:value="0.4">
            <text:p>0.4</text:p>
          </table:table-cell>
          <table:table-cell table:number-columns-repeated="792"/>
        </table:table-row>
        <table:table-row table:style-name="ro1">
          <table:table-cell table:number-columns-repeated="79"/>
          <table:table-cell table:style-name="ce140" table:number-columns-repeated="2"/>
          <table:table-cell table:number-columns-repeated="2" table:style-name="ce140" office:value-type="float" office:value="5220">
            <text:p>5220</text:p>
          </table:table-cell>
          <table:table-cell table:style-name="ce140" office:value-type="float" office:value="5122">
            <text:p>5122</text:p>
          </table:table-cell>
          <table:table-cell table:style-name="ce140" office:value-type="float" office:value="5252">
            <text:p>5252</text:p>
          </table:table-cell>
          <table:table-cell table:style-name="ce140" office:value-type="float" office:value="5220">
            <text:p>5220</text:p>
          </table:table-cell>
          <table:table-cell table:number-columns-repeated="2" table:style-name="ce140" office:value-type="float" office:value="5252">
            <text:p>5252</text:p>
          </table:table-cell>
          <table:table-cell table:number-columns-repeated="2" table:style-name="ce140" office:value-type="float" office:value="5220">
            <text:p>5220</text:p>
          </table:table-cell>
          <table:table-cell table:number-columns-repeated="5" table:style-name="ce140" office:value-type="float" office:value="5252">
            <text:p>5252</text:p>
          </table:table-cell>
          <table:table-cell table:style-name="ce140" office:value-type="float" office:value="5259">
            <text:p>5259</text:p>
          </table:table-cell>
          <table:table-cell table:style-name="ce140" office:value-type="float" office:value="5252">
            <text:p>5252</text:p>
          </table:table-cell>
          <table:table-cell table:style-name="ce140" office:value-type="float" office:value="5239">
            <text:p>5239</text:p>
          </table:table-cell>
          <table:table-cell table:style-name="ce140" office:value-type="float" office:value="5233">
            <text:p>5233</text:p>
          </table:table-cell>
          <table:table-cell table:number-columns-repeated="2" table:style-name="ce140" office:value-type="float" office:value="5239">
            <text:p>5239</text:p>
          </table:table-cell>
          <table:table-cell table:number-columns-repeated="4" table:style-name="ce140" office:value-type="float" office:value="5232">
            <text:p>5232</text:p>
          </table:table-cell>
          <table:table-cell table:style-name="ce140" office:value-type="float" office:value="5050">
            <text:p>5050</text:p>
          </table:table-cell>
          <table:table-cell table:style-name="ce140" office:value-type="float" office:value="5239">
            <text:p>5239</text:p>
          </table:table-cell>
          <table:table-cell table:style-name="ce140" office:value-type="float" office:value="5231">
            <text:p>5231</text:p>
          </table:table-cell>
          <table:table-cell table:number-columns-repeated="2" table:style-name="ce140" office:value-type="float" office:value="5239">
            <text:p>5239</text:p>
          </table:table-cell>
          <table:table-cell table:style-name="ce140" office:value-type="float" office:value="5234">
            <text:p>5234</text:p>
          </table:table-cell>
          <table:table-cell table:number-columns-repeated="5" table:style-name="ce140" office:value-type="float" office:value="5239">
            <text:p>5239</text:p>
          </table:table-cell>
          <table:table-cell table:style-name="ce140" office:value-type="float" office:value="5259">
            <text:p>5259</text:p>
          </table:table-cell>
          <table:table-cell table:style-name="ce140" office:value-type="float" office:value="5233">
            <text:p>5233</text:p>
          </table:table-cell>
          <table:table-cell table:number-columns-repeated="3" table:style-name="ce140" office:value-type="float" office:value="5239">
            <text:p>5239</text:p>
          </table:table-cell>
          <table:table-cell table:number-columns-repeated="2" table:style-name="ce140" office:value-type="float" office:value="5231">
            <text:p>5231</text:p>
          </table:table-cell>
          <table:table-cell table:style-name="ce140" office:value-type="float" office:value="5239">
            <text:p>5239</text:p>
          </table:table-cell>
          <table:table-cell table:number-columns-repeated="3" table:style-name="ce140" office:value-type="float" office:value="5259">
            <text:p>5259</text:p>
          </table:table-cell>
          <table:table-cell table:style-name="ce140" office:value-type="float" office:value="5239">
            <text:p>5239</text:p>
          </table:table-cell>
          <table:table-cell table:style-name="ce140" office:value-type="float" office:value="5240">
            <text:p>5240</text:p>
          </table:table-cell>
          <table:table-cell table:number-columns-repeated="3" table:style-name="ce140" office:value-type="float" office:value="5239">
            <text:p>5239</text:p>
          </table:table-cell>
          <table:table-cell table:style-name="ce140" office:value-type="float" office:value="5010">
            <text:p>5010</text:p>
          </table:table-cell>
          <table:table-cell table:style-name="ce140" office:value-type="float" office:value="5030">
            <text:p>5030</text:p>
          </table:table-cell>
          <table:table-cell table:number-columns-repeated="2" table:style-name="ce140" office:value-type="float" office:value="5239">
            <text:p>5239</text:p>
          </table:table-cell>
          <table:table-cell table:number-columns-repeated="3" table:style-name="ce140" office:value-type="float" office:value="5233">
            <text:p>5233</text:p>
          </table:table-cell>
          <table:table-cell table:style-name="ce140" office:value-type="float" office:value="5231">
            <text:p>5231</text:p>
          </table:table-cell>
          <table:table-cell table:number-columns-repeated="3" table:style-name="ce140" office:value-type="float" office:value="5239">
            <text:p>5239</text:p>
          </table:table-cell>
          <table:table-cell table:style-name="ce140" office:value-type="float" office:value="5232">
            <text:p>5232</text:p>
          </table:table-cell>
          <table:table-cell table:number-columns-repeated="2" table:style-name="ce140" office:value-type="float" office:value="5239">
            <text:p>5239</text:p>
          </table:table-cell>
          <table:table-cell table:style-name="ce140" office:value-type="float" office:value="5259">
            <text:p>5259</text:p>
          </table:table-cell>
          <table:table-cell table:number-columns-repeated="2" table:style-name="ce140" office:value-type="float" office:value="5239">
            <text:p>5239</text:p>
          </table:table-cell>
          <table:table-cell table:style-name="ce140" office:value-type="float" office:value="5234">
            <text:p>5234</text:p>
          </table:table-cell>
          <table:table-cell table:style-name="ce140" office:value-type="float" office:value="5239">
            <text:p>5239</text:p>
          </table:table-cell>
          <table:table-cell table:style-name="ce140" office:value-type="float" office:value="2010">
            <text:p>2010</text:p>
          </table:table-cell>
          <table:table-cell table:style-name="ce140" office:value-type="float" office:value="2926">
            <text:p>2926</text:p>
          </table:table-cell>
          <table:table-cell table:style-name="ce140" office:value-type="float" office:value="1911">
            <text:p>1911</text:p>
          </table:table-cell>
          <table:table-cell table:style-name="ce140" office:value-type="float" office:value="1520">
            <text:p>1520</text:p>
          </table:table-cell>
          <table:table-cell table:style-name="ce140" office:value-type="float" office:value="1549">
            <text:p>1549</text:p>
          </table:table-cell>
          <table:table-cell table:style-name="ce140" office:value-type="float" office:value="2221">
            <text:p>2221</text:p>
          </table:table-cell>
          <table:table-cell table:style-name="ce140" office:value-type="float" office:value="2693">
            <text:p>2693</text:p>
          </table:table-cell>
          <table:table-cell table:style-name="ce140" office:value-type="float" office:value="3694">
            <text:p>3694</text:p>
          </table:table-cell>
          <table:table-cell table:style-name="ce140" office:value-type="float" office:value="1810">
            <text:p>1810</text:p>
          </table:table-cell>
          <table:table-cell table:style-name="ce140" office:value-type="float" office:value="1920">
            <text:p>1920</text:p>
          </table:table-cell>
          <table:table-cell table:style-name="ce140" office:value-type="float" office:value="3699">
            <text:p>3699</text:p>
          </table:table-cell>
          <table:table-cell table:style-name="ce140" office:value-type="float" office:value="3610">
            <text:p>3610</text:p>
          </table:table-cell>
          <table:table-cell table:style-name="ce140" office:value-type="float" office:value="1533">
            <text:p>1533</text:p>
          </table:table-cell>
          <table:table-cell table:style-name="ce140" office:value-type="float" office:value="2930">
            <text:p>2930</text:p>
          </table:table-cell>
          <table:table-cell table:style-name="ce140" office:value-type="float" office:value="3693">
            <text:p>3693</text:p>
          </table:table-cell>
          <table:table-cell table:number-columns-repeated="3" table:style-name="ce140" office:value-type="float" office:value="3699">
            <text:p>3699</text:p>
          </table:table-cell>
          <table:table-cell table:style-name="ce140" office:value-type="float" office:value="3420">
            <text:p>3420</text:p>
          </table:table-cell>
          <table:table-cell table:style-name="ce140" office:value-type="float" office:value="2102">
            <text:p>2102</text:p>
          </table:table-cell>
          <table:table-cell table:style-name="ce140" office:value-type="float" office:value="1551">
            <text:p>1551</text:p>
          </table:table-cell>
          <table:table-cell table:style-name="ce140" office:value-type="float" office:value="3311">
            <text:p>3311</text:p>
          </table:table-cell>
          <table:table-cell table:style-name="ce140" office:value-type="float" office:value="1543">
            <text:p>1543</text:p>
          </table:table-cell>
          <table:table-cell table:style-name="ce140" office:value-type="float" office:value="3692">
            <text:p>3692</text:p>
          </table:table-cell>
          <table:table-cell table:style-name="ce140" office:value-type="float" office:value="2422">
            <text:p>2422</text:p>
          </table:table-cell>
          <table:table-cell table:style-name="ce140" office:value-type="float" office:value="2520">
            <text:p>2520</text:p>
          </table:table-cell>
          <table:table-cell table:style-name="ce140" office:value-type="float" office:value="1729">
            <text:p>1729</text:p>
          </table:table-cell>
          <table:table-cell table:style-name="ce140" office:value-type="float" office:value="3699">
            <text:p>3699</text:p>
          </table:table-cell>
          <table:table-cell table:style-name="ce140" office:value-type="float" office:value="2731">
            <text:p>2731</text:p>
          </table:table-cell>
          <table:table-cell table:style-name="ce140" office:value-type="float" office:value="2221">
            <text:p>2221</text:p>
          </table:table-cell>
          <table:table-cell table:style-name="ce140" office:value-type="float" office:value="3691">
            <text:p>3691</text:p>
          </table:table-cell>
          <table:table-cell table:style-name="ce140" office:value-type="float" office:value="2699">
            <text:p>2699</text:p>
          </table:table-cell>
          <table:table-cell table:style-name="ce140" office:value-type="float" office:value="2029">
            <text:p>2029</text:p>
          </table:table-cell>
          <table:table-cell table:style-name="ce140" office:value-type="float" office:value="2811">
            <text:p>2811</text:p>
          </table:table-cell>
          <table:table-cell table:style-name="ce140" office:value-type="float" office:value="1541">
            <text:p>1541</text:p>
          </table:table-cell>
          <table:table-cell table:style-name="ce140" office:value-type="float" office:value="121">
            <text:p>121</text:p>
          </table:table-cell>
          <table:table-cell table:style-name="ce140" office:value-type="float" office:value="122">
            <text:p>122</text:p>
          </table:table-cell>
          <table:table-cell table:style-name="ce140" office:value-type="float" office:value="1712">
            <text:p>1712</text:p>
          </table:table-cell>
          <table:table-cell table:style-name="ce140" office:value-type="float" office:value="1050">
            <text:p>1050</text:p>
          </table:table-cell>
          <table:table-cell table:style-name="ce140" office:value-type="float" office:value="7494">
            <text:p>7494</text:p>
          </table:table-cell>
          <table:table-cell table:style-name="ce140" office:value-type="float" office:value="9309">
            <text:p>9309</text:p>
          </table:table-cell>
          <table:table-cell table:style-name="ce140" office:value-type="float" office:value="6304">
            <text:p>6304</text:p>
          </table:table-cell>
          <table:table-cell table:style-name="ce140" office:value-type="float" office:value="7121">
            <text:p>7121</text:p>
          </table:table-cell>
          <table:table-cell table:style-name="ce140" office:value-type="float" office:value="1549">
            <text:p>1549</text:p>
          </table:table-cell>
          <table:table-cell table:number-columns-repeated="2" table:style-name="ce140" office:value-type="float" office:value="6420">
            <text:p>6420</text:p>
          </table:table-cell>
          <table:table-cell table:style-name="ce140" office:value-type="float" office:value="9309">
            <text:p>9309</text:p>
          </table:table-cell>
          <table:table-cell table:style-name="ce140" office:value-type="float" office:value="7290">
            <text:p>7290</text:p>
          </table:table-cell>
          <table:table-cell table:style-name="ce140" office:value-type="float" office:value="9303">
            <text:p>9303</text:p>
          </table:table-cell>
          <table:table-cell table:style-name="ce140" office:value-type="float" office:value="9241">
            <text:p>9241</text:p>
          </table:table-cell>
          <table:table-cell table:style-name="ce140" office:value-type="float" office:value="5510">
            <text:p>5510</text:p>
          </table:table-cell>
          <table:table-cell table:style-name="ce140" office:value-type="float" office:value="1050">
            <text:p>1050</text:p>
          </table:table-cell>
          <table:table-cell table:style-name="ce140" office:value-type="float" office:value="9309">
            <text:p>9309</text:p>
          </table:table-cell>
          <table:table-cell table:style-name="ce140" office:value-type="float" office:value="9301">
            <text:p>9301</text:p>
          </table:table-cell>
          <table:table-cell table:style-name="ce140" office:value-type="float" office:value="9302">
            <text:p>9302</text:p>
          </table:table-cell>
          <table:table-cell table:style-name="ce140" office:value-type="float" office:value="9309">
            <text:p>9309</text:p>
          </table:table-cell>
          <table:table-cell table:style-name="ce140" office:value-type="float" office:value="9249">
            <text:p>9249</text:p>
          </table:table-cell>
          <table:table-cell table:style-name="ce140" office:value-type="float" office:value="526100">
            <text:p>526100</text:p>
          </table:table-cell>
          <table:table-cell table:style-name="ce140" office:value-type="float" office:value="5520">
            <text:p>5520</text:p>
          </table:table-cell>
          <table:table-cell table:style-name="ce140" office:value-type="float" office:value="9309">
            <text:p>9309</text:p>
          </table:table-cell>
          <table:table-cell table:style-name="ce140" office:value-type="float" office:value="2222">
            <text:p>2222</text:p>
          </table:table-cell>
          <table:table-cell table:style-name="ce140" office:value-type="float" office:value="7129">
            <text:p>7129</text:p>
          </table:table-cell>
          <table:table-cell table:style-name="ce140" office:value-type="float" office:value="924130">
            <text:p>924130</text:p>
          </table:table-cell>
          <table:table-cell table:style-name="ce140" office:value-type="float" office:value="7492">
            <text:p>7492</text:p>
          </table:table-cell>
          <table:table-cell table:number-columns-repeated="3" table:style-name="ce140" office:value-type="float" office:value="9309">
            <text:p>9309</text:p>
          </table:table-cell>
          <table:table-cell table:style-name="ce140" office:value-type="float" office:value="8512">
            <text:p>8512</text:p>
          </table:table-cell>
          <table:table-cell table:style-name="ce140" office:value-type="float" office:value="7250">
            <text:p>7250</text:p>
          </table:table-cell>
          <table:table-cell table:style-name="ce140" office:value-type="float" office:value="5020">
            <text:p>5020</text:p>
          </table:table-cell>
          <table:table-cell table:style-name="ce140" office:value-type="float" office:value="9309">
            <text:p>9309</text:p>
          </table:table-cell>
          <table:table-cell table:style-name="ce140" office:value-type="float" office:value="6023">
            <text:p>6023</text:p>
          </table:table-cell>
          <table:table-cell table:style-name="ce140" office:value-type="float" office:value="6021">
            <text:p>6021</text:p>
          </table:table-cell>
          <table:table-cell table:style-name="ce140" office:value-type="float" office:value="8520">
            <text:p>8520</text:p>
          </table:table-cell>
          <table:table-cell table:style-name="ce140" office:value-type="float" office:value="9309">
            <text:p>9309</text:p>
          </table:table-cell>
          <table:table-cell table:style-name="ce140" office:value-type="float" office:value="9249">
            <text:p>9249</text:p>
          </table:table-cell>
          <table:table-cell table:number-columns-repeated="5" table:style-name="ce140" office:value-type="float" office:value="6021">
            <text:p>6021</text:p>
          </table:table-cell>
          <table:table-cell table:number-columns-repeated="792"/>
        </table:table-row>
        <table:table-row table:style-name="ro1">
          <table:table-cell table:number-columns-repeated="1024"/>
        </table:table-row>
        <table:table-row table:style-name="ro1">
          <table:table-cell table:number-columns-repeated="80"/>
          <table:table-cell office:value-type="string">
            <text:p>Moneda</text:p>
          </table:table-cell>
          <table:table-cell office:value-type="string">
            <text:p>Soles</text:p>
          </table:table-cell>
          <table:table-cell office:value-type="string">
            <text:p>Dólares</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Forma de Pago</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office:value-type="string">
            <text:p>Al Final</text:p>
          </table:table-cell>
          <table:table-cell office:value-type="string">
            <text:p>Irregular</text:p>
          </table:table-cell>
          <table:table-cell table:number-columns-repeated="935"/>
        </table:table-row>
        <table:table-row table:style-name="ro1">
          <table:table-cell table:number-columns-repeated="1024"/>
        </table:table-row>
        <table:table-row table:style-name="ro1">
          <table:table-cell table:number-columns-repeated="80"/>
          <table:table-cell office:value-type="string">
            <text:p>Divino Segur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Multiriesgo</text:p>
          </table:table-cell>
          <table:table-cell office:value-type="string">
            <text:p>Si</text:p>
          </table:table-cell>
          <table:table-cell office:value-type="string">
            <text:p>No</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Hipoteca</text:p>
          </table:table-cell>
          <table:table-cell office:value-type="string">
            <text:p>Terreno <text:s/>Rustico</text:p>
          </table:table-cell>
          <table:table-cell office:value-type="string">
            <text:p>Terreno Urbano</text:p>
          </table:table-cell>
          <table:table-cell office:value-type="string">
            <text:p>Edificio Urbano</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Garantia</text:p>
          </table:table-cell>
          <table:table-cell office:value-type="string">
            <text:p>Maquinarias, equipos y vehículos</text:p>
          </table:table-cell>
          <table:table-cell office:value-type="string">
            <text:p>Garantía líquida o Autoliquidables</text:p>
          </table:table-cell>
          <table:table-cell office:value-type="string">
            <text:p>Cultivos</text:p>
          </table:table-cell>
          <table:table-cell office:value-type="string">
            <text:p>Valores</text:p>
          </table:table-cell>
          <table:table-cell table:number-columns-repeated="939"/>
        </table:table-row>
        <table:table-row table:style-name="ro1">
          <table:table-cell table:number-columns-repeated="1024"/>
        </table:table-row>
        <table:table-row table:style-name="ro1">
          <table:table-cell table:number-columns-repeated="80"/>
          <table:table-cell office:value-type="string">
            <text:p>Accion</text:p>
          </table:table-cell>
          <table:table-cell office:value-type="string">
            <text:p>Observar</text:p>
          </table:table-cell>
          <table:table-cell office:value-type="string">
            <text:p>Rechazar</text:p>
          </table:table-cell>
          <table:table-cell office:value-type="string">
            <text:p>Evaluar</text:p>
          </table:table-cell>
          <table:table-cell table:number-columns-repeated="940"/>
        </table:table-row>
        <table:table-row table:style-name="ro1" table:number-rows-repeated="2">
          <table:table-cell table:number-columns-repeated="1024"/>
        </table:table-row>
        <table:table-row table:style-name="ro1">
          <table:table-cell table:number-columns-repeated="80"/>
          <table:table-cell table:style-name="ce141" table:formula="of:=[.D40]" office:value-type="currency" office:currency="S/." office:value="5000">
            <text:p>S/. 5,000</text:p>
          </table:table-cell>
          <table:table-cell table:style-name="ce144" office:value-type="string" table:number-columns-spanned="4" table:number-rows-spanned="1">
            <text:p>SOLES</text:p>
          </table:table-cell>
          <table:covered-table-cell table:number-columns-repeated="3" table:style-name="ce2"/>
          <table:table-cell table:style-name="ce144" office:value-type="string" table:number-columns-spanned="4" table:number-rows-spanned="1">
            <text:p>DOLARES</text:p>
          </table:table-cell>
          <table:covered-table-cell table:number-columns-repeated="3" table:style-name="ce2"/>
          <table:table-cell table:number-columns-repeated="935"/>
        </table:table-row>
        <table:table-row table:style-name="ro1">
          <table:table-cell table:number-columns-repeated="80"/>
          <table:table-cell office:value-type="string">
            <text:p>Activo Fijo/</text:p>
          </table:table-cell>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style-name="ce144" office:value-type="string" table:number-columns-spanned="2" table:number-rows-spanned="1">
            <text:p>C/PLAZO</text:p>
          </table:table-cell>
          <table:covered-table-cell table:style-name="ce2"/>
          <table:table-cell table:style-name="ce144" office:value-type="string" table:number-columns-spanned="2" table:number-rows-spanned="1">
            <text:p>L/PLAZO</text:p>
          </table:table-cell>
          <table:covered-table-cell table:style-name="ce2"/>
          <table:table-cell table:number-columns-repeated="935"/>
        </table:table-row>
        <table:table-row table:style-name="ro1">
          <table:table-cell table:number-columns-repeated="80"/>
          <table:table-cell office:value-type="string">
            <text:p>Capital de trabajo</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office:value-type="string">
            <text:p>min</text:p>
          </table:table-cell>
          <table:table-cell office:value-type="string">
            <text:p>max</text:p>
          </table:table-cell>
          <table:table-cell table:number-columns-repeated="935"/>
        </table:table-row>
        <table:table-row table:style-name="ro1">
          <table:table-cell table:number-columns-repeated="80"/>
          <table:table-cell office:value-type="string">
            <text:p>Hasta 3 Mil</text:p>
          </table:table-cell>
          <table:table-cell table:style-name="ce145" office:value-type="percentage" office:value="0.55">
            <text:p>55.00%</text:p>
          </table:table-cell>
          <table:table-cell table:style-name="ce146" office:value-type="percentage" office:value="0.915">
            <text:p>91.50%</text:p>
          </table:table-cell>
          <table:table-cell table:style-name="ce146" office:value-type="percentage" office:value="0.58">
            <text:p>58.00%</text:p>
          </table:table-cell>
          <table:table-cell table:style-name="ce146" office:value-type="percentage" office:value="0.945">
            <text:p>94.50%</text:p>
          </table:table-cell>
          <table:table-cell table:style-name="ce146" office:value-type="percentage" office:value="0.32">
            <text:p>32.00%</text:p>
          </table:table-cell>
          <table:table-cell table:style-name="ce146" office:value-type="percentage" office:value="0.5025">
            <text:p>50.25%</text:p>
          </table:table-cell>
          <table:table-cell table:style-name="ce146" office:value-type="percentage" office:value="0.35">
            <text:p>35.00%</text:p>
          </table:table-cell>
          <table:table-cell table:style-name="ce146" office:value-type="percentage" office:value="0.5325">
            <text:p>53.25%</text:p>
          </table:table-cell>
          <table:table-cell/>
          <table:table-cell table:style-name="ce146"/>
          <table:table-cell table:number-columns-repeated="2"/>
          <table:table-cell office:value-type="string">
            <text:p>min</text:p>
          </table:table-cell>
          <table:table-cell office:value-type="string">
            <text:p>max</text:p>
          </table:table-cell>
          <table:table-cell table:number-columns-repeated="929"/>
        </table:table-row>
        <table:table-row table:style-name="ro1">
          <table:table-cell table:number-columns-repeated="80"/>
          <table:table-cell office:value-type="string">
            <text:p>De 3 a 6 mil</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55">
            <text:p>55.00%</text:p>
          </table:table-cell>
          <table:table-cell table:style-name="ce146" office:value-type="percentage" office:value="0.915">
            <text:p>91.50%</text:p>
          </table:table-cell>
          <table:table-cell table:style-name="ce146" office:value-type="percentage" office:value="0.3">
            <text:p>30.00%</text:p>
          </table:table-cell>
          <table:table-cell table:style-name="ce146" office:value-type="percentage" office:value="0.4825">
            <text:p>48.25%</text:p>
          </table:table-cell>
          <table:table-cell table:style-name="ce146" office:value-type="percentage" office:value="0.34">
            <text:p>34.00%</text:p>
          </table:table-cell>
          <table:table-cell table:style-name="ce146" office:value-type="percentage" office:value="0.5225">
            <text:p>52.25%</text:p>
          </table:table-cell>
          <table:table-cell table:number-columns-repeated="2"/>
          <table:table-cell table:style-name="ce154" office:value-type="float" office:value="300">
            <text:p>300.00</text:p>
          </table:table-cell>
          <table:table-cell table:style-name="ce154" office:value-type="float" office:value="1500">
            <text:p>15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6 a 10 mil</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5">
            <text:p>50.00%</text:p>
          </table:table-cell>
          <table:table-cell table:style-name="ce146" office:value-type="percentage" office:value="0.865">
            <text:p>86.50%</text:p>
          </table:table-cell>
          <table:table-cell table:style-name="ce146" office:value-type="percentage" office:value="0.28">
            <text:p>28.00%</text:p>
          </table:table-cell>
          <table:table-cell table:style-name="ce146" office:value-type="percentage" office:value="0.4625">
            <text:p>46.25%</text:p>
          </table:table-cell>
          <table:table-cell table:style-name="ce146" office:value-type="percentage" office:value="0.33">
            <text:p>33.00%</text:p>
          </table:table-cell>
          <table:table-cell table:style-name="ce146" office:value-type="percentage" office:value="0.5125">
            <text:p>51.25%</text:p>
          </table:table-cell>
          <table:table-cell table:number-columns-repeated="2"/>
          <table:table-cell table:style-name="ce154" office:value-type="float" office:value="1501">
            <text:p>1501.00</text:p>
          </table:table-cell>
          <table:table-cell table:style-name="ce154" office:value-type="float" office:value="4000">
            <text:p>4000.00</text:p>
          </table:table-cell>
          <table:table-cell table:style-name="ce155" office:value-type="percentage" office:value="0.55">
            <text:p>55%</text:p>
          </table:table-cell>
          <table:table-cell table:style-name="ce155" office:value-type="percentage" office:value="1">
            <text:p>100%</text:p>
          </table:table-cell>
          <table:table-cell table:number-columns-repeated="929"/>
        </table:table-row>
        <table:table-row table:style-name="ro1">
          <table:table-cell table:number-columns-repeated="80"/>
          <table:table-cell office:value-type="string">
            <text:p>De 10 a 20 mil</text:p>
          </table:table-cell>
          <table:table-cell table:style-name="ce146" office:value-type="percentage" office:value="0.35">
            <text:p>35.00%</text:p>
          </table:table-cell>
          <table:table-cell table:style-name="ce146" office:value-type="percentage" office:value="0.715">
            <text:p>71.50%</text:p>
          </table:table-cell>
          <table:table-cell table:style-name="ce146" office:value-type="percentage" office:value="0.45">
            <text:p>45.00%</text:p>
          </table:table-cell>
          <table:table-cell table:style-name="ce146" office:value-type="percentage" office:value="0.815">
            <text:p>81.50%</text:p>
          </table:table-cell>
          <table:table-cell table:style-name="ce146" office:value-type="percentage" office:value="0.26">
            <text:p>26.00%</text:p>
          </table:table-cell>
          <table:table-cell table:style-name="ce146" office:value-type="percentage" office:value="0.4425">
            <text:p>44.25%</text:p>
          </table:table-cell>
          <table:table-cell table:style-name="ce146" office:value-type="percentage" office:value="0.32">
            <text:p>32.00%</text:p>
          </table:table-cell>
          <table:table-cell table:style-name="ce146" office:value-type="percentage" office:value="0.5025">
            <text:p>50.25%</text:p>
          </table:table-cell>
          <table:table-cell table:number-columns-repeated="935"/>
        </table:table-row>
        <table:table-row table:style-name="ro1">
          <table:table-cell table:number-columns-repeated="80"/>
          <table:table-cell office:value-type="string">
            <text:p>De 20 a 30 mil</text:p>
          </table:table-cell>
          <table:table-cell table:style-name="ce146" office:value-type="percentage" office:value="0.3002">
            <text:p>30.02%</text:p>
          </table:table-cell>
          <table:table-cell table:style-name="ce146" office:value-type="percentage" office:value="0.6652">
            <text:p>66.52%</text:p>
          </table:table-cell>
          <table:table-cell table:style-name="ce146" office:value-type="percentage" office:value="0.3405">
            <text:p>34.05%</text:p>
          </table:table-cell>
          <table:table-cell table:style-name="ce146" office:value-type="percentage" office:value="0.7055">
            <text:p>70.55%</text:p>
          </table:table-cell>
          <table:table-cell table:style-name="ce146" office:value-type="percentage" office:value="0.2242">
            <text:p>22.42%</text:p>
          </table:table-cell>
          <table:table-cell table:style-name="ce146" office:value-type="percentage" office:value="0.4067">
            <text:p>40.67%</text:p>
          </table:table-cell>
          <table:table-cell table:style-name="ce146" office:value-type="percentage" office:value="0.2754">
            <text:p>27.54%</text:p>
          </table:table-cell>
          <table:table-cell table:style-name="ce146" office:value-type="percentage" office:value="0.4579">
            <text:p>45.79%</text:p>
          </table:table-cell>
          <table:table-cell table:number-columns-repeated="935"/>
        </table:table-row>
        <table:table-row table:style-name="ro1">
          <table:table-cell table:number-columns-repeated="80"/>
          <table:table-cell office:value-type="string">
            <text:p>De 30 a 40 mil</text:p>
          </table:table-cell>
          <table:table-cell table:style-name="ce146" office:value-type="percentage" office:value="0.2836">
            <text:p>28.36%</text:p>
          </table:table-cell>
          <table:table-cell table:style-name="ce146" office:value-type="percentage" office:value="0.6486">
            <text:p>64.86%</text:p>
          </table:table-cell>
          <table:table-cell table:style-name="ce146" office:value-type="percentage" office:value="0.3264">
            <text:p>32.64%</text:p>
          </table:table-cell>
          <table:table-cell table:style-name="ce146" office:value-type="percentage" office:value="0.6914">
            <text:p>69.14%</text:p>
          </table:table-cell>
          <table:table-cell table:style-name="ce146" office:value-type="percentage" office:value="0.2209">
            <text:p>22.09%</text:p>
          </table:table-cell>
          <table:table-cell table:style-name="ce146" office:value-type="percentage" office:value="0.4034">
            <text:p>40.34%</text:p>
          </table:table-cell>
          <table:table-cell table:style-name="ce146" office:value-type="percentage" office:value="0.2613">
            <text:p>26.13%</text:p>
          </table:table-cell>
          <table:table-cell table:style-name="ce146" office:value-type="percentage" office:value="0.4438">
            <text:p>44.38%</text:p>
          </table:table-cell>
          <table:table-cell table:number-columns-repeated="3"/>
          <table:table-cell office:value-type="string">
            <text:p>min</text:p>
          </table:table-cell>
          <table:table-cell office:value-type="string">
            <text:p>max</text:p>
          </table:table-cell>
          <table:table-cell table:number-columns-repeated="930"/>
        </table:table-row>
        <table:table-row table:style-name="ro1">
          <table:table-cell table:number-columns-repeated="80"/>
          <table:table-cell office:value-type="string">
            <text:p>De 40 a 50 mil</text:p>
          </table:table-cell>
          <table:table-cell table:style-name="ce146" office:value-type="percentage" office:value="0.2794">
            <text:p>27.94%</text:p>
          </table:table-cell>
          <table:table-cell table:style-name="ce146" office:value-type="percentage" office:value="0.6444">
            <text:p>64.44%</text:p>
          </table:table-cell>
          <table:table-cell table:style-name="ce146" office:value-type="percentage" office:value="0.3128">
            <text:p>31.28%</text:p>
          </table:table-cell>
          <table:table-cell table:style-name="ce146" office:value-type="percentage" office:value="0.6778">
            <text:p>67.78%</text:p>
          </table:table-cell>
          <table:table-cell table:style-name="ce146" office:value-type="percentage" office:value="0.2177">
            <text:p>21.77%</text:p>
          </table:table-cell>
          <table:table-cell table:style-name="ce146" office:value-type="percentage" office:value="0.4002">
            <text:p>40.02%</text:p>
          </table:table-cell>
          <table:table-cell table:style-name="ce146" office:value-type="percentage" office:value="0.248">
            <text:p>24.80%</text:p>
          </table:table-cell>
          <table:table-cell table:style-name="ce146" office:value-type="percentage" office:value="0.4305">
            <text:p>43.05%</text:p>
          </table:table-cell>
          <table:table-cell table:number-columns-repeated="3"/>
          <table:table-cell table:formula="of:=IF([.$D$40]&lt;=1500;[.CP162];[.CP163])" office:value-type="percentage" office:value="0.55">
            <text:p>55.00%</text:p>
          </table:table-cell>
          <table:table-cell table:formula="of:=IF([.$D$40]&lt;=1500;[.CQ162];[.CQ163])" office:value-type="percentage" office:value="1">
            <text:p>100.00%</text:p>
          </table:table-cell>
          <table:table-cell table:number-columns-repeated="930"/>
        </table:table-row>
        <table:table-row table:style-name="ro1">
          <table:table-cell table:number-columns-repeated="80"/>
          <table:table-cell office:value-type="string">
            <text:p>De 50 a 60 mil</text:p>
          </table:table-cell>
          <table:table-cell table:style-name="ce146" office:value-type="percentage" office:value="0.2754">
            <text:p>27.54%</text:p>
          </table:table-cell>
          <table:table-cell table:style-name="ce146" office:value-type="percentage" office:value="0.6404">
            <text:p>64.04%</text:p>
          </table:table-cell>
          <table:table-cell table:style-name="ce146" office:value-type="percentage" office:value="0.2999">
            <text:p>29.99%</text:p>
          </table:table-cell>
          <table:table-cell table:style-name="ce146" office:value-type="percentage" office:value="0.6649">
            <text:p>66.49%</text:p>
          </table:table-cell>
          <table:table-cell table:style-name="ce146" office:value-type="percentage" office:value="0.2145">
            <text:p>21.45%</text:p>
          </table:table-cell>
          <table:table-cell table:style-name="ce146" office:value-type="percentage" office:value="0.397">
            <text:p>39.70%</text:p>
          </table:table-cell>
          <table:table-cell table:style-name="ce146" office:value-type="percentage" office:value="0.2353">
            <text:p>23.53%</text:p>
          </table:table-cell>
          <table:table-cell table:style-name="ce146" office:value-type="percentage" office:value="0.4178">
            <text:p>41.78%</text:p>
          </table:table-cell>
          <table:table-cell table:number-columns-repeated="935"/>
        </table:table-row>
        <table:table-row table:style-name="ro1">
          <table:table-cell table:number-columns-repeated="80"/>
          <table:table-cell office:value-type="string">
            <text:p>De 60 a 100 mil</text:p>
          </table:table-cell>
          <table:table-cell table:style-name="ce146" office:value-type="percentage" office:value="0.2694">
            <text:p>26.94%</text:p>
          </table:table-cell>
          <table:table-cell table:style-name="ce146" office:value-type="percentage" office:value="0.6344">
            <text:p>63.44%</text:p>
          </table:table-cell>
          <table:table-cell table:style-name="ce146" office:value-type="percentage" office:value="0.2874">
            <text:p>28.74%</text:p>
          </table:table-cell>
          <table:table-cell table:style-name="ce146" office:value-type="percentage" office:value="0.6524">
            <text:p>65.24%</text:p>
          </table:table-cell>
          <table:table-cell table:style-name="ce146" office:value-type="percentage" office:value="0.2114">
            <text:p>21.14%</text:p>
          </table:table-cell>
          <table:table-cell table:style-name="ce146" office:value-type="percentage" office:value="0.3939">
            <text:p>39.39%</text:p>
          </table:table-cell>
          <table:table-cell table:style-name="ce146" office:value-type="percentage" office:value="0.2233">
            <text:p>22.33%</text:p>
          </table:table-cell>
          <table:table-cell table:style-name="ce146" office:value-type="percentage" office:value="0.4058">
            <text:p>40.58%</text:p>
          </table:table-cell>
          <table:table-cell table:number-columns-repeated="935"/>
        </table:table-row>
        <table:table-row table:style-name="ro1">
          <table:table-cell table:number-columns-repeated="80"/>
          <table:table-cell office:value-type="string">
            <text:p>De 100 mil a mas</text:p>
          </table:table-cell>
          <table:table-cell table:style-name="ce146" office:value-type="percentage" office:value="0.2682">
            <text:p>26.82%</text:p>
          </table:table-cell>
          <table:table-cell table:style-name="ce146" office:value-type="percentage" office:value="0.6332">
            <text:p>63.32%</text:p>
          </table:table-cell>
          <table:table-cell table:style-name="ce146" office:value-type="percentage" office:value="0.2755">
            <text:p>27.55%</text:p>
          </table:table-cell>
          <table:table-cell table:style-name="ce146" office:value-type="percentage" office:value="0.6405">
            <text:p>64.05%</text:p>
          </table:table-cell>
          <table:table-cell table:style-name="ce146" office:value-type="percentage" office:value="0.2015">
            <text:p>20.15%</text:p>
          </table:table-cell>
          <table:table-cell table:style-name="ce146" office:value-type="percentage" office:value="0.384">
            <text:p>38.40%</text:p>
          </table:table-cell>
          <table:table-cell table:style-name="ce146" office:value-type="percentage" office:value="0.2119">
            <text:p>21.19%</text:p>
          </table:table-cell>
          <table:table-cell table:style-name="ce146" office:value-type="percentage" office:value="0.3944">
            <text:p>39.44%</text:p>
          </table:table-cell>
          <table:table-cell table:number-columns-repeated="935"/>
        </table:table-row>
        <table:table-row table:style-name="ro1">
          <table:table-cell table:number-columns-repeated="1024"/>
        </table:table-row>
        <table:table-row table:style-name="ro1">
          <table:table-cell table:number-columns-repeated="80"/>
          <table:table-cell table:style-name="ce142" office:value-type="string">
            <text:p>columna</text:p>
          </table:table-cell>
          <table:table-cell table:style-name="ce142" office:value-type="string">
            <text:p>min</text:p>
          </table:table-cell>
          <table:table-cell table:style-name="ce142" office:value-type="string">
            <text:p>max</text:p>
          </table:table-cell>
          <table:table-cell table:number-columns-repeated="941"/>
        </table:table-row>
        <table:table-row table:style-name="ro1">
          <table:table-cell table:number-columns-repeated="80"/>
          <table:table-cell table:style-name="ce142" table:formula="of:=IF(IF([.C42]=&quot;Irregular&quot;;[.E42];[$Solicitud.D42]*[$Solicitud.E42])&lt;=360;1;3)" office:value-type="float" office:value="1">
            <text:p>1</text:p>
          </table:table-cell>
          <table:table-cell table:style-name="ce142" table:formula="of:=IF([$Solicitud.CD147]=&quot;soles&quot;;[.CC173];[.CC173]+4)" office:value-type="float" office:value="5">
            <text:p>5</text:p>
          </table:table-cell>
          <table:table-cell table:style-name="ce142" table:formula="of:=[.CD173]+1" office:value-type="float" office:value="6">
            <text:p>6</text:p>
          </table:table-cell>
          <table:table-cell table:number-columns-repeated="3"/>
          <table:table-cell office:value-type="string">
            <text:p>dias</text:p>
          </table:table-cell>
          <table:table-cell table:formula="of:=IF([.C42]=&quot;Irregular&quot;;[.E42];[$Solicitud.D42]*[$Solicitud.E42])" office:value-type="float" office:value="240">
            <text:p>240</text:p>
          </table:table-cell>
          <table:table-cell table:number-columns-repeated="936"/>
        </table:table-row>
        <table:table-row table:style-name="ro1">
          <table:table-cell table:number-columns-repeated="80"/>
          <table:table-cell table:style-name="ce142" office:value-type="string">
            <text:p>fila</text:p>
          </table:table-cell>
          <table:table-cell table:style-name="ce142" table:number-columns-repeated="2"/>
          <table:table-cell table:number-columns-repeated="941"/>
        </table:table-row>
        <table:table-row table:style-name="ro1">
          <table:table-cell table:number-columns-repeated="80"/>
          <table:table-cell table:style-name="ce142" table:formula="of:=IF([$Solicitud.CC158]&lt;=3000;&quot;Hasta 3 Mil&quot;;IF([$Solicitud.CC158]&lt;=6000;&quot;De 3 a 6 mil&quot;;IF([$Solicitud.CC158]&lt;=10000;&quot;De 6 a 10 mil&quot;;IF([$Solicitud.CC158]&lt;=20000;&quot;De 10 a 20 mil&quot;;IF([$Solicitud.CC158]&lt;=30000;&quot;De 20 a 30 mil&quot;;IF([$Solicitud.CC158]&lt;=40000;&quot;De 30 a 40 mil&quot;;IF([$Solicitud.CC158]&lt;=50000;&quot;De 40 a 50 mil&quot;;IF([$Solicitud.CC158]&lt;=60000;&quot;De 50 a 60 mil&quot;;IF([$Solicitud.CC158]&lt;=100000;&quot;De 60 a 100 mil&quot;;&quot;De 100 mil a mas&quot;)))))))))" office:value-type="string" office:string-value="De 3 a 6 mil">
            <text:p>De 3 a 6 mil</text:p>
          </table:table-cell>
          <table:table-cell table:style-name="ce142" office:value-type="string">
            <text:p>VALOR MIN</text:p>
          </table:table-cell>
          <table:table-cell table:style-name="ce142" office:value-type="string">
            <text:p>VALOR MAX</text:p>
          </table:table-cell>
          <table:table-cell/>
          <table:table-cell table:style-name="ce152" office:value-type="string">
            <text:p>TEA</text:p>
          </table:table-cell>
          <table:table-cell office:value-type="string">
            <text:p>TEM</text:p>
          </table:table-cell>
          <table:table-cell/>
          <table:table-cell table:style-name="ce153"/>
          <table:table-cell table:number-columns-repeated="936"/>
        </table:table-row>
        <table:table-row table:style-name="ro1">
          <table:table-cell table:number-columns-repeated="80"/>
          <table:table-cell table:style-name="ce142"/>
          <table:table-cell table:style-name="ce147" table:formula="of:=IF(OR([.$D$26]=[.$CE$125];[.$D$26]=[.CG125]);[.$CO$167];VLOOKUP([.CC175];[.$CC$161:.$CK$170];[.CD173]+1;0))" office:value-type="percentage" office:value="0.3">
            <text:p>30.00%</text:p>
          </table:table-cell>
          <table:table-cell table:style-name="ce150" table:formula="of:=IF(OR([.$D$26]=[.$CE$125];[.$D$26]=[.CG125]);[.CP167];VLOOKUP([.CC175];[.CC161:.CK170];[.CE173]+1;0))" office:value-type="percentage" office:value="0.4825">
            <text:p>48.25%</text:p>
          </table:table-cell>
          <table:table-cell/>
          <table:table-cell table:style-name="ce146" table:formula="of:=[.H40]" office:value-type="percentage" office:value="0.12">
            <text:p>12.00%</text:p>
          </table:table-cell>
          <table:table-cell table:formula="of:=((1+[.CG176])^(1/12))-1" office:value-type="float" office:value="0.00948879293458305">
            <text:p>0.0094887929</text:p>
          </table:table-cell>
          <table:table-cell table:number-columns-repeated="938"/>
        </table:table-row>
        <table:table-row table:style-name="ro1">
          <table:table-cell table:number-columns-repeated="84"/>
          <table:table-cell table:style-name="ce146"/>
          <table:table-cell table:number-columns-repeated="939"/>
        </table:table-row>
        <table:table-row table:style-name="ro1">
          <table:table-cell table:number-columns-repeated="1024"/>
        </table:table-row>
        <table:table-row table:style-name="ro1">
          <table:table-cell table:number-columns-repeated="81"/>
          <table:table-cell office:value-type="string">
            <text:p>Mensual</text:p>
          </table:table-cell>
          <table:table-cell office:value-type="float" office:value="30">
            <text:p>30</text:p>
          </table:table-cell>
          <table:table-cell table:number-columns-repeated="941"/>
        </table:table-row>
        <table:table-row table:style-name="ro1">
          <table:table-cell table:number-columns-repeated="81"/>
          <table:table-cell office:value-type="string">
            <text:p>Bimensual</text:p>
          </table:table-cell>
          <table:table-cell office:value-type="float" office:value="60">
            <text:p>60</text:p>
          </table:table-cell>
          <table:table-cell table:number-columns-repeated="941"/>
        </table:table-row>
        <table:table-row table:style-name="ro1">
          <table:table-cell table:number-columns-repeated="81"/>
          <table:table-cell office:value-type="string">
            <text:p>Trimestral</text:p>
          </table:table-cell>
          <table:table-cell office:value-type="float" office:value="90">
            <text:p>90</text:p>
          </table:table-cell>
          <table:table-cell table:number-columns-repeated="941"/>
        </table:table-row>
        <table:table-row table:style-name="ro1">
          <table:table-cell table:number-columns-repeated="81"/>
          <table:table-cell office:value-type="string">
            <text:p>Cuatrimestral</text:p>
          </table:table-cell>
          <table:table-cell office:value-type="float" office:value="120">
            <text:p>120</text:p>
          </table:table-cell>
          <table:table-cell table:number-columns-repeated="941"/>
        </table:table-row>
        <table:table-row table:style-name="ro1">
          <table:table-cell table:number-columns-repeated="81"/>
          <table:table-cell office:value-type="string">
            <text:p>Semestral</text:p>
          </table:table-cell>
          <table:table-cell office:value-type="float" office:value="180">
            <text:p>180</text:p>
          </table:table-cell>
          <table:table-cell table:number-columns-repeated="941"/>
        </table:table-row>
        <table:table-row table:style-name="ro1">
          <table:table-cell table:number-columns-repeated="81"/>
          <table:table-cell office:value-type="string">
            <text:p>Anual</text:p>
          </table:table-cell>
          <table:table-cell office:value-type="float" office:value="360">
            <text:p>360</text:p>
          </table:table-cell>
          <table:table-cell table:number-columns-repeated="941"/>
        </table:table-row>
        <table:table-row table:style-name="ro1">
          <table:table-cell table:number-columns-repeated="1024"/>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table-cell office:value-type="string">
            <text:p>CALIFICACION</text:p>
          </table:table-cell>
          <table:table-cell/>
          <table:table-cell table:formula="of:=IF([.CI127]=&quot;calif_ref&quot;;0;HLOOKUP([.E44];[.CD187:.CH188];2;0))" office:value-type="float" office:value="4">
            <text:p>4</text:p>
          </table:table-cell>
          <table:table-cell table:number-columns-repeated="934"/>
        </table:table-row>
        <table:table-row table:style-name="ro1">
          <table:table-cell table:number-columns-repeated="80"/>
          <table:table-cell office:value-type="string">
            <text:p>SBS</text:p>
          </table:table-cell>
          <table:table-cell office:value-type="string">
            <text:p>Normal</text:p>
          </table:table-cell>
          <table:table-cell office:value-type="string">
            <text:p>CPP</text:p>
          </table:table-cell>
          <table:table-cell office:value-type="string">
            <text:p>Deficiente</text:p>
          </table:table-cell>
          <table:table-cell office:value-type="string">
            <text:p>Dudoso</text:p>
          </table:table-cell>
          <table:table-cell office:value-type="string">
            <text:p>Pérdida</text:p>
          </table:table-cell>
          <table:table-cell table:number-columns-repeated="938"/>
        </table:table-row>
        <table:table-row table:style-name="ro1">
          <table:table-cell table:number-columns-repeated="81"/>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table:number-columns-repeated="938"/>
        </table:table-row>
        <table:table-row table:style-name="ro1">
          <table:table-cell table:number-columns-repeated="80"/>
          <table:table-cell office:value-type="string">
            <text:p>Meses</text:p>
          </table:table-cell>
          <table:table-cell office:value-type="string">
            <text:p>inicio</text:p>
          </table:table-cell>
          <table:table-cell office:value-type="string">
            <text:p>fin</text:p>
          </table:table-cell>
          <table:table-cell office:value-type="string">
            <text:p>total de meses del credito para el flujo</text:p>
          </table:table-cell>
          <table:table-cell table:number-columns-repeated="940"/>
        </table:table-row>
        <table:table-row table:style-name="ro1">
          <table:table-cell table:number-columns-repeated="81"/>
          <table:table-cell table:style-name="ce148" table:formula="of:=[.I5]" office:value-type="float" office:value="41699">
            <text:p>01/03/2014</text:p>
          </table:table-cell>
          <table:table-cell table:style-name="ce151" table:formula="of:=[.F42]" office:value-type="date" office:date-value="2014-10-27">
            <text:p>27/10/2014</text:p>
          </table:table-cell>
          <table:table-cell table:style-name="ce1" office:value-type="string">
            <text:p>tam</text:p>
          </table:table-cell>
          <table:table-cell table:number-columns-repeated="940"/>
        </table:table-row>
        <table:table-row table:style-name="ro1">
          <table:table-cell table:number-columns-repeated="10"/>
          <table:table-cell table:style-name="ce2" office:value-type="float" office:value="11">
            <text:p>11</text:p>
          </table:table-cell>
          <table:table-cell office:value-type="float" office:value="12">
            <text:p>12</text:p>
          </table:table-cell>
          <table:table-cell office:value-type="float" office:value="13">
            <text:p>13</text:p>
          </table:table-cell>
          <table:table-cell table:style-name="ce2" office:value-type="float" office:value="14">
            <text:p>14</text:p>
          </table:table-cell>
          <table:table-cell office:value-type="float" office:value="15">
            <text:p>15</text:p>
          </table:table-cell>
          <table:table-cell office:value-type="float" office:value="16">
            <text:p>16</text:p>
          </table:table-cell>
          <table:table-cell table:style-name="ce2" office:value-type="float" office:value="17">
            <text:p>17</text:p>
          </table:table-cell>
          <table:table-cell office:value-type="float" office:value="18">
            <text:p>18</text:p>
          </table:table-cell>
          <table:table-cell office:value-type="float" office:value="19">
            <text:p>19</text:p>
          </table:table-cell>
          <table:table-cell table:style-name="ce2" office:value-type="float" office:value="20">
            <text:p>20</text:p>
          </table:table-cell>
          <table:table-cell office:value-type="float" office:value="21">
            <text:p>21</text:p>
          </table:table-cell>
          <table:table-cell office:value-type="float" office:value="22">
            <text:p>22</text:p>
          </table:table-cell>
          <table:table-cell table:style-name="ce2" office:value-type="float" office:value="23">
            <text:p>23</text:p>
          </table:table-cell>
          <table:table-cell office:value-type="float" office:value="24">
            <text:p>24</text:p>
          </table:table-cell>
          <table:table-cell office:value-type="float" office:value="25">
            <text:p>25</text:p>
          </table:table-cell>
          <table:table-cell table:style-name="ce2" office:value-type="float" office:value="26">
            <text:p>26</text:p>
          </table:table-cell>
          <table:table-cell office:value-type="float" office:value="27">
            <text:p>27</text:p>
          </table:table-cell>
          <table:table-cell office:value-type="float" office:value="28">
            <text:p>28</text:p>
          </table:table-cell>
          <table:table-cell table:style-name="ce2" office:value-type="float" office:value="29">
            <text:p>29</text:p>
          </table:table-cell>
          <table:table-cell office:value-type="float" office:value="30">
            <text:p>30</text:p>
          </table:table-cell>
          <table:table-cell office:value-type="float" office:value="31">
            <text:p>31</text:p>
          </table:table-cell>
          <table:table-cell table:style-name="ce2" office:value-type="float" office:value="32">
            <text:p>32</text:p>
          </table:table-cell>
          <table:table-cell office:value-type="float" office:value="33">
            <text:p>33</text:p>
          </table:table-cell>
          <table:table-cell office:value-type="float" office:value="34">
            <text:p>34</text:p>
          </table:table-cell>
          <table:table-cell table:style-name="ce2" office:value-type="float" office:value="35">
            <text:p>35</text:p>
          </table:table-cell>
          <table:table-cell office:value-type="float" office:value="36">
            <text:p>36</text:p>
          </table:table-cell>
          <table:table-cell office:value-type="float" office:value="37">
            <text:p>37</text:p>
          </table:table-cell>
          <table:table-cell table:style-name="ce2" office:value-type="float" office:value="38">
            <text:p>38</text:p>
          </table:table-cell>
          <table:table-cell office:value-type="float" office:value="39">
            <text:p>39</text:p>
          </table:table-cell>
          <table:table-cell office:value-type="float" office:value="40">
            <text:p>40</text:p>
          </table:table-cell>
          <table:table-cell table:style-name="ce2" office:value-type="float" office:value="41">
            <text:p>41</text:p>
          </table:table-cell>
          <table:table-cell office:value-type="float" office:value="42">
            <text:p>42</text:p>
          </table:table-cell>
          <table:table-cell office:value-type="float" office:value="43">
            <text:p>43</text:p>
          </table:table-cell>
          <table:table-cell table:style-name="ce2" office:value-type="float" office:value="44">
            <text:p>44</text:p>
          </table:table-cell>
          <table:table-cell office:value-type="float" office:value="45">
            <text:p>45</text:p>
          </table:table-cell>
          <table:table-cell office:value-type="float" office:value="46">
            <text:p>46</text:p>
          </table:table-cell>
          <table:table-cell table:style-name="ce2" office:value-type="float" office:value="47">
            <text:p>47</text:p>
          </table:table-cell>
          <table:table-cell office:value-type="float" office:value="48">
            <text:p>48</text:p>
          </table:table-cell>
          <table:table-cell office:value-type="float" office:value="49">
            <text:p>49</text:p>
          </table:table-cell>
          <table:table-cell table:style-name="ce2" office:value-type="float" office:value="50">
            <text:p>50</text:p>
          </table:table-cell>
          <table:table-cell office:value-type="float" office:value="51">
            <text:p>51</text:p>
          </table:table-cell>
          <table:table-cell office:value-type="float" office:value="52">
            <text:p>52</text:p>
          </table:table-cell>
          <table:table-cell table:style-name="ce2" office:value-type="float" office:value="53">
            <text:p>53</text:p>
          </table:table-cell>
          <table:table-cell table:number-columns-repeated="28"/>
          <table:table-cell table:formula="of:=YEAR([.CD190])" office:value-type="float" office:value="2014">
            <text:p>2014</text:p>
          </table:table-cell>
          <table:table-cell table:formula="of:=YEAR([.CE190])" office:value-type="float" office:value="2014">
            <text:p>2014</text:p>
          </table:table-cell>
          <table:table-cell table:style-name="ce1" table:formula="of:=[.CE191]*12-[.CD191]*12+[.CE192]-[.CD192]+1" office:value-type="float" office:value="8">
            <text:p>8</text:p>
          </table:table-cell>
          <table:table-cell table:number-columns-repeated="940"/>
        </table:table-row>
        <table:table-row table:style-name="ro1">
          <table:table-cell/>
          <table:table-cell office:value-type="float" office:value="2">
            <text:p>2</text:p>
          </table:table-cell>
          <table:table-cell office:value-type="float" office:value="3">
            <text:p>3</text:p>
          </table:table-cell>
          <table:table-cell office:value-type="float" office:value="4">
            <text:p>4</text:p>
          </table:table-cell>
          <table:table-cell table:style-name="ce2" office:value-type="float" office:value="5">
            <text:p>5</text:p>
          </table:table-cell>
          <table:table-cell office:value-type="float" office:value="6">
            <text:p>6</text:p>
          </table:table-cell>
          <table:table-cell office:value-type="float" office:value="7">
            <text:p>7</text:p>
          </table:table-cell>
          <table:table-cell table:style-name="ce2" office:value-type="float" office:value="8">
            <text:p>8</text:p>
          </table:table-cell>
          <table:table-cell office:value-type="float" office:value="9">
            <text:p>9</text:p>
          </table:table-cell>
          <table:table-cell table:number-columns-repeated="72"/>
          <table:table-cell table:formula="of:=MONTH([.CD190])" office:value-type="float" office:value="3">
            <text:p>3</text:p>
          </table:table-cell>
          <table:table-cell table:formula="of:=MONTH([.CE190])" office:value-type="float" office:value="10">
            <text:p>10</text:p>
          </table:table-cell>
          <table:table-cell table:number-columns-repeated="941"/>
        </table:table-row>
        <table:table-row table:style-name="ro1">
          <table:table-cell table:number-columns-repeated="81"/>
          <table:table-cell table:formula="of:=DAY([.CD190])" office:value-type="float" office:value="1">
            <text:p>1</text:p>
          </table:table-cell>
          <table:table-cell table:formula="of:=DAY([.CE190])" office:value-type="float" office:value="27">
            <text:p>27</text:p>
          </table:table-cell>
          <table:table-cell table:number-columns-repeated="941"/>
        </table:table-row>
        <table:table-row table:style-name="ro1">
          <table:table-cell table:number-columns-repeated="1024"/>
        </table:table-row>
        <table:table-row table:style-name="ro1">
          <table:table-cell office:value-type="float" office:value="1">
            <text:p>1</text:p>
          </table:table-cell>
          <table:table-cell table:number-columns-repeated="8"/>
          <table:table-cell office:value-type="float" office:value="10">
            <text:p>10</text:p>
          </table:table-cell>
          <table:table-cell table:number-columns-repeated="43"/>
          <table:table-cell office:value-type="float" office:value="54">
            <text:p>54</text:p>
          </table:table-cell>
          <table:table-cell office:value-type="float" office:value="55">
            <text:p>55</text:p>
          </table:table-cell>
          <table:table-cell table:style-name="ce2" office:value-type="float" office:value="56">
            <text:p>56</text:p>
          </table:table-cell>
          <table:table-cell office:value-type="float" office:value="57">
            <text:p>57</text:p>
          </table:table-cell>
          <table:table-cell office:value-type="float" office:value="58">
            <text:p>58</text:p>
          </table:table-cell>
          <table:table-cell table:style-name="ce2" office:value-type="float" office:value="59">
            <text:p>59</text:p>
          </table:table-cell>
          <table:table-cell office:value-type="float" office:value="60">
            <text:p>60</text:p>
          </table:table-cell>
          <table:table-cell office:value-type="float" office:value="61">
            <text:p>61</text:p>
          </table:table-cell>
          <table:table-cell table:style-name="ce2" office:value-type="float" office:value="62">
            <text:p>62</text:p>
          </table:table-cell>
          <table:table-cell office:value-type="float" office:value="63">
            <text:p>63</text:p>
          </table:table-cell>
          <table:table-cell office:value-type="float" office:value="64">
            <text:p>64</text:p>
          </table:table-cell>
          <table:table-cell table:style-name="ce2" office:value-type="float" office:value="65">
            <text:p>65</text:p>
          </table:table-cell>
          <table:table-cell office:value-type="float" office:value="66">
            <text:p>66</text:p>
          </table:table-cell>
          <table:table-cell office:value-type="float" office:value="67">
            <text:p>67</text:p>
          </table:table-cell>
          <table:table-cell table:style-name="ce2" office:value-type="float" office:value="68">
            <text:p>68</text:p>
          </table:table-cell>
          <table:table-cell office:value-type="float" office:value="69">
            <text:p>69</text:p>
          </table:table-cell>
          <table:table-cell office:value-type="float" office:value="70">
            <text:p>70</text:p>
          </table:table-cell>
          <table:table-cell table:style-name="ce2" office:value-type="float" office:value="71">
            <text:p>71</text:p>
          </table:table-cell>
          <table:table-cell office:value-type="float" office:value="72">
            <text:p>72</text:p>
          </table:table-cell>
          <table:table-cell office:value-type="float" office:value="73">
            <text:p>73</text:p>
          </table:table-cell>
          <table:table-cell table:style-name="ce2" office:value-type="float" office:value="74">
            <text:p>74</text:p>
          </table:table-cell>
          <table:table-cell office:value-type="float" office:value="75">
            <text:p>75</text:p>
          </table:table-cell>
          <table:table-cell office:value-type="float" office:value="76">
            <text:p>76</text:p>
          </table:table-cell>
          <table:table-cell table:style-name="ce2" office:value-type="float" office:value="77">
            <text:p>77</text:p>
          </table:table-cell>
          <table:table-cell office:value-type="float" office:value="78">
            <text:p>78</text:p>
          </table:table-cell>
          <table:table-cell office:value-type="float" office:value="79">
            <text:p>79</text:p>
          </table:table-cell>
          <table:table-cell table:style-name="ce2" office:value-type="float" office:value="80">
            <text:p>80</text:p>
          </table:table-cell>
          <table:table-cell office:value-type="float" office:value="81">
            <text:p>81</text:p>
          </table:table-cell>
          <table:table-cell office:value-type="float" office:value="82">
            <text:p>82</text:p>
          </table:table-cell>
          <table:table-cell table:style-name="ce2" office:value-type="float" office:value="83">
            <text:p>83</text:p>
          </table:table-cell>
          <table:table-cell office:value-type="float" office:value="84">
            <text:p>84</text:p>
          </table:table-cell>
          <table:table-cell table:number-columns-repeated="940"/>
        </table:table-row>
        <table:table-row table:style-name="ro1">
          <table:table-cell table:number-columns-repeated="1024"/>
        </table:table-row>
        <table:table-row table:style-name="ro1">
          <table:table-cell table:number-columns-repeated="80"/>
          <table:table-cell office:value-type="string">
            <text:p>Vacuno</text:p>
          </table:table-cell>
          <table:table-cell office:value-type="string">
            <text:p>Porcino</text:p>
          </table:table-cell>
          <table:table-cell office:value-type="string">
            <text:p>Caprino</text:p>
          </table:table-cell>
          <table:table-cell table:number-columns-repeated="941"/>
        </table:table-row>
        <table:table-row table:style-name="ro1">
          <table:table-cell table:number-columns-repeated="80"/>
          <table:table-cell table:number-columns-repeated="3" table:style-name="ce140" office:value-type="string">
            <text:p>0121</text:p>
          </table:table-cell>
          <table:table-cell table:number-columns-repeated="941"/>
        </table:table-row>
        <table:table-row table:style-name="ro1">
          <table:table-cell table:number-columns-repeated="1024"/>
        </table:table-row>
        <table:table-row table:style-name="ro1">
          <table:table-cell table:number-columns-repeated="80"/>
          <table:table-cell office:value-type="string">
            <text:p>años</text:p>
          </table:table-cell>
          <table:table-cell table:number-columns-repeated="943"/>
        </table:table-row>
        <table:table-row table:style-name="ro1">
          <table:table-cell table:number-columns-repeated="80"/>
          <table:table-cell table:formula="of:=(YEAR(TODAY())+12*MONTH(TODAY()))-(YEAR([.I13])+12*MONTH([.I13]))" office:value-type="float" office:value="39">
            <text:p>39</text:p>
          </table:table-cell>
          <table:table-cell office:value-type="string">
            <text:p>LIMITE</text:p>
          </table:table-cell>
          <table:table-cell table:formula="of:=365*70+1*17" office:value-type="float" office:value="25567">
            <text:p>25567</text:p>
          </table:table-cell>
          <table:table-cell table:number-columns-repeated="941"/>
        </table:table-row>
        <table:table-row table:style-name="ro1">
          <table:table-cell table:number-columns-repeated="80"/>
          <table:table-cell table:style-name="ce143" table:formula="of:=TODAY()-[.I13]" office:value-type="float" office:value="27288">
            <text:p>27288</text:p>
          </table:table-cell>
          <table:table-cell table:number-columns-repeated="943"/>
        </table:table-row>
        <table:table-row table:style-name="ro1">
          <table:table-cell table:number-columns-repeated="1024"/>
        </table:table-row>
        <table:table-row table:style-name="ro1">
          <table:table-cell table:number-columns-repeated="80"/>
          <table:table-cell office:value-type="string">
            <text:p>terrenos</text:p>
          </table:table-cell>
          <table:table-cell table:number-columns-repeated="943"/>
        </table:table-row>
        <table:table-row table:style-name="ro1">
          <table:table-cell table:number-columns-repeated="80"/>
          <table:table-cell table:formula="of:=[.F28]" office:value-type="float" office:value="0">
            <text:p>0</text:p>
          </table:table-cell>
          <table:table-cell table:formula="of:=[.E28]" office:value-type="float" office:value="0">
            <text:p>0</text:p>
          </table:table-cell>
          <table:table-cell/>
          <table:table-cell office:value-type="string">
            <text:p>Posesionario</text:p>
          </table:table-cell>
          <table:table-cell table:formula="of:=SUMIF([.CC205:.CC207];&quot;Posesionario&quot;;[.CD205:.CD207])" office:value-type="float" office:value="0">
            <text:p>0</text:p>
          </table:table-cell>
          <table:table-cell/>
          <table:table-cell table:number-columns-repeated="938"/>
        </table:table-row>
        <table:table-row table:style-name="ro1">
          <table:table-cell table:number-columns-repeated="80"/>
          <table:table-cell table:formula="of:=[.F30]" office:value-type="float" office:value="0">
            <text:p>0</text:p>
          </table:table-cell>
          <table:table-cell table:formula="of:=[.E30]" office:value-type="float" office:value="0">
            <text:p>0</text:p>
          </table:table-cell>
          <table:table-cell/>
          <table:table-cell office:value-type="string">
            <text:p>Propietario</text:p>
          </table:table-cell>
          <table:table-cell table:formula="of:=SUMIF([.CC205:.CC207];&quot;Propietario&quot;;[.CD205:.CD207])" office:value-type="float" office:value="0">
            <text:p>0</text:p>
          </table:table-cell>
          <table:table-cell table:formula="of:=[.CG208]" office:value-type="float" office:value="0">
            <text:p>0</text:p>
          </table:table-cell>
          <table:table-cell table:formula="of:=[.CG206]+[.CH206]" office:value-type="float" office:value="0">
            <text:p>0</text:p>
          </table:table-cell>
          <table:table-cell table:number-columns-repeated="937"/>
        </table:table-row>
        <table:table-row table:style-name="ro1">
          <table:table-cell table:number-columns-repeated="80"/>
          <table:table-cell table:formula="of:=[.F32]" office:value-type="float" office:value="0">
            <text:p>0</text:p>
          </table:table-cell>
          <table:table-cell table:formula="of:=[.E32]" office:value-type="float" office:value="0">
            <text:p>0</text:p>
          </table:table-cell>
          <table:table-cell/>
          <table:table-cell office:value-type="string">
            <text:p>Arrendatario</text:p>
          </table:table-cell>
          <table:table-cell table:formula="of:=SUMIF([.CC205:.CC207];&quot;Arrendatario&quot;;[.CD205:.CD207])" office:value-type="float" office:value="0">
            <text:p>0</text:p>
          </table:table-cell>
          <table:table-cell table:formula="of:=[.CG208]" office:value-type="float" office:value="0">
            <text:p>0</text:p>
          </table:table-cell>
          <table:table-cell table:formula="of:=[.CH207]+[.CG207]" office:value-type="float" office:value="0">
            <text:p>0</text:p>
          </table:table-cell>
          <table:table-cell table:number-columns-repeated="937"/>
        </table:table-row>
        <table:table-row table:style-name="ro1">
          <table:table-cell table:number-columns-repeated="83"/>
          <table:table-cell office:value-type="string">
            <text:p>Propio y Arrendado</text:p>
          </table:table-cell>
          <table:table-cell table:formula="of:=SUMIF([.CC205:.CC207];&quot;Propio y Arrendado&quot;;[.CD205:.CD207])" office:value-type="float" office:value="0">
            <text:p>0</text:p>
          </table:table-cell>
          <table:table-cell table:number-columns-repeated="2"/>
          <table:table-cell table:number-columns-repeated="937"/>
        </table:table-row>
        <table:table-row table:style-name="ro1" table:number-rows-repeated="1048367">
          <table:table-cell table:number-columns-repeated="1024"/>
        </table:table-row>
        <table:table-row table:style-name="ro1">
          <table:table-cell table:number-columns-repeated="1024"/>
        </table:table-row>
        <table:named-expressions/>
      </table:table>
      <table:table table:name="datos" table:style-name="ta2" table:print="false">
        <table:table-column table:style-name="co18" table:default-cell-style-name="Default"/>
        <table:table-column table:style-name="co19" table:default-cell-style-name="Default"/>
        <table:table-column table:style-name="co20" table:number-columns-repeated="1022" table:default-cell-style-name="Default"/>
        <table:table-row table:style-name="ro2">
          <table:table-cell office:value-type="string">
            <text:p>VALORES</text:p>
          </table:table-cell>
          <table:table-cell table:number-columns-repeated="1023"/>
        </table:table-row>
        <table:table-row table:style-name="ro2">
          <table:table-cell office:value-type="string">
            <text:p>SOLICITUD</text:p>
          </table:table-cell>
          <table:table-cell/>
          <table:table-cell office:value-type="float" office:value="3">
            <text:p>3</text:p>
          </table:table-cell>
          <table:table-cell office:value-type="float" office:value="4">
            <text:p>4</text:p>
          </table:table-cell>
          <table:table-cell/>
          <table:table-cell office:value-type="string">
            <text:p>EVAL. CUAL.</text:p>
          </table:table-cell>
          <table:table-cell/>
          <table:table-cell office:value-type="float" office:value="8">
            <text:p>8</text:p>
          </table:table-cell>
          <table:table-cell office:value-type="float" office:value="9">
            <text:p>9</text:p>
          </table:table-cell>
          <table:table-cell table:number-columns-repeated="1015"/>
        </table:table-row>
        <table:table-row table:style-name="ro2">
          <table:table-cell office:value-type="string">
            <text:p>Nro de Solicitud</text:p>
          </table:table-cell>
          <table:table-cell table:formula="of:=[$Solicitud.D4]" office:value-type="float" office:value="0">
            <text:p>0</text:p>
          </table:table-cell>
          <table:table-cell table:number-columns-repeated="2" office:value-type="float" office:value="4">
            <text:p>4</text:p>
          </table:table-cell>
          <table:table-cell/>
          <table:table-cell office:value-type="string">
            <text:p>C1</text:p>
          </table:table-cell>
          <table:table-cell/>
          <table:table-cell office:value-type="float" office:value="15">
            <text:p>15</text:p>
          </table:table-cell>
          <table:table-cell office:value-type="float" office:value="4">
            <text:p>4</text:p>
          </table:table-cell>
          <table:table-cell table:number-columns-repeated="1015"/>
        </table:table-row>
        <table:table-row table:style-name="ro2">
          <table:table-cell office:value-type="string">
            <text:p>Fecha de Evaluación</text:p>
          </table:table-cell>
          <table:table-cell table:style-name="ce151" table:formula="of:=[$Solicitud.I5]" office:value-type="date" office:date-value="2014-03-01">
            <text:p>01/03/2014</text:p>
          </table:table-cell>
          <table:table-cell office:value-type="float" office:value="5">
            <text:p>5</text:p>
          </table:table-cell>
          <table:table-cell office:value-type="float" office:value="7">
            <text:p>7</text:p>
          </table:table-cell>
          <table:table-cell/>
          <table:table-cell table:style-name="ce163" office:value-type="string">
            <text:p>SI2</text:p>
          </table:table-cell>
          <table:table-cell/>
          <table:table-cell office:value-type="float" office:value="17">
            <text:p>17</text:p>
          </table:table-cell>
          <table:table-cell office:value-type="float" office:value="9">
            <text:p>9</text:p>
          </table:table-cell>
          <table:table-cell table:number-columns-repeated="1015"/>
        </table:table-row>
        <table:table-row table:style-name="ro2">
          <table:table-cell office:value-type="string">
            <text:p>Tipo de Persona</text:p>
          </table:table-cell>
          <table:table-cell table:formula="of:=[$Solicitud.D5]" office:value-type="string" office:string-value="Persona Jurídica">
            <text:p>Persona Jurídica</text:p>
          </table:table-cell>
          <table:table-cell office:value-type="float" office:value="5">
            <text:p>5</text:p>
          </table:table-cell>
          <table:table-cell office:value-type="float" office:value="4">
            <text:p>4</text:p>
          </table:table-cell>
          <table:table-cell/>
          <table:table-cell table:style-name="ce163" office:value-type="string">
            <text:p>NO2</text:p>
          </table:table-cell>
          <table:table-cell/>
          <table:table-cell office:value-type="float" office:value="17">
            <text:p>17</text:p>
          </table:table-cell>
          <table:table-cell office:value-type="float" office:value="13">
            <text:p>13</text:p>
          </table:table-cell>
          <table:table-cell table:number-columns-repeated="1015"/>
        </table:table-row>
        <table:table-row table:style-name="ro2">
          <table:table-cell office:value-type="string">
            <text:p>Nuevo o Recurrente</text:p>
          </table:table-cell>
          <table:table-cell table:formula="of:=[$Solicitud.D6]" office:value-type="string" office:string-value="Nuevo">
            <text:p>Nuevo</text:p>
          </table:table-cell>
          <table:table-cell office:value-type="float" office:value="6">
            <text:p>6</text:p>
          </table:table-cell>
          <table:table-cell office:value-type="float" office:value="4">
            <text:p>4</text:p>
          </table:table-cell>
          <table:table-cell/>
          <table:table-cell office:value-type="string">
            <text:p>NOM2</text:p>
          </table:table-cell>
          <table:table-cell/>
          <table:table-cell office:value-type="float" office:value="18">
            <text:p>18</text:p>
          </table:table-cell>
          <table:table-cell office:value-type="float" office:value="4">
            <text:p>4</text:p>
          </table:table-cell>
          <table:table-cell table:number-columns-repeated="1015"/>
        </table:table-row>
        <table:table-row table:style-name="ro2">
          <table:table-cell office:value-type="string">
            <text:p>Nombre del Analista de Créditos</text:p>
          </table:table-cell>
          <table:table-cell table:formula="of:=[$Solicitud.D7]" office:value-type="float" office:value="0">
            <text:p>0</text:p>
          </table:table-cell>
          <table:table-cell office:value-type="float" office:value="7">
            <text:p>7</text:p>
          </table:table-cell>
          <table:table-cell office:value-type="float" office:value="4">
            <text:p>4</text:p>
          </table:table-cell>
          <table:table-cell/>
          <table:table-cell office:value-type="string">
            <text:p>C2</text:p>
          </table:table-cell>
          <table:table-cell/>
          <table:table-cell office:value-type="float" office:value="18">
            <text:p>18</text:p>
          </table:table-cell>
          <table:table-cell office:value-type="float" office:value="11">
            <text:p>11</text:p>
          </table:table-cell>
          <table:table-cell table:number-columns-repeated="1015"/>
        </table:table-row>
        <table:table-row table:style-name="ro2">
          <table:table-cell office:value-type="string">
            <text:p>Agencia</text:p>
          </table:table-cell>
          <table:table-cell table:formula="of:=[$Solicitud.D8]" office:value-type="string" office:string-value="Atico">
            <text:p>Atico</text:p>
          </table:table-cell>
          <table:table-cell office:value-type="float" office:value="8">
            <text:p>8</text:p>
          </table:table-cell>
          <table:table-cell office:value-type="float" office:value="4">
            <text:p>4</text:p>
          </table:table-cell>
          <table:table-cell/>
          <table:table-cell table:style-name="ce163" office:value-type="string">
            <text:p>SI3</text:p>
          </table:table-cell>
          <table:table-cell/>
          <table:table-cell office:value-type="float" office:value="20">
            <text:p>20</text:p>
          </table:table-cell>
          <table:table-cell office:value-type="float" office:value="9">
            <text:p>9</text:p>
          </table:table-cell>
          <table:table-cell table:number-columns-repeated="1015"/>
        </table:table-row>
        <table:table-row table:style-name="ro2">
          <table:table-cell office:value-type="string">
            <text:p>Calificación Interna del Cliente</text:p>
          </table:table-cell>
          <table:table-cell table:formula="of:=[$Solicitud.D9]" office:value-type="string" office:string-value="AA">
            <text:p>AA</text:p>
          </table:table-cell>
          <table:table-cell office:value-type="float" office:value="9">
            <text:p>9</text:p>
          </table:table-cell>
          <table:table-cell office:value-type="float" office:value="4">
            <text:p>4</text:p>
          </table:table-cell>
          <table:table-cell/>
          <table:table-cell table:style-name="ce163" office:value-type="string">
            <text:p>NO3</text:p>
          </table:table-cell>
          <table:table-cell/>
          <table:table-cell office:value-type="float" office:value="20">
            <text:p>20</text:p>
          </table:table-cell>
          <table:table-cell office:value-type="float" office:value="13">
            <text:p>13</text:p>
          </table:table-cell>
          <table:table-cell table:number-columns-repeated="1015"/>
        </table:table-row>
        <table:table-row table:style-name="ro2">
          <table:table-cell office:value-type="string">
            <text:p>Nombre de Empresa</text:p>
          </table:table-cell>
          <table:table-cell table:formula="of:=[$Solicitud.D10]" office:value-type="float" office:value="0">
            <text:p>0</text:p>
          </table:table-cell>
          <table:table-cell office:value-type="float" office:value="10">
            <text:p>10</text:p>
          </table:table-cell>
          <table:table-cell office:value-type="float" office:value="4">
            <text:p>4</text:p>
          </table:table-cell>
          <table:table-cell/>
          <table:table-cell office:value-type="string">
            <text:p>C3</text:p>
          </table:table-cell>
          <table:table-cell/>
          <table:table-cell office:value-type="float" office:value="21">
            <text:p>21</text:p>
          </table:table-cell>
          <table:table-cell office:value-type="float" office:value="4">
            <text:p>4</text:p>
          </table:table-cell>
          <table:table-cell table:number-columns-repeated="1015"/>
        </table:table-row>
        <table:table-row table:style-name="ro2">
          <table:table-cell office:value-type="string">
            <text:p>RUC de Empresa</text:p>
          </table:table-cell>
          <table:table-cell table:style-name="ce162" table:formula="of:=[$Solicitud.I10]" office:value-type="float" office:value="0">
            <text:p>0</text:p>
          </table:table-cell>
          <table:table-cell office:value-type="float" office:value="10">
            <text:p>10</text:p>
          </table:table-cell>
          <table:table-cell office:value-type="float" office:value="7">
            <text:p>7</text:p>
          </table:table-cell>
          <table:table-cell/>
          <table:table-cell table:style-name="ce163" office:value-type="string">
            <text:p>SI4</text:p>
          </table:table-cell>
          <table:table-cell/>
          <table:table-cell office:value-type="float" office:value="23">
            <text:p>23</text:p>
          </table:table-cell>
          <table:table-cell office:value-type="float" office:value="9">
            <text:p>9</text:p>
          </table:table-cell>
          <table:table-cell table:number-columns-repeated="1015"/>
        </table:table-row>
        <table:table-row table:style-name="ro2">
          <table:table-cell office:value-type="string">
            <text:p>Representante Legal</text:p>
          </table:table-cell>
          <table:table-cell table:formula="of:=[$Solicitud.D11]" office:value-type="float" office:value="0">
            <text:p>0</text:p>
          </table:table-cell>
          <table:table-cell office:value-type="float" office:value="11">
            <text:p>11</text:p>
          </table:table-cell>
          <table:table-cell office:value-type="float" office:value="4">
            <text:p>4</text:p>
          </table:table-cell>
          <table:table-cell/>
          <table:table-cell table:style-name="ce163" office:value-type="string">
            <text:p>NO4</text:p>
          </table:table-cell>
          <table:table-cell/>
          <table:table-cell office:value-type="float" office:value="23">
            <text:p>23</text:p>
          </table:table-cell>
          <table:table-cell office:value-type="float" office:value="13">
            <text:p>13</text:p>
          </table:table-cell>
          <table:table-cell table:number-columns-repeated="1015"/>
        </table:table-row>
        <table:table-row table:style-name="ro2">
          <table:table-cell table:style-name="ce157" office:value-type="string">
            <text:p>DNI del Representante Legal</text:p>
          </table:table-cell>
          <table:table-cell table:style-name="ce162" table:formula="of:=[$Solicitud.I11]" office:value-type="float" office:value="0">
            <text:p>0</text:p>
          </table:table-cell>
          <table:table-cell office:value-type="float" office:value="11">
            <text:p>11</text:p>
          </table:table-cell>
          <table:table-cell office:value-type="float" office:value="9">
            <text:p>9</text:p>
          </table:table-cell>
          <table:table-cell/>
          <table:table-cell office:value-type="string">
            <text:p>C4</text:p>
          </table:table-cell>
          <table:table-cell/>
          <table:table-cell office:value-type="float" office:value="24">
            <text:p>24</text:p>
          </table:table-cell>
          <table:table-cell office:value-type="float" office:value="4">
            <text:p>4</text:p>
          </table:table-cell>
          <table:table-cell table:number-columns-repeated="1015"/>
        </table:table-row>
        <table:table-row table:style-name="ro2">
          <table:table-cell office:value-type="string">
            <text:p>Nombre del Titular </text:p>
          </table:table-cell>
          <table:table-cell table:formula="of:=[$Solicitud.D12]" office:value-type="float" office:value="0">
            <text:p>0</text:p>
          </table:table-cell>
          <table:table-cell office:value-type="float" office:value="12">
            <text:p>12</text:p>
          </table:table-cell>
          <table:table-cell office:value-type="float" office:value="4">
            <text:p>4</text:p>
          </table:table-cell>
          <table:table-cell/>
          <table:table-cell table:style-name="ce163" office:value-type="string">
            <text:p>SI5</text:p>
          </table:table-cell>
          <table:table-cell/>
          <table:table-cell office:value-type="float" office:value="26">
            <text:p>26</text:p>
          </table:table-cell>
          <table:table-cell office:value-type="float" office:value="9">
            <text:p>9</text:p>
          </table:table-cell>
          <table:table-cell table:number-columns-repeated="1015"/>
        </table:table-row>
        <table:table-row table:style-name="ro2">
          <table:table-cell table:style-name="ce157" office:value-type="string">
            <text:p>DNI del Titular</text:p>
          </table:table-cell>
          <table:table-cell table:style-name="ce162" table:formula="of:=[$Solicitud.I12]" office:value-type="float" office:value="0">
            <text:p>0</text:p>
          </table:table-cell>
          <table:table-cell office:value-type="float" office:value="12">
            <text:p>12</text:p>
          </table:table-cell>
          <table:table-cell office:value-type="float" office:value="9">
            <text:p>9</text:p>
          </table:table-cell>
          <table:table-cell/>
          <table:table-cell table:style-name="ce163" office:value-type="string">
            <text:p>NO5</text:p>
          </table:table-cell>
          <table:table-cell/>
          <table:table-cell office:value-type="float" office:value="26">
            <text:p>26</text:p>
          </table:table-cell>
          <table:table-cell office:value-type="float" office:value="13">
            <text:p>13</text:p>
          </table:table-cell>
          <table:table-cell table:number-columns-repeated="1015"/>
        </table:table-row>
        <table:table-row table:style-name="ro2">
          <table:table-cell office:value-type="string">
            <text:p>¿Tiene Cónyuge?</text:p>
          </table:table-cell>
          <table:table-cell table:formula="of:=[$Solicitud.D13]" office:value-type="string" office:string-value="Si">
            <text:p>Si</text:p>
          </table:table-cell>
          <table:table-cell office:value-type="float" office:value="13">
            <text:p>13</text:p>
          </table:table-cell>
          <table:table-cell office:value-type="float" office:value="4">
            <text:p>4</text:p>
          </table:table-cell>
          <table:table-cell/>
          <table:table-cell office:value-type="string">
            <text:p>C5</text:p>
          </table:table-cell>
          <table:table-cell/>
          <table:table-cell office:value-type="float" office:value="27">
            <text:p>27</text:p>
          </table:table-cell>
          <table:table-cell office:value-type="float" office:value="4">
            <text:p>4</text:p>
          </table:table-cell>
          <table:table-cell table:number-columns-repeated="1015"/>
        </table:table-row>
        <table:table-row table:style-name="ro2">
          <table:table-cell office:value-type="string">
            <text:p>Nombre del Cónyuge</text:p>
          </table:table-cell>
          <table:table-cell table:formula="of:=[$Solicitud.D14]" office:value-type="float" office:value="0">
            <text:p>0</text:p>
          </table:table-cell>
          <table:table-cell office:value-type="float" office:value="14">
            <text:p>14</text:p>
          </table:table-cell>
          <table:table-cell office:value-type="float" office:value="4">
            <text:p>4</text:p>
          </table:table-cell>
          <table:table-cell/>
          <table:table-cell office:value-type="string">
            <text:p>PCH</text:p>
          </table:table-cell>
          <table:table-cell table:number-columns-repeated="1018"/>
        </table:table-row>
        <table:table-row table:style-name="ro2">
          <table:table-cell table:style-name="ce157" office:value-type="string">
            <text:p>DNI Conyuge</text:p>
          </table:table-cell>
          <table:table-cell table:style-name="ce140"/>
          <table:table-cell office:value-type="float" office:value="14">
            <text:p>14</text:p>
          </table:table-cell>
          <table:table-cell office:value-type="float" office:value="9">
            <text:p>9</text:p>
          </table:table-cell>
          <table:table-cell/>
          <table:table-cell office:value-type="string">
            <text:p>PC6</text:p>
          </table:table-cell>
          <table:table-cell table:number-columns-repeated="1018"/>
        </table:table-row>
        <table:table-row table:style-name="ro2">
          <table:table-cell office:value-type="string">
            <text:p>Dirección Domiciliaria</text:p>
          </table:table-cell>
          <table:table-cell table:formula="of:=[$Solicitud.D15]" office:value-type="float" office:value="0">
            <text:p>0</text:p>
          </table:table-cell>
          <table:table-cell office:value-type="float" office:value="15">
            <text:p>15</text:p>
          </table:table-cell>
          <table:table-cell office:value-type="float" office:value="4">
            <text:p>4</text:p>
          </table:table-cell>
          <table:table-cell/>
          <table:table-cell office:value-type="string">
            <text:p>NE</text:p>
          </table:table-cell>
          <table:table-cell table:number-columns-repeated="1018"/>
        </table:table-row>
        <table:table-row table:style-name="ro2">
          <table:table-cell office:value-type="string">
            <text:p>Dirección del Negocio</text:p>
          </table:table-cell>
          <table:table-cell table:formula="of:=[$Solicitud.D16]" office:value-type="float" office:value="0">
            <text:p>0</text:p>
          </table:table-cell>
          <table:table-cell office:value-type="float" office:value="16">
            <text:p>16</text:p>
          </table:table-cell>
          <table:table-cell office:value-type="float" office:value="4">
            <text:p>4</text:p>
          </table:table-cell>
          <table:table-cell/>
          <table:table-cell office:value-type="string">
            <text:p>EM</text:p>
          </table:table-cell>
          <table:table-cell table:number-columns-repeated="1018"/>
        </table:table-row>
        <table:table-row table:style-name="ro2">
          <table:table-cell office:value-type="string">
            <text:p>¿Tiene fiador?</text:p>
          </table:table-cell>
          <table:table-cell table:formula="of:=[$Solicitud.D17]" office:value-type="string" office:string-value="No">
            <text:p>No</text:p>
          </table:table-cell>
          <table:table-cell office:value-type="float" office:value="17">
            <text:p>17</text:p>
          </table:table-cell>
          <table:table-cell office:value-type="float" office:value="4">
            <text:p>4</text:p>
          </table:table-cell>
          <table:table-cell/>
          <table:table-cell office:value-type="string">
            <text:p>RP1</text:p>
          </table:table-cell>
          <table:table-cell table:number-columns-repeated="1018"/>
        </table:table-row>
        <table:table-row table:style-name="ro2">
          <table:table-cell office:value-type="string">
            <text:p>Nombre del Fiador</text:p>
          </table:table-cell>
          <table:table-cell table:formula="of:=[$Solicitud.D18]" office:value-type="float" office:value="0">
            <text:p>0</text:p>
          </table:table-cell>
          <table:table-cell office:value-type="float" office:value="18">
            <text:p>18</text:p>
          </table:table-cell>
          <table:table-cell office:value-type="float" office:value="4">
            <text:p>4</text:p>
          </table:table-cell>
          <table:table-cell/>
          <table:table-cell table:style-name="ce164" office:value-type="string">
            <text:p>TP1</text:p>
          </table:table-cell>
          <table:table-cell/>
          <table:table-cell office:value-type="float" office:value="36">
            <text:p>36</text:p>
          </table:table-cell>
          <table:table-cell office:value-type="float" office:value="8">
            <text:p>8</text:p>
          </table:table-cell>
          <table:table-cell table:number-columns-repeated="1015"/>
        </table:table-row>
        <table:table-row table:style-name="ro2">
          <table:table-cell table:style-name="ce157" office:value-type="string">
            <text:p>DNI del Fiador</text:p>
          </table:table-cell>
          <table:table-cell table:style-name="ce162" table:formula="of:=[$Solicitud.I18]" office:value-type="float" office:value="0">
            <text:p>0</text:p>
          </table:table-cell>
          <table:table-cell office:value-type="float" office:value="18">
            <text:p>18</text:p>
          </table:table-cell>
          <table:table-cell office:value-type="float" office:value="9">
            <text:p>9</text:p>
          </table:table-cell>
          <table:table-cell/>
          <table:table-cell office:value-type="string">
            <text:p>RP2</text:p>
          </table:table-cell>
          <table:table-cell table:number-columns-repeated="1018"/>
        </table:table-row>
        <table:table-row table:style-name="ro2">
          <table:table-cell office:value-type="string">
            <text:p>Nombre del Cónyuge fiador</text:p>
          </table:table-cell>
          <table:table-cell table:formula="of:=[$Solicitud.D19]" office:value-type="float" office:value="0">
            <text:p>0</text:p>
          </table:table-cell>
          <table:table-cell office:value-type="float" office:value="19">
            <text:p>19</text:p>
          </table:table-cell>
          <table:table-cell office:value-type="float" office:value="4">
            <text:p>4</text:p>
          </table:table-cell>
          <table:table-cell/>
          <table:table-cell table:style-name="ce164" office:value-type="string">
            <text:p>TP2</text:p>
          </table:table-cell>
          <table:table-cell/>
          <table:table-cell office:value-type="float" office:value="37">
            <text:p>37</text:p>
          </table:table-cell>
          <table:table-cell office:value-type="float" office:value="8">
            <text:p>8</text:p>
          </table:table-cell>
          <table:table-cell table:number-columns-repeated="1015"/>
        </table:table-row>
        <table:table-row table:style-name="ro2">
          <table:table-cell table:style-name="ce157" office:value-type="string">
            <text:p>DNI del Cónyuge fiador</text:p>
          </table:table-cell>
          <table:table-cell table:style-name="ce162" table:formula="of:=[$Solicitud.I19]" office:value-type="float" office:value="0">
            <text:p>0</text:p>
          </table:table-cell>
          <table:table-cell office:value-type="float" office:value="19">
            <text:p>19</text:p>
          </table:table-cell>
          <table:table-cell office:value-type="float" office:value="9">
            <text:p>9</text:p>
          </table:table-cell>
          <table:table-cell/>
          <table:table-cell office:value-type="string">
            <text:p>RP3</text:p>
          </table:table-cell>
          <table:table-cell table:number-columns-repeated="1018"/>
        </table:table-row>
        <table:table-row table:style-name="ro2">
          <table:table-cell office:value-type="string">
            <text:p>Dirección Domiciliaria</text:p>
          </table:table-cell>
          <table:table-cell table:formula="of:=[$Solicitud.D20]" office:value-type="float" office:value="0">
            <text:p>0</text:p>
          </table:table-cell>
          <table:table-cell office:value-type="float" office:value="20">
            <text:p>20</text:p>
          </table:table-cell>
          <table:table-cell office:value-type="float" office:value="4">
            <text:p>4</text:p>
          </table:table-cell>
          <table:table-cell/>
          <table:table-cell table:style-name="ce164" office:value-type="string">
            <text:p>TP3</text:p>
          </table:table-cell>
          <table:table-cell/>
          <table:table-cell office:value-type="float" office:value="38">
            <text:p>38</text:p>
          </table:table-cell>
          <table:table-cell office:value-type="float" office:value="8">
            <text:p>8</text:p>
          </table:table-cell>
          <table:table-cell table:number-columns-repeated="1015"/>
        </table:table-row>
        <table:table-row table:style-name="ro2">
          <table:table-cell office:value-type="string">
            <text:p>Fuente de Ingreso Titular</text:p>
          </table:table-cell>
          <table:table-cell table:formula="of:=[$Solicitud.D21]" office:value-type="string" office:string-value="Independiente">
            <text:p>Independiente</text:p>
          </table:table-cell>
          <table:table-cell office:value-type="float" office:value="21">
            <text:p>21</text:p>
          </table:table-cell>
          <table:table-cell office:value-type="float" office:value="4">
            <text:p>4</text:p>
          </table:table-cell>
          <table:table-cell/>
          <table:table-cell office:value-type="string">
            <text:p>RC1</text:p>
          </table:table-cell>
          <table:table-cell table:number-columns-repeated="1018"/>
        </table:table-row>
        <table:table-row table:style-name="ro2">
          <table:table-cell office:value-type="string">
            <text:p>Fuente de Ingreso Cónyuge</text:p>
          </table:table-cell>
          <table:table-cell table:formula="of:=[$Solicitud.D22]" office:value-type="string" office:string-value="Independiente">
            <text:p>Independiente</text:p>
          </table:table-cell>
          <table:table-cell office:value-type="float" office:value="22">
            <text:p>22</text:p>
          </table:table-cell>
          <table:table-cell office:value-type="float" office:value="4">
            <text:p>4</text:p>
          </table:table-cell>
          <table:table-cell/>
          <table:table-cell table:style-name="ce164" office:value-type="string">
            <text:p>TC1</text:p>
          </table:table-cell>
          <table:table-cell/>
          <table:table-cell office:value-type="float" office:value="41">
            <text:p>41</text:p>
          </table:table-cell>
          <table:table-cell office:value-type="float" office:value="8">
            <text:p>8</text:p>
          </table:table-cell>
          <table:table-cell table:number-columns-repeated="1015"/>
        </table:table-row>
        <table:table-row table:style-name="ro2">
          <table:table-cell table:style-name="ce158" office:value-type="string">
            <text:p>Telefonó Fijo</text:p>
          </table:table-cell>
          <table:table-cell table:style-name="ce143" table:formula="of:=[$Solicitud.D23]" office:value-type="float" office:value="0">
            <text:p>0</text:p>
          </table:table-cell>
          <table:table-cell office:value-type="float" office:value="23">
            <text:p>23</text:p>
          </table:table-cell>
          <table:table-cell office:value-type="float" office:value="4">
            <text:p>4</text:p>
          </table:table-cell>
          <table:table-cell/>
          <table:table-cell office:value-type="string">
            <text:p>PC1</text:p>
          </table:table-cell>
          <table:table-cell table:number-columns-repeated="1018"/>
        </table:table-row>
        <table:table-row table:style-name="ro2">
          <table:table-cell table:style-name="ce158" office:value-type="string">
            <text:p>Telefono Movil</text:p>
          </table:table-cell>
          <table:table-cell table:style-name="ce143" table:formula="of:=[$Solicitud.D24]" office:value-type="string" office:string-value="*-4324">
            <text:p>*-4324</text:p>
          </table:table-cell>
          <table:table-cell office:value-type="float" office:value="24">
            <text:p>24</text:p>
          </table:table-cell>
          <table:table-cell office:value-type="float" office:value="4">
            <text:p>4</text:p>
          </table:table-cell>
          <table:table-cell/>
          <table:table-cell office:value-type="string">
            <text:p>RC2</text:p>
          </table:table-cell>
          <table:table-cell table:number-columns-repeated="1018"/>
        </table:table-row>
        <table:table-row table:style-name="ro2">
          <table:table-cell table:style-name="ce159" office:value-type="string">
            <text:p>Producto</text:p>
          </table:table-cell>
          <table:table-cell table:style-name="ce143" table:formula="of:=[$Solicitud.C26]" office:value-type="string" office:string-value="Microempresa">
            <text:p>Microempresa</text:p>
          </table:table-cell>
          <table:table-cell office:value-type="float" office:value="26">
            <text:p>26</text:p>
          </table:table-cell>
          <table:table-cell office:value-type="float" office:value="3">
            <text:p>3</text:p>
          </table:table-cell>
          <table:table-cell/>
          <table:table-cell table:style-name="ce164" office:value-type="string">
            <text:p>TC2</text:p>
          </table:table-cell>
          <table:table-cell/>
          <table:table-cell office:value-type="float" office:value="42">
            <text:p>42</text:p>
          </table:table-cell>
          <table:table-cell office:value-type="float" office:value="8">
            <text:p>8</text:p>
          </table:table-cell>
          <table:table-cell table:number-columns-repeated="1015"/>
        </table:table-row>
        <table:table-row table:style-name="ro2">
          <table:table-cell table:style-name="ce157" office:value-type="string">
            <text:p>Subproducto</text:p>
          </table:table-cell>
          <table:table-cell table:style-name="ce143" table:formula="of:=[$Solicitud.D26]" office:value-type="float" office:value="0">
            <text:p>0</text:p>
          </table:table-cell>
          <table:table-cell office:value-type="float" office:value="26">
            <text:p>26</text:p>
          </table:table-cell>
          <table:table-cell office:value-type="float" office:value="4">
            <text:p>4</text:p>
          </table:table-cell>
          <table:table-cell/>
          <table:table-cell office:value-type="string">
            <text:p>PC2</text:p>
          </table:table-cell>
          <table:table-cell table:number-columns-repeated="1018"/>
        </table:table-row>
        <table:table-row table:style-name="ro2">
          <table:table-cell office:value-type="string">
            <text:p>Convenio y/o Asociacion</text:p>
          </table:table-cell>
          <table:table-cell table:style-name="ce143" table:formula="of:=[$Solicitud.E26]" office:value-type="string" office:string-value="No">
            <text:p>No</text:p>
          </table:table-cell>
          <table:table-cell table:number-columns-repeated="3"/>
          <table:table-cell office:value-type="string">
            <text:p>RL1</text:p>
          </table:table-cell>
          <table:table-cell table:number-columns-repeated="1018"/>
        </table:table-row>
        <table:table-row table:style-name="ro2">
          <table:table-cell office:value-type="string">
            <text:p>Destino</text:p>
          </table:table-cell>
          <table:table-cell table:formula="of:=[$Solicitud.G26]" office:value-type="string" office:string-value="Capital de Trabajo">
            <text:p>Capital de Trabajo</text:p>
          </table:table-cell>
          <table:table-cell office:value-type="float" office:value="26">
            <text:p>26</text:p>
          </table:table-cell>
          <table:table-cell office:value-type="float" office:value="7">
            <text:p>7</text:p>
          </table:table-cell>
          <table:table-cell/>
          <table:table-cell table:style-name="ce164" office:value-type="string">
            <text:p>TL1</text:p>
          </table:table-cell>
          <table:table-cell/>
          <table:table-cell office:value-type="float" office:value="45">
            <text:p>45</text:p>
          </table:table-cell>
          <table:table-cell office:value-type="float" office:value="8">
            <text:p>8</text:p>
          </table:table-cell>
          <table:table-cell table:number-columns-repeated="1015"/>
        </table:table-row>
        <table:table-row table:style-name="ro3">
          <table:table-cell table:style-name="ce160" office:value-type="string">
            <text:p>Cultivos Financiados</text:p>
          </table:table-cell>
          <table:table-cell table:formula="of:=[$Solicitud.H26]" office:value-type="float" office:value="1">
            <text:p>1</text:p>
          </table:table-cell>
          <table:table-cell office:value-type="float" office:value="26">
            <text:p>26</text:p>
          </table:table-cell>
          <table:table-cell office:value-type="float" office:value="8">
            <text:p>8</text:p>
          </table:table-cell>
          <table:table-cell/>
          <table:table-cell office:value-type="string">
            <text:p>AL1</text:p>
          </table:table-cell>
          <table:table-cell table:number-columns-repeated="1018"/>
        </table:table-row>
        <table:table-row table:style-name="ro2">
          <table:table-cell office:value-type="string">
            <text:p>SECTORP1</text:p>
          </table:table-cell>
          <table:table-cell/>
          <table:table-cell office:value-type="float" office:value="28">
            <text:p>28</text:p>
          </table:table-cell>
          <table:table-cell office:value-type="float" office:value="3">
            <text:p>3</text:p>
          </table:table-cell>
          <table:table-cell/>
          <table:table-cell office:value-type="string">
            <text:p>RL2</text:p>
          </table:table-cell>
          <table:table-cell table:number-columns-repeated="1018"/>
        </table:table-row>
        <table:table-row table:style-name="ro2">
          <table:table-cell table:style-name="ce161" office:value-type="string">
            <text:p>CULTIVOP1</text:p>
          </table:table-cell>
          <table:table-cell table:formula="of:=[$Solicitud.D28]" office:value-type="float" office:value="0">
            <text:p>0</text:p>
          </table:table-cell>
          <table:table-cell office:value-type="float" office:value="28">
            <text:p>28</text:p>
          </table:table-cell>
          <table:table-cell office:value-type="float" office:value="4">
            <text:p>4</text:p>
          </table:table-cell>
          <table:table-cell table:formula="of:=IF(OR([.B37]=&quot;Vacuno&quot;;[.B37]=&quot;Porcino&quot;;[.B37]=&quot;Caprino&quot;);&quot;V&quot;;&quot;A&quot;)" office:value-type="string" office:string-value="A">
            <text:p>A</text:p>
          </table:table-cell>
          <table:table-cell table:style-name="ce164" office:value-type="string">
            <text:p>TL2</text:p>
          </table:table-cell>
          <table:table-cell/>
          <table:table-cell office:value-type="float" office:value="46">
            <text:p>46</text:p>
          </table:table-cell>
          <table:table-cell office:value-type="float" office:value="8">
            <text:p>8</text:p>
          </table:table-cell>
          <table:table-cell table:number-columns-repeated="1015"/>
        </table:table-row>
        <table:table-row table:style-name="ro2">
          <table:table-cell office:value-type="string">
            <text:p>HASP1</text:p>
          </table:table-cell>
          <table:table-cell/>
          <table:table-cell office:value-type="float" office:value="28">
            <text:p>28</text:p>
          </table:table-cell>
          <table:table-cell office:value-type="float" office:value="5">
            <text:p>5</text:p>
          </table:table-cell>
          <table:table-cell/>
          <table:table-cell office:value-type="string">
            <text:p>AL2</text:p>
          </table:table-cell>
          <table:table-cell table:number-columns-repeated="1018"/>
        </table:table-row>
        <table:table-row table:style-name="ro2">
          <table:table-cell office:value-type="string">
            <text:p>CTP1</text:p>
          </table:table-cell>
          <table:table-cell/>
          <table:table-cell office:value-type="float" office:value="28">
            <text:p>28</text:p>
          </table:table-cell>
          <table:table-cell office:value-type="float" office:value="6">
            <text:p>6</text:p>
          </table:table-cell>
          <table:table-cell/>
          <table:table-cell office:value-type="string">
            <text:p>EXPA</text:p>
          </table:table-cell>
          <table:table-cell table:number-columns-repeated="1018"/>
        </table:table-row>
        <table:table-row table:style-name="ro2">
          <table:table-cell office:value-type="string">
            <text:p>SRP1</text:p>
          </table:table-cell>
          <table:table-cell/>
          <table:table-cell office:value-type="float" office:value="28">
            <text:p>28</text:p>
          </table:table-cell>
          <table:table-cell office:value-type="float" office:value="7">
            <text:p>7</text:p>
          </table:table-cell>
          <table:table-cell/>
          <table:table-cell office:value-type="string">
            <text:p>EXPM</text:p>
          </table:table-cell>
          <table:table-cell table:number-columns-repeated="1018"/>
        </table:table-row>
        <table:table-row table:style-name="ro2">
          <table:table-cell office:value-type="string">
            <text:p>CIIUP1</text:p>
          </table:table-cell>
          <table:table-cell/>
          <table:table-cell office:value-type="float" office:value="28">
            <text:p>28</text:p>
          </table:table-cell>
          <table:table-cell office:value-type="float" office:value="8">
            <text:p>8</text:p>
          </table:table-cell>
          <table:table-cell/>
          <table:table-cell office:value-type="string">
            <text:p>TIEMPOA</text:p>
          </table:table-cell>
          <table:table-cell table:number-columns-repeated="1018"/>
        </table:table-row>
        <table:table-row table:style-name="ro2">
          <table:table-cell office:value-type="string">
            <text:p>FIP1</text:p>
          </table:table-cell>
          <table:table-cell/>
          <table:table-cell office:value-type="float" office:value="28">
            <text:p>28</text:p>
          </table:table-cell>
          <table:table-cell office:value-type="float" office:value="9">
            <text:p>9</text:p>
          </table:table-cell>
          <table:table-cell/>
          <table:table-cell office:value-type="string">
            <text:p>TIEMPOM</text:p>
          </table:table-cell>
          <table:table-cell table:number-columns-repeated="1018"/>
        </table:table-row>
        <table:table-row table:style-name="ro2">
          <table:table-cell office:value-type="string">
            <text:p>SECTORP2</text:p>
          </table:table-cell>
          <table:table-cell/>
          <table:table-cell office:value-type="float" office:value="30">
            <text:p>30</text:p>
          </table:table-cell>
          <table:table-cell office:value-type="float" office:value="3">
            <text:p>3</text:p>
          </table:table-cell>
          <table:table-cell/>
          <table:table-cell office:value-type="string">
            <text:p>LOCAL</text:p>
          </table:table-cell>
          <table:table-cell table:number-columns-repeated="1018"/>
        </table:table-row>
        <table:table-row table:style-name="ro2">
          <table:table-cell table:style-name="ce161" office:value-type="string">
            <text:p>CULTIVOP2</text:p>
          </table:table-cell>
          <table:table-cell/>
          <table:table-cell office:value-type="float" office:value="30">
            <text:p>30</text:p>
          </table:table-cell>
          <table:table-cell office:value-type="float" office:value="4">
            <text:p>4</text:p>
          </table:table-cell>
          <table:table-cell/>
          <table:table-cell office:value-type="string">
            <text:p>PROPIO</text:p>
          </table:table-cell>
          <table:table-cell table:number-columns-repeated="1018"/>
        </table:table-row>
        <table:table-row table:style-name="ro2">
          <table:table-cell office:value-type="string">
            <text:p>HASP2</text:p>
          </table:table-cell>
          <table:table-cell/>
          <table:table-cell office:value-type="float" office:value="30">
            <text:p>30</text:p>
          </table:table-cell>
          <table:table-cell office:value-type="float" office:value="5">
            <text:p>5</text:p>
          </table:table-cell>
          <table:table-cell/>
          <table:table-cell office:value-type="string">
            <text:p>POSESIONARIO</text:p>
          </table:table-cell>
          <table:table-cell table:number-columns-repeated="1018"/>
        </table:table-row>
        <table:table-row table:style-name="ro2">
          <table:table-cell office:value-type="string">
            <text:p>CTP2</text:p>
          </table:table-cell>
          <table:table-cell/>
          <table:table-cell office:value-type="float" office:value="30">
            <text:p>30</text:p>
          </table:table-cell>
          <table:table-cell office:value-type="float" office:value="6">
            <text:p>6</text:p>
          </table:table-cell>
          <table:table-cell/>
          <table:table-cell office:value-type="string">
            <text:p>ARRENDADO</text:p>
          </table:table-cell>
          <table:table-cell table:number-columns-repeated="1018"/>
        </table:table-row>
        <table:table-row table:style-name="ro2">
          <table:table-cell office:value-type="string">
            <text:p>SRP2</text:p>
          </table:table-cell>
          <table:table-cell/>
          <table:table-cell office:value-type="float" office:value="30">
            <text:p>30</text:p>
          </table:table-cell>
          <table:table-cell office:value-type="float" office:value="7">
            <text:p>7</text:p>
          </table:table-cell>
          <table:table-cell/>
          <table:table-cell office:value-type="string">
            <text:p>CANT</text:p>
          </table:table-cell>
          <table:table-cell table:number-columns-repeated="1018"/>
        </table:table-row>
        <table:table-row table:style-name="ro2">
          <table:table-cell office:value-type="string">
            <text:p>CIIUP2</text:p>
          </table:table-cell>
          <table:table-cell/>
          <table:table-cell office:value-type="float" office:value="30">
            <text:p>30</text:p>
          </table:table-cell>
          <table:table-cell office:value-type="float" office:value="8">
            <text:p>8</text:p>
          </table:table-cell>
          <table:table-cell/>
          <table:table-cell office:value-type="string">
            <text:p>C1</text:p>
          </table:table-cell>
          <table:table-cell table:number-columns-repeated="1018"/>
        </table:table-row>
        <table:table-row table:style-name="ro2">
          <table:table-cell office:value-type="string">
            <text:p>FIP2</text:p>
          </table:table-cell>
          <table:table-cell/>
          <table:table-cell office:value-type="float" office:value="30">
            <text:p>30</text:p>
          </table:table-cell>
          <table:table-cell office:value-type="float" office:value="9">
            <text:p>9</text:p>
          </table:table-cell>
          <table:table-cell/>
          <table:table-cell office:value-type="string">
            <text:p>DNI1</text:p>
          </table:table-cell>
          <table:table-cell table:number-columns-repeated="1018"/>
        </table:table-row>
        <table:table-row table:style-name="ro2">
          <table:table-cell office:value-type="string">
            <text:p>SECTORP3</text:p>
          </table:table-cell>
          <table:table-cell/>
          <table:table-cell office:value-type="float" office:value="32">
            <text:p>32</text:p>
          </table:table-cell>
          <table:table-cell office:value-type="float" office:value="3">
            <text:p>3</text:p>
          </table:table-cell>
          <table:table-cell/>
          <table:table-cell office:value-type="string">
            <text:p>VENC1</text:p>
          </table:table-cell>
          <table:table-cell table:number-columns-repeated="1018"/>
        </table:table-row>
        <table:table-row table:style-name="ro2">
          <table:table-cell table:style-name="ce161" office:value-type="string">
            <text:p>CULTIVOP3</text:p>
          </table:table-cell>
          <table:table-cell/>
          <table:table-cell office:value-type="float" office:value="32">
            <text:p>32</text:p>
          </table:table-cell>
          <table:table-cell office:value-type="float" office:value="4">
            <text:p>4</text:p>
          </table:table-cell>
          <table:table-cell/>
          <table:table-cell office:value-type="string">
            <text:p>C2</text:p>
          </table:table-cell>
          <table:table-cell table:number-columns-repeated="1018"/>
        </table:table-row>
        <table:table-row table:style-name="ro2">
          <table:table-cell office:value-type="string">
            <text:p>HASP3</text:p>
          </table:table-cell>
          <table:table-cell/>
          <table:table-cell office:value-type="float" office:value="32">
            <text:p>32</text:p>
          </table:table-cell>
          <table:table-cell office:value-type="float" office:value="5">
            <text:p>5</text:p>
          </table:table-cell>
          <table:table-cell/>
          <table:table-cell office:value-type="string">
            <text:p>DNI2</text:p>
          </table:table-cell>
          <table:table-cell table:number-columns-repeated="1018"/>
        </table:table-row>
        <table:table-row table:style-name="ro2">
          <table:table-cell office:value-type="string">
            <text:p>CTP3</text:p>
          </table:table-cell>
          <table:table-cell/>
          <table:table-cell office:value-type="float" office:value="32">
            <text:p>32</text:p>
          </table:table-cell>
          <table:table-cell office:value-type="float" office:value="6">
            <text:p>6</text:p>
          </table:table-cell>
          <table:table-cell/>
          <table:table-cell office:value-type="string">
            <text:p>VENC2</text:p>
          </table:table-cell>
          <table:table-cell table:number-columns-repeated="1018"/>
        </table:table-row>
        <table:table-row table:style-name="ro2">
          <table:table-cell office:value-type="string">
            <text:p>SRP3</text:p>
          </table:table-cell>
          <table:table-cell/>
          <table:table-cell office:value-type="float" office:value="32">
            <text:p>32</text:p>
          </table:table-cell>
          <table:table-cell office:value-type="float" office:value="7">
            <text:p>7</text:p>
          </table:table-cell>
          <table:table-cell/>
          <table:table-cell office:value-type="string">
            <text:p>C3</text:p>
          </table:table-cell>
          <table:table-cell table:number-columns-repeated="1018"/>
        </table:table-row>
        <table:table-row table:style-name="ro2">
          <table:table-cell office:value-type="string">
            <text:p>CIIUP3</text:p>
          </table:table-cell>
          <table:table-cell/>
          <table:table-cell office:value-type="float" office:value="32">
            <text:p>32</text:p>
          </table:table-cell>
          <table:table-cell office:value-type="float" office:value="8">
            <text:p>8</text:p>
          </table:table-cell>
          <table:table-cell/>
          <table:table-cell office:value-type="string">
            <text:p>DNI3</text:p>
          </table:table-cell>
          <table:table-cell table:number-columns-repeated="1018"/>
        </table:table-row>
        <table:table-row table:style-name="ro2">
          <table:table-cell office:value-type="string">
            <text:p>FIP3</text:p>
          </table:table-cell>
          <table:table-cell/>
          <table:table-cell office:value-type="float" office:value="32">
            <text:p>32</text:p>
          </table:table-cell>
          <table:table-cell office:value-type="float" office:value="9">
            <text:p>9</text:p>
          </table:table-cell>
          <table:table-cell/>
          <table:table-cell office:value-type="string">
            <text:p>VENC3</text:p>
          </table:table-cell>
          <table:table-cell table:number-columns-repeated="1018"/>
        </table:table-row>
        <table:table-row table:style-name="ro2">
          <table:table-cell table:style-name="ce157" office:value-type="string">
            <text:p>SECTORS1</text:p>
          </table:table-cell>
          <table:table-cell/>
          <table:table-cell office:value-type="float" office:value="34">
            <text:p>34</text:p>
          </table:table-cell>
          <table:table-cell office:value-type="float" office:value="3">
            <text:p>3</text:p>
          </table:table-cell>
          <table:table-cell/>
          <table:table-cell office:value-type="string">
            <text:p>C4</text:p>
          </table:table-cell>
          <table:table-cell table:number-columns-repeated="1018"/>
        </table:table-row>
        <table:table-row table:style-name="ro2">
          <table:table-cell table:style-name="ce157" office:value-type="string">
            <text:p>CULTIVOS1</text:p>
          </table:table-cell>
          <table:table-cell/>
          <table:table-cell office:value-type="float" office:value="34">
            <text:p>34</text:p>
          </table:table-cell>
          <table:table-cell office:value-type="float" office:value="4">
            <text:p>4</text:p>
          </table:table-cell>
          <table:table-cell/>
          <table:table-cell office:value-type="string">
            <text:p>DNI4</text:p>
          </table:table-cell>
          <table:table-cell table:number-columns-repeated="1018"/>
        </table:table-row>
        <table:table-row table:style-name="ro2">
          <table:table-cell office:value-type="string">
            <text:p>HASS1</text:p>
          </table:table-cell>
          <table:table-cell/>
          <table:table-cell office:value-type="float" office:value="34">
            <text:p>34</text:p>
          </table:table-cell>
          <table:table-cell office:value-type="float" office:value="5">
            <text:p>5</text:p>
          </table:table-cell>
          <table:table-cell/>
          <table:table-cell office:value-type="string">
            <text:p>VENC4</text:p>
          </table:table-cell>
          <table:table-cell table:number-columns-repeated="1018"/>
        </table:table-row>
        <table:table-row table:style-name="ro2">
          <table:table-cell office:value-type="string">
            <text:p>CTS1</text:p>
          </table:table-cell>
          <table:table-cell/>
          <table:table-cell office:value-type="float" office:value="34">
            <text:p>34</text:p>
          </table:table-cell>
          <table:table-cell office:value-type="float" office:value="6">
            <text:p>6</text:p>
          </table:table-cell>
          <table:table-cell table:number-columns-repeated="1020"/>
        </table:table-row>
        <table:table-row table:style-name="ro2">
          <table:table-cell office:value-type="string">
            <text:p>SRS1</text:p>
          </table:table-cell>
          <table:table-cell/>
          <table:table-cell office:value-type="float" office:value="34">
            <text:p>34</text:p>
          </table:table-cell>
          <table:table-cell office:value-type="float" office:value="7">
            <text:p>7</text:p>
          </table:table-cell>
          <table:table-cell table:number-columns-repeated="1020"/>
        </table:table-row>
        <table:table-row table:style-name="ro2">
          <table:table-cell office:value-type="string">
            <text:p>CIIUS1</text:p>
          </table:table-cell>
          <table:table-cell/>
          <table:table-cell office:value-type="float" office:value="34">
            <text:p>34</text:p>
          </table:table-cell>
          <table:table-cell office:value-type="float" office:value="8">
            <text:p>8</text:p>
          </table:table-cell>
          <table:table-cell table:number-columns-repeated="1020"/>
        </table:table-row>
        <table:table-row table:style-name="ro2">
          <table:table-cell office:value-type="string">
            <text:p>FIS1</text:p>
          </table:table-cell>
          <table:table-cell/>
          <table:table-cell office:value-type="float" office:value="34">
            <text:p>34</text:p>
          </table:table-cell>
          <table:table-cell office:value-type="float" office:value="9">
            <text:p>9</text:p>
          </table:table-cell>
          <table:table-cell table:number-columns-repeated="1020"/>
        </table:table-row>
        <table:table-row table:style-name="ro2">
          <table:table-cell table:style-name="ce157" office:value-type="string">
            <text:p>SECTORS2</text:p>
          </table:table-cell>
          <table:table-cell/>
          <table:table-cell office:value-type="float" office:value="36">
            <text:p>36</text:p>
          </table:table-cell>
          <table:table-cell office:value-type="float" office:value="3">
            <text:p>3</text:p>
          </table:table-cell>
          <table:table-cell table:number-columns-repeated="1020"/>
        </table:table-row>
        <table:table-row table:style-name="ro2">
          <table:table-cell table:style-name="ce157" office:value-type="string">
            <text:p>CULTIVOS2</text:p>
          </table:table-cell>
          <table:table-cell/>
          <table:table-cell office:value-type="float" office:value="36">
            <text:p>36</text:p>
          </table:table-cell>
          <table:table-cell office:value-type="float" office:value="4">
            <text:p>4</text:p>
          </table:table-cell>
          <table:table-cell table:number-columns-repeated="1020"/>
        </table:table-row>
        <table:table-row table:style-name="ro2">
          <table:table-cell office:value-type="string">
            <text:p>HASS2</text:p>
          </table:table-cell>
          <table:table-cell/>
          <table:table-cell office:value-type="float" office:value="36">
            <text:p>36</text:p>
          </table:table-cell>
          <table:table-cell office:value-type="float" office:value="5">
            <text:p>5</text:p>
          </table:table-cell>
          <table:table-cell table:number-columns-repeated="1020"/>
        </table:table-row>
        <table:table-row table:style-name="ro2">
          <table:table-cell office:value-type="string">
            <text:p>CTS2</text:p>
          </table:table-cell>
          <table:table-cell/>
          <table:table-cell office:value-type="float" office:value="36">
            <text:p>36</text:p>
          </table:table-cell>
          <table:table-cell office:value-type="float" office:value="6">
            <text:p>6</text:p>
          </table:table-cell>
          <table:table-cell table:number-columns-repeated="1020"/>
        </table:table-row>
        <table:table-row table:style-name="ro2">
          <table:table-cell office:value-type="string">
            <text:p>SRS2</text:p>
          </table:table-cell>
          <table:table-cell/>
          <table:table-cell office:value-type="float" office:value="36">
            <text:p>36</text:p>
          </table:table-cell>
          <table:table-cell office:value-type="float" office:value="7">
            <text:p>7</text:p>
          </table:table-cell>
          <table:table-cell table:number-columns-repeated="1020"/>
        </table:table-row>
        <table:table-row table:style-name="ro2">
          <table:table-cell office:value-type="string">
            <text:p>CIIUS2</text:p>
          </table:table-cell>
          <table:table-cell/>
          <table:table-cell office:value-type="float" office:value="36">
            <text:p>36</text:p>
          </table:table-cell>
          <table:table-cell office:value-type="float" office:value="8">
            <text:p>8</text:p>
          </table:table-cell>
          <table:table-cell table:number-columns-repeated="1020"/>
        </table:table-row>
        <table:table-row table:style-name="ro2">
          <table:table-cell office:value-type="string">
            <text:p>FIS2</text:p>
          </table:table-cell>
          <table:table-cell/>
          <table:table-cell office:value-type="float" office:value="36">
            <text:p>36</text:p>
          </table:table-cell>
          <table:table-cell office:value-type="float" office:value="9">
            <text:p>9</text:p>
          </table:table-cell>
          <table:table-cell table:number-columns-repeated="1020"/>
        </table:table-row>
        <table:table-row table:style-name="ro2">
          <table:table-cell office:value-type="string">
            <text:p>SECTORNC</text:p>
          </table:table-cell>
          <table:table-cell/>
          <table:table-cell office:value-type="float" office:value="40">
            <text:p>40</text:p>
          </table:table-cell>
          <table:table-cell office:value-type="float" office:value="3">
            <text:p>3</text:p>
          </table:table-cell>
          <table:table-cell table:number-columns-repeated="1020"/>
        </table:table-row>
        <table:table-row table:style-name="ro2">
          <table:table-cell office:value-type="string">
            <text:p>GIRONC</text:p>
          </table:table-cell>
          <table:table-cell/>
          <table:table-cell office:value-type="float" office:value="40">
            <text:p>40</text:p>
          </table:table-cell>
          <table:table-cell office:value-type="float" office:value="4">
            <text:p>4</text:p>
          </table:table-cell>
          <table:table-cell table:number-columns-repeated="1020"/>
        </table:table-row>
        <table:table-row table:style-name="ro2">
          <table:table-cell office:value-type="string">
            <text:p>CIIUNC</text:p>
          </table:table-cell>
          <table:table-cell/>
          <table:table-cell office:value-type="float" office:value="40">
            <text:p>40</text:p>
          </table:table-cell>
          <table:table-cell office:value-type="float" office:value="8">
            <text:p>8</text:p>
          </table:table-cell>
          <table:table-cell table:number-columns-repeated="1020"/>
        </table:table-row>
        <table:table-row table:style-name="ro2">
          <table:table-cell office:value-type="string">
            <text:p>FINC</text:p>
          </table:table-cell>
          <table:table-cell/>
          <table:table-cell office:value-type="float" office:value="40">
            <text:p>40</text:p>
          </table:table-cell>
          <table:table-cell office:value-type="float" office:value="9">
            <text:p>9</text:p>
          </table:table-cell>
          <table:table-cell table:number-columns-repeated="1020"/>
        </table:table-row>
        <table:table-row table:style-name="ro2">
          <table:table-cell office:value-type="string">
            <text:p>Moneda</text:p>
          </table:table-cell>
          <table:table-cell table:number-columns-repeated="1023"/>
        </table:table-row>
        <table:table-row table:style-name="ro2">
          <table:table-cell office:value-type="string">
            <text:p>Monto</text:p>
          </table:table-cell>
          <table:table-cell table:number-columns-repeated="1023"/>
        </table:table-row>
        <table:table-row table:style-name="ro2">
          <table:table-cell office:value-type="string">
            <text:p>Divino Seguro</text:p>
          </table:table-cell>
          <table:table-cell table:number-columns-repeated="1023"/>
        </table:table-row>
        <table:table-row table:style-name="ro2">
          <table:table-cell office:value-type="string">
            <text:p>Multiriesgo</text:p>
          </table:table-cell>
          <table:table-cell table:number-columns-repeated="1023"/>
        </table:table-row>
        <table:table-row table:style-name="ro2">
          <table:table-cell office:value-type="string">
            <text:p>TREC</text:p>
          </table:table-cell>
          <table:table-cell table:number-columns-repeated="1023"/>
        </table:table-row>
        <table:table-row table:style-name="ro2">
          <table:table-cell office:value-type="string">
            <text:p>Num. Desembolsos</text:p>
          </table:table-cell>
          <table:table-cell table:number-columns-repeated="1023"/>
        </table:table-row>
        <table:table-row table:style-name="ro2">
          <table:table-cell office:value-type="string">
            <text:p>TEA</text:p>
          </table:table-cell>
          <table:table-cell table:number-columns-repeated="1023"/>
        </table:table-row>
        <table:table-row table:style-name="ro2">
          <table:table-cell office:value-type="string">
            <text:p>Forma de <text:s/>Pago</text:p>
          </table:table-cell>
          <table:table-cell table:formula="of:=[$Solicitud.C42]" office:value-type="string" office:string-value="Mensual">
            <text:p>Mensual</text:p>
          </table:table-cell>
          <table:table-cell office:value-type="float" office:value="42">
            <text:p>42</text:p>
          </table:table-cell>
          <table:table-cell office:value-type="float" office:value="3">
            <text:p>3</text:p>
          </table:table-cell>
          <table:table-cell table:number-columns-repeated="1020"/>
        </table:table-row>
        <table:table-row table:style-name="ro2">
          <table:table-cell office:value-type="string">
            <text:p>Cuotas</text:p>
          </table:table-cell>
          <table:table-cell/>
          <table:table-cell office:value-type="float" office:value="42">
            <text:p>42</text:p>
          </table:table-cell>
          <table:table-cell office:value-type="float" office:value="4">
            <text:p>4</text:p>
          </table:table-cell>
          <table:table-cell table:number-columns-repeated="1020"/>
        </table:table-row>
        <table:table-row table:style-name="ro2">
          <table:table-cell office:value-type="string">
            <text:p>Periodicidad</text:p>
          </table:table-cell>
          <table:table-cell/>
          <table:table-cell office:value-type="float" office:value="42">
            <text:p>42</text:p>
          </table:table-cell>
          <table:table-cell office:value-type="float" office:value="5">
            <text:p>5</text:p>
          </table:table-cell>
          <table:table-cell table:number-columns-repeated="1020"/>
        </table:table-row>
        <table:table-row table:style-name="ro2">
          <table:table-cell office:value-type="string">
            <text:p>fecha pos.pago</text:p>
          </table:table-cell>
          <table:table-cell/>
          <table:table-cell office:value-type="float" office:value="42">
            <text:p>42</text:p>
          </table:table-cell>
          <table:table-cell office:value-type="float" office:value="6">
            <text:p>6</text:p>
          </table:table-cell>
          <table:table-cell table:number-columns-repeated="1020"/>
        </table:table-row>
        <table:table-row table:style-name="ro2">
          <table:table-cell office:value-type="string">
            <text:p>DESEMBOLSO1</text:p>
          </table:table-cell>
          <table:table-cell table:number-columns-repeated="1023"/>
        </table:table-row>
        <table:table-row table:style-name="ro2">
          <table:table-cell office:value-type="string">
            <text:p>DESEMBOLSO2</text:p>
          </table:table-cell>
          <table:table-cell table:number-columns-repeated="1023"/>
        </table:table-row>
        <table:table-row table:style-name="ro2">
          <table:table-cell office:value-type="string">
            <text:p>DESEMBOLSO3</text:p>
          </table:table-cell>
          <table:table-cell table:number-columns-repeated="1023"/>
        </table:table-row>
        <table:table-row table:style-name="ro2">
          <table:table-cell office:value-type="string">
            <text:p>DESEMBOLSO4</text:p>
          </table:table-cell>
          <table:table-cell table:number-columns-repeated="1023"/>
        </table:table-row>
        <table:table-row table:style-name="ro2">
          <table:table-cell office:value-type="string">
            <text:p>AICSL</text:p>
          </table:table-cell>
          <table:table-cell table:style-name="ce140"/>
          <table:table-cell table:number-columns-repeated="1022"/>
        </table:table-row>
        <table:table-row table:style-name="ro2">
          <table:table-cell office:value-type="string">
            <text:p>CREDITOS <text:s/>CANCELADOS</text:p>
          </table:table-cell>
          <table:table-cell table:style-name="ce140"/>
          <table:table-cell table:number-columns-repeated="1022"/>
        </table:table-row>
        <table:table-row table:style-name="ro2">
          <table:table-cell office:value-type="string">
            <text:p>CALIF SBS</text:p>
          </table:table-cell>
          <table:table-cell table:number-columns-repeated="1023"/>
        </table:table-row>
        <table:table-row table:style-name="ro2">
          <table:table-cell office:value-type="string">
            <text:p>SCORE</text:p>
          </table:table-cell>
          <table:table-cell table:style-name="ce151"/>
          <table:table-cell table:number-columns-repeated="1022"/>
        </table:table-row>
        <table:table-row table:style-name="ro2">
          <table:table-cell office:value-type="string">
            <text:p>ACCION</text:p>
          </table:table-cell>
          <table:table-cell table:style-name="ce140"/>
          <table:table-cell table:number-columns-repeated="1022"/>
        </table:table-row>
        <table:table-row table:style-name="ro2">
          <table:table-cell office:value-type="string">
            <text:p>Cultivos Secundarios</text:p>
          </table:table-cell>
          <table:table-cell table:style-name="ce143" table:formula="of:=[$Solicitud.I26]" office:value-type="float" office:value="0">
            <text:p>0</text:p>
          </table:table-cell>
          <table:table-cell office:value-type="float" office:value="26">
            <text:p>26</text:p>
          </table:table-cell>
          <table:table-cell office:value-type="float" office:value="9">
            <text:p>9</text:p>
          </table:table-cell>
          <table:table-cell table:number-columns-repeated="1020"/>
        </table:table-row>
        <table:table-row table:style-name="ro2">
          <table:table-cell table:number-columns-repeated="1024"/>
        </table:table-row>
        <table:table-row table:style-name="ro2">
          <table:table-cell/>
          <table:table-cell table:style-name="ce151"/>
          <table:table-cell table:number-columns-repeated="1022"/>
        </table:table-row>
        <table:table-row table:style-name="ro2">
          <table:table-cell office:value-type="string">
            <text:p>Seguro1</text:p>
          </table:table-cell>
          <table:table-cell table:style-name="ce140"/>
          <table:table-cell table:number-columns-repeated="1022"/>
        </table:table-row>
        <table:table-row table:style-name="ro2">
          <table:table-cell office:value-type="string">
            <text:p>Seguro2</text:p>
          </table:table-cell>
          <table:table-cell table:style-name="ce140"/>
          <table:table-cell table:number-columns-repeated="1022"/>
        </table:table-row>
        <table:table-row table:style-name="ro2">
          <table:table-cell office:value-type="string">
            <text:p>Moneda</text:p>
          </table:table-cell>
          <table:table-cell table:style-name="ce140"/>
          <table:table-cell table:number-columns-repeated="1022"/>
        </table:table-row>
        <table:table-row table:style-name="ro2">
          <table:table-cell office:value-type="string">
            <text:p>Monto</text:p>
          </table:table-cell>
          <table:table-cell table:number-columns-repeated="1023"/>
        </table:table-row>
        <table:table-row table:style-name="ro2">
          <table:table-cell office:value-type="string">
            <text:p>Nro de Cuotas</text:p>
          </table:table-cell>
          <table:table-cell table:number-columns-repeated="1023"/>
        </table:table-row>
        <table:table-row table:style-name="ro2">
          <table:table-cell office:value-type="string">
            <text:p>Periodicidad</text:p>
          </table:table-cell>
          <table:table-cell table:number-columns-repeated="1023"/>
        </table:table-row>
        <table:table-row table:style-name="ro2">
          <table:table-cell office:value-type="string">
            <text:p>TEA</text:p>
          </table:table-cell>
          <table:table-cell table:style-name="ce146"/>
          <table:table-cell table:number-columns-repeated="1022"/>
        </table:table-row>
        <table:table-row table:style-name="ro2">
          <table:table-cell office:value-type="string">
            <text:p>Dia de pago</text:p>
          </table:table-cell>
          <table:table-cell table:number-columns-repeated="1023"/>
        </table:table-row>
        <table:table-row table:style-name="ro2">
          <table:table-cell office:value-type="string">
            <text:p>Score</text:p>
          </table:table-cell>
          <table:table-cell table:number-columns-repeated="1023"/>
        </table:table-row>
        <table:table-row table:style-name="ro2">
          <table:table-cell office:value-type="string">
            <text:p>Accion</text:p>
          </table:table-cell>
          <table:table-cell table:number-columns-repeated="1023"/>
        </table:table-row>
        <table:table-row table:style-name="ro2">
          <table:table-cell office:value-type="string">
            <text:p>Valor Cuota</text:p>
          </table:table-cell>
          <table:table-cell table:number-columns-repeated="1023"/>
        </table:table-row>
        <table:table-row table:style-name="ro2">
          <table:table-cell office:value-type="string">
            <text:p>GDTitular</text:p>
          </table:table-cell>
          <table:table-cell table:number-columns-repeated="1023"/>
        </table:table-row>
        <table:table-row table:style-name="ro2">
          <table:table-cell office:value-type="string">
            <text:p>GHTitular</text:p>
          </table:table-cell>
          <table:table-cell table:number-columns-repeated="1023"/>
        </table:table-row>
        <table:table-row table:style-name="ro2">
          <table:table-cell office:value-type="string">
            <text:p>GMTitular</text:p>
          </table:table-cell>
          <table:table-cell table:number-columns-repeated="1023"/>
        </table:table-row>
        <table:table-row table:style-name="ro2">
          <table:table-cell office:value-type="string">
            <text:p>GOTitular</text:p>
          </table:table-cell>
          <table:table-cell table:number-columns-repeated="1023"/>
        </table:table-row>
        <table:table-row table:style-name="ro2">
          <table:table-cell office:value-type="string">
            <text:p>GDFiador</text:p>
          </table:table-cell>
          <table:table-cell table:number-columns-repeated="1023"/>
        </table:table-row>
        <table:table-row table:style-name="ro2">
          <table:table-cell office:value-type="string">
            <text:p>GHFiador</text:p>
          </table:table-cell>
          <table:table-cell table:number-columns-repeated="1023"/>
        </table:table-row>
        <table:table-row table:style-name="ro2">
          <table:table-cell office:value-type="string">
            <text:p>GMFiador</text:p>
          </table:table-cell>
          <table:table-cell table:number-columns-repeated="1023"/>
        </table:table-row>
        <table:table-row table:style-name="ro2">
          <table:table-cell office:value-type="string">
            <text:p>GOFiador</text:p>
          </table:table-cell>
          <table:table-cell table:number-columns-repeated="1023"/>
        </table:table-row>
        <table:named-expressions/>
      </table:table>
      <table:table table:name="datosCP" table:style-name="ta3" table:print="false">
        <table:table-column table:style-name="co21" table:default-cell-style-name="Default"/>
        <table:table-column table:style-name="co22" table:default-cell-style-name="Default"/>
        <table:table-column table:style-name="co21" table:number-columns-repeated="2" table:default-cell-style-name="Default"/>
        <table:table-column table:style-name="co23" table:number-columns-repeated="2" table:default-cell-style-name="Default"/>
        <table:table-column table:style-name="co24" table:default-cell-style-name="Default"/>
        <table:table-column table:style-name="co25" table:number-columns-repeated="2" table:default-cell-style-name="Default"/>
        <table:table-column table:style-name="co21" table:number-columns-repeated="3" table:default-cell-style-name="Default"/>
        <table:table-column table:style-name="co26" table:default-cell-style-name="Default"/>
        <table:table-column table:style-name="co21" table:default-cell-style-name="Default"/>
        <table:table-column table:style-name="co27" table:default-cell-style-name="Default"/>
        <table:table-column table:style-name="co28" table:default-cell-style-name="Default"/>
        <table:table-column table:style-name="co21" table:default-cell-style-name="Default"/>
        <table:table-column table:style-name="co29" table:default-cell-style-name="Default"/>
        <table:table-column table:style-name="co27" table:number-columns-repeated="2" table:default-cell-style-name="Default"/>
        <table:table-column table:style-name="co30" table:default-cell-style-name="Default"/>
        <table:table-column table:style-name="co26" table:default-cell-style-name="Default"/>
        <table:table-column table:style-name="co31" table:default-cell-style-name="Default"/>
        <table:table-column table:style-name="co27" table:number-columns-repeated="3" table:default-cell-style-name="Default"/>
        <table:table-column table:style-name="co32" table:number-columns-repeated="3" table:default-cell-style-name="Default"/>
        <table:table-column table:style-name="co23" table:default-cell-style-name="Default"/>
        <table:table-column table:style-name="co27" table:number-columns-repeated="3" table:default-cell-style-name="Default"/>
        <table:table-column table:style-name="co33" table:number-columns-repeated="2" table:default-cell-style-name="Default"/>
        <table:table-column table:style-name="co27" table:default-cell-style-name="Default"/>
        <table:table-column table:style-name="co20" table:number-columns-repeated="988" table:default-cell-style-name="Default"/>
        <table:table-row table:style-name="ro2">
          <table:table-cell office:value-type="string">
            <text:p>c1</text:p>
          </table:table-cell>
          <table:table-cell table:formula="of:=IF(ISERROR(HLOOKUP([$Solicitud.D28];[$datosCP.$A$5:.$AM$6];2;0));100;HLOOKUP([$Solicitud.D28];[$datosCP.$A$5:.$AM$6];2;0))" office:value-type="float" office:value="100">
            <text:p>100</text:p>
          </table:table-cell>
          <table:table-cell table:number-columns-repeated="1022"/>
        </table:table-row>
        <table:table-row table:style-name="ro2">
          <table:table-cell office:value-type="string">
            <text:p>c2</text:p>
          </table:table-cell>
          <table:table-cell table:formula="of:=IF(ISERROR(HLOOKUP([$Solicitud.D29];[$datosCP.$A$5:.$AM$6];2;0));100;HLOOKUP([$Solicitud.D29];[$datosCP.$A$5:.$AM$6];2;0))" office:value-type="float" office:value="100">
            <text:p>100</text:p>
          </table:table-cell>
          <table:table-cell table:number-columns-repeated="1022"/>
        </table:table-row>
        <table:table-row table:style-name="ro2">
          <table:table-cell office:value-type="string">
            <text:p>c3</text:p>
          </table:table-cell>
          <table:table-cell table:formula="of:=IF(ISERROR(HLOOKUP([$Solicitud.D30];[$datosCP.$A$5:.$AM$6];2;0));100;HLOOKUP([$Solicitud.D30];[$datosCP.$A$5:.$AM$6];2;0))" office:value-type="float" office:value="100">
            <text:p>100</text:p>
          </table:table-cell>
          <table:table-cell table:number-columns-repeated="1022"/>
        </table:table-row>
        <table:table-row table:style-name="ro2">
          <table:table-cell table:number-columns-repeated="1024"/>
        </table:table-row>
        <table:table-row table:style-name="ro2">
          <table:table-cell office:value-type="string">
            <text:p>Alfalfa</text:p>
          </table:table-cell>
          <table:table-cell office:value-type="string">
            <text:p>Algodón</text:p>
          </table:table-cell>
          <table:table-cell office:value-type="string">
            <text:p>Arroz</text:p>
          </table:table-cell>
          <table:table-cell table:number-columns-repeated="2" office:value-type="string">
            <text:p>Cacao</text:p>
          </table:table-cell>
          <table:table-cell office:value-type="string">
            <text:p>Café</text:p>
          </table:table-cell>
          <table:table-cell office:value-type="string">
            <text:p>Camote</text:p>
          </table:table-cell>
          <table:table-cell office:value-type="string">
            <text:p>Caña de Azúcar</text:p>
          </table:table-cell>
          <table:table-cell office:value-type="string">
            <text:p>Cebolla</text:p>
          </table:table-cell>
          <table:table-cell office:value-type="string">
            <text:p>Esparrago</text:p>
          </table:table-cell>
          <table:table-cell office:value-type="string">
            <text:p>Frejol</text:p>
          </table:table-cell>
          <table:table-cell office:value-type="string">
            <text:p>Garbanzo</text:p>
          </table:table-cell>
          <table:table-cell office:value-type="string">
            <text:p>Maíz Amarillo</text:p>
          </table:table-cell>
          <table:table-cell office:value-type="string">
            <text:p>Maíz Chala</text:p>
          </table:table-cell>
          <table:table-cell office:value-type="string">
            <text:p>Maiz Choclo</text:p>
          </table:table-cell>
          <table:table-cell office:value-type="string">
            <text:p>Mango</text:p>
          </table:table-cell>
          <table:table-cell office:value-type="string">
            <text:p>Manzana</text:p>
          </table:table-cell>
          <table:table-cell office:value-type="string">
            <text:p>Naranja</text:p>
          </table:table-cell>
          <table:table-cell/>
          <table:table-cell office:value-type="string">
            <text:p>Pallar</text:p>
          </table:table-cell>
          <table:table-cell office:value-type="string">
            <text:p>Palta </text:p>
          </table:table-cell>
          <table:table-cell office:value-type="string">
            <text:p>Papa</text:p>
          </table:table-cell>
          <table:table-cell office:value-type="string">
            <text:p>Pecana</text:p>
          </table:table-cell>
          <table:table-cell office:value-type="string">
            <text:p>Pepino</text:p>
          </table:table-cell>
          <table:table-cell office:value-type="string">
            <text:p>Pina</text:p>
          </table:table-cell>
          <table:table-cell office:value-type="string">
            <text:p>Plátano</text:p>
          </table:table-cell>
          <table:table-cell office:value-type="string">
            <text:p>Quinua</text:p>
          </table:table-cell>
          <table:table-cell/>
          <table:table-cell table:number-columns-repeated="2" office:value-type="string">
            <text:p>Tuna</text:p>
          </table:table-cell>
          <table:table-cell office:value-type="string">
            <text:p>Vid</text:p>
          </table:table-cell>
          <table:table-cell/>
          <table:table-cell office:value-type="string">
            <text:p>Yuca</text:p>
          </table:table-cell>
          <table:table-cell office:value-type="string">
            <text:p>Zanahoria</text:p>
          </table:table-cell>
          <table:table-cell table:number-columns-repeated="2"/>
          <table:table-cell office:value-type="string">
            <text:p>Vacuno</text:p>
          </table:table-cell>
          <table:table-cell office:value-type="string">
            <text:p>Porcino</text:p>
          </table:table-cell>
          <table:table-cell office:value-type="string">
            <text:p>Caprino</text:p>
          </table:table-cell>
          <table:table-cell table:number-columns-repeated="985"/>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table:number-columns-repeated="985"/>
        </table:table-row>
        <table:table-row table:style-name="ro2">
          <table:table-cell office:value-type="string">
            <text:p>ALFALFA</text:p>
          </table:table-cell>
          <table:table-cell office:value-type="string">
            <text:p>ALGODÓN</text:p>
          </table:table-cell>
          <table:table-cell office:value-type="string">
            <text:p>ARROZ</text:p>
          </table:table-cell>
          <table:table-cell office:value-type="string">
            <text:p>CACAO INSTAL</text:p>
          </table:table-cell>
          <table:table-cell office:value-type="string">
            <text:p>CACAO MANT.</text:p>
          </table:table-cell>
          <table:table-cell office:value-type="string">
            <text:p>CAFE MANT.</text:p>
          </table:table-cell>
          <table:table-cell office:value-type="string">
            <text:p>CAMOTE</text:p>
          </table:table-cell>
          <table:table-cell/>
          <table:table-cell office:value-type="string">
            <text:p>CEBOLLA</text:p>
          </table:table-cell>
          <table:table-cell office:value-type="string">
            <text:p>ESPARRAGO MANT</text:p>
          </table:table-cell>
          <table:table-cell office:value-type="string">
            <text:p>FRIJOL</text:p>
          </table:table-cell>
          <table:table-cell office:value-type="string">
            <text:p>GARBANZO</text:p>
          </table:table-cell>
          <table:table-cell office:value-type="string">
            <text:p>MAIZ AMARILLO</text:p>
          </table:table-cell>
          <table:table-cell office:value-type="string">
            <text:p>MAIZ CHALA</text:p>
          </table:table-cell>
          <table:table-cell office:value-type="string">
            <text:p>MAIZ AMILACEO</text:p>
          </table:table-cell>
          <table:table-cell table:number-columns-repeated="2"/>
          <table:table-cell office:value-type="string">
            <text:p>NARANJO MANT.</text:p>
          </table:table-cell>
          <table:table-cell office:value-type="string">
            <text:p>OLIVO</text:p>
          </table:table-cell>
          <table:table-cell office:value-type="string">
            <text:p>PALLAR</text:p>
          </table:table-cell>
          <table:table-cell office:value-type="string">
            <text:p>PALTO MANT.</text:p>
          </table:table-cell>
          <table:table-cell office:value-type="string">
            <text:p>PAPA</text:p>
          </table:table-cell>
          <table:table-cell office:value-type="string">
            <text:p>PECANO MANT.</text:p>
          </table:table-cell>
          <table:table-cell table:number-columns-repeated="3"/>
          <table:table-cell office:value-type="string">
            <text:p>QUINUA</text:p>
          </table:table-cell>
          <table:table-cell office:value-type="string">
            <text:p>SANDIA</text:p>
          </table:table-cell>
          <table:table-cell office:value-type="string">
            <text:p>TUNA INST.</text:p>
          </table:table-cell>
          <table:table-cell office:value-type="string">
            <text:p>TUNA COCHINILLA</text:p>
          </table:table-cell>
          <table:table-cell office:value-type="string">
            <text:p>VID ITALIA</text:p>
          </table:table-cell>
          <table:table-cell office:value-type="string">
            <text:p>VID QUEB.-BORG.</text:p>
          </table:table-cell>
          <table:table-cell office:value-type="string">
            <text:p>YUCA</text:p>
          </table:table-cell>
          <table:table-cell office:value-type="string">
            <text:p>ZANAHORIA</text:p>
          </table:table-cell>
          <table:table-cell office:value-type="string">
            <text:p>ZAPALLO</text:p>
          </table:table-cell>
          <table:table-cell office:value-type="string">
            <text:p>OTROS</text:p>
          </table:table-cell>
          <table:table-cell table:number-columns-repeated="988"/>
        </table:table-row>
        <table:table-row table:style-name="ro2">
          <table:table-cell table:number-columns-repeated="2" office:value-type="string">
            <text:p>1.1 Preparación de terreno</text:p>
          </table:table-cell>
          <table:table-cell office:value-type="string">
            <text:p>1.1 Almácigo</text:p>
          </table:table-cell>
          <table:table-cell office:value-type="string">
            <text:p>1.1 Preparación de terreno</text:p>
          </table:table-cell>
          <table:table-cell table:number-columns-repeated="2" office:value-type="string">
            <text:p>-</text:p>
          </table:table-cell>
          <table:table-cell office:value-type="string">
            <text:p>1.1 Preparación de terreno</text:p>
          </table:table-cell>
          <table:table-cell/>
          <table:table-cell office:value-type="string">
            <text:p>1.1 Almácigo</text:p>
          </table:table-cell>
          <table:table-cell table:number-columns-repeated="6" office:value-type="string">
            <text:p>1.1 Preparación de terreno</text:p>
          </table:table-cell>
          <table:table-cell table:number-columns-repeated="2"/>
          <table:table-cell office:value-type="string">
            <text:p>-</text:p>
          </table:table-cell>
          <table:table-cell table:number-columns-repeated="5" office:value-type="string">
            <text:p>1.1 Preparación de terreno</text:p>
          </table:table-cell>
          <table:table-cell table:number-columns-repeated="3"/>
          <table:table-cell table:number-columns-repeated="3" office:value-type="string">
            <text:p>1.1 Preparación de terreno</text:p>
          </table:table-cell>
          <table:table-cell office:value-type="string">
            <text:p>1.1 Infestación</text:p>
          </table:table-cell>
          <table:table-cell office:value-type="string">
            <text:p>1.1 Preparación de terreno</text:p>
          </table:table-cell>
          <table:table-cell office:value-type="string">
            <text:p>1.1 Preparación del Cultivo</text:p>
          </table:table-cell>
          <table:table-cell table:number-columns-repeated="4" office:value-type="string">
            <text:p>1.1 Preparación de terreno</text:p>
          </table:table-cell>
          <table:table-cell table:number-columns-repeated="988"/>
        </table:table-row>
        <table:table-row table:style-name="ro2">
          <table:table-cell office:value-type="string">
            <text:p>Limpieza de terreno</text:p>
          </table:table-cell>
          <table:table-cell office:value-type="string">
            <text:p>Limpieza terreno y riego machaco</text:p>
          </table:table-cell>
          <table:table-cell office:value-type="string">
            <text:p>Preparación de camas</text:p>
          </table:table-cell>
          <table:table-cell office:value-type="string">
            <text:p>Rozo, tumba y quema</text:p>
          </table:table-cell>
          <table:table-cell table:number-columns-repeated="2" office:value-type="string">
            <text:p>-</text:p>
          </table:table-cell>
          <table:table-cell office:value-type="string">
            <text:p>Limpieza terreno y riego machaco</text:p>
          </table:table-cell>
          <table:table-cell/>
          <table:table-cell office:value-type="string">
            <text:p>Preparación de camas</text:p>
          </table:table-cell>
          <table:table-cell table:number-columns-repeated="6" office:value-type="string">
            <text:p>Limpieza de terreno</text:p>
          </table:table-cell>
          <table:table-cell table:number-columns-repeated="2"/>
          <table:table-cell office:value-type="string">
            <text:p>-</text:p>
          </table:table-cell>
          <table:table-cell office:value-type="string">
            <text:p>Limpieza de terreno</text:p>
          </table:table-cell>
          <table:table-cell office:value-type="string">
            <text:p>Limpieza terreno y riego machaco</text:p>
          </table:table-cell>
          <table:table-cell office:value-type="string">
            <text:p>Limpieza de terreno</text:p>
          </table:table-cell>
          <table:table-cell office:value-type="string">
            <text:p>Limpieza terreno y riego machaco</text:p>
          </table:table-cell>
          <table:table-cell office:value-type="string">
            <text:p>-</text:p>
          </table:table-cell>
          <table:table-cell table:number-columns-repeated="3"/>
          <table:table-cell office:value-type="string">
            <text:p>Limpieza de campo</text:p>
          </table:table-cell>
          <table:table-cell office:value-type="string">
            <text:p>Limpieza de terreno</text:p>
          </table:table-cell>
          <table:table-cell office:value-type="string">
            <text:p>Rozo, tumba y quema</text:p>
          </table:table-cell>
          <table:table-cell office:value-type="string">
            <text:p>Infestación</text:p>
          </table:table-cell>
          <table:table-cell office:value-type="string">
            <text:p>Limpieza de terreno</text:p>
          </table:table-cell>
          <table:table-cell office:value-type="string">
            <text:p>Limpieza de terreno </text:p>
          </table:table-cell>
          <table:table-cell office:value-type="string">
            <text:p>Rozo, tumba y quema</text:p>
          </table:table-cell>
          <table:table-cell table:number-columns-repeated="3" office:value-type="string">
            <text:p>Limpieza de terreno</text:p>
          </table:table-cell>
          <table:table-cell table:number-columns-repeated="988"/>
        </table:table-row>
        <table:table-row table:style-name="ro2">
          <table:table-cell office:value-type="string">
            <text:p>Riego de machaco</text:p>
          </table:table-cell>
          <table:table-cell office:value-type="string">
            <text:p>-</text:p>
          </table:table-cell>
          <table:table-cell office:value-type="string">
            <text:p>Siembra y manejo</text:p>
          </table:table-cell>
          <table:table-cell office:value-type="string">
            <text:p>Construcción de drenes</text:p>
          </table:table-cell>
          <table:table-cell table:number-columns-repeated="2" office:value-type="string">
            <text:p>-</text:p>
          </table:table-cell>
          <table:table-cell office:value-type="string">
            <text:p>Incorporación materia orgánica</text:p>
          </table:table-cell>
          <table:table-cell/>
          <table:table-cell office:value-type="string">
            <text:p>Siembra y manejo</text:p>
          </table:table-cell>
          <table:table-cell office:value-type="string">
            <text:p>Tomeo</text:p>
          </table:table-cell>
          <table:table-cell table:number-columns-repeated="4" office:value-type="string">
            <text:p>Riego de machaco</text:p>
          </table:table-cell>
          <table:table-cell office:value-type="string">
            <text:p>-</text:p>
          </table:table-cell>
          <table:table-cell table:number-columns-repeated="2"/>
          <table:table-cell office:value-type="string">
            <text:p>-</text:p>
          </table:table-cell>
          <table:table-cell/>
          <table:table-cell office:value-type="string">
            <text:p>-</text:p>
          </table:table-cell>
          <table:table-cell office:value-type="string">
            <text:p>Anillado</text:p>
          </table:table-cell>
          <table:table-cell office:value-type="string">
            <text:p>Incorporación materia orgánica</text:p>
          </table:table-cell>
          <table:table-cell office:value-type="string">
            <text:p>Tomeo</text:p>
          </table:table-cell>
          <table:table-cell table:number-columns-repeated="3"/>
          <table:table-cell office:value-type="string">
            <text:p>-</text:p>
          </table:table-cell>
          <table:table-cell office:value-type="string">
            <text:p>Riego machaco <text:s/>y emposado</text:p>
          </table:table-cell>
          <table:table-cell office:value-type="string">
            <text:p>Shunteo</text:p>
          </table:table-cell>
          <table:table-cell office:value-type="string">
            <text:p>-</text:p>
          </table:table-cell>
          <table:table-cell office:value-type="string">
            <text:p>Anillado</text:p>
          </table:table-cell>
          <table:table-cell office:value-type="string">
            <text:p>Quema de Limpia</text:p>
          </table:table-cell>
          <table:table-cell office:value-type="string">
            <text:p>Alineamiento y hoyos</text:p>
          </table:table-cell>
          <table:table-cell office:value-type="string">
            <text:p>Riego de machaco</text:p>
          </table:table-cell>
          <table:table-cell office:value-type="string">
            <text:p>Riego machaco y empozado</text:p>
          </table:table-cell>
          <table:table-cell office:value-type="string">
            <text:p>Riego de machaco</text:p>
          </table:table-cell>
          <table:table-cell table:number-columns-repeated="988"/>
        </table:table-row>
        <table:table-row table:style-name="ro2">
          <table:table-cell office:value-type="string">
            <text:p>Preparación de melgas</text:p>
          </table:table-cell>
          <table:table-cell table:number-columns-repeated="2" office:value-type="string">
            <text:p>-</text:p>
          </table:table-cell>
          <table:table-cell office:value-type="string">
            <text:p>Alineamiento y poceado</text:p>
          </table:table-cell>
          <table:table-cell table:number-columns-repeated="3" office:value-type="string">
            <text:p>-</text:p>
          </table:table-cell>
          <table:table-cell/>
          <table:table-cell office:value-type="string">
            <text:p>-</text:p>
          </table:table-cell>
          <table:table-cell office:value-type="string">
            <text:p>Incorporación y Mescla materia orgánica</text:p>
          </table:table-cell>
          <table:table-cell table:number-columns-repeated="5" office:value-type="string">
            <text:p>-</text:p>
          </table:table-cell>
          <table:table-cell table:number-columns-repeated="2"/>
          <table:table-cell office:value-type="string">
            <text:p>-</text:p>
          </table:table-cell>
          <table:table-cell office:value-type="string">
            <text:p>Incorporación de materia orgánica</text:p>
          </table:table-cell>
          <table:table-cell office:value-type="string">
            <text:p>-</text:p>
          </table:table-cell>
          <table:table-cell office:value-type="string">
            <text:p>Incorporación de materia orgánica</text:p>
          </table:table-cell>
          <table:table-cell table:number-columns-repeated="2" office:value-type="string">
            <text:p>-</text:p>
          </table:table-cell>
          <table:table-cell table:number-columns-repeated="3"/>
          <table:table-cell office:value-type="string">
            <text:p>-</text:p>
          </table:table-cell>
          <table:table-cell office:value-type="string">
            <text:p>Incorporación de materia orgánica</text:p>
          </table:table-cell>
          <table:table-cell office:value-type="string">
            <text:p>Alineamiento y hoyos</text:p>
          </table:table-cell>
          <table:table-cell office:value-type="string">
            <text:p>-</text:p>
          </table:table-cell>
          <table:table-cell office:value-type="string">
            <text:p>Incorporación de materia orgánica</text:p>
          </table:table-cell>
          <table:table-cell office:value-type="string">
            <text:p>Mescla de Fertilizantes</text:p>
          </table:table-cell>
          <table:table-cell office:value-type="string">
            <text:p>-</text:p>
          </table:table-cell>
          <table:table-cell table:number-columns-repeated="2" office:value-type="string">
            <text:p>Incorporación de materia orgánica</text:p>
          </table:table-cell>
          <table:table-cell office:value-type="string">
            <text:p>-</text:p>
          </table:table-cell>
          <table:table-cell table:number-columns-repeated="988"/>
        </table:table-row>
        <table:table-row table:style-name="ro2">
          <table:table-cell table:number-columns-repeated="2" office:value-type="string">
            <text:p>1.2 Siembra</text:p>
          </table:table-cell>
          <table:table-cell office:value-type="string">
            <text:p>1.2 Transplante</text:p>
          </table:table-cell>
          <table:table-cell office:value-type="string">
            <text:p>1.2 Instalación (terreno definitivo)</text:p>
          </table:table-cell>
          <table:table-cell table:number-columns-repeated="2" office:value-type="string">
            <text:p>-</text:p>
          </table:table-cell>
          <table:table-cell office:value-type="string">
            <text:p>1.2 Siembra</text:p>
          </table:table-cell>
          <table:table-cell/>
          <table:table-cell office:value-type="string">
            <text:p>1.2 Transplante</text:p>
          </table:table-cell>
          <table:table-cell table:number-columns-repeated="6" office:value-type="string">
            <text:p>1.2 Siembra</text:p>
          </table:table-cell>
          <table:table-cell table:number-columns-repeated="2"/>
          <table:table-cell office:value-type="string">
            <text:p>-</text:p>
          </table:table-cell>
          <table:table-cell table:number-columns-repeated="5" office:value-type="string">
            <text:p>1.2 Siembra</text:p>
          </table:table-cell>
          <table:table-cell table:number-columns-repeated="3"/>
          <table:table-cell table:number-columns-repeated="2" office:value-type="string">
            <text:p>1.2 Siembra</text:p>
          </table:table-cell>
          <table:table-cell office:value-type="string">
            <text:p>1.2 Siembra </text:p>
          </table:table-cell>
          <table:table-cell office:value-type="string">
            <text:p>-</text:p>
          </table:table-cell>
          <table:table-cell table:number-columns-repeated="2" office:value-type="string">
            <text:p>1.2 Siembra/Prep. Planta</text:p>
          </table:table-cell>
          <table:table-cell table:number-columns-repeated="4" office:value-type="string">
            <text:p>1.2 Siembra</text:p>
          </table:table-cell>
          <table:table-cell table:number-columns-repeated="988"/>
        </table:table-row>
        <table:table-row table:style-name="ro2">
          <table:table-cell office:value-type="string">
            <text:p>Distribución y tapado de semilla</text:p>
          </table:table-cell>
          <table:table-cell office:value-type="string">
            <text:p>Desinfección de semilla</text:p>
          </table:table-cell>
          <table:table-cell office:value-type="string">
            <text:p>Limpieza de terreno <text:s/></text:p>
          </table:table-cell>
          <table:table-cell office:value-type="string">
            <text:p><text:s/>Transplante</text:p>
          </table:table-cell>
          <table:table-cell table:number-columns-repeated="2" office:value-type="string">
            <text:p>-</text:p>
          </table:table-cell>
          <table:table-cell office:value-type="string">
            <text:p>Desinfección de semilla</text:p>
          </table:table-cell>
          <table:table-cell/>
          <table:table-cell office:value-type="string">
            <text:p>Limpieza de terreno <text:s/></text:p>
          </table:table-cell>
          <table:table-cell table:number-columns-repeated="3" office:value-type="string">
            <text:p>-</text:p>
          </table:table-cell>
          <table:table-cell table:number-columns-repeated="2" office:value-type="string">
            <text:p>Distribución de semilla</text:p>
          </table:table-cell>
          <table:table-cell office:value-type="string">
            <text:p>Desinfección y <text:s/>distrib. de semilla</text:p>
          </table:table-cell>
          <table:table-cell table:number-columns-repeated="2"/>
          <table:table-cell table:number-columns-repeated="2" office:value-type="string">
            <text:p>-</text:p>
          </table:table-cell>
          <table:table-cell office:value-type="string">
            <text:p>Desinfección de semilla</text:p>
          </table:table-cell>
          <table:table-cell office:value-type="string">
            <text:p>-</text:p>
          </table:table-cell>
          <table:table-cell office:value-type="string">
            <text:p>Desinfección de semilla</text:p>
          </table:table-cell>
          <table:table-cell office:value-type="string">
            <text:p>-</text:p>
          </table:table-cell>
          <table:table-cell table:number-columns-repeated="3"/>
          <table:table-cell office:value-type="string">
            <text:p>Desinfección y distrib. de semilla</text:p>
          </table:table-cell>
          <table:table-cell office:value-type="string">
            <text:p>Distribución de semilla</text:p>
          </table:table-cell>
          <table:table-cell office:value-type="string">
            <text:p>Transplante de plantones</text:p>
          </table:table-cell>
          <table:table-cell office:value-type="string">
            <text:p>-</text:p>
          </table:table-cell>
          <table:table-cell table:number-columns-repeated="2" office:value-type="string">
            <text:p>Poda</text:p>
          </table:table-cell>
          <table:table-cell office:value-type="string">
            <text:p>Preparación estacas</text:p>
          </table:table-cell>
          <table:table-cell table:number-columns-repeated="2" office:value-type="string">
            <text:p>Distribución de semilla</text:p>
          </table:table-cell>
          <table:table-cell office:value-type="string">
            <text:p>Distribución y tapado de semilla</text:p>
          </table:table-cell>
          <table:table-cell table:number-columns-repeated="988"/>
        </table:table-row>
        <table:table-row table:style-name="ro2">
          <table:table-cell office:value-type="string">
            <text:p>-</text:p>
          </table:table-cell>
          <table:table-cell office:value-type="string">
            <text:p>Distribución y tapado de semilla</text:p>
          </table:table-cell>
          <table:table-cell office:value-type="string">
            <text:p>Sacado de plántulas</text:p>
          </table:table-cell>
          <table:table-cell office:value-type="string">
            <text:p><text:s/>Recalce</text:p>
          </table:table-cell>
          <table:table-cell table:number-columns-repeated="2" office:value-type="string">
            <text:p>-</text:p>
          </table:table-cell>
          <table:table-cell office:value-type="string">
            <text:p>Distribución y tapado de semilla</text:p>
          </table:table-cell>
          <table:table-cell/>
          <table:table-cell office:value-type="string">
            <text:p>Sacado de plántulas</text:p>
          </table:table-cell>
          <table:table-cell office:value-type="string">
            <text:p>-</text:p>
          </table:table-cell>
          <table:table-cell table:number-columns-repeated="2" office:value-type="string">
            <text:p>Desinfección y <text:s/>distrib. de semilla</text:p>
          </table:table-cell>
          <table:table-cell table:number-columns-repeated="3" office:value-type="string">
            <text:p>-</text:p>
          </table:table-cell>
          <table:table-cell table:number-columns-repeated="2"/>
          <table:table-cell table:number-columns-repeated="2" office:value-type="string">
            <text:p>-</text:p>
          </table:table-cell>
          <table:table-cell office:value-type="string">
            <text:p>Distribución y tapado de semilla</text:p>
          </table:table-cell>
          <table:table-cell office:value-type="string">
            <text:p>-</text:p>
          </table:table-cell>
          <table:table-cell office:value-type="string">
            <text:p>Distribución y tapado de semilla</text:p>
          </table:table-cell>
          <table:table-cell office:value-type="string">
            <text:p>-</text:p>
          </table:table-cell>
          <table:table-cell table:number-columns-repeated="3"/>
          <table:table-cell table:number-columns-repeated="2" office:value-type="string">
            <text:p>-</text:p>
          </table:table-cell>
          <table:table-cell office:value-type="string">
            <text:p>Recalce</text:p>
          </table:table-cell>
          <table:table-cell office:value-type="string">
            <text:p>-</text:p>
          </table:table-cell>
          <table:table-cell office:value-type="string">
            <text:p>Pozo para incorp. M.O.</text:p>
          </table:table-cell>
          <table:table-cell office:value-type="string">
            <text:p>Sarmenteo</text:p>
          </table:table-cell>
          <table:table-cell office:value-type="string">
            <text:p>Distribución de estacas</text:p>
          </table:table-cell>
          <table:table-cell table:number-columns-repeated="3" office:value-type="string">
            <text:p>-</text:p>
          </table:table-cell>
          <table:table-cell table:number-columns-repeated="988"/>
        </table:table-row>
        <table:table-row table:style-name="ro2">
          <table:table-cell table:number-columns-repeated="2" office:value-type="string">
            <text:p>-</text:p>
          </table:table-cell>
          <table:table-cell office:value-type="string">
            <text:p>Transplante</text:p>
          </table:table-cell>
          <table:table-cell table:number-columns-repeated="4" office:value-type="string">
            <text:p>-</text:p>
          </table:table-cell>
          <table:table-cell/>
          <table:table-cell office:value-type="string">
            <text:p>Transplante</text:p>
          </table:table-cell>
          <table:table-cell table:number-columns-repeated="6" office:value-type="string">
            <text:p>-</text:p>
          </table:table-cell>
          <table:table-cell table:number-columns-repeated="2"/>
          <table:table-cell table:number-columns-repeated="6" office:value-type="string">
            <text:p>-</text:p>
          </table:table-cell>
          <table:table-cell table:number-columns-repeated="3"/>
          <table:table-cell table:number-columns-repeated="5" office:value-type="string">
            <text:p>-</text:p>
          </table:table-cell>
          <table:table-cell office:value-type="string">
            <text:p>Amarre de Sarmiento</text:p>
          </table:table-cell>
          <table:table-cell table:number-columns-repeated="4" office:value-type="string">
            <text:p>-</text:p>
          </table:table-cell>
          <table:table-cell table:number-columns-repeated="988"/>
        </table:table-row>
        <table:table-row table:style-name="ro2">
          <table:table-cell table:number-columns-repeated="4" office:value-type="string">
            <text:p>1.3 Abonamiento</text:p>
          </table:table-cell>
          <table:table-cell table:number-columns-repeated="2" office:value-type="string">
            <text:p>1.1 Abonamiento</text:p>
          </table:table-cell>
          <table:table-cell office:value-type="string">
            <text:p>1.3 Abonamiento</text:p>
          </table:table-cell>
          <table:table-cell/>
          <table:table-cell table:number-columns-repeated="7" office:value-type="string">
            <text:p>1.3 Abonamiento</text:p>
          </table:table-cell>
          <table:table-cell table:number-columns-repeated="2"/>
          <table:table-cell office:value-type="string">
            <text:p>1.1 Abonamiento</text:p>
          </table:table-cell>
          <table:table-cell table:number-columns-repeated="5" office:value-type="string">
            <text:p>1.3 Abonamiento</text:p>
          </table:table-cell>
          <table:table-cell table:number-columns-repeated="3"/>
          <table:table-cell table:number-columns-repeated="3" office:value-type="string">
            <text:p>1.3 Abonamiento</text:p>
          </table:table-cell>
          <table:table-cell office:value-type="string">
            <text:p>1.2 Abonamiento</text:p>
          </table:table-cell>
          <table:table-cell table:number-columns-repeated="6" office:value-type="string">
            <text:p>1.3 Abonamiento</text:p>
          </table:table-cell>
          <table:table-cell table:number-columns-repeated="988"/>
        </table:table-row>
        <table:table-row table:style-name="ro2">
          <table:table-cell office:value-type="string">
            <text:p>Abonamiento</text:p>
          </table:table-cell>
          <table:table-cell office:value-type="string">
            <text:p>1er. Abonamiento</text:p>
          </table:table-cell>
          <table:table-cell table:number-columns-repeated="4" office:value-type="string">
            <text:p>Abonamiento</text:p>
          </table:table-cell>
          <table:table-cell office:value-type="string">
            <text:p>1er. Abonamiento</text:p>
          </table:table-cell>
          <table:table-cell/>
          <table:table-cell office:value-type="string">
            <text:p>Abonamiento</text:p>
          </table:table-cell>
          <table:table-cell table:number-columns-repeated="4" office:value-type="string">
            <text:p>1er. Abonamiento</text:p>
          </table:table-cell>
          <table:table-cell office:value-type="string">
            <text:p>Incorporación de materia orgánica</text:p>
          </table:table-cell>
          <table:table-cell office:value-type="string">
            <text:p>1er. Abonamiento</text:p>
          </table:table-cell>
          <table:table-cell table:number-columns-repeated="2"/>
          <table:table-cell office:value-type="string">
            <text:p>Abonamiento</text:p>
          </table:table-cell>
          <table:table-cell table:number-columns-repeated="5" office:value-type="string">
            <text:p>1er. Abonamiento</text:p>
          </table:table-cell>
          <table:table-cell table:number-columns-repeated="3"/>
          <table:table-cell table:number-columns-repeated="2" office:value-type="string">
            <text:p>1er. Abonamiento</text:p>
          </table:table-cell>
          <table:table-cell office:value-type="string">
            <text:p>Abonamiento (2)</text:p>
          </table:table-cell>
          <table:table-cell office:value-type="string">
            <text:p>Abonamiento</text:p>
          </table:table-cell>
          <table:table-cell table:number-columns-repeated="5" office:value-type="string">
            <text:p>1er. Abonamiento</text:p>
          </table:table-cell>
          <table:table-cell office:value-type="string">
            <text:p>Incorporación de materia orgánica</text:p>
          </table:table-cell>
          <table:table-cell table:number-columns-repeated="988"/>
        </table:table-row>
        <table:table-row table:style-name="ro2">
          <table:table-cell office:value-type="string">
            <text:p>-</text:p>
          </table:table-cell>
          <table:table-cell office:value-type="string">
            <text:p>2do. Abonamiento</text:p>
          </table:table-cell>
          <table:table-cell table:number-columns-repeated="3" office:value-type="string">
            <text:p>-</text:p>
          </table:table-cell>
          <table:table-cell/>
          <table:table-cell office:value-type="string">
            <text:p>2do. Abonamiento</text:p>
          </table:table-cell>
          <table:table-cell/>
          <table:table-cell table:number-columns-repeated="4" office:value-type="string">
            <text:p>-</text:p>
          </table:table-cell>
          <table:table-cell office:value-type="string">
            <text:p>2do. Abonamiento</text:p>
          </table:table-cell>
          <table:table-cell office:value-type="string">
            <text:p>1er. y 2do. Abonamiento</text:p>
          </table:table-cell>
          <table:table-cell office:value-type="string">
            <text:p>2do. Abonamiento</text:p>
          </table:table-cell>
          <table:table-cell table:number-columns-repeated="2"/>
          <table:table-cell office:value-type="string">
            <text:p>-</text:p>
          </table:table-cell>
          <table:table-cell table:number-columns-repeated="4" office:value-type="string">
            <text:p>2do. Abonamiento</text:p>
          </table:table-cell>
          <table:table-cell office:value-type="string">
            <text:p>-</text:p>
          </table:table-cell>
          <table:table-cell table:number-columns-repeated="3"/>
          <table:table-cell table:number-columns-repeated="2" office:value-type="string">
            <text:p>2do. Abonamiento</text:p>
          </table:table-cell>
          <table:table-cell table:number-columns-repeated="2" office:value-type="string">
            <text:p>-</text:p>
          </table:table-cell>
          <table:table-cell office:value-type="string">
            <text:p>2do. Abonamiento</text:p>
          </table:table-cell>
          <table:table-cell/>
          <table:table-cell table:number-columns-repeated="3" office:value-type="string">
            <text:p>2do. Abonamiento</text:p>
          </table:table-cell>
          <table:table-cell office:value-type="string">
            <text:p>1er. y 2do. Abonamiento</text:p>
          </table:table-cell>
          <table:table-cell table:number-columns-repeated="988"/>
        </table:table-row>
        <table:table-row table:style-name="ro2">
          <table:table-cell table:number-columns-repeated="7" office:value-type="string">
            <text:p>1.4 Labores Culturales</text:p>
          </table:table-cell>
          <table:table-cell/>
          <table:table-cell table:number-columns-repeated="7" office:value-type="string">
            <text:p>1.4 Labores Culturales</text:p>
          </table:table-cell>
          <table:table-cell table:number-columns-repeated="2"/>
          <table:table-cell table:number-columns-repeated="6" office:value-type="string">
            <text:p>1.4 Labores Culturales</text:p>
          </table:table-cell>
          <table:table-cell table:number-columns-repeated="3"/>
          <table:table-cell table:number-columns-repeated="3" office:value-type="string">
            <text:p>1.4 Labores Culturales</text:p>
          </table:table-cell>
          <table:table-cell office:value-type="string">
            <text:p>1.3 Labores Culturales</text:p>
          </table:table-cell>
          <table:table-cell table:number-columns-repeated="6" office:value-type="string">
            <text:p>1.4 Labores Culturales</text:p>
          </table:table-cell>
          <table:table-cell table:number-columns-repeated="988"/>
        </table:table-row>
        <table:table-row table:style-name="ro2">
          <table:table-cell office:value-type="string">
            <text:p>1er. Deshierbo</text:p>
          </table:table-cell>
          <table:table-cell office:value-type="string">
            <text:p>Deshierbo</text:p>
          </table:table-cell>
          <table:table-cell office:value-type="string">
            <text:p>Recalce</text:p>
          </table:table-cell>
          <table:table-cell office:value-type="string">
            <text:p>Deshierbos (2)</text:p>
          </table:table-cell>
          <table:table-cell table:number-columns-repeated="2" office:value-type="string">
            <text:p>Deshierbos (3)</text:p>
          </table:table-cell>
          <table:table-cell office:value-type="string">
            <text:p>Deshierbo</text:p>
          </table:table-cell>
          <table:table-cell/>
          <table:table-cell office:value-type="string">
            <text:p>Recalce</text:p>
          </table:table-cell>
          <table:table-cell office:value-type="string">
            <text:p>Deshierbo</text:p>
          </table:table-cell>
          <table:table-cell table:number-columns-repeated="4" office:value-type="string">
            <text:p>Aporque</text:p>
          </table:table-cell>
          <table:table-cell office:value-type="string">
            <text:p>Cultivo</text:p>
          </table:table-cell>
          <table:table-cell table:number-columns-repeated="2"/>
          <table:table-cell office:value-type="string">
            <text:p>Deshierbos (3)</text:p>
          </table:table-cell>
          <table:table-cell table:number-columns-repeated="5" office:value-type="string">
            <text:p>Deshierbo</text:p>
          </table:table-cell>
          <table:table-cell table:number-columns-repeated="3"/>
          <table:table-cell office:value-type="string">
            <text:p>Desahije</text:p>
          </table:table-cell>
          <table:table-cell office:value-type="string">
            <text:p>Deshierbo</text:p>
          </table:table-cell>
          <table:table-cell office:value-type="string">
            <text:p>Deshierbos (3)</text:p>
          </table:table-cell>
          <table:table-cell office:value-type="string">
            <text:p>Deshierbos (2)</text:p>
          </table:table-cell>
          <table:table-cell office:value-type="string">
            <text:p>Deshierbo</text:p>
          </table:table-cell>
          <table:table-cell office:value-type="string">
            <text:p>5 <text:s/>Deshierbos y Despique</text:p>
          </table:table-cell>
          <table:table-cell office:value-type="string">
            <text:p>1er. Deshierbo</text:p>
          </table:table-cell>
          <table:table-cell office:value-type="string">
            <text:p>Desaije</text:p>
          </table:table-cell>
          <table:table-cell table:number-columns-repeated="2" office:value-type="string">
            <text:p>Deshierbo</text:p>
          </table:table-cell>
          <table:table-cell table:number-columns-repeated="988"/>
        </table:table-row>
        <table:table-row table:style-name="ro2">
          <table:table-cell office:value-type="string">
            <text:p>2do. Deshierbo</text:p>
          </table:table-cell>
          <table:table-cell table:number-columns-repeated="2" office:value-type="string">
            <text:p>Riegos</text:p>
          </table:table-cell>
          <table:table-cell table:number-columns-repeated="2" office:value-type="string">
            <text:p>-</text:p>
          </table:table-cell>
          <table:table-cell office:value-type="string">
            <text:p>Poda</text:p>
          </table:table-cell>
          <table:table-cell office:value-type="string">
            <text:p>Cultivo</text:p>
          </table:table-cell>
          <table:table-cell/>
          <table:table-cell office:value-type="string">
            <text:p>Riegos</text:p>
          </table:table-cell>
          <table:table-cell office:value-type="string">
            <text:p>Cultivo</text:p>
          </table:table-cell>
          <table:table-cell table:number-columns-repeated="4" office:value-type="string">
            <text:p>Riegos</text:p>
          </table:table-cell>
          <table:table-cell office:value-type="string">
            <text:p>Aporque</text:p>
          </table:table-cell>
          <table:table-cell table:number-columns-repeated="2"/>
          <table:table-cell office:value-type="string">
            <text:p>Poda</text:p>
          </table:table-cell>
          <table:table-cell office:value-type="string">
            <text:p>Cultivo</text:p>
          </table:table-cell>
          <table:table-cell office:value-type="string">
            <text:p>Riegos</text:p>
          </table:table-cell>
          <table:table-cell table:number-columns-repeated="3" office:value-type="string">
            <text:p>Cultivo</text:p>
          </table:table-cell>
          <table:table-cell table:number-columns-repeated="3"/>
          <table:table-cell office:value-type="string">
            <text:p>Deshierbo</text:p>
          </table:table-cell>
          <table:table-cell office:value-type="string">
            <text:p>Cultivo</text:p>
          </table:table-cell>
          <table:table-cell office:value-type="string">
            <text:p>-</text:p>
          </table:table-cell>
          <table:table-cell office:value-type="string">
            <text:p>Poda</text:p>
          </table:table-cell>
          <table:table-cell office:value-type="string">
            <text:p>Cultivo</text:p>
          </table:table-cell>
          <table:table-cell office:value-type="string">
            <text:p>Desbrote </text:p>
          </table:table-cell>
          <table:table-cell office:value-type="string">
            <text:p>2do. Deshierbo</text:p>
          </table:table-cell>
          <table:table-cell table:number-columns-repeated="2" office:value-type="string">
            <text:p>Cultivo</text:p>
          </table:table-cell>
          <table:table-cell office:value-type="string">
            <text:p>Cultivo (aporque)</text:p>
          </table:table-cell>
          <table:table-cell table:number-columns-repeated="988"/>
        </table:table-row>
        <table:table-row table:style-name="ro2">
          <table:table-cell office:value-type="string">
            <text:p>3er. Deshierbo</text:p>
          </table:table-cell>
          <table:table-cell office:value-type="string">
            <text:p>-</text:p>
          </table:table-cell>
          <table:table-cell office:value-type="string">
            <text:p>Pajareo</text:p>
          </table:table-cell>
          <table:table-cell table:number-columns-repeated="4" office:value-type="string">
            <text:p>-</text:p>
          </table:table-cell>
          <table:table-cell/>
          <table:table-cell office:value-type="string">
            <text:p>Pajareo</text:p>
          </table:table-cell>
          <table:table-cell office:value-type="string">
            <text:p>Riegos</text:p>
          </table:table-cell>
          <table:table-cell table:number-columns-repeated="5" office:value-type="string">
            <text:p>-</text:p>
          </table:table-cell>
          <table:table-cell table:number-columns-repeated="2"/>
          <table:table-cell office:value-type="string">
            <text:p>-</text:p>
          </table:table-cell>
          <table:table-cell office:value-type="string">
            <text:p>Riegos</text:p>
          </table:table-cell>
          <table:table-cell office:value-type="string">
            <text:p>-</text:p>
          </table:table-cell>
          <table:table-cell office:value-type="string">
            <text:p>Riegos</text:p>
          </table:table-cell>
          <table:table-cell office:value-type="string">
            <text:p>Cuspa</text:p>
          </table:table-cell>
          <table:table-cell office:value-type="string">
            <text:p>Riegos</text:p>
          </table:table-cell>
          <table:table-cell table:number-columns-repeated="3"/>
          <table:table-cell office:value-type="string">
            <text:p>Aporque</text:p>
          </table:table-cell>
          <table:table-cell office:value-type="string">
            <text:p>Riegos</text:p>
          </table:table-cell>
          <table:table-cell table:number-columns-repeated="2" office:value-type="string">
            <text:p>-</text:p>
          </table:table-cell>
          <table:table-cell office:value-type="string">
            <text:p>Poda en Verde</text:p>
          </table:table-cell>
          <table:table-cell office:value-type="string">
            <text:p>Deshoje</text:p>
          </table:table-cell>
          <table:table-cell office:value-type="string">
            <text:p>3er. Deshierbo</text:p>
          </table:table-cell>
          <table:table-cell table:number-columns-repeated="3" office:value-type="string">
            <text:p>Riegos</text:p>
          </table:table-cell>
          <table:table-cell table:number-columns-repeated="988"/>
        </table:table-row>
        <table:table-row table:style-name="ro2">
          <table:table-cell office:value-type="string">
            <text:p>Riegos</text:p>
          </table:table-cell>
          <table:table-cell table:number-columns-repeated="3" office:value-type="string">
            <text:p>-</text:p>
          </table:table-cell>
          <table:table-cell office:value-type="string">
            <text:p>Poda</text:p>
          </table:table-cell>
          <table:table-cell office:value-type="string">
            <text:p>-</text:p>
          </table:table-cell>
          <table:table-cell office:value-type="string">
            <text:p>Riegos</text:p>
          </table:table-cell>
          <table:table-cell/>
          <table:table-cell office:value-type="string">
            <text:p>-</text:p>
          </table:table-cell>
          <table:table-cell office:value-type="string">
            <text:p>Poda</text:p>
          </table:table-cell>
          <table:table-cell table:number-columns-repeated="5" office:value-type="string">
            <text:p>-</text:p>
          </table:table-cell>
          <table:table-cell table:number-columns-repeated="2"/>
          <table:table-cell office:value-type="string">
            <text:p>-</text:p>
          </table:table-cell>
          <table:table-cell office:value-type="string">
            <text:p>Poda</text:p>
          </table:table-cell>
          <table:table-cell office:value-type="string">
            <text:p>-</text:p>
          </table:table-cell>
          <table:table-cell office:value-type="string">
            <text:p>Poda</text:p>
          </table:table-cell>
          <table:table-cell office:value-type="string">
            <text:p>Riegos</text:p>
          </table:table-cell>
          <table:table-cell office:value-type="string">
            <text:p>Poda</text:p>
          </table:table-cell>
          <table:table-cell table:number-columns-repeated="3"/>
          <table:table-cell table:number-columns-repeated="4" office:value-type="string">
            <text:p>-</text:p>
          </table:table-cell>
          <table:table-cell office:value-type="string">
            <text:p>Riegos</text:p>
          </table:table-cell>
          <table:table-cell office:value-type="string">
            <text:p>5 Riegos</text:p>
          </table:table-cell>
          <table:table-cell table:number-columns-repeated="4" office:value-type="string">
            <text:p>-</text:p>
          </table:table-cell>
          <table:table-cell table:number-columns-repeated="988"/>
        </table:table-row>
        <table:table-row table:style-name="ro2">
          <table:table-cell table:number-columns-repeated="7" office:value-type="string">
            <text:p>1.5 Control Fitosanitario</text:p>
          </table:table-cell>
          <table:table-cell/>
          <table:table-cell table:number-columns-repeated="7" office:value-type="string">
            <text:p>1.5 Control Fitosanitario</text:p>
          </table:table-cell>
          <table:table-cell table:number-columns-repeated="2"/>
          <table:table-cell table:number-columns-repeated="6" office:value-type="string">
            <text:p>1.5 Control Fitosanitario</text:p>
          </table:table-cell>
          <table:table-cell table:number-columns-repeated="3"/>
          <table:table-cell table:number-columns-repeated="3" office:value-type="string">
            <text:p>1.5 Control Fitosanitario</text:p>
          </table:table-cell>
          <table:table-cell office:value-type="string">
            <text:p>1.4 Control Fitosanitario</text:p>
          </table:table-cell>
          <table:table-cell table:number-columns-repeated="6" office:value-type="string">
            <text:p>1.5 Control Fitosanitario</text:p>
          </table:table-cell>
          <table:table-cell table:number-columns-repeated="988"/>
        </table:table-row>
        <table:table-row table:style-name="ro2">
          <table:table-cell table:number-columns-repeated="7" office:value-type="string">
            <text:p>Aplicación pesticidas</text:p>
          </table:table-cell>
          <table:table-cell/>
          <table:table-cell table:number-columns-repeated="7" office:value-type="string">
            <text:p>Aplicación pesticidas</text:p>
          </table:table-cell>
          <table:table-cell table:number-columns-repeated="2"/>
          <table:table-cell table:number-columns-repeated="6" office:value-type="string">
            <text:p>Aplicación pesticidas</text:p>
          </table:table-cell>
          <table:table-cell table:number-columns-repeated="3"/>
          <table:table-cell table:number-columns-repeated="10" office:value-type="string">
            <text:p>Aplicación pesticidas</text:p>
          </table:table-cell>
          <table:table-cell table:number-columns-repeated="988"/>
        </table:table-row>
        <table:table-row table:style-name="ro2">
          <table:table-cell table:number-columns-repeated="3" office:value-type="string">
            <text:p>1.6 Cosecha</text:p>
          </table:table-cell>
          <table:table-cell office:value-type="string">
            <text:p>-</text:p>
          </table:table-cell>
          <table:table-cell table:number-columns-repeated="3" office:value-type="string">
            <text:p>1.6 Cosecha</text:p>
          </table:table-cell>
          <table:table-cell/>
          <table:table-cell table:number-columns-repeated="7" office:value-type="string">
            <text:p>1.6 Cosecha</text:p>
          </table:table-cell>
          <table:table-cell table:number-columns-repeated="2"/>
          <table:table-cell table:number-columns-repeated="6" office:value-type="string">
            <text:p>1.6 Cosecha</text:p>
          </table:table-cell>
          <table:table-cell table:number-columns-repeated="3"/>
          <table:table-cell table:number-columns-repeated="2" office:value-type="string">
            <text:p>1.6 Cosecha</text:p>
          </table:table-cell>
          <table:table-cell office:value-type="string">
            <text:p>-</text:p>
          </table:table-cell>
          <table:table-cell office:value-type="string">
            <text:p>1.5 Cosecha</text:p>
          </table:table-cell>
          <table:table-cell table:number-columns-repeated="6" office:value-type="string">
            <text:p>1.6 Cosecha</text:p>
          </table:table-cell>
          <table:table-cell table:number-columns-repeated="988"/>
        </table:table-row>
        <table:table-row table:style-name="ro2">
          <table:table-cell office:value-type="string">
            <text:p>1er. Corte (4 meses)</text:p>
          </table:table-cell>
          <table:table-cell office:value-type="string">
            <text:p>1era Paña</text:p>
          </table:table-cell>
          <table:table-cell office:value-type="string">
            <text:p>Siega</text:p>
          </table:table-cell>
          <table:table-cell office:value-type="string">
            <text:p>-</text:p>
          </table:table-cell>
          <table:table-cell table:number-columns-repeated="2" office:value-type="string">
            <text:p>Recolección y acarreo</text:p>
          </table:table-cell>
          <table:table-cell office:value-type="string">
            <text:p>Corte de follaje</text:p>
          </table:table-cell>
          <table:table-cell/>
          <table:table-cell office:value-type="string">
            <text:p>Siega</text:p>
          </table:table-cell>
          <table:table-cell table:number-columns-repeated="2" office:value-type="string">
            <text:p>Recolección</text:p>
          </table:table-cell>
          <table:table-cell office:value-type="string">
            <text:p>Jalada y Amontone</text:p>
          </table:table-cell>
          <table:table-cell table:number-columns-repeated="3" office:value-type="string">
            <text:p>Despanque</text:p>
          </table:table-cell>
          <table:table-cell table:number-columns-repeated="2"/>
          <table:table-cell office:value-type="string">
            <text:p>Recolección y acarreo</text:p>
          </table:table-cell>
          <table:table-cell office:value-type="string">
            <text:p>Recolección</text:p>
          </table:table-cell>
          <table:table-cell office:value-type="string">
            <text:p>Recojo de vainas</text:p>
          </table:table-cell>
          <table:table-cell office:value-type="string">
            <text:p>Recolección</text:p>
          </table:table-cell>
          <table:table-cell office:value-type="string">
            <text:p>Corte de follaje</text:p>
          </table:table-cell>
          <table:table-cell office:value-type="string">
            <text:p>Cosechadores</text:p>
          </table:table-cell>
          <table:table-cell table:number-columns-repeated="3"/>
          <table:table-cell office:value-type="string">
            <text:p>Siega</text:p>
          </table:table-cell>
          <table:table-cell office:value-type="string">
            <text:p>Recolección</text:p>
          </table:table-cell>
          <table:table-cell office:value-type="string">
            <text:p>-</text:p>
          </table:table-cell>
          <table:table-cell office:value-type="string">
            <text:p>Recolección </text:p>
          </table:table-cell>
          <table:table-cell office:value-type="string">
            <text:p>Cosecha de Uva</text:p>
          </table:table-cell>
          <table:table-cell office:value-type="string">
            <text:p>-</text:p>
          </table:table-cell>
          <table:table-cell office:value-type="string">
            <text:p>Extracción de plantas</text:p>
          </table:table-cell>
          <table:table-cell table:number-columns-repeated="3" office:value-type="string">
            <text:p>Recolección</text:p>
          </table:table-cell>
          <table:table-cell table:number-columns-repeated="988"/>
        </table:table-row>
        <table:table-row table:style-name="ro2">
          <table:table-cell office:value-type="string">
            <text:p>2do. Corte</text:p>
          </table:table-cell>
          <table:table-cell office:value-type="string">
            <text:p>2da Paña</text:p>
          </table:table-cell>
          <table:table-cell office:value-type="string">
            <text:p>Carguío</text:p>
          </table:table-cell>
          <table:table-cell office:value-type="string">
            <text:p>-</text:p>
          </table:table-cell>
          <table:table-cell table:number-columns-repeated="2" office:value-type="string">
            <text:p>Despulpado, fermentado y secado</text:p>
          </table:table-cell>
          <table:table-cell office:value-type="string">
            <text:p>Melgueadores</text:p>
          </table:table-cell>
          <table:table-cell/>
          <table:table-cell table:number-columns-repeated="2" office:value-type="string">
            <text:p>Carguío</text:p>
          </table:table-cell>
          <table:table-cell table:number-columns-repeated="2" office:value-type="string">
            <text:p>Trilla</text:p>
          </table:table-cell>
          <table:table-cell office:value-type="string">
            <text:p>Recojo y carguío</text:p>
          </table:table-cell>
          <table:table-cell office:value-type="string">
            <text:p>Recojo y selección</text:p>
          </table:table-cell>
          <table:table-cell office:value-type="string">
            <text:p>Recojo</text:p>
          </table:table-cell>
          <table:table-cell table:number-columns-repeated="2"/>
          <table:table-cell office:value-type="string">
            <text:p>Selección</text:p>
          </table:table-cell>
          <table:table-cell office:value-type="string">
            <text:p>Carguío</text:p>
          </table:table-cell>
          <table:table-cell office:value-type="string">
            <text:p>Traslado </text:p>
          </table:table-cell>
          <table:table-cell office:value-type="string">
            <text:p>Carguío</text:p>
          </table:table-cell>
          <table:table-cell office:value-type="string">
            <text:p>Melgueadores</text:p>
          </table:table-cell>
          <table:table-cell office:value-type="string">
            <text:p>Guardiania</text:p>
          </table:table-cell>
          <table:table-cell table:number-columns-repeated="3"/>
          <table:table-cell office:value-type="string">
            <text:p>Trilla</text:p>
          </table:table-cell>
          <table:table-cell office:value-type="string">
            <text:p>Carguío</text:p>
          </table:table-cell>
          <table:table-cell office:value-type="string">
            <text:p>-</text:p>
          </table:table-cell>
          <table:table-cell office:value-type="string">
            <text:p>Traslado y Secado</text:p>
          </table:table-cell>
          <table:table-cell office:value-type="string">
            <text:p>Carguío</text:p>
          </table:table-cell>
          <table:table-cell office:value-type="string">
            <text:p>-</text:p>
          </table:table-cell>
          <table:table-cell office:value-type="string">
            <text:p>Recojo y selección</text:p>
          </table:table-cell>
          <table:table-cell office:value-type="string">
            <text:p>Lavado </text:p>
          </table:table-cell>
          <table:table-cell office:value-type="string">
            <text:p>Carguío</text:p>
          </table:table-cell>
          <table:table-cell office:value-type="string">
            <text:p>Selección y encostalado</text:p>
          </table:table-cell>
          <table:table-cell table:number-columns-repeated="988"/>
        </table:table-row>
        <table:table-row table:style-name="ro2">
          <table:table-cell office:value-type="string">
            <text:p>3er. Corte</text:p>
          </table:table-cell>
          <table:table-cell office:value-type="string">
            <text:p>Transporte</text:p>
          </table:table-cell>
          <table:table-cell office:value-type="string">
            <text:p>Secado</text:p>
          </table:table-cell>
          <table:table-cell office:value-type="string">
            <text:p>-</text:p>
          </table:table-cell>
          <table:table-cell table:number-columns-repeated="2" office:value-type="string">
            <text:p>Ensacado y carguío</text:p>
          </table:table-cell>
          <table:table-cell office:value-type="string">
            <text:p>Encostalado y carguío</text:p>
          </table:table-cell>
          <table:table-cell/>
          <table:table-cell office:value-type="string">
            <text:p>Secado</text:p>
          </table:table-cell>
          <table:table-cell office:value-type="string">
            <text:p>-</text:p>
          </table:table-cell>
          <table:table-cell table:number-columns-repeated="2" office:value-type="string">
            <text:p>Selección</text:p>
          </table:table-cell>
          <table:table-cell table:number-columns-repeated="2" office:value-type="string">
            <text:p>Encostalado</text:p>
          </table:table-cell>
          <table:table-cell office:value-type="string">
            <text:p>Encostalado y carguío</text:p>
          </table:table-cell>
          <table:table-cell table:number-columns-repeated="2"/>
          <table:table-cell office:value-type="string">
            <text:p>Encajonado y carguío</text:p>
          </table:table-cell>
          <table:table-cell office:value-type="string">
            <text:p>Guardianía</text:p>
          </table:table-cell>
          <table:table-cell office:value-type="string">
            <text:p>Trilla</text:p>
          </table:table-cell>
          <table:table-cell office:value-type="string">
            <text:p>Guardianía</text:p>
          </table:table-cell>
          <table:table-cell office:value-type="string">
            <text:p>Encostalado y carguío</text:p>
          </table:table-cell>
          <table:table-cell office:value-type="string">
            <text:p>-</text:p>
          </table:table-cell>
          <table:table-cell table:number-columns-repeated="3"/>
          <table:table-cell office:value-type="string">
            <text:p>Encostalado y carguío</text:p>
          </table:table-cell>
          <table:table-cell office:value-type="string">
            <text:p>Guardianía</text:p>
          </table:table-cell>
          <table:table-cell office:value-type="string">
            <text:p>-</text:p>
          </table:table-cell>
          <table:table-cell office:value-type="string">
            <text:p>Tamizado</text:p>
          </table:table-cell>
          <table:table-cell table:number-columns-repeated="2" office:value-type="string">
            <text:p>Guardianía</text:p>
          </table:table-cell>
          <table:table-cell office:value-type="string">
            <text:p>Encostalado y carguío</text:p>
          </table:table-cell>
          <table:table-cell office:value-type="string">
            <text:p>Encostalado y cosido</text:p>
          </table:table-cell>
          <table:table-cell office:value-type="string">
            <text:p>Guardianía</text:p>
          </table:table-cell>
          <table:table-cell office:value-type="string">
            <text:p>Carguío</text:p>
          </table:table-cell>
          <table:table-cell table:number-columns-repeated="988"/>
        </table:table-row>
        <table:table-row table:style-name="ro2">
          <table:table-cell table:number-columns-repeated="2" office:value-type="string">
            <text:p>-</text:p>
          </table:table-cell>
          <table:table-cell office:value-type="string">
            <text:p>Encostalado y traslado</text:p>
          </table:table-cell>
          <table:table-cell table:number-columns-repeated="3" office:value-type="string">
            <text:p>-</text:p>
          </table:table-cell>
          <table:table-cell office:value-type="string">
            <text:p>Guardianía</text:p>
          </table:table-cell>
          <table:table-cell/>
          <table:table-cell office:value-type="string">
            <text:p>Encostalado y traslado</text:p>
          </table:table-cell>
          <table:table-cell office:value-type="string">
            <text:p>-</text:p>
          </table:table-cell>
          <table:table-cell table:number-columns-repeated="2" office:value-type="string">
            <text:p>Encostalado y carguío</text:p>
          </table:table-cell>
          <table:table-cell office:value-type="string">
            <text:p>-</text:p>
          </table:table-cell>
          <table:table-cell office:value-type="string">
            <text:p>Carguío</text:p>
          </table:table-cell>
          <table:table-cell office:value-type="string">
            <text:p>-</text:p>
          </table:table-cell>
          <table:table-cell table:number-columns-repeated="2"/>
          <table:table-cell table:number-columns-repeated="4" office:value-type="string">
            <text:p>-</text:p>
          </table:table-cell>
          <table:table-cell office:value-type="string">
            <text:p>Guardianía</text:p>
          </table:table-cell>
          <table:table-cell office:value-type="string">
            <text:p>-</text:p>
          </table:table-cell>
          <table:table-cell table:number-columns-repeated="3"/>
          <table:table-cell table:number-columns-repeated="7" office:value-type="string">
            <text:p>-</text:p>
          </table:table-cell>
          <table:table-cell office:value-type="string">
            <text:p>Carguío </text:p>
          </table:table-cell>
          <table:table-cell table:number-columns-repeated="2" office:value-type="string">
            <text:p>-</text:p>
          </table:table-cell>
          <table:table-cell table:number-columns-repeated="988"/>
        </table:table-row>
        <table:table-row table:style-name="ro2">
          <table:table-cell table:number-columns-repeated="1024"/>
        </table:table-row>
        <table:table-row table:style-name="ro2">
          <table:table-cell office:value-type="string">
            <text:p>Arado</text:p>
          </table:table-cell>
          <table:table-cell office:value-type="string">
            <text:p>2.1 Aradura en seco y húmedo</text:p>
          </table:table-cell>
          <table:table-cell office:value-type="string">
            <text:p>2.1 Aradura</text:p>
          </table:table-cell>
          <table:table-cell table:number-columns-repeated="3" office:value-type="string">
            <text:p>-</text:p>
          </table:table-cell>
          <table:table-cell office:value-type="string">
            <text:p>2.1 Aradura en seco y húmedo</text:p>
          </table:table-cell>
          <table:table-cell/>
          <table:table-cell office:value-type="string">
            <text:p>2.1 Aradura</text:p>
          </table:table-cell>
          <table:table-cell office:value-type="string">
            <text:p>2.1 Gradeo-incorporación follaje suelo</text:p>
          </table:table-cell>
          <table:table-cell table:number-columns-repeated="5" office:value-type="string">
            <text:p>2.1 Aradura</text:p>
          </table:table-cell>
          <table:table-cell table:number-columns-repeated="2"/>
          <table:table-cell office:value-type="string">
            <text:p>-</text:p>
          </table:table-cell>
          <table:table-cell office:value-type="string">
            <text:p>2.1 Motocultivo</text:p>
          </table:table-cell>
          <table:table-cell office:value-type="string">
            <text:p>2.1 Aradura </text:p>
          </table:table-cell>
          <table:table-cell office:value-type="string">
            <text:p>2.1 Aradura</text:p>
          </table:table-cell>
          <table:table-cell office:value-type="string">
            <text:p>2.1 Aradura en seco y húmedo</text:p>
          </table:table-cell>
          <table:table-cell office:value-type="string">
            <text:p>2.1 Arado</text:p>
          </table:table-cell>
          <table:table-cell table:number-columns-repeated="3"/>
          <table:table-cell table:number-columns-repeated="2" office:value-type="string">
            <text:p>2.1 Aradura</text:p>
          </table:table-cell>
          <table:table-cell table:number-columns-repeated="3" office:value-type="string">
            <text:p>-</text:p>
          </table:table-cell>
          <table:table-cell office:value-type="string">
            <text:p>2.1 Cultivo</text:p>
          </table:table-cell>
          <table:table-cell table:number-columns-repeated="4" office:value-type="string">
            <text:p>2.1 Aradura</text:p>
          </table:table-cell>
          <table:table-cell table:number-columns-repeated="988"/>
        </table:table-row>
        <table:table-row table:style-name="ro2">
          <table:table-cell office:value-type="string">
            <text:p>Gradeo</text:p>
          </table:table-cell>
          <table:table-cell office:value-type="string">
            <text:p>2.2 Gradeo</text:p>
          </table:table-cell>
          <table:table-cell office:value-type="string">
            <text:p>2.2 Nivelacion</text:p>
          </table:table-cell>
          <table:table-cell table:number-columns-repeated="3" office:value-type="string">
            <text:p>-</text:p>
          </table:table-cell>
          <table:table-cell office:value-type="string">
            <text:p>2.2 Gradeo</text:p>
          </table:table-cell>
          <table:table-cell/>
          <table:table-cell office:value-type="string">
            <text:p>2.2 Nivelacion</text:p>
          </table:table-cell>
          <table:table-cell office:value-type="string">
            <text:p>2.2 Acarreo Abonos</text:p>
          </table:table-cell>
          <table:table-cell table:number-columns-repeated="2" office:value-type="string">
            <text:p>2.2 Gradeo</text:p>
          </table:table-cell>
          <table:table-cell office:value-type="string">
            <text:p>2.3 Surcado</text:p>
          </table:table-cell>
          <table:table-cell table:number-columns-repeated="2" office:value-type="string">
            <text:p>2.2 Aporque</text:p>
          </table:table-cell>
          <table:table-cell table:number-columns-repeated="2"/>
          <table:table-cell office:value-type="string">
            <text:p>-</text:p>
          </table:table-cell>
          <table:table-cell table:number-columns-repeated="4" office:value-type="string">
            <text:p>2.2 Gradeo</text:p>
          </table:table-cell>
          <table:table-cell office:value-type="string">
            <text:p>2.2 Aplicaciones</text:p>
          </table:table-cell>
          <table:table-cell table:number-columns-repeated="3"/>
          <table:table-cell office:value-type="string">
            <text:p>2.2 Cultivos</text:p>
          </table:table-cell>
          <table:table-cell office:value-type="string">
            <text:p>2.2 Gradeo</text:p>
          </table:table-cell>
          <table:table-cell table:number-columns-repeated="3" office:value-type="string">
            <text:p>-</text:p>
          </table:table-cell>
          <table:table-cell office:value-type="string">
            <text:p>2.2 Rayado</text:p>
          </table:table-cell>
          <table:table-cell office:value-type="string">
            <text:p>2.2 Gradeo</text:p>
          </table:table-cell>
          <table:table-cell office:value-type="string">
            <text:p>2.3 Rastra</text:p>
          </table:table-cell>
          <table:table-cell office:value-type="string">
            <text:p>2.2 Gradeo</text:p>
          </table:table-cell>
          <table:table-cell office:value-type="string">
            <text:p>2.2 Surcado</text:p>
          </table:table-cell>
          <table:table-cell table:number-columns-repeated="988"/>
        </table:table-row>
        <table:table-row table:style-name="ro2">
          <table:table-cell office:value-type="string">
            <text:p>Mullido (roto-vector)</text:p>
          </table:table-cell>
          <table:table-cell office:value-type="string">
            <text:p>2.3 Cultivos</text:p>
          </table:table-cell>
          <table:table-cell office:value-type="string">
            <text:p>2.3 Trilla</text:p>
          </table:table-cell>
          <table:table-cell table:number-columns-repeated="3" office:value-type="string">
            <text:p>-</text:p>
          </table:table-cell>
          <table:table-cell office:value-type="string">
            <text:p>2.3 Cultivos</text:p>
          </table:table-cell>
          <table:table-cell/>
          <table:table-cell office:value-type="string">
            <text:p>2.4 Trilla</text:p>
          </table:table-cell>
          <table:table-cell office:value-type="string">
            <text:p>2.3 Cultivo </text:p>
          </table:table-cell>
          <table:table-cell table:number-columns-repeated="2" office:value-type="string">
            <text:p>2.3 Surcado</text:p>
          </table:table-cell>
          <table:table-cell office:value-type="string">
            <text:p>2.4 Aporque</text:p>
          </table:table-cell>
          <table:table-cell office:value-type="string">
            <text:p>2.3 Surcado</text:p>
          </table:table-cell>
          <table:table-cell office:value-type="string">
            <text:p>2.3 Rastra</text:p>
          </table:table-cell>
          <table:table-cell table:number-columns-repeated="2"/>
          <table:table-cell office:value-type="string">
            <text:p>-</text:p>
          </table:table-cell>
          <table:table-cell office:value-type="string">
            <text:p>2.3 Cultivo </text:p>
          </table:table-cell>
          <table:table-cell office:value-type="string">
            <text:p>2.3 Cultivos</text:p>
          </table:table-cell>
          <table:table-cell office:value-type="string">
            <text:p>2.3 Cultivo </text:p>
          </table:table-cell>
          <table:table-cell office:value-type="string">
            <text:p>2.3 Cultivos</text:p>
          </table:table-cell>
          <table:table-cell office:value-type="string">
            <text:p>2.2 Flete Carguido</text:p>
          </table:table-cell>
          <table:table-cell table:number-columns-repeated="3"/>
          <table:table-cell office:value-type="string">
            <text:p>2.3 Surcado</text:p>
          </table:table-cell>
          <table:table-cell office:value-type="string">
            <text:p>2.3 Rastra</text:p>
          </table:table-cell>
          <table:table-cell table:number-columns-repeated="2" office:value-type="string">
            <text:p>-</text:p>
          </table:table-cell>
          <table:table-cell office:value-type="string">
            <text:p>2.3 Cultivo y Surcado</text:p>
          </table:table-cell>
          <table:table-cell office:value-type="string">
            <text:p>2.3 Cultivo </text:p>
          </table:table-cell>
          <table:table-cell office:value-type="string">
            <text:p>2.3 Surcado</text:p>
          </table:table-cell>
          <table:table-cell office:value-type="string">
            <text:p>2.4 Surcado</text:p>
          </table:table-cell>
          <table:table-cell office:value-type="string">
            <text:p>2.3 Rastra</text:p>
          </table:table-cell>
          <table:table-cell office:value-type="string">
            <text:p>2.3 Gradeo</text:p>
          </table:table-cell>
          <table:table-cell table:number-columns-repeated="988"/>
        </table:table-row>
        <table:table-row table:style-name="ro2">
          <table:table-cell office:value-type="string">
            <text:p>-</text:p>
          </table:table-cell>
          <table:table-cell office:value-type="string">
            <text:p>2.4 Surcado</text:p>
          </table:table-cell>
          <table:table-cell table:number-columns-repeated="4" office:value-type="string">
            <text:p>-</text:p>
          </table:table-cell>
          <table:table-cell office:value-type="string">
            <text:p>2.4 Surcado</text:p>
          </table:table-cell>
          <table:table-cell/>
          <table:table-cell office:value-type="string">
            <text:p>-</text:p>
          </table:table-cell>
          <table:table-cell office:value-type="string">
            <text:p>2.4 Surcado </text:p>
          </table:table-cell>
          <table:table-cell office:value-type="string">
            <text:p>2.4 Cultivos</text:p>
          </table:table-cell>
          <table:table-cell office:value-type="string">
            <text:p>2.4 Trilladora</text:p>
          </table:table-cell>
          <table:table-cell office:value-type="string">
            <text:p>2.5 Desgranadora</text:p>
          </table:table-cell>
          <table:table-cell office:value-type="string">
            <text:p>-</text:p>
          </table:table-cell>
          <table:table-cell office:value-type="string">
            <text:p>2.4 Surcado</text:p>
          </table:table-cell>
          <table:table-cell table:number-columns-repeated="2"/>
          <table:table-cell office:value-type="string">
            <text:p>-</text:p>
          </table:table-cell>
          <table:table-cell office:value-type="string">
            <text:p>2.4 Surcado </text:p>
          </table:table-cell>
          <table:table-cell office:value-type="string">
            <text:p>2.4 Surcado</text:p>
          </table:table-cell>
          <table:table-cell office:value-type="string">
            <text:p>2.4 Surcado </text:p>
          </table:table-cell>
          <table:table-cell office:value-type="string">
            <text:p>2.4 Surcado</text:p>
          </table:table-cell>
          <table:table-cell office:value-type="string">
            <text:p>-</text:p>
          </table:table-cell>
          <table:table-cell table:number-columns-repeated="3"/>
          <table:table-cell table:number-columns-repeated="5" office:value-type="string">
            <text:p>-</text:p>
          </table:table-cell>
          <table:table-cell office:value-type="string">
            <text:p>2.4 Rayado</text:p>
          </table:table-cell>
          <table:table-cell table:number-columns-repeated="3" office:value-type="string">
            <text:p>-</text:p>
          </table:table-cell>
          <table:table-cell office:value-type="string">
            <text:p>2.4 Cultivos</text:p>
          </table:table-cell>
          <table:table-cell table:number-columns-repeated="988"/>
        </table:table-row>
        <table:table-row table:style-name="ro2">
          <table:table-cell table:number-columns-repeated="6" office:value-type="string">
            <text:p>-</text:p>
          </table:table-cell>
          <table:table-cell office:value-type="string">
            <text:p>2.5 Cosecha</text:p>
          </table:table-cell>
          <table:table-cell/>
          <table:table-cell office:value-type="string">
            <text:p>-</text:p>
          </table:table-cell>
          <table:table-cell office:value-type="string">
            <text:p>2.4 flete</text:p>
          </table:table-cell>
          <table:table-cell table:number-columns-repeated="5" office:value-type="string">
            <text:p>-</text:p>
          </table:table-cell>
          <table:table-cell table:number-columns-repeated="2"/>
          <table:table-cell table:number-columns-repeated="2" office:value-type="string">
            <text:p>-</text:p>
          </table:table-cell>
          <table:table-cell office:value-type="string">
            <text:p>2.5 Cosecha</text:p>
          </table:table-cell>
          <table:table-cell office:value-type="string">
            <text:p>-</text:p>
          </table:table-cell>
          <table:table-cell office:value-type="string">
            <text:p>2.5 Cosecha</text:p>
          </table:table-cell>
          <table:table-cell office:value-type="string">
            <text:p>-</text:p>
          </table:table-cell>
          <table:table-cell table:number-columns-repeated="3"/>
          <table:table-cell table:number-columns-repeated="5" office:value-type="string">
            <text:p>-</text:p>
          </table:table-cell>
          <table:table-cell office:value-type="string">
            <text:p>2.5 Gradeo</text:p>
          </table:table-cell>
          <table:table-cell table:number-columns-repeated="4" office:value-type="string">
            <text:p>-</text:p>
          </table:table-cell>
          <table:table-cell table:number-columns-repeated="988"/>
        </table:table-row>
        <table:table-row table:style-name="ro2">
          <table:table-cell table:number-columns-repeated="1024"/>
        </table:table-row>
        <table:table-row table:style-name="ro2">
          <table:table-cell table:number-columns-repeated="3" office:value-type="string">
            <text:p>3.1 Semilla</text:p>
          </table:table-cell>
          <table:table-cell office:value-type="string">
            <text:p>2.1 Plantones</text:p>
          </table:table-cell>
          <table:table-cell table:number-columns-repeated="2" office:value-type="string">
            <text:p>-</text:p>
          </table:table-cell>
          <table:table-cell office:value-type="string">
            <text:p>3.1 Semilla</text:p>
          </table:table-cell>
          <table:table-cell/>
          <table:table-cell office:value-type="string">
            <text:p>3.1 Semilla</text:p>
          </table:table-cell>
          <table:table-cell office:value-type="string">
            <text:p>3.1 Agua</text:p>
          </table:table-cell>
          <table:table-cell table:number-columns-repeated="2" office:value-type="string">
            <text:p>3.1 Semilla</text:p>
          </table:table-cell>
          <table:table-cell table:number-columns-repeated="3" office:value-type="string">
            <text:p>3.1 Semilla:</text:p>
          </table:table-cell>
          <table:table-cell table:number-columns-repeated="2"/>
          <table:table-cell office:value-type="string">
            <text:p>-</text:p>
          </table:table-cell>
          <table:table-cell table:number-columns-repeated="4" office:value-type="string">
            <text:p>3.1 Semilla</text:p>
          </table:table-cell>
          <table:table-cell office:value-type="string">
            <text:p>3.1 Agua</text:p>
          </table:table-cell>
          <table:table-cell table:number-columns-repeated="3"/>
          <table:table-cell office:value-type="string">
            <text:p>3.1 Semilla:</text:p>
          </table:table-cell>
          <table:table-cell office:value-type="string">
            <text:p>3.1 Semilla</text:p>
          </table:table-cell>
          <table:table-cell office:value-type="string">
            <text:p>2.1 Semilla</text:p>
          </table:table-cell>
          <table:table-cell office:value-type="string">
            <text:p><text:s/>2.1 Infestación:</text:p>
          </table:table-cell>
          <table:table-cell table:number-columns-repeated="2" office:value-type="string">
            <text:p>3.1 Agua</text:p>
          </table:table-cell>
          <table:table-cell office:value-type="string">
            <text:p><text:s/>2.1 Semilla:</text:p>
          </table:table-cell>
          <table:table-cell table:number-columns-repeated="3" office:value-type="string">
            <text:p>3.1 Semilla</text:p>
          </table:table-cell>
          <table:table-cell table:number-columns-repeated="988"/>
        </table:table-row>
        <table:table-row table:style-name="ro2">
          <table:table-cell table:number-columns-repeated="3" office:value-type="string">
            <text:p>Semilla</text:p>
          </table:table-cell>
          <table:table-cell office:value-type="string">
            <text:p>Plantones</text:p>
          </table:table-cell>
          <table:table-cell table:number-columns-repeated="2" office:value-type="string">
            <text:p>-</text:p>
          </table:table-cell>
          <table:table-cell office:value-type="string">
            <text:p>Semilla (Esquejes)</text:p>
          </table:table-cell>
          <table:table-cell/>
          <table:table-cell office:value-type="string">
            <text:p>Semilla</text:p>
          </table:table-cell>
          <table:table-cell office:value-type="string">
            <text:p>Pozo</text:p>
          </table:table-cell>
          <table:table-cell table:number-columns-repeated="2" office:value-type="string">
            <text:p>Semilla</text:p>
          </table:table-cell>
          <table:table-cell table:number-columns-repeated="3" office:value-type="string">
            <text:p><text:s/>Semilla</text:p>
          </table:table-cell>
          <table:table-cell table:number-columns-repeated="2"/>
          <table:table-cell office:value-type="string">
            <text:p>-</text:p>
          </table:table-cell>
          <table:table-cell table:number-columns-repeated="4" office:value-type="string">
            <text:p>Semilla</text:p>
          </table:table-cell>
          <table:table-cell office:value-type="string">
            <text:p>Pozo</text:p>
          </table:table-cell>
          <table:table-cell table:number-columns-repeated="3"/>
          <table:table-cell office:value-type="string">
            <text:p><text:s/>Semilla</text:p>
          </table:table-cell>
          <table:table-cell office:value-type="string">
            <text:p>Semilla</text:p>
          </table:table-cell>
          <table:table-cell office:value-type="string">
            <text:p>Plantones</text:p>
          </table:table-cell>
          <table:table-cell office:value-type="string">
            <text:p><text:s/>Cochinilla</text:p>
          </table:table-cell>
          <table:table-cell office:value-type="string">
            <text:p>Derecho de Agua de Canal</text:p>
          </table:table-cell>
          <table:table-cell office:value-type="string">
            <text:p>Derecho de Agua de Pozo</text:p>
          </table:table-cell>
          <table:table-cell table:number-columns-repeated="4" office:value-type="string">
            <text:p>Semilla</text:p>
          </table:table-cell>
          <table:table-cell table:number-columns-repeated="988"/>
        </table:table-row>
        <table:table-row table:style-name="ro2">
          <table:table-cell table:number-columns-repeated="3" office:value-type="string">
            <text:p>3.2 Fertilizantes (140-180-150)</text:p>
          </table:table-cell>
          <table:table-cell office:value-type="string">
            <text:p>2.2 Fertilizantes (30-60-60)</text:p>
          </table:table-cell>
          <table:table-cell office:value-type="string">
            <text:p>2.1 Fertilizantes (90-120-60)</text:p>
          </table:table-cell>
          <table:table-cell office:value-type="string">
            <text:p>2.1 Fertilizantes (120-70-120)</text:p>
          </table:table-cell>
          <table:table-cell office:value-type="string">
            <text:p>3.2 Fertilizantes (80-60-40)</text:p>
          </table:table-cell>
          <table:table-cell/>
          <table:table-cell office:value-type="string">
            <text:p>3.2 Fertilizantes (140-180-150)</text:p>
          </table:table-cell>
          <table:table-cell office:value-type="string">
            <text:p>3.2 Fertilizantes (260-210-200)</text:p>
          </table:table-cell>
          <table:table-cell office:value-type="string">
            <text:p>3.2 Fertilizantes (60-80-60)</text:p>
          </table:table-cell>
          <table:table-cell office:value-type="string">
            <text:p>3.2 Fertilizantes</text:p>
          </table:table-cell>
          <table:table-cell office:value-type="string">
            <text:p>3.2 Fertilizantes (160-90-100)</text:p>
          </table:table-cell>
          <table:table-cell office:value-type="string">
            <text:p>3.2 Fertilizantes (160-90-80)</text:p>
          </table:table-cell>
          <table:table-cell office:value-type="string">
            <text:p>3.2 Fertilizantes (80-40-20)</text:p>
          </table:table-cell>
          <table:table-cell table:number-columns-repeated="2"/>
          <table:table-cell office:value-type="string">
            <text:p>2.1 Fertilizantes (170-40-150)</text:p>
          </table:table-cell>
          <table:table-cell office:value-type="string">
            <text:p>3.2 Fertilizantes (200-100-90)</text:p>
          </table:table-cell>
          <table:table-cell office:value-type="string">
            <text:p>3.2 Fertilizantes (140-180-150)</text:p>
          </table:table-cell>
          <table:table-cell office:value-type="string">
            <text:p>3.2 Fertilizantes (200-100-90)</text:p>
          </table:table-cell>
          <table:table-cell office:value-type="string">
            <text:p>3.2 Fertilizantes (140-180-150)</text:p>
          </table:table-cell>
          <table:table-cell office:value-type="string">
            <text:p>3.2 Fertilizantes (260-210-200)</text:p>
          </table:table-cell>
          <table:table-cell table:number-columns-repeated="3"/>
          <table:table-cell office:value-type="string">
            <text:p>3.2 Fertilizantes (90-80-40)</text:p>
          </table:table-cell>
          <table:table-cell office:value-type="string">
            <text:p>3.2 Fertilizantes (200-100-90)</text:p>
          </table:table-cell>
          <table:table-cell office:value-type="string">
            <text:p>2.2 Fertilizantes (90-40-80)</text:p>
          </table:table-cell>
          <table:table-cell office:value-type="string">
            <text:p>2.2 Fertilizantes</text:p>
          </table:table-cell>
          <table:table-cell office:value-type="string">
            <text:p>3.2 Fertilizantes (200-100-90)</text:p>
          </table:table-cell>
          <table:table-cell office:value-type="string">
            <text:p>3.2 Fertilizantes (80-100-55-45-45)</text:p>
          </table:table-cell>
          <table:table-cell office:value-type="string">
            <text:p>2.2 Fertilizantes (100-80-80)</text:p>
          </table:table-cell>
          <table:table-cell office:value-type="string">
            <text:p>3.2 Fertilizantes (90-80-60)</text:p>
          </table:table-cell>
          <table:table-cell office:value-type="string">
            <text:p>3.2 Fertilizantes (200-100-90)</text:p>
          </table:table-cell>
          <table:table-cell office:value-type="string">
            <text:p>3.2 Fertilizantes (140-180-150)</text:p>
          </table:table-cell>
          <table:table-cell table:number-columns-repeated="988"/>
        </table:table-row>
        <table:table-row table:style-name="ro2">
          <table:table-cell office:value-type="string">
            <text:p>Fosfato Di Amónico</text:p>
          </table:table-cell>
          <table:table-cell office:value-type="string">
            <text:p>Nitrato de Amonio</text:p>
          </table:table-cell>
          <table:table-cell table:number-columns-repeated="4" office:value-type="string">
            <text:p>Urea</text:p>
          </table:table-cell>
          <table:table-cell office:value-type="string">
            <text:p>Nitrato de Amonio</text:p>
          </table:table-cell>
          <table:table-cell/>
          <table:table-cell office:value-type="string">
            <text:p>Urea</text:p>
          </table:table-cell>
          <table:table-cell office:value-type="string">
            <text:p>Fosfato Di Amónico</text:p>
          </table:table-cell>
          <table:table-cell table:number-columns-repeated="2" office:value-type="string">
            <text:p>Nitrato de Amonio</text:p>
          </table:table-cell>
          <table:table-cell office:value-type="string">
            <text:p>Nitrato de Amonio y Urea</text:p>
          </table:table-cell>
          <table:table-cell table:number-columns-repeated="2" office:value-type="string">
            <text:p>Nitrato de Amonio</text:p>
          </table:table-cell>
          <table:table-cell table:number-columns-repeated="2"/>
          <table:table-cell office:value-type="string">
            <text:p>Urea</text:p>
          </table:table-cell>
          <table:table-cell table:number-columns-repeated="4" office:value-type="string">
            <text:p>Nitrato de Amonio</text:p>
          </table:table-cell>
          <table:table-cell office:value-type="string">
            <text:p>Fosfato Di Amónico</text:p>
          </table:table-cell>
          <table:table-cell table:number-columns-repeated="3"/>
          <table:table-cell table:number-columns-repeated="2" office:value-type="string">
            <text:p>Nitrato de Amonio</text:p>
          </table:table-cell>
          <table:table-cell table:number-columns-repeated="2" office:value-type="string">
            <text:p>Urea</text:p>
          </table:table-cell>
          <table:table-cell office:value-type="string">
            <text:p>Nitrato de Amonio</text:p>
          </table:table-cell>
          <table:table-cell table:number-columns-repeated="2" office:value-type="string">
            <text:p>Urea</text:p>
          </table:table-cell>
          <table:table-cell table:number-columns-repeated="3" office:value-type="string">
            <text:p>Nitrato de Amonio</text:p>
          </table:table-cell>
          <table:table-cell table:number-columns-repeated="988"/>
        </table:table-row>
        <table:table-row table:style-name="ro2">
          <table:table-cell office:value-type="string">
            <text:p>Sulfato de Potasio</text:p>
          </table:table-cell>
          <table:table-cell table:number-columns-repeated="6" office:value-type="string">
            <text:p>Fosfato Di Amónico</text:p>
          </table:table-cell>
          <table:table-cell/>
          <table:table-cell office:value-type="string">
            <text:p>Fosfato Di Amónico</text:p>
          </table:table-cell>
          <table:table-cell office:value-type="string">
            <text:p>Sulfato de Potasio</text:p>
          </table:table-cell>
          <table:table-cell table:number-columns-repeated="5" office:value-type="string">
            <text:p>Fosfato Di Amónico</text:p>
          </table:table-cell>
          <table:table-cell table:number-columns-repeated="2"/>
          <table:table-cell table:number-columns-repeated="5" office:value-type="string">
            <text:p>Fosfato Di Amónico</text:p>
          </table:table-cell>
          <table:table-cell office:value-type="string">
            <text:p>Sulfato de Potasio y Mg.</text:p>
          </table:table-cell>
          <table:table-cell table:number-columns-repeated="3"/>
          <table:table-cell table:number-columns-repeated="10" office:value-type="string">
            <text:p>Fosfato Di Amónico</text:p>
          </table:table-cell>
          <table:table-cell table:number-columns-repeated="988"/>
        </table:table-row>
        <table:table-row table:style-name="ro2">
          <table:table-cell office:value-type="string">
            <text:p>-</text:p>
          </table:table-cell>
          <table:table-cell office:value-type="string">
            <text:p>Sulfato de Potasio</text:p>
          </table:table-cell>
          <table:table-cell table:number-columns-repeated="4" office:value-type="string">
            <text:p>Cloruro de Potasio</text:p>
          </table:table-cell>
          <table:table-cell office:value-type="string">
            <text:p>Sulfato de Potasio</text:p>
          </table:table-cell>
          <table:table-cell/>
          <table:table-cell office:value-type="string">
            <text:p>Cloruro de Potasio</text:p>
          </table:table-cell>
          <table:table-cell office:value-type="string">
            <text:p>Urea</text:p>
          </table:table-cell>
          <table:table-cell table:number-columns-repeated="5" office:value-type="string">
            <text:p>Sulfato de Potasio</text:p>
          </table:table-cell>
          <table:table-cell table:number-columns-repeated="2"/>
          <table:table-cell office:value-type="string">
            <text:p>Cloruro de Potasio</text:p>
          </table:table-cell>
          <table:table-cell table:number-columns-repeated="4" office:value-type="string">
            <text:p>Sulfato de Potasio</text:p>
          </table:table-cell>
          <table:table-cell office:value-type="string">
            <text:p>Urea</text:p>
          </table:table-cell>
          <table:table-cell table:number-columns-repeated="3"/>
          <table:table-cell table:number-columns-repeated="6" office:value-type="string">
            <text:p>Sulfato de Potasio</text:p>
          </table:table-cell>
          <table:table-cell office:value-type="string">
            <text:p>Cloruro de Potasio</text:p>
          </table:table-cell>
          <table:table-cell table:number-columns-repeated="2" office:value-type="string">
            <text:p>Sulfato de Potasio</text:p>
          </table:table-cell>
          <table:table-cell office:value-type="string">
            <text:p>Cloruro de Potasio</text:p>
          </table:table-cell>
          <table:table-cell table:number-columns-repeated="988"/>
        </table:table-row>
        <table:table-row table:style-name="ro2">
          <table:table-cell office:value-type="string">
            <text:p>-</text:p>
          </table:table-cell>
          <table:table-cell office:value-type="string">
            <text:p>3.3 Guano u Otros</text:p>
          </table:table-cell>
          <table:table-cell table:number-columns-repeated="4" office:value-type="string">
            <text:p>-</text:p>
          </table:table-cell>
          <table:table-cell office:value-type="string">
            <text:p>3.3 Guano u Otros</text:p>
          </table:table-cell>
          <table:table-cell/>
          <table:table-cell office:value-type="string">
            <text:p>-</text:p>
          </table:table-cell>
          <table:table-cell office:value-type="string">
            <text:p>3.3 Estiercol</text:p>
          </table:table-cell>
          <table:table-cell table:number-columns-repeated="3" office:value-type="string">
            <text:p>-</text:p>
          </table:table-cell>
          <table:table-cell office:value-type="string">
            <text:p>3.4 Estiercol</text:p>
          </table:table-cell>
          <table:table-cell office:value-type="string">
            <text:p>-</text:p>
          </table:table-cell>
          <table:table-cell table:number-columns-repeated="2"/>
          <table:table-cell office:value-type="string">
            <text:p>-</text:p>
          </table:table-cell>
          <table:table-cell office:value-type="string">
            <text:p>3.3 Estiercol</text:p>
          </table:table-cell>
          <table:table-cell office:value-type="string">
            <text:p>-</text:p>
          </table:table-cell>
          <table:table-cell office:value-type="string">
            <text:p>3.3 Estiercol</text:p>
          </table:table-cell>
          <table:table-cell office:value-type="string">
            <text:p>3.3 Guano u Otros</text:p>
          </table:table-cell>
          <table:table-cell office:value-type="string">
            <text:p>3.3 Estiercol</text:p>
          </table:table-cell>
          <table:table-cell table:number-columns-repeated="3"/>
          <table:table-cell office:value-type="string">
            <text:p>-</text:p>
          </table:table-cell>
          <table:table-cell office:value-type="string">
            <text:p>3.3 Estiercol</text:p>
          </table:table-cell>
          <table:table-cell table:number-columns-repeated="2" office:value-type="string">
            <text:p>-</text:p>
          </table:table-cell>
          <table:table-cell table:number-columns-repeated="2" office:value-type="string">
            <text:p>3.3 Estiercol</text:p>
          </table:table-cell>
          <table:table-cell office:value-type="string">
            <text:p>-</text:p>
          </table:table-cell>
          <table:table-cell table:number-columns-repeated="2" office:value-type="string">
            <text:p>3.3 Estiercol</text:p>
          </table:table-cell>
          <table:table-cell office:value-type="string">
            <text:p>3.4 Estiercol</text:p>
          </table:table-cell>
          <table:table-cell table:number-columns-repeated="988"/>
        </table:table-row>
        <table:table-row table:style-name="ro2">
          <table:table-cell table:number-columns-repeated="6" office:value-type="string">
            <text:p>-</text:p>
          </table:table-cell>
          <table:table-cell office:value-type="string">
            <text:p><text:s/>Estiércol</text:p>
          </table:table-cell>
          <table:table-cell/>
          <table:table-cell office:value-type="string">
            <text:p>-</text:p>
          </table:table-cell>
          <table:table-cell office:value-type="string">
            <text:p>Estiercol</text:p>
          </table:table-cell>
          <table:table-cell table:number-columns-repeated="3" office:value-type="string">
            <text:p>-</text:p>
          </table:table-cell>
          <table:table-cell office:value-type="string">
            <text:p>Estiercol</text:p>
          </table:table-cell>
          <table:table-cell office:value-type="string">
            <text:p>-</text:p>
          </table:table-cell>
          <table:table-cell table:number-columns-repeated="2"/>
          <table:table-cell office:value-type="string">
            <text:p>-</text:p>
          </table:table-cell>
          <table:table-cell office:value-type="string">
            <text:p>Estiercol</text:p>
          </table:table-cell>
          <table:table-cell office:value-type="string">
            <text:p>-</text:p>
          </table:table-cell>
          <table:table-cell table:number-columns-repeated="3" office:value-type="string">
            <text:p>Estiercol</text:p>
          </table:table-cell>
          <table:table-cell table:number-columns-repeated="3"/>
          <table:table-cell office:value-type="string">
            <text:p>-</text:p>
          </table:table-cell>
          <table:table-cell office:value-type="string">
            <text:p>Estiercol</text:p>
          </table:table-cell>
          <table:table-cell table:number-columns-repeated="2" office:value-type="string">
            <text:p>-</text:p>
          </table:table-cell>
          <table:table-cell table:number-columns-repeated="2" office:value-type="string">
            <text:p>Estiercol</text:p>
          </table:table-cell>
          <table:table-cell office:value-type="string">
            <text:p>-</text:p>
          </table:table-cell>
          <table:table-cell table:number-columns-repeated="3" office:value-type="string">
            <text:p>Estiercol</text:p>
          </table:table-cell>
          <table:table-cell table:number-columns-repeated="988"/>
        </table:table-row>
        <table:table-row table:style-name="ro2">
          <table:table-cell office:value-type="string">
            <text:p>3.3 Pesticidas</text:p>
          </table:table-cell>
          <table:table-cell table:number-columns-repeated="2" office:value-type="string">
            <text:p>3.4 Pesticidas</text:p>
          </table:table-cell>
          <table:table-cell office:value-type="string">
            <text:p>2.3 Pesticidas</text:p>
          </table:table-cell>
          <table:table-cell table:number-columns-repeated="2" office:value-type="string">
            <text:p>2.2 Pesticidas</text:p>
          </table:table-cell>
          <table:table-cell office:value-type="string">
            <text:p>3.3 Pesticidas</text:p>
          </table:table-cell>
          <table:table-cell/>
          <table:table-cell table:number-columns-repeated="2" office:value-type="string">
            <text:p>3.4 Pesticidas</text:p>
          </table:table-cell>
          <table:table-cell table:number-columns-repeated="5" office:value-type="string">
            <text:p>3.3 Pesticidas</text:p>
          </table:table-cell>
          <table:table-cell table:number-columns-repeated="2"/>
          <table:table-cell office:value-type="string">
            <text:p>2.2 Pesticidas</text:p>
          </table:table-cell>
          <table:table-cell table:number-columns-repeated="5" office:value-type="string">
            <text:p>3.4 Pesticidas</text:p>
          </table:table-cell>
          <table:table-cell table:number-columns-repeated="3"/>
          <table:table-cell office:value-type="string">
            <text:p>3.3 Pesticidas</text:p>
          </table:table-cell>
          <table:table-cell office:value-type="string">
            <text:p>3.4 Pesticidas</text:p>
          </table:table-cell>
          <table:table-cell table:number-columns-repeated="2" office:value-type="string">
            <text:p>2.3 Pesticidas</text:p>
          </table:table-cell>
          <table:table-cell table:number-columns-repeated="2" office:value-type="string">
            <text:p>3.4 Pesticidas</text:p>
          </table:table-cell>
          <table:table-cell office:value-type="string">
            <text:p>2.3 Pesticidas</text:p>
          </table:table-cell>
          <table:table-cell table:number-columns-repeated="3" office:value-type="string">
            <text:p>3.4 Pesticidas</text:p>
          </table:table-cell>
          <table:table-cell table:number-columns-repeated="988"/>
        </table:table-row>
        <table:table-row table:style-name="ro2">
          <table:table-cell office:value-type="string">
            <text:p>Cypermetrina</text:p>
          </table:table-cell>
          <table:table-cell office:value-type="string">
            <text:p>Clorpirifos</text:p>
          </table:table-cell>
          <table:table-cell office:value-type="string">
            <text:p>Propanil</text:p>
          </table:table-cell>
          <table:table-cell table:number-columns-repeated="3" office:value-type="string">
            <text:p>Benfuracarb</text:p>
          </table:table-cell>
          <table:table-cell office:value-type="string">
            <text:p>Superwett</text:p>
          </table:table-cell>
          <table:table-cell/>
          <table:table-cell office:value-type="string">
            <text:p>Propanil</text:p>
          </table:table-cell>
          <table:table-cell office:value-type="string">
            <text:p>Fetrilon combi</text:p>
          </table:table-cell>
          <table:table-cell table:number-columns-repeated="2" office:value-type="string">
            <text:p>Clorpirifos</text:p>
          </table:table-cell>
          <table:table-cell table:number-columns-repeated="2" office:value-type="string">
            <text:p>Atrazina</text:p>
          </table:table-cell>
          <table:table-cell office:value-type="string">
            <text:p>Clorpirifos</text:p>
          </table:table-cell>
          <table:table-cell table:number-columns-repeated="2"/>
          <table:table-cell office:value-type="string">
            <text:p>Benfuracarb</text:p>
          </table:table-cell>
          <table:table-cell office:value-type="string">
            <text:p>Lissapol NX</text:p>
          </table:table-cell>
          <table:table-cell office:value-type="string">
            <text:p>Rizolex</text:p>
          </table:table-cell>
          <table:table-cell office:value-type="string">
            <text:p>Cypermetrina</text:p>
          </table:table-cell>
          <table:table-cell office:value-type="string">
            <text:p>Cyfluthrin</text:p>
          </table:table-cell>
          <table:table-cell office:value-type="string">
            <text:p>Quelatos de Zinc</text:p>
          </table:table-cell>
          <table:table-cell table:number-columns-repeated="3"/>
          <table:table-cell office:value-type="string">
            <text:p>Propineb</text:p>
          </table:table-cell>
          <table:table-cell office:value-type="string">
            <text:p>Cypermetrina</text:p>
          </table:table-cell>
          <table:table-cell office:value-type="string">
            <text:p>Clorpirifos</text:p>
          </table:table-cell>
          <table:table-cell office:value-type="string">
            <text:p>Glifosato</text:p>
          </table:table-cell>
          <table:table-cell office:value-type="string">
            <text:p>Superwett</text:p>
          </table:table-cell>
          <table:table-cell office:value-type="string">
            <text:p>Folicur</text:p>
          </table:table-cell>
          <table:table-cell office:value-type="string">
            <text:p>Metamidofos</text:p>
          </table:table-cell>
          <table:table-cell office:value-type="string">
            <text:p>2,4-D Sal amina</text:p>
          </table:table-cell>
          <table:table-cell office:value-type="string">
            <text:p>Cypermetrina</text:p>
          </table:table-cell>
          <table:table-cell office:value-type="string">
            <text:p>Tebuconazole</text:p>
          </table:table-cell>
          <table:table-cell table:number-columns-repeated="988"/>
        </table:table-row>
        <table:table-row table:style-name="ro2">
          <table:table-cell office:value-type="string">
            <text:p>Mancozeb</text:p>
          </table:table-cell>
          <table:table-cell office:value-type="string">
            <text:p>Cypermetrina</text:p>
          </table:table-cell>
          <table:table-cell office:value-type="string">
            <text:p>Benfuracarb</text:p>
          </table:table-cell>
          <table:table-cell office:value-type="string">
            <text:p>Lissapol NX</text:p>
          </table:table-cell>
          <table:table-cell table:number-columns-repeated="2" office:value-type="string">
            <text:p>Oxicloruro de cobre</text:p>
          </table:table-cell>
          <table:table-cell office:value-type="string">
            <text:p>Stimulate</text:p>
          </table:table-cell>
          <table:table-cell/>
          <table:table-cell office:value-type="string">
            <text:p>Benfuracarb</text:p>
          </table:table-cell>
          <table:table-cell office:value-type="string">
            <text:p>Poliphos</text:p>
          </table:table-cell>
          <table:table-cell office:value-type="string">
            <text:p>Cypermetrina</text:p>
          </table:table-cell>
          <table:table-cell office:value-type="string">
            <text:p>Alfa cypermetrina</text:p>
          </table:table-cell>
          <table:table-cell office:value-type="string">
            <text:p>Clorpirifos</text:p>
          </table:table-cell>
          <table:table-cell office:value-type="string">
            <text:p>Abono foliar </text:p>
          </table:table-cell>
          <table:table-cell office:value-type="string">
            <text:p>Cipermetrina</text:p>
          </table:table-cell>
          <table:table-cell table:number-columns-repeated="2"/>
          <table:table-cell office:value-type="string">
            <text:p>Cyfluthrin</text:p>
          </table:table-cell>
          <table:table-cell office:value-type="string">
            <text:p>Methomil</text:p>
          </table:table-cell>
          <table:table-cell office:value-type="string">
            <text:p>Acefate</text:p>
          </table:table-cell>
          <table:table-cell office:value-type="string">
            <text:p>Azufre polvo seco</text:p>
          </table:table-cell>
          <table:table-cell office:value-type="string">
            <text:p>Metribuzina</text:p>
          </table:table-cell>
          <table:table-cell office:value-type="string">
            <text:p>Quelatos de Cu</text:p>
          </table:table-cell>
          <table:table-cell table:number-columns-repeated="3"/>
          <table:table-cell office:value-type="string">
            <text:p>Metamidofos</text:p>
          </table:table-cell>
          <table:table-cell office:value-type="string">
            <text:p>Benfuracarb</text:p>
          </table:table-cell>
          <table:table-cell office:value-type="string">
            <text:p>Bioestimulante</text:p>
          </table:table-cell>
          <table:table-cell office:value-type="string">
            <text:p>Benfuracarb</text:p>
          </table:table-cell>
          <table:table-cell office:value-type="string">
            <text:p>xcyte</text:p>
          </table:table-cell>
          <table:table-cell office:value-type="string">
            <text:p>BB5</text:p>
          </table:table-cell>
          <table:table-cell office:value-type="string">
            <text:p>Abono foliar</text:p>
          </table:table-cell>
          <table:table-cell office:value-type="string">
            <text:p>Bioestimulante foliar</text:p>
          </table:table-cell>
          <table:table-cell office:value-type="string">
            <text:p>Benfuracarb</text:p>
          </table:table-cell>
          <table:table-cell office:value-type="string">
            <text:p>Cypermetrina</text:p>
          </table:table-cell>
          <table:table-cell table:number-columns-repeated="988"/>
        </table:table-row>
        <table:table-row table:style-name="ro2">
          <table:table-cell office:value-type="string">
            <text:p>Lissapol NX</text:p>
          </table:table-cell>
          <table:table-cell office:value-type="string">
            <text:p>Imidacloprid</text:p>
          </table:table-cell>
          <table:table-cell office:value-type="string">
            <text:p>Kasugamicina</text:p>
          </table:table-cell>
          <table:table-cell office:value-type="string">
            <text:p>Bioestimulantes</text:p>
          </table:table-cell>
          <table:table-cell table:number-columns-repeated="2" office:value-type="string">
            <text:p>Lissapol NX</text:p>
          </table:table-cell>
          <table:table-cell office:value-type="string">
            <text:p>Aliette</text:p>
          </table:table-cell>
          <table:table-cell/>
          <table:table-cell office:value-type="string">
            <text:p>Kasugamicina</text:p>
          </table:table-cell>
          <table:table-cell office:value-type="string">
            <text:p>Nitrofosca</text:p>
          </table:table-cell>
          <table:table-cell office:value-type="string">
            <text:p>Imidacloprid</text:p>
          </table:table-cell>
          <table:table-cell office:value-type="string">
            <text:p>Lufenuron</text:p>
          </table:table-cell>
          <table:table-cell office:value-type="string">
            <text:p>Cypermetrina</text:p>
          </table:table-cell>
          <table:table-cell office:value-type="string">
            <text:p>Clorpirifos</text:p>
          </table:table-cell>
          <table:table-cell office:value-type="string">
            <text:p>Granolate</text:p>
          </table:table-cell>
          <table:table-cell table:number-columns-repeated="2"/>
          <table:table-cell office:value-type="string">
            <text:p>Mancozeb</text:p>
          </table:table-cell>
          <table:table-cell office:value-type="string">
            <text:p>Buprofezin</text:p>
          </table:table-cell>
          <table:table-cell office:value-type="string">
            <text:p>Absolute</text:p>
          </table:table-cell>
          <table:table-cell office:value-type="string">
            <text:p>Sulfato de Cobre</text:p>
          </table:table-cell>
          <table:table-cell office:value-type="string">
            <text:p>Abamenctina</text:p>
          </table:table-cell>
          <table:table-cell office:value-type="string">
            <text:p>Tamaron</text:p>
          </table:table-cell>
          <table:table-cell table:number-columns-repeated="3"/>
          <table:table-cell office:value-type="string">
            <text:p>Bioestimulante</text:p>
          </table:table-cell>
          <table:table-cell office:value-type="string">
            <text:p>Mancozeb</text:p>
          </table:table-cell>
          <table:table-cell office:value-type="string">
            <text:p>-</text:p>
          </table:table-cell>
          <table:table-cell office:value-type="string">
            <text:p>Cyfluthrin</text:p>
          </table:table-cell>
          <table:table-cell office:value-type="string">
            <text:p>stimulate</text:p>
          </table:table-cell>
          <table:table-cell office:value-type="string">
            <text:p>Bayleton</text:p>
          </table:table-cell>
          <table:table-cell office:value-type="string">
            <text:p>Lissapol NX</text:p>
          </table:table-cell>
          <table:table-cell office:value-type="string">
            <text:p>Metamidofos</text:p>
          </table:table-cell>
          <table:table-cell office:value-type="string">
            <text:p>Mancozeb</text:p>
          </table:table-cell>
          <table:table-cell office:value-type="string">
            <text:p>Propineb</text:p>
          </table:table-cell>
          <table:table-cell table:number-columns-repeated="988"/>
        </table:table-row>
        <table:table-row table:style-name="ro2">
          <table:table-cell office:value-type="string">
            <text:p>-</text:p>
          </table:table-cell>
          <table:table-cell office:value-type="string">
            <text:p>Thiamethoxam 25%</text:p>
          </table:table-cell>
          <table:table-cell office:value-type="string">
            <text:p>Lissapol NX</text:p>
          </table:table-cell>
          <table:table-cell table:number-columns-repeated="3" office:value-type="string">
            <text:p>-</text:p>
          </table:table-cell>
          <table:table-cell office:value-type="string">
            <text:p>Fenkil</text:p>
          </table:table-cell>
          <table:table-cell/>
          <table:table-cell office:value-type="string">
            <text:p>-</text:p>
          </table:table-cell>
          <table:table-cell office:value-type="string">
            <text:p>Quelato Fe</text:p>
          </table:table-cell>
          <table:table-cell office:value-type="string">
            <text:p>Thiamethoxam 25%</text:p>
          </table:table-cell>
          <table:table-cell office:value-type="string">
            <text:p>Carbendazin</text:p>
          </table:table-cell>
          <table:table-cell office:value-type="string">
            <text:p>Granolate</text:p>
          </table:table-cell>
          <table:table-cell office:value-type="string">
            <text:p>Mancozeb</text:p>
          </table:table-cell>
          <table:table-cell office:value-type="string">
            <text:p>Abono foliar</text:p>
          </table:table-cell>
          <table:table-cell table:number-columns-repeated="2"/>
          <table:table-cell office:value-type="string">
            <text:p>Lissapol NX</text:p>
          </table:table-cell>
          <table:table-cell office:value-type="string">
            <text:p>Microelemento Quelatizado</text:p>
          </table:table-cell>
          <table:table-cell office:value-type="string">
            <text:p>Proclain</text:p>
          </table:table-cell>
          <table:table-cell office:value-type="string">
            <text:p>Azufre Mircronizado</text:p>
          </table:table-cell>
          <table:table-cell office:value-type="string">
            <text:p>Propineb+cymoxanil</text:p>
          </table:table-cell>
          <table:table-cell office:value-type="string">
            <text:p>-</text:p>
          </table:table-cell>
          <table:table-cell table:number-columns-repeated="3"/>
          <table:table-cell office:value-type="string">
            <text:p>Lissapol NX</text:p>
          </table:table-cell>
          <table:table-cell office:value-type="string">
            <text:p>Metalaxil + Mancozeb</text:p>
          </table:table-cell>
          <table:table-cell office:value-type="string">
            <text:p>-</text:p>
          </table:table-cell>
          <table:table-cell office:value-type="string">
            <text:p>Mancozeb</text:p>
          </table:table-cell>
          <table:table-cell office:value-type="string">
            <text:p>Topas</text:p>
          </table:table-cell>
          <table:table-cell office:value-type="string">
            <text:p>Azufre en polvo</text:p>
          </table:table-cell>
          <table:table-cell office:value-type="string">
            <text:p>-</text:p>
          </table:table-cell>
          <table:table-cell office:value-type="string">
            <text:p>Lissapol NX</text:p>
          </table:table-cell>
          <table:table-cell office:value-type="string">
            <text:p>Metalaxil + Mancozeb</text:p>
          </table:table-cell>
          <table:table-cell office:value-type="string">
            <text:p>Lissapol NX</text:p>
          </table:table-cell>
          <table:table-cell table:number-columns-repeated="988"/>
        </table:table-row>
        <table:table-row table:style-name="ro2">
          <table:table-cell office:value-type="string">
            <text:p>-</text:p>
          </table:table-cell>
          <table:table-cell office:value-type="string">
            <text:p>Mancozeb</text:p>
          </table:table-cell>
          <table:table-cell table:number-columns-repeated="4" office:value-type="string">
            <text:p>-</text:p>
          </table:table-cell>
          <table:table-cell office:value-type="string">
            <text:p>Confidor</text:p>
          </table:table-cell>
          <table:table-cell/>
          <table:table-cell office:value-type="string">
            <text:p>-</text:p>
          </table:table-cell>
          <table:table-cell office:value-type="string">
            <text:p>Quelato Zin</text:p>
          </table:table-cell>
          <table:table-cell office:value-type="string">
            <text:p>Mancozeb</text:p>
          </table:table-cell>
          <table:table-cell office:value-type="string">
            <text:p>Bioestimulante</text:p>
          </table:table-cell>
          <table:table-cell office:value-type="string">
            <text:p>Abono foliar </text:p>
          </table:table-cell>
          <table:table-cell office:value-type="string">
            <text:p>Bioestimulante</text:p>
          </table:table-cell>
          <table:table-cell office:value-type="string">
            <text:p>Lissapol Nx</text:p>
          </table:table-cell>
          <table:table-cell table:number-columns-repeated="2"/>
          <table:table-cell office:value-type="string">
            <text:p>-</text:p>
          </table:table-cell>
          <table:table-cell office:value-type="string">
            <text:p>Glifosato</text:p>
          </table:table-cell>
          <table:table-cell office:value-type="string">
            <text:p>Imidacloprid</text:p>
          </table:table-cell>
          <table:table-cell office:value-type="string">
            <text:p>Glifosato</text:p>
          </table:table-cell>
          <table:table-cell office:value-type="string">
            <text:p>Mancozeb</text:p>
          </table:table-cell>
          <table:table-cell office:value-type="string">
            <text:p>-</text:p>
          </table:table-cell>
          <table:table-cell table:number-columns-repeated="3"/>
          <table:table-cell office:value-type="string">
            <text:p>-</text:p>
          </table:table-cell>
          <table:table-cell office:value-type="string">
            <text:p>Azufre</text:p>
          </table:table-cell>
          <table:table-cell office:value-type="string">
            <text:p>-</text:p>
          </table:table-cell>
          <table:table-cell office:value-type="string">
            <text:p>Lissapol NX</text:p>
          </table:table-cell>
          <table:table-cell office:value-type="string">
            <text:p>Folicur</text:p>
          </table:table-cell>
          <table:table-cell table:number-columns-repeated="3" office:value-type="string">
            <text:p>-</text:p>
          </table:table-cell>
          <table:table-cell office:value-type="string">
            <text:p>Azufre</text:p>
          </table:table-cell>
          <table:table-cell office:value-type="string">
            <text:p>Bioestimulante foliar</text:p>
          </table:table-cell>
          <table:table-cell table:number-columns-repeated="988"/>
        </table:table-row>
        <table:table-row table:style-name="ro2">
          <table:table-cell office:value-type="string">
            <text:p>-</text:p>
          </table:table-cell>
          <table:table-cell office:value-type="string">
            <text:p>Lufenuron</text:p>
          </table:table-cell>
          <table:table-cell table:number-columns-repeated="4" office:value-type="string">
            <text:p>-</text:p>
          </table:table-cell>
          <table:table-cell office:value-type="string">
            <text:p>Metomil</text:p>
          </table:table-cell>
          <table:table-cell/>
          <table:table-cell office:value-type="string">
            <text:p>-</text:p>
          </table:table-cell>
          <table:table-cell office:value-type="string">
            <text:p>Benlate</text:p>
          </table:table-cell>
          <table:table-cell office:value-type="string">
            <text:p>Difenoconazol</text:p>
          </table:table-cell>
          <table:table-cell office:value-type="string">
            <text:p>Abono foliar</text:p>
          </table:table-cell>
          <table:table-cell office:value-type="string">
            <text:p>Bioestimulante foliar</text:p>
          </table:table-cell>
          <table:table-cell office:value-type="string">
            <text:p>Alkysulfato</text:p>
          </table:table-cell>
          <table:table-cell office:value-type="string">
            <text:p>-</text:p>
          </table:table-cell>
          <table:table-cell table:number-columns-repeated="2"/>
          <table:table-cell office:value-type="string">
            <text:p>-</text:p>
          </table:table-cell>
          <table:table-cell office:value-type="string">
            <text:p>Bioestimulante</text:p>
          </table:table-cell>
          <table:table-cell office:value-type="string">
            <text:p>Acetamiprid</text:p>
          </table:table-cell>
          <table:table-cell office:value-type="string">
            <text:p>Fetrilon combi</text:p>
          </table:table-cell>
          <table:table-cell office:value-type="string">
            <text:p>Bioestimulante foliar</text:p>
          </table:table-cell>
          <table:table-cell office:value-type="string">
            <text:p>-</text:p>
          </table:table-cell>
          <table:table-cell table:number-columns-repeated="3"/>
          <table:table-cell office:value-type="string">
            <text:p>-</text:p>
          </table:table-cell>
          <table:table-cell office:value-type="string">
            <text:p>Abono foliar</text:p>
          </table:table-cell>
          <table:table-cell table:number-columns-repeated="2" office:value-type="string">
            <text:p>-</text:p>
          </table:table-cell>
          <table:table-cell office:value-type="string">
            <text:p>Absolute</text:p>
          </table:table-cell>
          <table:table-cell table:number-columns-repeated="3" office:value-type="string">
            <text:p>-</text:p>
          </table:table-cell>
          <table:table-cell office:value-type="string">
            <text:p>Bioestimulante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Bioestimulante</text:p>
          </table:table-cell>
          <table:table-cell table:number-columns-repeated="4" office:value-type="string">
            <text:p>-</text:p>
          </table:table-cell>
          <table:table-cell office:value-type="string">
            <text:p>Folizime</text:p>
          </table:table-cell>
          <table:table-cell/>
          <table:table-cell office:value-type="string">
            <text:p>-</text:p>
          </table:table-cell>
          <table:table-cell office:value-type="string">
            <text:p>Dipel</text:p>
          </table:table-cell>
          <table:table-cell office:value-type="string">
            <text:p>Bioestimulante</text:p>
          </table:table-cell>
          <table:table-cell office:value-type="string">
            <text:p>Lissapol Nx</text:p>
          </table:table-cell>
          <table:table-cell office:value-type="string">
            <text:p>Alkysulfato</text:p>
          </table:table-cell>
          <table:table-cell table:number-columns-repeated="2" office:value-type="string">
            <text:p>-</text:p>
          </table:table-cell>
          <table:table-cell table:number-columns-repeated="2"/>
          <table:table-cell office:value-type="string">
            <text:p>-</text:p>
          </table:table-cell>
          <table:table-cell office:value-type="string">
            <text:p>Cacio Boro</text:p>
          </table:table-cell>
          <table:table-cell office:value-type="string">
            <text:p>Abacmectina</text:p>
          </table:table-cell>
          <table:table-cell office:value-type="string">
            <text:p>Pantera Cacio Boro</text:p>
          </table:table-cell>
          <table:table-cell office:value-type="string">
            <text:p>Abono Foliar</text:p>
          </table:table-cell>
          <table:table-cell office:value-type="string">
            <text:p>-</text:p>
          </table:table-cell>
          <table:table-cell table:number-columns-repeated="3"/>
          <table:table-cell office:value-type="string">
            <text:p>-</text:p>
          </table:table-cell>
          <table:table-cell office:value-type="string">
            <text:p>Lissapol NX</text:p>
          </table:table-cell>
          <table:table-cell table:number-columns-repeated="2" office:value-type="string">
            <text:p>-</text:p>
          </table:table-cell>
          <table:table-cell office:value-type="string">
            <text:p>Lorbans</text:p>
          </table:table-cell>
          <table:table-cell table:number-columns-repeated="3" office:value-type="string">
            <text:p>-</text:p>
          </table:table-cell>
          <table:table-cell office:value-type="string">
            <text:p>Abono foliar</text:p>
          </table:table-cell>
          <table:table-cell office:value-type="string">
            <text:p>-</text:p>
          </table:table-cell>
          <table:table-cell table:number-columns-repeated="988"/>
        </table:table-row>
        <table:table-row table:style-name="ro2">
          <table:table-cell office:value-type="string">
            <text:p>-</text:p>
          </table:table-cell>
          <table:table-cell office:value-type="string">
            <text:p>Abono foliar</text:p>
          </table:table-cell>
          <table:table-cell table:number-columns-repeated="4" office:value-type="string">
            <text:p>-</text:p>
          </table:table-cell>
          <table:table-cell office:value-type="string">
            <text:p>Super KK</text:p>
          </table:table-cell>
          <table:table-cell/>
          <table:table-cell office:value-type="string">
            <text:p>Lissapol NX</text:p>
          </table:table-cell>
          <table:table-cell office:value-type="string">
            <text:p>Break thorw</text:p>
          </table:table-cell>
          <table:table-cell office:value-type="string">
            <text:p>Abono foliar</text:p>
          </table:table-cell>
          <table:table-cell table:number-columns-repeated="4" office:value-type="string">
            <text:p>-</text:p>
          </table:table-cell>
          <table:table-cell table:number-columns-repeated="2"/>
          <table:table-cell office:value-type="string">
            <text:p>-</text:p>
          </table:table-cell>
          <table:table-cell office:value-type="string">
            <text:p>Sanix (Pasta cicatrizante)</text:p>
          </table:table-cell>
          <table:table-cell office:value-type="string">
            <text:p>Lissapol NX</text:p>
          </table:table-cell>
          <table:table-cell office:value-type="string">
            <text:p>Sanix (Pasta cicatrizante)</text:p>
          </table:table-cell>
          <table:table-cell office:value-type="string">
            <text:p>Lissapol NX</text:p>
          </table:table-cell>
          <table:table-cell office:value-type="string">
            <text:p>-</text:p>
          </table:table-cell>
          <table:table-cell table:number-columns-repeated="3"/>
          <table:table-cell table:number-columns-repeated="4" office:value-type="string">
            <text:p>-</text:p>
          </table:table-cell>
          <table:table-cell office:value-type="string">
            <text:p>Azufre en polvo</text:p>
          </table:table-cell>
          <table:table-cell table:number-columns-repeated="3" office:value-type="string">
            <text:p>-</text:p>
          </table:table-cell>
          <table:table-cell office:value-type="string">
            <text:p>Lissapol NX</text:p>
          </table:table-cell>
          <table:table-cell office:value-type="string">
            <text:p>-</text:p>
          </table:table-cell>
          <table:table-cell table:number-columns-repeated="988"/>
        </table:table-row>
        <table:named-expressions/>
      </table:table>
      <table:table table:name="Evaluación Cualitativa" table:style-name="ta4" table:protected="true" table:print="false">
        <table:table-column table:style-name="co34" table:default-cell-style-name="ce142"/>
        <table:table-column table:style-name="co35" table:default-cell-style-name="ce142"/>
        <table:table-column table:style-name="co36" table:number-columns-repeated="3" table:default-cell-style-name="ce142"/>
        <table:table-column table:style-name="co16" table:default-cell-style-name="ce142"/>
        <table:table-column table:style-name="co37" table:default-cell-style-name="ce142"/>
        <table:table-column table:style-name="co36" table:default-cell-style-name="ce142"/>
        <table:table-column table:style-name="co38" table:default-cell-style-name="ce142"/>
        <table:table-column table:style-name="co36" table:number-columns-repeated="5" table:default-cell-style-name="ce142"/>
        <table:table-column table:style-name="co15" table:default-cell-style-name="ce142"/>
        <table:table-column table:style-name="co39" table:default-cell-style-name="ce142"/>
        <table:table-column table:style-name="co40" table:visibility="collapse" table:default-cell-style-name="ce166"/>
        <table:table-column table:style-name="co39" table:default-cell-style-name="ce142"/>
        <table:table-column table:style-name="co41" table:default-cell-style-name="ce142"/>
        <table:table-column table:style-name="co39" table:number-columns-repeated="1005" table:default-cell-style-name="ce142"/>
        <table:table-row table:style-name="ro4">
          <table:table-cell table:number-columns-repeated="1024"/>
        </table:table-row>
        <table:table-row table:style-name="ro5">
          <table:table-cell/>
          <table:table-cell table:style-name="ce169" office:value-type="string" table:number-columns-spanned="13" table:number-rows-spanned="1">
            <text:p>EVALUACION NO FINANCIERA AGRÍCOLA (CUALITATIVA)</text:p>
          </table:table-cell>
          <table:covered-table-cell table:number-columns-repeated="12" table:style-name="ce169"/>
          <table:table-cell table:number-columns-repeated="1010"/>
        </table:table-row>
        <table:table-row table:style-name="ro6">
          <table:table-cell table:number-columns-repeated="1024"/>
        </table:table-row>
        <table:table-row table:style-name="ro3">
          <table:table-cell/>
          <table:table-cell table:style-name="ce44" office:value-type="string" table:number-columns-spanned="4" table:number-rows-spanned="1">
            <text:p>FECHA</text:p>
          </table:table-cell>
          <table:covered-table-cell table:number-columns-repeated="3" table:style-name="ce52"/>
          <table:table-cell table:style-name="ce207" table:formula="of:=IF([$Solicitud.I5]=&quot;&quot;;&quot;&quot;;[$Solicitud.I5])" office:value-type="float" office:value="41699" table:number-columns-spanned="4" table:number-rows-spanned="1">
            <text:p>01/03/2014</text:p>
          </table:table-cell>
          <table:covered-table-cell table:number-columns-repeated="3" table:style-name="ce210"/>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GENCIA</text:p>
          </table:table-cell>
          <table:covered-table-cell table:number-columns-repeated="3" table:style-name="ce52"/>
          <table:table-cell table:style-name="ce208" table:formula="of:=IF([$Solicitud.D8]=&quot;&quot;;&quot;&quot;;[$Solicitud.D8])" office:value-type="string" office:string-value="Atico" table:number-columns-spanned="4" table:number-rows-spanned="1">
            <text:p>Atico</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ANALISTA</text:p>
          </table:table-cell>
          <table:covered-table-cell table:number-columns-repeated="3" table:style-name="ce52"/>
          <table:table-cell table:style-name="ce208" table:formula="of:=IF([$Solicitud.D7]=&quot;&quot;;&quot;&quot;;[$Solicitud.D7])"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CLIENTE</text:p>
          </table:table-cell>
          <table:covered-table-cell table:number-columns-repeated="3" table:style-name="ce52"/>
          <table:table-cell table:style-name="ce208" table:formula="of:=IF([$Solicitud.D12]=&quot;&quot;;&quot;&quot;;[$Solicitud.D12])" table:number-columns-spanned="4" table:number-rows-spanned="1">
            <text:p/>
          </table:table-cell>
          <table:covered-table-cell table:number-columns-repeated="3" table:style-name="ce46"/>
          <table:table-cell table:style-name="ce184" table:number-columns-repeated="2"/>
          <table:table-cell table:style-name="ce170" table:number-columns-repeated="2"/>
          <table:table-cell table:style-name="ce234"/>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4" table:number-rows-spanned="1">
            <text:p>DNI N° </text:p>
          </table:table-cell>
          <table:covered-table-cell table:number-columns-repeated="3" table:style-name="ce52"/>
          <table:table-cell table:style-name="ce208" table:formula="of:=IF([$Solicitud.I12]=&quot;&quot;;&quot;&quot;;[$Solicitud.I12])" table:number-columns-spanned="4" table:number-rows-spanned="1">
            <text:p/>
          </table:table-cell>
          <table:covered-table-cell table:number-columns-repeated="3" table:style-name="ce46"/>
          <table:table-cell table:style-name="ce184" table:number-columns-repeated="2"/>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OMICILIO</text:p>
          </table:table-cell>
          <table:covered-table-cell table:number-columns-repeated="3" table:style-name="ce52"/>
          <table:table-cell table:style-name="ce208" table:formula="of:=IF([$Solicitud.D15]=&quot;&quot;;&quot;&quot;;[$Solicitud.D15])"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44" office:value-type="string" table:number-columns-spanned="4" table:number-rows-spanned="1">
            <text:p>DIRECCION DE NEGOCIO</text:p>
          </table:table-cell>
          <table:covered-table-cell table:number-columns-repeated="3" table:style-name="ce52"/>
          <table:table-cell table:style-name="ce208" table:formula="of:=IF([$Solicitud.D16]=&quot;&quot;;&quot;&quot;;[$Solicitud.D16])" table:number-columns-spanned="6" table:number-rows-spanned="1">
            <text:p/>
          </table:table-cell>
          <table:covered-table-cell table:number-columns-repeated="5" table:style-name="ce46"/>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1. FILTROS INTERNOS</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CLIENTE VIGENTE DE LA CRAC SL?</text:p>
          </table:table-cell>
          <table:covered-table-cell table:style-name="ce52"/>
          <table:covered-table-cell table:number-columns-repeated="3" table:style-name="ce196"/>
          <table:table-cell table:style-name="ce211" office:value-type="string" table:number-columns-spanned="2" table:number-rows-spanned="1">
            <text:p>Si</text:p>
          </table:table-cell>
          <table:covered-table-cell table:style-name="ce217"/>
          <table:table-cell table:style-name="ce65" table:formula="of:=IF([$Solicitud.D6]=&quot;Recurrente&quot;;&quot;x&quot;;&quot;&quot;)" table:number-columns-spanned="2" table:number-rows-spanned="1">
            <text:p/>
          </table:table-cell>
          <table:covered-table-cell table:style-name="ce224"/>
          <table:table-cell table:style-name="ce227" office:value-type="string" table:number-columns-spanned="2" table:number-rows-spanned="1">
            <text:p>No</text:p>
          </table:table-cell>
          <table:covered-table-cell table:style-name="ce196"/>
          <table:table-cell table:style-name="ce231" table:formula="of:=IF([$Solicitud.D6]=&quot;Nuevo&quot;;&quot;x&quot;;&quot;&quot;)" office:value-type="string" office:string-value="x" table:number-columns-spanned="2" table:number-rows-spanned="1">
            <text:p>x</text:p>
          </table:table-cell>
          <table:covered-table-cell table:style-name="ce231"/>
          <table:table-cell table:style-name="ce191"/>
          <table:table-cell table:style-name="ce170"/>
          <table:table-cell table:style-name="ce247"/>
          <table:table-cell table:number-columns-repeated="1007"/>
        </table:table-row>
        <table:table-row table:style-name="ro3">
          <table:table-cell/>
          <table:table-cell table:style-name="ce172" office:value-type="string" table:number-columns-spanned="2" table:number-rows-spanned="1">
            <text:p>COMENTARIO:</text:p>
          </table:table-cell>
          <table:covered-table-cell table:style-name="ce186"/>
          <table:table-cell table:style-name="ce33" table:number-columns-spanned="11" table:number-rows-spanned="1"/>
          <table:covered-table-cell table:number-columns-repeated="9" table:style-name="ce46"/>
          <table:covered-table-cell table:style-name="ce197"/>
          <table:table-cell table:style-name="ce191"/>
          <table:table-cell table:style-name="ce170"/>
          <table:table-cell table:style-name="ce247"/>
          <table:table-cell table:number-columns-repeated="1007"/>
        </table:table-row>
        <table:table-row table:style-name="ro3">
          <table:table-cell/>
          <table:table-cell table:style-name="ce173" table:number-columns-spanned="2" table:number-rows-spanned="1"/>
          <table:covered-table-cell table:style-name="ce173"/>
          <table:table-cell table:style-name="ce170" table:number-columns-repeated="13"/>
          <table:table-cell table:style-name="ce247"/>
          <table:table-cell table:number-columns-repeated="1007"/>
        </table:table-row>
        <table:table-row table:style-name="ro3">
          <table:table-cell/>
          <table:table-cell table:style-name="ce44" office:value-type="string" table:number-columns-spanned="5" table:number-rows-spanned="1">
            <text:p>FAMILIAR DE ALGUN TRABAJADOR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NOMBRE</text:p>
          </table:table-cell>
          <table:covered-table-cell table:style-name="ce52"/>
          <table:table-cell table:style-name="ce197" table:number-columns-spanned="5" table:number-rows-spanned="1"/>
          <table:covered-table-cell table:number-columns-repeated="3" table:style-name="ce46"/>
          <table:covered-table-cell table:style-name="ce197"/>
          <table:table-cell table:style-name="ce44" office:value-type="string" table:number-columns-spanned="2" table:number-rows-spanned="1">
            <text:p>CARGO</text:p>
          </table:table-cell>
          <table:covered-table-cell table:style-name="ce52"/>
          <table:table-cell table:style-name="ce33" table:number-columns-spanned="4" table:number-rows-spanned="1"/>
          <table:covered-table-cell table:number-columns-repeated="2"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2"/>
          <table:table-cell table:style-name="ce191"/>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5" table:number-rows-spanned="1">
            <text:p>¿HA SIDO CLIENTE DE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112" table:number-columns-spanned="2" table:number-rows-spanned="1"/>
          <table:covered-table-cell table:style-name="ce112"/>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198" table:number-columns-spanned="11" table:number-rows-spanned="1"/>
          <table:covered-table-cell table:number-columns-repeated="9" table:style-name="ce203"/>
          <table:covered-table-cell table:style-name="ce235"/>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44" office:value-type="string" table:number-columns-spanned="5" table:number-rows-spanned="1">
            <text:p>¿ES FIADOR DE ALGUN CLIENTE EN LA CRAC SL?</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0"/>
          <table:table-cell table:style-name="ce191"/>
          <table:table-cell table:style-name="ce170" table:number-columns-repeated="2"/>
          <table:table-cell table:style-name="ce191"/>
          <table:table-cell table:style-name="ce170"/>
          <table:table-cell table:style-name="ce247"/>
          <table:table-cell table:number-columns-repeated="1007"/>
        </table:table-row>
        <table:table-row table:style-name="ro3">
          <table:table-cell/>
          <table:table-cell table:style-name="ce44" office:value-type="string" table:number-columns-spanned="5" table:number-rows-spanned="1">
            <text:p>¿PARIENTES PRESENTAN PROBLEMAS EN SISTEMA FINANCIERO?</text:p>
          </table:table-cell>
          <table:covered-table-cell table:number-columns-repeated="4" table:style-name="ce52"/>
          <table:table-cell table:style-name="ce44" office:value-type="string" table:number-columns-spanned="2" table:number-rows-spanned="1">
            <text:p>Si</text:p>
          </table:table-cell>
          <table:covered-table-cell table:style-name="ce52"/>
          <table:table-cell table:style-name="ce220" table:number-columns-spanned="2" table:number-rows-spanned="1"/>
          <table:covered-table-cell table:style-name="ce220"/>
          <table:table-cell table:style-name="ce44" office:value-type="string" table:number-columns-spanned="2" table:number-rows-spanned="1">
            <text:p>No</text:p>
          </table:table-cell>
          <table:covered-table-cell table:style-name="ce52"/>
          <table:table-cell table:style-name="ce220" table:number-columns-spanned="2" table:number-rows-spanned="1"/>
          <table:covered-table-cell table:style-name="ce220"/>
          <table:table-cell table:style-name="ce170" table:number-columns-repeated="2"/>
          <table:table-cell table:style-name="ce247"/>
          <table:table-cell table:number-columns-repeated="1007"/>
        </table:table-row>
        <table:table-row table:style-name="ro3">
          <table:table-cell/>
          <table:table-cell table:style-name="ce44" office:value-type="string" table:number-columns-spanned="2" table:number-rows-spanned="1">
            <text:p>COMENTARIO:</text:p>
          </table:table-cell>
          <table:covered-table-cell table:style-name="ce52"/>
          <table:table-cell table:style-name="ce33" table:number-columns-spanned="11" table:number-rows-spanned="1"/>
          <table:covered-table-cell table:number-columns-repeated="9" table:style-name="ce46"/>
          <table:covered-table-cell table:style-name="ce197"/>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1" office:value-type="string" table:number-columns-spanned="13" table:number-rows-spanned="1">
            <text:p>2. FILTROS EXTERNOS DEL TITULAR</text:p>
          </table:table-cell>
          <table:covered-table-cell table:number-columns-repeated="12" table:style-name="ce171"/>
          <table:table-cell table:style-name="ce170" table:number-columns-repeated="2"/>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4" office:value-type="string" table:number-columns-spanned="13" table:number-rows-spanned="1">
            <text:p>2.1 CENTRALES DE RIESGO</text:p>
          </table:table-cell>
          <table:covered-table-cell table:number-columns-repeated="12" table:style-name="ce187"/>
          <table:table-cell table:style-name="ce170" table:number-columns-repeated="2"/>
          <table:table-cell table:style-name="ce247"/>
          <table:table-cell table:number-columns-repeated="1007"/>
        </table:table-row>
        <table:table-row table:style-name="ro7">
          <table:table-cell/>
          <table:table-cell table:style-name="ce44" office:value-type="string" table:number-columns-spanned="3" table:number-rows-spanned="1">
            <text:p>PEOR CALIFICACION HISTORICA</text:p>
          </table:table-cell>
          <table:covered-table-cell table:number-columns-repeated="2" table:style-name="ce52"/>
          <table:table-cell table:style-name="ce197" table:number-columns-spanned="2" table:number-rows-spanned="1"/>
          <table:covered-table-cell table:style-name="ce197"/>
          <table:table-cell table:style-name="ce44" office:value-type="string" table:number-columns-spanned="3" table:number-rows-spanned="1">
            <text:p>PEOR CALIFICACION ULT. 06 MESES</text:p>
          </table:table-cell>
          <table:covered-table-cell table:number-columns-repeated="2" table:style-name="ce52"/>
          <table:table-cell table:style-name="ce197" table:number-columns-spanned="2" table:number-rows-spanned="1"/>
          <table:covered-table-cell table:style-name="ce197"/>
          <table:table-cell table:style-name="ce230" office:value-type="string" table:number-columns-spanned="2" table:number-rows-spanned="1">
            <text:p>N° DE ENTIDADES:</text:p>
          </table:table-cell>
          <table:covered-table-cell table:style-name="ce232"/>
          <table:table-cell table:style-name="ce236" table:content-validation-name="val39"/>
          <table:table-cell table:style-name="ce241" table:formula="of:=IF(OR([$Solicitud.$D$26]=[$Solicitud.CE125];[$Solicitud.$D$26]=[$Solicitud.CG125]);IF([$Solicitud.$D$6]=[$Solicitud.$CD$113];IF([$'Evaluación Cualitativa'.N32]&gt;2;&quot;Excede límite de número de entidades&quot;;&quot;&quot;);IF([$'Evaluación Cualitativa'.N32]&gt;3;&quot;Excede límite de número de entidades&quot;;&quot;&quot;));&quot;&quot;)" table:number-columns-spanned="3" table:number-rows-spanned="1">
            <text:p/>
          </table:table-cell>
          <table:covered-table-cell table:style-name="ce246"/>
          <table:covered-table-cell table:style-name="ce248"/>
          <table:table-cell table:number-columns-repeated="1007"/>
        </table:table-row>
        <table:table-row table:style-name="ro3">
          <table:table-cell/>
          <table:table-cell table:style-name="ce44" office:value-type="string" table:number-columns-spanned="3" table:number-rows-spanned="1">
            <text:p>ESPECIFICAR MOTIVOS:</text:p>
          </table:table-cell>
          <table:covered-table-cell table:number-columns-repeated="2" table:style-name="ce52"/>
          <table:table-cell table:style-name="ce204" table:number-columns-spanned="7" table:number-rows-spanned="1"/>
          <table:covered-table-cell table:number-columns-repeated="5" table:style-name="ce209"/>
          <table:covered-table-cell table:style-name="ce228"/>
          <table:table-cell table:style-name="ce230" office:value-type="string" table:number-columns-spanned="2" table:number-rows-spanned="1">
            <text:p>N° DE ENT. CON CRE. AGRIC.</text:p>
          </table:table-cell>
          <table:covered-table-cell table:style-name="ce232"/>
          <table:table-cell table:style-name="ce237"/>
          <table:table-cell table:style-name="ce242" table:number-columns-repeated="2"/>
          <table:table-cell table:style-name="ce249"/>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175" office:value-type="string" table:number-columns-spanned="6" table:number-rows-spanned="1">
            <text:p>2.2 REFERENCIAS PERSONALES (NO FAMILIA)</text:p>
          </table:table-cell>
          <table:covered-table-cell table:number-columns-repeated="4" table:style-name="ce187"/>
          <table:covered-table-cell table:style-name="ce212"/>
          <table:table-cell table:style-name="ce29" office:value-type="string" table:number-columns-spanned="2" table:number-rows-spanned="1">
            <text:p>TELEFONO</text:p>
          </table:table-cell>
          <table:covered-table-cell table:style-name="ce56"/>
          <table:table-cell table:style-name="ce170" table:number-columns-repeated="7"/>
          <table:table-cell table:style-name="ce247"/>
          <table:table-cell table:number-columns-repeated="1007"/>
        </table:table-row>
        <table:table-row table:style-name="ro3">
          <table:table-cell/>
          <table:table-cell table:style-name="ce36" office:value-type="float" office:value="1">
            <text:p>1</text:p>
          </table:table-cell>
          <table:table-cell table:style-name="ce188" table:number-columns-spanned="5" table:number-rows-spanned="1"/>
          <table:covered-table-cell table:number-columns-repeated="3" table:style-name="ce199"/>
          <table:covered-table-cell table:style-name="ce188"/>
          <table:table-cell table:style-name="ce197" table:content-validation-name="val18" office:value-type="float" office:value="3423432" table:number-columns-spanned="2" table:number-rows-spanned="1">
            <text:p>3423432</text:p>
          </table:table-cell>
          <table:covered-table-cell table:style-name="ce197" table:content-validation-name="val18"/>
          <table:table-cell table:style-name="ce225" office:value-type="string">
            <text:p>Mínimo 02 referencias</text:p>
          </table:table-cell>
          <table:table-cell table:style-name="ce170" table:number-columns-repeated="6"/>
          <table:table-cell table:style-name="ce247"/>
          <table:table-cell table:number-columns-repeated="1007"/>
        </table:table-row>
        <table:table-row table:style-name="ro3">
          <table:table-cell/>
          <table:table-cell table:style-name="ce36" office:value-type="float" office:value="2">
            <text:p>2</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office:value-type="string" table:number-columns-spanned="2" table:number-rows-spanned="1">
            <text:p>*342143</text:p>
          </table:table-cell>
          <table:covered-table-cell table:style-name="ce197" table:content-validation-name="val18"/>
          <table:table-cell table:style-name="ce170" table:number-columns-repeated="4"/>
          <table:table-cell table:style-name="ce238"/>
          <table:table-cell table:style-name="ce170" table:number-columns-repeated="2"/>
          <table:table-cell table:style-name="ce247"/>
          <table:table-cell table:number-columns-repeated="1007"/>
        </table:table-row>
        <table:table-row table:style-name="ro3">
          <table:table-cell/>
          <table:table-cell table:style-name="ce36" office:value-type="float" office:value="3">
            <text:p>3</text:p>
          </table:table-cell>
          <table:table-cell table:style-name="ce188" table:number-columns-spanned="5" table:number-rows-spanned="1"/>
          <table:covered-table-cell table:number-columns-repeated="3" table:style-name="ce199"/>
          <table:covered-table-cell table:style-name="ce188"/>
          <table:table-cell table:style-name="ce33" table:content-validation-name="val18" table:number-columns-spanned="2" table:number-rows-spanned="1"/>
          <table:covered-table-cell table:style-name="ce197" table:content-validation-name="val18"/>
          <table:table-cell table:style-name="ce170" table:number-columns-repeated="5"/>
          <table:table-cell/>
          <table:table-cell table:style-name="ce170"/>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6" table:number-rows-spanned="1">
            <text:p>2.3 REFERENCIAS COMERCIALES </text:p>
          </table:table-cell>
          <table:covered-table-cell table:number-columns-repeated="4" table:style-name="ce189"/>
          <table:covered-table-cell table:style-name="ce213"/>
          <table:table-cell table:style-name="ce29" office:value-type="string" table:number-columns-spanned="2" table:number-rows-spanned="1">
            <text:p>TELEFONO</text:p>
          </table:table-cell>
          <table:covered-table-cell table:style-name="ce56"/>
          <table:table-cell table:style-name="ce44" office:value-type="string" table:number-columns-spanned="2" table:number-rows-spanned="1">
            <text:p>PROVEEDOR</text:p>
          </table:table-cell>
          <table:covered-table-cell table:style-name="ce52"/>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office:value-type="string">
            <text:p>Mínimo 01 referencia</text:p>
          </table:table-cell>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50"/>
          <table:table-cell table:number-columns-repeated="1007"/>
        </table:table-row>
        <table:table-row table:style-name="ro3">
          <table:table-cell/>
          <table:table-cell table:style-name="ce170"/>
          <table:table-cell table:style-name="ce191" table:number-columns-repeated="9"/>
          <table:table-cell table:style-name="ce170" table:number-columns-repeated="2"/>
          <table:table-cell table:style-name="ce191" table:number-columns-repeated="3"/>
          <table:table-cell table:style-name="ce247"/>
          <table:table-cell table:number-columns-repeated="1007"/>
        </table:table-row>
        <table:table-row table:style-name="ro3">
          <table:table-cell/>
          <table:table-cell table:style-name="ce38" office:value-type="string" table:number-columns-spanned="6" table:number-rows-spanned="1">
            <text:p>2.4 REFERENCIAS LABORALES </text:p>
          </table:table-cell>
          <table:covered-table-cell table:number-columns-repeated="4" table:style-name="ce189"/>
          <table:covered-table-cell table:style-name="ce213"/>
          <table:table-cell table:style-name="ce44" office:value-type="string" table:number-columns-spanned="2" table:number-rows-spanned="1">
            <text:p>TELEFONO</text:p>
          </table:table-cell>
          <table:covered-table-cell table:style-name="ce52"/>
          <table:table-cell table:style-name="ce29" office:value-type="string" table:number-columns-spanned="2" table:number-rows-spanned="1">
            <text:p>AREA DE CONTACTO</text:p>
          </table:table-cell>
          <table:covered-table-cell table:style-name="ce29"/>
          <table:table-cell table:style-name="ce170" table:number-columns-repeated="5"/>
          <table:table-cell table:style-name="ce247"/>
          <table:table-cell table:number-columns-repeated="1007"/>
        </table:table-row>
        <table:table-row table:style-name="ro3">
          <table:table-cell/>
          <table:table-cell table:style-name="ce36" office:value-type="float" office:value="1">
            <text:p>1</text:p>
          </table:table-cell>
          <table:table-cell table:style-name="ce190" table:number-columns-spanned="5" table:number-rows-spanned="1"/>
          <table:covered-table-cell table:number-columns-repeated="3" table:style-name="ce200"/>
          <table:covered-table-cell table:style-name="ce190"/>
          <table:table-cell table:style-name="ce33"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225"/>
          <table:table-cell table:style-name="ce170"/>
          <table:table-cell table:style-name="ce225"/>
          <table:table-cell table:style-name="ce170" table:number-columns-repeated="2"/>
          <table:table-cell table:style-name="ce247"/>
          <table:table-cell table:number-columns-repeated="1007"/>
        </table:table-row>
        <table:table-row table:style-name="ro3">
          <table:table-cell/>
          <table:table-cell table:style-name="ce36" office:value-type="float" office:value="2">
            <text:p>2</text:p>
          </table:table-cell>
          <table:table-cell table:style-name="ce33" table:number-columns-spanned="5" table:number-rows-spanned="1"/>
          <table:covered-table-cell table:number-columns-repeated="3" table:style-name="ce46"/>
          <table:covered-table-cell table:style-name="ce197"/>
          <table:table-cell table:style-name="ce197" table:content-validation-name="val18" table:number-columns-spanned="2" table:number-rows-spanned="1"/>
          <table:covered-table-cell table:style-name="ce197" table:content-validation-name="val18"/>
          <table:table-cell table:style-name="ce197" table:content-validation-name="val18" table:number-columns-spanned="2" table:number-rows-spanned="1"/>
          <table:covered-table-cell table:style-name="ce197" table:content-validation-name="val18"/>
          <table:table-cell table:style-name="ce170" table:number-columns-repeated="5"/>
          <table:table-cell table:style-name="ce247"/>
          <table:table-cell table:number-columns-repeated="1007"/>
        </table:table-row>
        <table:table-row table:style-name="ro3">
          <table:table-cell/>
          <table:table-cell table:style-name="ce170" table:number-columns-repeated="15"/>
          <table:table-cell table:style-name="ce247"/>
          <table:table-cell table:number-columns-repeated="1007"/>
        </table:table-row>
        <table:table-row table:style-name="ro3">
          <table:table-cell/>
          <table:table-cell table:style-name="ce38" office:value-type="string" table:number-columns-spanned="13" table:number-rows-spanned="1">
            <text:p>2.5 GESTIÓN DEL NEGOCIO AGROPECUARIO</text:p>
          </table:table-cell>
          <table:covered-table-cell table:number-columns-repeated="12" table:style-name="ce38"/>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a) EXPERIENCIA COMO AGRICULTOR / PRODUCTOR:</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table-cell/>
          <table:table-cell table:style-name="ce38" office:value-type="string" table:number-columns-spanned="6" table:number-rows-spanned="1">
            <text:p>b) TIEMPO TENENCIA EN EL MISMO TERRENO / LOCAL</text:p>
          </table:table-cell>
          <table:covered-table-cell table:number-columns-repeated="5" table:style-name="ce38"/>
          <table:table-cell table:style-name="ce218" table:content-validation-name="val35" table:number-columns-spanned="2" table:number-rows-spanned="1"/>
          <table:covered-table-cell table:style-name="ce218" table:content-validation-name="val35"/>
          <table:table-cell table:style-name="ce226" office:value-type="string">
            <text:p>años</text:p>
          </table:table-cell>
          <table:table-cell table:style-name="ce65" table:content-validation-name="val38" table:number-columns-spanned="2" table:number-rows-spanned="1"/>
          <table:covered-table-cell table:style-name="ce65" table:content-validation-name="val38"/>
          <table:table-cell table:style-name="ce226" office:value-type="string">
            <text:p>meses</text:p>
          </table:table-cell>
          <table:table-cell table:style-name="ce239"/>
          <table:table-cell table:style-name="ce243"/>
          <table:table-cell table:style-name="ce170"/>
          <table:table-cell table:style-name="ce247"/>
          <table:table-cell table:number-columns-repeated="1007"/>
        </table:table-row>
        <table:table-row table:style-name="ro3" table:visibility="collapse">
          <table:table-cell/>
          <table:table-cell table:style-name="ce176" office:value-type="string" table:number-columns-spanned="6" table:number-rows-spanned="1">
            <text:p>c) LOCAL</text:p>
          </table:table-cell>
          <table:covered-table-cell table:number-columns-repeated="5" table:style-name="ce176"/>
          <table:table-cell table:style-name="ce36" office:value-type="string" table:number-columns-spanned="2" table:number-rows-spanned="1">
            <text:p>Propio</text:p>
          </table:table-cell>
          <table:covered-table-cell table:style-name="ce36"/>
          <table:table-cell table:style-name="ce218" table:number-columns-spanned="2" table:number-rows-spanned="1"/>
          <table:covered-table-cell table:style-name="ce218"/>
          <table:table-cell table:style-name="ce36" office:value-type="string" table:number-columns-spanned="2" table:number-rows-spanned="1">
            <text:p>Alquilado</text:p>
          </table:table-cell>
          <table:covered-table-cell table:style-name="ce36"/>
          <table:table-cell table:style-name="ce218" table:number-columns-spanned="2" table:number-rows-spanned="1"/>
          <table:covered-table-cell table:style-name="ce218"/>
          <table:table-cell/>
          <table:table-cell table:style-name="ce247"/>
          <table:table-cell table:number-columns-repeated="1007"/>
        </table:table-row>
        <table:table-row table:style-name="ro8">
          <table:table-cell/>
          <table:table-cell table:style-name="ce38" office:value-type="string" table:number-columns-spanned="5" table:number-rows-spanned="1">
            <text:p>c) TERRENOS PROPIAS Y ARRENDADOS</text:p>
          </table:table-cell>
          <table:covered-table-cell table:number-columns-repeated="4" table:style-name="ce38"/>
          <table:table-cell table:style-name="ce36" office:value-type="string" table:number-columns-spanned="2" table:number-rows-spanned="1">
            <text:p>Propio</text:p>
          </table:table-cell>
          <table:covered-table-cell table:style-name="ce36"/>
          <table:table-cell table:style-name="ce221" table:content-validation-name="val36" office:value-type="float" office:value="1">
            <text:p>1</text:p>
          </table:table-cell>
          <table:table-cell table:style-name="ce36" office:value-type="string">
            <text:p>Has.</text:p>
          </table:table-cell>
          <table:table-cell table:style-name="ce36" office:value-type="string" table:number-columns-spanned="2" table:number-rows-spanned="1">
            <text:p>Posesionario</text:p>
          </table:table-cell>
          <table:covered-table-cell table:style-name="ce36"/>
          <table:table-cell table:style-name="ce233" office:value-type="float" office:value="0">
            <text:p>0</text:p>
          </table:table-cell>
          <table:table-cell table:style-name="ce36" office:value-type="string">
            <text:p>Has.</text:p>
          </table:table-cell>
          <table:table-cell table:style-name="ce177"/>
          <table:table-cell table:style-name="ce170"/>
          <table:table-cell table:style-name="ce247"/>
          <table:table-cell table:number-columns-repeated="1007"/>
        </table:table-row>
        <table:table-row table:style-name="ro8">
          <table:table-cell/>
          <table:table-cell table:style-name="ce177" table:number-columns-repeated="5"/>
          <table:table-cell table:style-name="ce36" office:value-type="string" table:number-columns-spanned="2" table:number-rows-spanned="1">
            <text:p>Arrendado</text:p>
          </table:table-cell>
          <table:covered-table-cell table:style-name="ce36"/>
          <table:table-cell table:style-name="ce221" table:content-validation-name="val36" office:value-type="float" office:value="2">
            <text:p>2</text:p>
          </table:table-cell>
          <table:table-cell table:style-name="ce36" office:value-type="string">
            <text:p>Has.</text:p>
          </table:table-cell>
          <table:table-cell table:style-name="ce36" office:value-type="string" table:number-columns-spanned="3" table:number-rows-spanned="1">
            <text:p>Cant. Parcelas Arrendadas</text:p>
          </table:table-cell>
          <table:covered-table-cell table:number-columns-repeated="2" table:style-name="ce36"/>
          <table:table-cell table:style-name="ce65" table:content-validation-name="val40" office:value-type="float" office:value="2">
            <text:p>2</text:p>
          </table:table-cell>
          <table:table-cell table:style-name="ce177"/>
          <table:table-cell table:style-name="ce170"/>
          <table:table-cell table:style-name="ce247"/>
          <table:table-cell table:number-columns-repeated="1007"/>
        </table:table-row>
        <table:table-row table:style-name="ro3">
          <table:table-cell/>
          <table:table-cell table:style-name="ce178" office:value-type="string" table:number-columns-spanned="6" table:number-rows-spanned="1">
            <text:p>d) PROPIETARIOS DEL PREDIO ARRENDADO Y PLAZO</text:p>
          </table:table-cell>
          <table:covered-table-cell table:number-columns-repeated="5" table:style-name="ce192"/>
          <table:table-cell table:number-columns-repeated="11"/>
          <table:table-cell table:style-name="ce252"/>
          <table:table-cell table:number-columns-repeated="1005"/>
        </table:table-row>
        <table:table-row table:style-name="ro3">
          <table:table-cell/>
          <table:table-cell table:style-name="ce36" office:value-type="float" office:value="1">
            <text:p>1</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7"/>
          <table:table-cell table:style-name="ce252"/>
          <table:table-cell table:number-columns-repeated="1005"/>
        </table:table-row>
        <table:table-row table:style-name="ro3">
          <table:table-cell/>
          <table:table-cell table:style-name="ce36" office:value-type="float" office:value="2">
            <text:p>2</text:p>
          </table:table-cell>
          <table:table-cell table:style-name="ce33" table:number-columns-spanned="3" table:number-rows-spanned="1"/>
          <table:covered-table-cell table:style-name="ce46"/>
          <table:covered-table-cell table:style-name="ce197"/>
          <table:table-cell table:style-name="ce61" office:value-type="string">
            <text:p>DNI</text:p>
          </table:table-cell>
          <table:table-cell table:style-name="ce215"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visibility="collapse">
          <table:table-cell/>
          <table:table-cell table:style-name="ce36" office:value-type="float" office:value="3">
            <text:p>3</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1013"/>
        </table:table-row>
        <table:table-row table:style-name="ro3" table:visibility="collapse">
          <table:table-cell/>
          <table:table-cell table:style-name="ce36" office:value-type="float" office:value="4">
            <text:p>4</text:p>
          </table:table-cell>
          <table:table-cell table:style-name="ce33" table:number-columns-spanned="3" table:number-rows-spanned="1"/>
          <table:covered-table-cell table:style-name="ce46"/>
          <table:covered-table-cell table:style-name="ce197"/>
          <table:table-cell table:style-name="ce36" office:value-type="string">
            <text:p>DNI</text:p>
          </table:table-cell>
          <table:table-cell table:style-name="ce214" table:content-validation-name="val17"/>
          <table:table-cell table:style-name="ce36" office:value-type="string">
            <text:p>Inicia:</text:p>
          </table:table-cell>
          <table:table-cell table:style-name="ce222" table:content-validation-name="val37"/>
          <table:table-cell table:style-name="ce36" office:value-type="string">
            <text:p>Finaliza:</text:p>
          </table:table-cell>
          <table:table-cell table:style-name="ce229" table:content-validation-name="val37"/>
          <table:table-cell table:number-columns-repeated="4"/>
          <table:table-cell table:style-name="ce170"/>
          <table:table-cell table:number-columns-repeated="1008"/>
        </table:table-row>
        <table:table-row table:style-name="ro3">
          <table:table-cell/>
          <table:table-cell table:style-name="ce179" office:value-type="string">
            <text:p>f) ESTADO VEGETATIVO Y CONDICIONES DE CULTIVOS FINANCIADOS</text:p>
          </table:table-cell>
          <table:table-cell table:style-name="ce193" table:number-columns-repeated="4"/>
          <table:table-cell table:style-name="ce216"/>
          <table:table-cell table:style-name="ce219" table:number-columns-spanned="7" table:number-rows-spanned="2"/>
          <table:covered-table-cell table:number-columns-repeated="6" table:style-name="ce223"/>
          <table:table-cell table:style-name="ce244"/>
          <table:table-cell table:style-name="ce170"/>
          <table:table-cell table:number-columns-repeated="1008"/>
        </table:table-row>
        <table:table-row table:style-name="ro3">
          <table:table-cell/>
          <table:table-cell table:style-name="ce170" table:number-columns-repeated="6"/>
          <table:covered-table-cell table:style-name="ce219"/>
          <table:covered-table-cell table:number-columns-repeated="6" table:style-name="ce223"/>
          <table:table-cell table:style-name="ce244"/>
          <table:table-cell table:style-name="ce170"/>
          <table:table-cell table:number-columns-repeated="1008"/>
        </table:table-row>
        <table:table-row table:style-name="ro9" table:visibility="collapse">
          <table:table-cell table:style-name="ce165"/>
          <table:table-cell table:style-name="ce180" table:number-columns-repeated="13"/>
          <table:table-cell table:style-name="ce245"/>
          <table:table-cell table:style-name="ce165"/>
          <table:table-cell table:style-name="ce251"/>
          <table:table-cell table:style-name="ce165" table:number-columns-repeated="1007"/>
        </table:table-row>
        <table:table-row table:style-name="ro9" table:visibility="collapse">
          <table:table-cell table:style-name="ce165"/>
          <table:table-cell table:style-name="ce181" office:value-type="string" table:number-columns-spanned="14" table:number-rows-spanned="1">
            <text:p>2. CICLO DEL NEGOCIO</text:p>
          </table:table-cell>
          <table:covered-table-cell table:number-columns-repeated="12" table:style-name="ce171"/>
          <table:covered-table-cell table:style-name="ce181"/>
          <table:table-cell table:style-name="ce165"/>
          <table:table-cell table:style-name="ce251"/>
          <table:table-cell table:style-name="ce165" table:number-columns-repeated="1007"/>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Solicitud.$I$5]);MONTH([$Solicitud.$I$5]);1)" office:value-type="float" office:value="41699">
            <text:p>mar-14</text:p>
          </table:table-cell>
          <table:table-cell table:style-name="ce194" table:formula="of:=+DATE(YEAR([.C64]);MONTH([.C64])+1;1)" office:value-type="float" office:value="41730">
            <text:p>abr-14</text:p>
          </table:table-cell>
          <table:table-cell table:style-name="ce194" table:formula="of:=IF(([.D64]=0);0;(DATE(YEAR([.D64]);MONTH([.D64])+1;1)))" office:value-type="float" office:value="41760">
            <text:p>may-14</text:p>
          </table:table-cell>
          <table:table-cell table:style-name="ce194" table:formula="of:=IF(([.E64]=0);0;(DATE(YEAR([.E64]);MONTH([.E64])+1;1)))" office:value-type="float" office:value="41791">
            <text:p>jun-14</text:p>
          </table:table-cell>
          <table:table-cell table:style-name="ce194" table:formula="of:=IF(([.F64]=0);0;(DATE(YEAR([.F64]);MONTH([.F64])+1;1)))" office:value-type="float" office:value="41821">
            <text:p>jul-14</text:p>
          </table:table-cell>
          <table:table-cell table:style-name="ce194" table:formula="of:=IF(([.G64]=0);0;(DATE(YEAR([.G64]);MONTH([.G64])+1;1)))" office:value-type="float" office:value="41852">
            <text:p>ago-14</text:p>
          </table:table-cell>
          <table:table-cell table:style-name="ce194" table:formula="of:=IF(([.H64]=0);0;(DATE(YEAR([.H64]);MONTH([.H64])+1;1)))" office:value-type="float" office:value="41883">
            <text:p>sep-14</text:p>
          </table:table-cell>
          <table:table-cell table:style-name="ce194" table:formula="of:=IF(([.I64]=0);0;(DATE(YEAR([.I64]);MONTH([.I64])+1;1)))" office:value-type="float" office:value="41913">
            <text:p>oct-14</text:p>
          </table:table-cell>
          <table:table-cell table:style-name="ce194" table:formula="of:=IF(([.J64]=0);0;(DATE(YEAR([.J64]);MONTH([.J64])+1;1)))" office:value-type="float" office:value="41944">
            <text:p>nov-14</text:p>
          </table:table-cell>
          <table:table-cell table:style-name="ce194" table:formula="of:=IF(([.K64]=0);0;(DATE(YEAR([.K64]);MONTH([.K64])+1;1)))" office:value-type="float" office:value="41974">
            <text:p>dic-14</text:p>
          </table:table-cell>
          <table:table-cell table:style-name="ce194" table:formula="of:=IF(([.L64]=0);0;(DATE(YEAR([.L64]);MONTH([.L64])+1;1)))" office:value-type="float" office:value="42005">
            <text:p>ene-15</text:p>
          </table:table-cell>
          <table:table-cell table:style-name="ce240" table:formula="of:=IF(([.M64]=0);0;(DATE(YEAR([.M64]);MONTH([.M64])+1;1)))" office:value-type="float" office:value="42036">
            <text:p>feb-15</text:p>
          </table:table-cell>
          <table:table-cell table:style-name="ce240" table:formula="of:=IF(([.N64]=0);0;(DATE(YEAR([.N64]);MONTH([.N64])+1;1)))" office:value-type="float" office:value="42064">
            <text:p>mar-15</text:p>
          </table:table-cell>
          <table:table-cell table:number-columns-repeated="1009"/>
        </table:table-row>
        <table:table-row table:style-name="ro7" table:visibility="collapse">
          <table:table-cell/>
          <table:table-cell table:style-name="ce183" table:formula="of:=IF([$Solicitud.$D$28]=&quot;&quot;;&quot;&quot;;[$Solicitud.$D$28])">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4]);MONTH([.O64]);1)" office:value-type="float" office:value="42064">
            <text:p>mar-15</text:p>
          </table:table-cell>
          <table:table-cell table:style-name="ce194" table:formula="of:=+DATE(YEAR([.C69]);MONTH([.C69])+1;1)" office:value-type="float" office:value="42095">
            <text:p>abr-15</text:p>
          </table:table-cell>
          <table:table-cell table:style-name="ce194" table:formula="of:=IF(([.D69]=0);0;(DATE(YEAR([.D69]);MONTH([.D69])+1;1)))" office:value-type="float" office:value="42125">
            <text:p>may-15</text:p>
          </table:table-cell>
          <table:table-cell table:style-name="ce194" table:formula="of:=IF(([.E69]=0);0;(DATE(YEAR([.E69]);MONTH([.E69])+1;1)))" office:value-type="float" office:value="42156">
            <text:p>jun-15</text:p>
          </table:table-cell>
          <table:table-cell table:style-name="ce194" table:formula="of:=IF(([.F69]=0);0;(DATE(YEAR([.F69]);MONTH([.F69])+1;1)))" office:value-type="float" office:value="42186">
            <text:p>jul-15</text:p>
          </table:table-cell>
          <table:table-cell table:style-name="ce194" table:formula="of:=IF(([.G69]=0);0;(DATE(YEAR([.G69]);MONTH([.G69])+1;1)))" office:value-type="float" office:value="42217">
            <text:p>ago-15</text:p>
          </table:table-cell>
          <table:table-cell table:style-name="ce194" table:formula="of:=IF(([.H69]=0);0;(DATE(YEAR([.H69]);MONTH([.H69])+1;1)))" office:value-type="float" office:value="42248">
            <text:p>sep-15</text:p>
          </table:table-cell>
          <table:table-cell table:style-name="ce194" table:formula="of:=IF(([.I69]=0);0;(DATE(YEAR([.I69]);MONTH([.I69])+1;1)))" office:value-type="float" office:value="42278">
            <text:p>oct-15</text:p>
          </table:table-cell>
          <table:table-cell table:style-name="ce194" table:formula="of:=IF(([.J69]=0);0;(DATE(YEAR([.J69]);MONTH([.J69])+1;1)))" office:value-type="float" office:value="42309">
            <text:p>nov-15</text:p>
          </table:table-cell>
          <table:table-cell table:style-name="ce194" table:formula="of:=IF(([.K69]=0);0;(DATE(YEAR([.K69]);MONTH([.K69])+1;1)))" office:value-type="float" office:value="42339">
            <text:p>dic-15</text:p>
          </table:table-cell>
          <table:table-cell table:style-name="ce194" table:formula="of:=IF(([.L69]=0);0;(DATE(YEAR([.L69]);MONTH([.L69])+1;1)))" office:value-type="float" office:value="42370">
            <text:p>ene-16</text:p>
          </table:table-cell>
          <table:table-cell table:style-name="ce240" table:formula="of:=IF(([.M69]=0);0;(DATE(YEAR([.M69]);MONTH([.M69])+1;1)))" office:value-type="float" office:value="42401">
            <text:p>feb-16</text:p>
          </table:table-cell>
          <table:table-cell table:style-name="ce240" table:formula="of:=IF(([.N69]=0);0;(DATE(YEAR([.N69]);MONTH([.N69])+1;1)))" office:value-type="float" office:value="42430">
            <text:p>mar-16</text:p>
          </table:table-cell>
          <table:table-cell table:number-columns-repeated="1009"/>
        </table:table-row>
        <table:table-row table:style-name="ro7" table:visibility="collapse">
          <table:table-cell/>
          <table:table-cell table:style-name="ce183" table:formula="of:=IF([$Solicitud.$D$28]=&quot;&quot;;&quot;&quot;;[$Solicitud.$D$28])">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number-columns-repeated="2"/>
          <table:table-cell table:style-name="ce205"/>
          <table:table-cell table:style-name="ce195"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69]);MONTH([.O69]);1)" office:value-type="float" office:value="42430">
            <text:p>mar-16</text:p>
          </table:table-cell>
          <table:table-cell table:style-name="ce194" table:formula="of:=+DATE(YEAR([.C74]);MONTH([.C74])+1;1)" office:value-type="float" office:value="42461">
            <text:p>abr-16</text:p>
          </table:table-cell>
          <table:table-cell table:style-name="ce194" table:formula="of:=IF(([.D74]=0);0;(DATE(YEAR([.D74]);MONTH([.D74])+1;1)))" office:value-type="float" office:value="42491">
            <text:p>may-16</text:p>
          </table:table-cell>
          <table:table-cell table:style-name="ce194" table:formula="of:=IF(([.E74]=0);0;(DATE(YEAR([.E74]);MONTH([.E74])+1;1)))" office:value-type="float" office:value="42522">
            <text:p>jun-16</text:p>
          </table:table-cell>
          <table:table-cell table:style-name="ce194" table:formula="of:=IF(([.F74]=0);0;(DATE(YEAR([.F74]);MONTH([.F74])+1;1)))" office:value-type="float" office:value="42552">
            <text:p>jul-16</text:p>
          </table:table-cell>
          <table:table-cell table:style-name="ce194" table:formula="of:=IF(([.G74]=0);0;(DATE(YEAR([.G74]);MONTH([.G74])+1;1)))" office:value-type="float" office:value="42583">
            <text:p>ago-16</text:p>
          </table:table-cell>
          <table:table-cell table:style-name="ce194" table:formula="of:=IF(([.H74]=0);0;(DATE(YEAR([.H74]);MONTH([.H74])+1;1)))" office:value-type="float" office:value="42614">
            <text:p>sep-16</text:p>
          </table:table-cell>
          <table:table-cell table:style-name="ce194" table:formula="of:=IF(([.I74]=0);0;(DATE(YEAR([.I74]);MONTH([.I74])+1;1)))" office:value-type="float" office:value="42644">
            <text:p>oct-16</text:p>
          </table:table-cell>
          <table:table-cell table:style-name="ce194" table:formula="of:=IF(([.J74]=0);0;(DATE(YEAR([.J74]);MONTH([.J74])+1;1)))" office:value-type="float" office:value="42675">
            <text:p>nov-16</text:p>
          </table:table-cell>
          <table:table-cell table:style-name="ce194" table:formula="of:=IF(([.K74]=0);0;(DATE(YEAR([.K74]);MONTH([.K74])+1;1)))" office:value-type="float" office:value="42705">
            <text:p>dic-16</text:p>
          </table:table-cell>
          <table:table-cell table:style-name="ce194" table:formula="of:=IF(([.L74]=0);0;(DATE(YEAR([.L74]);MONTH([.L74])+1;1)))" office:value-type="float" office:value="42736">
            <text:p>ene-17</text:p>
          </table:table-cell>
          <table:table-cell table:style-name="ce240" table:formula="of:=IF(([.M74]=0);0;(DATE(YEAR([.M74]);MONTH([.M74])+1;1)))" office:value-type="float" office:value="42767">
            <text:p>feb-17</text:p>
          </table:table-cell>
          <table:table-cell table:style-name="ce240" table:formula="of:=IF(([.N74]=0);0;(DATE(YEAR([.N74]);MONTH([.N74])+1;1)))" office:value-type="float" office:value="42795">
            <text:p>mar-17</text:p>
          </table:table-cell>
          <table:table-cell table:number-columns-repeated="1009"/>
        </table:table-row>
        <table:table-row table:style-name="ro7" table:visibility="collapse">
          <table:table-cell/>
          <table:table-cell table:style-name="ce183" table:formula="of:=IF([$Solicitud.$D$28]=&quot;&quot;;&quot;&quot;;[$Solicitud.$D$28])">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number-columns-repeated="1024"/>
        </table:table-row>
        <table:table-row table:style-name="ro7" table:visibility="collapse">
          <table:table-cell/>
          <table:table-cell table:style-name="ce182" office:value-type="string">
            <text:p>Cult./ Mes</text:p>
          </table:table-cell>
          <table:table-cell table:style-name="ce194" table:formula="of:=DATE(YEAR([.O74]);MONTH([.O74]);1)" office:value-type="float" office:value="42795">
            <text:p>mar-17</text:p>
          </table:table-cell>
          <table:table-cell table:style-name="ce194" table:formula="of:=+DATE(YEAR([.C79]);MONTH([.C79])+1;1)" office:value-type="float" office:value="42826">
            <text:p>abr-17</text:p>
          </table:table-cell>
          <table:table-cell table:style-name="ce194" table:formula="of:=IF(([.D79]=0);0;(DATE(YEAR([.D79]);MONTH([.D79])+1;1)))" office:value-type="float" office:value="42856">
            <text:p>may-17</text:p>
          </table:table-cell>
          <table:table-cell table:style-name="ce194" table:formula="of:=IF(([.E79]=0);0;(DATE(YEAR([.E79]);MONTH([.E79])+1;1)))" office:value-type="float" office:value="42887">
            <text:p>jun-17</text:p>
          </table:table-cell>
          <table:table-cell table:style-name="ce194" table:formula="of:=IF(([.F79]=0);0;(DATE(YEAR([.F79]);MONTH([.F79])+1;1)))" office:value-type="float" office:value="42917">
            <text:p>jul-17</text:p>
          </table:table-cell>
          <table:table-cell table:style-name="ce194" table:formula="of:=IF(([.G79]=0);0;(DATE(YEAR([.G79]);MONTH([.G79])+1;1)))" office:value-type="float" office:value="42948">
            <text:p>ago-17</text:p>
          </table:table-cell>
          <table:table-cell table:style-name="ce194" table:formula="of:=IF(([.H79]=0);0;(DATE(YEAR([.H79]);MONTH([.H79])+1;1)))" office:value-type="float" office:value="42979">
            <text:p>sep-17</text:p>
          </table:table-cell>
          <table:table-cell table:style-name="ce194" table:formula="of:=IF(([.I79]=0);0;(DATE(YEAR([.I79]);MONTH([.I79])+1;1)))" office:value-type="float" office:value="43009">
            <text:p>oct-17</text:p>
          </table:table-cell>
          <table:table-cell table:style-name="ce194" table:formula="of:=IF(([.J79]=0);0;(DATE(YEAR([.J79]);MONTH([.J79])+1;1)))" office:value-type="float" office:value="43040">
            <text:p>nov-17</text:p>
          </table:table-cell>
          <table:table-cell table:style-name="ce194" table:formula="of:=IF(([.K79]=0);0;(DATE(YEAR([.K79]);MONTH([.K79])+1;1)))" office:value-type="float" office:value="43070">
            <text:p>dic-17</text:p>
          </table:table-cell>
          <table:table-cell table:style-name="ce194" table:formula="of:=IF(([.L79]=0);0;(DATE(YEAR([.L79]);MONTH([.L79])+1;1)))" office:value-type="float" office:value="43101">
            <text:p>ene-18</text:p>
          </table:table-cell>
          <table:table-cell table:style-name="ce240" table:formula="of:=IF(([.M79]=0);0;(DATE(YEAR([.M79]);MONTH([.M79])+1;1)))" office:value-type="float" office:value="43132">
            <text:p>feb-18</text:p>
          </table:table-cell>
          <table:table-cell table:style-name="ce240" table:formula="of:=IF(([.N79]=0);0;(DATE(YEAR([.N79]);MONTH([.N79])+1;1)))" office:value-type="float" office:value="43160">
            <text:p>mar-18</text:p>
          </table:table-cell>
          <table:table-cell table:number-columns-repeated="1009"/>
        </table:table-row>
        <table:table-row table:style-name="ro7" table:visibility="collapse">
          <table:table-cell/>
          <table:table-cell table:style-name="ce183" table:formula="of:=IF([$Solicitud.$D$28]=&quot;&quot;;&quot;&quot;;[$Solicitud.$D$28])">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0]=&quot;&quot;;&quot;&quot;;[$Solicitud.$D$30])">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7" table:visibility="collapse">
          <table:table-cell/>
          <table:table-cell table:style-name="ce183" table:formula="of:=IF([$Solicitud.$D$32]=&quot;&quot;;&quot;&quot;;[$Solicitud.$D$32])">
            <text:p/>
          </table:table-cell>
          <table:table-cell table:style-name="ce195"/>
          <table:table-cell table:style-name="ce201"/>
          <table:table-cell table:style-name="ce206"/>
          <table:table-cell table:style-name="ce201" table:number-columns-repeated="10"/>
          <table:table-cell table:number-columns-repeated="1009"/>
        </table:table-row>
        <table:table-row table:style-name="ro2" table:number-rows-repeated="2">
          <table:table-cell table:number-columns-repeated="1024"/>
        </table:table-row>
        <table:table-row table:style-name="ro3">
          <table:table-cell/>
          <table:table-cell table:style-name="ce184" table:number-columns-repeated="2"/>
          <table:table-cell table:number-columns-repeated="3"/>
          <table:table-cell table:style-name="ce184"/>
          <table:table-cell table:style-name="ce184">
            <draw:frame table:end-cell-address="'Evaluación Cualitativa'.J87" table:end-x="1.373cm" table:end-y="0.282cm" draw:z-index="0" draw:name="CommandButton1" draw:style-name="gr1" draw:text-style-name="P1" svg:width="6.782cm" svg:height="0.933cm" svg:x="0.394cm" svg:y="0.336cm">
              <draw:image xlink:href="Pictures/2000002E000015910000035E2D5E0500.wmf" xlink:type="simple" xlink:show="embed" xlink:actuate="onLoad">
                <text:p/>
              </draw:image>
            </draw:frame>
          </table:table-cell>
          <table:table-cell table:style-name="ce184" table:number-columns-repeated="6"/>
          <table:table-cell table:number-columns-repeated="1010"/>
        </table:table-row>
        <table:table-row table:style-name="ro3">
          <table:table-cell/>
          <table:table-cell table:style-name="ce184" table:number-columns-repeated="2"/>
          <table:table-cell table:number-columns-repeated="3"/>
          <table:table-cell table:style-name="ce184" table:number-columns-repeated="8"/>
          <table:table-cell table:number-columns-repeated="1010"/>
        </table:table-row>
        <table:table-row table:style-name="ro3">
          <table:table-cell/>
          <table:table-cell table:style-name="ce184" table:number-columns-repeated="2"/>
          <table:table-cell table:style-name="ce202" office:value-type="string" table:number-columns-spanned="3" table:number-rows-spanned="1">
            <text:p>Analista de Creditos</text:p>
          </table:table-cell>
          <table:covered-table-cell table:number-columns-repeated="2" table:style-name="ce202"/>
          <table:table-cell table:style-name="ce184" table:number-columns-repeated="8"/>
          <table:table-cell table:number-columns-repeated="1010"/>
        </table:table-row>
        <table:table-row table:style-name="ro3" table:number-rows-repeated="37">
          <table:table-cell/>
          <table:table-cell table:style-name="ce184" table:number-columns-repeated="13"/>
          <table:table-cell table:number-columns-repeated="1010"/>
        </table:table-row>
        <table:table-row table:style-name="ro3" table:visibility="collapse">
          <table:table-cell/>
          <table:table-cell table:style-name="ce184" table:number-columns-repeated="13"/>
          <table:table-cell table:number-columns-repeated="1010"/>
        </table:table-row>
        <table:table-row table:style-name="ro3" table:visibility="collapse">
          <table:table-cell table:style-name="ce166"/>
          <table:table-cell table:style-name="ce185" table:number-columns-repeated="13"/>
          <table:table-cell table:style-name="ce166" table:number-columns-repeated="2"/>
          <table:table-cell table:number-columns-repeated="4"/>
          <table:table-cell office:value-type="string">
            <text:p>max</text:p>
          </table:table-cell>
          <table:table-cell office:value-type="string">
            <text:p>min</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5]" office:value-type="string" office:string-value="Posesionario">
            <text:p>Posesionario</text:p>
          </table:table-cell>
          <table:table-cell table:formula="of:=[$Solicitud.CG205]" office:value-type="float" office:value="0">
            <text:p>0</text:p>
          </table:table-cell>
          <table:table-cell table:formula="of:=[$Solicitud.CH205]" office:value-type="float" office:value="0">
            <text:p>0</text:p>
          </table:table-cell>
          <table:table-cell table:number-columns-repeated="1004"/>
        </table:table-row>
        <table:table-row table:style-name="ro3" table:visibility="collapse">
          <table:table-cell/>
          <table:table-cell table:style-name="ce184" table:number-columns-repeated="13"/>
          <table:table-cell table:number-columns-repeated="3"/>
          <table:table-cell table:formula="of:=[$Solicitud.CF206]" office:value-type="string" office:string-value="Propietario">
            <text:p>Propietario</text:p>
          </table:table-cell>
          <table:table-cell table:formula="of:=[$Solicitud.CG206]" office:value-type="float" office:value="0">
            <text:p>0</text:p>
          </table:table-cell>
          <table:table-cell table:formula="of:=[$Solicitud.CH206]" office:value-type="float" office:value="0">
            <text:p>0</text:p>
          </table:table-cell>
          <table:table-cell table:formula="of:=[$Solicitud.CI206]" office:value-type="float" office:value="0">
            <text:p>0</text:p>
          </table:table-cell>
          <table:table-cell table:formula="of:=[.S128]+1" office:value-type="float" office:value="1">
            <text:p>1</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7]" office:value-type="string" office:string-value="Arrendatario">
            <text:p>Arrendatario</text:p>
          </table:table-cell>
          <table:table-cell table:formula="of:=[$Solicitud.CG207]" office:value-type="float" office:value="0">
            <text:p>0</text:p>
          </table:table-cell>
          <table:table-cell table:formula="of:=[$Solicitud.CH207]" office:value-type="float" office:value="0">
            <text:p>0</text:p>
          </table:table-cell>
          <table:table-cell table:formula="of:=[$Solicitud.CI207]" office:value-type="float" office:value="0">
            <text:p>0</text:p>
          </table:table-cell>
          <table:table-cell table:formula="of:=[.S129]+1" office:value-type="float" office:value="1">
            <text:p>1</text:p>
          </table:table-cell>
          <table:table-cell table:number-columns-repeated="1002"/>
        </table:table-row>
        <table:table-row table:style-name="ro3" table:visibility="collapse">
          <table:table-cell/>
          <table:table-cell table:style-name="ce184" table:number-columns-repeated="13"/>
          <table:table-cell table:number-columns-repeated="3"/>
          <table:table-cell table:formula="of:=[$Solicitud.CF208]" office:value-type="string" office:string-value="Propio y Arrendado">
            <text:p>Propio y Arrendado</text:p>
          </table:table-cell>
          <table:table-cell table:formula="of:=[$Solicitud.CG208]" office:value-type="float" office:value="0">
            <text:p>0</text:p>
          </table:table-cell>
          <table:table-cell table:formula="of:=[$Solicitud.CH208]" office:value-type="float" office:value="0">
            <text:p>0</text:p>
          </table:table-cell>
          <table:table-cell table:formula="of:=[$Solicitud.CI208]" office:value-type="float" office:value="0">
            <text:p>0</text:p>
          </table:table-cell>
          <table:table-cell table:number-columns-repeated="1003"/>
        </table:table-row>
        <table:table-row table:style-name="ro3" table:visibility="collapse">
          <table:table-cell/>
          <table:table-cell table:style-name="ce184" table:number-columns-repeated="13"/>
          <table:table-cell table:number-columns-repeated="4"/>
          <table:table-cell table:formula="of:=SUM([.S128:.S130])" office:value-type="float" office:value="0">
            <text:p>0</text:p>
          </table:table-cell>
          <table:table-cell table:number-columns-repeated="1005"/>
        </table:table-row>
        <table:table-row table:style-name="ro3" table:number-rows-repeated="8">
          <table:table-cell/>
          <table:table-cell table:style-name="ce184" table:number-columns-repeated="13"/>
          <table:table-cell table:number-columns-repeated="1010"/>
        </table:table-row>
        <table:table-row table:style-name="ro3">
          <table:table-cell/>
          <table:table-cell table:style-name="ce184"/>
          <table:table-cell table:number-columns-repeated="1022"/>
        </table:table-row>
        <table:table-row table:style-name="ro2" table:number-rows-repeated="62">
          <table:table-cell table:number-columns-repeated="1024"/>
        </table:table-row>
        <table:table-row table:style-name="ro2">
          <table:table-cell table:style-name="ce167" table:number-columns-repeated="16"/>
          <table:table-cell/>
          <table:table-cell table:style-name="ce167" table:number-columns-repeated="1007"/>
        </table:table-row>
        <table:table-row table:style-name="ro3">
          <table:table-cell table:style-name="ce168" office:value-type="string">
            <text:p>Propio Cancelado</text:p>
          </table:table-cell>
          <table:table-cell table:number-columns-repeated="1023"/>
        </table:table-row>
        <table:table-row table:style-name="ro3">
          <table:table-cell table:style-name="ce168" office:value-type="string">
            <text:p>Propio pero hipotecado</text:p>
          </table:table-cell>
          <table:table-cell table:number-columns-repeated="1023"/>
        </table:table-row>
        <table:table-row table:style-name="ro3">
          <table:table-cell table:style-name="ce168" office:value-type="string">
            <text:p>Propio pero aun lo esta pagando</text:p>
          </table:table-cell>
          <table:table-cell table:number-columns-repeated="1023"/>
        </table:table-row>
        <table:table-row table:style-name="ro3">
          <table:table-cell table:style-name="ce168" office:value-type="string">
            <text:p>Alquilado</text:p>
          </table:table-cell>
          <table:table-cell table:number-columns-repeated="1023"/>
        </table:table-row>
        <table:table-row table:style-name="ro3">
          <table:table-cell table:style-name="ce168" office:value-type="string">
            <text:p>Otros Especificar</text:p>
          </table:table-cell>
          <table:table-cell table:number-columns-repeated="1023"/>
        </table:table-row>
        <table:table-row table:style-name="ro2" table:number-rows-repeated="3">
          <table:table-cell table:number-columns-repeated="1024"/>
        </table:table-row>
        <table:table-row table:style-name="ro2">
          <table:table-cell table:number-columns-repeated="2"/>
          <table:table-cell table:style-name="ce167" table:number-columns-repeated="13"/>
          <table:table-cell table:number-columns-repeated="1009"/>
        </table:table-row>
        <table:table-row table:style-name="ro2">
          <table:table-cell/>
          <table:table-cell table:style-name="ce167"/>
          <table:table-cell table:number-columns-repeated="2"/>
          <table:table-cell office:value-type="string">
            <text:p>Normal</text:p>
          </table:table-cell>
          <table:table-cell table:number-columns-repeated="1019"/>
        </table:table-row>
        <table:table-row table:style-name="ro2">
          <table:table-cell table:number-columns-repeated="4"/>
          <table:table-cell office:value-type="string">
            <text:p>CPP</text:p>
          </table:table-cell>
          <table:table-cell table:number-columns-repeated="1019"/>
        </table:table-row>
        <table:table-row table:style-name="ro2">
          <table:table-cell table:number-columns-repeated="4"/>
          <table:table-cell office:value-type="string">
            <text:p>Deficiente</text:p>
          </table:table-cell>
          <table:table-cell table:number-columns-repeated="1019"/>
        </table:table-row>
        <table:table-row table:style-name="ro2">
          <table:table-cell table:number-columns-repeated="4"/>
          <table:table-cell office:value-type="string">
            <text:p>Dudoso</text:p>
          </table:table-cell>
          <table:table-cell table:number-columns-repeated="1019"/>
        </table:table-row>
        <table:table-row table:style-name="ro2">
          <table:table-cell table:number-columns-repeated="4"/>
          <table:table-cell office:value-type="string">
            <text:p>Perdida</text:p>
          </table:table-cell>
          <table:table-cell table:number-columns-repeated="1019"/>
        </table:table-row>
        <table:table-row table:style-name="ro2" table:number-rows-repeated="1048358">
          <table:table-cell table:number-columns-repeated="1024"/>
        </table:table-row>
        <table:table-row table:style-name="ro2">
          <table:table-cell table:number-columns-repeated="1024"/>
        </table:table-row>
        <table:named-expressions>
          <table:named-range table:name="RESPALDO" table:base-cell-address="$Solicitud.$A$1" table:cell-range-address="$'Evaluación Cuantitativa'.$I$58"/>
        </table:named-expressions>
      </table:table>
      <table:table table:name="parametros" table:style-name="ta5" table:print="false">
        <table:table-column table:style-name="co20" table:default-cell-style-name="Default"/>
        <table:table-column table:style-name="co42" table:default-cell-style-name="Default"/>
        <table:table-column table:style-name="co36"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20" table:default-cell-style-name="Default"/>
        <table:table-column table:style-name="co19" table:default-cell-style-name="Default"/>
        <table:table-column table:style-name="co20" table:number-columns-repeated="1015" table:default-cell-style-name="Default"/>
        <table:table-row table:style-name="ro3">
          <table:table-cell table:number-columns-repeated="3"/>
          <table:table-cell table:style-name="ce149"/>
          <table:table-cell table:number-columns-repeated="1020"/>
        </table:table-row>
        <table:table-row table:style-name="ro2">
          <table:table-cell/>
          <table:table-cell office:value-type="string">
            <text:p>contraseña</text:p>
          </table:table-cell>
          <table:table-cell office:value-type="string">
            <text:p>meca</text:p>
          </table:table-cell>
          <table:table-cell table:number-columns-repeated="1021"/>
        </table:table-row>
        <table:table-row table:style-name="ro2" table:number-rows-repeated="20">
          <table:table-cell table:number-columns-repeated="1024"/>
        </table:table-row>
        <table:table-row table:style-name="ro2">
          <table:table-cell table:style-name="ce140"/>
          <table:table-cell table:number-columns-repeated="1023"/>
        </table:table-row>
        <table:table-row table:style-name="ro2" table:number-rows-repeated="10">
          <table:table-cell table:number-columns-repeated="1024"/>
        </table:table-row>
        <table:table-row table:style-name="ro2">
          <table:table-cell table:style-name="ce140"/>
          <table:table-cell table:number-columns-repeated="1023"/>
        </table:table-row>
        <table:named-expressions/>
      </table:table>
      <table:table table:name="Evaluación Cuantitativa" table:style-name="ta6" table:print="false">
        <office:forms form:automatic-focus="false" form:apply-design-mode="false">
          <form:form form:name="Formulario" form:apply-filter="true" form:command-type="table" form:control-implementation="ooo:com.sun.star.form.component.Form" office:target-frame="" xlink:href="" xlink:type="simple">
            <form:button form:name="Botón 1" form:control-implementation="ooo:com.sun.star.form.component.CommandButton" xml:id="control1" form:id="control1" form:label="Flujo de Caja"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ódulo1.flujocaja?language=Basic&amp;location=document" xlink:type="simple"/>
              </office:event-listeners>
            </form:button>
          </form:form>
        </office:forms>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default-cell-style-name="Default"/>
        <table:table-column table:style-name="co55" table:default-cell-style-name="Default"/>
        <table:table-column table:style-name="co56" table:default-cell-style-name="Default"/>
        <table:table-column table:style-name="co57" table:visibility="collapse" table:default-cell-style-name="Default"/>
        <table:table-column table:style-name="co58" table:default-cell-style-name="Default"/>
        <table:table-column table:style-name="co48" table:default-cell-style-name="ce458"/>
        <table:table-column table:style-name="co59" table:default-cell-style-name="Default"/>
        <table:table-column table:style-name="co39"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ce162"/>
        <table:table-column table:style-name="co46" table:default-cell-style-name="ce488"/>
        <table:table-column table:style-name="co65" table:default-cell-style-name="ce488"/>
        <table:table-column table:style-name="co66" table:default-cell-style-name="Default"/>
        <table:table-column table:style-name="co39" table:default-cell-style-name="Default"/>
        <table:table-column table:style-name="co67" table:default-cell-style-name="Default"/>
        <table:table-column table:style-name="co51"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39" table:number-columns-repeated="21" table:default-cell-style-name="Default"/>
        <table:table-column table:style-name="co71" table:default-cell-style-name="Default"/>
        <table:table-column table:style-name="co72" table:default-cell-style-name="Default"/>
        <table:table-column table:style-name="co44" table:default-cell-style-name="Default"/>
        <table:table-column table:style-name="co66" table:default-cell-style-name="Default"/>
        <table:table-column table:style-name="co64" table:default-cell-style-name="Default"/>
        <table:table-column table:style-name="co14" table:default-cell-style-name="Default"/>
        <table:table-column table:style-name="co73" table:default-cell-style-name="Default"/>
        <table:table-column table:style-name="co74" table:default-cell-style-name="Default"/>
        <table:table-column table:style-name="co75" table:default-cell-style-name="Default"/>
        <table:table-column table:style-name="co39" table:number-columns-repeated="7" table:default-cell-style-name="Default"/>
        <table:table-column table:style-name="co43" table:default-cell-style-name="Default"/>
        <table:table-column table:style-name="co39" table:default-cell-style-name="Default"/>
        <table:table-column table:style-name="co76" table:default-cell-style-name="Default"/>
        <table:table-column table:style-name="co39" table:number-columns-repeated="952" table:default-cell-style-name="Default"/>
        <table:table-row table:style-name="ro1">
          <table:table-cell table:number-columns-repeated="1024"/>
        </table:table-row>
        <table:table-row table:style-name="ro1">
          <table:table-cell/>
          <table:table-cell table:style-name="ce255" office:value-type="string" table:number-columns-spanned="22" table:number-rows-spanned="1">
            <text:p>EVALUACIÓN CUANTITATIVA AGRÍCOLA</text:p>
          </table:table-cell>
          <table:covered-table-cell table:number-columns-repeated="11" table:style-name="ce293"/>
          <table:covered-table-cell table:style-name="ce459"/>
          <table:covered-table-cell table:number-columns-repeated="7" table:style-name="ce293"/>
          <table:covered-table-cell table:style-name="ce570"/>
          <table:covered-table-cell table:style-name="ce601"/>
          <table:table-cell table:style-name="ce636"/>
          <table:table-cell table:style-name="ce647" table:number-columns-repeated="3"/>
          <table:table-cell table:number-columns-repeated="997"/>
        </table:table-row>
        <table:table-row table:style-name="ro1">
          <table:table-cell/>
          <table:table-cell table:style-name="ce256" table:number-columns-repeated="2"/>
          <table:table-cell table:style-name="ce264" table:number-columns-repeated="10"/>
          <table:table-cell table:style-name="ce460"/>
          <table:table-cell table:number-columns-repeated="1010"/>
        </table:table-row>
        <table:table-row table:style-name="ro1">
          <table:table-cell/>
          <table:table-cell table:style-name="ce257" office:value-type="string" table:number-columns-spanned="13" table:number-rows-spanned="1">
            <text:p>ESTADO DE RESULTADOS</text:p>
          </table:table-cell>
          <table:covered-table-cell table:number-columns-repeated="11" table:style-name="ce294"/>
          <table:covered-table-cell table:style-name="ce461"/>
          <table:table-cell/>
          <table:table-cell table:style-name="ce492" office:value-type="string" table:number-columns-spanned="8" table:number-rows-spanned="1">
            <text:p>BALANCE GENERAL</text:p>
          </table:table-cell>
          <table:covered-table-cell table:number-columns-repeated="5" table:style-name="ce535"/>
          <table:covered-table-cell table:style-name="ce571"/>
          <table:covered-table-cell table:style-name="ce602"/>
          <table:table-cell table:style-name="ce637"/>
          <table:table-cell table:number-columns-repeated="1000"/>
        </table:table-row>
        <table:table-row table:style-name="ro1">
          <table:table-cell table:style-name="ce253"/>
          <table:table-cell table:style-name="ce258"/>
          <table:table-cell table:style-name="ce295" table:number-columns-repeated="8"/>
          <table:table-cell table:style-name="ce420" office:value-type="string">
            <text:p>Plazo</text:p>
          </table:table-cell>
          <table:table-cell table:style-name="ce420"/>
          <table:table-cell table:style-name="ce447" table:formula="of:=[$Solicitud.CF191]-1" office:value-type="float" office:value="7">
            <text:p>7</text:p>
          </table:table-cell>
          <table:table-cell table:style-name="ce462" office:value-type="string">
            <text:p>meses</text:p>
          </table:table-cell>
          <table:table-cell table:style-name="ce253"/>
          <table:table-cell table:style-name="ce493"/>
          <table:table-cell table:style-name="ce536" table:number-columns-repeated="5"/>
          <table:table-cell table:style-name="ce572"/>
          <table:table-cell table:style-name="ce603" table:number-columns-repeated="2"/>
          <table:table-cell table:style-name="ce253" table:number-columns-repeated="1000"/>
        </table:table-row>
        <table:table-row table:style-name="ro1">
          <table:table-cell/>
          <table:table-cell table:style-name="ce259" office:value-type="string" table:number-columns-spanned="12" table:number-rows-spanned="1">
            <text:p>INGRESOS TOTALES</text:p>
          </table:table-cell>
          <table:covered-table-cell table:number-columns-repeated="10" table:style-name="ce296"/>
          <table:covered-table-cell table:style-name="ce448"/>
          <table:table-cell table:style-name="ce463" table:formula="of:=[.N7]+[.N14]+[.N19]" office:value-type="float" office:value="0">
            <text:p>S/. 0</text:p>
          </table:table-cell>
          <table:table-cell/>
          <table:table-cell table:style-name="ce494" office:value-type="string" table:number-columns-spanned="7" table:number-rows-spanned="1">
            <text:p>TOTAL ACTIVOS</text:p>
          </table:table-cell>
          <table:covered-table-cell table:number-columns-repeated="5" table:style-name="ce537"/>
          <table:covered-table-cell table:style-name="ce573"/>
          <table:table-cell table:style-name="ce604" table:formula="of:=[.W7]+[.W31]" office:value-type="float" office:value="0">
            <text:p>S/. 0.00</text:p>
          </table:table-cell>
          <table:table-cell table:number-columns-repeated="2"/>
          <table:table-cell table:style-name="ce648"/>
          <table:table-cell table:number-columns-repeated="998"/>
        </table:table-row>
        <table:table-row table:style-name="ro1">
          <table:table-cell/>
          <table:table-cell table:style-name="ce260" office:value-type="string" table:number-columns-spanned="12" table:number-rows-spanned="1">
            <text:p>VENTAS AGROPECUARIAS</text:p>
          </table:table-cell>
          <table:covered-table-cell table:style-name="ce297"/>
          <table:covered-table-cell table:style-name="ce321"/>
          <table:covered-table-cell table:number-columns-repeated="2" table:style-name="ce297"/>
          <table:covered-table-cell table:number-columns-repeated="6" table:style-name="ce321"/>
          <table:covered-table-cell table:style-name="ce449"/>
          <table:table-cell table:style-name="ce464" table:formula="of:=SUM([.K10:.L12])" office:value-type="float" office:value="0">
            <text:p>S/. 0</text:p>
          </table:table-cell>
          <table:table-cell/>
          <table:table-cell table:style-name="ce176" office:value-type="string" table:number-columns-spanned="7" table:number-rows-spanned="1">
            <text:p>A) <text:s/>ACTIVOS CORRIENTE</text:p>
          </table:table-cell>
          <table:covered-table-cell table:number-columns-repeated="5" table:style-name="ce538"/>
          <table:covered-table-cell table:style-name="ce574"/>
          <table:table-cell table:style-name="ce605" table:formula="of:=[.W8]+[.W13]+[.W16]+[.W18]" office:value-type="float" office:value="0">
            <text:p>S/. 0.00</text:p>
          </table:table-cell>
          <table:table-cell table:number-columns-repeated="1001"/>
        </table:table-row>
        <table:table-row table:style-name="ro1">
          <table:table-cell/>
          <table:table-cell table:style-name="ce261" table:formula="of:=IF(OR([$Solicitud.D26]=&quot;Pecuario&quot;;[$Solicitud.D26]=&quot;Kiva Pecuario&quot;);&quot;CRIANZA&quot;;&quot;CULTIVO&quot;)" office:value-type="string" office:string-value="CULTIVO" table:number-columns-spanned="1" table:number-rows-spanned="2">
            <text:p>CULTIVO</text:p>
          </table:table-cell>
          <table:table-cell table:style-name="ce298" table:formula="of:=IF([$Solicitud.D26]=&quot;Pecuario&quot;;&quot;N° Cabezas&quot;;&quot;Has.&quot;)" office:value-type="string" office:string-value="Has." table:number-columns-spanned="1" table:number-rows-spanned="2">
            <text:p>Has.</text:p>
          </table:table-cell>
          <table:table-cell table:style-name="ce263" office:value-type="string" table:number-columns-spanned="3" table:number-rows-spanned="1">
            <text:p>Producción</text:p>
          </table:table-cell>
          <table:covered-table-cell table:number-columns-repeated="2" table:style-name="ce342"/>
          <table:table-cell table:style-name="ce261" office:value-type="string" table:number-columns-spanned="1" table:number-rows-spanned="2">
            <text:p>Rendimiento Ponderado</text:p>
          </table:table-cell>
          <table:table-cell table:style-name="ce261" office:value-type="string" table:number-columns-spanned="1" table:number-rows-spanned="2">
            <text:p>Cosumos y Mermas</text:p>
          </table:table-cell>
          <table:table-cell table:style-name="ce261" office:value-type="string" table:number-columns-spanned="1" table:number-rows-spanned="2">
            <text:p>Producción a la Venta</text:p>
          </table:table-cell>
          <table:table-cell table:style-name="ce261" office:value-type="string" table:number-columns-spanned="1" table:number-rows-spanned="2">
            <text:p>Precio <text:s text:c="2"/>S/.</text:p>
          </table:table-cell>
          <table:table-cell table:style-name="ce347" office:value-type="string" table:number-columns-spanned="2" table:number-rows-spanned="2">
            <text:p>Ingresos</text:p>
          </table:table-cell>
          <table:covered-table-cell table:style-name="ce432"/>
          <table:table-cell table:style-name="ce261" office:value-type="string" table:number-columns-spanned="1" table:number-rows-spanned="2">
            <text:p>Frec. De Ventas</text:p>
          </table:table-cell>
          <table:table-cell table:style-name="ce460"/>
          <table:table-cell/>
          <table:table-cell table:style-name="ce495" office:value-type="string" table:number-columns-spanned="7" table:number-rows-spanned="1">
            <text:p>Caja y Bancos</text:p>
          </table:table-cell>
          <table:covered-table-cell table:number-columns-repeated="5" table:style-name="ce539"/>
          <table:covered-table-cell table:style-name="ce575"/>
          <table:table-cell table:style-name="ce605" table:formula="of:=SUM([.W9:.W12])" office:value-type="float" office:value="0">
            <text:p>S/. 0.00</text:p>
          </table:table-cell>
          <table:table-cell table:style-name="ce638"/>
          <table:table-cell table:number-columns-repeated="1000"/>
        </table:table-row>
        <table:table-row table:style-name="ro1">
          <table:table-cell/>
          <table:covered-table-cell table:number-columns-repeated="2" table:style-name="ce262"/>
          <table:table-cell table:style-name="ce322" office:value-type="string">
            <text:p>Camp. Anterior</text:p>
          </table:table-cell>
          <table:table-cell table:style-name="ce267" office:value-type="string">
            <text:p>Mínimo</text:p>
          </table:table-cell>
          <table:table-cell table:style-name="ce263" office:value-type="string">
            <text:p>Máximo</text:p>
          </table:table-cell>
          <table:covered-table-cell table:number-columns-repeated="4" table:style-name="ce262"/>
          <table:covered-table-cell table:number-columns-repeated="2" table:style-name="ce421"/>
          <table:covered-table-cell table:style-name="ce262"/>
          <table:table-cell table:style-name="ce460"/>
          <table:table-cell/>
          <table:table-cell table:style-name="ce496" office:value-type="string" table:number-columns-spanned="7" table:number-rows-spanned="1">
            <text:p>Efectivo</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28]=&quot;&quot;;&quot;&quot;;[$Solicitud.$D$28])">
            <text:p/>
          </table:table-cell>
          <table:table-cell table:style-name="ce299" table:formula="of:=[$Solicitud.E28]" office:value-type="float" office:value="0">
            <text:p>0</text:p>
          </table:table-cell>
          <table:table-cell table:style-name="ce323"/>
          <table:table-cell table:style-name="ce343" table:formula="of:=[$'Costo Produc.1'.C6]" office:value-type="float" office:value="0">
            <text:p>0</text:p>
          </table:table-cell>
          <table:table-cell table:style-name="ce361"/>
          <table:table-cell table:style-name="ce369" table:formula="of:=IF([.$B$8]=&quot;CRIANZA&quot;;(([.E10]*2)+[.F10])/3;(([.E10]*2)+[.F10]+[.D10])/4)" office:value-type="float" office:value="0">
            <text:p>0</text:p>
          </table:table-cell>
          <table:table-cell table:style-name="ce361"/>
          <table:table-cell table:style-name="ce396" table:formula="of:=[.G10]-[.H10]" office:value-type="float" office:value="0">
            <text:p>0</text:p>
          </table:table-cell>
          <table:table-cell table:style-name="ce409" table:formula="of:=[$'Costo Produc.1'.I6]" office:value-type="float" office:value="0">
            <text:p>0.00</text:p>
          </table:table-cell>
          <table:table-cell table:style-name="ce422" table:formula="of:=[.C10]*[.I10]*[.J10]" office:value-type="float" office:value="0" table:number-columns-spanned="2" table:number-rows-spanned="1">
            <text:p>S/. 0</text:p>
          </table:table-cell>
          <table:covered-table-cell table:style-name="ce433"/>
          <table:table-cell table:style-name="ce450" table:content-validation-name="val49"/>
          <table:table-cell table:style-name="ce460"/>
          <table:table-cell table:style-name="ce488"/>
          <table:table-cell table:style-name="ce497" office:value-type="string" table:number-columns-spanned="7" table:number-rows-spanned="1">
            <text:p>Cuenta Corriente</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30]=&quot;&quot;;&quot;&quot;;[$Solicitud.$D$30])">
            <text:p/>
          </table:table-cell>
          <table:table-cell table:style-name="ce299" table:formula="of:=[$Solicitud.E30]" office:value-type="float" office:value="0">
            <text:p>0</text:p>
          </table:table-cell>
          <table:table-cell table:style-name="ce324"/>
          <table:table-cell table:style-name="ce343" table:formula="of:=[$'Costo Produc.2'.C6]" office:value-type="float" office:value="0">
            <text:p>0</text:p>
          </table:table-cell>
          <table:table-cell table:style-name="ce362"/>
          <table:table-cell table:style-name="ce369" table:formula="of:=IF([.$B$8]=&quot;CRIANZA&quot;;(([.E11]*2)+[.F11])/3;(([.E11]*2)+[.F11]+[.D11])/4)" office:value-type="float" office:value="0">
            <text:p>0</text:p>
          </table:table-cell>
          <table:table-cell table:style-name="ce384"/>
          <table:table-cell table:style-name="ce343" table:formula="of:=[.G11]-[.H11]" office:value-type="float" office:value="0">
            <text:p>0</text:p>
          </table:table-cell>
          <table:table-cell table:style-name="ce409" table:formula="of:=[$'Costo Produc.2'.I6]" office:value-type="float" office:value="0">
            <text:p>0.00</text:p>
          </table:table-cell>
          <table:table-cell table:style-name="ce422" table:formula="of:=[.C11]*[.I11]*[.J11]" office:value-type="float" office:value="0" table:number-columns-spanned="2" table:number-rows-spanned="1">
            <text:p>S/. 0</text:p>
          </table:table-cell>
          <table:covered-table-cell table:style-name="ce433"/>
          <table:table-cell table:style-name="ce450" table:content-validation-name="val49"/>
          <table:table-cell table:style-name="ce460"/>
          <table:table-cell table:style-name="ce488"/>
          <table:table-cell table:style-name="ce497" office:value-type="string" table:number-columns-spanned="7" table:number-rows-spanned="1">
            <text:p>Cuenta de ahorros moneda nacional</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3" table:formula="of:=IF([$Solicitud.$D$32]=&quot;&quot;;&quot;&quot;;[$Solicitud.$D$32])">
            <text:p/>
          </table:table-cell>
          <table:table-cell table:style-name="ce299" table:formula="of:=[$Solicitud.E32]" office:value-type="float" office:value="0">
            <text:p>0</text:p>
          </table:table-cell>
          <table:table-cell table:style-name="ce325"/>
          <table:table-cell table:style-name="ce343" table:formula="of:=[$'Costo Produc.3'.C6]" office:value-type="float" office:value="0">
            <text:p>0</text:p>
          </table:table-cell>
          <table:table-cell table:style-name="ce362"/>
          <table:table-cell table:style-name="ce369" table:formula="of:=IF([.$B$8]=&quot;CRIANZA&quot;;(([.E12]*2)+[.F12])/3;(([.E12]*2)+[.F12]+[.D12])/4)" office:value-type="float" office:value="0">
            <text:p>0</text:p>
          </table:table-cell>
          <table:table-cell table:style-name="ce384"/>
          <table:table-cell table:style-name="ce343" table:formula="of:=[.G12]-[.H12]" office:value-type="float" office:value="0">
            <text:p>0</text:p>
          </table:table-cell>
          <table:table-cell table:style-name="ce410" table:formula="of:=[$'Costo Produc.3'.I6]" office:value-type="float" office:value="0">
            <text:p>0.00</text:p>
          </table:table-cell>
          <table:table-cell table:style-name="ce422" table:formula="of:=[.C12]*[.I12]*[.J12]" office:value-type="float" office:value="0" table:number-columns-spanned="2" table:number-rows-spanned="1">
            <text:p>S/. 0</text:p>
          </table:table-cell>
          <table:covered-table-cell table:style-name="ce433"/>
          <table:table-cell table:style-name="ce450" table:content-validation-name="val49"/>
          <table:table-cell table:style-name="ce460"/>
          <table:table-cell/>
          <table:table-cell table:style-name="ce497" office:value-type="string" table:number-columns-spanned="7" table:number-rows-spanned="1">
            <text:p>Cuenta de ahorros moneda extranjera</text:p>
          </table:table-cell>
          <table:covered-table-cell table:number-columns-repeated="5" table:style-name="ce540"/>
          <table:covered-table-cell table:style-name="ce576"/>
          <table:table-cell table:style-name="ce606"/>
          <table:table-cell table:style-name="ce639"/>
          <table:table-cell table:number-columns-repeated="1000"/>
        </table:table-row>
        <table:table-row table:style-name="ro1">
          <table:table-cell/>
          <table:table-cell table:style-name="ce264" table:number-columns-repeated="12"/>
          <table:table-cell table:style-name="ce460"/>
          <table:table-cell/>
          <table:table-cell table:style-name="ce495" office:value-type="string" table:number-columns-spanned="7" table:number-rows-spanned="1">
            <text:p>Cuentas por Cobrar</text:p>
          </table:table-cell>
          <table:covered-table-cell table:number-columns-repeated="5" table:style-name="ce539"/>
          <table:covered-table-cell table:style-name="ce575"/>
          <table:table-cell table:style-name="ce607" table:formula="of:=SUM([.W14:.W15])" office:value-type="float" office:value="0">
            <text:p>S/. 0.00</text:p>
          </table:table-cell>
          <table:table-cell table:style-name="ce639"/>
          <table:table-cell table:number-columns-repeated="1000"/>
        </table:table-row>
        <table:table-row table:style-name="ro1">
          <table:table-cell/>
          <table:table-cell table:style-name="ce260" office:value-type="string" table:number-columns-spanned="12" table:number-rows-spanned="1">
            <text:p>Otras Ventas (cultivo en proceso)</text:p>
          </table:table-cell>
          <table:covered-table-cell table:number-columns-repeated="10" table:style-name="ce297"/>
          <table:covered-table-cell table:style-name="ce449"/>
          <table:table-cell table:style-name="ce465" table:formula="of:=SUM([.F16:.F17])" office:value-type="float" office:value="0">
            <text:p>S/. 0</text:p>
          </table:table-cell>
          <table:table-cell/>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5" office:value-type="string">
            <text:p>Cultivos</text:p>
          </table:table-cell>
          <table:table-cell table:style-name="ce300" office:value-type="string">
            <text:p>Has.</text:p>
          </table:table-cell>
          <table:table-cell table:style-name="ce263" office:value-type="string">
            <text:p>Rendimiento</text:p>
          </table:table-cell>
          <table:table-cell table:style-name="ce344" office:value-type="string">
            <text:p>Precio S/.</text:p>
          </table:table-cell>
          <table:table-cell table:style-name="ce363"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4"/>
          <table:table-cell table:style-name="ce264"/>
          <table:table-cell table:style-name="ce460"/>
          <table:table-cell table:style-name="ce489"/>
          <table:table-cell table:style-name="ce498" table:number-columns-spanned="7" table:number-rows-spanned="1"/>
          <table:covered-table-cell table:number-columns-repeated="5" table:style-name="ce541"/>
          <table:covered-table-cell table:style-name="ce577"/>
          <table:table-cell table:style-name="ce608"/>
          <table:table-cell table:style-name="ce639"/>
          <table:table-cell table:number-columns-repeated="1000"/>
        </table:table-row>
        <table:table-row table:style-name="ro1">
          <table:table-cell/>
          <table:table-cell table:style-name="ce266" table:formula="of:=IF([$Solicitud.C34]=&quot;&quot;;&quot;&quot;;[$Solicitud.C34])">
            <text:p/>
          </table:table-cell>
          <table:table-cell table:style-name="ce267" table:formula="of:=[$Solicitud.D34]" office:value-type="float" office:value="0">
            <text:p>0</text:p>
          </table:table-cell>
          <table:table-cell table:style-name="ce326"/>
          <table:table-cell table:style-name="ce345"/>
          <table:table-cell table:style-name="ce363" table:formula="of:=[.C16]*[.D16]*[.E16]" office:value-type="float" office:value="0">
            <text:p>S/. 0.00</text:p>
          </table:table-cell>
          <table:table-cell/>
          <table:table-cell table:style-name="ce385" table:content-validation-name="val49"/>
          <table:table-cell table:style-name="ce267" table:formula="of:=IF([.H16]=&quot;Al final&quot;;&quot;Cosecha&quot;;&quot;Inicio&quot;)" office:value-type="string" office:string-value="Inicio">
            <text:p>Inicio</text:p>
          </table:table-cell>
          <table:table-cell table:style-name="ce385" table:content-validation-name="val55"/>
          <table:table-cell/>
          <table:table-cell table:style-name="ce264" table:number-columns-repeated="2"/>
          <table:table-cell table:style-name="ce466"/>
          <table:table-cell table:style-name="ce489"/>
          <table:table-cell table:style-name="ce499" office:value-type="string" table:number-columns-spanned="7" table:number-rows-spanned="1">
            <text:p>Alquileres</text:p>
          </table:table-cell>
          <table:covered-table-cell table:number-columns-repeated="5" table:style-name="ce539"/>
          <table:covered-table-cell table:style-name="ce575"/>
          <table:table-cell table:style-name="ce607" table:formula="of:=[.W17]" office:value-type="float" office:value="0">
            <text:p>S/. 0.00</text:p>
          </table:table-cell>
          <table:table-cell table:style-name="ce639"/>
          <table:table-cell table:number-columns-repeated="1000"/>
        </table:table-row>
        <table:table-row table:style-name="ro1">
          <table:table-cell/>
          <table:table-cell table:style-name="ce266" table:formula="of:=IF([$Solicitud.C36]=&quot;&quot;;&quot;&quot;;[$Solicitud.C36])">
            <text:p/>
          </table:table-cell>
          <table:table-cell table:style-name="ce267" table:formula="of:=[$Solicitud.D36]" office:value-type="float" office:value="0">
            <text:p>0</text:p>
          </table:table-cell>
          <table:table-cell table:style-name="ce326"/>
          <table:table-cell table:style-name="ce345"/>
          <table:table-cell table:style-name="ce363" table:formula="of:=[.C17]*[.D17]*[.E17]" office:value-type="float" office:value="0">
            <text:p>S/. 0.00</text:p>
          </table:table-cell>
          <table:table-cell/>
          <table:table-cell table:style-name="ce385" table:content-validation-name="val49"/>
          <table:table-cell table:style-name="ce267" table:formula="of:=IF([.H17]=&quot;Al final&quot;;&quot;Cosecha&quot;;&quot;Inicio&quot;)" office:value-type="string" office:string-value="Inicio">
            <text:p>Inicio</text:p>
          </table:table-cell>
          <table:table-cell table:style-name="ce385" table:content-validation-name="val55"/>
          <table:table-cell/>
          <table:table-cell table:style-name="ce264"/>
          <table:table-cell table:style-name="ce264"/>
          <table:table-cell table:style-name="ce466"/>
          <table:table-cell table:style-name="ce489"/>
          <table:table-cell table:style-name="ce500" table:number-columns-spanned="7" table:number-rows-spanned="1"/>
          <table:covered-table-cell table:number-columns-repeated="5" table:style-name="ce542"/>
          <table:covered-table-cell table:style-name="ce578"/>
          <table:table-cell table:style-name="ce608"/>
          <table:table-cell table:style-name="ce639"/>
          <table:table-cell table:number-columns-repeated="1000"/>
        </table:table-row>
        <table:table-row table:style-name="ro1">
          <table:table-cell/>
          <table:table-cell table:style-name="ce264" table:number-columns-repeated="10"/>
          <table:table-cell table:style-name="ce434"/>
          <table:table-cell table:style-name="ce434"/>
          <table:table-cell table:style-name="ce466"/>
          <table:table-cell/>
          <table:table-cell table:style-name="ce501" office:value-type="string" table:number-columns-spanned="7" table:number-rows-spanned="1">
            <text:p>Inventario Agropecuario <text:s/>( insumos, producción almacenada, cultivos en pie, etc.)</text:p>
          </table:table-cell>
          <table:covered-table-cell table:number-columns-repeated="5" table:style-name="ce543"/>
          <table:covered-table-cell table:style-name="ce579"/>
          <table:table-cell table:style-name="ce609" table:formula="of:=[.W19]+[.W27]" office:value-type="float" office:value="0">
            <text:p>S/. 0.00</text:p>
          </table:table-cell>
          <table:table-cell table:style-name="ce639"/>
          <table:table-cell table:number-columns-repeated="1000"/>
        </table:table-row>
        <table:table-row table:style-name="ro1">
          <table:table-cell table:style-name="ce254"/>
          <table:table-cell table:style-name="ce260" office:value-type="string" table:number-columns-spanned="12" table:number-rows-spanned="1">
            <text:p>Otras Ventas pecuarias</text:p>
          </table:table-cell>
          <table:covered-table-cell table:number-columns-repeated="10" table:style-name="ce297"/>
          <table:covered-table-cell table:style-name="ce449"/>
          <table:table-cell table:style-name="ce467" table:formula="of:=SUM([.F21:.F22])" office:value-type="float" office:value="0">
            <text:p>S/. 0</text:p>
          </table:table-cell>
          <table:table-cell table:style-name="ce254"/>
          <table:table-cell table:style-name="ce502" office:value-type="string" table:number-columns-spanned="7" table:number-rows-spanned="1">
            <text:p>Inventario Agrícola</text:p>
          </table:table-cell>
          <table:covered-table-cell table:number-columns-repeated="5" table:style-name="ce544"/>
          <table:covered-table-cell table:style-name="ce580"/>
          <table:table-cell table:style-name="ce610" table:formula="of:=SUM([.W20:.W26])" office:value-type="float" office:value="0">
            <text:p>S/. 0.00</text:p>
          </table:table-cell>
          <table:table-cell table:style-name="ce640"/>
          <table:table-cell table:style-name="ce254" table:number-columns-repeated="1000"/>
        </table:table-row>
        <table:table-row table:style-name="ro10">
          <table:table-cell/>
          <table:table-cell table:style-name="ce265" office:value-type="string">
            <text:p>Crianza</text:p>
          </table:table-cell>
          <table:table-cell table:style-name="ce300" office:value-type="string">
            <text:p>Cabezas a vender</text:p>
          </table:table-cell>
          <table:table-cell table:style-name="ce300" office:value-type="string">
            <text:p>Kg / <text:s/>Cabeza</text:p>
          </table:table-cell>
          <table:table-cell table:style-name="ce344" office:value-type="string">
            <text:p>Precio S/.</text:p>
          </table:table-cell>
          <table:table-cell table:style-name="ce347" office:value-type="string">
            <text:p>Ingresos</text:p>
          </table:table-cell>
          <table:table-cell/>
          <table:table-cell table:style-name="ce267" office:value-type="string" table:number-columns-spanned="3" table:number-rows-spanned="1">
            <text:p>Frec. de Ventas</text:p>
          </table:table-cell>
          <table:covered-table-cell table:style-name="ce342"/>
          <table:covered-table-cell table:style-name="ce411"/>
          <table:table-cell/>
          <table:table-cell table:style-name="ce435"/>
          <table:table-cell table:style-name="ce451"/>
          <table:table-cell table:style-name="ce468"/>
          <table:table-cell/>
          <table:table-cell table:style-name="ce503" table:formula="of:=IF([.$B$8]=&quot;CULTIVO&quot;;CONCATENATE(&quot;Inversión en Cultivo :    &quot;;[.B10]);&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1'.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ayores</text:p>
          </table:table-cell>
          <table:table-cell table:number-columns-repeated="3" table:style-name="ce301"/>
          <table:table-cell table:style-name="ce364" table:formula="of:=[.C21]*[.D21]*[.E21]" office:value-type="float" office:value="0">
            <text:p>S/. 0</text:p>
          </table:table-cell>
          <table:table-cell/>
          <table:table-cell table:style-name="ce385" table:content-validation-name="val49"/>
          <table:table-cell table:style-name="ce267" table:formula="of:=IF([.H21]=&quot;Al final&quot;;&quot;Venta&quot;;&quot;Inicio&quot;)" office:value-type="string" office:string-value="Inicio">
            <text:p>Inicio</text:p>
          </table:table-cell>
          <table:table-cell table:style-name="ce385" table:content-validation-name="val55"/>
          <table:table-cell/>
          <table:table-cell table:style-name="ce436"/>
          <table:table-cell table:style-name="ce264"/>
          <table:table-cell table:style-name="ce468"/>
          <table:table-cell table:style-name="ce490"/>
          <table:table-cell table:style-name="ce503" table:formula="of:=IF([.$B$8]=&quot;CULTIVO&quot;;CONCATENATE(&quot;Inversión en Cultivo :    &quot;;[.B11]);&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2'.M61]" office:value-type="float" office:value="0">
            <text:p>S/. 0.00</text:p>
          </table:table-cell>
          <table:table-cell table:style-name="ce639"/>
          <table:table-cell table:number-columns-repeated="1000"/>
        </table:table-row>
        <table:table-row table:style-name="ro1">
          <table:table-cell/>
          <table:table-cell table:style-name="ce267" office:value-type="string">
            <text:p>A. <text:s/>menores</text:p>
          </table:table-cell>
          <table:table-cell table:number-columns-repeated="3" table:style-name="ce301"/>
          <table:table-cell table:style-name="ce364" table:formula="of:=[.C22]*[.D22]*[.E22]" office:value-type="float" office:value="0">
            <text:p>S/. 0</text:p>
          </table:table-cell>
          <table:table-cell/>
          <table:table-cell table:style-name="ce385" table:content-validation-name="val49"/>
          <table:table-cell table:style-name="ce267" table:formula="of:=IF([.H22]=&quot;Al final&quot;;&quot;Venta&quot;;&quot;Inicio&quot;)" office:value-type="string" office:string-value="Inicio">
            <text:p>Inicio</text:p>
          </table:table-cell>
          <table:table-cell table:style-name="ce385" table:content-validation-name="val55"/>
          <table:table-cell/>
          <table:table-cell table:style-name="ce436"/>
          <table:table-cell table:style-name="ce264"/>
          <table:table-cell table:style-name="ce468"/>
          <table:table-cell/>
          <table:table-cell table:style-name="ce503" table:formula="of:=IF([.$B$8]=&quot;CULTIVO&quot;;CONCATENATE(&quot;Inversión en Cultivo :    &quot;;[.B12]);&quot;&quot;)" office:value-type="string" office:string-value="Inversión en Cultivo :    " table:number-columns-spanned="7" table:number-rows-spanned="1">
            <text:p>Inversión en Cultivo : <text:s text:c="3"/></text:p>
          </table:table-cell>
          <table:covered-table-cell table:number-columns-repeated="5" table:style-name="ce545"/>
          <table:covered-table-cell table:style-name="ce577"/>
          <table:table-cell table:style-name="ce611" table:formula="of:=[$'Costo Produc.3'.M61]" office:value-type="float" office:value="0">
            <text:p>S/. 0.00</text:p>
          </table:table-cell>
          <table:table-cell table:style-name="ce639"/>
          <table:table-cell table:style-name="ce488"/>
          <table:table-cell table:number-columns-repeated="999"/>
        </table:table-row>
        <table:table-row table:style-name="ro1">
          <table:table-cell/>
          <table:table-cell table:style-name="ce264" table:number-columns-repeated="12"/>
          <table:table-cell table:style-name="ce469"/>
          <table:table-cell/>
          <table:table-cell table:style-name="ce504" office:value-type="string" table:number-columns-spanned="7" table:number-rows-spanned="1">
            <text:p>Insumos en stock</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59" office:value-type="string" table:number-columns-spanned="12" table:number-rows-spanned="1">
            <text:p>EGRESOS TOTALES</text:p>
          </table:table-cell>
          <table:covered-table-cell table:number-columns-repeated="10" table:style-name="ce296"/>
          <table:covered-table-cell table:style-name="ce448"/>
          <table:table-cell table:style-name="ce470" table:formula="of:=[.N25]+[.N31]+[.N36]" office:value-type="float" office:value="0">
            <text:p>#NOMBRE?</text:p>
          </table:table-cell>
          <table:table-cell/>
          <table:table-cell table:style-name="ce505" office:value-type="string" table:number-columns-spanned="7" table:number-rows-spanned="1">
            <text:p>Invent. cultivos <text:s/>secundarios</text:p>
          </table:table-cell>
          <table:covered-table-cell table:number-columns-repeated="5" table:style-name="ce547"/>
          <table:covered-table-cell table:style-name="ce582"/>
          <table:table-cell table:style-name="ce608"/>
          <table:table-cell table:style-name="ce639"/>
          <table:table-cell table:number-columns-repeated="1000"/>
        </table:table-row>
        <table:table-row table:style-name="ro1">
          <table:table-cell/>
          <table:table-cell table:style-name="ce268" office:value-type="string" table:number-columns-spanned="12" table:number-rows-spanned="1">
            <text:p>COSTO DE VENTAS AGROPECUARIAS</text:p>
          </table:table-cell>
          <table:covered-table-cell table:number-columns-repeated="2" table:style-name="ce302"/>
          <table:covered-table-cell table:number-columns-repeated="2" table:style-name="ce346"/>
          <table:covered-table-cell table:number-columns-repeated="6" table:style-name="ce302"/>
          <table:covered-table-cell table:style-name="ce397"/>
          <table:table-cell table:style-name="ce465" table:formula="of:=SUM([.E27:.F29])" office:value-type="float" office:value="0">
            <text:p>S/. 0</text:p>
          </table:table-cell>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style-name="ce639"/>
          <table:table-cell table:number-columns-repeated="1000"/>
        </table:table-row>
        <table:table-row table:style-name="ro1">
          <table:table-cell/>
          <table:table-cell table:style-name="ce269" table:formula="of:=[.B8]" office:value-type="string" office:string-value="CULTIVO">
            <text:p>CULTIVO</text:p>
          </table:table-cell>
          <table:table-cell table:style-name="ce303" table:formula="of:=[.C8]" office:value-type="string" office:string-value="Has.">
            <text:p>Has.</text:p>
          </table:table-cell>
          <table:table-cell table:style-name="ce327" office:value-type="string">
            <text:p>Costo Directos</text:p>
          </table:table-cell>
          <table:table-cell table:style-name="ce347" office:value-type="string" table:number-columns-spanned="2" table:number-rows-spanned="1">
            <text:p>Egresos</text:p>
          </table:table-cell>
          <table:covered-table-cell table:style-name="ce365"/>
          <table:table-cell table:style-name="ce370" table:number-columns-repeated="4"/>
          <table:table-cell table:style-name="ce423"/>
          <table:table-cell table:style-name="ce434"/>
          <table:table-cell table:style-name="ce452"/>
          <table:table-cell table:style-name="ce460"/>
          <table:table-cell/>
          <table:table-cell table:style-name="ce506" table:number-columns-spanned="7" table:number-rows-spanned="1"/>
          <table:covered-table-cell table:number-columns-repeated="5" table:style-name="ce548"/>
          <table:covered-table-cell table:style-name="ce583"/>
          <table:table-cell table:style-name="ce608"/>
          <table:table-cell table:style-name="ce639"/>
          <table:table-cell table:number-columns-repeated="1000"/>
        </table:table-row>
        <table:table-row table:style-name="ro1">
          <table:table-cell/>
          <table:table-cell table:style-name="ce266" table:formula="of:=[.B10]">
            <text:p/>
          </table:table-cell>
          <table:table-cell table:style-name="ce304" table:formula="of:=[.C10]" office:value-type="float" office:value="0">
            <text:p>0</text:p>
          </table:table-cell>
          <table:table-cell table:style-name="ce328" table:formula="of:=[$'Costo Produc.1'.I7]" office:value-type="float" office:value="0">
            <text:p>0.00</text:p>
          </table:table-cell>
          <table:table-cell table:style-name="ce347" table:formula="of:=[.C27]*[.D27]"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7" office:value-type="string" table:number-columns-spanned="7" table:number-rows-spanned="1">
            <text:p>Inventario Pecuario</text:p>
          </table:table-cell>
          <table:covered-table-cell table:number-columns-repeated="5" table:style-name="ce549"/>
          <table:covered-table-cell table:style-name="ce584"/>
          <table:table-cell table:style-name="ce610" table:formula="of:=SUM([.W28:.W30])" office:value-type="float" office:value="0">
            <text:p>S/. 0.00</text:p>
          </table:table-cell>
          <table:table-cell table:style-name="ce639"/>
          <table:table-cell table:number-columns-repeated="1000"/>
        </table:table-row>
        <table:table-row table:style-name="ro1">
          <table:table-cell/>
          <table:table-cell table:style-name="ce266" table:formula="of:=[.B11]">
            <text:p/>
          </table:table-cell>
          <table:table-cell table:style-name="ce304" table:formula="of:=[.C11]" office:value-type="float" office:value="0">
            <text:p>0</text:p>
          </table:table-cell>
          <table:table-cell table:style-name="ce328" table:formula="of:=[$'Costo Produc.2'.I7]" office:value-type="float" office:value="0">
            <text:p>0.00</text:p>
          </table:table-cell>
          <table:table-cell table:style-name="ce347" table:formula="of:=[.C28]*[.D28]" office:value-type="float" office:value="0" table:number-columns-spanned="2" table:number-rows-spanned="1">
            <text:p>S/. 0.00</text:p>
          </table:table-cell>
          <table:covered-table-cell table:style-name="ce347"/>
          <table:table-cell table:style-name="ce370"/>
          <table:table-cell table:style-name="ce371" table:number-columns-repeated="6"/>
          <table:table-cell table:style-name="ce460"/>
          <table:table-cell/>
          <table:table-cell table:style-name="ce508" office:value-type="string" table:number-columns-spanned="7" table:number-rows-spanned="1">
            <text:p>Inversión en Proceso:</text:p>
          </table:table-cell>
          <table:covered-table-cell table:number-columns-repeated="5" table:style-name="ce550"/>
          <table:covered-table-cell table:style-name="ce585"/>
          <table:table-cell table:style-name="ce612" table:formula="of:=IF([.B8]=&quot;CRIANZA&quot;;[$'Costo Produc.1'.M61];&quot;&quot;)">
            <text:p/>
          </table:table-cell>
          <table:table-cell table:style-name="ce639"/>
          <table:table-cell table:number-columns-repeated="1000"/>
        </table:table-row>
        <table:table-row table:style-name="ro1">
          <table:table-cell/>
          <table:table-cell table:style-name="ce263" table:formula="of:=[.B12]">
            <text:p/>
          </table:table-cell>
          <table:table-cell table:style-name="ce304" table:formula="of:=[.C12]" office:value-type="float" office:value="0">
            <text:p>0</text:p>
          </table:table-cell>
          <table:table-cell table:style-name="ce328" table:formula="of:=[$'Costo Produc.3'.I7]" office:value-type="float" office:value="0">
            <text:p>0.00</text:p>
          </table:table-cell>
          <table:table-cell table:style-name="ce347" table:formula="of:=[.C29]*[.D29]" office:value-type="float" office:value="0" table:number-columns-spanned="2" table:number-rows-spanned="1">
            <text:p>S/. 0.00</text:p>
          </table:table-cell>
          <table:covered-table-cell table:style-name="ce347"/>
          <table:table-cell table:style-name="ce371" table:number-columns-repeated="7"/>
          <table:table-cell table:style-name="ce460"/>
          <table:table-cell/>
          <table:table-cell table:style-name="ce509" office:value-type="string" table:number-columns-spanned="7" table:number-rows-spanned="1">
            <text:p>Insumos en Stock:</text:p>
          </table:table-cell>
          <table:covered-table-cell table:number-columns-repeated="5" table:style-name="ce551"/>
          <table:covered-table-cell table:style-name="ce586"/>
          <table:table-cell table:style-name="ce608"/>
          <table:table-cell table:style-name="ce641"/>
          <table:table-cell table:number-columns-repeated="1000"/>
        </table:table-row>
        <table:table-row table:style-name="ro1">
          <table:table-cell/>
          <table:table-cell table:style-name="ce270"/>
          <table:table-cell table:style-name="ce305" table:number-columns-repeated="2"/>
          <table:table-cell table:style-name="ce348" table:number-columns-repeated="2"/>
          <table:table-cell table:style-name="ce305" table:number-columns-repeated="4"/>
          <table:table-cell table:style-name="ce348" table:number-columns-repeated="2"/>
          <table:table-cell table:style-name="ce453"/>
          <table:table-cell table:style-name="ce471"/>
          <table:table-cell/>
          <table:table-cell table:style-name="ce504" office:value-type="string" table:number-columns-spanned="7" table:number-rows-spanned="1">
            <text:p>Productos Terminados</text:p>
          </table:table-cell>
          <table:covered-table-cell table:number-columns-repeated="5" table:style-name="ce546"/>
          <table:covered-table-cell table:style-name="ce581"/>
          <table:table-cell table:style-name="ce608"/>
          <table:table-cell table:number-columns-repeated="1001"/>
        </table:table-row>
        <table:table-row table:style-name="ro1">
          <table:table-cell/>
          <table:table-cell table:style-name="ce260" office:value-type="string" table:number-columns-spanned="12" table:number-rows-spanned="1">
            <text:p>Costos Otras Ventas (cultivo en proceso)</text:p>
          </table:table-cell>
          <table:covered-table-cell table:number-columns-repeated="9" table:style-name="ce306"/>
          <table:covered-table-cell table:style-name="ce297"/>
          <table:covered-table-cell table:style-name="ce454"/>
          <table:table-cell table:style-name="ce464" table:formula="of:=SUM([.E33:.F34])" office:value-type="float" office:value="0">
            <text:p>#NOMBRE?</text:p>
          </table:table-cell>
          <table:table-cell/>
          <table:table-cell table:style-name="ce176" office:value-type="string" table:number-columns-spanned="7" table:number-rows-spanned="1">
            <text:p>B) <text:s/>ACTIVOS NO CORRIENTE</text:p>
          </table:table-cell>
          <table:covered-table-cell table:number-columns-repeated="5" table:style-name="ce538"/>
          <table:covered-table-cell table:style-name="ce574"/>
          <table:table-cell table:style-name="ce613" table:formula="of:=[.W32]+[.W37]+[.W44]" office:value-type="float" office:value="0">
            <text:p>S/. 0.00</text:p>
          </table:table-cell>
          <table:table-cell table:style-name="ce642"/>
          <table:table-cell table:number-columns-repeated="1000"/>
        </table:table-row>
        <table:table-row table:style-name="ro1">
          <table:table-cell/>
          <table:table-cell table:style-name="ce263" office:value-type="string">
            <text:p>Cultivo</text:p>
          </table:table-cell>
          <table:table-cell table:style-name="ce307" office:value-type="string">
            <text:p>Has.</text:p>
          </table:table-cell>
          <table:table-cell table:style-name="ce329" office:value-type="string">
            <text:p>Rentabilidad</text:p>
          </table:table-cell>
          <table:table-cell table:style-name="ce347" office:value-type="string" table:number-columns-spanned="2" table:number-rows-spanned="1">
            <text:p>Egresos</text:p>
          </table:table-cell>
          <table:covered-table-cell table:style-name="ce365"/>
          <table:table-cell table:style-name="ce372" table:number-columns-repeated="5"/>
          <table:table-cell table:style-name="ce437"/>
          <table:table-cell table:style-name="ce264"/>
          <table:table-cell table:style-name="ce460"/>
          <table:table-cell/>
          <table:table-cell table:style-name="ce176" office:value-type="string" table:number-columns-spanned="7" table:number-rows-spanned="1">
            <text:p><text:span text:style-name="T1">Terrenos Inmuebles <text:s/></text:span><text:span text:style-name="T2"><text:s/>(descripción predios , Area, etc. )</text:span></text:p>
          </table:table-cell>
          <table:covered-table-cell table:number-columns-repeated="5" table:style-name="ce538"/>
          <table:covered-table-cell table:style-name="ce574"/>
          <table:table-cell table:style-name="ce613" table:formula="of:=SUM([.W33:.W36])" office:value-type="float" office:value="0">
            <text:p>S/. 0.00</text:p>
          </table:table-cell>
          <table:table-cell table:style-name="ce643"/>
          <table:table-cell table:number-columns-repeated="1000"/>
        </table:table-row>
        <table:table-row table:style-name="ro1">
          <table:table-cell/>
          <table:table-cell table:style-name="ce266" table:formula="of:=[.B16]">
            <text:p/>
          </table:table-cell>
          <table:table-cell table:style-name="ce308" table:formula="of:=[.C16]" office:value-type="float" office:value="0">
            <text:p>0</text:p>
          </table:table-cell>
          <table:table-cell table:style-name="ce330"/>
          <table:table-cell table:style-name="ce349" table:formula="of:=iferror([.F16]*(1-IF([.D33]=0;1;[.D33]));0)" office:value-type="float" office:value="0" table:number-columns-spanned="2" table:number-rows-spanned="1">
            <text:p>#NOMBRE?</text:p>
          </table:table-cell>
          <table:covered-table-cell table:style-name="ce349"/>
          <table:table-cell table:style-name="ce372" table:number-columns-repeated="4"/>
          <table:table-cell table:style-name="ce424"/>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6" table:formula="of:=[.B17]">
            <text:p/>
          </table:table-cell>
          <table:table-cell table:style-name="ce308" table:formula="of:=[.C17]" office:value-type="float" office:value="0">
            <text:p>0</text:p>
          </table:table-cell>
          <table:table-cell table:style-name="ce331"/>
          <table:table-cell table:style-name="ce349" table:formula="of:=iferror([.F17]*(1-IF([.D34]=0;1;[.D34]));0)" office:value-type="float" office:value="0" table:number-columns-spanned="2" table:number-rows-spanned="1">
            <text:p>#NOMBRE?</text:p>
          </table:table-cell>
          <table:covered-table-cell table:style-name="ce349"/>
          <table:table-cell table:style-name="ce372" table:number-columns-repeated="4"/>
          <table:table-cell table:style-name="ce425"/>
          <table:table-cell table:style-name="ce438" table:number-columns-repeated="2"/>
          <table:table-cell table:style-name="ce472"/>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71"/>
          <table:table-cell table:style-name="ce309" table:number-columns-repeated="2"/>
          <table:table-cell table:style-name="ce350" table:number-columns-spanned="2" table:number-rows-spanned="1"/>
          <table:covered-table-cell table:style-name="ce366"/>
          <table:table-cell table:style-name="ce373"/>
          <table:table-cell table:style-name="ce386" table:number-columns-repeated="2"/>
          <table:table-cell table:style-name="ce412"/>
          <table:table-cell table:style-name="ce426"/>
          <table:table-cell table:style-name="ce439"/>
          <table:table-cell table:style-name="ce425"/>
          <table:table-cell table:style-name="ce473"/>
          <table:table-cell/>
          <table:table-cell table:style-name="ce510" table:number-columns-spanned="7" table:number-rows-spanned="1"/>
          <table:covered-table-cell table:number-columns-repeated="5" table:style-name="ce552"/>
          <table:covered-table-cell table:style-name="ce587"/>
          <table:table-cell table:style-name="ce608"/>
          <table:table-cell table:style-name="ce643"/>
          <table:table-cell table:number-columns-repeated="1000"/>
        </table:table-row>
        <table:table-row table:style-name="ro1">
          <table:table-cell/>
          <table:table-cell table:style-name="ce260" office:value-type="string" table:number-columns-spanned="12" table:number-rows-spanned="1">
            <text:p>Costos Otras Ventas pecuarias</text:p>
          </table:table-cell>
          <table:covered-table-cell table:number-columns-repeated="10" table:style-name="ce297"/>
          <table:covered-table-cell table:style-name="ce449"/>
          <table:table-cell table:style-name="ce474" table:formula="of:=SUM([.H39:.H40])" office:value-type="float" office:value="0">
            <text:p>S/. 0</text:p>
          </table:table-cell>
          <table:table-cell/>
          <table:table-cell table:style-name="ce511" table:number-columns-spanned="7" table:number-rows-spanned="1"/>
          <table:covered-table-cell table:number-columns-repeated="5" table:style-name="ce541"/>
          <table:covered-table-cell table:style-name="ce577"/>
          <table:table-cell table:style-name="ce614"/>
          <table:table-cell table:style-name="ce643"/>
          <table:table-cell table:number-columns-repeated="1000"/>
        </table:table-row>
        <table:table-row table:style-name="ro1">
          <table:table-cell/>
          <table:table-cell table:style-name="ce272" office:value-type="string" table:number-columns-spanned="1" table:number-rows-spanned="2">
            <text:p>Detalle</text:p>
          </table:table-cell>
          <table:table-cell table:style-name="ce310" office:value-type="string" table:number-columns-spanned="1" table:number-rows-spanned="2">
            <text:p>N°. Cabezas</text:p>
          </table:table-cell>
          <table:table-cell table:style-name="ce332" office:value-type="string" table:number-columns-spanned="4" table:number-rows-spanned="1">
            <text:p>Costos / cabeza</text:p>
          </table:table-cell>
          <table:covered-table-cell table:number-columns-repeated="2" table:style-name="ce351"/>
          <table:covered-table-cell table:style-name="ce374"/>
          <table:table-cell table:style-name="ce387" office:value-type="string" table:number-columns-spanned="1" table:number-rows-spanned="2">
            <text:p>Costo total</text:p>
          </table:table-cell>
          <table:table-cell/>
          <table:table-cell table:style-name="ce264" table:number-columns-repeated="2"/>
          <table:table-cell table:style-name="ce440" table:number-columns-repeated="2"/>
          <table:table-cell table:style-name="ce460"/>
          <table:table-cell/>
          <table:table-cell table:style-name="ce512" office:value-type="string" table:number-columns-spanned="7" table:number-rows-spanned="1">
            <text:p>Maquinaria y Equipo (Maquin.,Vehic., equipos, herramientas, instalaciones, etc.)</text:p>
          </table:table-cell>
          <table:covered-table-cell table:number-columns-repeated="5" table:style-name="ce553"/>
          <table:covered-table-cell table:style-name="ce588"/>
          <table:table-cell table:style-name="ce609" table:formula="of:=SUM([.W38:.W43])" office:value-type="float" office:value="0">
            <text:p>S/. 0.00</text:p>
          </table:table-cell>
          <table:table-cell table:style-name="ce643"/>
          <table:table-cell table:number-columns-repeated="1000"/>
        </table:table-row>
        <table:table-row table:style-name="ro1">
          <table:table-cell/>
          <table:covered-table-cell table:style-name="ce272"/>
          <table:covered-table-cell table:style-name="ce310"/>
          <table:table-cell table:style-name="ce333" office:value-type="string">
            <text:p>Compra</text:p>
          </table:table-cell>
          <table:table-cell table:style-name="ce333" office:value-type="string">
            <text:p>Alimentos</text:p>
          </table:table-cell>
          <table:table-cell table:style-name="ce332" office:value-type="string">
            <text:p>Otros</text:p>
          </table:table-cell>
          <table:table-cell table:style-name="ce347" office:value-type="string">
            <text:p>Total</text:p>
          </table:table-cell>
          <table:covered-table-cell table:style-name="ce387"/>
          <table:table-cell/>
          <table:table-cell table:style-name="ce264"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ayores</text:p>
          </table:table-cell>
          <table:table-cell table:style-name="ce267" table:formula="of:=[.C21]" office:value-type="float" office:value="0">
            <text:p>0</text:p>
          </table:table-cell>
          <table:table-cell table:number-columns-repeated="3" table:style-name="ce334"/>
          <table:table-cell table:style-name="ce364" table:formula="of:=[.D39]+[.E39]+[.F39]" office:value-type="float" office:value="0">
            <text:p>S/. 0</text:p>
          </table:table-cell>
          <table:table-cell table:style-name="ce364" table:formula="of:=[.G39]*[.C39]" office:value-type="float" office:value="0">
            <text:p>S/. 0</text:p>
          </table:table-cell>
          <table:table-cell/>
          <table:table-cell table:style-name="ce264" table:number-columns-repeated="2"/>
          <table:table-cell table:style-name="ce440" table:number-columns-repeated="2"/>
          <table:table-cell table:style-name="ce460"/>
          <table:table-cell table:style-name="ce491"/>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7" office:value-type="string">
            <text:p>A. <text:s/>menores</text:p>
          </table:table-cell>
          <table:table-cell table:style-name="ce267" table:formula="of:=[.C22]" office:value-type="float" office:value="0">
            <text:p>0</text:p>
          </table:table-cell>
          <table:table-cell table:number-columns-repeated="3" table:style-name="ce334"/>
          <table:table-cell table:style-name="ce364" table:formula="of:=[.D40]+[.E40]+[.F40]" office:value-type="float" office:value="0">
            <text:p>S/. 0</text:p>
          </table:table-cell>
          <table:table-cell table:style-name="ce364" table:formula="of:=[.G40]*[.C40]" office:value-type="float" office:value="0">
            <text:p>S/. 0</text:p>
          </table:table-cell>
          <table:table-cell/>
          <table:table-cell table:style-name="ce264" table:number-columns-repeated="2"/>
          <table:table-cell table:style-name="ce440" table:number-columns-repeated="2"/>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3" table:number-columns-repeated="2"/>
          <table:table-cell table:style-name="ce335" table:number-columns-repeated="2"/>
          <table:table-cell table:style-name="ce367"/>
          <table:table-cell table:style-name="ce375" table:number-columns-repeated="4"/>
          <table:table-cell table:style-name="ce264" table:number-columns-repeated="3"/>
          <table:table-cell table:style-name="ce46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59" office:value-type="string" table:number-columns-spanned="12" table:number-rows-spanned="1">
            <text:p>UTILIDAD BRUTA</text:p>
          </table:table-cell>
          <table:covered-table-cell table:number-columns-repeated="10" table:style-name="ce296"/>
          <table:covered-table-cell table:style-name="ce448"/>
          <table:table-cell table:style-name="ce470" table:formula="of:=[.N6]-[.N24]" office:value-type="float" office:value="0">
            <text:p>#NOMBRE?</text:p>
          </table:table-cell>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74"/>
          <table:table-cell table:style-name="ce311"/>
          <table:table-cell table:style-name="ce336"/>
          <table:table-cell table:style-name="ce352" table:number-columns-repeated="10"/>
          <table:table-cell/>
          <table:table-cell table:style-name="ce511" table:number-columns-spanned="7" table:number-rows-spanned="1"/>
          <table:covered-table-cell table:number-columns-repeated="5" table:style-name="ce541"/>
          <table:covered-table-cell table:style-name="ce577"/>
          <table:table-cell table:style-name="ce608"/>
          <table:table-cell table:style-name="ce643"/>
          <table:table-cell table:number-columns-repeated="1000"/>
        </table:table-row>
        <table:table-row table:style-name="ro1">
          <table:table-cell/>
          <table:table-cell table:style-name="ce268" office:value-type="string" table:number-columns-spanned="12" table:number-rows-spanned="1">
            <text:p>Gastos Financieros</text:p>
          </table:table-cell>
          <table:covered-table-cell table:number-columns-repeated="10" table:style-name="ce302"/>
          <table:covered-table-cell table:style-name="ce397"/>
          <table:table-cell table:style-name="ce465" table:formula="of:=SUM([$'Flujo de Caja'.E43:.E43])" office:value-type="float" office:value="0">
            <text:p>Err:508</text:p>
          </table:table-cell>
          <table:table-cell/>
          <table:table-cell table:style-name="ce495" office:value-type="string" table:number-columns-spanned="7" table:number-rows-spanned="1">
            <text:p>Activos Pecuario</text:p>
          </table:table-cell>
          <table:covered-table-cell table:number-columns-repeated="5" table:style-name="ce539"/>
          <table:covered-table-cell table:style-name="ce575"/>
          <table:table-cell table:style-name="ce610" table:formula="of:=[.W4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number-columns-repeated="2"/>
          <table:table-cell table:style-name="ce353" table:number-columns-repeated="6"/>
          <table:table-cell table:style-name="ce427" table:number-columns-repeated="3"/>
          <table:table-cell table:style-name="ce475"/>
          <table:table-cell/>
          <table:table-cell table:style-name="ce513" table:number-columns-spanned="7" table:number-rows-spanned="1"/>
          <table:covered-table-cell table:number-columns-repeated="5" table:style-name="ce542"/>
          <table:covered-table-cell table:style-name="ce578"/>
          <table:table-cell table:style-name="ce615"/>
          <table:table-cell table:style-name="ce643"/>
          <table:table-cell table:number-columns-repeated="1000"/>
        </table:table-row>
        <table:table-row table:style-name="ro1">
          <table:table-cell/>
          <table:table-cell table:style-name="ce268" office:value-type="string" table:number-columns-spanned="8" table:number-rows-spanned="1">
            <text:p>Otros Gastos :</text:p>
          </table:table-cell>
          <table:covered-table-cell table:number-columns-repeated="6" table:style-name="ce302"/>
          <table:covered-table-cell table:style-name="ce397"/>
          <table:table-cell table:style-name="ce413" table:number-columns-spanned="4" table:number-rows-spanned="1"/>
          <table:covered-table-cell table:number-columns-repeated="2" table:style-name="ce428"/>
          <table:covered-table-cell table:style-name="ce455"/>
          <table:table-cell table:style-name="ce476"/>
          <table:table-cell/>
          <table:table-cell table:style-name="ce494" office:value-type="string" table:number-columns-spanned="7" table:number-rows-spanned="1">
            <text:p>TOTAL PASIVOS</text:p>
          </table:table-cell>
          <table:covered-table-cell table:number-columns-repeated="5" table:style-name="ce537"/>
          <table:covered-table-cell table:style-name="ce573"/>
          <table:table-cell table:style-name="ce604" table:formula="of:=[.W47]+[.W59]" office:value-type="float" office:value="0">
            <text:p>S/. 0.00</text:p>
          </table:table-cell>
          <table:table-cell table:number-columns-repeated="1001"/>
        </table:table-row>
        <table:table-row table:style-name="ro1">
          <table:table-cell/>
          <table:table-cell table:style-name="ce264" table:number-columns-repeated="12"/>
          <table:table-cell table:style-name="ce460"/>
          <table:table-cell/>
          <table:table-cell table:style-name="ce176" office:value-type="string" table:number-columns-spanned="7" table:number-rows-spanned="1">
            <text:p>A) PASIVO CORRIENTE</text:p>
          </table:table-cell>
          <table:covered-table-cell table:number-columns-repeated="5" table:style-name="ce538"/>
          <table:covered-table-cell table:style-name="ce574"/>
          <table:table-cell table:style-name="ce605" table:formula="of:=[.W48]+[.W52]+[.W56]" office:value-type="float" office:value="0">
            <text:p>S/. 0.00</text:p>
          </table:table-cell>
          <table:table-cell table:number-columns-repeated="1001"/>
        </table:table-row>
        <table:table-row table:style-name="ro1">
          <table:table-cell/>
          <table:table-cell table:style-name="ce275" office:value-type="string" table:number-columns-spanned="12" table:number-rows-spanned="1">
            <text:p>OTRAS OBLIGACIONES AGROPECUARIAS</text:p>
          </table:table-cell>
          <table:covered-table-cell table:number-columns-repeated="11" table:style-name="ce275"/>
          <table:table-cell table:style-name="ce477" table:formula="of:=SUM([.BG129:.BG130])" office:value-type="float" office:value="0">
            <text:p>#N/D</text:p>
          </table:table-cell>
          <table:table-cell/>
          <table:table-cell table:style-name="ce495" office:value-type="string" table:number-columns-spanned="7" table:number-rows-spanned="1">
            <text:p>Cuentas por Pagar Proveedores</text:p>
          </table:table-cell>
          <table:covered-table-cell table:number-columns-repeated="5" table:style-name="ce539"/>
          <table:covered-table-cell table:style-name="ce575"/>
          <table:table-cell table:style-name="ce607" table:formula="of:=SUM([.W49:.W51])" office:value-type="float" office:value="0">
            <text:p>S/. 0.00</text:p>
          </table:table-cell>
          <table:table-cell table:style-name="ce642"/>
          <table:table-cell table:number-columns-repeated="1000"/>
        </table:table-row>
        <table:table-row table:style-name="ro1">
          <table:table-cell/>
          <table:table-cell table:style-name="ce276" office:value-type="string" table:number-columns-spanned="3" table:number-rows-spanned="1">
            <text:p>Entidad</text:p>
          </table:table-cell>
          <table:covered-table-cell table:number-columns-repeated="2" table:style-name="ce276"/>
          <table:table-cell table:style-name="ce276" office:value-type="string" table:number-columns-spanned="2" table:number-rows-spanned="1">
            <text:p>Forma de <text:s/>Pago</text:p>
          </table:table-cell>
          <table:covered-table-cell table:style-name="ce276"/>
          <table:table-cell table:style-name="ce276" office:value-type="string" table:number-columns-spanned="2" table:number-rows-spanned="1">
            <text:p>Saldo Capital</text:p>
          </table:table-cell>
          <table:covered-table-cell table:style-name="ce388"/>
          <table:table-cell table:style-name="ce398" office:value-type="string">
            <text:p>Cuota</text:p>
          </table:table-cell>
          <table:table-cell table:style-name="ce414" office:value-type="string">
            <text:p>Vencimiento</text:p>
          </table:table-cell>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354" table:content-validation-name="val45" table:number-columns-spanned="2" table:number-rows-spanned="1"/>
          <table:covered-table-cell table:style-name="ce354" table:content-validation-name="val45"/>
          <table:table-cell table:style-name="ce376" table:content-validation-name="val47" table:number-columns-spanned="2" table:number-rows-spanned="1"/>
          <table:covered-table-cell table:style-name="ce389"/>
          <table:table-cell table:style-name="ce376"/>
          <table:table-cell table:style-name="ce415" table:content-validation-name="val47"/>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354" table:content-validation-name="val45" table:number-columns-spanned="2" table:number-rows-spanned="1"/>
          <table:covered-table-cell table:style-name="ce354" table:content-validation-name="val45"/>
          <table:table-cell table:style-name="ce376" table:content-validation-name="val47" table:number-columns-spanned="2" table:number-rows-spanned="1"/>
          <table:covered-table-cell table:style-name="ce389"/>
          <table:table-cell table:style-name="ce376"/>
          <table:table-cell table:style-name="ce415" table:content-validation-name="val47"/>
          <table:table-cell table:style-name="ce264" table:number-columns-repeated="3"/>
          <table:table-cell table:style-name="ce478"/>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8" office:value-type="string" table:number-columns-spanned="5" table:number-rows-spanned="1">
            <text:p>TOTAL :</text:p>
          </table:table-cell>
          <table:covered-table-cell table:number-columns-repeated="4" table:style-name="ce278"/>
          <table:table-cell table:style-name="ce377" table:formula="of:=SUM([.G50:.H51])" office:value-type="float" office:value="0" table:number-columns-spanned="2" table:number-rows-spanned="1">
            <text:p>S/. 0.00</text:p>
          </table:table-cell>
          <table:covered-table-cell table:style-name="ce390"/>
          <table:table-cell table:style-name="ce264" table:number-columns-repeated="2"/>
          <table:table-cell table:style-name="ce429" table:number-columns-repeated="3"/>
          <table:table-cell table:style-name="ce478"/>
          <table:table-cell/>
          <table:table-cell table:style-name="ce495" office:value-type="string" table:number-columns-spanned="7" table:number-rows-spanned="1">
            <text:p>Deudas con empresas Financieras</text:p>
          </table:table-cell>
          <table:covered-table-cell table:number-columns-repeated="5" table:style-name="ce539"/>
          <table:covered-table-cell table:style-name="ce575"/>
          <table:table-cell table:style-name="ce607" table:formula="of:=SUM([.W53:.W55])" office:value-type="float" office:value="0">
            <text:p>S/. 0.00</text:p>
          </table:table-cell>
          <table:table-cell table:style-name="ce643"/>
          <table:table-cell table:number-columns-repeated="1000"/>
        </table:table-row>
        <table:table-row table:style-name="ro1">
          <table:table-cell/>
          <table:table-cell table:style-name="ce274"/>
          <table:table-cell table:style-name="ce311"/>
          <table:table-cell table:style-name="ce337"/>
          <table:table-cell table:style-name="ce355" table:number-columns-repeated="2"/>
          <table:table-cell table:style-name="ce378" table:number-columns-repeated="7"/>
          <table:table-cell table:style-name="ce471"/>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59" office:value-type="string" table:number-columns-spanned="12" table:number-rows-spanned="1">
            <text:p>UTILIDAD NETA</text:p>
          </table:table-cell>
          <table:covered-table-cell table:number-columns-repeated="10" table:style-name="ce296"/>
          <table:covered-table-cell table:style-name="ce448"/>
          <table:table-cell table:style-name="ce470" table:formula="of:=[.N42]-[.N46]-[.N44]-[.N48]" office:value-type="float" office:value="0">
            <text:p>#NOMBRE?</text:p>
          </table:table-cell>
          <table:table-cell/>
          <table:table-cell table:style-name="ce514" table:number-columns-spanned="7" table:number-rows-spanned="1"/>
          <table:covered-table-cell table:number-columns-repeated="5" table:style-name="ce554"/>
          <table:covered-table-cell table:style-name="ce589"/>
          <table:table-cell table:style-name="ce615"/>
          <table:table-cell table:style-name="ce643"/>
          <table:table-cell table:number-columns-repeated="1000"/>
        </table:table-row>
        <table:table-row table:style-name="ro1">
          <table:table-cell/>
          <table:table-cell table:style-name="ce279"/>
          <table:table-cell table:style-name="ce312"/>
          <table:table-cell table:style-name="ce338"/>
          <table:table-cell table:style-name="ce352" table:number-columns-repeated="2"/>
          <table:table-cell table:style-name="ce378" table:number-columns-repeated="7"/>
          <table:table-cell table:style-name="ce479"/>
          <table:table-cell/>
          <table:table-cell table:style-name="ce515" table:number-columns-spanned="7" table:number-rows-spanned="1"/>
          <table:covered-table-cell table:number-columns-repeated="5" table:style-name="ce555"/>
          <table:covered-table-cell table:style-name="ce590"/>
          <table:table-cell table:style-name="ce615"/>
          <table:table-cell table:style-name="ce643"/>
          <table:table-cell table:number-columns-repeated="1000"/>
        </table:table-row>
        <table:table-row table:style-name="ro1">
          <table:table-cell/>
          <table:table-cell table:style-name="ce259" office:value-type="string" table:number-columns-spanned="12" table:number-rows-spanned="1">
            <text:p>OTROS INGRESOS</text:p>
          </table:table-cell>
          <table:covered-table-cell table:number-columns-repeated="10" table:style-name="ce296"/>
          <table:covered-table-cell table:style-name="ce448"/>
          <table:table-cell table:style-name="ce470" table:formula="of:=SUM([.J58:.J61])*([$Solicitud.CF191]-1)" office:value-type="float" office:value="0">
            <text:p>#N/D</text:p>
          </table:table-cell>
          <table:table-cell/>
          <table:table-cell table:style-name="ce495" office:value-type="string" table:number-columns-spanned="7" table:number-rows-spanned="1">
            <text:p>Otras cuentas por pagar</text:p>
          </table:table-cell>
          <table:covered-table-cell table:number-columns-repeated="5" table:style-name="ce539"/>
          <table:covered-table-cell table:style-name="ce575"/>
          <table:table-cell table:style-name="ce607" table:formula="of:=SUM([.W57:.W58])" office:value-type="float" office:value="0">
            <text:p>S/. 0.00</text:p>
          </table:table-cell>
          <table:table-cell table:style-name="ce643"/>
          <table:table-cell table:number-columns-repeated="1000"/>
        </table:table-row>
        <table:table-row table:style-name="ro1">
          <table:table-cell/>
          <table:table-cell table:style-name="ce280" office:value-type="string">
            <text:p>Ventas</text:p>
          </table:table-cell>
          <table:table-cell table:style-name="ce313" table:content-validation-name="val42"/>
          <table:table-cell table:style-name="ce286" office:value-type="string" table:number-columns-spanned="4" table:number-rows-spanned="1">
            <text:p>Fuente de Ingresos</text:p>
          </table:table-cell>
          <table:covered-table-cell table:number-columns-repeated="2" table:style-name="ce356"/>
          <table:covered-table-cell table:style-name="ce379"/>
          <table:table-cell table:style-name="ce286" office:value-type="string">
            <text:p>Respaldado</text:p>
          </table:table-cell>
          <table:table-cell table:style-name="ce286" office:value-type="string">
            <text:p>Monto Declarado</text:p>
          </table:table-cell>
          <table:table-cell table:style-name="ce416" office:value-type="string">
            <text:p>Monto Ajustado</text:p>
          </table:table-cell>
          <table:table-cell table:style-name="ce430"/>
          <table:table-cell table:style-name="ce264" table:number-columns-repeated="2"/>
          <table:table-cell table:style-name="ce480"/>
          <table:table-cell/>
          <table:table-cell table:style-name="ce516" table:number-columns-spanned="7" table:number-rows-spanned="1"/>
          <table:covered-table-cell table:number-columns-repeated="5" table:style-name="ce556"/>
          <table:covered-table-cell table:style-name="ce591"/>
          <table:table-cell table:style-name="ce615"/>
          <table:table-cell table:style-name="ce643"/>
          <table:table-cell table:number-columns-repeated="1000"/>
        </table:table-row>
        <table:table-row table:style-name="ro1">
          <table:table-cell/>
          <table:table-cell table:style-name="ce281" office:value-type="string">
            <text:p>Costo de Ventas</text:p>
          </table:table-cell>
          <table:table-cell table:style-name="ce314"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0"/>
          <table:table-cell table:style-name="ce376"/>
          <table:table-cell table:style-name="ce417" table:formula="of:=[.BU120]" office:value-type="float" office:value="0">
            <text:p>#N/D</text:p>
          </table:table-cell>
          <table:table-cell table:style-name="ce430"/>
          <table:table-cell table:style-name="ce264" table:number-columns-repeated="2"/>
          <table:table-cell table:style-name="ce481"/>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3"/>
          <table:table-cell table:number-columns-repeated="1000"/>
        </table:table-row>
        <table:table-row table:style-name="ro1">
          <table:table-cell/>
          <table:table-cell table:style-name="ce281" office:value-type="string">
            <text:p>Gasto Operativo</text:p>
          </table:table-cell>
          <table:table-cell table:style-name="ce314"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1"/>
          <table:table-cell table:style-name="ce376"/>
          <table:table-cell table:style-name="ce417" table:formula="of:=[.BU121]" office:value-type="float" office:value="0">
            <text:p>#N/D</text:p>
          </table:table-cell>
          <table:table-cell table:style-name="ce430"/>
          <table:table-cell table:style-name="ce264" table:number-columns-repeated="2"/>
          <table:table-cell table:style-name="ce481"/>
          <table:table-cell/>
          <table:table-cell table:style-name="ce176" office:value-type="string" table:number-columns-spanned="7" table:number-rows-spanned="1">
            <text:p>B) PASIVO NO CORRIENTE</text:p>
          </table:table-cell>
          <table:covered-table-cell table:number-columns-repeated="5" table:style-name="ce538"/>
          <table:covered-table-cell table:style-name="ce574"/>
          <table:table-cell table:style-name="ce605" table:formula="of:=[.W60]" office:value-type="float" office:value="0">
            <text:p>S/. 0.00</text:p>
          </table:table-cell>
          <table:table-cell table:number-columns-repeated="1001"/>
        </table:table-row>
        <table:table-row table:style-name="ro1">
          <table:table-cell/>
          <table:table-cell table:style-name="ce281" office:value-type="string">
            <text:p>Gastos Adm.</text:p>
          </table:table-cell>
          <table:table-cell table:style-name="ce315" table:content-validation-name="val42"/>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2"/>
          <table:table-cell table:style-name="ce376"/>
          <table:table-cell table:style-name="ce417" table:formula="of:=[.BU122]" office:value-type="float" office:value="0">
            <text:p>#N/D</text:p>
          </table:table-cell>
          <table:table-cell table:style-name="ce430"/>
          <table:table-cell table:style-name="ce264" table:number-columns-repeated="2"/>
          <table:table-cell table:style-name="ce481"/>
          <table:table-cell/>
          <table:table-cell table:style-name="ce176" office:value-type="string" table:number-columns-spanned="7" table:number-rows-spanned="1">
            <text:p>OBLIGACIONES A LARGO PLAZO</text:p>
          </table:table-cell>
          <table:covered-table-cell table:number-columns-repeated="5" table:style-name="ce538"/>
          <table:covered-table-cell table:style-name="ce574"/>
          <table:table-cell table:style-name="ce607" table:formula="of:=SUM([.W61:.W63])" office:value-type="float" office:value="0">
            <text:p>S/. 0.00</text:p>
          </table:table-cell>
          <table:table-cell table:style-name="ce644"/>
          <table:table-cell table:number-columns-repeated="1000"/>
        </table:table-row>
        <table:table-row table:style-name="ro1">
          <table:table-cell/>
          <table:table-cell table:style-name="ce282" office:value-type="string">
            <text:p>Utilidad Neta</text:p>
          </table:table-cell>
          <table:table-cell table:style-name="ce316" table:formula="of:=[.C57]-[.C58]-[.C59]-[.C60]" office:value-type="float" office:value="0">
            <text:p>S/. 0.00</text:p>
          </table:table-cell>
          <table:table-cell table:style-name="ce339" table:content-validation-name="val43" table:number-columns-spanned="4" table:number-rows-spanned="1"/>
          <table:covered-table-cell table:number-columns-repeated="2" table:style-name="ce357" table:content-validation-name="val43"/>
          <table:covered-table-cell table:style-name="ce380" table:content-validation-name="val43"/>
          <table:table-cell table:style-name="ce339" table:content-validation-name="val53"/>
          <table:table-cell table:style-name="ce376"/>
          <table:table-cell table:style-name="ce417" table:formula="of:=[.BU123]" office:value-type="float" office:value="0">
            <text:p>#N/D</text:p>
          </table:table-cell>
          <table:table-cell table:style-name="ce430"/>
          <table:table-cell table:style-name="ce264" table:number-columns-repeated="2"/>
          <table:table-cell table:style-name="ce482"/>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2"/>
          <table:table-cell table:style-name="ce283" table:content-validation-name="val44" table:number-columns-repeated="4"/>
          <table:table-cell table:style-name="ce391" office:value-type="string" table:number-columns-spanned="2" table:number-rows-spanned="1">
            <text:p>Total:</text:p>
          </table:table-cell>
          <table:covered-table-cell table:style-name="ce399"/>
          <table:table-cell table:style-name="ce417" table:formula="of:=SUM([.J58:.K61])" office:value-type="float" office:value="0">
            <text:p>#N/D</text:p>
          </table:table-cell>
          <table:table-cell table:style-name="ce430"/>
          <table:table-cell table:style-name="ce264" table:number-columns-repeated="2"/>
          <table:table-cell table:style-name="ce483"/>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83" table:number-columns-repeated="12"/>
          <table:table-cell table:style-name="ce484"/>
          <table:table-cell/>
          <table:table-cell table:style-name="ce517" table:number-columns-spanned="7" table:number-rows-spanned="1"/>
          <table:covered-table-cell table:number-columns-repeated="5" table:style-name="ce557"/>
          <table:covered-table-cell table:style-name="ce592"/>
          <table:table-cell table:style-name="ce615"/>
          <table:table-cell table:style-name="ce645"/>
          <table:table-cell table:number-columns-repeated="1000"/>
        </table:table-row>
        <table:table-row table:style-name="ro1">
          <table:table-cell/>
          <table:table-cell table:style-name="ce259" office:value-type="string" table:number-columns-spanned="12" table:number-rows-spanned="1">
            <text:p>GASTOS FAMILIARES MENSUALES</text:p>
          </table:table-cell>
          <table:covered-table-cell table:number-columns-repeated="10" table:style-name="ce296"/>
          <table:covered-table-cell table:style-name="ce448"/>
          <table:table-cell table:style-name="ce463" table:formula="of:=[.I74]*[.M5]" office:value-type="float" office:value="0">
            <text:p>#N/D</text:p>
          </table:table-cell>
          <table:table-cell/>
          <table:table-cell table:style-name="ce494" office:value-type="string" table:number-columns-spanned="7" table:number-rows-spanned="1">
            <text:p>PATRIMONIO</text:p>
          </table:table-cell>
          <table:covered-table-cell table:number-columns-repeated="5" table:style-name="ce537"/>
          <table:covered-table-cell table:style-name="ce573"/>
          <table:table-cell table:style-name="ce604" table:formula="of:=[.W6]-[.W46]" office:value-type="float" office:value="0">
            <text:p>S/. 0.00</text:p>
          </table:table-cell>
          <table:table-cell table:number-columns-repeated="1001"/>
        </table:table-row>
        <table:table-row table:style-name="ro1">
          <table:table-cell/>
          <table:table-cell table:style-name="ce284" office:value-type="string" table:number-columns-spanned="2" table:number-rows-spanned="1">
            <text:p>GASTOS DECLARADOS</text:p>
          </table:table-cell>
          <table:covered-table-cell table:style-name="ce317"/>
          <table:table-cell table:style-name="ce340" table:formula="of:=SUM([.D66:.D74])" office:value-type="float" office:value="0">
            <text:p>0.00</text:p>
          </table:table-cell>
          <table:table-cell table:style-name="ce358" table:number-columns-repeated="2"/>
          <table:table-cell table:style-name="ce276" office:value-type="string" table:number-columns-spanned="2" table:number-rows-spanned="1">
            <text:p>LOCALIDAD</text:p>
          </table:table-cell>
          <table:covered-table-cell table:style-name="ce388"/>
          <table:table-cell table:style-name="ce400" table:content-validation-name="val54"/>
          <table:table-cell table:style-name="ce418"/>
          <table:table-cell table:style-name="ce264" table:number-columns-repeated="3"/>
          <table:table-cell table:style-name="ce478"/>
          <table:table-cell table:number-columns-repeated="1010"/>
        </table:table-row>
        <table:table-row table:style-name="ro1">
          <table:table-cell/>
          <table:table-cell table:style-name="ce285" office:value-type="string" table:number-columns-spanned="2" table:number-rows-spanned="1">
            <text:p>Alimentación</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64" table:number-columns-repeated="3"/>
          <table:table-cell table:style-name="ce478"/>
          <table:table-cell/>
          <table:table-cell table:style-name="ce518" office:value-type="string" table:number-columns-spanned="8" table:number-rows-spanned="1">
            <text:p>INDICADORES</text:p>
          </table:table-cell>
          <table:covered-table-cell table:number-columns-repeated="5" table:style-name="ce518"/>
          <table:covered-table-cell table:style-name="ce593"/>
          <table:covered-table-cell table:style-name="ce616"/>
          <table:table-cell table:number-columns-repeated="1001"/>
        </table:table-row>
        <table:table-row table:style-name="ro1">
          <table:table-cell/>
          <table:table-cell table:style-name="ce285" office:value-type="string" table:number-columns-spanned="2" table:number-rows-spanned="1">
            <text:p>Servicio (Luz, agua, telef.)</text:p>
          </table:table-cell>
          <table:covered-table-cell table:style-name="ce318"/>
          <table:table-cell table:style-name="ce301"/>
          <table:table-cell table:style-name="ce358" table:number-columns-repeated="2"/>
          <table:table-cell table:style-name="ce382" office:value-type="string" table:number-columns-spanned="3" table:number-rows-spanned="1">
            <text:p>GASTO MINIMO ESTIMADO</text:p>
          </table:table-cell>
          <table:covered-table-cell table:style-name="ce392"/>
          <table:covered-table-cell table:style-name="ce393"/>
          <table:table-cell table:style-name="ce418"/>
          <table:table-cell table:style-name="ce264" table:number-columns-repeated="3"/>
          <table:table-cell table:style-name="ce478"/>
          <table:table-cell/>
          <table:table-cell table:style-name="ce519" office:value-type="string" table:number-columns-spanned="7" table:number-rows-spanned="1">
            <text:p>Capital de Trabajo </text:p>
          </table:table-cell>
          <table:covered-table-cell table:number-columns-repeated="6" table:style-name="ce519"/>
          <table:table-cell table:style-name="ce617" table:formula="of:=iferror([.W7]-[.W47];0)" office:value-type="float" office:value="0">
            <text:p>#NOMBRE?</text:p>
          </table:table-cell>
          <table:table-cell table:style-name="ce646"/>
          <table:table-cell table:number-columns-repeated="1000"/>
        </table:table-row>
        <table:table-row table:style-name="ro1">
          <table:table-cell/>
          <table:table-cell table:style-name="ce285" office:value-type="string" table:number-columns-spanned="2" table:number-rows-spanned="1">
            <text:p>Vestido y calzado</text:p>
          </table:table-cell>
          <table:covered-table-cell table:style-name="ce318"/>
          <table:table-cell table:style-name="ce301"/>
          <table:table-cell table:style-name="ce358" table:number-columns-repeated="2"/>
          <table:table-cell table:style-name="ce276" office:value-type="string" table:number-columns-spanned="2" table:number-rows-spanned="1">
            <text:p>Adulto</text:p>
          </table:table-cell>
          <table:covered-table-cell table:style-name="ce388"/>
          <table:table-cell table:style-name="ce400" table:content-validation-name="val47"/>
          <table:table-cell table:style-name="ce418"/>
          <table:table-cell table:style-name="ce264" table:number-columns-repeated="3"/>
          <table:table-cell table:style-name="ce478"/>
          <table:table-cell/>
          <table:table-cell table:style-name="ce494" office:value-type="string" table:number-columns-spanned="8" table:number-rows-spanned="1">
            <text:p>INDICADORES DE SOLVENCIA</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Educación</text:p>
          </table:table-cell>
          <table:covered-table-cell table:style-name="ce318"/>
          <table:table-cell table:style-name="ce301"/>
          <table:table-cell table:style-name="ce358" table:number-columns-repeated="2"/>
          <table:table-cell table:style-name="ce276" office:value-type="string" table:number-columns-spanned="2" table:number-rows-spanned="1">
            <text:p>Menores</text:p>
          </table:table-cell>
          <table:covered-table-cell table:style-name="ce388"/>
          <table:table-cell table:style-name="ce400" table:content-validation-name="val47"/>
          <table:table-cell table:style-name="ce418" table:number-columns-repeated="2"/>
          <table:table-cell table:style-name="ce264" table:number-columns-repeated="2"/>
          <table:table-cell table:style-name="ce478"/>
          <table:table-cell/>
          <table:table-cell table:style-name="ce520" office:value-type="string" table:number-columns-spanned="7" table:number-rows-spanned="1">
            <text:p>Endeudamiento Patrimonial </text:p>
          </table:table-cell>
          <table:covered-table-cell table:number-columns-repeated="6" table:style-name="ce520"/>
          <table:table-cell table:style-name="ce619" table:formula="of:=iferror([.W46]/[.W64];0)" office:value-type="float" office:value="0">
            <text:p>#DIV/0!</text:p>
          </table:table-cell>
          <table:table-cell table:style-name="ce646" table:formula="of:=IF([.W69]&gt;1;&quot;No debe ser may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Salud</text:p>
          </table:table-cell>
          <table:covered-table-cell table:style-name="ce318"/>
          <table:table-cell table:style-name="ce301"/>
          <table:table-cell table:style-name="ce358" table:number-columns-repeated="2"/>
          <table:table-cell table:style-name="ce276" office:value-type="string" table:number-columns-spanned="2" table:number-rows-spanned="1">
            <text:p>Total</text:p>
          </table:table-cell>
          <table:covered-table-cell table:style-name="ce388"/>
          <table:table-cell table:style-name="ce402" table:formula="of:=SUM([.I68:.I69])" office:value-type="float" office:value="0">
            <text:p>0</text:p>
          </table:table-cell>
          <table:table-cell table:style-name="ce418"/>
          <table:table-cell table:style-name="ce264" table:number-columns-repeated="3"/>
          <table:table-cell table:style-name="ce478"/>
          <table:table-cell/>
          <table:table-cell table:style-name="ce494" office:value-type="string" table:number-columns-spanned="8" table:number-rows-spanned="1">
            <text:p>INDICADORES DE RENTABILIDAD</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Transporte</text:p>
          </table:table-cell>
          <table:covered-table-cell table:style-name="ce318"/>
          <table:table-cell table:style-name="ce301"/>
          <table:table-cell table:style-name="ce358" table:number-columns-repeated="2"/>
          <table:table-cell table:style-name="ce381" table:number-columns-repeated="2"/>
          <table:table-cell table:style-name="ce401"/>
          <table:table-cell table:style-name="ce418"/>
          <table:table-cell table:style-name="ce264" table:number-columns-repeated="3"/>
          <table:table-cell table:style-name="ce485"/>
          <table:table-cell/>
          <table:table-cell table:style-name="ce521" office:value-type="string" table:number-columns-spanned="7" table:number-rows-spanned="1">
            <text:p>Rentabilidad del Negocio</text:p>
          </table:table-cell>
          <table:covered-table-cell table:number-columns-repeated="6" table:style-name="ce521"/>
          <table:table-cell table:style-name="ce620" table:formula="of:=iferror([.N54]/[.W67];0)" office:value-type="percentage" office:value="0">
            <text:p>#NOMBRE?</text:p>
          </table:table-cell>
          <table:table-cell table:style-name="ce646" table:formula="of:=IF([.W71]&gt;[$Solicitud.I40];&quot;&quot;;&quot;Debe ser mayor a la TE mensual&quot;)" office:value-type="float" office:value="0">
            <text:p>#NOMBRE?</text:p>
          </table:table-cell>
          <table:table-cell table:number-columns-repeated="1000"/>
        </table:table-row>
        <table:table-row table:style-name="ro1">
          <table:table-cell/>
          <table:table-cell table:style-name="ce285" office:value-type="string" table:number-columns-spanned="2" table:number-rows-spanned="1">
            <text:p>Alquiler de casa</text:p>
          </table:table-cell>
          <table:covered-table-cell table:style-name="ce318"/>
          <table:table-cell table:style-name="ce301"/>
          <table:table-cell table:style-name="ce358" table:number-columns-repeated="2"/>
          <table:table-cell table:style-name="ce382" office:value-type="string" table:number-columns-spanned="2" table:number-rows-spanned="1">
            <text:p>GF DECLARADO</text:p>
          </table:table-cell>
          <table:covered-table-cell table:style-name="ce393"/>
          <table:table-cell table:style-name="ce403" table:formula="of:=[.D65]" office:value-type="float" office:value="0">
            <text:p>S/. 0.00</text:p>
          </table:table-cell>
          <table:table-cell table:style-name="ce418"/>
          <table:table-cell table:style-name="ce264" table:number-columns-repeated="3"/>
          <table:table-cell table:style-name="ce478"/>
          <table:table-cell/>
          <table:table-cell table:style-name="ce494" office:value-type="string" table:number-columns-spanned="8" table:number-rows-spanned="1">
            <text:p>INDICADORES DE LIQUIDEZ</text:p>
          </table:table-cell>
          <table:covered-table-cell table:number-columns-repeated="5" table:style-name="ce494"/>
          <table:covered-table-cell table:style-name="ce594"/>
          <table:covered-table-cell table:style-name="ce618"/>
          <table:table-cell table:style-name="ce646"/>
          <table:table-cell table:number-columns-repeated="1000"/>
        </table:table-row>
        <table:table-row table:style-name="ro1">
          <table:table-cell/>
          <table:table-cell table:style-name="ce285" office:value-type="string" table:number-columns-spanned="2" table:number-rows-spanned="1">
            <text:p>Gastos personales</text:p>
          </table:table-cell>
          <table:covered-table-cell table:style-name="ce318"/>
          <table:table-cell table:style-name="ce301"/>
          <table:table-cell table:style-name="ce358" table:number-columns-repeated="2"/>
          <table:table-cell table:style-name="ce276" office:value-type="string" table:number-columns-spanned="2" table:number-rows-spanned="1">
            <text:p>GF MINIMO</text:p>
          </table:table-cell>
          <table:covered-table-cell table:style-name="ce388"/>
          <table:table-cell table:style-name="ce404" table:formula="of:=SUM([.BI112];[.D69:.D74])" office:value-type="float" office:value="0">
            <text:p>#N/D</text:p>
          </table:table-cell>
          <table:table-cell table:style-name="ce418"/>
          <table:table-cell table:style-name="ce264" table:number-columns-repeated="3"/>
          <table:table-cell table:style-name="ce460"/>
          <table:table-cell/>
          <table:table-cell table:style-name="ce522" office:value-type="string" table:number-columns-spanned="7" table:number-rows-spanned="1">
            <text:p>Liquidez Corriente <text:s/></text:p>
          </table:table-cell>
          <table:covered-table-cell table:number-columns-repeated="6" table:style-name="ce522"/>
          <table:table-cell table:style-name="ce621" table:formula="of:=iferror([.W7]/[.W47];0)" office:value-type="float" office:value="0">
            <text:p>#DIV/0!</text:p>
          </table:table-cell>
          <table:table-cell table:style-name="ce646" table:formula="of:=IF([.W73]&lt;1;&quot;No debe ser menor a 1&quot;;&quot;&quot;)" office:value-type="float" office:value="0">
            <text:p>#DIV/0!</text:p>
          </table:table-cell>
          <table:table-cell table:number-columns-repeated="1000"/>
        </table:table-row>
        <table:table-row table:style-name="ro1">
          <table:table-cell/>
          <table:table-cell table:style-name="ce285" office:value-type="string" table:number-columns-spanned="2" table:number-rows-spanned="1">
            <text:p>Otros</text:p>
          </table:table-cell>
          <table:covered-table-cell table:style-name="ce318"/>
          <table:table-cell table:style-name="ce301"/>
          <table:table-cell table:style-name="ce358" table:number-columns-repeated="2"/>
          <table:table-cell table:style-name="ce382" office:value-type="string" table:number-columns-spanned="2" table:number-rows-spanned="1">
            <text:p>GF CALCULADO</text:p>
          </table:table-cell>
          <table:covered-table-cell table:style-name="ce393"/>
          <table:table-cell table:style-name="ce403" table:formula="of:=MAX([.I73];[.I72])" office:value-type="float" office:value="0">
            <text:p>#N/D</text:p>
          </table:table-cell>
          <table:table-cell table:style-name="ce418"/>
          <table:table-cell table:style-name="ce264" table:number-columns-repeated="3"/>
          <table:table-cell table:style-name="ce460"/>
          <table:table-cell/>
          <table:table-cell table:style-name="ce523" office:value-type="string" table:number-columns-spanned="7" table:number-rows-spanned="1">
            <text:p>Liquidez Inmediata </text:p>
          </table:table-cell>
          <table:covered-table-cell table:number-columns-repeated="5" table:style-name="ce558"/>
          <table:covered-table-cell table:style-name="ce595"/>
          <table:table-cell table:style-name="ce622" table:formula="of:=iferror(([.W7]-[.W18])/[.W47];0)" office:value-type="float" office:value="0">
            <text:p>#DIV/0!</text:p>
          </table:table-cell>
          <table:table-cell table:style-name="ce646" table:formula="of:=IF([.W74]&lt;1;&quot;No debe ser menor a 1&quot;;&quot;&quot;)" office:value-type="float" office:value="0">
            <text:p>#DIV/0!</text:p>
          </table:table-cell>
          <table:table-cell table:number-columns-repeated="1000"/>
        </table:table-row>
        <table:table-row table:style-name="ro1">
          <table:table-cell/>
          <table:table-cell table:style-name="ce274" office:value-type="string">
            <text:p>Gastos Financieros</text:p>
          </table:table-cell>
          <table:table-cell table:style-name="ce311"/>
          <table:table-cell table:style-name="ce337"/>
          <table:table-cell table:style-name="ce355" table:number-columns-repeated="2"/>
          <table:table-cell table:style-name="ce264" table:number-columns-repeated="7"/>
          <table:table-cell table:style-name="ce460"/>
          <table:table-cell/>
          <table:table-cell table:style-name="ce494" office:value-type="string" table:number-columns-spanned="8" table:number-rows-spanned="1">
            <text:p>MARGEN OPERATIVO</text:p>
          </table:table-cell>
          <table:covered-table-cell table:number-columns-repeated="5" table:style-name="ce494"/>
          <table:covered-table-cell table:style-name="ce594"/>
          <table:covered-table-cell table:style-name="ce623"/>
          <table:table-cell table:style-name="ce646"/>
          <table:table-cell table:number-columns-repeated="1000"/>
        </table:table-row>
        <table:table-row table:style-name="ro1">
          <table:table-cell/>
          <table:table-cell table:style-name="ce259" office:value-type="string" table:number-columns-spanned="12" table:number-rows-spanned="1">
            <text:p>DEUDAS FAMILIARES</text:p>
          </table:table-cell>
          <table:covered-table-cell table:number-columns-repeated="10" table:style-name="ce296"/>
          <table:covered-table-cell table:style-name="ce448"/>
          <table:table-cell table:style-name="ce463" table:formula="of:=SUM([.BI132:.BI134])" office:value-type="float" office:value="0">
            <text:p>#N/D</text:p>
          </table:table-cell>
          <table:table-cell/>
          <table:table-cell table:style-name="ce524" office:value-type="string">
            <text:p>Margen de Venta <text:s/></text:p>
          </table:table-cell>
          <table:table-cell table:style-name="ce559"/>
          <table:table-cell table:style-name="ce569" table:formula="of:=[.B10]"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4" table:formula="of:=iferror(([.K10]-[.E27])/[.K10];0)" office:value-type="percentage" office:value="0">
            <text:p>#DIV/0!</text:p>
          </table:table-cell>
          <table:table-cell table:number-columns-repeated="1001"/>
        </table:table-row>
        <table:table-row table:style-name="ro1">
          <table:table-cell/>
          <table:table-cell table:style-name="ce286" office:value-type="string" table:number-columns-spanned="3" table:number-rows-spanned="1">
            <text:p>Entidad</text:p>
          </table:table-cell>
          <table:covered-table-cell table:number-columns-repeated="2" table:style-name="ce286"/>
          <table:table-cell table:style-name="ce286" office:value-type="string" table:number-columns-spanned="2" table:number-rows-spanned="1">
            <text:p>Tipo</text:p>
          </table:table-cell>
          <table:covered-table-cell table:style-name="ce286"/>
          <table:table-cell table:style-name="ce286" office:value-type="string" table:number-columns-spanned="2" table:number-rows-spanned="1">
            <text:p>Forma de Pago</text:p>
          </table:table-cell>
          <table:covered-table-cell table:style-name="ce286"/>
          <table:table-cell table:style-name="ce286" office:value-type="string" table:number-columns-spanned="2" table:number-rows-spanned="1">
            <text:p>Saldo de Capital</text:p>
          </table:table-cell>
          <table:covered-table-cell table:style-name="ce379"/>
          <table:table-cell table:style-name="ce286" office:value-type="string">
            <text:p>Cuota Mensual</text:p>
          </table:table-cell>
          <table:table-cell table:style-name="ce441" office:value-type="string">
            <text:p>Fecha Final de Pago</text:p>
          </table:table-cell>
          <table:table-cell table:style-name="ce414" office:value-type="string">
            <text:p>Vencimiento</text:p>
          </table:table-cell>
          <table:table-cell table:style-name="ce478"/>
          <table:table-cell/>
          <table:table-cell table:style-name="ce524" office:value-type="string">
            <text:p>Margen de Venta </text:p>
          </table:table-cell>
          <table:table-cell table:style-name="ce559"/>
          <table:table-cell table:style-name="ce569" table:formula="of:=[.B11]" table:number-columns-spanned="2" table:number-rows-spanned="1">
            <text:p/>
          </table:table-cell>
          <table:covered-table-cell table:style-name="ce569"/>
          <table:table-cell table:style-name="ce569" table:number-columns-spanned="3" table:number-rows-spanned="1"/>
          <table:covered-table-cell table:number-columns-repeated="2" table:style-name="ce569"/>
          <table:table-cell table:style-name="ce625" table:formula="of:=iferror(([.K11]-[.E28])/[.K11];0)" office:value-type="percentage" office:value="0">
            <text:p>#DIV/0!</text:p>
          </table:table-cell>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table-cell table:style-name="ce431" table:content-validation-name="val47"/>
          <table:table-cell table:style-name="ce415" table:content-validation-name="val47"/>
          <table:table-cell table:style-name="ce415" table:content-validation-name="val47"/>
          <table:table-cell table:style-name="ce478"/>
          <table:table-cell/>
          <table:table-cell table:style-name="ce524" office:value-type="string">
            <text:p>Margen de Venta</text:p>
          </table:table-cell>
          <table:table-cell table:style-name="ce559"/>
          <table:table-cell table:style-name="ce569" table:formula="of:=[.B12]" table:number-columns-spanned="2" table:number-rows-spanned="1">
            <text:p/>
          </table:table-cell>
          <table:covered-table-cell table:style-name="ce569"/>
          <table:table-cell table:style-name="ce569" table:number-columns-repeated="3"/>
          <table:table-cell table:style-name="ce626" table:formula="of:=iferror(([.K12]-[.E29])/[.K12];0)" office:value-type="percentage" office:value="0">
            <text:p>#DIV/0!</text:p>
          </table:table-cell>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content-validation-name="val47"/>
          <table:table-cell table:style-name="ce431" table:content-validation-name="val47"/>
          <table:table-cell table:style-name="ce415" table:content-validation-name="val47"/>
          <table:table-cell table:style-name="ce415" table:content-validation-name="val47"/>
          <table:table-cell table:style-name="ce478"/>
          <table:table-cell/>
          <table:table-cell table:style-name="ce518" office:value-type="string" table:number-columns-spanned="8" table:number-rows-spanned="1">
            <text:p>OTROS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77" table:content-validation-name="val41" table:number-columns-spanned="3" table:number-rows-spanned="1"/>
          <table:covered-table-cell table:number-columns-repeated="2" table:style-name="ce277"/>
          <table:table-cell table:style-name="ce277" table:content-validation-name="val46" table:number-columns-spanned="2" table:number-rows-spanned="1"/>
          <table:covered-table-cell table:style-name="ce277" table:content-validation-name="val46"/>
          <table:table-cell table:style-name="ce277" table:content-validation-name="val48" table:number-columns-spanned="2" table:number-rows-spanned="1"/>
          <table:covered-table-cell table:style-name="ce277" table:content-validation-name="val48"/>
          <table:table-cell table:style-name="ce405" table:content-validation-name="val47" table:number-columns-spanned="2" table:number-rows-spanned="1"/>
          <table:covered-table-cell table:style-name="ce419" table:content-validation-name="val47"/>
          <table:table-cell table:style-name="ce431" table:content-validation-name="val47"/>
          <table:table-cell table:style-name="ce442" table:content-validation-name="val47"/>
          <table:table-cell table:style-name="ce415" table:content-validation-name="val47"/>
          <table:table-cell table:style-name="ce478"/>
          <table:table-cell/>
          <table:table-cell table:style-name="ce525" office:value-type="string" table:number-columns-spanned="7" table:number-rows-spanned="1">
            <text:p>Costo de producción a financiar</text:p>
          </table:table-cell>
          <table:covered-table-cell table:number-columns-repeated="6" table:style-name="ce558"/>
          <table:table-cell table:style-name="ce628" table:formula="of:=iferror([$Solicitud.D40]/[$'Evaluación Cuantitativa'.N25];0)" office:value-type="percentage" office:value="0">
            <text:p>#DIV/0!</text:p>
          </table:table-cell>
          <table:table-cell table:style-name="ce646" table:formula="of:=IF([.W80]&gt;[.BK173];CONCATENATE(&quot;Financiamiento mayor a límite permitido &quot;;[.BK173]);&quot;&quot;)" office:value-type="float" office:value="0">
            <text:p>#DIV/0!</text:p>
          </table:table-cell>
          <table:table-cell table:number-columns-repeated="1000"/>
        </table:table-row>
        <table:table-row table:style-name="ro1">
          <table:table-cell table:number-columns-repeated="2"/>
          <table:table-cell table:style-name="ce319" table:number-columns-repeated="4"/>
          <table:table-cell table:style-name="ce383" office:value-type="string" table:number-columns-spanned="2" table:number-rows-spanned="1">
            <text:p>Total :</text:p>
          </table:table-cell>
          <table:covered-table-cell table:style-name="ce394"/>
          <table:table-cell table:style-name="ce406" table:formula="of:=SUM([.I78:.J80])" office:value-type="float" office:value="0" table:number-columns-spanned="2" table:number-rows-spanned="1">
            <text:p>S/. 0.00</text:p>
          </table:table-cell>
          <table:covered-table-cell table:style-name="ce406"/>
          <table:table-cell table:style-name="ce429" table:number-columns-repeated="3"/>
          <table:table-cell table:style-name="ce478"/>
          <table:table-cell/>
          <table:table-cell table:style-name="ce523" office:value-type="string" table:number-columns-spanned="7" table:number-rows-spanned="1">
            <text:p>Cobertura de la Garantía </text:p>
          </table:table-cell>
          <table:covered-table-cell table:number-columns-repeated="5" table:style-name="ce558"/>
          <table:covered-table-cell table:style-name="ce595"/>
          <table:table-cell table:style-name="ce620" table:formula="of:=iferror([$Solicitud.H50]/[.C97];0)" office:value-type="percentage" office:value="0">
            <text:p>#DIV/0!</text:p>
          </table:table-cell>
          <table:table-cell table:number-columns-repeated="1001"/>
        </table:table-row>
        <table:table-row table:style-name="ro1">
          <table:table-cell/>
          <table:table-cell table:style-name="ce287" table:number-columns-repeated="4"/>
          <table:table-cell table:style-name="ce368" table:number-columns-repeated="6"/>
          <table:table-cell table:style-name="ce443" table:number-columns-repeated="2"/>
          <table:table-cell table:style-name="ce486"/>
          <table:table-cell table:number-columns-repeated="1010"/>
        </table:table-row>
        <table:table-row table:style-name="ro1">
          <table:table-cell/>
          <table:table-cell table:style-name="ce288" table:number-columns-repeated="2"/>
          <table:table-cell table:style-name="ce319" table:number-columns-repeated="3"/>
          <table:table-cell table:style-name="ce264" table:number-columns-repeated="7"/>
          <table:table-cell table:style-name="ce460"/>
          <table:table-cell/>
          <table:table-cell table:style-name="ce518" office:value-type="string" table:number-columns-spanned="8" table:number-rows-spanned="1">
            <text:p>COMENTARIO DE INDICADOR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table-cell table:style-name="ce259" office:value-type="string" table:number-columns-spanned="12" table:number-rows-spanned="1">
            <text:p>SALDO DISPONIBLE</text:p>
          </table:table-cell>
          <table:covered-table-cell table:number-columns-repeated="10" table:style-name="ce296"/>
          <table:covered-table-cell table:style-name="ce448"/>
          <table:table-cell table:style-name="ce470" table:formula="of:=+[.N54]+[.N56]-[.N64]-[.N76]" office:value-type="float" office:value="0">
            <text:p>#NOMBRE?</text:p>
          </table:table-cell>
          <table:table-cell/>
          <table:table-cell table:style-name="ce526" table:number-columns-spanned="8" table:number-rows-spanned="7"/>
          <table:covered-table-cell table:number-columns-repeated="5" table:style-name="ce561"/>
          <table:covered-table-cell table:style-name="ce597"/>
          <table:covered-table-cell table:style-name="ce629"/>
          <table:table-cell table:number-columns-repeated="1001"/>
        </table:table-row>
        <table:table-row table:style-name="ro1">
          <table:table-cell/>
          <table:table-cell table:style-name="ce288" table:number-columns-repeated="2"/>
          <table:table-cell table:style-name="ce319" table:number-columns-repeated="3"/>
          <table:table-cell table:style-name="ce264" table:number-columns-repeated="7"/>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4"/>
          <table:table-cell table:style-name="ce651" table:number-columns-repeated="2"/>
          <table:table-cell table:style-name="ce653"/>
          <table:table-cell table:style-name="ce651"/>
          <table:table-cell table:number-columns-repeated="993"/>
        </table:table-row>
        <table:table-row table:style-name="ro1">
          <table:table-cell/>
          <table:table-cell table:style-name="ce289" office:value-type="string" table:number-columns-spanned="12" table:number-rows-spanned="1">
            <text:p>ARGUMENTO</text:p>
          </table:table-cell>
          <table:covered-table-cell table:number-columns-repeated="10" table:style-name="ce320"/>
          <table:covered-table-cell table:style-name="ce456"/>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49"/>
          <table:table-cell table:style-name="ce650" table:number-columns-repeated="2"/>
          <table:table-cell table:style-name="ce654"/>
          <table:table-cell table:style-name="ce652"/>
          <table:table-cell table:number-columns-repeated="993"/>
        </table:table-row>
        <table:table-row table:style-name="ro1">
          <table:table-cell/>
          <table:table-cell table:style-name="ce290" table:number-columns-spanned="12" table:number-rows-spanned="7"/>
          <table:covered-table-cell table:number-columns-repeated="11"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style-name="ce652" table:number-columns-repeated="2"/>
          <table:table-cell table:style-name="ce655"/>
          <table:table-cell table:style-name="ce650"/>
          <table:table-cell table:number-columns-repeated="993"/>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7"/>
          <table:covered-table-cell table:number-columns-repeated="5" table:style-name="ce99"/>
          <table:covered-table-cell table:style-name="ce598"/>
          <table:covered-table-cell table:style-name="ce630"/>
          <table:table-cell table:number-columns-repeated="3"/>
          <table:table-cell table:style-name="ce650"/>
          <table:table-cell table:number-columns-repeated="997"/>
        </table:table-row>
        <table:table-row table:style-name="ro1">
          <table:table-cell/>
          <table:covered-table-cell table:number-columns-repeated="12" table:style-name="ce290"/>
          <table:table-cell table:style-name="ce460"/>
          <table:table-cell/>
          <table:covered-table-cell table:style-name="ce528"/>
          <table:covered-table-cell table:number-columns-repeated="5" table:style-name="ce562"/>
          <table:covered-table-cell table:style-name="ce599"/>
          <table:covered-table-cell table:style-name="ce631"/>
          <table:table-cell table:number-columns-repeated="1001"/>
        </table:table-row>
        <table:table-row table:style-name="ro1">
          <table:table-cell/>
          <table:covered-table-cell table:number-columns-repeated="12" table:style-name="ce290"/>
          <table:table-cell table:style-name="ce460"/>
          <table:table-cell/>
          <table:table-cell table:style-name="ce529" table:number-columns-repeated="6"/>
          <table:table-cell table:style-name="ce600"/>
          <table:table-cell table:style-name="ce632"/>
          <table:table-cell table:number-columns-repeated="1001"/>
        </table:table-row>
        <table:table-row table:style-name="ro1">
          <table:table-cell/>
          <table:covered-table-cell table:number-columns-repeated="12" table:style-name="ce290"/>
          <table:table-cell table:style-name="ce460"/>
          <table:table-cell/>
          <table:table-cell table:style-name="ce518" office:value-type="string" table:number-columns-spanned="8" table:number-rows-spanned="1">
            <text:p>EXCEPCIONES</text:p>
          </table:table-cell>
          <table:covered-table-cell table:number-columns-repeated="5" table:style-name="ce560"/>
          <table:covered-table-cell table:style-name="ce596"/>
          <table:covered-table-cell table:style-name="ce627"/>
          <table:table-cell table:number-columns-repeated="1001"/>
        </table:table-row>
        <table:table-row table:style-name="ro1">
          <table:table-cell/>
          <table:covered-table-cell table:number-columns-repeated="12" table:style-name="ce290"/>
          <table:table-cell table:style-name="ce460"/>
          <table:table-cell/>
          <table:table-cell table:style-name="ce530" table:number-columns-spanned="8" table:number-rows-spanned="4"/>
          <table:covered-table-cell table:number-columns-repeated="6" table:style-name="ce563"/>
          <table:covered-table-cell table:style-name="ce633"/>
          <table:table-cell table:number-columns-repeated="1001"/>
        </table:table-row>
        <table:table-row table:style-name="ro1">
          <table:table-cell/>
          <table:table-cell table:style-name="ce291" office:value-type="string" table:number-columns-spanned="2" table:number-rows-spanned="1">
            <text:p>Propuesta de Monto y Desembolso</text:p>
          </table:table-cell>
          <table:covered-table-cell table:style-name="ce291"/>
          <table:table-cell table:style-name="ce341" table:number-columns-spanned="10" table:number-rows-spanned="1"/>
          <table:covered-table-cell table:number-columns-repeated="8" table:style-name="ce359"/>
          <table:covered-table-cell table:style-name="ce457"/>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table-cell table:style-name="ce276" office:value-type="string" table:number-columns-spanned="1" table:number-rows-spanned="2">
            <text:p>Moneda</text:p>
          </table:table-cell>
          <table:table-cell table:style-name="ce276" office:value-type="string" table:number-columns-spanned="1" table:number-rows-spanned="2">
            <text:p>Línea/Monto</text:p>
          </table:table-cell>
          <table:table-cell table:style-name="ce276" office:value-type="string" table:number-columns-spanned="1" table:number-rows-spanned="2">
            <text:p>Plazo</text:p>
          </table:table-cell>
          <table:table-cell table:style-name="ce276" office:value-type="string" table:number-columns-spanned="1" table:number-rows-spanned="2">
            <text:p>TEM</text:p>
          </table:table-cell>
          <table:table-cell table:style-name="ce276" office:value-type="string" table:number-columns-spanned="1" table:number-rows-spanned="2">
            <text:p>TEA</text:p>
          </table:table-cell>
          <table:table-cell table:style-name="ce276" office:value-type="string" table:number-columns-spanned="1" table:number-rows-spanned="2">
            <text:p>N° Desembolsos</text:p>
          </table:table-cell>
          <table:table-cell table:style-name="ce395"/>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444"/>
          <table:table-cell table:style-name="ce276" office:value-type="float" office:value="4">
            <text:p>4</text:p>
          </table:table-cell>
          <table:table-cell table:style-name="ce460"/>
          <table:table-cell/>
          <table:covered-table-cell table:style-name="ce531"/>
          <table:covered-table-cell table:number-columns-repeated="6" table:style-name="ce564"/>
          <table:covered-table-cell table:style-name="ce634"/>
          <table:table-cell table:number-columns-repeated="1001"/>
        </table:table-row>
        <table:table-row table:style-name="ro1">
          <table:table-cell/>
          <table:covered-table-cell table:number-columns-repeated="6" table:style-name="ce276"/>
          <table:table-cell table:style-name="ce395" office:value-type="string">
            <text:p>Fecha:</text:p>
          </table:table-cell>
          <table:table-cell table:style-name="ce407" table:formula="of:=iferror([$'Flujo de Caja'.E111];&quot;&quot;)" office:value-type="date" office:date-value="1899-12-30">
            <text:p>#NOMBRE?</text:p>
          </table:table-cell>
          <table:table-cell table:style-name="ce407" table:formula="of:=iferror([$'Flujo de Caja'.E112];&quot;&quot;)" office:value-type="date" office:date-value="1899-12-30">
            <text:p>#NOMBRE?</text:p>
          </table:table-cell>
          <table:table-cell table:style-name="ce407" table:formula="of:=iferror([$'Flujo de Caja'.E113];&quot;&quot;)" office:value-type="date" office:date-value="1899-12-30">
            <text:p>#NOMBRE?</text:p>
          </table:table-cell>
          <table:table-cell table:style-name="ce445"/>
          <table:table-cell table:style-name="ce407" table:formula="of:=iferror([$'Flujo de Caja'.E114];&quot;&quot;)" office:value-type="date" office:date-value="1899-12-30">
            <text:p>#NOMBRE?</text:p>
          </table:table-cell>
          <table:table-cell table:style-name="ce460"/>
          <table:table-cell/>
          <table:covered-table-cell table:style-name="ce532"/>
          <table:covered-table-cell table:number-columns-repeated="6" table:style-name="ce565"/>
          <table:covered-table-cell table:style-name="ce635"/>
          <table:table-cell table:number-columns-repeated="1001"/>
        </table:table-row>
        <table:table-row table:style-name="ro3">
          <table:table-cell/>
          <table:table-cell table:number-columns-repeated="2" table:style-name="ce292"/>
          <table:table-cell table:style-name="ce292"/>
          <table:table-cell table:style-name="ce360" table:number-columns-repeated="2"/>
          <table:table-cell table:style-name="ce292"/>
          <table:table-cell table:style-name="ce395" office:value-type="string">
            <text:p>Monto:</text:p>
          </table:table-cell>
          <table:table-cell table:style-name="ce408" table:formula="of:=iferror([$'Flujo de Caja'.D111];&quot;&quot;)" office:value-type="float" office:value="0">
            <text:p>#NOMBRE?</text:p>
          </table:table-cell>
          <table:table-cell table:style-name="ce408" table:formula="of:=iferror([$'Flujo de Caja'.D112];&quot;&quot;)" office:value-type="float" office:value="0">
            <text:p>#NOMBRE?</text:p>
          </table:table-cell>
          <table:table-cell table:style-name="ce408" table:formula="of:=iferror([$'Flujo de Caja'.D113];&quot;&quot;)" office:value-type="float" office:value="0">
            <text:p>#NOMBRE?</text:p>
          </table:table-cell>
          <table:table-cell table:style-name="ce446"/>
          <table:table-cell table:style-name="ce408" table:formula="of:=iferror([$'Flujo de Caja'.D114];&quot;&quot;)" office:value-type="float" office:value="0">
            <text:p>#NOMBRE?</text:p>
          </table:table-cell>
          <table:table-cell table:style-name="ce460"/>
          <table:table-cell/>
          <table:table-cell table:style-name="ce533"/>
          <table:table-cell table:style-name="ce566"/>
          <table:table-cell table:number-columns-repeated="1007"/>
        </table:table-row>
        <table:table-row table:style-name="ro3">
          <table:table-cell table:number-columns-repeated="15"/>
          <table:table-cell table:style-name="ce533"/>
          <table:table-cell table:style-name="ce566"/>
          <table:table-cell table:number-columns-repeated="1007"/>
        </table:table-row>
        <table:table-row table:style-name="ro2">
          <table:table-cell table:number-columns-repeated="15"/>
          <table:table-cell table:style-name="ce534" table:number-columns-spanned="2" table:number-rows-spanned="1"/>
          <table:covered-table-cell table:style-name="ce567"/>
          <table:table-cell table:number-columns-repeated="1007"/>
        </table:table-row>
        <table:table-row table:style-name="ro3">
          <table:table-cell table:number-columns-repeated="7"/>
          <table:table-cell>
            <draw:frame table:end-cell-address="'Evaluación Cuantitativa'.I104" table:end-x="3.754cm" table:end-y="0.121cm" draw:z-index="0" draw:name="CommandButton2" draw:style-name="gr1" draw:text-style-name="P1" svg:width="6.646cm" svg:height="1.702cm" svg:x="0.949cm" svg:y="0.352cm">
              <draw:image xlink:href="Pictures/2000002E0000157A00000347E9D71357.wmf" xlink:type="simple" xlink:show="embed" xlink:actuate="onLoad">
                <text:p/>
              </draw:image>
            </draw:frame>
          </table:table-cell>
          <table:table-cell/>
          <table:table-cell>
            <draw:control table:end-cell-address="'Evaluación Cuantitativa'.K104" table:end-x="3.962cm" table:end-y="0.217cm" draw:z-index="1" draw:name="Flujo de Caja" draw:text-style-name="P2" svg:width="7.403cm" svg:height="1.658cm" svg:x="1.577cm" svg:y="0.492cm" draw:control="control1"/>
          </table:table-cell>
          <table:table-cell table:number-columns-repeated="5"/>
          <table:table-cell table:style-name="ce533"/>
          <table:table-cell table:style-name="ce566"/>
          <table:table-cell table:number-columns-repeated="36"/>
          <table:table-cell table:style-name="ce157"/>
          <table:table-cell table:number-columns-repeated="970"/>
        </table:table-row>
        <table:table-row table:style-name="ro3">
          <table:table-cell table:number-columns-repeated="15"/>
          <table:table-cell table:style-name="ce533"/>
          <table:table-cell table:style-name="ce566"/>
          <table:table-cell table:number-columns-repeated="37"/>
          <table:table-cell office:value-type="string">
            <text:p>Actividad No Complementaria(mayor a 1 año de permanencia)</text:p>
          </table:table-cell>
          <table:table-cell office:value-type="string">
            <text:p>Actividad No Complementaria(menor a 1 año de permanencia)</text:p>
          </table:table-cell>
          <table:table-cell office:value-type="string">
            <text:p>Titular o Conyugue (mayor 01 año)</text:p>
          </table:table-cell>
          <table:table-cell office:value-type="string">
            <text:p>Titular o Conyugue (mayor a 3 meses menor a 01 año)</text:p>
          </table:table-cell>
          <table:table-cell office:value-type="string">
            <text:p>Jornales Eventuales Titular y Conyuque (hasta a 06 has.)</text:p>
          </table:table-cell>
          <table:table-cell office:value-type="string">
            <text:p>Jornales Evantuales Titular o Conyugue (hasta a 06 has.)</text:p>
          </table:table-cell>
          <table:table-cell table:number-columns-repeated="964"/>
        </table:table-row>
        <table:table-row table:style-name="ro3">
          <table:table-cell table:number-columns-repeated="15"/>
          <table:table-cell table:style-name="ce533"/>
          <table:table-cell table:style-name="ce566"/>
          <table:table-cell table:number-columns-repeated="1007"/>
        </table:table-row>
        <table:table-row table:style-name="ro2">
          <table:table-cell table:number-columns-repeated="15"/>
          <table:table-cell table:style-name="ce534" table:number-columns-spanned="2" table:number-rows-spanned="1"/>
          <table:covered-table-cell table:style-name="ce567"/>
          <table:table-cell table:number-columns-repeated="37"/>
          <table:table-cell office:value-type="string">
            <text:p>Si</text:p>
          </table:table-cell>
          <table:table-cell office:value-type="string">
            <text:p>No</text:p>
          </table:table-cell>
          <table:table-cell table:number-columns-repeated="968"/>
        </table:table-row>
        <table:table-row table:style-name="ro3">
          <table:table-cell table:number-columns-repeated="15"/>
          <table:table-cell table:style-name="ce533"/>
          <table:table-cell table:style-name="ce568"/>
          <table:table-cell table:number-columns-repeated="1007"/>
        </table:table-row>
        <table:table-row table:style-name="ro3">
          <table:table-cell table:number-columns-repeated="2"/>
          <table:table-cell table:style-name="ce202" office:value-type="string" table:number-columns-spanned="3" table:number-rows-spanned="1">
            <text:p>Analista de Creditos</text:p>
          </table:table-cell>
          <table:covered-table-cell table:number-columns-repeated="2" table:style-name="ce202"/>
          <table:table-cell table:number-columns-repeated="10"/>
          <table:table-cell table:style-name="ce533"/>
          <table:table-cell table:style-name="ce568"/>
          <table:table-cell table:number-columns-repeated="37"/>
          <table:table-cell office:value-type="string">
            <text:p>Una Cuota</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963"/>
        </table:table-row>
        <table:table-row table:style-name="ro2">
          <table:table-cell table:number-columns-repeated="13"/>
          <table:table-cell table:style-name="ce487"/>
          <table:table-cell table:number-columns-repeated="40"/>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table-cell table:number-columns-repeated="6"/>
          <table:table-cell table:style-name="ce142" table:number-columns-repeated="7"/>
          <table:table-cell table:style-name="ce487"/>
          <table:table-cell table:number-columns-repeated="40"/>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l Final</text:p>
          </table:table-cell>
          <table:table-cell office:value-type="string">
            <text:p>Irregular</text:p>
          </table:table-cell>
          <table:table-cell table:number-columns-repeated="963"/>
        </table:table-row>
        <table:table-row table:style-name="ro2">
          <table:table-cell table:number-columns-repeated="13"/>
          <table:table-cell table:style-name="ce487"/>
          <table:table-cell table:number-columns-repeated="1010"/>
        </table:table-row>
        <table:table-row table:style-name="ro2">
          <table:table-cell table:number-columns-repeated="13"/>
          <table:table-cell table:style-name="ce487"/>
          <table:table-cell table:number-columns-repeated="40"/>
          <table:table-cell office:value-type="string">
            <text:p>Hipotecario</text:p>
          </table:table-cell>
          <table:table-cell office:value-type="string">
            <text:p>Consumo Directo</text:p>
          </table:table-cell>
          <table:table-cell office:value-type="string">
            <text:p>Negocio</text:p>
          </table:table-cell>
          <table:table-cell office:value-type="string">
            <text:p>Consumo Convenio</text:p>
          </table:table-cell>
          <table:table-cell office:value-type="string">
            <text:p>Tarjeta de Crédito Revolvente</text:p>
          </table:table-cell>
          <table:table-cell office:value-type="string">
            <text:p>No financiero</text:p>
          </table:table-cell>
          <table:table-cell table:number-columns-repeated="964"/>
        </table:table-row>
        <table:table-row table:style-name="ro2">
          <table:table-cell table:number-columns-repeated="13"/>
          <table:table-cell table:style-name="ce487"/>
          <table:table-cell table:number-columns-repeated="1010"/>
        </table:table-row>
        <table:table-row table:style-name="ro3">
          <table:table-cell table:number-columns-repeated="13"/>
          <table:table-cell table:style-name="ce487"/>
          <table:table-cell table:number-columns-repeated="40"/>
          <table:table-cell table:style-name="Normal_20_2"/>
          <table:table-cell table:style-name="ce657" office:value-type="string">
            <text:p>soltero</text:p>
          </table:table-cell>
          <table:table-cell table:style-name="ce657" office:value-type="string">
            <text:p>familia</text:p>
          </table:table-cell>
          <table:table-cell table:style-name="ce657" office:value-type="string">
            <text:p>adicional</text:p>
          </table:table-cell>
          <table:table-cell table:style-name="Normal_20_2" table:number-columns-repeated="2"/>
          <table:table-cell table:style-name="ce657" office:value-type="string">
            <text:p>GF MINIMOS</text:p>
          </table:table-cell>
          <table:table-cell table:number-columns-repeated="963"/>
        </table:table-row>
        <table:table-row table:style-name="ro3">
          <table:table-cell table:number-columns-repeated="13"/>
          <table:table-cell table:style-name="ce487"/>
          <table:table-cell table:number-columns-repeated="40"/>
          <table:table-cell table:style-name="ce657" office:value-type="string">
            <text:p>Region Lima</text:p>
          </table:table-cell>
          <table:table-cell table:number-columns-repeated="2" table:style-name="ce657" office:value-type="float" office:value="500">
            <text:p>500</text:p>
          </table:table-cell>
          <table:table-cell table:style-name="ce657" office:value-type="float" office:value="100">
            <text:p>100</text:p>
          </table:table-cell>
          <table:table-cell table:style-name="ce657" table:formula="of:=[.BE112]+([.$I$70]-1)*[.BF112]" office:value-type="float" office:value="400">
            <text:p>400</text:p>
          </table:table-cell>
          <table:table-cell table:style-name="ce657" office:value-type="string">
            <text:p>FORMULA</text:p>
          </table:table-cell>
          <table:table-cell table:style-name="ce686" table:formula="of:=iferror(VLOOKUP([.I65];[.$BC$112:.$BG$116];IF([.$I$70]&gt;1;5;2);0);0)" office:value-type="float" office:value="0">
            <text:p>#N/D</text:p>
          </table:table-cell>
          <table:table-cell table:number-columns-repeated="963"/>
        </table:table-row>
        <table:table-row table:style-name="ro3">
          <table:table-cell table:number-columns-repeated="13"/>
          <table:table-cell table:style-name="ce487"/>
          <table:table-cell table:number-columns-repeated="40"/>
          <table:table-cell table:style-name="ce657" office:value-type="string">
            <text:p>Region Sur</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3]+([.$I$70]-1)*[.BF113]" office:value-type="float" office:value="320">
            <text:p>320</text:p>
          </table:table-cell>
          <table:table-cell table:style-name="ce657" office:value-type="string">
            <text:p>OBTENIDO</text:p>
          </table:table-cell>
          <table:table-cell table:style-name="ce686"/>
          <table:table-cell table:number-columns-repeated="963"/>
        </table:table-row>
        <table:table-row table:style-name="ro3">
          <table:table-cell table:number-columns-repeated="13"/>
          <table:table-cell table:style-name="ce487"/>
          <table:table-cell table:number-columns-repeated="40"/>
          <table:table-cell table:style-name="ce657" office:value-type="string">
            <text:p>Region Norte</text:p>
          </table:table-cell>
          <table:table-cell table:number-columns-repeated="2" table:style-name="ce657" office:value-type="float" office:value="450">
            <text:p>450</text:p>
          </table:table-cell>
          <table:table-cell table:style-name="ce657" office:value-type="float" office:value="100">
            <text:p>100</text:p>
          </table:table-cell>
          <table:table-cell table:style-name="ce657" table:formula="of:=[.BE114]+([.$I$70]-1)*[.BF114]" office:value-type="float" office:value="350">
            <text:p>350</text:p>
          </table:table-cell>
          <table:table-cell table:style-name="Normal_20_2"/>
          <table:table-cell table:style-name="ce686"/>
          <table:table-cell table:number-columns-repeated="963"/>
        </table:table-row>
        <table:table-row table:style-name="ro3">
          <table:table-cell table:number-columns-repeated="13"/>
          <table:table-cell table:style-name="ce487"/>
          <table:table-cell table:number-columns-repeated="40"/>
          <table:table-cell table:style-name="ce657" office:value-type="string">
            <text:p>Region Oriente</text:p>
          </table:table-cell>
          <table:table-cell table:number-columns-repeated="2" table:style-name="ce657" office:value-type="float" office:value="400">
            <text:p>400</text:p>
          </table:table-cell>
          <table:table-cell table:style-name="ce657" office:value-type="float" office:value="80">
            <text:p>80</text:p>
          </table:table-cell>
          <table:table-cell table:style-name="ce657" table:formula="of:=[.BE115]+([.$I$70]-1)*[.BF115]" office:value-type="float" office:value="320">
            <text:p>320</text:p>
          </table:table-cell>
          <table:table-cell table:style-name="Normal_20_2" table:number-columns-repeated="2"/>
          <table:table-cell table:number-columns-repeated="963"/>
        </table:table-row>
        <table:table-row table:style-name="ro3">
          <table:table-cell table:number-columns-repeated="13"/>
          <table:table-cell table:style-name="ce487"/>
          <table:table-cell table:number-columns-repeated="40"/>
          <table:table-cell table:style-name="ce657" office:value-type="string">
            <text:p>Kiva</text:p>
          </table:table-cell>
          <table:table-cell table:number-columns-repeated="2" table:style-name="ce657" office:value-type="float" office:value="300">
            <text:p>300</text:p>
          </table:table-cell>
          <table:table-cell table:style-name="ce657" office:value-type="float" office:value="50">
            <text:p>50</text:p>
          </table:table-cell>
          <table:table-cell table:style-name="ce657" table:formula="of:=[.BE116]+([.$I$70]-1)*[.BF116]" office:value-type="float" office:value="250">
            <text:p>250</text:p>
          </table:table-cell>
          <table:table-cell table:style-name="Normal_20_2" table:number-columns-repeated="2"/>
          <table:table-cell table:number-columns-repeated="963"/>
        </table:table-row>
        <table:table-row table:style-name="ro3">
          <table:table-cell table:number-columns-repeated="13"/>
          <table:table-cell table:style-name="ce487"/>
          <table:table-cell table:number-columns-repeated="45"/>
          <table:table-cell table:style-name="Normal_20_2" table:number-columns-repeated="2"/>
          <table:table-cell table:number-columns-repeated="963"/>
        </table:table-row>
        <table:table-row table:style-name="ro3">
          <table:table-cell table:number-columns-repeated="13"/>
          <table:table-cell table:style-name="ce487"/>
          <table:table-cell table:number-columns-repeated="40"/>
          <table:table-cell table:style-name="ce658" office:value-type="string">
            <text:p>RMV</text:p>
          </table:table-cell>
          <table:table-cell table:style-name="ce658" office:value-type="float" office:value="750">
            <text:p>750</text:p>
          </table:table-cell>
          <table:table-cell table:number-columns-repeated="6"/>
          <table:table-cell/>
          <table:table-cell table:number-columns-repeated="961"/>
        </table:table-row>
        <table:table-row table:style-name="ro2">
          <table:table-cell table:number-columns-repeated="58"/>
          <table:table-cell office:value-type="string">
            <text:p>si</text:p>
          </table:table-cell>
          <table:table-cell office:value-type="string">
            <text:p>no</text:p>
          </table:table-cell>
          <table:table-cell/>
          <table:table-cell table:number-columns-repeated="2" office:value-type="float" office:value="1">
            <text:p>1</text:p>
          </table:table-cell>
          <table:table-cell table:number-columns-repeated="2"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office:value-type="float" office:value="1">
            <text:p>1</text:p>
          </table:table-cell>
          <table:table-cell table:formula="of:=VLOOKUP([.$D$58];[.$BC$121:.$BQ$127];[.BR119];0)" office:value-type="float" office:value="0">
            <text:p>#N/D</text:p>
          </table:table-cell>
          <table:table-cell table:number-columns-repeated="953"/>
        </table:table-row>
        <table:table-row table:style-name="ro2">
          <table:table-cell table:number-columns-repeated="54"/>
          <table:table-cell table:style-name="ce659" office:value-type="string">
            <text:p>Titular o Cónyuge(mayor a 3 meses menor a 1 año)</text:p>
          </table:table-cell>
          <table:table-cell table:style-name="ce667" table:number-columns-repeated="2"/>
          <table:table-cell table:style-name="ce674"/>
          <table:table-cell table:style-name="ce678" office:value-type="float" office:value="0.5">
            <text:p>0.5</text:p>
          </table:table-cell>
          <table:table-cell table:style-name="ce680" office:value-type="float" office:value="0.3">
            <text:p>0.3</text:p>
          </table:table-cell>
          <table:table-cell/>
          <table:table-cell table:formula="of:=[.BG120]*[.$I$58]" office:value-type="float" office:value="0">
            <text:p>0</text:p>
          </table:table-cell>
          <table:table-cell table:formula="of:=[.BH120]*[.$I$58]" office:value-type="float" office:value="0">
            <text:p>0</text:p>
          </table:table-cell>
          <table:table-cell table:formula="of:=[.BG120]*[.$I$59]" office:value-type="float" office:value="0">
            <text:p>0</text:p>
          </table:table-cell>
          <table:table-cell table:formula="of:=[.BH120]*[.$I$59]" office:value-type="float" office:value="0">
            <text:p>0</text:p>
          </table:table-cell>
          <table:table-cell table:formula="of:=[.BG120]*[.$I$60]" office:value-type="float" office:value="0">
            <text:p>0</text:p>
          </table:table-cell>
          <table:table-cell table:formula="of:=[.BH120]*[.$I$60]" office:value-type="float" office:value="0">
            <text:p>0</text:p>
          </table:table-cell>
          <table:table-cell table:formula="of:=[.BG120]*[.$I$61]" office:value-type="float" office:value="0">
            <text:p>0</text:p>
          </table:table-cell>
          <table:table-cell table:formula="of:=[.BH120]*[.$I$61]" office:value-type="float" office:value="0">
            <text:p>0</text:p>
          </table:table-cell>
          <table:table-cell table:formula="of:=7+IF([.H58]=&quot;Si&quot;;1;2)" office:value-type="float" office:value="9">
            <text:p>9</text:p>
          </table:table-cell>
          <table:table-cell table:formula="of:=iferror(VLOOKUP([.D58];[.$BC$120:.$BQ$126];[.BR120];0);0)" office:value-type="float" office:value="0">
            <text:p>#N/D</text:p>
          </table:table-cell>
          <table:table-cell table:formula="of:=iferror(VLOOKUP([.D58];[.$BC$121:.$BQ$127];1;0);0)" office:value-type="float" office:value="0">
            <text:p>#N/D</text:p>
          </table:table-cell>
          <table:table-cell table:formula="of:=IF([.BT120]=[.$BC$120];IF([.BS120]&gt;0.5*[.$BD$118];0.5*[.$BD$118];[.BS120]);IF([.BT120]=[.$BC$121];IF([.BS120]&gt;500;500;[.BS120]);[.BS120]))" office:value-type="float" office:value="0">
            <text:p>#N/D</text:p>
          </table:table-cell>
          <table:table-cell table:number-columns-repeated="951"/>
        </table:table-row>
        <table:table-row table:style-name="ro2">
          <table:table-cell table:number-columns-repeated="54"/>
          <table:table-cell table:style-name="ce659" office:value-type="string">
            <text:p>Titular o Cónyuge(mayor a 1 año)</text:p>
          </table:table-cell>
          <table:table-cell table:style-name="ce667" table:number-columns-repeated="2"/>
          <table:table-cell table:style-name="ce674"/>
          <table:table-cell table:style-name="ce678" office:value-type="float" office:value="1">
            <text:p>1</text:p>
          </table:table-cell>
          <table:table-cell table:style-name="ce683" office:value-type="float" office:value="0.3">
            <text:p>0.3</text:p>
          </table:table-cell>
          <table:table-cell/>
          <table:table-cell table:formula="of:=[.BG121]*[.$I$58]" office:value-type="float" office:value="0">
            <text:p>0</text:p>
          </table:table-cell>
          <table:table-cell table:formula="of:=[.BH121]*[.$I$58]" office:value-type="float" office:value="0">
            <text:p>0</text:p>
          </table:table-cell>
          <table:table-cell table:formula="of:=[.BG121]*[.$I$59]" office:value-type="float" office:value="0">
            <text:p>0</text:p>
          </table:table-cell>
          <table:table-cell table:formula="of:=[.BH121]*[.$I$59]" office:value-type="float" office:value="0">
            <text:p>0</text:p>
          </table:table-cell>
          <table:table-cell table:formula="of:=[.BG121]*[.$I$60]" office:value-type="float" office:value="0">
            <text:p>0</text:p>
          </table:table-cell>
          <table:table-cell table:formula="of:=[.BH121]*[.$I$60]" office:value-type="float" office:value="0">
            <text:p>0</text:p>
          </table:table-cell>
          <table:table-cell table:formula="of:=[.BG121]*[.$I$61]" office:value-type="float" office:value="0">
            <text:p>0</text:p>
          </table:table-cell>
          <table:table-cell table:formula="of:=[.BH121]*[.$I$61]" office:value-type="float" office:value="0">
            <text:p>0</text:p>
          </table:table-cell>
          <table:table-cell table:formula="of:=9+IF([.H59]=&quot;Si&quot;;1;2)" office:value-type="float" office:value="11">
            <text:p>11</text:p>
          </table:table-cell>
          <table:table-cell table:formula="of:=iferror(VLOOKUP([.D59];[.$BC$120:.$BQ$126];[.BR121];0);0)" office:value-type="float" office:value="0">
            <text:p>#N/D</text:p>
          </table:table-cell>
          <table:table-cell table:formula="of:=iferror(VLOOKUP([.D59];[.$BC$121:.$BQ$127];1;0);0)" office:value-type="float" office:value="0">
            <text:p>#N/D</text:p>
          </table:table-cell>
          <table:table-cell table:formula="of:=IF([.BT121]=[.$BJ$120];IF([.BS121]&gt;0.5*[.$BK$118];0.5*[.$BK$118];[.BS121]);IF([.BT121]=[.$BJ$121];IF([.BS121]&gt;500;500;[.BS121]);[.BS121]))" office:value-type="float" office:value="0">
            <text:p>#N/D</text:p>
          </table:table-cell>
          <table:table-cell table:number-columns-repeated="951"/>
        </table:table-row>
        <table:table-row table:style-name="ro2">
          <table:table-cell table:number-columns-repeated="54"/>
          <table:table-cell table:style-name="ce659" office:value-type="string">
            <text:p>Actividad No Complementaria(mayor a 1 año de permanencia)</text:p>
          </table:table-cell>
          <table:table-cell table:style-name="ce667" table:number-columns-repeated="2"/>
          <table:table-cell table:style-name="ce674"/>
          <table:table-cell table:style-name="ce678" office:value-type="float" office:value="1">
            <text:p>1</text:p>
          </table:table-cell>
          <table:table-cell table:style-name="ce678" office:value-type="float" office:value="0.5">
            <text:p>0.5</text:p>
          </table:table-cell>
          <table:table-cell/>
          <table:table-cell table:formula="of:=[.BG122]*[.$I$58]" office:value-type="float" office:value="0">
            <text:p>0</text:p>
          </table:table-cell>
          <table:table-cell table:formula="of:=[.BH122]*[.$I$58]" office:value-type="float" office:value="0">
            <text:p>0</text:p>
          </table:table-cell>
          <table:table-cell table:formula="of:=[.BG122]*[.$I$59]" office:value-type="float" office:value="0">
            <text:p>0</text:p>
          </table:table-cell>
          <table:table-cell table:formula="of:=[.BH122]*[.$I$59]" office:value-type="float" office:value="0">
            <text:p>0</text:p>
          </table:table-cell>
          <table:table-cell table:formula="of:=[.BG122]*[.$I$60]" office:value-type="float" office:value="0">
            <text:p>0</text:p>
          </table:table-cell>
          <table:table-cell table:formula="of:=[.BH122]*[.$I$60]" office:value-type="float" office:value="0">
            <text:p>0</text:p>
          </table:table-cell>
          <table:table-cell table:formula="of:=[.BG122]*[.$I$61]" office:value-type="float" office:value="0">
            <text:p>0</text:p>
          </table:table-cell>
          <table:table-cell table:formula="of:=[.BH122]*[.$I$61]" office:value-type="float" office:value="0">
            <text:p>0</text:p>
          </table:table-cell>
          <table:table-cell table:formula="of:=11+IF([.H60]=&quot;Si&quot;;1;2)" office:value-type="float" office:value="13">
            <text:p>13</text:p>
          </table:table-cell>
          <table:table-cell table:formula="of:=iferror(VLOOKUP([.D60];[.$BC$120:.$BQ$126];[.BR122];0);0)" office:value-type="float" office:value="0">
            <text:p>#N/D</text:p>
          </table:table-cell>
          <table:table-cell table:formula="of:=iferror(VLOOKUP([.D60];[.$BC$121:.$BQ$127];1;0);0)" office:value-type="float" office:value="0">
            <text:p>#N/D</text:p>
          </table:table-cell>
          <table:table-cell table:formula="of:=IF([.BT122]=[.$BJ$120];IF([.BS122]&gt;0.5*[.$BK$118];0.5*[.$BK$118];[.BS122]);IF([.BT122]=[.$BJ$121];IF([.BS122]&gt;500;500;[.BS122]);[.BS122]))" office:value-type="float" office:value="0">
            <text:p>#N/D</text:p>
          </table:table-cell>
          <table:table-cell table:number-columns-repeated="951"/>
        </table:table-row>
        <table:table-row table:style-name="ro2">
          <table:table-cell table:number-columns-repeated="54"/>
          <table:table-cell table:style-name="ce659" office:value-type="string">
            <text:p>Actividad No Complementaria(menor a 1 año de permanencia)</text:p>
          </table:table-cell>
          <table:table-cell table:style-name="ce667" table:number-columns-repeated="2"/>
          <table:table-cell table:style-name="ce674"/>
          <table:table-cell table:style-name="ce678" office:value-type="float" office:value="0.5">
            <text:p>0.5</text:p>
          </table:table-cell>
          <table:table-cell table:style-name="ce678" office:value-type="float" office:value="0">
            <text:p>0</text:p>
          </table:table-cell>
          <table:table-cell/>
          <table:table-cell table:formula="of:=[.BG123]*[.$I$58]" office:value-type="float" office:value="0">
            <text:p>0</text:p>
          </table:table-cell>
          <table:table-cell table:formula="of:=[.BH123]*[.$I$58]" office:value-type="float" office:value="0">
            <text:p>0</text:p>
          </table:table-cell>
          <table:table-cell table:formula="of:=[.BG123]*[.$I$59]" office:value-type="float" office:value="0">
            <text:p>0</text:p>
          </table:table-cell>
          <table:table-cell table:formula="of:=[.BH123]*[.$I$59]" office:value-type="float" office:value="0">
            <text:p>0</text:p>
          </table:table-cell>
          <table:table-cell table:formula="of:=[.BG123]*[.$I$60]" office:value-type="float" office:value="0">
            <text:p>0</text:p>
          </table:table-cell>
          <table:table-cell table:formula="of:=[.BH123]*[.$I$60]" office:value-type="float" office:value="0">
            <text:p>0</text:p>
          </table:table-cell>
          <table:table-cell table:formula="of:=[.BG123]*[.$I$61]" office:value-type="float" office:value="0">
            <text:p>0</text:p>
          </table:table-cell>
          <table:table-cell table:formula="of:=[.BH123]*[.$I$61]" office:value-type="float" office:value="0">
            <text:p>0</text:p>
          </table:table-cell>
          <table:table-cell table:formula="of:=13+IF([.H61]=&quot;Si&quot;;1;2)" office:value-type="float" office:value="15">
            <text:p>15</text:p>
          </table:table-cell>
          <table:table-cell table:formula="of:=iferror(VLOOKUP([.D61];[.$BC$120:.$BQ$126];[.BR123];0);0)" office:value-type="float" office:value="0">
            <text:p>#N/D</text:p>
          </table:table-cell>
          <table:table-cell table:formula="of:=iferror(VLOOKUP([.D61];[.$BC$121:.$BQ$127];1;0);0)" office:value-type="float" office:value="0">
            <text:p>#N/D</text:p>
          </table:table-cell>
          <table:table-cell table:formula="of:=IF([.BT123]=[.$BJ$120];IF([.BS123]&gt;0.5*[.$BK$118];0.5*[.$BK$118];[.BS123]);IF([.BT123]=[.$BJ$121];IF([.BS123]&gt;500;500;[.BS123]);[.BS123]))" office:value-type="float" office:value="0">
            <text:p>#N/D</text:p>
          </table:table-cell>
          <table:table-cell table:number-columns-repeated="951"/>
        </table:table-row>
        <table:table-row table:style-name="ro2">
          <table:table-cell table:number-columns-repeated="54"/>
          <table:table-cell table:style-name="ce659" office:value-type="string">
            <text:p>Remesas</text:p>
          </table:table-cell>
          <table:table-cell table:style-name="ce667" table:number-columns-repeated="2"/>
          <table:table-cell table:style-name="ce675"/>
          <table:table-cell table:style-name="ce679" office:value-type="float" office:value="1">
            <text:p>1</text:p>
          </table:table-cell>
          <table:table-cell table:style-name="ce684" office:value-type="float" office:value="0">
            <text:p>0</text:p>
          </table:table-cell>
          <table:table-cell/>
          <table:table-cell table:formula="of:=[.BG124]*[.$I$58]" office:value-type="float" office:value="0">
            <text:p>0</text:p>
          </table:table-cell>
          <table:table-cell table:formula="of:=[.BH124]*[.$I$58]" office:value-type="float" office:value="0">
            <text:p>0</text:p>
          </table:table-cell>
          <table:table-cell table:formula="of:=[.BG124]*[.$I$59]" office:value-type="float" office:value="0">
            <text:p>0</text:p>
          </table:table-cell>
          <table:table-cell table:formula="of:=[.BH124]*[.$I$59]" office:value-type="float" office:value="0">
            <text:p>0</text:p>
          </table:table-cell>
          <table:table-cell table:formula="of:=[.BG124]*[.$I$60]" office:value-type="float" office:value="0">
            <text:p>0</text:p>
          </table:table-cell>
          <table:table-cell table:formula="of:=[.BH124]*[.$I$60]" office:value-type="float" office:value="0">
            <text:p>0</text:p>
          </table:table-cell>
          <table:table-cell table:formula="of:=[.BG124]*[.$I$61]" office:value-type="float" office:value="0">
            <text:p>0</text:p>
          </table:table-cell>
          <table:table-cell table:formula="of:=[.BH124]*[.$I$61]" office:value-type="float" office:value="0">
            <text:p>0</text:p>
          </table:table-cell>
          <table:table-cell table:number-columns-repeated="955"/>
        </table:table-row>
        <table:table-row table:style-name="ro2">
          <table:table-cell table:number-columns-repeated="54"/>
          <table:table-cell table:style-name="ce659" office:value-type="string">
            <text:p>Jornales Eventuales Titular y Conyuque (hasta a 06 has.)</text:p>
          </table:table-cell>
          <table:table-cell table:style-name="ce667" table:number-columns-repeated="2"/>
          <table:table-cell table:style-name="ce676"/>
          <table:table-cell table:style-name="ce680" office:value-type="float" office:value="0">
            <text:p>0</text:p>
          </table:table-cell>
          <table:table-cell table:style-name="ce678" office:value-type="float" office:value="0.7">
            <text:p>0.7</text:p>
          </table:table-cell>
          <table:table-cell/>
          <table:table-cell table:formula="of:=[.BG125]*[.$I$58]" office:value-type="float" office:value="0">
            <text:p>0</text:p>
          </table:table-cell>
          <table:table-cell table:formula="of:=[.BH125]*[.$I$58]" office:value-type="float" office:value="0">
            <text:p>0</text:p>
          </table:table-cell>
          <table:table-cell table:formula="of:=[.BG125]*[.$I$59]" office:value-type="float" office:value="0">
            <text:p>0</text:p>
          </table:table-cell>
          <table:table-cell table:formula="of:=[.BH125]*[.$I$59]" office:value-type="float" office:value="0">
            <text:p>0</text:p>
          </table:table-cell>
          <table:table-cell table:formula="of:=[.BG125]*[.$I$60]" office:value-type="float" office:value="0">
            <text:p>0</text:p>
          </table:table-cell>
          <table:table-cell table:formula="of:=[.BH125]*[.$I$60]" office:value-type="float" office:value="0">
            <text:p>0</text:p>
          </table:table-cell>
          <table:table-cell table:formula="of:=[.BG125]*[.$I$61]" office:value-type="float" office:value="0">
            <text:p>0</text:p>
          </table:table-cell>
          <table:table-cell table:formula="of:=[.BH125]*[.$I$61]" office:value-type="float" office:value="0">
            <text:p>0</text:p>
          </table:table-cell>
          <table:table-cell table:number-columns-repeated="955"/>
        </table:table-row>
        <table:table-row table:style-name="ro2">
          <table:table-cell table:number-columns-repeated="54"/>
          <table:table-cell table:style-name="ce659" office:value-type="string">
            <text:p>Jornales Evantuales Titular o Conyugue (hasta a 06 has.)</text:p>
          </table:table-cell>
          <table:table-cell table:style-name="ce667" table:number-columns-repeated="2"/>
          <table:table-cell table:style-name="ce676"/>
          <table:table-cell table:style-name="ce681" office:value-type="float" office:value="0">
            <text:p>0</text:p>
          </table:table-cell>
          <table:table-cell table:style-name="ce678" office:value-type="float" office:value="1">
            <text:p>1</text:p>
          </table:table-cell>
          <table:table-cell/>
          <table:table-cell table:formula="of:=[.BG126]*[.$I$58]" office:value-type="float" office:value="0">
            <text:p>0</text:p>
          </table:table-cell>
          <table:table-cell table:formula="of:=[.BH126]*[.$I$58]" office:value-type="float" office:value="0">
            <text:p>0</text:p>
          </table:table-cell>
          <table:table-cell table:formula="of:=[.BG126]*[.$I$59]" office:value-type="float" office:value="0">
            <text:p>0</text:p>
          </table:table-cell>
          <table:table-cell table:formula="of:=[.BH126]*[.$I$59]" office:value-type="float" office:value="0">
            <text:p>0</text:p>
          </table:table-cell>
          <table:table-cell table:formula="of:=[.BG126]*[.$I$60]" office:value-type="float" office:value="0">
            <text:p>0</text:p>
          </table:table-cell>
          <table:table-cell table:formula="of:=[.BH126]*[.$I$60]" office:value-type="float" office:value="0">
            <text:p>0</text:p>
          </table:table-cell>
          <table:table-cell table:formula="of:=[.BG126]*[.$I$61]" office:value-type="float" office:value="0">
            <text:p>0</text:p>
          </table:table-cell>
          <table:table-cell table:formula="of:=[.BH126]*[.$I$61]" office:value-type="float" office:value="0">
            <text:p>0</text:p>
          </table:table-cell>
          <table:table-cell table:number-columns-repeated="955"/>
        </table:table-row>
        <table:table-row table:style-name="ro2">
          <table:table-cell table:number-columns-repeated="54"/>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table:number-columns-repeated="953"/>
        </table:table-row>
        <table:table-row table:style-name="ro2">
          <table:table-cell table:number-columns-repeated="54"/>
          <table:table-cell office:value-type="string">
            <text:p>otras obligaciones agropecuarias</text:p>
          </table:table-cell>
          <table:table-cell table:number-columns-repeated="969"/>
        </table:table-row>
        <table:table-row table:style-name="ro2">
          <table:table-cell office:value-type="float" office:value="1">
            <text:p>1</text:p>
          </table:table-cell>
          <table:table-cell table:number-columns-repeated="52"/>
          <table:table-cell table:style-name="ce157" office:value-type="string">
            <text:p>fecha inicio</text:p>
          </table:table-cell>
          <table:table-cell table:formula="of:=iferror(HLOOKUP([.E50];[.$BC$105:.$BI$106];2;0);-1)" office:value-type="float" office:value="0">
            <text:p>#N/D</text:p>
          </table:table-cell>
          <table:table-cell table:style-name="ce143" table:formula="of:=(YEAR([.J50])-YEAR([.$BB$130]))*12+MONTH([.J50])-MONTH([.$BB$130])+1" office:value-type="float" office:value="-1370">
            <text:p>-1370</text:p>
          </table:table-cell>
          <table:table-cell table:formula="of:=IF([.BC129]=0;0;MOD([.BD129];[.BC129]))" office:value-type="float" office:value="0">
            <text:p>#N/D</text:p>
          </table:table-cell>
          <table:table-cell table:formula="of:=IF([.BC129]=-1;0;IF([.BC129]=0;1;INT([.BD129]/[.BC129])))" office:value-type="float" office:value="0">
            <text:p>#N/D</text:p>
          </table:table-cell>
          <table:table-cell table:style-name="ce488" table:formula="of:=[.I50]*[.BF129]" office:value-type="float" office:value="0">
            <text:p>#N/D</text:p>
          </table:table-cell>
          <table:table-cell table:number-columns-repeated="965"/>
        </table:table-row>
        <table:table-row table:style-name="ro2">
          <table:table-cell table:number-columns-repeated="52"/>
          <table:table-cell office:value-type="string">
            <text:p>fecha</text:p>
          </table:table-cell>
          <table:table-cell table:style-name="ce656" table:formula="of:=[$Solicitud.I5]" office:value-type="date" office:date-value="2014-03-01">
            <text:p>01/03/2014</text:p>
          </table:table-cell>
          <table:table-cell table:formula="of:=iferror(HLOOKUP([.E51];[.$BC$105:.$BI$106];2;0);-1)" office:value-type="float" office:value="0">
            <text:p>#N/D</text:p>
          </table:table-cell>
          <table:table-cell table:style-name="ce143" table:formula="of:=(YEAR([.J51])-YEAR([.$BB$130]))*12+MONTH([.J51])-MONTH([.$BB$130])+1" office:value-type="float" office:value="-1370">
            <text:p>-1370</text:p>
          </table:table-cell>
          <table:table-cell table:formula="of:=IF([.BC130]=0;0;MOD([.BD130];[.BC130]))" office:value-type="float" office:value="0">
            <text:p>#N/D</text:p>
          </table:table-cell>
          <table:table-cell table:formula="of:=IF([.BC130]=-1;0;IF([.BC130]=0;1;INT([.BD130]/[.BC130])))" office:value-type="float" office:value="0">
            <text:p>#N/D</text:p>
          </table:table-cell>
          <table:table-cell table:style-name="ce488" table:formula="of:=[.I51]*[.BF130]" office:value-type="float" office:value="0">
            <text:p>#N/D</text:p>
          </table:table-cell>
          <table:table-cell table:number-columns-repeated="965"/>
        </table:table-row>
        <table:table-row table:style-name="ro2">
          <table:table-cell table:number-columns-repeated="52"/>
          <table:table-cell office:value-type="string">
            <text:p>evaluacion</text:p>
          </table:table-cell>
          <table:table-cell/>
          <table:table-cell office:value-type="string">
            <text:p>deudas familiares</text:p>
          </table:table-cell>
          <table:table-cell/>
          <table:table-cell office:value-type="string">
            <text:p>FRECUENCIA</text:p>
          </table:table-cell>
          <table:table-cell office:value-type="string">
            <text:p>N DE MES</text:p>
          </table:table-cell>
          <table:table-cell office:value-type="string">
            <text:p>RESTO</text:p>
          </table:table-cell>
          <table:table-cell office:value-type="string">
            <text:p>DIVISION</text:p>
          </table:table-cell>
          <table:table-cell table:number-columns-repeated="964"/>
        </table:table-row>
        <table:table-row table:style-name="ro2">
          <table:table-cell table:number-columns-repeated="53"/>
          <table:table-cell office:value-type="float" office:value="1">
            <text:p>1</text:p>
          </table:table-cell>
          <table:table-cell table:style-name="ce488" table:formula="of:=[.K78]" office:value-type="float" office:value="0">
            <text:p>S/. 0.00</text:p>
          </table:table-cell>
          <table:table-cell table:style-name="ce148" table:formula="of:=[.M78]" office:value-type="float" office:value="0">
            <text:p>30/12/1899</text:p>
          </table:table-cell>
          <table:table-cell table:formula="of:=iferror(HLOOKUP([.G78];[.$BC$105:.$BI$106];2;0);-1)" office:value-type="float" office:value="0">
            <text:p>#N/D</text:p>
          </table:table-cell>
          <table:table-cell table:formula="of:=IF([.BD132]=0;0;YEAR([.BD132])*12-YEAR([.$BB$130])*12+MONTH([.BD132])-MONTH([.$BB$130])+1)" office:value-type="float" office:value="0">
            <text:p>0</text:p>
          </table:table-cell>
          <table:table-cell table:formula="of:=IF([.BE132]=0;0;MOD([.BF132];[.BE132]))" office:value-type="float" office:value="0">
            <text:p>#N/D</text:p>
          </table:table-cell>
          <table:table-cell table:formula="of:=IF([.BE132]=-1;0;IF([.BE132]=0;1;INT([.BF132]/[.BE132])))" office:value-type="float" office:value="0">
            <text:p>#N/D</text:p>
          </table:table-cell>
          <table:table-cell table:style-name="ce488" table:formula="of:=[.BH132]*[.BC132]" office:value-type="float" office:value="0">
            <text:p>#N/D</text:p>
          </table:table-cell>
          <table:table-cell table:number-columns-repeated="963"/>
        </table:table-row>
        <table:table-row table:style-name="ro2">
          <table:table-cell table:number-columns-repeated="53"/>
          <table:table-cell office:value-type="float" office:value="2">
            <text:p>2</text:p>
          </table:table-cell>
          <table:table-cell table:style-name="ce488" table:formula="of:=[.K79]" office:value-type="float" office:value="0">
            <text:p>S/. 0.00</text:p>
          </table:table-cell>
          <table:table-cell table:style-name="ce148" table:formula="of:=[.M79]" office:value-type="float" office:value="0">
            <text:p>30/12/1899</text:p>
          </table:table-cell>
          <table:table-cell table:formula="of:=iferror(HLOOKUP([.G79];[.$BC$105:.$BI$106];2;0);-1)" office:value-type="float" office:value="0">
            <text:p>#N/D</text:p>
          </table:table-cell>
          <table:table-cell table:formula="of:=IF([.BD133]=0;0;YEAR([.BD133])*12-YEAR([.$BB$130])*12+MONTH([.BD133])-MONTH([.$BB$130])+1)" office:value-type="float" office:value="0">
            <text:p>0</text:p>
          </table:table-cell>
          <table:table-cell table:formula="of:=IF([.BE133]=0;0;MOD([.BF133];[.BE133]))" office:value-type="float" office:value="0">
            <text:p>#N/D</text:p>
          </table:table-cell>
          <table:table-cell table:formula="of:=IF([.BE133]=-1;0;IF([.BE133]=0;1;INT([.BF133]/[.BE133])))" office:value-type="float" office:value="0">
            <text:p>#N/D</text:p>
          </table:table-cell>
          <table:table-cell table:style-name="ce488" table:formula="of:=[.BH133]*[.BC133]" office:value-type="float" office:value="0">
            <text:p>#N/D</text:p>
          </table:table-cell>
          <table:table-cell table:number-columns-repeated="963"/>
        </table:table-row>
        <table:table-row table:style-name="ro2">
          <table:table-cell table:number-columns-repeated="53"/>
          <table:table-cell office:value-type="float" office:value="3">
            <text:p>3</text:p>
          </table:table-cell>
          <table:table-cell table:style-name="ce488" table:formula="of:=[.K80]" office:value-type="float" office:value="0">
            <text:p>S/. 0.00</text:p>
          </table:table-cell>
          <table:table-cell table:style-name="ce148" table:formula="of:=[.M80]" office:value-type="float" office:value="0">
            <text:p>30/12/1899</text:p>
          </table:table-cell>
          <table:table-cell table:formula="of:=iferror(HLOOKUP([.G80];[.$BC$105:.$BI$106];2;0);-1)" office:value-type="float" office:value="0">
            <text:p>#N/D</text:p>
          </table:table-cell>
          <table:table-cell table:formula="of:=IF([.BD134]=0;0;YEAR([.BD134])*12-YEAR([.$BB$130])*12+MONTH([.BD134])-MONTH([.$BB$130])+1)" office:value-type="float" office:value="0">
            <text:p>0</text:p>
          </table:table-cell>
          <table:table-cell table:formula="of:=IF([.BE134]=0;0;MOD([.BF134];[.BE134]))" office:value-type="float" office:value="0">
            <text:p>#N/D</text:p>
          </table:table-cell>
          <table:table-cell table:formula="of:=IF([.BE134]=-1;0;IF([.BE134]=0;1;INT([.BF134]/[.BE134])))" office:value-type="float" office:value="0">
            <text:p>#N/D</text:p>
          </table:table-cell>
          <table:table-cell table:style-name="ce488" table:formula="of:=[.BH134]*[.BC134]" office:value-type="float" office:value="0">
            <text:p>#N/D</text:p>
          </table:table-cell>
          <table:table-cell table:number-columns-repeated="963"/>
        </table:table-row>
        <table:table-row table:style-name="ro2">
          <table:table-cell table:number-columns-repeated="54"/>
          <table:table-cell table:style-name="ce1" office:value-type="string">
            <text:p>fecha final</text:p>
          </table:table-cell>
          <table:table-cell table:style-name="ce668" table:formula="of:=[$Solicitud.$F$42]" office:value-type="date" office:date-value="2014-10-27">
            <text:p>27/10/2014</text:p>
          </table:table-cell>
          <table:table-cell table:formula="of:=YEAR([.BD135])*12-YEAR([.$BB$130])*12+MONTH([.BD135])-MONTH([.$BB$130])+1" office:value-type="float" office:value="8">
            <text:p>8</text:p>
          </table:table-cell>
          <table:table-cell table:number-columns-repeated="967"/>
        </table:table-row>
        <table:table-row table:style-name="ro2">
          <table:table-cell table:number-columns-repeated="54"/>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table-cell table:number-columns-repeated="54"/>
          <table:table-cell office:value-type="string">
            <text:p>ventas</text:p>
          </table:table-cell>
          <table:table-cell table:number-columns-repeated="969"/>
        </table:table-row>
        <table:table-row table:style-name="ro2">
          <table:table-cell table:number-columns-repeated="54"/>
          <table:table-cell office:value-type="string">
            <text:p>Ingresos</text:p>
          </table:table-cell>
          <table:table-cell office:value-type="string">
            <text:p>Frecuencia</text:p>
          </table:table-cell>
          <table:table-cell office:value-type="string">
            <text:p>fecha cosecha</text:p>
          </table:table-cell>
          <table:table-cell table:number-columns-repeated="967"/>
        </table:table-row>
        <table:table-row table:style-name="ro2">
          <table:table-cell table:number-columns-repeated="54"/>
          <table:table-cell table:style-name="ce458" table:formula="of:=[.K10]" office:value-type="float" office:value="0">
            <text:p>S/. 0</text:p>
          </table:table-cell>
          <table:table-cell table:style-name="ce669" table:formula="of:=[.M10]" office:value-type="float" office:value="0">
            <text:p>30-dic-99</text:p>
          </table:table-cell>
          <table:table-cell table:style-name="ce151" table:formula="of:=[$'Costo Produc.1'.I5]" office:value-type="date" office:date-value="1899-12-30">
            <text:p>30/12/1899</text:p>
          </table:table-cell>
          <table:table-cell table:formula="of:=IF([.BD139]=&quot;Al final&quot;;1;0)" office:value-type="float" office:value="0">
            <text:p>0</text:p>
          </table:table-cell>
          <table:table-cell table:formula="of:=IF([.BD139]=&quot;Mensual&quot;;1;0)" office:value-type="float" office:value="0">
            <text:p>0</text:p>
          </table:table-cell>
          <table:table-cell/>
          <table:table-cell table:style-name="ce458" table:formula="of:=[.BC139]*[.BI144]" office:value-type="float" office:value="-0">
            <text:p>S/. 0</text:p>
          </table:table-cell>
          <table:table-cell table:style-name="ce458" table:formula="of:=IF([.BF139]=1;[.BC139];[.BI139])" office:value-type="float" office:value="-0">
            <text:p>S/. 0</text:p>
          </table:table-cell>
          <table:table-cell table:number-columns-repeated="962"/>
        </table:table-row>
        <table:table-row table:style-name="ro2">
          <table:table-cell table:number-columns-repeated="54"/>
          <table:table-cell table:style-name="ce458" table:formula="of:=[.K11]" office:value-type="float" office:value="0">
            <text:p>S/. 0</text:p>
          </table:table-cell>
          <table:table-cell table:style-name="ce669" table:formula="of:=[.M11]" office:value-type="float" office:value="0">
            <text:p>30-dic-99</text:p>
          </table:table-cell>
          <table:table-cell table:style-name="ce151" table:formula="of:=[$'Costo Produc.2'.I5]" office:value-type="date" office:date-value="1899-12-30">
            <text:p>30/12/1899</text:p>
          </table:table-cell>
          <table:table-cell table:formula="of:=IF([.BD140]=&quot;Al final&quot;;1;0)" office:value-type="float" office:value="0">
            <text:p>0</text:p>
          </table:table-cell>
          <table:table-cell table:formula="of:=IF([.BD140]=&quot;Mensual&quot;;1;0)" office:value-type="float" office:value="0">
            <text:p>0</text:p>
          </table:table-cell>
          <table:table-cell/>
          <table:table-cell table:style-name="ce458" table:formula="of:=[.BC140]*[.BI145]" office:value-type="float" office:value="-0">
            <text:p>S/. 0</text:p>
          </table:table-cell>
          <table:table-cell table:style-name="ce458" table:formula="of:=IF([.BF140]=1;[.BC140];[.BI140])" office:value-type="float" office:value="-0">
            <text:p>S/. 0</text:p>
          </table:table-cell>
          <table:table-cell table:number-columns-repeated="962"/>
        </table:table-row>
        <table:table-row table:style-name="ro2">
          <table:table-cell table:number-columns-repeated="54"/>
          <table:table-cell table:style-name="ce458" table:formula="of:=[.K12]" office:value-type="float" office:value="0">
            <text:p>S/. 0</text:p>
          </table:table-cell>
          <table:table-cell table:style-name="ce669" table:formula="of:=[.M12]" office:value-type="float" office:value="0">
            <text:p>30-dic-99</text:p>
          </table:table-cell>
          <table:table-cell table:style-name="ce151" table:formula="of:=[$'Costo Produc.3'.I5]" office:value-type="date" office:date-value="1899-12-30">
            <text:p>30/12/1899</text:p>
          </table:table-cell>
          <table:table-cell table:formula="of:=IF([.BD141]=&quot;Al final&quot;;1;0)" office:value-type="float" office:value="0">
            <text:p>0</text:p>
          </table:table-cell>
          <table:table-cell table:formula="of:=IF([.BD141]=&quot;Mensual&quot;;1;0)" office:value-type="float" office:value="0">
            <text:p>0</text:p>
          </table:table-cell>
          <table:table-cell/>
          <table:table-cell table:style-name="ce458" table:formula="of:=[.BC141]*[.BI146]" office:value-type="float" office:value="-0">
            <text:p>S/. 0</text:p>
          </table:table-cell>
          <table:table-cell table:style-name="ce458" table:formula="of:=IF([.BF141]=1;[.BC141];[.BI141])" office:value-type="float" office:value="-0">
            <text:p>S/. 0</text:p>
          </table:table-cell>
          <table:table-cell table:number-columns-repeated="962"/>
        </table:table-row>
        <table:table-row table:style-name="ro2">
          <table:table-cell table:number-columns-repeated="1024"/>
        </table:table-row>
        <table:table-row table:style-name="ro2">
          <table:table-cell table:number-columns-repeated="55"/>
          <table:table-cell office:value-type="string">
            <text:p>max</text:p>
          </table:table-cell>
          <table:table-cell table:style-name="ce151" table:formula="of:=MAX(IF([.BF139]=1;[.BE139];0);IF([.BF140]=1;[.BE140];0);IF([.BF141]=1;[.BE141];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table-cell table:number-columns-repeated="55"/>
          <table:table-cell office:value-type="string">
            <text:p>fecha final de pago</text:p>
          </table:table-cell>
          <table:table-cell/>
          <table:table-cell table:style-name="ce151" table:formula="of:=[$Solicitud.$F$42]" office:value-type="date" office:date-value="2014-10-27">
            <text:p>27/10/2014</text:p>
          </table:table-cell>
          <table:table-cell/>
          <table:table-cell table:formula="of:=IF([.BE139]&gt;[.$BB$130];(YEAR([.$BF$144])-YEAR([.BE139]))*12+MONTH([.$BF$144])-MONTH([.BE139])+1;0)" office:value-type="float" office:value="0">
            <text:p>0</text:p>
          </table:table-cell>
          <table:table-cell table:formula="of:=IF(DAY([.$BF$144])&lt;DAY([.BE139]);[.BH144]-1;[.BH144])" office:value-type="float" office:value="-1">
            <text:p>-1</text:p>
          </table:table-cell>
          <table:table-cell table:number-columns-repeated="963"/>
        </table:table-row>
        <table:table-row table:style-name="ro2">
          <table:table-cell table:number-columns-repeated="59"/>
          <table:table-cell table:formula="of:=IF([.BE140]&gt;[.$BB$130];(YEAR([.$BF$144])-YEAR([.BE140]))*12+MONTH([.$BF$144])-MONTH([.BE140])+1;0)" office:value-type="float" office:value="0">
            <text:p>0</text:p>
          </table:table-cell>
          <table:table-cell table:formula="of:=IF(DAY([.$BF$144])&lt;DAY([.BE140]);[.BH145]-1;[.BH145])" office:value-type="float" office:value="-1">
            <text:p>-1</text:p>
          </table:table-cell>
          <table:table-cell table:number-columns-repeated="963"/>
        </table:table-row>
        <table:table-row table:style-name="ro2">
          <table:table-cell table:number-columns-repeated="57"/>
          <table:table-cell table:style-name="ce151"/>
          <table:table-cell/>
          <table:table-cell table:formula="of:=IF([.BE141]&gt;[.$BB$130];(YEAR([.$BF$144])-YEAR([.BE141]))*12+MONTH([.$BF$144])-MONTH([.BE141])+1;0)" office:value-type="float" office:value="0">
            <text:p>0</text:p>
          </table:table-cell>
          <table:table-cell table:formula="of:=IF(DAY([.$BF$144])&lt;DAY([.BE141]);[.BH146]-1;[.BH146])" office:value-type="float" office:value="-1">
            <text:p>-1</text:p>
          </table:table-cell>
          <table:table-cell table:number-columns-repeated="963"/>
        </table:table-row>
        <table:table-row table:style-name="ro2">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table-cell table:number-columns-repeated="54"/>
          <table:table-cell table:style-name="ce488" table:formula="of:=[.F16]" office:value-type="float" office:value="0">
            <text:p>S/. 0.00</text:p>
          </table:table-cell>
          <table:table-cell table:style-name="ce488" table:formula="of:=[.H16]" office:value-type="float" office:value="0">
            <text:p>S/. 0.00</text:p>
          </table:table-cell>
          <table:table-cell table:style-name="ce151" table:formula="of:=[.J16]" office:value-type="date" office:date-value="1899-12-30">
            <text:p>30/12/1899</text:p>
          </table:table-cell>
          <table:table-cell table:formula="of:=IF([.BD148]=&quot;Al final&quot;;1;0)" office:value-type="float" office:value="0">
            <text:p>0</text:p>
          </table:table-cell>
          <table:table-cell table:style-name="ce488"/>
          <table:table-cell/>
          <table:table-cell table:style-name="ce458" table:formula="of:=[.BC148]*[.BI153]" office:value-type="float" office:value="-0">
            <text:p>S/. 0</text:p>
          </table:table-cell>
          <table:table-cell table:style-name="ce458" table:formula="of:=IF([.BF148]=1;[.BC148];[.BI148])" office:value-type="float" office:value="-0">
            <text:p>S/. 0</text:p>
          </table:table-cell>
          <table:table-cell table:number-columns-repeated="962"/>
        </table:table-row>
        <table:table-row table:style-name="ro2">
          <table:table-cell table:number-columns-repeated="54"/>
          <table:table-cell table:style-name="ce488" table:formula="of:=[.F17]" office:value-type="float" office:value="0">
            <text:p>S/. 0.00</text:p>
          </table:table-cell>
          <table:table-cell table:style-name="ce488" table:formula="of:=[.H17]" office:value-type="float" office:value="0">
            <text:p>S/. 0.00</text:p>
          </table:table-cell>
          <table:table-cell table:style-name="ce151" table:formula="of:=[.J17]" office:value-type="date" office:date-value="1899-12-30">
            <text:p>30/12/1899</text:p>
          </table:table-cell>
          <table:table-cell table:formula="of:=IF([.BD149]=&quot;Al final&quot;;1;0)" office:value-type="float" office:value="0">
            <text:p>0</text:p>
          </table:table-cell>
          <table:table-cell table:number-columns-repeated="2"/>
          <table:table-cell table:style-name="ce458" table:formula="of:=[.BC149]*[.BI154]" office:value-type="float" office:value="-0">
            <text:p>S/. 0</text:p>
          </table:table-cell>
          <table:table-cell table:style-name="ce458" table:formula="of:=IF([.BF149]=1;[.BC149];[.BI149])" office:value-type="float" office:value="-0">
            <text:p>S/. 0</text:p>
          </table:table-cell>
          <table:table-cell table:number-columns-repeated="962"/>
        </table:table-row>
        <table:table-row table:style-name="ro2">
          <table:table-cell table:number-columns-repeated="57"/>
          <table:table-cell table:style-name="ce151"/>
          <table:table-cell table:number-columns-repeated="966"/>
        </table:table-row>
        <table:table-row table:style-name="ro2">
          <table:table-cell table:number-columns-repeated="55"/>
          <table:table-cell office:value-type="string">
            <text:p>max</text:p>
          </table:table-cell>
          <table:table-cell table:style-name="ce151" table:formula="of:=MAX(IF([.BF147]=1;[.BE147];0);IF([.BF148]=1;[.BE148];0);IF([.BF149]=1;[.BE149];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table-cell table:number-columns-repeated="55"/>
          <table:table-cell office:value-type="string">
            <text:p>fecha final de pago</text:p>
          </table:table-cell>
          <table:table-cell/>
          <table:table-cell table:style-name="ce151" table:formula="of:=[$Solicitud.$F$42]" office:value-type="date" office:date-value="2014-10-27">
            <text:p>27/10/2014</text:p>
          </table:table-cell>
          <table:table-cell/>
          <table:table-cell table:formula="of:=IF([.BE147]&gt;[.$BB$130];(YEAR([.$BF$144])-YEAR([.BE147]))*12+MONTH([.$BF$144])-MONTH([.BE147])+1;0)" office:value-type="float" office:value="0">
            <text:p>0</text:p>
          </table:table-cell>
          <table:table-cell table:formula="of:=IF(DAY([.$BF$144])&lt;DAY([.BE147]);[.BH152]-1;[.BH152])" office:value-type="float" office:value="-1">
            <text:p>-1</text:p>
          </table:table-cell>
          <table:table-cell table:number-columns-repeated="963"/>
        </table:table-row>
        <table:table-row table:style-name="ro2">
          <table:table-cell table:number-columns-repeated="59"/>
          <table:table-cell table:formula="of:=IF([.BE148]&gt;[.$BB$130];(YEAR([.$BF$144])-YEAR([.BE148]))*12+MONTH([.$BF$144])-MONTH([.BE148])+1;0)" office:value-type="float" office:value="0">
            <text:p>0</text:p>
          </table:table-cell>
          <table:table-cell table:formula="of:=IF(DAY([.$BF$144])&lt;DAY([.BE148]);[.BH153]-1;[.BH153])" office:value-type="float" office:value="-1">
            <text:p>-1</text:p>
          </table:table-cell>
          <table:table-cell table:number-columns-repeated="963"/>
        </table:table-row>
        <table:table-row table:style-name="ro2">
          <table:table-cell table:number-columns-repeated="57"/>
          <table:table-cell table:style-name="ce151"/>
          <table:table-cell/>
          <table:table-cell table:formula="of:=IF([.BE149]&gt;[.$BB$130];(YEAR([.$BF$144])-YEAR([.BE149]))*12+MONTH([.$BF$144])-MONTH([.BE149])+1;0)" office:value-type="float" office:value="0">
            <text:p>0</text:p>
          </table:table-cell>
          <table:table-cell table:formula="of:=IF(DAY([.$BF$144])&lt;DAY([.BE149]);[.BH154]-1;[.BH154])" office:value-type="float" office:value="-1">
            <text:p>-1</text:p>
          </table:table-cell>
          <table:table-cell table:number-columns-repeated="963"/>
        </table:table-row>
        <table:table-row table:style-name="ro2">
          <table:table-cell table:number-columns-repeated="54"/>
          <table:table-cell table:style-name="ce660" table:number-columns-repeated="2"/>
          <table:table-cell table:style-name="ce660"/>
          <table:table-cell table:style-name="ce677"/>
          <table:table-cell table:style-name="ce660" table:number-columns-repeated="3"/>
          <table:table-cell table:number-columns-repeated="963"/>
        </table:table-row>
        <table:table-row table:style-name="ro2">
          <table:table-cell table:number-columns-repeated="54"/>
          <table:table-cell table:style-name="ce458" table:formula="of:=[.F21]" office:value-type="float" office:value="0">
            <text:p>S/. 0</text:p>
          </table:table-cell>
          <table:table-cell table:style-name="ce458" table:formula="of:=[.H21]" office:value-type="float" office:value="0">
            <text:p>S/. 0</text:p>
          </table:table-cell>
          <table:table-cell table:style-name="ce151" table:formula="of:=[.J21]" office:value-type="date" office:date-value="1899-12-30">
            <text:p>30/12/1899</text:p>
          </table:table-cell>
          <table:table-cell table:formula="of:=IF([.BD156]=&quot;Al final&quot;;1;0)" office:value-type="float" office:value="0">
            <text:p>0</text:p>
          </table:table-cell>
          <table:table-cell table:number-columns-repeated="2"/>
          <table:table-cell table:style-name="ce458" table:formula="of:=[.BC156]*[.BI161]" office:value-type="float" office:value="-0">
            <text:p>S/. 0</text:p>
          </table:table-cell>
          <table:table-cell table:style-name="ce458" table:formula="of:=IF([.BF156]=1;[.BC156];[.BI156])" office:value-type="float" office:value="-0">
            <text:p>S/. 0</text:p>
          </table:table-cell>
          <table:table-cell table:number-columns-repeated="962"/>
        </table:table-row>
        <table:table-row table:style-name="ro2">
          <table:table-cell table:number-columns-repeated="54"/>
          <table:table-cell table:style-name="ce458" table:formula="of:=[.F22]" office:value-type="float" office:value="0">
            <text:p>S/. 0</text:p>
          </table:table-cell>
          <table:table-cell table:style-name="ce458" table:formula="of:=[.H22]" office:value-type="float" office:value="0">
            <text:p>S/. 0</text:p>
          </table:table-cell>
          <table:table-cell table:style-name="ce151" table:formula="of:=[.J22]" office:value-type="date" office:date-value="1899-12-30">
            <text:p>30/12/1899</text:p>
          </table:table-cell>
          <table:table-cell table:formula="of:=IF([.BD157]=&quot;Al final&quot;;1;0)" office:value-type="float" office:value="0">
            <text:p>0</text:p>
          </table:table-cell>
          <table:table-cell table:number-columns-repeated="2"/>
          <table:table-cell table:style-name="ce458" table:formula="of:=[.BC157]*[.BI162]" office:value-type="float" office:value="-0">
            <text:p>S/. 0</text:p>
          </table:table-cell>
          <table:table-cell table:style-name="ce458" table:formula="of:=IF([.BF157]=1;[.BC157];[.BI157])" office:value-type="float" office:value="-0">
            <text:p>S/. 0</text:p>
          </table:table-cell>
          <table:table-cell table:number-columns-repeated="962"/>
        </table:table-row>
        <table:table-row table:style-name="ro2">
          <table:table-cell table:number-columns-repeated="1024"/>
        </table:table-row>
        <table:table-row table:style-name="ro2">
          <table:table-cell table:number-columns-repeated="55"/>
          <table:table-cell office:value-type="string">
            <text:p>max</text:p>
          </table:table-cell>
          <table:table-cell table:style-name="ce151" table:formula="of:=MAX(IF([.BF155]=1;[.BE155];0);IF([.BF156]=1;[.BE156];0);IF([.BF157]=1;[.BE157];0))" office:value-type="date" office:date-value="1899-12-30">
            <text:p>30/12/1899</text:p>
          </table:table-cell>
          <table:table-cell table:number-columns-repeated="2"/>
          <table:table-cell office:value-type="string">
            <text:p>meses</text:p>
          </table:table-cell>
          <table:table-cell table:number-columns-repeated="964"/>
        </table:table-row>
        <table:table-row table:style-name="ro2">
          <table:table-cell table:number-columns-repeated="55"/>
          <table:table-cell office:value-type="string">
            <text:p>fecha final de pago</text:p>
          </table:table-cell>
          <table:table-cell/>
          <table:table-cell table:style-name="ce151" table:formula="of:=[$Solicitud.$F$42]" office:value-type="date" office:date-value="2014-10-27">
            <text:p>27/10/2014</text:p>
          </table:table-cell>
          <table:table-cell/>
          <table:table-cell table:formula="of:=IF([.BE155]&gt;[.$BB$130];(YEAR([.$BF$144])-YEAR([.BE155]))*12+MONTH([.$BF$144])-MONTH([.BE155])+1;0)" office:value-type="float" office:value="0">
            <text:p>0</text:p>
          </table:table-cell>
          <table:table-cell table:formula="of:=IF(DAY([.$BF$144])&lt;DAY([.BE155]);[.BH160]-1;[.BH160])" office:value-type="float" office:value="-1">
            <text:p>-1</text:p>
          </table:table-cell>
          <table:table-cell table:number-columns-repeated="963"/>
        </table:table-row>
        <table:table-row table:style-name="ro2">
          <table:table-cell table:number-columns-repeated="59"/>
          <table:table-cell table:formula="of:=IF([.BE156]&gt;[.$BB$130];(YEAR([.$BF$144])-YEAR([.BE156]))*12+MONTH([.$BF$144])-MONTH([.BE156])+1;0)" office:value-type="float" office:value="0">
            <text:p>0</text:p>
          </table:table-cell>
          <table:table-cell table:formula="of:=IF(DAY([.$BF$144])&lt;DAY([.BE156]);[.BH161]-1;[.BH161])" office:value-type="float" office:value="-1">
            <text:p>-1</text:p>
          </table:table-cell>
          <table:table-cell table:number-columns-repeated="963"/>
        </table:table-row>
        <table:table-row table:style-name="ro2">
          <table:table-cell table:number-columns-repeated="57"/>
          <table:table-cell table:style-name="ce151"/>
          <table:table-cell/>
          <table:table-cell table:formula="of:=IF([.BE157]&gt;[.$BB$130];(YEAR([.$BF$144])-YEAR([.BE157]))*12+MONTH([.$BF$144])-MONTH([.BE157])+1;0)" office:value-type="float" office:value="0">
            <text:p>0</text:p>
          </table:table-cell>
          <table:table-cell table:formula="of:=IF(DAY([.$BF$144])&lt;DAY([.BE157]);[.BH162]-1;[.BH162])" office:value-type="float" office:value="-1">
            <text:p>-1</text:p>
          </table:table-cell>
          <table:table-cell table:number-columns-repeated="963"/>
        </table:table-row>
        <table:table-row table:style-name="ro2">
          <table:table-cell table:number-columns-repeated="1024"/>
        </table:table-row>
        <table:table-row table:style-name="ro2">
          <table:table-cell table:number-columns-repeated="54"/>
          <table:table-cell office:value-type="string">
            <text:p>fuente de ingresos</text:p>
          </table:table-cell>
          <table:table-cell/>
          <table:table-cell office:value-type="string">
            <text:p>respaldo</text:p>
          </table:table-cell>
          <table:table-cell table:number-columns-repeated="967"/>
        </table:table-row>
        <table:table-row table:style-name="ro2">
          <table:table-cell table:number-columns-repeated="54"/>
          <table:table-cell table:formula="of:=IF([$Solicitud.D26]&lt;&gt;&quot;Pecuario&quot;;IF([$Solicitud.E28]+[$Solicitud.E30]+[$Solicitud.E32]&gt;6;&quot;otros_ingresos_1&quot;;&quot;otros_ingresos_2&quot;);&quot;otros_ingresos_1&quot;)" office:value-type="string" office:string-value="otros_ingresos_2">
            <text:p>otros_ingresos_2</text:p>
          </table:table-cell>
          <table:table-cell/>
          <table:table-cell table:formula="of:=IF(OR([.D58]=[.$BC$125];[.D58]=[.$BC$126]);&quot;lista_no&quot;;&quot;lista_si_no&quot;)" office:value-type="string" office:string-value="lista_si_no">
            <text:p>lista_si_no</text:p>
          </table:table-cell>
          <table:table-cell office:value-type="string">
            <text:p>Si</text:p>
          </table:table-cell>
          <table:table-cell office:value-type="string">
            <text:p>No</text:p>
          </table:table-cell>
          <table:table-cell table:number-columns-repeated="965"/>
        </table:table-row>
        <table:table-row table:style-name="ro2">
          <table:table-cell table:number-columns-repeated="56"/>
          <table:table-cell table:formula="of:=IF(OR([.D59]=[.$BC$125];[.D59]=[.$BC$126]);&quot;lista_no&quot;;&quot;lista_si_no&quot;)" office:value-type="string" office:string-value="lista_si_no">
            <text:p>lista_si_no</text:p>
          </table:table-cell>
          <table:table-cell table:number-columns-repeated="967"/>
        </table:table-row>
        <table:table-row table:style-name="ro2">
          <table:table-cell table:number-columns-repeated="56"/>
          <table:table-cell table:formula="of:=IF(OR([.D60]=[.$BC$125];[.D60]=[.$BC$126]);&quot;lista_no&quot;;&quot;lista_si_no&quot;)" office:value-type="string" office:string-value="lista_si_no">
            <text:p>lista_si_no</text:p>
          </table:table-cell>
          <table:table-cell table:number-columns-repeated="967"/>
        </table:table-row>
        <table:table-row table:style-name="ro2">
          <table:table-cell table:number-columns-repeated="56"/>
          <table:table-cell table:formula="of:=IF(OR([.D61]=[.$BC$125];[.D61]=[.$BC$126]);&quot;lista_no&quot;;&quot;lista_si_no&quot;)" office:value-type="string" office:string-value="lista_si_no">
            <text:p>lista_si_no</text:p>
          </table:table-cell>
          <table:table-cell table:number-columns-repeated="967"/>
        </table:table-row>
        <table:table-row table:style-name="ro2" table:number-rows-repeated="2">
          <table:table-cell table:number-columns-repeated="1024"/>
        </table:table-row>
        <table:table-row table:style-name="ro3">
          <table:table-cell table:number-columns-repeated="54"/>
          <table:table-cell table:style-name="ce661" office:value-type="string">
            <text:p>Costo de Producción</text:p>
          </table:table-cell>
          <table:table-cell table:style-name="ce670" office:value-type="string">
            <text:p>Propietario</text:p>
          </table:table-cell>
          <table:table-cell table:style-name="ce672" office:value-type="string">
            <text:p>Posesionario</text:p>
          </table:table-cell>
          <table:table-cell table:style-name="ce672" office:value-type="string">
            <text:p>Arrendatario (+)</text:p>
          </table:table-cell>
          <table:table-cell table:style-name="ce672" office:value-type="string">
            <text:p>Hipoteca</text:p>
          </table:table-cell>
          <table:table-cell/>
          <table:table-cell table:style-name="ce666"/>
          <table:table-cell table:number-columns-repeated="963"/>
        </table:table-row>
        <table:table-row table:style-name="ro3">
          <table:table-cell table:number-columns-repeated="54"/>
          <table:table-cell table:style-name="ce662" office:value-type="string">
            <text:p>Hasta el 60%</text:p>
          </table:table-cell>
          <table:table-cell table:style-name="ce663"/>
          <table:table-cell table:style-name="ce663" office:value-type="string">
            <text:p>X</text:p>
          </table:table-cell>
          <table:table-cell table:style-name="ce663"/>
          <table:table-cell table:style-name="ce682"/>
          <table:table-cell office:value-type="string">
            <text:p>hipoetac</text:p>
          </table:table-cell>
          <table:table-cell table:formula="of:=IF(OR([$Solicitud.E47]&lt;&gt;&quot;&quot;;[$Solicitud.E47]&lt;&gt;0);1;0)" office:value-type="float" office:value="0">
            <text:p>0</text:p>
          </table:table-cell>
          <table:table-cell office:value-type="string">
            <text:p>costo:</text:p>
          </table:table-cell>
          <table:table-cell table:style-name="ce155"/>
          <table:table-cell table:number-columns-repeated="3"/>
          <table:table-cell table:style-name="ce157" office:value-type="string">
            <text:p>kiva</text:p>
          </table:table-cell>
          <table:table-cell table:style-name="ce157" office:value-type="float" office:value="0.7">
            <text:p>0.7</text:p>
          </table:table-cell>
          <table:table-cell table:style-name="ce157"/>
          <table:table-cell table:number-columns-repeated="955"/>
        </table:table-row>
        <table:table-row table:style-name="ro3">
          <table:table-cell table:number-columns-repeated="54"/>
          <table:table-cell table:style-name="ce663" office:value-type="string">
            <text:p>Hasta el 70%</text:p>
          </table:table-cell>
          <table:table-cell table:style-name="ce663" office:value-type="string">
            <text:p>X</text:p>
          </table:table-cell>
          <table:table-cell table:style-name="ce673"/>
          <table:table-cell table:style-name="ce663" office:value-type="string">
            <text:p>X</text:p>
          </table:table-cell>
          <table:table-cell table:style-name="ce673"/>
          <table:table-cell table:style-name="ce685" office:value-type="string">
            <text:p>propio -aren</text:p>
          </table:table-cell>
          <table:table-cell table:formula="of:=IF(OR([$'Evaluación Cualitativa'.I53]&lt;&gt;0;[$'Evaluación Cualitativa'.I53]&lt;&gt;&quot;&quot;;[$'Evaluación Cualitativa'.I52]&lt;&gt;0;[$'Evaluación Cualitativa'.I52]&lt;&gt;&quot;&quot;);1;0)" office:value-type="float" office:value="1">
            <text:p>1</text:p>
          </table:table-cell>
          <table:table-cell office:value-type="string">
            <text:p>costo:</text:p>
          </table:table-cell>
          <table:table-cell table:style-name="ce155" table:formula="of:=IF([.BI176]=1;0.7;IF([.BI172]=1;0.8;IF([.BI175]=1;0.5;IF([.BI173]=1;0.7;0.6))))" office:value-type="percentage" office:value="0.7">
            <text:p>70%</text:p>
          </table:table-cell>
          <table:table-cell table:number-columns-repeated="3"/>
          <table:table-cell table:style-name="ce687" office:value-type="string">
            <text:p>no kiva</text:p>
          </table:table-cell>
          <table:table-cell table:number-columns-repeated="957"/>
        </table:table-row>
        <table:table-row table:style-name="ro3">
          <table:table-cell table:number-columns-repeated="54"/>
          <table:table-cell table:style-name="ce664" office:value-type="string">
            <text:p>Hasta el 80%</text:p>
          </table:table-cell>
          <table:table-cell table:style-name="ce671" table:number-columns-repeated="3"/>
          <table:table-cell table:style-name="ce663" office:value-type="string">
            <text:p>X</text:p>
          </table:table-cell>
          <table:table-cell office:value-type="string">
            <text:p>posesionario</text:p>
          </table:table-cell>
          <table:table-cell table:formula="of:=IF(OR([$'Evaluación Cualitativa'.M52]&lt;&gt;0;[$'Evaluación Cualitativa'.M52]&lt;&gt;&quot;&quot;);1;0)" office:value-type="float" office:value="1">
            <text:p>1</text:p>
          </table:table-cell>
          <table:table-cell/>
          <table:table-cell table:formula="of:=TEXT([.BK173];0.99)" office:value-type="string" office:string-value="1.99">
            <text:p>1.99</text:p>
          </table:table-cell>
          <table:table-cell table:number-columns-repeated="4"/>
          <table:table-cell table:style-name="ce1" office:value-type="string">
            <text:p>hipotecca</text:p>
          </table:table-cell>
          <table:table-cell table:style-name="ce1" office:value-type="float" office:value="0.8">
            <text:p>0.8</text:p>
          </table:table-cell>
          <table:table-cell table:number-columns-repeated="955"/>
        </table:table-row>
        <table:table-row table:style-name="ro3">
          <table:table-cell table:number-columns-repeated="54"/>
          <table:table-cell table:style-name="ce665" office:value-type="string">
            <text:p>(*)En el caso de cliente nuevo será hasta el 50%</text:p>
          </table:table-cell>
          <table:table-cell table:number-columns-repeated="4"/>
          <table:table-cell office:value-type="string">
            <text:p>nuevo</text:p>
          </table:table-cell>
          <table:table-cell table:formula="of:=IF([$Solicitud.D6]=&quot;Nuevo&quot;;1;0)" office:value-type="float" office:value="1">
            <text:p>1</text:p>
          </table:table-cell>
          <table:table-cell table:number-columns-repeated="963"/>
        </table:table-row>
        <table:table-row table:style-name="ro2">
          <table:table-cell table:number-columns-repeated="53"/>
          <table:table-cell office:value-type="string">
            <text:p>TAMAÑO</text:p>
          </table:table-cell>
          <table:table-cell table:number-columns-repeated="5"/>
          <table:table-cell office:value-type="string">
            <text:p>KIVA</text:p>
          </table:table-cell>
          <table:table-cell table:formula="of:=IF(OR([$Solicitud.D26]=[$Solicitud.CL125];[$Solicitud.D26]=[$Solicitud.CN125]);1;0)" office:value-type="float" office:value="1">
            <text:p>1</text:p>
          </table:table-cell>
          <table:table-cell table:number-columns-repeated="963"/>
        </table:table-row>
        <table:table-row table:style-name="ro3">
          <table:table-cell table:number-columns-repeated="53"/>
          <table:table-cell table:formula="of:=[$Solicitud.CF191]" office:value-type="float" office:value="8">
            <text:p>8</text:p>
          </table:table-cell>
          <table:table-cell table:style-name="ce666" office:value-type="string">
            <text:p>VENTAS</text:p>
          </table:table-cell>
          <table:table-cell table:number-columns-repeated="12"/>
          <table:table-cell table:style-name="ce164" office:value-type="string">
            <text:p>no hipoteca</text:p>
          </table:table-cell>
          <table:table-cell table:number-columns-repeated="956"/>
        </table:table-row>
        <table:table-row table:style-name="ro2">
          <table:table-cell table:number-columns-repeated="54"/>
          <table:table-cell office:value-type="string">
            <text:p>Al Final</text:p>
          </table:table-cell>
          <table:table-cell office:value-type="string">
            <text:p>Mensual</text:p>
          </table:table-cell>
          <table:table-cell office:value-type="string">
            <text:p>Bimensual</text:p>
          </table:table-cell>
          <table:table-cell office:value-type="string">
            <text:p>Trimestral</text:p>
          </table:table-cell>
          <table:table-cell office:value-type="string">
            <text:p>Cuatrimestral</text:p>
          </table:table-cell>
          <table:table-cell office:value-type="string">
            <text:p>Semestral</text:p>
          </table:table-cell>
          <table:table-cell office:value-type="string">
            <text:p>Anual</text:p>
          </table:table-cell>
          <table:table-cell table:number-columns-repeated="7"/>
          <table:table-cell table:style-name="ce158" office:value-type="string">
            <text:p>nuevo</text:p>
          </table:table-cell>
          <table:table-cell table:style-name="ce158" office:value-type="float" office:value="0.5">
            <text:p>0.5</text:p>
          </table:table-cell>
          <table:table-cell table:number-columns-repeated="954"/>
        </table:table-row>
        <table:table-row table:style-name="ro2">
          <table:table-cell table:number-columns-repeated="54"/>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12">
            <text:p>12</text:p>
          </table:table-cell>
          <table:table-cell table:number-columns-repeated="963"/>
        </table:table-row>
        <table:table-row table:style-name="ro2">
          <table:table-cell table:number-columns-repeated="54"/>
          <table:table-cell office:value-type="string">
            <text:p>frecuencia</text:p>
          </table:table-cell>
          <table:table-cell/>
          <table:table-cell office:value-type="string">
            <text:p>N° mes</text:p>
          </table:table-cell>
          <table:table-cell office:value-type="string">
            <text:p>resto</text:p>
          </table:table-cell>
          <table:table-cell office:value-type="string">
            <text:p>division</text:p>
          </table:table-cell>
          <table:table-cell table:number-columns-repeated="9"/>
          <table:table-cell table:style-name="ce688" office:value-type="string">
            <text:p>recurrente</text:p>
          </table:table-cell>
          <table:table-cell table:number-columns-repeated="955"/>
        </table:table-row>
        <table:table-row table:style-name="ro3">
          <table:table-cell table:number-columns-repeated="53"/>
          <table:table-cell table:style-name="ce458" table:formula="of:=[.K10]" office:value-type="float" office:value="0">
            <text:p>S/. 0</text:p>
          </table:table-cell>
          <table:table-cell table:formula="of:=IF(ISERROR(HLOOKUP([.M10];[.$BC$178:.$BI$179];2;0));-1;HLOOKUP([.M10];[.$BC$178:.$BI$179];2;0))" office:value-type="float" office:value="-1">
            <text:p>-1</text:p>
          </table:table-cell>
          <table:table-cell table:style-name="ce151" table:formula="of:=[$'Costo Produc.1'.I5]" office:value-type="date" office:date-value="1899-12-30">
            <text:p>30/12/1899</text:p>
          </table:table-cell>
          <table:table-cell table:style-name="ce143" table:formula="of:=(YEAR([.BD181])-YEAR([.$BB$130]))*12+MONTH([.BD181])-MONTH([.$BB$130])+1" office:value-type="float" office:value="-1370">
            <text:p>-1370</text:p>
          </table:table-cell>
          <table:table-cell table:formula="of:=IF([.BC181]=0;0;MOD([.$BB$177]-[.BE181]+1;[.BC181]))" office:value-type="float" office:value="0">
            <text:p>0</text:p>
          </table:table-cell>
          <table:table-cell table:formula="of:=IF([.BC181]=-1;1;IF([.BC181]=0;1;IF([.BF181]&gt;0;1;0)+INT(([.$BB$177]-[.BE181]+1)/[.BC181])))" office:value-type="float" office:value="1">
            <text:p>1</text:p>
          </table:table-cell>
          <table:table-cell table:number-columns-repeated="10"/>
          <table:table-cell table:style-name="ce689" office:value-type="string">
            <text:p>propietario -arrendatario</text:p>
          </table:table-cell>
          <table:table-cell table:style-name="ce689" office:value-type="float" office:value="0.7">
            <text:p>0.7</text:p>
          </table:table-cell>
          <table:table-cell table:number-columns-repeated="953"/>
        </table:table-row>
        <table:table-row table:style-name="ro3">
          <table:table-cell table:number-columns-repeated="53"/>
          <table:table-cell table:style-name="ce458" table:formula="of:=[.K11]" office:value-type="float" office:value="0">
            <text:p>S/. 0</text:p>
          </table:table-cell>
          <table:table-cell table:formula="of:=IF(ISERROR(HLOOKUP([.M11];[.$BC$178:.$BI$179];2;0));-1;HLOOKUP([.M11];[.$BC$178:.$BI$179];2;0))" office:value-type="float" office:value="-1">
            <text:p>-1</text:p>
          </table:table-cell>
          <table:table-cell table:style-name="ce151" table:formula="of:=[$'Costo Produc.2'.I5]" office:value-type="date" office:date-value="1899-12-30">
            <text:p>30/12/1899</text:p>
          </table:table-cell>
          <table:table-cell table:style-name="ce143" table:formula="of:=(YEAR([.BD182])-YEAR([.$BB$130]))*12+MONTH([.BD182])-MONTH([.$BB$130])+1" office:value-type="float" office:value="-1370">
            <text:p>-1370</text:p>
          </table:table-cell>
          <table:table-cell table:formula="of:=IF([.BC182]=0;0;MOD([.$BB$177]-[.BE182]+1;[.BC182]))" office:value-type="float" office:value="0">
            <text:p>0</text:p>
          </table:table-cell>
          <table:table-cell table:formula="of:=IF([.BC182]=-1;1;IF([.BC182]=0;1;IF([.BF182]&gt;0;1;0)+INT(([.$BB$177]-[.BE182]+1)/[.BC182])))" office:value-type="float" office:value="1">
            <text:p>1</text:p>
          </table:table-cell>
          <table:table-cell table:number-columns-repeated="965"/>
        </table:table-row>
        <table:table-row table:style-name="ro3">
          <table:table-cell table:number-columns-repeated="53"/>
          <table:table-cell table:style-name="ce458" table:formula="of:=[.K12]" office:value-type="float" office:value="0">
            <text:p>S/. 0</text:p>
          </table:table-cell>
          <table:table-cell table:formula="of:=IF(ISERROR(HLOOKUP([.M12];[.$BC$178:.$BI$179];2;0));-1;HLOOKUP([.M12];[.$BC$178:.$BI$179];2;0))" office:value-type="float" office:value="-1">
            <text:p>-1</text:p>
          </table:table-cell>
          <table:table-cell table:style-name="ce151" table:formula="of:=[$'Costo Produc.3'.I5]" office:value-type="date" office:date-value="1899-12-30">
            <text:p>30/12/1899</text:p>
          </table:table-cell>
          <table:table-cell table:style-name="ce143" table:formula="of:=(YEAR([.BD183])-YEAR([.$BB$130]))*12+MONTH([.BD183])-MONTH([.$BB$130])+1" office:value-type="float" office:value="-1370">
            <text:p>-1370</text:p>
          </table:table-cell>
          <table:table-cell table:formula="of:=IF([.BC183]=0;0;MOD([.$BB$177]-[.BE183]+1;[.BC183]))" office:value-type="float" office:value="0">
            <text:p>0</text:p>
          </table:table-cell>
          <table:table-cell table:formula="of:=IF([.BC183]=-1;1;IF([.BC183]=0;1;IF([.BF183]&gt;0;1;0)+INT(([.$BB$177]-[.BE183]+1)/[.BC183])))" office:value-type="float" office:value="1">
            <text:p>1</text:p>
          </table:table-cell>
          <table:table-cell table:style-name="ce458"/>
          <table:table-cell table:number-columns-repeated="9"/>
          <table:table-cell office:value-type="string">
            <text:p>posesionario</text:p>
          </table:table-cell>
          <table:table-cell office:value-type="float" office:value="0.6">
            <text:p>0.6</text:p>
          </table:table-cell>
          <table:table-cell table:number-columns-repeated="953"/>
        </table:table-row>
        <table:table-row table:style-name="ro2">
          <table:table-cell table:number-columns-repeated="1024"/>
        </table:table-row>
        <table:table-row table:style-name="ro2">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S/. 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S/. 23.00</text:p>
          </table:table-cell>
          <table:table-cell office:value-type="float" office:value="24">
            <text:p>S/. 24.00</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office:value-type="float" office:value="36">
            <text:p>36</text:p>
          </table:table-cell>
          <table:table-cell office:value-type="float" office:value="37">
            <text:p>37</text:p>
          </table:table-cell>
          <table:table-cell office:value-type="float" office:value="38">
            <text:p>38</text:p>
          </table:table-cell>
          <table:table-cell office:value-type="float" office:value="39">
            <text:p>39</text:p>
          </table:table-cell>
          <table:table-cell office:value-type="float" office:value="40">
            <text:p>40</text:p>
          </table:table-cell>
          <table:table-cell office:value-type="float" office:value="41">
            <text:p>41</text:p>
          </table:table-cell>
          <table:table-cell office:value-type="float" office:value="42">
            <text:p>42</text:p>
          </table:table-cell>
          <table:table-cell office:value-type="float" office:value="43">
            <text:p>43</text:p>
          </table:table-cell>
          <table:table-cell office:value-type="float" office:value="44">
            <text:p>44</text:p>
          </table:table-cell>
          <table:table-cell office:value-type="float" office:value="45">
            <text:p>45</text:p>
          </table:table-cell>
          <table:table-cell office:value-type="float" office:value="46">
            <text:p>46</text:p>
          </table:table-cell>
          <table:table-cell office:value-type="float" office:value="47">
            <text:p>47</text:p>
          </table:table-cell>
          <table:table-cell office:value-type="float" office:value="48">
            <text:p>48</text:p>
          </table:table-cell>
          <table:table-cell office:value-type="float" office:value="49">
            <text:p>49</text:p>
          </table:table-cell>
          <table:table-cell office:value-type="float" office:value="50">
            <text:p>50</text:p>
          </table:table-cell>
          <table:table-cell office:value-type="float" office:value="51">
            <text:p>51</text:p>
          </table:table-cell>
          <table:table-cell office:value-type="float" office:value="52">
            <text:p>52</text:p>
          </table:table-cell>
          <table:table-cell office:value-type="float" office:value="53">
            <text:p>53</text:p>
          </table:table-cell>
          <table:table-cell office:value-type="float" office:value="54">
            <text:p>54</text:p>
          </table:table-cell>
          <table:table-cell office:value-type="float" office:value="55">
            <text:p>55</text:p>
          </table:table-cell>
          <table:table-cell office:value-type="float" office:value="56">
            <text:p>56</text:p>
          </table:table-cell>
          <table:table-cell office:value-type="float" office:value="57">
            <text:p>57</text:p>
          </table:table-cell>
          <table:table-cell office:value-type="float" office:value="58">
            <text:p>58</text:p>
          </table:table-cell>
          <table:table-cell office:value-type="float" office:value="59">
            <text:p>59</text:p>
          </table:table-cell>
          <table:table-cell table:number-columns-repeated="965"/>
        </table:table-row>
        <table:table-row table:style-name="ro2">
          <table:table-cell table:number-columns-repeated="54"/>
          <table:table-cell office:value-type="string">
            <text:p>OTRAS VENTAS</text:p>
          </table:table-cell>
          <table:table-cell table:number-columns-repeated="969"/>
        </table:table-row>
        <table:table-row table:style-name="ro2">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8" table:formula="of:=[.F16]" office:value-type="float" office:value="0">
            <text:p>S/. 0.00</text:p>
          </table:table-cell>
          <table:table-cell table:formula="of:=IF(ISERROR(HLOOKUP([.M17];[.$BC$178:.$BI$179];2;0));-1;HLOOKUP([.M17];[.$BC$178:.$BI$179];2;0))" office:value-type="float" office:value="-1">
            <text:p>-1</text:p>
          </table:table-cell>
          <table:table-cell table:style-name="ce669" table:formula="of:=[.J16]" office:value-type="float" office:value="0">
            <text:p>30-dic-99</text:p>
          </table:table-cell>
          <table:table-cell table:style-name="ce143" table:formula="of:=(YEAR([.BD188])-YEAR([.$BB$130]))*12+MONTH([.BD188])-MONTH([.$BB$130])+1" office:value-type="float" office:value="-1370">
            <text:p>-1370</text:p>
          </table:table-cell>
          <table:table-cell table:formula="of:=IF([.BC188]=0;0;MOD([.$BB$177]-[.BE188]+1;[.BC188]))" office:value-type="float" office:value="0">
            <text:p>0</text:p>
          </table:table-cell>
          <table:table-cell table:formula="of:=IF([.BC188]=-1;1;IF([.BC188]=0;1;IF([.BF188]&gt;0;1;0)+INT(([.$BB$177]-[.BE188]+1)/[.BC188])))" office:value-type="float" office:value="1">
            <text:p>1</text:p>
          </table:table-cell>
          <table:table-cell table:style-name="ce488" table:formula="of:=[.BB188]/[.BG188]" office:value-type="float" office:value="0">
            <text:p>S/. 0.00</text:p>
          </table:table-cell>
          <table:table-cell table:number-columns-repeated="964"/>
        </table:table-row>
        <table:table-row table:style-name="ro3">
          <table:table-cell table:number-columns-repeated="53"/>
          <table:table-cell table:style-name="ce488" table:formula="of:=[.F17]" office:value-type="float" office:value="0">
            <text:p>S/. 0.00</text:p>
          </table:table-cell>
          <table:table-cell table:formula="of:=IF(ISERROR(HLOOKUP([.M18];[.$BC$178:.$BI$179];2;0));-1;HLOOKUP([.M18];[.$BC$178:.$BI$179];2;0))" office:value-type="float" office:value="-1">
            <text:p>-1</text:p>
          </table:table-cell>
          <table:table-cell table:style-name="ce669" table:formula="of:=[.J17]" office:value-type="float" office:value="0">
            <text:p>30-dic-99</text:p>
          </table:table-cell>
          <table:table-cell table:style-name="ce143" table:formula="of:=(YEAR([.BD189])-YEAR([.$BB$130]))*12+MONTH([.BD189])-MONTH([.$BB$130])+1" office:value-type="float" office:value="-1370">
            <text:p>-1370</text:p>
          </table:table-cell>
          <table:table-cell table:formula="of:=IF([.BC189]=0;0;MOD([.$BB$177]-[.BE189]+1;[.BC189]))" office:value-type="float" office:value="0">
            <text:p>0</text:p>
          </table:table-cell>
          <table:table-cell table:formula="of:=IF([.BC189]=-1;1;IF([.BC189]=0;1;IF([.BF189]&gt;0;1;0)+INT(([.$BB$177]-[.BE189]+1)/[.BC189])))" office:value-type="float" office:value="1">
            <text:p>1</text:p>
          </table:table-cell>
          <table:table-cell table:number-columns-repeated="965"/>
        </table:table-row>
        <table:table-row table:style-name="ro2">
          <table:table-cell table:number-columns-repeated="54"/>
          <table:table-cell office:value-type="string">
            <text:p>VENTAS PECUARIAS</text:p>
          </table:table-cell>
          <table:table-cell table:number-columns-repeated="969"/>
        </table:table-row>
        <table:table-row table:style-name="ro2">
          <table:table-cell table:number-columns-repeated="54"/>
          <table:table-cell office:value-type="string">
            <text:p>frecuencia</text:p>
          </table:table-cell>
          <table:table-cell table:number-columns-repeated="969"/>
        </table:table-row>
        <table:table-row table:style-name="ro3">
          <table:table-cell table:number-columns-repeated="53"/>
          <table:table-cell table:style-name="ce488" table:formula="of:=[.F21]" office:value-type="float" office:value="0">
            <text:p>S/. 0.00</text:p>
          </table:table-cell>
          <table:table-cell table:formula="of:=IF(ISERROR(HLOOKUP([.M21];[.$BC$178:.$BI$179];2;0));-1;HLOOKUP([.M21];[.$BC$178:.$BI$179];2;0))" office:value-type="float" office:value="-1">
            <text:p>-1</text:p>
          </table:table-cell>
          <table:table-cell table:style-name="ce669" table:formula="of:=[.J21]" office:value-type="float" office:value="0">
            <text:p>30-dic-99</text:p>
          </table:table-cell>
          <table:table-cell table:style-name="ce143" table:formula="of:=(YEAR([.BD192])-YEAR([.$BB$130]))*12+MONTH([.BD192])-MONTH([.$BB$130])+1" office:value-type="float" office:value="-1370">
            <text:p>-1370</text:p>
          </table:table-cell>
          <table:table-cell table:formula="of:=IF([.BC192]=0;0;MOD([.$BB$177]-[.BE192]+1;[.BC192]))" office:value-type="float" office:value="0">
            <text:p>0</text:p>
          </table:table-cell>
          <table:table-cell table:formula="of:=IF([.BC192]=-1;1;IF([.BC192]=0;1;IF([.BF192]&gt;0;1;0)+INT(([.$BB$177]-[.BE192]+1)/[.BC192])))" office:value-type="float" office:value="1">
            <text:p>1</text:p>
          </table:table-cell>
          <table:table-cell table:number-columns-repeated="965"/>
        </table:table-row>
        <table:table-row table:style-name="ro3">
          <table:table-cell table:number-columns-repeated="53"/>
          <table:table-cell table:style-name="ce488" table:formula="of:=[.F22]" office:value-type="float" office:value="0">
            <text:p>S/. 0.00</text:p>
          </table:table-cell>
          <table:table-cell table:formula="of:=IF(ISERROR(HLOOKUP([.M22];[.$BC$178:.$BI$179];2;0));-1;HLOOKUP([.M22];[.$BC$178:.$BI$179];2;0))" office:value-type="float" office:value="-1">
            <text:p>-1</text:p>
          </table:table-cell>
          <table:table-cell table:style-name="ce669" table:formula="of:=[.J22]" office:value-type="float" office:value="0">
            <text:p>30-dic-99</text:p>
          </table:table-cell>
          <table:table-cell table:style-name="ce143" table:formula="of:=(YEAR([.BD193])-YEAR([.$BB$130]))*12+MONTH([.BD193])-MONTH([.$BB$130])+1" office:value-type="float" office:value="-1370">
            <text:p>-1370</text:p>
          </table:table-cell>
          <table:table-cell table:formula="of:=IF([.BC193]=0;0;MOD([.$BB$177]-[.BE193]+1;[.BC193]))" office:value-type="float" office:value="0">
            <text:p>0</text:p>
          </table:table-cell>
          <table:table-cell table:formula="of:=IF([.BC193]=-1;1;IF([.BC193]=0;1;IF([.BF193]&gt;0;1;0)+INT(([.$BB$177]-[.BE193]+1)/[.BC193])))" office:value-type="float" office:value="1">
            <text:p>1</text:p>
          </table:table-cell>
          <table:table-cell table:number-columns-repeated="965"/>
        </table:table-row>
        <table:table-row table:style-name="ro2" table:number-rows-repeated="2">
          <table:table-cell table:number-columns-repeated="1024"/>
        </table:table-row>
        <table:table-row table:style-name="ro2">
          <table:table-cell table:number-columns-repeated="53"/>
          <table:table-cell office:value-type="string">
            <text:p>validacion de rentabilidad</text:p>
          </table:table-cell>
          <table:table-cell table:number-columns-repeated="970"/>
        </table:table-row>
        <table:table-row table:style-name="ro2">
          <table:table-cell table:number-columns-repeated="53"/>
          <table:table-cell table:style-name="ce146" table:formula="of:=[$'data cultivos'.AB12]" office:value-type="percentage" office:value="1">
            <text:p>100.00%</text:p>
          </table:table-cell>
          <table:table-cell table:number-columns-repeated="970"/>
        </table:table-row>
        <table:table-row table:style-name="ro2">
          <table:table-cell table:number-columns-repeated="53"/>
          <table:table-cell table:style-name="ce146" table:formula="of:=[$'data cultivos'.AB13]" office:value-type="percentage" office:value="1">
            <text:p>100.00%</text:p>
          </table:table-cell>
          <table:table-cell table:number-columns-repeated="970"/>
        </table:table-row>
        <table:table-row table:style-name="ro2">
          <table:table-cell table:number-columns-repeated="53"/>
          <table:table-cell table:style-name="ce146" table:formula="of:=[$'data cultivos'.AB14]" office:value-type="percentage" office:value="1">
            <text:p>100.00%</text:p>
          </table:table-cell>
          <table:table-cell table:number-columns-repeated="970"/>
        </table:table-row>
        <table:table-row table:style-name="ro2">
          <table:table-cell table:number-columns-repeated="53"/>
          <table:table-cell table:style-name="ce146" table:formula="of:=[$'data cultivos'.AB15]" office:value-type="percentage" office:value="1">
            <text:p>100.00%</text:p>
          </table:table-cell>
          <table:table-cell table:number-columns-repeated="970"/>
        </table:table-row>
        <table:table-row table:style-name="ro2">
          <table:table-cell table:number-columns-repeated="53"/>
          <table:table-cell table:style-name="ce146" table:formula="of:=[$'data cultivos'.AB16]" office:value-type="percentage" office:value="1">
            <text:p>100.00%</text:p>
          </table:table-cell>
          <table:table-cell table:number-columns-repeated="970"/>
        </table:table-row>
        <table:table-row table:style-name="ro2" table:number-rows-repeated="1048374">
          <table:table-cell table:number-columns-repeated="1024"/>
        </table:table-row>
        <table:table-row table:style-name="ro2">
          <table:table-cell table:number-columns-repeated="1024"/>
        </table:table-row>
        <table:named-expressions/>
      </table:table>
      <table:table table:name="Resumen E. C." table:style-name="ta7" table:print="false">
        <office:forms form:automatic-focus="false" form:apply-design-mode="false"/>
        <table:table-column table:style-name="co77" table:default-cell-style-name="Default"/>
        <table:table-column table:style-name="co78" table:default-cell-style-name="ce691"/>
        <table:table-column table:style-name="co53" table:default-cell-style-name="ce702"/>
        <table:table-column table:style-name="co39" table:number-columns-repeated="2" table:default-cell-style-name="Default"/>
        <table:table-column table:style-name="co13" table:number-columns-repeated="3" table:default-cell-style-name="ce717"/>
        <table:table-column table:style-name="co13" table:default-cell-style-name="Default"/>
        <table:table-column table:style-name="co39" table:number-columns-repeated="1015" table:default-cell-style-name="Default"/>
        <table:table-row table:style-name="ro3">
          <table:table-cell table:number-columns-repeated="1024"/>
        </table:table-row>
        <table:table-row table:style-name="ro11">
          <table:table-cell/>
          <table:table-cell table:style-name="ce692" office:value-type="string" table:number-columns-spanned="8" table:number-rows-spanned="1">
            <text:p>RESUMEN DE LA EVALUACIÓN CUANTITATIVA</text:p>
          </table:table-cell>
          <table:covered-table-cell table:number-columns-repeated="7" table:style-name="ce293"/>
          <table:table-cell table:number-columns-repeated="1015"/>
        </table:table-row>
        <table:table-row table:style-name="ro3">
          <table:table-cell table:number-columns-repeated="1024"/>
        </table:table-row>
        <table:table-row table:style-name="ro3">
          <table:table-cell/>
          <table:table-cell table:style-name="ce183" office:value-type="string" table:number-columns-spanned="2" table:number-rows-spanned="1">
            <text:p>BALANCE GENERAL</text:p>
          </table:table-cell>
          <table:covered-table-cell table:style-name="ce703"/>
          <table:table-cell table:number-columns-repeated="2"/>
          <table:table-cell table:style-name="ce718" office:value-type="string" table:number-columns-spanned="4" table:number-rows-spanned="1">
            <text:p>ESTADOS DE RESULTADOS</text:p>
          </table:table-cell>
          <table:covered-table-cell table:number-columns-repeated="3" table:style-name="ce734"/>
          <table:table-cell table:number-columns-repeated="1015"/>
        </table:table-row>
        <table:table-row table:style-name="ro3">
          <table:table-cell table:number-columns-repeated="1024"/>
        </table:table-row>
        <table:table-row table:style-name="ro8">
          <table:table-cell/>
          <table:table-cell table:style-name="ce693" office:value-type="string">
            <text:p>ACTIVO</text:p>
          </table:table-cell>
          <table:table-cell table:style-name="ce704" table:formula="of:=[$'Evaluación Cuantitativa'.W6]" office:value-type="float" office:value="0">
            <text:p>S/. 0.00</text:p>
          </table:table-cell>
          <table:table-cell table:style-name="ce149" table:number-columns-repeated="2"/>
          <table:table-cell table:style-name="ce719" office:value-type="string" table:number-columns-spanned="3" table:number-rows-spanned="1">
            <text:p>VENTAS</text:p>
          </table:table-cell>
          <table:covered-table-cell table:style-name="ce735"/>
          <table:covered-table-cell table:style-name="ce742"/>
          <table:table-cell table:style-name="ce745" table:formula="of:=[$'Evaluación Cuantitativa'.N6]" office:value-type="currency" office:currency="S/." office:value="0">
            <text:p>S/. 0</text:p>
          </table:table-cell>
          <table:table-cell table:number-columns-repeated="1015"/>
        </table:table-row>
        <table:table-row table:style-name="ro8">
          <table:table-cell/>
          <table:table-cell table:style-name="ce694" office:value-type="string">
            <text:p>ACTIVO CORRIENTE</text:p>
          </table:table-cell>
          <table:table-cell table:style-name="ce705" table:formula="of:=[$'Evaluación Cuantitativa'.W7]" office:value-type="float" office:value="0">
            <text:p>S/. 0.00</text:p>
          </table:table-cell>
          <table:table-cell table:style-name="ce149" table:number-columns-repeated="2"/>
          <table:table-cell table:style-name="ce719" office:value-type="string" table:number-columns-spanned="3" table:number-rows-spanned="1">
            <text:p>COSTO DE VENTAS</text:p>
          </table:table-cell>
          <table:covered-table-cell table:style-name="ce735"/>
          <table:covered-table-cell table:style-name="ce742"/>
          <table:table-cell table:style-name="ce745" table:formula="of:=[$'Evaluación Cuantitativa'.N24]" office:value-type="currency" office:currency="S/." office:value="0">
            <text:p>#NOMBRE?</text:p>
          </table:table-cell>
          <table:table-cell table:number-columns-repeated="1015"/>
        </table:table-row>
        <table:table-row table:style-name="ro8">
          <table:table-cell/>
          <table:table-cell table:style-name="ce694" office:value-type="string">
            <text:p>Caja y Bancos</text:p>
          </table:table-cell>
          <table:table-cell table:style-name="ce705" table:formula="of:=[$'Evaluación Cuantitativa'.W8]" office:value-type="float" office:value="0">
            <text:p>S/. 0.00</text:p>
          </table:table-cell>
          <table:table-cell table:style-name="ce149" table:number-columns-repeated="2"/>
          <table:table-cell table:style-name="ce720" office:value-type="string" table:number-columns-spanned="3" table:number-rows-spanned="1">
            <text:p>UTILIDAD BRUTA</text:p>
          </table:table-cell>
          <table:covered-table-cell table:style-name="ce736"/>
          <table:covered-table-cell table:style-name="ce743"/>
          <table:table-cell table:style-name="ce746" table:formula="of:=[.I6]-[.I7]" office:value-type="currency" office:currency="S/." office:value="0">
            <text:p>#NOMBRE?</text:p>
          </table:table-cell>
          <table:table-cell table:number-columns-repeated="1015"/>
        </table:table-row>
        <table:table-row table:style-name="ro8">
          <table:table-cell/>
          <table:table-cell table:style-name="ce694" office:value-type="string">
            <text:p>Cuentas por cobrar comerciales</text:p>
          </table:table-cell>
          <table:table-cell table:style-name="ce705" table:formula="of:=[$'Evaluación Cuantitativa'.W13]" office:value-type="float" office:value="0">
            <text:p>S/. 0.00</text:p>
          </table:table-cell>
          <table:table-cell table:style-name="ce149" table:number-columns-repeated="2"/>
          <table:table-cell table:style-name="ce719" office:value-type="string" table:number-columns-spanned="3" table:number-rows-spanned="1">
            <text:p>GASTOS FINANCIEROS</text:p>
          </table:table-cell>
          <table:covered-table-cell table:style-name="ce735"/>
          <table:covered-table-cell table:style-name="ce742"/>
          <table:table-cell table:style-name="ce745" table:formula="of:=[$'Evaluación Cuantitativa'.N44]" office:value-type="currency" office:currency="S/." office:value="0">
            <text:p>Err:508</text:p>
          </table:table-cell>
          <table:table-cell table:number-columns-repeated="1015"/>
        </table:table-row>
        <table:table-row table:style-name="ro8">
          <table:table-cell/>
          <table:table-cell table:style-name="ce694" office:value-type="string">
            <text:p>Alquileres</text:p>
          </table:table-cell>
          <table:table-cell table:style-name="ce705" table:formula="of:=[$'Evaluación Cuantitativa'.W16]" office:value-type="float" office:value="0">
            <text:p>S/. 0.00</text:p>
          </table:table-cell>
          <table:table-cell table:style-name="ce149" table:number-columns-repeated="2"/>
          <table:table-cell table:style-name="ce719" office:value-type="string" table:number-columns-spanned="3" table:number-rows-spanned="1">
            <text:p>OTROS GASTOS</text:p>
          </table:table-cell>
          <table:covered-table-cell table:style-name="ce735"/>
          <table:covered-table-cell table:style-name="ce742"/>
          <table:table-cell table:style-name="ce745" table:formula="of:=[$'Evaluación Cuantitativa'.N46]" office:value-type="currency" office:currency="S/." office:value="0">
            <text:p>S/. 0</text:p>
          </table:table-cell>
          <table:table-cell table:number-columns-repeated="1015"/>
        </table:table-row>
        <table:table-row table:style-name="ro8">
          <table:table-cell/>
          <table:table-cell table:style-name="ce694" office:value-type="string">
            <text:p>Existencias (Inventarios)</text:p>
          </table:table-cell>
          <table:table-cell table:style-name="ce705" table:formula="of:=[$'Evaluación Cuantitativa'.W18]" office:value-type="float" office:value="0">
            <text:p>S/. 0.00</text:p>
          </table:table-cell>
          <table:table-cell table:style-name="ce149" table:number-columns-repeated="2"/>
          <table:table-cell table:style-name="ce719" office:value-type="string" table:number-columns-spanned="3" table:number-rows-spanned="1">
            <text:p>OTRAS OBLIGACIONES AGRICOLAS</text:p>
          </table:table-cell>
          <table:covered-table-cell table:style-name="ce735"/>
          <table:covered-table-cell table:style-name="ce742"/>
          <table:table-cell table:style-name="ce745" table:formula="of:=[$'Evaluación Cuantitativa'.N48]" office:value-type="currency" office:currency="S/." office:value="0">
            <text:p>#N/D</text:p>
          </table:table-cell>
          <table:table-cell table:number-columns-repeated="1015"/>
        </table:table-row>
        <table:table-row table:style-name="ro8">
          <table:table-cell/>
          <table:table-cell table:style-name="ce694" office:value-type="string">
            <text:p>ACTIVO NO CORRIENTE</text:p>
          </table:table-cell>
          <table:table-cell table:style-name="ce705" table:formula="of:=[$'Evaluación Cuantitativa'.W31]" office:value-type="float" office:value="0">
            <text:p>S/. 0.00</text:p>
          </table:table-cell>
          <table:table-cell table:style-name="ce149" table:number-columns-repeated="2"/>
          <table:table-cell table:style-name="ce720" office:value-type="string" table:number-columns-spanned="3" table:number-rows-spanned="1">
            <text:p>UTILIDAD NETA</text:p>
          </table:table-cell>
          <table:covered-table-cell table:style-name="ce736"/>
          <table:covered-table-cell table:style-name="ce743"/>
          <table:table-cell table:style-name="ce746" table:formula="of:=[.I8]-[.I9]-[.I10]-[.I11]" office:value-type="currency" office:currency="S/." office:value="0">
            <text:p>#NOMBRE?</text:p>
          </table:table-cell>
          <table:table-cell table:number-columns-repeated="1015"/>
        </table:table-row>
        <table:table-row table:style-name="ro8">
          <table:table-cell/>
          <table:table-cell table:style-name="ce694" office:value-type="string">
            <text:p>Parcela Agrícolas</text:p>
          </table:table-cell>
          <table:table-cell table:style-name="ce705" table:formula="of:=[$'Evaluación Cuantitativa'.W32]" office:value-type="float" office:value="0">
            <text:p>S/. 0.00</text:p>
          </table:table-cell>
          <table:table-cell table:style-name="ce149" table:number-columns-repeated="2"/>
          <table:table-cell table:style-name="ce719" office:value-type="string" table:number-columns-spanned="3" table:number-rows-spanned="1">
            <text:p>OTROS INGRESOS</text:p>
          </table:table-cell>
          <table:covered-table-cell table:style-name="ce735"/>
          <table:covered-table-cell table:style-name="ce742"/>
          <table:table-cell table:style-name="ce745" table:formula="of:=[$'Evaluación Cuantitativa'.N56]" office:value-type="currency" office:currency="S/." office:value="0">
            <text:p>#N/D</text:p>
          </table:table-cell>
          <table:table-cell table:number-columns-repeated="1015"/>
        </table:table-row>
        <table:table-row table:style-name="ro8">
          <table:table-cell/>
          <table:table-cell table:style-name="ce694" office:value-type="string">
            <text:p>Maquinaria y Equipo</text:p>
          </table:table-cell>
          <table:table-cell table:style-name="ce705" table:formula="of:=[$'Evaluación Cuantitativa'.W37]" office:value-type="float" office:value="0">
            <text:p>S/. 0.00</text:p>
          </table:table-cell>
          <table:table-cell table:style-name="ce149" table:number-columns-repeated="2"/>
          <table:table-cell table:style-name="ce719" office:value-type="string" table:number-columns-spanned="3" table:number-rows-spanned="1">
            <text:p>GASTOS FAMILIARES(+ DEUDAS FAMILIARES)</text:p>
          </table:table-cell>
          <table:covered-table-cell table:style-name="ce735"/>
          <table:covered-table-cell table:style-name="ce742"/>
          <table:table-cell table:style-name="ce745" table:formula="of:=[$'Evaluación Cuantitativa'.N64]+[$'Evaluación Cuantitativa'.N76]" office:value-type="currency" office:currency="S/." office:value="0">
            <text:p>#N/D</text:p>
          </table:table-cell>
          <table:table-cell table:number-columns-repeated="1015"/>
        </table:table-row>
        <table:table-row table:style-name="ro8">
          <table:table-cell/>
          <table:table-cell table:style-name="ce694" office:value-type="string">
            <text:p>Activo Pecuario</text:p>
          </table:table-cell>
          <table:table-cell table:style-name="ce705" table:formula="of:=[$'Evaluación Cuantitativa'.W44]" office:value-type="float" office:value="0">
            <text:p>S/. 0.00</text:p>
          </table:table-cell>
          <table:table-cell table:style-name="ce149" table:number-columns-repeated="2"/>
          <table:table-cell table:style-name="ce720" office:value-type="string" table:number-columns-spanned="3" table:number-rows-spanned="1">
            <text:p>SALDOS DISPONIBLES</text:p>
          </table:table-cell>
          <table:covered-table-cell table:style-name="ce736"/>
          <table:covered-table-cell table:style-name="ce743"/>
          <table:table-cell table:style-name="ce746" table:formula="of:=[.I12]+[.I13]-[.I14]" office:value-type="currency" office:currency="S/." office:value="0">
            <text:p>#NOMBRE?</text:p>
          </table:table-cell>
          <table:table-cell table:number-columns-repeated="1015"/>
        </table:table-row>
        <table:table-row table:style-name="ro8">
          <table:table-cell/>
          <table:table-cell table:style-name="ce693" office:value-type="string">
            <text:p>PASIVO</text:p>
          </table:table-cell>
          <table:table-cell table:style-name="ce704" table:formula="of:=[$'Evaluación Cuantitativa'.W46]" office:value-type="float" office:value="0">
            <text:p>S/. 0.00</text:p>
          </table:table-cell>
          <table:table-cell table:style-name="ce149" table:number-columns-repeated="2"/>
          <table:table-cell table:number-columns-repeated="1019"/>
        </table:table-row>
        <table:table-row table:style-name="ro8">
          <table:table-cell/>
          <table:table-cell table:style-name="ce694" office:value-type="string">
            <text:p>PASIVO CORRIENTE</text:p>
          </table:table-cell>
          <table:table-cell table:style-name="ce705" table:formula="of:=[$'Evaluación Cuantitativa'.W47]" office:value-type="float" office:value="0">
            <text:p>S/. 0.00</text:p>
          </table:table-cell>
          <table:table-cell table:style-name="ce149" table:number-columns-repeated="2"/>
          <table:table-cell table:style-name="ce721" office:value-type="string" table:number-columns-spanned="4" table:number-rows-spanned="1">
            <text:p>ARGUMENTO</text:p>
          </table:table-cell>
          <table:covered-table-cell table:number-columns-repeated="2" table:style-name="ce737"/>
          <table:covered-table-cell table:style-name="ce747"/>
          <table:table-cell table:number-columns-repeated="1015"/>
        </table:table-row>
        <table:table-row table:style-name="ro7">
          <table:table-cell/>
          <table:table-cell table:style-name="ce694" office:value-type="string">
            <text:p>Cuentas por pagar proveedores</text:p>
          </table:table-cell>
          <table:table-cell table:style-name="ce705" table:formula="of:=[$'Evaluación Cuantitativa'.W48]" office:value-type="float" office:value="0">
            <text:p>S/. 0.00</text:p>
          </table:table-cell>
          <table:table-cell table:style-name="ce149" table:number-columns-repeated="2"/>
          <table:table-cell table:style-name="ce722" table:formula="of:=[$'Evaluación Cuantitativa'.B87]" office:value-type="float" office:value="0" table:number-columns-spanned="4" table:number-rows-spanned="9">
            <text:p>0</text:p>
          </table:table-cell>
          <table:covered-table-cell table:number-columns-repeated="2" table:style-name="ce727"/>
          <table:covered-table-cell table:style-name="ce748"/>
          <table:table-cell table:number-columns-repeated="1015"/>
        </table:table-row>
        <table:table-row table:style-name="ro8">
          <table:table-cell/>
          <table:table-cell table:style-name="ce694" office:value-type="string">
            <text:p>Obligaciones con empresas financieras </text:p>
          </table:table-cell>
          <table:table-cell table:style-name="ce705" table:formula="of:=[$'Evaluación Cuantitativa'.W52]"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4" office:value-type="string">
            <text:p>Otras cuentas por pagar</text:p>
          </table:table-cell>
          <table:table-cell table:style-name="ce705" table:formula="of:=[$'Evaluación Cuantitativa'.W56]"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4" office:value-type="string">
            <text:p>PASIVO NO CORRIENTE</text:p>
          </table:table-cell>
          <table:table-cell table:style-name="ce705" table:formula="of:=[$'Evaluación Cuantitativa'.W59]"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4" office:value-type="string">
            <text:p>Obligaciones a Largo Plazo</text:p>
          </table:table-cell>
          <table:table-cell table:style-name="ce705" table:formula="of:=[$'Evaluación Cuantitativa'.W60]"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8">
          <table:table-cell/>
          <table:table-cell table:style-name="ce693" office:value-type="string">
            <text:p>PATRIMONIO</text:p>
          </table:table-cell>
          <table:table-cell table:style-name="ce704" table:formula="of:=[$'Evaluación Cuantitativa'.W64]" office:value-type="float" office:value="0">
            <text:p>S/. 0.00</text:p>
          </table:table-cell>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1">
          <table:table-cell/>
          <table:table-cell table:style-name="ce695"/>
          <table:table-cell table:style-name="ce706"/>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7">
          <table:table-cell/>
          <table:table-cell table:style-name="ce695"/>
          <table:table-cell table:style-name="ce706"/>
          <table:table-cell table:style-name="ce149" table:number-columns-repeated="2"/>
          <table:covered-table-cell table:style-name="ce723"/>
          <table:covered-table-cell table:number-columns-repeated="2" table:style-name="ce728"/>
          <table:covered-table-cell table:style-name="ce749"/>
          <table:table-cell table:number-columns-repeated="1015"/>
        </table:table-row>
        <table:table-row table:style-name="ro3">
          <table:table-cell/>
          <table:table-cell table:style-name="ce695"/>
          <table:table-cell table:style-name="ce706"/>
          <table:table-cell table:number-columns-repeated="2"/>
          <table:covered-table-cell table:style-name="ce724"/>
          <table:covered-table-cell table:number-columns-repeated="2" table:style-name="ce738"/>
          <table:covered-table-cell table:style-name="ce750"/>
          <table:table-cell table:number-columns-repeated="1015"/>
        </table:table-row>
        <table:table-row table:style-name="ro12">
          <table:table-cell/>
          <table:table-cell table:style-name="ce696"/>
          <table:table-cell table:style-name="ce707"/>
          <table:table-cell table:number-columns-repeated="2"/>
          <table:table-cell table:style-name="ce725" table:formula="of:=[$'Evaluación Cuantitativa'.B94]" office:value-type="string" office:string-value="Propuesta de Monto y Desembolso" table:number-columns-spanned="2" table:number-rows-spanned="1">
            <text:p>Propuesta de Monto y Desembolso</text:p>
          </table:table-cell>
          <table:covered-table-cell table:style-name="ce725"/>
          <table:table-cell table:style-name="ce744" table:formula="of:=[$'Evaluación Cuantitativa'.B97]" office:value-type="float" office:value="0" table:number-columns-spanned="2" table:number-rows-spanned="1">
            <text:p>S/. 0.00</text:p>
          </table:table-cell>
          <table:covered-table-cell table:style-name="ce744"/>
          <table:table-cell table:number-columns-repeated="1015"/>
        </table:table-row>
        <table:table-row table:style-name="ro7">
          <table:table-cell/>
          <table:table-cell table:style-name="ce183" office:value-type="string">
            <text:p>INDICADORES</text:p>
          </table:table-cell>
          <table:table-cell table:style-name="ce708"/>
          <table:table-cell table:number-columns-repeated="2"/>
          <table:table-cell table:style-name="ce276" office:value-type="float" office:value="1">
            <text:p>1</text:p>
          </table:table-cell>
          <table:table-cell table:style-name="ce276" office:value-type="float" office:value="2">
            <text:p>2</text:p>
          </table:table-cell>
          <table:table-cell table:style-name="ce276" office:value-type="float" office:value="3">
            <text:p>3</text:p>
          </table:table-cell>
          <table:table-cell table:style-name="ce388" office:value-type="float" office:value="4">
            <text:p>4</text:p>
          </table:table-cell>
          <table:table-cell table:number-columns-repeated="1015"/>
        </table:table-row>
        <table:table-row table:style-name="ro3">
          <table:table-cell/>
          <table:table-cell table:style-name="ce697" office:value-type="string">
            <text:p>Capital de Trabajo </text:p>
          </table:table-cell>
          <table:table-cell table:style-name="ce709" table:formula="of:=[$'Evaluación Cuantitativa'.W67]" office:value-type="float" office:value="0">
            <text:p>#NOMBRE?</text:p>
          </table:table-cell>
          <table:table-cell table:number-columns-repeated="2"/>
          <table:table-cell table:style-name="ce726" table:formula="of:=[$'Evaluación Cuantitativa'.I97]" office:value-type="float" office:value="0">
            <text:p>#NOMBRE?</text:p>
          </table:table-cell>
          <table:table-cell table:style-name="ce726" table:formula="of:=[$'Evaluación Cuantitativa'.J97]" office:value-type="float" office:value="0">
            <text:p>#NOMBRE?</text:p>
          </table:table-cell>
          <table:table-cell table:style-name="ce726" table:formula="of:=[$'Evaluación Cuantitativa'.K97]" office:value-type="float" office:value="0">
            <text:p>#NOMBRE?</text:p>
          </table:table-cell>
          <table:table-cell table:style-name="ce726" table:formula="of:=[$'Evaluación Cuantitativa'.L97]" office:value-type="float" office:value="0">
            <text:p>S/. 0.00</text:p>
          </table:table-cell>
          <table:table-cell table:number-columns-repeated="1015"/>
        </table:table-row>
        <table:table-row table:style-name="ro1">
          <table:table-cell/>
          <table:table-cell table:style-name="ce698" office:value-type="string">
            <text:p>INDICADORES DE SOLVENCIA</text:p>
          </table:table-cell>
          <table:table-cell table:style-name="ce710"/>
          <table:table-cell table:number-columns-repeated="1021"/>
        </table:table-row>
        <table:table-row table:style-name="ro1">
          <table:table-cell/>
          <table:table-cell table:style-name="ce697" office:value-type="string">
            <text:p>Endeudamiento Patrimonial </text:p>
          </table:table-cell>
          <table:table-cell table:style-name="ce711" table:formula="of:=[$'Evaluación Cuantitativa'.W69]" office:value-type="float" office:value="0">
            <text:p>#DIV/0!</text:p>
          </table:table-cell>
          <table:table-cell table:number-columns-repeated="2"/>
          <table:table-cell table:style-name="ce721" office:value-type="string" table:number-columns-spanned="4" table:number-rows-spanned="1">
            <text:p>COMENTARIO INDICADORES</text:p>
          </table:table-cell>
          <table:covered-table-cell table:number-columns-repeated="2" table:style-name="ce737"/>
          <table:covered-table-cell table:style-name="ce747"/>
          <table:table-cell table:number-columns-repeated="1015"/>
        </table:table-row>
        <table:table-row table:style-name="ro1">
          <table:table-cell/>
          <table:table-cell table:style-name="ce698" office:value-type="string">
            <text:p>INDICADORES DE RENTABILIDAD</text:p>
          </table:table-cell>
          <table:table-cell table:style-name="ce710"/>
          <table:table-cell table:number-columns-repeated="2"/>
          <table:table-cell table:style-name="ce727" table:formula="of:=[$'Evaluación Cuantitativa'.P83]" office:value-type="string" office:string-value="COMENTARIO DE INDICADORES" table:number-columns-spanned="4" table:number-rows-spanned="7">
            <text:p>COMENTARIO DE INDICADORES</text:p>
          </table:table-cell>
          <table:covered-table-cell table:number-columns-repeated="3" table:style-name="ce727"/>
          <table:table-cell table:number-columns-repeated="1015"/>
        </table:table-row>
        <table:table-row table:style-name="ro1">
          <table:table-cell/>
          <table:table-cell table:style-name="ce697" office:value-type="string">
            <text:p>Rentabilida de las Ventas </text:p>
          </table:table-cell>
          <table:table-cell table:style-name="ce712" table:formula="of:=[$'Evaluación Cuantitativa'.W71]" office:value-type="percentage" office:value="0">
            <text:p>#NOMBRE?</text:p>
          </table:table-cell>
          <table:table-cell table:number-columns-repeated="2"/>
          <table:covered-table-cell table:number-columns-repeated="4" table:style-name="ce728"/>
          <table:table-cell table:number-columns-repeated="1015"/>
        </table:table-row>
        <table:table-row table:style-name="ro1">
          <table:table-cell/>
          <table:table-cell table:style-name="ce698" office:value-type="string">
            <text:p>INDICADORES DE LIQUIDEZ</text:p>
          </table:table-cell>
          <table:table-cell table:style-name="ce710"/>
          <table:table-cell table:number-columns-repeated="2"/>
          <table:covered-table-cell table:number-columns-repeated="4" table:style-name="ce728"/>
          <table:table-cell table:number-columns-repeated="1015"/>
        </table:table-row>
        <table:table-row table:style-name="ro1">
          <table:table-cell table:style-name="ce253"/>
          <table:table-cell table:style-name="ce697" office:value-type="string">
            <text:p>Liquidez Corriente <text:s/></text:p>
          </table:table-cell>
          <table:table-cell table:style-name="ce713" table:formula="of:=[$'Evaluación Cuantitativa'.W73]" office:value-type="float" office:value="0">
            <text:p>#DIV/0!</text:p>
          </table:table-cell>
          <table:table-cell table:number-columns-repeated="2"/>
          <table:covered-table-cell table:number-columns-repeated="4" table:style-name="ce728"/>
          <table:table-cell table:number-columns-repeated="1015"/>
        </table:table-row>
        <table:table-row table:style-name="ro1">
          <table:table-cell table:style-name="ce690"/>
          <table:table-cell table:style-name="ce699" office:value-type="string">
            <text:p>Liquidez Inmediata </text:p>
          </table:table-cell>
          <table:table-cell table:style-name="ce713" table:formula="of:=[$'Evaluación Cuantitativa'.W74]" office:value-type="float" office:value="0">
            <text:p>#DIV/0!</text:p>
          </table:table-cell>
          <table:table-cell table:style-name="ce690" table:number-columns-repeated="2"/>
          <table:covered-table-cell table:number-columns-repeated="4" table:style-name="ce729"/>
          <table:table-cell table:style-name="ce690" table:number-columns-repeated="1015"/>
        </table:table-row>
        <table:table-row table:style-name="ro1">
          <table:table-cell/>
          <table:table-cell table:style-name="ce700" office:value-type="string">
            <text:p>MARGEN OPERATIVO</text:p>
          </table:table-cell>
          <table:table-cell table:style-name="ce714"/>
          <table:table-cell table:number-columns-repeated="2"/>
          <table:covered-table-cell table:number-columns-repeated="4" table:style-name="ce728"/>
          <table:table-cell table:number-columns-repeated="1015"/>
        </table:table-row>
        <table:table-row table:style-name="ro1">
          <table:table-cell/>
          <table:table-cell table:style-name="ce697" office:value-type="string">
            <text:p>Margen de Venta </text:p>
          </table:table-cell>
          <table:table-cell table:style-name="ce715" table:formula="of:=[$'Evaluación Cuantitativa'.W76]" office:value-type="percentage" office:value="0">
            <text:p>#DIV/0!</text:p>
          </table:table-cell>
          <table:table-cell table:number-columns-repeated="2"/>
          <table:covered-table-cell table:number-columns-repeated="4" table:style-name="ce728"/>
          <table:table-cell table:number-columns-repeated="1015"/>
        </table:table-row>
        <table:table-row table:style-name="ro3">
          <table:table-cell/>
          <table:table-cell table:style-name="ce697" office:value-type="string">
            <text:p>Margen de Venta </text:p>
          </table:table-cell>
          <table:table-cell table:style-name="ce715" table:formula="of:=[$'Evaluación Cuantitativa'.W77]" office:value-type="percentage" office:value="0">
            <text:p>#DIV/0!</text:p>
          </table:table-cell>
          <table:table-cell table:style-name="ce149" table:number-columns-repeated="2"/>
          <table:table-cell table:number-columns-repeated="1019"/>
        </table:table-row>
        <table:table-row table:style-name="ro1">
          <table:table-cell/>
          <table:table-cell table:style-name="ce697" office:value-type="string">
            <text:p>Margen de Venta </text:p>
          </table:table-cell>
          <table:table-cell table:style-name="ce715" table:formula="of:=[$'Evaluación Cuantitativa'.W78]" office:value-type="percentage" office:value="0">
            <text:p>#DIV/0!</text:p>
          </table:table-cell>
          <table:table-cell table:style-name="ce149" table:number-columns-repeated="2"/>
          <table:table-cell table:style-name="ce721" office:value-type="string" table:number-columns-spanned="4" table:number-rows-spanned="1">
            <text:p>EXCEPCIONES</text:p>
          </table:table-cell>
          <table:covered-table-cell table:number-columns-repeated="2" table:style-name="ce737"/>
          <table:covered-table-cell table:style-name="ce747"/>
          <table:table-cell table:number-columns-repeated="1015"/>
        </table:table-row>
        <table:table-row table:style-name="ro1">
          <table:table-cell/>
          <table:table-cell table:style-name="ce36" office:value-type="string" table:number-columns-spanned="2" table:number-rows-spanned="1">
            <text:p>OTROS INDICADORES</text:p>
          </table:table-cell>
          <table:covered-table-cell table:style-name="ce708"/>
          <table:table-cell table:style-name="ce149" table:number-columns-repeated="2"/>
          <table:table-cell table:style-name="ce730" table:formula="of:=[$'Evaluación Cuantitativa'.P92]" office:value-type="string" office:string-value="EXCEPCIONES" table:number-columns-spanned="4" table:number-rows-spanned="4">
            <text:p>EXCEPCIONES</text:p>
          </table:table-cell>
          <table:covered-table-cell table:number-columns-repeated="2" table:style-name="ce739"/>
          <table:covered-table-cell table:style-name="ce751"/>
          <table:table-cell table:number-columns-repeated="1015"/>
        </table:table-row>
        <table:table-row table:style-name="ro1">
          <table:table-cell/>
          <table:table-cell table:style-name="ce697" office:value-type="string">
            <text:p>Costo de producción a financiar</text:p>
          </table:table-cell>
          <table:table-cell table:style-name="ce716" table:formula="of:=[$'Evaluación Cuantitativa'.W80]" office:value-type="percentage" office:value="0">
            <text:p>#DIV/0!</text:p>
          </table:table-cell>
          <table:table-cell table:style-name="ce149" table:number-columns-repeated="2"/>
          <table:covered-table-cell table:style-name="ce731"/>
          <table:covered-table-cell table:number-columns-repeated="2" table:style-name="ce740"/>
          <table:covered-table-cell table:style-name="ce752"/>
          <table:table-cell table:number-columns-repeated="1015"/>
        </table:table-row>
        <table:table-row table:style-name="ro1">
          <table:table-cell/>
          <table:table-cell table:style-name="ce697" office:value-type="string">
            <text:p>Cobertura de la Garantía </text:p>
          </table:table-cell>
          <table:table-cell table:style-name="ce716" table:formula="of:=[$'Evaluación Cuantitativa'.W81]" office:value-type="percentage" office:value="0">
            <text:p>#DIV/0!</text:p>
          </table:table-cell>
          <table:table-cell table:style-name="ce149" table:number-columns-repeated="2"/>
          <table:covered-table-cell table:style-name="ce731"/>
          <table:covered-table-cell table:number-columns-repeated="2" table:style-name="ce740"/>
          <table:covered-table-cell table:style-name="ce752"/>
          <table:table-cell table:number-columns-repeated="1015"/>
        </table:table-row>
        <table:table-row table:style-name="ro3">
          <table:table-cell table:number-columns-repeated="3"/>
          <table:table-cell table:style-name="ce149" table:number-columns-repeated="2"/>
          <table:covered-table-cell table:style-name="ce732"/>
          <table:covered-table-cell table:number-columns-repeated="2" table:style-name="ce741"/>
          <table:covered-table-cell table:style-name="ce753"/>
          <table:table-cell table:number-columns-repeated="1015"/>
        </table:table-row>
        <table:table-row table:style-name="ro3" table:number-rows-repeated="2">
          <table:table-cell table:number-columns-repeated="3"/>
          <table:table-cell table:style-name="ce149" table:number-columns-repeated="2"/>
          <table:table-cell table:style-name="ce733" table:number-columns-repeated="3"/>
          <table:table-cell table:number-columns-repeated="1016"/>
        </table:table-row>
        <table:table-row table:style-name="ro3" table:number-rows-repeated="11">
          <table:table-cell/>
          <table:table-cell table:style-name="ce701"/>
          <table:table-cell table:style-name="ce149" table:number-columns-repeated="3"/>
          <table:table-cell table:style-name="ce733" table:number-columns-repeated="3"/>
          <table:table-cell table:number-columns-repeated="1016"/>
        </table:table-row>
        <table:table-row table:style-name="ro3" table:number-rows-repeated="2">
          <table:table-cell table:number-columns-repeated="3"/>
          <table:table-cell table:style-name="ce149" table:number-columns-repeated="2"/>
          <table:table-cell table:style-name="ce733" table:number-columns-repeated="3"/>
          <table:table-cell table:number-columns-repeated="1016"/>
        </table:table-row>
        <table:table-row table:style-name="ro3" table:number-rows-repeated="2">
          <table:table-cell table:number-columns-repeated="3"/>
          <table:table-cell table:style-name="ce149" table:number-columns-repeated="2"/>
          <table:table-cell table:number-columns-repeated="1019"/>
        </table:table-row>
        <table:table-row table:style-name="ro13">
          <table:table-cell table:number-columns-repeated="1024"/>
        </table:table-row>
        <table:table-row table:style-name="ro3" table:number-rows-repeated="1048513">
          <table:table-cell table:number-columns-repeated="1024"/>
        </table:table-row>
        <table:table-row table:style-name="ro3">
          <table:table-cell table:number-columns-repeated="1024"/>
        </table:table-row>
        <table:named-expressions/>
      </table:table>
      <table:table table:name="Costo Produc.1" table:style-name="ta8"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8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1"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table:formula="of:=IF([$Solicitud.D27]=&quot;Crianza&quot;;&quot;Total Cabezas&quot;;&quot;Total Has.&quot;)" office:value-type="string" office:string-value="Total Has."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756"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Cultivo/Especie</text:p>
          </table:table-cell>
          <table:table-cell table:style-name="ce766" table:formula="of:=[$Solicitud.D28]"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58"/>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aza&quot;;&quot;Variedad&quot;)" office:value-type="string" office:string-value="Variedad">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58"/>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Fecha de Inicio de Inverna&quot;;&quot;Fecha de Siembra&quot;)" office:value-type="string" office:string-value="Fecha de Siembra">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Rendimiento minimo /Cabeza.&quot;;&quot;Rendimiento minimo /Ha.&quot;)" office:value-type="string" office:string-value="Rendimiento minimo /Ha.">
            <text:p>Rendimiento minimo /Ha.</text:p>
          </table:table-cell>
          <table:table-cell table:style-name="ce769" table:content-validation-name="val56"/>
          <table:table-cell table:style-name="ce518" office:value-type="string">
            <text:p>Unid.</text:p>
          </table:table-cell>
          <table:table-cell table:style-name="ce767"/>
          <table:table-cell table:style-name="ce795" table:formula="of:=IF([$Solicitud.D27]=&quot;Crianza&quot;;&quot;Precio / Kilogramo&quot;;&quot;Precio / Unidad&quot;)" office:value-type="string" office:string-value="Precio / Unidad" table:number-columns-spanned="3" table:number-rows-spanned="1">
            <text:p>Precio / Unidad</text:p>
          </table:table-cell>
          <table:covered-table-cell table:number-columns-repeated="2" table:style-name="ce795"/>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757" table:formula="of:=IF([$Solicitud.D27]=&quot;Crianza&quot;;&quot;Ingreso por Cabeza&quot;;&quot;Ingreso por Cosecha y Ha.&quot;)" office:value-type="string" office:string-value="Ingreso por Cosecha y Ha.">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Costo Total de Producc.</text:p>
          </table:table-cell>
          <table:covered-table-cell table:style-name="ce795"/>
          <table:covered-table-cell table:style-name="ce80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757"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96" office:value-type="string" table:number-columns-spanned="3" table:number-rows-spanned="1">
            <text:p>Sistema de Riego</text:p>
          </table:table-cell>
          <table:covered-table-cell table:style-name="ce795"/>
          <table:covered-table-cell table:style-name="ce808"/>
          <table:table-cell table:style-name="ce31" table:formula="of:=IF([$Solicitud.G28]=&quot;&quot;;&quot;&quot;;[$Solicitud.G28])">
            <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28]" office:value-type="float" office:value="0" table:number-columns-spanned="1" table:number-rows-spanned="2">
            <text:p>0</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table:formula="of:=IF([$Solicitud.D27]=&quot;Crianza&quot;;&quot;      A. GASTOS DE GANADO&quot;;&quot;      A. GASTOS DE CULTIVO&quot;)" office:value-type="string" office:string-value="      A. GASTOS DE CULTIVO">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Preparación de terren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Limpieza de terreno</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Riego de machac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7">
          <table:table-cell table:style-name="ce754"/>
          <table:table-cell table:style-name="ce762" office:value-type="string">
            <text:p>Preparación de melgas</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4"/>
          <table:table-cell table:style-name="ce761" office:value-type="string">
            <text:p>1.2 Siembra</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4"/>
          <table:table-cell table:style-name="ce762" office:value-type="string">
            <text:p>Distribución y tapado de semilla</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7">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57"/>
          <table:table-cell table:style-name="ce804" table:content-validation-name="val57"/>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1er. Deshierbo</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2do. Deshierbo</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3er. Deshierb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1er. Corte (4 meses)</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2do. Corte</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3er. Corte</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57"/>
          <table:table-cell table:style-name="ce805" table:content-validation-name="val57"/>
          <table:table-cell table:style-name="ce810" table:content-validation-name="val57"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57"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Arado</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Gradeo</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Mullido (roto-vector)</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Sulfato de Potasi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3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Cypermetrina</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Mancozeb</text:p>
          </table:table-cell>
          <table:table-cell table:style-name="ce775" table:formula="of:=[.D53]+[.$C$5]" office:value-type="date" office:date-value="1899-12-30">
            <text:p>30/12/1899</text:p>
          </table:table-cell>
          <table:table-cell table:style-name="ce784"/>
          <table:table-cell table:style-name="ce44" office:value-type="string">
            <text:p>0.25 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table:formula="of:=[.D54]+[.$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5]+[.$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14">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1024"/>
        </table:table-row>
        <table:table-row table:style-name="ro3">
          <table:table-cell table:number-columns-repeated="4"/>
          <table:table-cell>
            <draw:frame table:end-cell-address="'Costo Produc.1'.G68" table:end-x="1.822cm" table:end-y="0.319cm" draw:z-index="0" draw:name="CommandButton1" draw:style-name="gr1" draw:text-style-name="P1" svg:width="5.709cm" svg:height="0.987cm" svg:x="0.234cm" svg:y="0.32cm">
              <draw:image xlink:href="Pictures/2000002E0000124C0000038B93C771BA.wmf" xlink:type="simple" xlink:show="embed" xlink:actuate="onLoad">
                <text:p/>
              </draw:image>
            </draw:frame>
          </table:table-cell>
          <table:table-cell table:number-columns-repeated="1019"/>
        </table:table-row>
        <table:table-row table:style-name="ro3">
          <table:table-cell table:number-columns-repeated="1024"/>
        </table:table-row>
        <table:table-row table:style-name="ro3">
          <table:table-cell table:number-columns-repeated="12"/>
          <table:table-cell table:style-name="ce851"/>
          <table:table-cell table:number-columns-repeated="1011"/>
        </table:table-row>
        <table:table-row table:style-name="ro3">
          <table:table-cell table:number-columns-repeated="12"/>
          <table:table-cell table:style-name="ce852"/>
          <table:table-cell table:number-columns-repeated="1011"/>
        </table:table-row>
        <table:table-row table:style-name="ro3" table:number-rows-repeated="3">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4"/>
          <table:table-cell table:number-columns-repeated="1007"/>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10-27">
            <text:p>27/10/2014</text:p>
          </table:table-cell>
          <table:table-cell table:number-columns-repeated="1007"/>
        </table:table-row>
        <table:table-row table:style-name="ro3">
          <table:table-cell table:number-columns-repeated="16"/>
          <table:table-cell office:value-type="string">
            <text:p>fecha inicio</text:p>
          </table:table-cell>
          <table:table-cell table:number-columns-repeated="1007"/>
        </table:table-row>
        <table:table-row table:style-name="ro3">
          <table:table-cell table:number-columns-repeated="16"/>
          <table:table-cell table:style-name="ce854" table:formula="of:=[$Solicitud.I5]" office:value-type="date" office:date-value="2014-03-01">
            <text:p>01/03/2014</text:p>
          </table:table-cell>
          <table:table-cell table:number-columns-repeated="1007"/>
        </table:table-row>
        <table:table-row table:style-name="ro3" table:number-rows-repeated="1048474">
          <table:table-cell table:number-columns-repeated="1024"/>
        </table:table-row>
        <table:table-row table:style-name="ro3">
          <table:table-cell table:number-columns-repeated="1024"/>
        </table:table-row>
        <table:named-expressions/>
      </table:table>
      <table:table table:name="Costo Produc.2" table:style-name="ta9"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9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3" table:number-columns-repeated="10" table:default-cell-style-name="ce142"/>
        <table:table-column table:style-name="co1" table:number-columns-repeated="2"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4">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table:formula="of:=[$Solicitud.D12]" office:value-type="float" office:value="0" table:number-columns-spanned="7" table:number-rows-spanned="1">
            <text:p>0</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0]"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56"/>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table:formula="of:=[$Solicitud.G30]" office:value-type="float" office:value="0">
            <text:p>0</text:p>
          </table:table-cell>
          <table:table-cell/>
          <table:covered-table-cell table:style-name="ce833"/>
          <table:table-cell/>
          <table:covered-table-cell table:style-name="ce781"/>
          <table:table-cell table:number-columns-repeated="1011"/>
        </table:table-row>
        <table:table-row table:style-name="ro7">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0]" office:value-type="float" office:value="0" table:number-columns-spanned="1" table:number-rows-spanned="2">
            <text:p>0</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formula="of:=SUM([.M14:.M16];[.M18:.M20];[.M22:.M23];[.M25:.M28];[.M30];[.M32:.M35])" office:value-type="currency" office:currency="S/." office:value="0">
            <text:p>S/. 0.00</text:p>
          </table:table-cell>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formula="of:=[.D15]+[.$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16]+[.$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7">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7">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formula="of:=[.D20]+[.$C$5]" office:value-type="date" office:date-value="1899-12-30">
            <text:p>30/12/1899</text:p>
          </table:table-cell>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1"/>
          <table:table-cell table:style-name="ce804" table:content-validation-name="val61"/>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Pajareo</text:p>
          </table:table-cell>
          <table:table-cell table:style-name="ce775" table:formula="of:=[.D27]+[.$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content-validation-name="val61"/>
          <table:table-cell table:style-name="ce805" table:content-validation-name="val61"/>
          <table:table-cell table:style-name="ce810" table:content-validation-name="val61"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formula="of:=[.D35]+[.$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1"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1])"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formula="of:=SUM([.M37:.M41])" office:value-type="currency" office:currency="S/." office:value="0">
            <text:p>S/. 0.00</text:p>
          </table:table-cell>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2.3 Trilla</text:p>
          </table:table-cell>
          <table:table-cell table:style-name="ce776" table:formula="of:=[.D39]+[.$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7">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1]+[.$C$5]" office:value-type="date" office:date-value="1899-12-30">
            <text:p>30/12/1899</text:p>
          </table:table-cell>
          <table:table-cell table:style-name="ce784"/>
          <table:table-cell table:style-name="ce790" office:value-type="string">
            <text:p>ha</text:p>
          </table:table-cell>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4" table:style-name="ce189"/>
          <table:covered-table-cell table:style-name="ce192"/>
          <table:covered-table-cell table:style-name="ce860"/>
          <table:table-cell table:style-name="ce821" table:formula="of:=([.H43]+[.H45]+[.H49]+[.H51])" office:value-type="currency" office:currency="S/." office:value="0">
            <text:p>S/. 0.00</text:p>
          </table:table-cell>
          <table:table-cell table:style-name="ce830"/>
          <table:table-cell table:style-name="ce821" table:formula="of:=[.I42]*[.$K$9]" office:value-type="currency" office:currency="S/." office:value="0">
            <text:p>S/. 0.00</text:p>
          </table:table-cell>
          <table:table-cell/>
          <table:table-cell table:style-name="ce820" table:formula="of:=SUM([.M44];[.M46:.M48];[.M50];[.M52:.M59])" office:value-type="currency" office:currency="S/." office:value="0">
            <text:p>S/. 0.00</text:p>
          </table:table-cell>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Kg.</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Bs</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0]+[.$C$5]" office:value-type="date" office:date-value="1899-12-30">
            <text:p>30/12/1899</text:p>
          </table:table-cell>
          <table:table-cell table:style-name="ce784"/>
          <table:table-cell table:style-name="ce44" office:value-type="string">
            <text:p>Viaje de 8 tn</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Propanil</text:p>
          </table:table-cell>
          <table:table-cell table:style-name="ce775" table:formula="of:=[.D52]+[.$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table:formula="of:=[.D53]+[.$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table:formula="of:=[.D54]+[.$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table:formula="of:=[.D55]+[.$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6]+[.$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8]+[.$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formula="of:=[.D59]+[.$C$5]" office:value-type="date" office:date-value="1899-12-30">
            <text:p>30/12/1899</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4"/>
          <table:table-cell>
            <draw:frame table:end-cell-address="'Costo Produc.2'.H67" table:end-x="0.683cm" table:end-y="0.32cm" draw:z-index="0" draw:name="CommandButton1" draw:style-name="gr1" draw:text-style-name="P1" svg:width="5.89cm" svg:height="0.988cm" svg:x="1.689cm" svg:y="0.32cm">
              <draw:image xlink:href="Pictures/2000002E000012620000038B6A3DD1E3.wmf" xlink:type="simple" xlink:show="embed" xlink:actuate="onLoad">
                <text:p/>
              </draw:image>
            </draw:frame>
          </table:table-cell>
          <table:table-cell table:number-columns-repeated="1019"/>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Costo Produc.3" table:style-name="ta10" table:print="false">
        <table:table-column table:style-name="co79" table:default-cell-style-name="ce142"/>
        <table:table-column table:style-name="co80" table:default-cell-style-name="ce142"/>
        <table:table-column table:style-name="co60" table:default-cell-style-name="ce142"/>
        <table:table-column table:style-name="co81" table:default-cell-style-name="ce787"/>
        <table:table-column table:style-name="co82" table:default-cell-style-name="ce792"/>
        <table:table-column table:style-name="co59" table:default-cell-style-name="ce142"/>
        <table:table-column table:style-name="co17" table:default-cell-style-name="ce142"/>
        <table:table-column table:style-name="co83" table:default-cell-style-name="ce142"/>
        <table:table-column table:style-name="co84" table:default-cell-style-name="ce142"/>
        <table:table-column table:style-name="co85" table:default-cell-style-name="ce792"/>
        <table:table-column table:style-name="co48" table:default-cell-style-name="ce792"/>
        <table:table-column table:style-name="co86" table:default-cell-style-name="ce142"/>
        <table:table-column table:style-name="co87" table:default-cell-style-name="ce142"/>
        <table:table-column table:style-name="co88" table:default-cell-style-name="ce142"/>
        <table:table-column table:style-name="co89" table:visibility="collapse" table:default-cell-style-name="ce142"/>
        <table:table-column table:style-name="co90" table:visibility="collapse" table:default-cell-style-name="ce142"/>
        <table:table-column table:style-name="co94" table:number-columns-repeated="9" table:default-cell-style-name="ce142"/>
        <table:table-column table:style-name="co1" table:number-columns-repeated="3" table:default-cell-style-name="ce142"/>
        <table:table-column table:style-name="co9" table:default-cell-style-name="ce142"/>
        <table:table-column table:style-name="co10" table:default-cell-style-name="ce142"/>
        <table:table-column table:style-name="co1" table:number-columns-repeated="994" table:default-cell-style-name="ce142"/>
        <table:table-row table:style-name="ro15">
          <table:table-cell/>
          <table:table-cell table:style-name="ce9" office:value-type="string" table:number-columns-spanned="8" table:number-rows-spanned="1">
            <text:p>COSTO DE PRODUCCION</text:p>
          </table:table-cell>
          <table:covered-table-cell table:number-columns-repeated="6" table:style-name="ce4"/>
          <table:covered-table-cell table:style-name="ce815"/>
          <table:table-cell/>
          <table:table-cell table:style-name="ce831" office:value-type="string" table:number-columns-spanned="1" table:number-rows-spanned="8">
            <text:p>Total Has.</text:p>
          </table:table-cell>
          <table:table-cell/>
          <table:table-cell table:style-name="ce780" office:value-type="string" table:number-columns-spanned="1" table:number-rows-spanned="8">
            <text:p>Inversión <text:s/>en <text:s/>Proceso</text:p>
          </table:table-cell>
          <table:table-cell table:number-columns-repeated="1011"/>
        </table:table-row>
        <table:table-row table:style-name="ro3">
          <table:table-cell/>
          <table:table-cell table:style-name="ce855" office:value-type="string">
            <text:p>Nombre del Cliente</text:p>
          </table:table-cell>
          <table:table-cell table:style-name="ce765" office:value-type="string" table:number-columns-spanned="7" table:number-rows-spanned="1">
            <text:p>TENORIO</text:p>
          </table:table-cell>
          <table:covered-table-cell table:number-columns-repeated="5" table:style-name="ce766"/>
          <table:covered-table-cell table:style-name="ce765"/>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Cultivo</text:p>
          </table:table-cell>
          <table:table-cell table:style-name="ce766" table:formula="of:=[$Solicitud.D32]" office:value-type="float" office:value="0" table:number-columns-spanned="3" table:number-rows-spanned="1">
            <text:p>0</text:p>
          </table:table-cell>
          <table:covered-table-cell table:number-columns-repeated="2" table:style-name="ce766"/>
          <table:table-cell table:style-name="ce794" office:value-type="string" table:number-columns-spanned="3" table:number-rows-spanned="1">
            <text:p>Periodo Vegetativo</text:p>
          </table:table-cell>
          <table:covered-table-cell table:number-columns-repeated="2" table:style-name="ce794"/>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Variedad</text:p>
          </table:table-cell>
          <table:table-cell table:style-name="ce767" table:number-columns-spanned="3" table:number-rows-spanned="1"/>
          <table:covered-table-cell table:number-columns-repeated="2" table:style-name="ce767"/>
          <table:table-cell table:style-name="ce795" office:value-type="string" table:number-columns-spanned="3" table:number-rows-spanned="1">
            <text:p>Periodo de Comercialización</text:p>
          </table:table-cell>
          <table:covered-table-cell table:number-columns-repeated="2" table:style-name="ce795"/>
          <table:table-cell table:style-name="ce816" table:content-validation-name="val18"/>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Fecha de Siembra</text:p>
          </table:table-cell>
          <table:table-cell table:style-name="ce768" table:content-validation-name="val18" table:number-columns-spanned="3" table:number-rows-spanned="1"/>
          <table:covered-table-cell table:number-columns-repeated="2" table:style-name="ce768" table:content-validation-name="val18"/>
          <table:table-cell table:style-name="ce795" office:value-type="string" table:number-columns-spanned="3" table:number-rows-spanned="1">
            <text:p>Fecha Final de Campaña</text:p>
          </table:table-cell>
          <table:covered-table-cell table:number-columns-repeated="2" table:style-name="ce795"/>
          <table:table-cell table:style-name="ce817" table:formula="of:=[.C5]+[.I4]" office:value-type="date" office:date-value="1899-12-30">
            <text:p>30/12/1899</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Rendimiento minimo /Ha.</text:p>
          </table:table-cell>
          <table:table-cell table:style-name="ce769" table:content-validation-name="val56"/>
          <table:table-cell table:style-name="ce518" office:value-type="string">
            <text:p>Unid.</text:p>
          </table:table-cell>
          <table:table-cell table:style-name="ce767"/>
          <table:table-cell table:style-name="ce773" office:value-type="string">
            <text:p>Precio / Unidad</text:p>
          </table:table-cell>
          <table:table-cell table:style-name="ce773"/>
          <table:table-cell table:style-name="ce857"/>
          <table:table-cell table:style-name="ce818" table:content-validation-name="val59"/>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Ingreso por Cosecha y Ha.</text:p>
          </table:table-cell>
          <table:table-cell table:style-name="ce770" table:formula="of:=[.I6]*[.C6]" office:value-type="currency" office:currency="S/." office:value="0" table:number-columns-spanned="3" table:number-rows-spanned="1">
            <text:p>S/. 0.0</text:p>
          </table:table-cell>
          <table:covered-table-cell table:style-name="ce779"/>
          <table:covered-table-cell table:style-name="ce789"/>
          <table:table-cell table:style-name="ce791" office:value-type="string">
            <text:p>Costo Total de Producc.</text:p>
          </table:table-cell>
          <table:table-cell table:style-name="ce791"/>
          <table:table-cell table:style-name="ce858"/>
          <table:table-cell table:style-name="ce819" table:content-validation-name="val60" table:formula="of:=[.I62]" office:value-type="currency" office:currency="S/." office:value="0">
            <text:p>S/. 0.0</text:p>
          </table:table-cell>
          <table:table-cell/>
          <table:covered-table-cell table:style-name="ce832"/>
          <table:table-cell/>
          <table:covered-table-cell table:style-name="ce842"/>
          <table:table-cell table:number-columns-repeated="1011"/>
        </table:table-row>
        <table:table-row table:style-name="ro3">
          <table:table-cell/>
          <table:table-cell table:style-name="ce856" office:value-type="string">
            <text:p>Beneficio Esperado</text:p>
          </table:table-cell>
          <table:table-cell table:style-name="ce770" table:formula="of:=[.C7]-[.I7]" office:value-type="currency" office:currency="S/." office:value="0" table:number-columns-spanned="3" table:number-rows-spanned="1">
            <text:p>S/. 0.0</text:p>
          </table:table-cell>
          <table:covered-table-cell table:style-name="ce779"/>
          <table:covered-table-cell table:style-name="ce789"/>
          <table:table-cell table:style-name="ce760" office:value-type="string">
            <text:p>Sistema de Riego</text:p>
          </table:table-cell>
          <table:table-cell table:style-name="ce773"/>
          <table:table-cell table:style-name="ce859"/>
          <table:table-cell table:style-name="ce31" office:value-type="string">
            <text:p>Gravedad</text:p>
          </table:table-cell>
          <table:table-cell/>
          <table:covered-table-cell table:style-name="ce833"/>
          <table:table-cell/>
          <table:covered-table-cell table:style-name="ce781"/>
          <table:table-cell table:number-columns-repeated="1011"/>
        </table:table-row>
        <table:table-row table:style-name="ro16">
          <table:table-cell/>
          <table:table-cell table:style-name="ce758" office:value-type="string" table:number-columns-spanned="1" table:number-rows-spanned="2">
            <text:p>ACTIVIDAD</text:p>
          </table:table-cell>
          <table:table-cell table:style-name="ce771" office:value-type="string" table:number-columns-spanned="1" table:number-rows-spanned="2">
            <text:p>FECHA</text:p>
          </table:table-cell>
          <table:table-cell table:style-name="ce780" office:value-type="string" table:number-columns-spanned="1" table:number-rows-spanned="2">
            <text:p>DIA</text:p>
          </table:table-cell>
          <table:table-cell table:style-name="ce780" office:value-type="string" table:number-columns-spanned="1" table:number-rows-spanned="2">
            <text:p>UNID</text:p>
            <text:p><text:s/>MEDIDA</text:p>
          </table:table-cell>
          <table:table-cell table:style-name="ce780" office:value-type="string" table:number-columns-spanned="1" table:number-rows-spanned="2">
            <text:p>CANT.</text:p>
            <text:p><text:s/>HAS</text:p>
          </table:table-cell>
          <table:table-cell table:style-name="ce780" office:value-type="string" table:number-columns-spanned="1" table:number-rows-spanned="2">
            <text:p>VALOR</text:p>
            <text:p><text:s/>UND</text:p>
          </table:table-cell>
          <table:table-cell table:style-name="ce36" office:value-type="string" table:number-columns-spanned="1" table:number-rows-spanned="2">
            <text:p>COSTO</text:p>
          </table:table-cell>
          <table:table-cell table:style-name="ce780" office:value-type="string" table:number-columns-spanned="1" table:number-rows-spanned="2">
            <text:p>COSTO </text:p>
            <text:p>TOTAL</text:p>
          </table:table-cell>
          <table:table-cell table:style-name="ce828" table:number-columns-spanned="1" table:number-rows-spanned="2"/>
          <table:table-cell table:style-name="ce834" table:formula="of:=[$Solicitud.E32]" office:value-type="float" office:value="0" table:number-columns-spanned="1" table:number-rows-spanned="2">
            <text:p>0</text:p>
          </table:table-cell>
          <table:table-cell/>
          <table:table-cell table:style-name="ce843" table:formula="of:=[$'Flujo de Caja'.D5]" office:value-type="float" office:value="41699" table:number-columns-spanned="1" table:number-rows-spanned="2">
            <text:p>01-mar-14</text:p>
          </table:table-cell>
          <table:table-cell/>
          <table:table-cell table:style-name="ce854" table:formula="of:=DATE(YEAR([.M9]);MONTH([.M9]);1)" office:value-type="date" office:date-value="2014-03-01">
            <text:p>01/03/2014</text:p>
          </table:table-cell>
          <table:table-cell table:number-columns-repeated="1009"/>
        </table:table-row>
        <table:table-row table:style-name="ro7">
          <table:table-cell/>
          <table:covered-table-cell table:style-name="ce759"/>
          <table:covered-table-cell table:style-name="ce772"/>
          <table:covered-table-cell table:number-columns-repeated="4" table:style-name="ce781"/>
          <table:covered-table-cell table:style-name="ce61"/>
          <table:covered-table-cell table:style-name="ce781"/>
          <table:covered-table-cell table:style-name="ce829"/>
          <table:covered-table-cell table:style-name="ce835"/>
          <table:table-cell/>
          <table:covered-table-cell table:style-name="ce844"/>
          <table:table-cell table:number-columns-repeated="1011"/>
        </table:table-row>
        <table:table-row table:style-name="ro3">
          <table:table-cell/>
          <table:table-cell table:style-name="ce760" office:value-type="string">
            <text:p><text:s text:c="6"/>A. GASTOS DE CULTIVO</text:p>
          </table:table-cell>
          <table:table-cell table:style-name="ce773"/>
          <table:table-cell table:style-name="ce782"/>
          <table:table-cell table:style-name="ce773"/>
          <table:table-cell table:style-name="ce797"/>
          <table:table-cell table:style-name="ce773"/>
          <table:table-cell table:style-name="ce797"/>
          <table:table-cell table:style-name="ce820" table:formula="of:=[.I12]+[.I36]+[.I42]" office:value-type="currency" office:currency="S/." office:value="0">
            <text:p>S/. 0.00</text:p>
          </table:table-cell>
          <table:table-cell table:style-name="ce830"/>
          <table:table-cell table:style-name="ce836"/>
          <table:table-cell/>
          <table:table-cell table:style-name="ce845"/>
          <table:table-cell table:number-columns-repeated="1011"/>
        </table:table-row>
        <table:table-row table:style-name="ro3">
          <table:table-cell/>
          <table:table-cell table:style-name="ce38" office:value-type="string" table:number-columns-spanned="7" table:number-rows-spanned="1">
            <text:p><text:s text:c="10"/>1. MANO DE OBRA:</text:p>
          </table:table-cell>
          <table:covered-table-cell table:number-columns-repeated="5" table:style-name="ce189"/>
          <table:covered-table-cell table:style-name="ce213"/>
          <table:table-cell table:style-name="ce821" table:formula="of:=([.H13]+[.H17]+[.H21]+[.H24]+[.H29]+[.H31])" office:value-type="currency" office:currency="S/." office:value="0">
            <text:p>S/. 0.00</text:p>
          </table:table-cell>
          <table:table-cell table:style-name="ce830"/>
          <table:table-cell table:style-name="ce821" table:formula="of:=[.I12]*[.$K$9]" office:value-type="currency" office:currency="S/." office:value="0">
            <text:p>S/. 0.00</text:p>
          </table:table-cell>
          <table:table-cell/>
          <table:table-cell table:style-name="ce820"/>
          <table:table-cell table:number-columns-repeated="1011"/>
        </table:table-row>
        <table:table-row table:style-name="ro3">
          <table:table-cell table:style-name="ce754"/>
          <table:table-cell table:style-name="ce761" office:value-type="string">
            <text:p>1.1 Almácigo</text:p>
          </table:table-cell>
          <table:table-cell table:style-name="ce774" table:number-columns-spanned="5" table:number-rows-spanned="1"/>
          <table:covered-table-cell table:number-columns-repeated="3" table:style-name="ce783"/>
          <table:covered-table-cell table:style-name="ce803"/>
          <table:table-cell table:style-name="ce809" table:formula="of:=SUM([.H14:.H16])" office:value-type="currency" office:currency="S/." office:value="0">
            <text:p>S/. 0.00</text:p>
          </table:table-cell>
          <table:table-cell table:style-name="ce822"/>
          <table:table-cell/>
          <table:table-cell table:style-name="ce814" table:formula="of:=[.H13]*[.$K$9]" office:value-type="currency" office:currency="S/." office:value="0">
            <text:p>S/. 0.00</text:p>
          </table:table-cell>
          <table:table-cell/>
          <table:table-cell table:style-name="ce845"/>
          <table:table-cell table:number-columns-repeated="1011"/>
        </table:table-row>
        <table:table-row table:style-name="ro3">
          <table:table-cell table:style-name="ce754"/>
          <table:table-cell table:style-name="ce762" office:value-type="string">
            <text:p>Preparación de camas</text:p>
          </table:table-cell>
          <table:table-cell table:style-name="ce775" table:formula="of:=[.D14]+[.$C$5]" office:value-type="date" office:date-value="1899-12-30">
            <text:p>30/12/1899</text:p>
          </table:table-cell>
          <table:table-cell table:style-name="ce784"/>
          <table:table-cell table:style-name="ce44" office:value-type="string">
            <text:p>Jor.</text:p>
          </table:table-cell>
          <table:table-cell table:style-name="ce798"/>
          <table:table-cell table:style-name="ce804"/>
          <table:table-cell table:style-name="ce810" table:formula="of:=[.F14]*[.G14]" office:value-type="currency" office:currency="S/." office:value="0">
            <text:p>S/. 0.00</text:p>
          </table:table-cell>
          <table:table-cell table:style-name="ce823"/>
          <table:table-cell/>
          <table:table-cell table:style-name="ce812" table:formula="of:=[.H14]*[.$K$9]" office:value-type="currency" office:currency="S/." office:value="0">
            <text:p>S/. 0.00</text:p>
          </table:table-cell>
          <table:table-cell/>
          <table:table-cell table:style-name="ce846" table:formula="of:=IF(AND([.C14]&lt;[.$M$9]);[.H14];0)*[.$K$9]" office:value-type="currency" office:currency="S/." office:value="0">
            <text:p>S/. 0.00</text:p>
          </table:table-cell>
          <table:table-cell/>
          <table:table-cell table:style-name="ce854" table:formula="of:=IF([.C14]&gt;=[.$M$9];DATE(YEAR([.C14]);MONTH([.C14]);1);0)" office:value-type="date" office:date-value="1899-12-30">
            <text:p>30/12/1899</text:p>
          </table:table-cell>
          <table:table-cell table:formula="of:=(YEAR([.O14])-YEAR([.$O$9]))*12 + MONTH([.O14])-MONTH([.$O$9])+1" office:value-type="float" office:value="-1370">
            <text:p>-1370</text:p>
          </table:table-cell>
          <table:table-cell table:number-columns-repeated="1008"/>
        </table:table-row>
        <table:table-row table:style-name="ro3">
          <table:table-cell table:style-name="ce754"/>
          <table:table-cell table:style-name="ce762" office:value-type="string">
            <text:p>Siembra y manejo</text:p>
          </table:table-cell>
          <table:table-cell table:style-name="ce775"/>
          <table:table-cell table:style-name="ce784"/>
          <table:table-cell table:style-name="ce44" office:value-type="string">
            <text:p>Jor.</text:p>
          </table:table-cell>
          <table:table-cell table:style-name="ce798"/>
          <table:table-cell table:style-name="ce804"/>
          <table:table-cell table:style-name="ce811" table:formula="of:=[.F15]*[.G15]" office:value-type="currency" office:currency="S/." office:value="0">
            <text:p>S/. 0.00</text:p>
          </table:table-cell>
          <table:table-cell table:style-name="ce823"/>
          <table:table-cell/>
          <table:table-cell table:style-name="ce812" table:formula="of:=[.H15]*[.$K$9]" office:value-type="currency" office:currency="S/." office:value="0">
            <text:p>S/. 0.00</text:p>
          </table:table-cell>
          <table:table-cell/>
          <table:table-cell table:style-name="ce846" table:formula="of:=IF(AND([.C15]&lt;[.$M$9]);[.H15];0)*[.$K$9]" office:value-type="currency" office:currency="S/." office:value="0">
            <text:p>S/. 0.00</text:p>
          </table:table-cell>
          <table:table-cell table:style-name="ce854"/>
          <table:table-cell table:style-name="ce854" table:formula="of:=IF([.C15]&gt;=[.$M$9];DATE(YEAR([.C15]);MONTH([.C15]);1);0)" office:value-type="date" office:date-value="1899-12-30">
            <text:p>30/12/1899</text:p>
          </table:table-cell>
          <table:table-cell table:formula="of:=(YEAR([.O15])-YEAR([.$O$9]))*12 + MONTH([.O15])-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16]*[.G16]" office:value-type="currency" office:currency="S/." office:value="0">
            <text:p>S/. 0.00</text:p>
          </table:table-cell>
          <table:table-cell table:style-name="ce824"/>
          <table:table-cell/>
          <table:table-cell table:style-name="ce812" table:formula="of:=[.H16]*[.$K$9]" office:value-type="currency" office:currency="S/." office:value="0">
            <text:p>S/. 0.00</text:p>
          </table:table-cell>
          <table:table-cell/>
          <table:table-cell table:style-name="ce846" table:formula="of:=IF(AND([.C16]&lt;[.$M$9]);[.H16];0)*[.$K$9]" office:value-type="currency" office:currency="S/." office:value="0">
            <text:p>S/. 0.00</text:p>
          </table:table-cell>
          <table:table-cell table:style-name="ce854"/>
          <table:table-cell table:style-name="ce854" table:formula="of:=IF([.C16]&gt;=[.$M$9];DATE(YEAR([.C16]);MONTH([.C16]);1);0)" office:value-type="date" office:date-value="1899-12-30">
            <text:p>30/12/1899</text:p>
          </table:table-cell>
          <table:table-cell table:formula="of:=(YEAR([.O16])-YEAR([.$O$9]))*12 + MONTH([.O16])-MONTH([.$O$9])+1" office:value-type="float" office:value="-1370">
            <text:p>-1370</text:p>
          </table:table-cell>
          <table:table-cell table:number-columns-repeated="1008"/>
        </table:table-row>
        <table:table-row table:style-name="ro3">
          <table:table-cell table:style-name="ce754"/>
          <table:table-cell table:style-name="ce761" office:value-type="string">
            <text:p>1.2 Transplante</text:p>
          </table:table-cell>
          <table:table-cell table:style-name="ce774" table:number-columns-spanned="5" table:number-rows-spanned="1"/>
          <table:covered-table-cell table:number-columns-repeated="3" table:style-name="ce783"/>
          <table:covered-table-cell table:style-name="ce803"/>
          <table:table-cell table:style-name="ce813" table:formula="of:=SUM([.H18:.H20])" office:value-type="currency" office:currency="S/." office:value="0">
            <text:p>S/. 0.00</text:p>
          </table:table-cell>
          <table:table-cell table:style-name="ce823"/>
          <table:table-cell/>
          <table:table-cell table:style-name="ce814" table:formula="of:=[.H17]*[.$K$9]" office:value-type="currency" office:currency="S/." office:value="0">
            <text:p>S/. 0.00</text:p>
          </table:table-cell>
          <table:table-cell/>
          <table:table-cell table:style-name="ce847"/>
          <table:table-cell table:style-name="ce854"/>
          <table:table-cell table:style-name="ce854" table:formula="of:=IF([.C17]&gt;=[.$M$9];DATE(YEAR([.C17]);MONTH([.C17]);1);0)" office:value-type="date" office:date-value="1899-12-30">
            <text:p>30/12/1899</text:p>
          </table:table-cell>
          <table:table-cell table:formula="of:=(YEAR([.O17])-YEAR([.$O$9]))*12 + MONTH([.O17])-MONTH([.$O$9])+1" office:value-type="float" office:value="-1370">
            <text:p>-1370</text:p>
          </table:table-cell>
          <table:table-cell table:number-columns-repeated="1008"/>
        </table:table-row>
        <table:table-row table:style-name="ro3">
          <table:table-cell table:style-name="ce754"/>
          <table:table-cell table:style-name="ce762" office:value-type="string">
            <text:p>Limpieza de terreno <text:s/></text:p>
          </table:table-cell>
          <table:table-cell table:style-name="ce775" table:formula="of:=[.D18]+[.$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8]*[.G18]" office:value-type="currency" office:currency="S/." office:value="0">
            <text:p>S/. 0.00</text:p>
          </table:table-cell>
          <table:table-cell table:style-name="ce823"/>
          <table:table-cell/>
          <table:table-cell table:style-name="ce812" table:formula="of:=[.H18]*[.$K$9]" office:value-type="currency" office:currency="S/." office:value="0">
            <text:p>S/. 0.00</text:p>
          </table:table-cell>
          <table:table-cell/>
          <table:table-cell table:style-name="ce846" table:formula="of:=IF(AND([.C18]&lt;[.$M$9]);[.H18];0)*[.$K$9]" office:value-type="currency" office:currency="S/." office:value="0">
            <text:p>S/. 0.00</text:p>
          </table:table-cell>
          <table:table-cell/>
          <table:table-cell table:style-name="ce854" table:formula="of:=IF([.C18]&gt;=[.$M$9];DATE(YEAR([.C18]);MONTH([.C18]);1);0)" office:value-type="date" office:date-value="1899-12-30">
            <text:p>30/12/1899</text:p>
          </table:table-cell>
          <table:table-cell table:formula="of:=(YEAR([.O18])-YEAR([.$O$9]))*12 + MONTH([.O18])-MONTH([.$O$9])+1" office:value-type="float" office:value="-1370">
            <text:p>-1370</text:p>
          </table:table-cell>
          <table:table-cell table:number-columns-repeated="1008"/>
        </table:table-row>
        <table:table-row table:style-name="ro3">
          <table:table-cell table:style-name="ce754"/>
          <table:table-cell table:style-name="ce762" office:value-type="string">
            <text:p>Sacado de plántulas</text:p>
          </table:table-cell>
          <table:table-cell table:style-name="ce775" table:formula="of:=[.D19]+[.$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1" table:formula="of:=[.F19]*[.G19]" office:value-type="currency" office:currency="S/." office:value="0">
            <text:p>S/. 0.00</text:p>
          </table:table-cell>
          <table:table-cell table:style-name="ce823"/>
          <table:table-cell/>
          <table:table-cell table:style-name="ce812" table:formula="of:=[.H19]*[.$K$9]" office:value-type="currency" office:currency="S/." office:value="0">
            <text:p>S/. 0.00</text:p>
          </table:table-cell>
          <table:table-cell/>
          <table:table-cell table:style-name="ce846" table:formula="of:=IF(AND([.C19]&lt;[.$M$9]);[.H19];0)*[.$K$9]" office:value-type="currency" office:currency="S/." office:value="0">
            <text:p>S/. 0.00</text:p>
          </table:table-cell>
          <table:table-cell/>
          <table:table-cell table:style-name="ce854" table:formula="of:=IF([.C19]&gt;=[.$M$9];DATE(YEAR([.C19]);MONTH([.C19]);1);0)" office:value-type="date" office:date-value="1899-12-30">
            <text:p>30/12/1899</text:p>
          </table:table-cell>
          <table:table-cell table:formula="of:=(YEAR([.O19])-YEAR([.$O$9]))*12 + MONTH([.O19])-MONTH([.$O$9])+1" office:value-type="float" office:value="-1370">
            <text:p>-1370</text:p>
          </table:table-cell>
          <table:table-cell table:number-columns-repeated="1008"/>
        </table:table-row>
        <table:table-row table:style-name="ro3">
          <table:table-cell table:style-name="ce754"/>
          <table:table-cell table:style-name="ce762" office:value-type="string">
            <text:p>Transplante</text:p>
          </table:table-cell>
          <table:table-cell table:style-name="ce775"/>
          <table:table-cell table:style-name="ce785"/>
          <table:table-cell table:style-name="ce44" office:value-type="string">
            <text:p>Jor.</text:p>
          </table:table-cell>
          <table:table-cell table:style-name="ce799"/>
          <table:table-cell table:style-name="ce804"/>
          <table:table-cell table:style-name="ce812" table:formula="of:=[.F20]*[.G20]" office:value-type="currency" office:currency="S/." office:value="0">
            <text:p>S/. 0.00</text:p>
          </table:table-cell>
          <table:table-cell table:style-name="ce823"/>
          <table:table-cell/>
          <table:table-cell table:style-name="ce812" table:formula="of:=[.H20]*[.$K$9]" office:value-type="currency" office:currency="S/." office:value="0">
            <text:p>S/. 0.00</text:p>
          </table:table-cell>
          <table:table-cell/>
          <table:table-cell table:style-name="ce846" table:formula="of:=IF(AND([.C20]&lt;[.$M$9]);[.H20];0)*[.$K$9]" office:value-type="currency" office:currency="S/." office:value="0">
            <text:p>S/. 0.00</text:p>
          </table:table-cell>
          <table:table-cell/>
          <table:table-cell table:style-name="ce854" table:formula="of:=IF([.C20]&gt;=[.$M$9];DATE(YEAR([.C20]);MONTH([.C20]);1);0)" office:value-type="date" office:date-value="1899-12-30">
            <text:p>30/12/1899</text:p>
          </table:table-cell>
          <table:table-cell table:formula="of:=(YEAR([.O20])-YEAR([.$O$9]))*12 + MONTH([.O20])-MONTH([.$O$9])+1" office:value-type="float" office:value="-1370">
            <text:p>-1370</text:p>
          </table:table-cell>
          <table:table-cell table:number-columns-repeated="1008"/>
        </table:table-row>
        <table:table-row table:style-name="ro3">
          <table:table-cell table:style-name="ce754"/>
          <table:table-cell table:style-name="ce761" office:value-type="string">
            <text:p>1.3 Abonamiento</text:p>
          </table:table-cell>
          <table:table-cell table:style-name="ce774" table:number-columns-spanned="5" table:number-rows-spanned="1"/>
          <table:covered-table-cell table:number-columns-repeated="3" table:style-name="ce783"/>
          <table:covered-table-cell table:style-name="ce803"/>
          <table:table-cell table:style-name="ce809" table:formula="of:=SUM([.H22:.H23])" office:value-type="currency" office:currency="S/." office:value="0">
            <text:p>S/. 0.00</text:p>
          </table:table-cell>
          <table:table-cell table:style-name="ce823"/>
          <table:table-cell/>
          <table:table-cell table:style-name="ce814" table:formula="of:=[.H21]*[.$K$9]" office:value-type="currency" office:currency="S/." office:value="0">
            <text:p>S/. 0.00</text:p>
          </table:table-cell>
          <table:table-cell/>
          <table:table-cell table:style-name="ce847"/>
          <table:table-cell/>
          <table:table-cell table:style-name="ce854" table:formula="of:=IF([.C21]&gt;=[.$M$9];DATE(YEAR([.C21]);MONTH([.C21]);1);0)" office:value-type="date" office:date-value="1899-12-30">
            <text:p>30/12/1899</text:p>
          </table:table-cell>
          <table:table-cell table:formula="of:=(YEAR([.O21])-YEAR([.$O$9]))*12 + MONTH([.O21])-MONTH([.$O$9])+1" office:value-type="float" office:value="-1370">
            <text:p>-1370</text:p>
          </table:table-cell>
          <table:table-cell table:number-columns-repeated="1008"/>
        </table:table-row>
        <table:table-row table:style-name="ro3">
          <table:table-cell table:style-name="ce754"/>
          <table:table-cell table:style-name="ce762" office:value-type="string">
            <text:p>Abonamiento</text:p>
          </table:table-cell>
          <table:table-cell table:style-name="ce775" table:formula="of:=[.D22]+[.$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2]*[.G22]" office:value-type="currency" office:currency="S/." office:value="0">
            <text:p>S/. 0.00</text:p>
          </table:table-cell>
          <table:table-cell table:style-name="ce823"/>
          <table:table-cell/>
          <table:table-cell table:style-name="ce812" table:formula="of:=[.H22]*[.$K$9]" office:value-type="currency" office:currency="S/." office:value="0">
            <text:p>S/. 0.00</text:p>
          </table:table-cell>
          <table:table-cell/>
          <table:table-cell table:style-name="ce846" table:formula="of:=IF(AND([.C22]&lt;[.$M$9]);[.H22];0)*[.$K$9]" office:value-type="currency" office:currency="S/." office:value="0">
            <text:p>S/. 0.00</text:p>
          </table:table-cell>
          <table:table-cell/>
          <table:table-cell table:style-name="ce854" table:formula="of:=IF([.C22]&gt;=[.$M$9];DATE(YEAR([.C22]);MONTH([.C22]);1);0)" office:value-type="date" office:date-value="1899-12-30">
            <text:p>30/12/1899</text:p>
          </table:table-cell>
          <table:table-cell table:formula="of:=(YEAR([.O22])-YEAR([.$O$9]))*12 + MONTH([.O22])-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formula="of:=[.D23]+[.$C$5]" office:value-type="date" office:date-value="1899-12-30">
            <text:p>30/12/1899</text:p>
          </table:table-cell>
          <table:table-cell table:style-name="ce784"/>
          <table:table-cell table:style-name="ce44" office:value-type="string">
            <text:p>Jor.</text:p>
          </table:table-cell>
          <table:table-cell table:style-name="ce799" table:content-validation-name="val62"/>
          <table:table-cell table:style-name="ce804" table:content-validation-name="val62"/>
          <table:table-cell table:style-name="ce810" table:formula="of:=[.F23]*[.G23]" office:value-type="currency" office:currency="S/." office:value="0">
            <text:p>S/. 0.00</text:p>
          </table:table-cell>
          <table:table-cell table:style-name="ce823"/>
          <table:table-cell/>
          <table:table-cell table:style-name="ce812" table:formula="of:=[.H23]*[.$K$9]" office:value-type="currency" office:currency="S/." office:value="0">
            <text:p>S/. 0.00</text:p>
          </table:table-cell>
          <table:table-cell/>
          <table:table-cell table:style-name="ce846" table:formula="of:=IF(AND([.C23]&lt;[.$M$9]);[.H23];0)*[.$K$9]" office:value-type="currency" office:currency="S/." office:value="0">
            <text:p>S/. 0.00</text:p>
          </table:table-cell>
          <table:table-cell/>
          <table:table-cell table:style-name="ce854" table:formula="of:=IF([.C23]&gt;=[.$M$9];DATE(YEAR([.C23]);MONTH([.C23]);1);0)" office:value-type="date" office:date-value="1899-12-30">
            <text:p>30/12/1899</text:p>
          </table:table-cell>
          <table:table-cell table:formula="of:=(YEAR([.O23])-YEAR([.$O$9]))*12 + MONTH([.O23])-MONTH([.$O$9])+1" office:value-type="float" office:value="-1370">
            <text:p>-1370</text:p>
          </table:table-cell>
          <table:table-cell table:number-columns-repeated="1008"/>
        </table:table-row>
        <table:table-row table:style-name="ro3">
          <table:table-cell table:style-name="ce754"/>
          <table:table-cell table:style-name="ce761" office:value-type="string">
            <text:p>1.4 Labores Culturales</text:p>
          </table:table-cell>
          <table:table-cell table:style-name="ce774" table:number-columns-spanned="5" table:number-rows-spanned="1"/>
          <table:covered-table-cell table:number-columns-repeated="3" table:style-name="ce783"/>
          <table:covered-table-cell table:style-name="ce803"/>
          <table:table-cell table:style-name="ce809" table:formula="of:=SUM([.H25:.H28])" office:value-type="currency" office:currency="S/." office:value="0">
            <text:p>S/. 0.00</text:p>
          </table:table-cell>
          <table:table-cell table:style-name="ce823"/>
          <table:table-cell/>
          <table:table-cell table:style-name="ce814" table:formula="of:=[.H24]*[.$K$9]" office:value-type="currency" office:currency="S/." office:value="0">
            <text:p>S/. 0.00</text:p>
          </table:table-cell>
          <table:table-cell/>
          <table:table-cell table:style-name="ce847"/>
          <table:table-cell/>
          <table:table-cell table:style-name="ce854" table:formula="of:=IF([.C24]&gt;=[.$M$9];DATE(YEAR([.C24]);MONTH([.C24]);1);0)" office:value-type="date" office:date-value="1899-12-30">
            <text:p>30/12/1899</text:p>
          </table:table-cell>
          <table:table-cell table:formula="of:=(YEAR([.O24])-YEAR([.$O$9]))*12 + MONTH([.O24])-MONTH([.$O$9])+1" office:value-type="float" office:value="-1370">
            <text:p>-1370</text:p>
          </table:table-cell>
          <table:table-cell table:number-columns-repeated="1008"/>
        </table:table-row>
        <table:table-row table:style-name="ro3">
          <table:table-cell table:style-name="ce754"/>
          <table:table-cell table:style-name="ce762" office:value-type="string">
            <text:p>Recalce</text:p>
          </table:table-cell>
          <table:table-cell table:style-name="ce775" table:formula="of:=[.D25]+[.$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5]*[.G25]" office:value-type="currency" office:currency="S/." office:value="0">
            <text:p>S/. 0.00</text:p>
          </table:table-cell>
          <table:table-cell table:style-name="ce823"/>
          <table:table-cell/>
          <table:table-cell table:style-name="ce812" table:formula="of:=[.H25]*[.$K$9]" office:value-type="currency" office:currency="S/." office:value="0">
            <text:p>S/. 0.00</text:p>
          </table:table-cell>
          <table:table-cell/>
          <table:table-cell table:style-name="ce846" table:formula="of:=IF(AND([.C25]&lt;[.$M$9]);[.H25];0)*[.$K$9]" office:value-type="currency" office:currency="S/." office:value="0">
            <text:p>S/. 0.00</text:p>
          </table:table-cell>
          <table:table-cell/>
          <table:table-cell table:style-name="ce854" table:formula="of:=IF([.C25]&gt;=[.$M$9];DATE(YEAR([.C25]);MONTH([.C25]);1);0)" office:value-type="date" office:date-value="1899-12-30">
            <text:p>30/12/1899</text:p>
          </table:table-cell>
          <table:table-cell table:formula="of:=(YEAR([.O25])-YEAR([.$O$9]))*12 + MONTH([.O25])-MONTH([.$O$9])+1" office:value-type="float" office:value="-1370">
            <text:p>-1370</text:p>
          </table:table-cell>
          <table:table-cell table:number-columns-repeated="1008"/>
        </table:table-row>
        <table:table-row table:style-name="ro3">
          <table:table-cell table:style-name="ce754"/>
          <table:table-cell table:style-name="ce762" office:value-type="string">
            <text:p>Riegos</text:p>
          </table:table-cell>
          <table:table-cell table:style-name="ce775" table:formula="of:=[.D26]+[.$C$5]" office:value-type="date" office:date-value="1899-12-30">
            <text:p>30/12/1899</text:p>
          </table:table-cell>
          <table:table-cell table:style-name="ce784"/>
          <table:table-cell table:style-name="ce44" office:value-type="string">
            <text:p>Jor.</text:p>
          </table:table-cell>
          <table:table-cell table:style-name="ce799"/>
          <table:table-cell table:style-name="ce804"/>
          <table:table-cell table:style-name="ce810" table:formula="of:=[.F26]*[.G26]" office:value-type="currency" office:currency="S/." office:value="0">
            <text:p>S/. 0.00</text:p>
          </table:table-cell>
          <table:table-cell table:style-name="ce823"/>
          <table:table-cell/>
          <table:table-cell table:style-name="ce812" table:formula="of:=[.H26]*[.$K$9]" office:value-type="currency" office:currency="S/." office:value="0">
            <text:p>S/. 0.00</text:p>
          </table:table-cell>
          <table:table-cell/>
          <table:table-cell table:style-name="ce846" table:formula="of:=IF(AND([.C26]&lt;[.$M$9]);[.H26];0)*[.$K$9]" office:value-type="currency" office:currency="S/." office:value="0">
            <text:p>S/. 0.00</text:p>
          </table:table-cell>
          <table:table-cell/>
          <table:table-cell table:style-name="ce854" table:formula="of:=IF([.C26]&gt;=[.$M$9];DATE(YEAR([.C26]);MONTH([.C26]);1);0)" office:value-type="date" office:date-value="1899-12-30">
            <text:p>30/12/1899</text:p>
          </table:table-cell>
          <table:table-cell table:formula="of:=(YEAR([.O26])-YEAR([.$O$9]))*12 + MONTH([.O26])-MONTH([.$O$9])+1" office:value-type="float" office:value="-1370">
            <text:p>-1370</text:p>
          </table:table-cell>
          <table:table-cell table:number-columns-repeated="1008"/>
        </table:table-row>
        <table:table-row table:style-name="ro3">
          <table:table-cell table:style-name="ce754"/>
          <table:table-cell table:style-name="ce762" office:value-type="string">
            <text:p>Pajareo</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7]*[.G27]" office:value-type="currency" office:currency="S/." office:value="0">
            <text:p>S/. 0.00</text:p>
          </table:table-cell>
          <table:table-cell table:style-name="ce823"/>
          <table:table-cell/>
          <table:table-cell table:style-name="ce812" table:formula="of:=[.H27]*[.$K$9]" office:value-type="currency" office:currency="S/." office:value="0">
            <text:p>S/. 0.00</text:p>
          </table:table-cell>
          <table:table-cell/>
          <table:table-cell table:style-name="ce846" table:formula="of:=IF(AND([.C27]&lt;[.$M$9]);[.H27];0)*[.$K$9]" office:value-type="currency" office:currency="S/." office:value="0">
            <text:p>S/. 0.00</text:p>
          </table:table-cell>
          <table:table-cell/>
          <table:table-cell table:style-name="ce854" table:formula="of:=IF([.C27]&gt;=[.$M$9];DATE(YEAR([.C27]);MONTH([.C27]);1);0)" office:value-type="date" office:date-value="1899-12-30">
            <text:p>30/12/1899</text:p>
          </table:table-cell>
          <table:table-cell table:formula="of:=(YEAR([.O27])-YEAR([.$O$9]))*12 + MONTH([.O27])-MONTH([.$O$9])+1" office:value-type="float" office:value="-1370">
            <text:p>-1370</text:p>
          </table:table-cell>
          <table:table-cell table:number-columns-repeated="1008"/>
        </table:table-row>
        <table:table-row table:style-name="ro3">
          <table:table-cell table:style-name="ce754"/>
          <table:table-cell table:style-name="ce762" office:value-type="string">
            <text:p>-</text:p>
          </table:table-cell>
          <table:table-cell table:style-name="ce775"/>
          <table:table-cell table:style-name="ce784"/>
          <table:table-cell table:style-name="ce44" office:value-type="string">
            <text:p>Jor.</text:p>
          </table:table-cell>
          <table:table-cell table:style-name="ce799"/>
          <table:table-cell table:style-name="ce804"/>
          <table:table-cell table:style-name="ce810" table:formula="of:=[.F28]*[.G28]" office:value-type="currency" office:currency="S/." office:value="0">
            <text:p>S/. 0.00</text:p>
          </table:table-cell>
          <table:table-cell table:style-name="ce823"/>
          <table:table-cell/>
          <table:table-cell table:style-name="ce812" table:formula="of:=[.H28]*[.$K$9]" office:value-type="currency" office:currency="S/." office:value="0">
            <text:p>S/. 0.00</text:p>
          </table:table-cell>
          <table:table-cell/>
          <table:table-cell table:style-name="ce846" table:formula="of:=IF(AND([.C28]&lt;[.$M$9]);[.H28];0)*[.$K$9]" office:value-type="currency" office:currency="S/." office:value="0">
            <text:p>S/. 0.00</text:p>
          </table:table-cell>
          <table:table-cell/>
          <table:table-cell table:style-name="ce854" table:formula="of:=IF([.C28]&gt;=[.$M$9];DATE(YEAR([.C28]);MONTH([.C28]);1);0)" office:value-type="date" office:date-value="1899-12-30">
            <text:p>30/12/1899</text:p>
          </table:table-cell>
          <table:table-cell table:formula="of:=(YEAR([.O28])-YEAR([.$O$9]))*12 + MONTH([.O28])-MONTH([.$O$9])+1" office:value-type="float" office:value="-1370">
            <text:p>-1370</text:p>
          </table:table-cell>
          <table:table-cell table:number-columns-repeated="1008"/>
        </table:table-row>
        <table:table-row table:style-name="ro3">
          <table:table-cell table:style-name="ce754"/>
          <table:table-cell table:style-name="ce761" office:value-type="string">
            <text:p>1.5 Control Fitosanitario</text:p>
          </table:table-cell>
          <table:table-cell table:style-name="ce774" table:number-columns-spanned="5" table:number-rows-spanned="1"/>
          <table:covered-table-cell table:number-columns-repeated="3" table:style-name="ce783"/>
          <table:covered-table-cell table:style-name="ce803"/>
          <table:table-cell table:style-name="ce809" table:formula="of:=SUM([.H30])" office:value-type="currency" office:currency="S/." office:value="0">
            <text:p>S/. 0.00</text:p>
          </table:table-cell>
          <table:table-cell table:style-name="ce823"/>
          <table:table-cell/>
          <table:table-cell table:style-name="ce814" table:formula="of:=[.H29]*[.$K$9]" office:value-type="currency" office:currency="S/." office:value="0">
            <text:p>S/. 0.00</text:p>
          </table:table-cell>
          <table:table-cell/>
          <table:table-cell table:style-name="ce847"/>
          <table:table-cell/>
          <table:table-cell table:style-name="ce854" table:formula="of:=IF([.C29]&gt;=[.$M$9];DATE(YEAR([.C29]);MONTH([.C29]);1);0)" office:value-type="date" office:date-value="1899-12-30">
            <text:p>30/12/1899</text:p>
          </table:table-cell>
          <table:table-cell table:formula="of:=(YEAR([.O29])-YEAR([.$O$9]))*12 + MONTH([.O29])-MONTH([.$O$9])+1" office:value-type="float" office:value="-1370">
            <text:p>-1370</text:p>
          </table:table-cell>
          <table:table-cell table:number-columns-repeated="1008"/>
        </table:table-row>
        <table:table-row table:style-name="ro3">
          <table:table-cell table:style-name="ce754"/>
          <table:table-cell table:style-name="ce762" office:value-type="string">
            <text:p>Aplicación pesticidas</text:p>
          </table:table-cell>
          <table:table-cell table:style-name="ce775" table:formula="of:=[.D30]+[.$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formula="of:=[.F30]*[.G30]" office:value-type="currency" office:currency="S/." office:value="0">
            <text:p>S/. 0.00</text:p>
          </table:table-cell>
          <table:table-cell table:style-name="ce823"/>
          <table:table-cell/>
          <table:table-cell table:style-name="ce812" table:formula="of:=[.H30]*[.$K$9]" office:value-type="currency" office:currency="S/." office:value="0">
            <text:p>S/. 0.00</text:p>
          </table:table-cell>
          <table:table-cell/>
          <table:table-cell table:style-name="ce846" table:formula="of:=IF(AND([.C30]&lt;[.$M$9]);[.H30];0)*[.$K$9]" office:value-type="currency" office:currency="S/." office:value="0">
            <text:p>S/. 0.00</text:p>
          </table:table-cell>
          <table:table-cell/>
          <table:table-cell table:style-name="ce854" table:formula="of:=IF([.C30]&gt;=[.$M$9];DATE(YEAR([.C30]);MONTH([.C30]);1);0)" office:value-type="date" office:date-value="1899-12-30">
            <text:p>30/12/1899</text:p>
          </table:table-cell>
          <table:table-cell table:formula="of:=(YEAR([.O30])-YEAR([.$O$9]))*12 + MONTH([.O30])-MONTH([.$O$9])+1" office:value-type="float" office:value="-1370">
            <text:p>-1370</text:p>
          </table:table-cell>
          <table:table-cell table:number-columns-repeated="1008"/>
        </table:table-row>
        <table:table-row table:style-name="ro3">
          <table:table-cell table:style-name="ce754"/>
          <table:table-cell table:style-name="ce761" office:value-type="string">
            <text:p>1.6 Cosecha</text:p>
          </table:table-cell>
          <table:table-cell table:style-name="ce774" table:number-columns-spanned="5" table:number-rows-spanned="1"/>
          <table:covered-table-cell table:number-columns-repeated="3" table:style-name="ce783"/>
          <table:covered-table-cell table:style-name="ce803"/>
          <table:table-cell table:style-name="ce809" table:formula="of:=SUM([.H32:.H35])" office:value-type="currency" office:currency="S/." office:value="0">
            <text:p>S/. 0.00</text:p>
          </table:table-cell>
          <table:table-cell table:style-name="ce823"/>
          <table:table-cell/>
          <table:table-cell table:style-name="ce814" table:formula="of:=[.H31]*[.$K$9]" office:value-type="currency" office:currency="S/." office:value="0">
            <text:p>S/. 0.00</text:p>
          </table:table-cell>
          <table:table-cell/>
          <table:table-cell table:style-name="ce847"/>
          <table:table-cell/>
          <table:table-cell table:style-name="ce854" table:formula="of:=IF([.C31]&gt;=[.$M$9];DATE(YEAR([.C31]);MONTH([.C31]);1);0)" office:value-type="date" office:date-value="1899-12-30">
            <text:p>30/12/1899</text:p>
          </table:table-cell>
          <table:table-cell table:formula="of:=(YEAR([.O31])-YEAR([.$O$9]))*12 + MONTH([.O31])-MONTH([.$O$9])+1" office:value-type="float" office:value="-1370">
            <text:p>-1370</text:p>
          </table:table-cell>
          <table:table-cell table:number-columns-repeated="1008"/>
        </table:table-row>
        <table:table-row table:style-name="ro3">
          <table:table-cell table:style-name="ce754"/>
          <table:table-cell table:style-name="ce762" office:value-type="string">
            <text:p>Siega</text:p>
          </table:table-cell>
          <table:table-cell table:style-name="ce775" table:formula="of:=[.D32]+[.$C$5]" office:value-type="date" office:date-value="1899-12-30">
            <text:p>30/12/1899</text:p>
          </table:table-cell>
          <table:table-cell table:style-name="ce784"/>
          <table:table-cell table:style-name="ce44" office:value-type="string">
            <text:p>Jor.</text:p>
          </table:table-cell>
          <table:table-cell table:style-name="ce800" table:content-validation-name="val62"/>
          <table:table-cell table:style-name="ce805" table:content-validation-name="val62"/>
          <table:table-cell table:style-name="ce810" table:content-validation-name="val62" table:formula="of:=[.F32]*[.G32]" office:value-type="currency" office:currency="S/." office:value="0">
            <text:p>S/. 0.00</text:p>
          </table:table-cell>
          <table:table-cell table:style-name="ce823"/>
          <table:table-cell/>
          <table:table-cell table:style-name="ce812" table:formula="of:=[.H32]*[.$K$9]" office:value-type="currency" office:currency="S/." office:value="0">
            <text:p>S/. 0.00</text:p>
          </table:table-cell>
          <table:table-cell/>
          <table:table-cell table:style-name="ce846" table:formula="of:=IF(AND([.C32]&lt;[.$M$9]);[.H32];0)*[.$K$9]" office:value-type="currency" office:currency="S/." office:value="0">
            <text:p>S/. 0.00</text:p>
          </table:table-cell>
          <table:table-cell/>
          <table:table-cell table:style-name="ce854" table:formula="of:=IF([.C32]&gt;=[.$M$9];DATE(YEAR([.C32]);MONTH([.C32]);1);0)" office:value-type="date" office:date-value="1899-12-30">
            <text:p>30/12/1899</text:p>
          </table:table-cell>
          <table:table-cell table:formula="of:=(YEAR([.O32])-YEAR([.$O$9]))*12 + MONTH([.O32])-MONTH([.$O$9])+1" office:value-type="float" office:value="-1370">
            <text:p>-1370</text:p>
          </table:table-cell>
          <table:table-cell table:number-columns-repeated="1008"/>
        </table:table-row>
        <table:table-row table:style-name="ro3">
          <table:table-cell table:style-name="ce754"/>
          <table:table-cell table:style-name="ce762" office:value-type="string">
            <text:p>Carguío</text:p>
          </table:table-cell>
          <table:table-cell table:style-name="ce775" table:formula="of:=[.D33]+[.$C$5]" office:value-type="date" office:date-value="1899-12-30">
            <text:p>30/12/1899</text:p>
          </table:table-cell>
          <table:table-cell table:style-name="ce784"/>
          <table:table-cell table:style-name="ce44" office:value-type="string">
            <text:p>Jor.</text:p>
          </table:table-cell>
          <table:table-cell table:style-name="ce800" table:content-validation-name="val62"/>
          <table:table-cell table:style-name="ce805" table:content-validation-name="val62"/>
          <table:table-cell table:style-name="ce810" table:content-validation-name="val62" table:formula="of:=[.F33]*[.G33]" office:value-type="currency" office:currency="S/." office:value="0">
            <text:p>S/. 0.00</text:p>
          </table:table-cell>
          <table:table-cell table:style-name="ce823"/>
          <table:table-cell/>
          <table:table-cell table:style-name="ce812" table:formula="of:=[.H33]*[.$K$9]" office:value-type="currency" office:currency="S/." office:value="0">
            <text:p>S/. 0.00</text:p>
          </table:table-cell>
          <table:table-cell/>
          <table:table-cell table:style-name="ce846" table:formula="of:=IF(AND([.C33]&lt;[.$M$9]);[.H33];0)*[.$K$9]" office:value-type="currency" office:currency="S/." office:value="0">
            <text:p>S/. 0.00</text:p>
          </table:table-cell>
          <table:table-cell/>
          <table:table-cell table:style-name="ce854" table:formula="of:=IF([.C33]&gt;=[.$M$9];DATE(YEAR([.C33]);MONTH([.C33]);1);0)" office:value-type="date" office:date-value="1899-12-30">
            <text:p>30/12/1899</text:p>
          </table:table-cell>
          <table:table-cell table:formula="of:=(YEAR([.O33])-YEAR([.$O$9]))*12 + MONTH([.O33])-MONTH([.$O$9])+1" office:value-type="float" office:value="-1370">
            <text:p>-1370</text:p>
          </table:table-cell>
          <table:table-cell table:number-columns-repeated="1008"/>
        </table:table-row>
        <table:table-row table:style-name="ro3">
          <table:table-cell table:style-name="ce754"/>
          <table:table-cell table:style-name="ce762" office:value-type="string">
            <text:p>Secado</text:p>
          </table:table-cell>
          <table:table-cell table:style-name="ce775" table:formula="of:=[.D34]+[.$C$5]" office:value-type="date" office:date-value="1899-12-30">
            <text:p>30/12/1899</text:p>
          </table:table-cell>
          <table:table-cell table:style-name="ce784"/>
          <table:table-cell table:style-name="ce44" office:value-type="string">
            <text:p>Jor.</text:p>
          </table:table-cell>
          <table:table-cell table:style-name="ce800"/>
          <table:table-cell table:style-name="ce805"/>
          <table:table-cell table:style-name="ce810" table:content-validation-name="val62" table:formula="of:=[.F34]*[.G34]" office:value-type="currency" office:currency="S/." office:value="0">
            <text:p>S/. 0.00</text:p>
          </table:table-cell>
          <table:table-cell table:style-name="ce823"/>
          <table:table-cell/>
          <table:table-cell table:style-name="ce812" table:formula="of:=[.H34]*[.$K$9]" office:value-type="currency" office:currency="S/." office:value="0">
            <text:p>S/. 0.00</text:p>
          </table:table-cell>
          <table:table-cell/>
          <table:table-cell table:style-name="ce846" table:formula="of:=IF(AND([.C34]&lt;[.$M$9]);[.H34];0)*[.$K$9]" office:value-type="currency" office:currency="S/." office:value="0">
            <text:p>S/. 0.00</text:p>
          </table:table-cell>
          <table:table-cell/>
          <table:table-cell table:style-name="ce854" table:formula="of:=IF([.C34]&gt;=[.$M$9];DATE(YEAR([.C34]);MONTH([.C34]);1);0)" office:value-type="date" office:date-value="1899-12-30">
            <text:p>30/12/1899</text:p>
          </table:table-cell>
          <table:table-cell table:formula="of:=(YEAR([.O34])-YEAR([.$O$9]))*12 + MONTH([.O34])-MONTH([.$O$9])+1" office:value-type="float" office:value="-1370">
            <text:p>-1370</text:p>
          </table:table-cell>
          <table:table-cell table:number-columns-repeated="1008"/>
        </table:table-row>
        <table:table-row table:style-name="ro3">
          <table:table-cell table:style-name="ce754"/>
          <table:table-cell table:style-name="ce762" office:value-type="string">
            <text:p>Encostalado y traslado</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35]*[.G35]" office:value-type="currency" office:currency="S/." office:value="0">
            <text:p>S/. 0.00</text:p>
          </table:table-cell>
          <table:table-cell table:style-name="ce825"/>
          <table:table-cell/>
          <table:table-cell table:style-name="ce812" table:formula="of:=[.H35]*[.$K$9]" office:value-type="currency" office:currency="S/." office:value="0">
            <text:p>S/. 0.00</text:p>
          </table:table-cell>
          <table:table-cell/>
          <table:table-cell table:style-name="ce846" table:formula="of:=IF(AND([.C35]&lt;[.$M$9]);[.H35];0)*[.$K$9]" office:value-type="currency" office:currency="S/." office:value="0">
            <text:p>S/. 0.00</text:p>
          </table:table-cell>
          <table:table-cell/>
          <table:table-cell table:style-name="ce854" table:formula="of:=IF([.C35]&gt;=[.$M$9];DATE(YEAR([.C35]);MONTH([.C35]);1);0)" office:value-type="date" office:date-value="1899-12-30">
            <text:p>30/12/1899</text:p>
          </table:table-cell>
          <table:table-cell table:formula="of:=(YEAR([.O35])-YEAR([.$O$9]))*12 + MONTH([.O35])-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2. MAQUINARIA AGRICOLA:</text:p>
          </table:table-cell>
          <table:covered-table-cell table:number-columns-repeated="5" table:style-name="ce189"/>
          <table:covered-table-cell table:style-name="ce213"/>
          <table:table-cell table:style-name="ce821" table:formula="of:=SUM([.H37:.H40])" office:value-type="currency" office:currency="S/." office:value="0">
            <text:p>S/. 0.00</text:p>
          </table:table-cell>
          <table:table-cell table:style-name="ce830"/>
          <table:table-cell table:style-name="ce821" table:formula="of:=[.I36]*[.$K$9]" office:value-type="currency" office:currency="S/." office:value="0">
            <text:p>S/. 0.00</text:p>
          </table:table-cell>
          <table:table-cell/>
          <table:table-cell table:style-name="ce820"/>
          <table:table-cell table:number-columns-repeated="1011"/>
        </table:table-row>
        <table:table-row table:style-name="ro3">
          <table:table-cell/>
          <table:table-cell table:style-name="ce763" office:value-type="string">
            <text:p>2.1 Aradura</text:p>
          </table:table-cell>
          <table:table-cell table:style-name="ce776" table:formula="of:=[.D37]+[.$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7]*[.G37]" office:value-type="currency" office:currency="S/." office:value="0">
            <text:p>S/. 0.00</text:p>
          </table:table-cell>
          <table:table-cell table:style-name="ce822"/>
          <table:table-cell/>
          <table:table-cell table:style-name="ce812" table:formula="of:=[.H37]*[.$K$9]" office:value-type="currency" office:currency="S/." office:value="0">
            <text:p>S/. 0.00</text:p>
          </table:table-cell>
          <table:table-cell/>
          <table:table-cell table:style-name="ce846" table:formula="of:=IF(AND([.C37]&lt;[.$M$9]);[.H37];0)*[.$K$9]" office:value-type="currency" office:currency="S/." office:value="0">
            <text:p>S/. 0.00</text:p>
          </table:table-cell>
          <table:table-cell/>
          <table:table-cell table:style-name="ce854" table:formula="of:=IF([.C37]&gt;=[.$M$9];DATE(YEAR([.C37]);MONTH([.C37]);1);0)" office:value-type="date" office:date-value="1899-12-30">
            <text:p>30/12/1899</text:p>
          </table:table-cell>
          <table:table-cell table:formula="of:=(YEAR([.O37])-YEAR([.$O$9]))*12 + MONTH([.O37])-MONTH([.$O$9])+1" office:value-type="float" office:value="-1370">
            <text:p>-1370</text:p>
          </table:table-cell>
          <table:table-cell table:number-columns-repeated="1008"/>
        </table:table-row>
        <table:table-row table:style-name="ro3">
          <table:table-cell/>
          <table:table-cell table:style-name="ce763" office:value-type="string">
            <text:p>2.2 Nivelacion</text:p>
          </table:table-cell>
          <table:table-cell table:style-name="ce776" table:formula="of:=[.D38]+[.$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8]*[.G38]" office:value-type="currency" office:currency="S/." office:value="0">
            <text:p>S/. 0.00</text:p>
          </table:table-cell>
          <table:table-cell table:style-name="ce823"/>
          <table:table-cell/>
          <table:table-cell table:style-name="ce812" table:formula="of:=[.H38]*[.$K$9]" office:value-type="currency" office:currency="S/." office:value="0">
            <text:p>S/. 0.00</text:p>
          </table:table-cell>
          <table:table-cell/>
          <table:table-cell table:style-name="ce846" table:formula="of:=IF(AND([.C38]&lt;[.$M$9]);[.H38];0)*[.$K$9]" office:value-type="currency" office:currency="S/." office:value="0">
            <text:p>S/. 0.00</text:p>
          </table:table-cell>
          <table:table-cell/>
          <table:table-cell table:style-name="ce854" table:formula="of:=IF([.C38]&gt;=[.$M$9];DATE(YEAR([.C38]);MONTH([.C38]);1);0)" office:value-type="date" office:date-value="1899-12-30">
            <text:p>30/12/1899</text:p>
          </table:table-cell>
          <table:table-cell table:formula="of:=(YEAR([.O38])-YEAR([.$O$9]))*12 + MONTH([.O38])-MONTH([.$O$9])+1" office:value-type="float" office:value="-1370">
            <text:p>-1370</text:p>
          </table:table-cell>
          <table:table-cell table:number-columns-repeated="1008"/>
        </table:table-row>
        <table:table-row table:style-name="ro3">
          <table:table-cell/>
          <table:table-cell table:style-name="ce763" office:value-type="string">
            <text:p>2.4 Trilla</text:p>
          </table:table-cell>
          <table:table-cell table:style-name="ce776" table:formula="of:=[.D39]+[.$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39]*[.G39]" office:value-type="currency" office:currency="S/." office:value="0">
            <text:p>S/. 0.00</text:p>
          </table:table-cell>
          <table:table-cell table:style-name="ce823"/>
          <table:table-cell/>
          <table:table-cell table:style-name="ce812" table:formula="of:=[.H39]*[.$K$9]" office:value-type="currency" office:currency="S/." office:value="0">
            <text:p>S/. 0.00</text:p>
          </table:table-cell>
          <table:table-cell/>
          <table:table-cell table:style-name="ce846" table:formula="of:=IF(AND([.C39]&lt;[.$M$9]);[.H39];0)*[.$K$9]" office:value-type="currency" office:currency="S/." office:value="0">
            <text:p>S/. 0.00</text:p>
          </table:table-cell>
          <table:table-cell/>
          <table:table-cell table:style-name="ce854" table:formula="of:=IF([.C39]&gt;=[.$M$9];DATE(YEAR([.C39]);MONTH([.C39]);1);0)" office:value-type="date" office:date-value="1899-12-30">
            <text:p>30/12/1899</text:p>
          </table:table-cell>
          <table:table-cell table:formula="of:=(YEAR([.O39])-YEAR([.$O$9]))*12 + MONTH([.O39])-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formula="of:=[.D40]+[.$C$5]" office:value-type="date" office:date-value="1899-12-30">
            <text:p>30/12/1899</text:p>
          </table:table-cell>
          <table:table-cell table:style-name="ce784"/>
          <table:table-cell table:style-name="ce790" office:value-type="string">
            <text:p>H/M</text:p>
          </table:table-cell>
          <table:table-cell table:style-name="ce801"/>
          <table:table-cell table:style-name="ce806"/>
          <table:table-cell table:style-name="ce814" table:formula="of:=[.F40]*[.G40]" office:value-type="currency" office:currency="S/." office:value="0">
            <text:p>S/. 0.00</text:p>
          </table:table-cell>
          <table:table-cell table:style-name="ce823"/>
          <table:table-cell/>
          <table:table-cell table:style-name="ce812" table:formula="of:=[.H40]*[.$K$9]" office:value-type="currency" office:currency="S/." office:value="0">
            <text:p>S/. 0.00</text:p>
          </table:table-cell>
          <table:table-cell/>
          <table:table-cell table:style-name="ce846" table:formula="of:=IF(AND([.C40]&lt;[.$M$9]);[.H40];0)*[.$K$9]" office:value-type="currency" office:currency="S/." office:value="0">
            <text:p>S/. 0.00</text:p>
          </table:table-cell>
          <table:table-cell/>
          <table:table-cell table:style-name="ce854" table:formula="of:=IF([.C40]&gt;=[.$M$9];DATE(YEAR([.C40]);MONTH([.C40]);1);0)" office:value-type="date" office:date-value="1899-12-30">
            <text:p>30/12/1899</text:p>
          </table:table-cell>
          <table:table-cell table:formula="of:=(YEAR([.O40])-YEAR([.$O$9]))*12 + MONTH([.O40])-MONTH([.$O$9])+1" office:value-type="float" office:value="-1370">
            <text:p>-1370</text:p>
          </table:table-cell>
          <table:table-cell table:number-columns-repeated="1008"/>
        </table:table-row>
        <table:table-row table:style-name="ro3">
          <table:table-cell/>
          <table:table-cell table:style-name="ce763" office:value-type="string">
            <text:p>-</text:p>
          </table:table-cell>
          <table:table-cell table:style-name="ce776"/>
          <table:table-cell table:style-name="ce784"/>
          <table:table-cell table:style-name="ce790"/>
          <table:table-cell table:style-name="ce801"/>
          <table:table-cell table:style-name="ce806"/>
          <table:table-cell table:style-name="ce814" table:formula="of:=[.F41]*[.G41]" office:value-type="currency" office:currency="S/." office:value="0">
            <text:p>S/. 0.00</text:p>
          </table:table-cell>
          <table:table-cell table:style-name="ce825"/>
          <table:table-cell/>
          <table:table-cell table:style-name="ce812" table:formula="of:=[.H41]*[.$K$9]" office:value-type="currency" office:currency="S/." office:value="0">
            <text:p>S/. 0.00</text:p>
          </table:table-cell>
          <table:table-cell/>
          <table:table-cell table:style-name="ce846" table:formula="of:=IF(AND([.C41]&lt;[.$M$9]);[.H41];0)*[.$K$9]" office:value-type="currency" office:currency="S/." office:value="0">
            <text:p>S/. 0.00</text:p>
          </table:table-cell>
          <table:table-cell/>
          <table:table-cell table:style-name="ce854" table:formula="of:=IF([.C41]&gt;=[.$M$9];DATE(YEAR([.C41]);MONTH([.C41]);1);0)" office:value-type="date" office:date-value="1899-12-30">
            <text:p>30/12/1899</text:p>
          </table:table-cell>
          <table:table-cell table:formula="of:=(YEAR([.O41])-YEAR([.$O$9]))*12 + MONTH([.O41])-MONTH([.$O$9])+1" office:value-type="float" office:value="-1370">
            <text:p>-1370</text:p>
          </table:table-cell>
          <table:table-cell table:number-columns-repeated="1008"/>
        </table:table-row>
        <table:table-row table:style-name="ro3">
          <table:table-cell/>
          <table:table-cell table:style-name="ce38" office:value-type="string" table:number-columns-spanned="7" table:number-rows-spanned="1">
            <text:p><text:s text:c="10"/>3. INSUMOS:</text:p>
          </table:table-cell>
          <table:covered-table-cell table:number-columns-repeated="5" table:style-name="ce189"/>
          <table:covered-table-cell table:style-name="ce213"/>
          <table:table-cell table:style-name="ce821" table:formula="of:=([.H43]+[.H45]+[.H51])" office:value-type="currency" office:currency="S/." office:value="0">
            <text:p>S/. 0.00</text:p>
          </table:table-cell>
          <table:table-cell table:style-name="ce830"/>
          <table:table-cell table:style-name="ce821"/>
          <table:table-cell/>
          <table:table-cell table:style-name="ce820"/>
          <table:table-cell table:number-columns-repeated="1011"/>
        </table:table-row>
        <table:table-row table:style-name="ro3">
          <table:table-cell/>
          <table:table-cell table:style-name="ce761" office:value-type="string">
            <text:p>3.1 Semilla</text:p>
          </table:table-cell>
          <table:table-cell table:style-name="ce774" table:number-columns-spanned="5" table:number-rows-spanned="1"/>
          <table:covered-table-cell table:number-columns-repeated="3" table:style-name="ce783"/>
          <table:covered-table-cell table:style-name="ce803"/>
          <table:table-cell table:style-name="ce809" table:formula="of:=+[.H44]" office:value-type="currency" office:currency="S/." office:value="0">
            <text:p>S/. 0.00</text:p>
          </table:table-cell>
          <table:table-cell table:style-name="ce822"/>
          <table:table-cell/>
          <table:table-cell table:style-name="ce837" table:formula="of:=[.H43]*[.$K$9]" office:value-type="float" office:value="0">
            <text:p>S/. 0.00</text:p>
          </table:table-cell>
          <table:table-cell/>
          <table:table-cell table:style-name="ce848"/>
          <table:table-cell table:number-columns-repeated="1011"/>
        </table:table-row>
        <table:table-row table:style-name="ro3">
          <table:table-cell/>
          <table:table-cell table:style-name="ce762" office:value-type="string">
            <text:p>Semilla</text:p>
          </table:table-cell>
          <table:table-cell table:style-name="ce775" table:formula="of:=[.D44]+[.$C$5]" office:value-type="date" office:date-value="1899-12-30">
            <text:p>30/12/1899</text:p>
          </table:table-cell>
          <table:table-cell table:style-name="ce784"/>
          <table:table-cell table:style-name="ce44" office:value-type="string">
            <text:p>QQ</text:p>
          </table:table-cell>
          <table:table-cell table:style-name="ce800"/>
          <table:table-cell table:style-name="ce807"/>
          <table:table-cell table:style-name="ce810" table:formula="of:=[.F44]*[.G44]" office:value-type="currency" office:currency="S/." office:value="0">
            <text:p>S/. 0.00</text:p>
          </table:table-cell>
          <table:table-cell table:style-name="ce823"/>
          <table:table-cell/>
          <table:table-cell table:style-name="ce812" table:formula="of:=[.H44]*[.$K$9]" office:value-type="currency" office:currency="S/." office:value="0">
            <text:p>S/. 0.00</text:p>
          </table:table-cell>
          <table:table-cell/>
          <table:table-cell table:style-name="ce846" table:formula="of:=IF(AND([.C44]&lt;[.$M$9]);[.H44];0)*[.$K$9]" office:value-type="currency" office:currency="S/." office:value="0">
            <text:p>S/. 0.00</text:p>
          </table:table-cell>
          <table:table-cell/>
          <table:table-cell table:style-name="ce854" table:formula="of:=IF([.C44]&gt;=[.$M$9];DATE(YEAR([.C44]);MONTH([.C44]);1);0)" office:value-type="date" office:date-value="1899-12-30">
            <text:p>30/12/1899</text:p>
          </table:table-cell>
          <table:table-cell table:formula="of:=(YEAR([.O44])-YEAR([.$O$9]))*12 + MONTH([.O44])-MONTH([.$O$9])+1" office:value-type="float" office:value="-1370">
            <text:p>-1370</text:p>
          </table:table-cell>
          <table:table-cell table:number-columns-repeated="1008"/>
        </table:table-row>
        <table:table-row table:style-name="ro3">
          <table:table-cell/>
          <table:table-cell table:style-name="ce761" office:value-type="string">
            <text:p>3.2 Fertilizantes (140-180-150)</text:p>
          </table:table-cell>
          <table:table-cell table:style-name="ce774" table:number-columns-spanned="5" table:number-rows-spanned="1"/>
          <table:covered-table-cell table:number-columns-repeated="3" table:style-name="ce783"/>
          <table:covered-table-cell table:style-name="ce803"/>
          <table:table-cell table:style-name="ce809" table:formula="of:=SUM([.H46:.H48])" office:value-type="currency" office:currency="S/." office:value="0">
            <text:p>S/. 0.00</text:p>
          </table:table-cell>
          <table:table-cell table:style-name="ce823"/>
          <table:table-cell/>
          <table:table-cell table:style-name="ce837" table:formula="of:=[.H45]*[.$K$9]" office:value-type="float" office:value="0">
            <text:p>S/. 0.00</text:p>
          </table:table-cell>
          <table:table-cell/>
          <table:table-cell table:style-name="ce848"/>
          <table:table-cell/>
          <table:table-cell table:style-name="ce854" table:formula="of:=IF([.C45]&gt;=[.$M$9];DATE(YEAR([.C45]);MONTH([.C45]);1);0)" office:value-type="date" office:date-value="1899-12-30">
            <text:p>30/12/1899</text:p>
          </table:table-cell>
          <table:table-cell table:formula="of:=(YEAR([.O45])-YEAR([.$O$9]))*12 + MONTH([.O45])-MONTH([.$O$9])+1" office:value-type="float" office:value="-1370">
            <text:p>-1370</text:p>
          </table:table-cell>
          <table:table-cell table:number-columns-repeated="1008"/>
        </table:table-row>
        <table:table-row table:style-name="ro3">
          <table:table-cell/>
          <table:table-cell table:style-name="ce762" office:value-type="string">
            <text:p>Urea</text:p>
          </table:table-cell>
          <table:table-cell table:style-name="ce775" table:formula="of:=[.D46]+[.$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6]*[.G46]" office:value-type="currency" office:currency="S/." office:value="0">
            <text:p>S/. 0.00</text:p>
          </table:table-cell>
          <table:table-cell table:style-name="ce823"/>
          <table:table-cell/>
          <table:table-cell table:style-name="ce812" table:formula="of:=[.H46]*[.$K$9]" office:value-type="currency" office:currency="S/." office:value="0">
            <text:p>S/. 0.00</text:p>
          </table:table-cell>
          <table:table-cell/>
          <table:table-cell table:style-name="ce846" table:formula="of:=IF(AND([.C46]&lt;[.$M$9]);[.H46];0)*[.$K$9]" office:value-type="currency" office:currency="S/." office:value="0">
            <text:p>S/. 0.00</text:p>
          </table:table-cell>
          <table:table-cell/>
          <table:table-cell table:style-name="ce854" table:formula="of:=IF([.C46]&gt;=[.$M$9];DATE(YEAR([.C46]);MONTH([.C46]);1);0)" office:value-type="date" office:date-value="1899-12-30">
            <text:p>30/12/1899</text:p>
          </table:table-cell>
          <table:table-cell table:formula="of:=(YEAR([.O46])-YEAR([.$O$9]))*12 + MONTH([.O46])-MONTH([.$O$9])+1" office:value-type="float" office:value="-1370">
            <text:p>-1370</text:p>
          </table:table-cell>
          <table:table-cell table:number-columns-repeated="1008"/>
        </table:table-row>
        <table:table-row table:style-name="ro3">
          <table:table-cell/>
          <table:table-cell table:style-name="ce762" office:value-type="string">
            <text:p>Fosfato Di Amónico</text:p>
          </table:table-cell>
          <table:table-cell table:style-name="ce775" table:formula="of:=[.D47]+[.$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7]*[.G47]" office:value-type="currency" office:currency="S/." office:value="0">
            <text:p>S/. 0.00</text:p>
          </table:table-cell>
          <table:table-cell table:style-name="ce823"/>
          <table:table-cell/>
          <table:table-cell table:style-name="ce812" table:formula="of:=[.H47]*[.$K$9]" office:value-type="currency" office:currency="S/." office:value="0">
            <text:p>S/. 0.00</text:p>
          </table:table-cell>
          <table:table-cell/>
          <table:table-cell table:style-name="ce846" table:formula="of:=IF(AND([.C47]&lt;[.$M$9]);[.H47];0)*[.$K$9]" office:value-type="currency" office:currency="S/." office:value="0">
            <text:p>S/. 0.00</text:p>
          </table:table-cell>
          <table:table-cell/>
          <table:table-cell table:style-name="ce854" table:formula="of:=IF([.C47]&gt;=[.$M$9];DATE(YEAR([.C47]);MONTH([.C47]);1);0)" office:value-type="date" office:date-value="1899-12-30">
            <text:p>30/12/1899</text:p>
          </table:table-cell>
          <table:table-cell table:formula="of:=(YEAR([.O47])-YEAR([.$O$9]))*12 + MONTH([.O47])-MONTH([.$O$9])+1" office:value-type="float" office:value="-1370">
            <text:p>-1370</text:p>
          </table:table-cell>
          <table:table-cell table:number-columns-repeated="1008"/>
        </table:table-row>
        <table:table-row table:style-name="ro3">
          <table:table-cell/>
          <table:table-cell table:style-name="ce762" office:value-type="string">
            <text:p>Cloruro de Potasio</text:p>
          </table:table-cell>
          <table:table-cell table:style-name="ce775" table:formula="of:=[.D48]+[.$C$5]" office:value-type="date" office:date-value="1899-12-30">
            <text:p>30/12/1899</text:p>
          </table:table-cell>
          <table:table-cell table:style-name="ce784"/>
          <table:table-cell table:style-name="ce44" office:value-type="string">
            <text:p>Kg.</text:p>
          </table:table-cell>
          <table:table-cell table:style-name="ce800"/>
          <table:table-cell table:style-name="ce805"/>
          <table:table-cell table:style-name="ce810" table:formula="of:=[.F48]*[.G48]" office:value-type="currency" office:currency="S/." office:value="0">
            <text:p>S/. 0.00</text:p>
          </table:table-cell>
          <table:table-cell table:style-name="ce823"/>
          <table:table-cell/>
          <table:table-cell table:style-name="ce812" table:formula="of:=[.H48]*[.$K$9]" office:value-type="currency" office:currency="S/." office:value="0">
            <text:p>S/. 0.00</text:p>
          </table:table-cell>
          <table:table-cell/>
          <table:table-cell table:style-name="ce846" table:formula="of:=IF(AND([.C48]&lt;[.$M$9]);[.H48];0)*[.$K$9]" office:value-type="currency" office:currency="S/." office:value="0">
            <text:p>S/. 0.00</text:p>
          </table:table-cell>
          <table:table-cell/>
          <table:table-cell table:style-name="ce854" table:formula="of:=IF([.C48]&gt;=[.$M$9];DATE(YEAR([.C48]);MONTH([.C48]);1);0)" office:value-type="date" office:date-value="1899-12-30">
            <text:p>30/12/1899</text:p>
          </table:table-cell>
          <table:table-cell table:formula="of:=(YEAR([.O48])-YEAR([.$O$9]))*12 + MONTH([.O48])-MONTH([.$O$9])+1" office:value-type="float" office:value="-1370">
            <text:p>-1370</text:p>
          </table:table-cell>
          <table:table-cell table:number-columns-repeated="1008"/>
        </table:table-row>
        <table:table-row table:style-name="ro3">
          <table:table-cell/>
          <table:table-cell table:style-name="ce761" office:value-type="string">
            <text:p>-</text:p>
          </table:table-cell>
          <table:table-cell table:style-name="ce774" table:number-columns-spanned="5" table:number-rows-spanned="1"/>
          <table:covered-table-cell table:number-columns-repeated="3" table:style-name="ce783"/>
          <table:covered-table-cell table:style-name="ce803"/>
          <table:table-cell table:style-name="ce809" table:formula="of:=[.H50]" office:value-type="currency" office:currency="S/." office:value="0">
            <text:p>S/. 0.00</text:p>
          </table:table-cell>
          <table:table-cell table:style-name="ce823"/>
          <table:table-cell/>
          <table:table-cell table:style-name="ce837" table:formula="of:=[.H49]*[.$K$9]" office:value-type="float" office:value="0">
            <text:p>S/. 0.00</text:p>
          </table:table-cell>
          <table:table-cell/>
          <table:table-cell table:style-name="ce848"/>
          <table:table-cell/>
          <table:table-cell table:style-name="ce854" table:formula="of:=IF([.C49]&gt;=[.$M$9];DATE(YEAR([.C49]);MONTH([.C49]);1);0)" office:value-type="date" office:date-value="1899-12-30">
            <text:p>30/12/1899</text:p>
          </table:table-cell>
          <table:table-cell table:formula="of:=(YEAR([.O49])-YEAR([.$O$9]))*12 + MONTH([.O49])-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table:table-cell table:style-name="ce784"/>
          <table:table-cell table:style-name="ce44" office:value-type="string">
            <text:p>Jor.</text:p>
          </table:table-cell>
          <table:table-cell table:style-name="ce800"/>
          <table:table-cell table:style-name="ce805"/>
          <table:table-cell table:style-name="ce810" table:formula="of:=[.F50]*[.G50]" office:value-type="currency" office:currency="S/." office:value="0">
            <text:p>S/. 0.00</text:p>
          </table:table-cell>
          <table:table-cell table:style-name="ce823"/>
          <table:table-cell/>
          <table:table-cell table:style-name="ce838" table:formula="of:=[.H50]*[.$K$9]" office:value-type="currency" office:currency="S/." office:value="0">
            <text:p>S/. 0.00</text:p>
          </table:table-cell>
          <table:table-cell/>
          <table:table-cell table:style-name="ce846" table:formula="of:=IF(AND([.C50]&lt;[.$M$9]);[.H50];0)*[.$K$9]" office:value-type="currency" office:currency="S/." office:value="0">
            <text:p>S/. 0.00</text:p>
          </table:table-cell>
          <table:table-cell/>
          <table:table-cell table:style-name="ce854" table:formula="of:=IF([.C50]&gt;=[.$M$9];DATE(YEAR([.C50]);MONTH([.C50]);1);0)" office:value-type="date" office:date-value="1899-12-30">
            <text:p>30/12/1899</text:p>
          </table:table-cell>
          <table:table-cell table:formula="of:=(YEAR([.O50])-YEAR([.$O$9]))*12 + MONTH([.O50])-MONTH([.$O$9])+1" office:value-type="float" office:value="-1370">
            <text:p>-1370</text:p>
          </table:table-cell>
          <table:table-cell table:number-columns-repeated="1008"/>
        </table:table-row>
        <table:table-row table:style-name="ro3">
          <table:table-cell/>
          <table:table-cell table:style-name="ce761" office:value-type="string">
            <text:p>3.4 Pesticidas</text:p>
          </table:table-cell>
          <table:table-cell table:style-name="ce774" table:number-columns-spanned="5" table:number-rows-spanned="1"/>
          <table:covered-table-cell table:number-columns-repeated="3" table:style-name="ce783"/>
          <table:covered-table-cell table:style-name="ce803"/>
          <table:table-cell table:style-name="ce809" table:formula="of:=SUM([.H52:.H59])" office:value-type="currency" office:currency="S/." office:value="0">
            <text:p>S/. 0.00</text:p>
          </table:table-cell>
          <table:table-cell table:style-name="ce823"/>
          <table:table-cell/>
          <table:table-cell table:style-name="ce837" table:formula="of:=[.H51]*[.$K$9]" office:value-type="float" office:value="0">
            <text:p>S/. 0.00</text:p>
          </table:table-cell>
          <table:table-cell/>
          <table:table-cell table:style-name="ce848"/>
          <table:table-cell/>
          <table:table-cell table:style-name="ce854" table:formula="of:=IF([.C51]&gt;=[.$M$9];DATE(YEAR([.C51]);MONTH([.C51]);1);0)" office:value-type="date" office:date-value="1899-12-30">
            <text:p>30/12/1899</text:p>
          </table:table-cell>
          <table:table-cell table:formula="of:=(YEAR([.O51])-YEAR([.$O$9]))*12 + MONTH([.O51])-MONTH([.$O$9])+1" office:value-type="float" office:value="-1370">
            <text:p>-1370</text:p>
          </table:table-cell>
          <table:table-cell table:number-columns-repeated="1008"/>
        </table:table-row>
        <table:table-row table:style-name="ro3">
          <table:table-cell/>
          <table:table-cell table:style-name="ce762" office:value-type="string">
            <text:p>Propanil</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2]*[.G52]" office:value-type="currency" office:currency="S/." office:value="0">
            <text:p>S/. 0.00</text:p>
          </table:table-cell>
          <table:table-cell table:style-name="ce823"/>
          <table:table-cell/>
          <table:table-cell table:style-name="ce812" table:formula="of:=[.H52]*[.$K$9]" office:value-type="currency" office:currency="S/." office:value="0">
            <text:p>S/. 0.00</text:p>
          </table:table-cell>
          <table:table-cell/>
          <table:table-cell table:style-name="ce846" table:formula="of:=IF(AND([.C52]&lt;[.$M$9]);[.H52];0)*[.$K$9]" office:value-type="currency" office:currency="S/." office:value="0">
            <text:p>S/. 0.00</text:p>
          </table:table-cell>
          <table:table-cell/>
          <table:table-cell table:style-name="ce854" table:formula="of:=IF([.C52]&gt;=[.$M$9];DATE(YEAR([.C52]);MONTH([.C52]);1);0)" office:value-type="date" office:date-value="1899-12-30">
            <text:p>30/12/1899</text:p>
          </table:table-cell>
          <table:table-cell table:formula="of:=(YEAR([.O52])-YEAR([.$O$9]))*12 + MONTH([.O52])-MONTH([.$O$9])+1" office:value-type="float" office:value="-1370">
            <text:p>-1370</text:p>
          </table:table-cell>
          <table:table-cell table:number-columns-repeated="1008"/>
        </table:table-row>
        <table:table-row table:style-name="ro3">
          <table:table-cell/>
          <table:table-cell table:style-name="ce762" office:value-type="string">
            <text:p>Benfuracarb</text:p>
          </table:table-cell>
          <table:table-cell table:style-name="ce775" office:value-type="date" office:date-value="2014-01-05">
            <text:p>05/01/2014</text:p>
          </table:table-cell>
          <table:table-cell table:style-name="ce784"/>
          <table:table-cell table:style-name="ce44" office:value-type="string">
            <text:p>Lt.</text:p>
          </table:table-cell>
          <table:table-cell table:style-name="ce800"/>
          <table:table-cell table:style-name="ce805"/>
          <table:table-cell table:style-name="ce810" table:formula="of:=[.F53]*[.G53]" office:value-type="currency" office:currency="S/." office:value="0">
            <text:p>S/. 0.00</text:p>
          </table:table-cell>
          <table:table-cell table:style-name="ce823"/>
          <table:table-cell/>
          <table:table-cell table:style-name="ce812" table:formula="of:=[.H53]*[.$K$9]" office:value-type="currency" office:currency="S/." office:value="0">
            <text:p>S/. 0.00</text:p>
          </table:table-cell>
          <table:table-cell/>
          <table:table-cell table:style-name="ce846" table:formula="of:=IF(AND([.C53]&lt;[.$M$9]);[.H53];0)*[.$K$9]" office:value-type="currency" office:currency="S/." office:value="0">
            <text:p>S/. 0.00</text:p>
          </table:table-cell>
          <table:table-cell/>
          <table:table-cell table:style-name="ce854" table:formula="of:=IF([.C53]&gt;=[.$M$9];DATE(YEAR([.C53]);MONTH([.C53]);1);0)" office:value-type="date" office:date-value="1899-12-30">
            <text:p>30/12/1899</text:p>
          </table:table-cell>
          <table:table-cell table:formula="of:=(YEAR([.O53])-YEAR([.$O$9]))*12 + MONTH([.O53])-MONTH([.$O$9])+1" office:value-type="float" office:value="-1370">
            <text:p>-1370</text:p>
          </table:table-cell>
          <table:table-cell table:number-columns-repeated="1008"/>
        </table:table-row>
        <table:table-row table:style-name="ro3">
          <table:table-cell/>
          <table:table-cell table:style-name="ce762" office:value-type="string">
            <text:p>Kasugamicina</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4]*[.G54]" office:value-type="currency" office:currency="S/." office:value="0">
            <text:p>S/. 0.00</text:p>
          </table:table-cell>
          <table:table-cell table:style-name="ce823"/>
          <table:table-cell/>
          <table:table-cell table:style-name="ce812" table:formula="of:=[.H54]*[.$K$9]" office:value-type="currency" office:currency="S/." office:value="0">
            <text:p>S/. 0.00</text:p>
          </table:table-cell>
          <table:table-cell/>
          <table:table-cell table:style-name="ce846" table:formula="of:=IF(AND([.C54]&lt;[.$M$9]);[.H54];0)*[.$K$9]" office:value-type="currency" office:currency="S/." office:value="0">
            <text:p>S/. 0.00</text:p>
          </table:table-cell>
          <table:table-cell/>
          <table:table-cell table:style-name="ce854" table:formula="of:=IF([.C54]&gt;=[.$M$9];DATE(YEAR([.C54]);MONTH([.C54]);1);0)" office:value-type="date" office:date-value="1899-12-30">
            <text:p>30/12/1899</text:p>
          </table:table-cell>
          <table:table-cell table:formula="of:=(YEAR([.O54])-YEAR([.$O$9]))*12 + MONTH([.O54])-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5]*[.G55]" office:value-type="currency" office:currency="S/." office:value="0">
            <text:p>S/. 0.00</text:p>
          </table:table-cell>
          <table:table-cell table:style-name="ce823"/>
          <table:table-cell/>
          <table:table-cell table:style-name="ce812" table:formula="of:=[.H55]*[.$K$9]" office:value-type="currency" office:currency="S/." office:value="0">
            <text:p>S/. 0.00</text:p>
          </table:table-cell>
          <table:table-cell/>
          <table:table-cell table:style-name="ce846" table:formula="of:=IF(AND([.C55]&lt;[.$M$9]);[.H55];0)*[.$K$9]" office:value-type="currency" office:currency="S/." office:value="0">
            <text:p>S/. 0.00</text:p>
          </table:table-cell>
          <table:table-cell/>
          <table:table-cell table:style-name="ce854" table:formula="of:=IF([.C55]&gt;=[.$M$9];DATE(YEAR([.C55]);MONTH([.C55]);1);0)" office:value-type="date" office:date-value="1899-12-30">
            <text:p>30/12/1899</text:p>
          </table:table-cell>
          <table:table-cell table:formula="of:=(YEAR([.O55])-YEAR([.$O$9]))*12 + MONTH([.O55])-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Kg.</text:p>
          </table:table-cell>
          <table:table-cell table:style-name="ce800"/>
          <table:table-cell table:style-name="ce805"/>
          <table:table-cell table:style-name="ce810" table:formula="of:=[.F56]*[.G56]" office:value-type="currency" office:currency="S/." office:value="0">
            <text:p>S/. 0.00</text:p>
          </table:table-cell>
          <table:table-cell table:style-name="ce823"/>
          <table:table-cell/>
          <table:table-cell table:style-name="ce812" table:formula="of:=[.H56]*[.$K$9]" office:value-type="currency" office:currency="S/." office:value="0">
            <text:p>S/. 0.00</text:p>
          </table:table-cell>
          <table:table-cell/>
          <table:table-cell table:style-name="ce846" table:formula="of:=IF(AND([.C56]&lt;[.$M$9]);[.H56];0)*[.$K$9]" office:value-type="currency" office:currency="S/." office:value="0">
            <text:p>S/. 0.00</text:p>
          </table:table-cell>
          <table:table-cell/>
          <table:table-cell table:style-name="ce854" table:formula="of:=IF([.C56]&gt;=[.$M$9];DATE(YEAR([.C56]);MONTH([.C56]);1);0)" office:value-type="date" office:date-value="1899-12-30">
            <text:p>30/12/1899</text:p>
          </table:table-cell>
          <table:table-cell table:formula="of:=(YEAR([.O56])-YEAR([.$O$9]))*12 + MONTH([.O56])-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7]*[.G57]" office:value-type="currency" office:currency="S/." office:value="0">
            <text:p>S/. 0.00</text:p>
          </table:table-cell>
          <table:table-cell table:style-name="ce823"/>
          <table:table-cell/>
          <table:table-cell table:style-name="ce812" table:formula="of:=[.H57]*[.$K$9]" office:value-type="currency" office:currency="S/." office:value="0">
            <text:p>S/. 0.00</text:p>
          </table:table-cell>
          <table:table-cell/>
          <table:table-cell table:style-name="ce846" table:formula="of:=IF(AND([.C57]&lt;[.$M$9]);[.H57];0)*[.$K$9]" office:value-type="currency" office:currency="S/." office:value="0">
            <text:p>S/. 0.00</text:p>
          </table:table-cell>
          <table:table-cell/>
          <table:table-cell table:style-name="ce854" table:formula="of:=IF([.C57]&gt;=[.$M$9];DATE(YEAR([.C57]);MONTH([.C57]);1);0)" office:value-type="date" office:date-value="1899-12-30">
            <text:p>30/12/1899</text:p>
          </table:table-cell>
          <table:table-cell table:formula="of:=(YEAR([.O57])-YEAR([.$O$9]))*12 + MONTH([.O57])-MONTH([.$O$9])+1" office:value-type="float" office:value="-1370">
            <text:p>-1370</text:p>
          </table:table-cell>
          <table:table-cell table:number-columns-repeated="1008"/>
        </table:table-row>
        <table:table-row table:style-name="ro3">
          <table:table-cell/>
          <table:table-cell table:style-name="ce762" office:value-type="string">
            <text:p>-</text:p>
          </table:table-cell>
          <table:table-cell table:style-name="ce775" office:value-type="date" office:date-value="2014-02-04">
            <text:p>04/02/2014</text:p>
          </table:table-cell>
          <table:table-cell table:style-name="ce784"/>
          <table:table-cell table:style-name="ce44" office:value-type="string">
            <text:p>Lt.</text:p>
          </table:table-cell>
          <table:table-cell table:style-name="ce800"/>
          <table:table-cell table:style-name="ce805"/>
          <table:table-cell table:style-name="ce810" table:formula="of:=[.F58]*[.G58]" office:value-type="currency" office:currency="S/." office:value="0">
            <text:p>S/. 0.00</text:p>
          </table:table-cell>
          <table:table-cell table:style-name="ce823"/>
          <table:table-cell/>
          <table:table-cell table:style-name="ce812" table:formula="of:=[.H58]*[.$K$9]" office:value-type="currency" office:currency="S/." office:value="0">
            <text:p>S/. 0.00</text:p>
          </table:table-cell>
          <table:table-cell/>
          <table:table-cell table:style-name="ce846" table:formula="of:=IF(AND([.C58]&lt;[.$M$9]);[.H58];0)*[.$K$9]" office:value-type="currency" office:currency="S/." office:value="0">
            <text:p>S/. 0.00</text:p>
          </table:table-cell>
          <table:table-cell/>
          <table:table-cell table:style-name="ce854" table:formula="of:=IF([.C58]&gt;=[.$M$9];DATE(YEAR([.C58]);MONTH([.C58]);1);0)" office:value-type="date" office:date-value="1899-12-30">
            <text:p>30/12/1899</text:p>
          </table:table-cell>
          <table:table-cell table:formula="of:=(YEAR([.O58])-YEAR([.$O$9]))*12 + MONTH([.O58])-MONTH([.$O$9])+1" office:value-type="float" office:value="-1370">
            <text:p>-1370</text:p>
          </table:table-cell>
          <table:table-cell table:number-columns-repeated="1008"/>
        </table:table-row>
        <table:table-row table:style-name="ro3">
          <table:table-cell/>
          <table:table-cell table:style-name="ce762" office:value-type="string">
            <text:p>Lissapol NX</text:p>
          </table:table-cell>
          <table:table-cell table:style-name="ce775" office:value-type="date" office:date-value="2014-02-09">
            <text:p>09/02/2014</text:p>
          </table:table-cell>
          <table:table-cell table:style-name="ce784"/>
          <table:table-cell table:style-name="ce44" office:value-type="string">
            <text:p>Lt.</text:p>
          </table:table-cell>
          <table:table-cell table:style-name="ce800"/>
          <table:table-cell table:style-name="ce805"/>
          <table:table-cell table:style-name="ce810" table:formula="of:=[.F59]*[.G59]" office:value-type="currency" office:currency="S/." office:value="0">
            <text:p>S/. 0.00</text:p>
          </table:table-cell>
          <table:table-cell table:style-name="ce825"/>
          <table:table-cell/>
          <table:table-cell table:style-name="ce812" table:formula="of:=[.H59]*[.$K$9]" office:value-type="currency" office:currency="S/." office:value="0">
            <text:p>S/. 0.00</text:p>
          </table:table-cell>
          <table:table-cell/>
          <table:table-cell table:style-name="ce846" table:formula="of:=IF(AND([.C59]&lt;[.$M$9]);[.H59];0)*[.$K$9]" office:value-type="currency" office:currency="S/." office:value="0">
            <text:p>S/. 0.00</text:p>
          </table:table-cell>
          <table:table-cell/>
          <table:table-cell table:style-name="ce854" table:formula="of:=IF([.C59]&gt;=[.$M$9];DATE(YEAR([.C59]);MONTH([.C59]);1);0)" office:value-type="date" office:date-value="1899-12-30">
            <text:p>30/12/1899</text:p>
          </table:table-cell>
          <table:table-cell table:formula="of:=(YEAR([.O59])-YEAR([.$O$9]))*12 + MONTH([.O59])-MONTH([.$O$9])+1" office:value-type="float" office:value="-1370">
            <text:p>-1370</text:p>
          </table:table-cell>
          <table:table-cell table:number-columns-repeated="1008"/>
        </table:table-row>
        <table:table-row table:style-name="ro3">
          <table:table-cell/>
          <table:table-cell table:style-name="ce760" office:value-type="string">
            <text:p><text:s text:c="6"/>B. GASTOS GENERALES</text:p>
          </table:table-cell>
          <table:table-cell table:style-name="ce777"/>
          <table:table-cell table:style-name="ce786"/>
          <table:table-cell table:style-name="ce791"/>
          <table:table-cell table:style-name="ce802"/>
          <table:table-cell table:style-name="ce791" table:number-columns-repeated="2"/>
          <table:table-cell table:style-name="ce820" table:formula="of:=[.I61]" office:value-type="currency" office:currency="S/." office:value="0">
            <text:p>S/. 0.00</text:p>
          </table:table-cell>
          <table:table-cell/>
          <table:table-cell table:style-name="ce839"/>
          <table:table-cell/>
          <table:table-cell table:style-name="ce36" office:value-type="string">
            <text:p>TOTAL INVERTIDO :</text:p>
          </table:table-cell>
          <table:table-cell/>
          <table:table-cell table:style-name="ce854"/>
          <table:table-cell table:number-columns-repeated="1009"/>
        </table:table-row>
        <table:table-row table:style-name="ro3">
          <table:table-cell/>
          <table:table-cell table:style-name="ce179" office:value-type="string">
            <text:p><text:s text:c="10"/>1. Imprevistos (10% gastos de cultivo)</text:p>
          </table:table-cell>
          <table:table-cell table:style-name="ce775" table:formula="of:=[.I5]" office:value-type="date" office:date-value="1899-12-30">
            <text:p>30/12/1899</text:p>
          </table:table-cell>
          <table:table-cell table:style-name="ce179"/>
          <table:table-cell table:style-name="ce193" table:number-columns-repeated="3"/>
          <table:table-cell table:style-name="ce216"/>
          <table:table-cell table:style-name="ce826" table:formula="of:=[.I11]*10/100" office:value-type="float" office:value="0">
            <text:p>0.00</text:p>
          </table:table-cell>
          <table:table-cell table:style-name="ce830"/>
          <table:table-cell table:style-name="ce837" table:formula="of:=[.I61]*[.$K$9]" office:value-type="float" office:value="0">
            <text:p>S/. 0.00</text:p>
          </table:table-cell>
          <table:table-cell/>
          <table:table-cell table:style-name="ce849" table:formula="of:=SUM([.M12];[.M36];[.M42])" office:value-type="float" office:value="0" table:number-columns-spanned="1" table:number-rows-spanned="2">
            <text:p>S/. 0.00</text:p>
          </table:table-cell>
          <table:table-cell/>
          <table:table-cell table:style-name="ce854" table:formula="of:=IF([.C61]&gt;=[.$M$9];DATE(YEAR([.C61]);MONTH([.C61]);1);0)" office:value-type="date" office:date-value="1899-12-30">
            <text:p>30/12/1899</text:p>
          </table:table-cell>
          <table:table-cell table:formula="of:=(YEAR([.O61])-YEAR([.$O$9]))*12 + MONTH([.O61])-MONTH([.$O$9])+1" office:value-type="float" office:value="-1370">
            <text:p>-1370</text:p>
          </table:table-cell>
          <table:table-cell table:number-columns-repeated="1008"/>
        </table:table-row>
        <table:table-row table:style-name="ro3">
          <table:table-cell/>
          <table:table-cell table:style-name="ce764" office:value-type="string">
            <text:p>TOTAL <text:s text:c="2"/>DE <text:s text:c="2"/>COSTOS <text:s text:c="2"/>DIRECTOS</text:p>
          </table:table-cell>
          <table:table-cell table:style-name="ce778"/>
          <table:table-cell table:style-name="ce782"/>
          <table:table-cell table:style-name="ce778" table:number-columns-repeated="4"/>
          <table:table-cell table:style-name="ce827" table:formula="of:=SUM([.I12:.I60])" office:value-type="currency" office:currency="S/." office:value="0">
            <text:p>S/. 0.00</text:p>
          </table:table-cell>
          <table:table-cell/>
          <table:table-cell table:style-name="ce840" table:formula="of:=[.K13]+[.K17]+[.K21]+[.K24]+[.K29]+[.K31]+[.K36]+[.K43]+[.K45]+[.K49]+[.K51]+[.K61]" office:value-type="currency" office:currency="S/." office:value="0">
            <text:p>S/. 0.00</text:p>
          </table:table-cell>
          <table:table-cell/>
          <table:covered-table-cell table:style-name="ce850"/>
          <table:table-cell table:number-columns-repeated="1011"/>
        </table:table-row>
        <table:table-row table:style-name="ro3">
          <table:table-cell table:number-columns-repeated="12"/>
          <table:table-cell table:style-name="ce754"/>
          <table:table-cell table:number-columns-repeated="1011"/>
        </table:table-row>
        <table:table-row table:style-name="ro3">
          <table:table-cell table:number-columns-repeated="10"/>
          <table:table-cell table:style-name="ce841"/>
          <table:table-cell table:number-columns-repeated="1013"/>
        </table:table-row>
        <table:table-row table:style-name="ro3">
          <table:table-cell table:number-columns-repeated="5"/>
          <table:table-cell>
            <draw:frame table:end-cell-address="'Costo Produc.3'.H67" table:end-x="2.271cm" table:end-y="0.266cm" draw:z-index="0" draw:name="CommandButton1" draw:style-name="gr1" draw:text-style-name="P1" svg:width="5.475cm" svg:height="0.987cm" svg:x="0.551cm" svg:y="0.267cm">
              <draw:image xlink:href="Pictures/2000002E000011960000038BF8E13601.wmf" xlink:type="simple" xlink:show="embed" xlink:actuate="onLoad">
                <text:p/>
              </draw:image>
            </draw:frame>
          </table:table-cell>
          <table:table-cell table:number-columns-repeated="1018"/>
        </table:table-row>
        <table:table-row table:style-name="ro3" table:number-rows-repeated="7">
          <table:table-cell table:number-columns-repeated="1024"/>
        </table:table-row>
        <table:table-row table:style-name="ro3" table:number-rows-repeated="24">
          <table:table-cell table:number-columns-repeated="12"/>
          <table:table-cell table:style-name="ce754"/>
          <table:table-cell table:number-columns-repeated="1011"/>
        </table:table-row>
        <table:table-row table:style-name="ro3">
          <table:table-cell table:style-name="ce755" table:number-columns-repeated="3"/>
          <table:table-cell table:style-name="ce788"/>
          <table:table-cell table:style-name="ce793"/>
          <table:table-cell table:style-name="ce755" table:number-columns-repeated="4"/>
          <table:table-cell table:style-name="ce793" table:number-columns-repeated="2"/>
          <table:table-cell table:style-name="ce755"/>
          <table:table-cell table:style-name="ce853"/>
          <table:table-cell table:style-name="ce755" table:number-columns-repeated="1011"/>
        </table:table-row>
        <table:table-row table:style-name="ro3">
          <table:table-cell table:number-columns-repeated="16"/>
          <table:table-cell office:value-type="string">
            <text:p>fecha final de pago</text:p>
          </table:table-cell>
          <table:table-cell table:number-columns-repeated="1007"/>
        </table:table-row>
        <table:table-row table:style-name="ro3">
          <table:table-cell table:number-columns-repeated="16"/>
          <table:table-cell table:style-name="ce854" table:formula="of:=[$Solicitud.F42]" office:value-type="date" office:date-value="2014-10-27">
            <text:p>27/10/2014</text:p>
          </table:table-cell>
          <table:table-cell table:number-columns-repeated="1007"/>
        </table:table-row>
        <table:table-row table:style-name="ro3" table:number-rows-repeated="1048476">
          <table:table-cell table:number-columns-repeated="1024"/>
        </table:table-row>
        <table:table-row table:style-name="ro3">
          <table:table-cell table:number-columns-repeated="1024"/>
        </table:table-row>
        <table:named-expressions/>
      </table:table>
      <table:table table:name="data cultivos" table:style-name="ta11" table:print="false">
        <office:forms form:automatic-focus="false" form:apply-design-mode="false"/>
        <table:table-column table:style-name="co75" table:default-cell-style-name="ce702"/>
        <table:table-column table:style-name="co95" table:default-cell-style-name="ce702"/>
        <table:table-column table:style-name="co96" table:default-cell-style-name="ce702"/>
        <table:table-column table:style-name="co12" table:default-cell-style-name="ce702"/>
        <table:table-column table:style-name="co97" table:default-cell-style-name="ce702"/>
        <table:table-column table:style-name="co98" table:default-cell-style-name="ce149"/>
        <table:table-column table:style-name="co99" table:default-cell-style-name="ce149"/>
        <table:table-column table:style-name="co46" table:default-cell-style-name="ce900"/>
        <table:table-column table:style-name="co61" table:default-cell-style-name="ce918"/>
        <table:table-column table:style-name="co100" table:default-cell-style-name="ce944"/>
        <table:table-column table:style-name="co101" table:default-cell-style-name="ce149"/>
        <table:table-column table:style-name="co102" table:default-cell-style-name="ce973"/>
        <table:table-column table:style-name="co103" table:default-cell-style-name="ce973"/>
        <table:table-column table:style-name="co103" table:default-cell-style-name="ce701"/>
        <table:table-column table:style-name="co104" table:number-columns-repeated="2" table:default-cell-style-name="ce149"/>
        <table:table-column table:style-name="co105" table:default-cell-style-name="ce149"/>
        <table:table-column table:style-name="co106" table:default-cell-style-name="ce149"/>
        <table:table-column table:style-name="co104" table:default-cell-style-name="ce149"/>
        <table:table-column table:style-name="co54" table:default-cell-style-name="ce149"/>
        <table:table-column table:style-name="co15" table:default-cell-style-name="ce1097"/>
        <table:table-column table:style-name="co107" table:default-cell-style-name="ce1103"/>
        <table:table-column table:style-name="co108" table:default-cell-style-name="ce1097"/>
        <table:table-column table:style-name="co68" table:default-cell-style-name="ce149"/>
        <table:table-column table:style-name="co39" table:number-columns-repeated="3" table:default-cell-style-name="ce149"/>
        <table:table-column table:style-name="co109" table:default-cell-style-name="ce149"/>
        <table:table-column table:style-name="co39" table:number-columns-repeated="996" table:default-cell-style-name="ce149"/>
        <table:table-row table:style-name="ro17">
          <table:table-cell table:number-columns-repeated="7"/>
          <table:table-cell office:value-type="float" office:value="1">
            <text:p>1</text:p>
          </table:table-cell>
          <table:table-cell table:formula="of:=[.H1]+1" office:value-type="float" office:value="2">
            <text:p>2</text:p>
          </table:table-cell>
          <table:table-cell table:style-name="ce918" table:formula="of:=[.I1]+1" office:value-type="float" office:value="3">
            <text:p>3</text:p>
          </table:table-cell>
          <table:table-cell table:style-name="ce918" table:formula="of:=[.J1]+1" office:value-type="float" office:value="4">
            <text:p>4</text:p>
          </table:table-cell>
          <table:table-cell table:style-name="ce918" table:formula="of:=[.K1]+1" office:value-type="float" office:value="5">
            <text:p>5</text:p>
          </table:table-cell>
          <table:table-cell table:style-name="ce918" table:formula="of:=[.L1]+1" office:value-type="float" office:value="6">
            <text:p>6</text:p>
          </table:table-cell>
          <table:table-cell table:style-name="ce918" table:formula="of:=[.M1]+1" office:value-type="float" office:value="7">
            <text:p>7</text:p>
          </table:table-cell>
          <table:table-cell table:style-name="ce918" table:formula="of:=[.N1]+1" office:value-type="float" office:value="8">
            <text:p>8</text:p>
          </table:table-cell>
          <table:table-cell table:style-name="ce918" table:formula="of:=[.O1]+1" office:value-type="float" office:value="9">
            <text:p>9</text:p>
          </table:table-cell>
          <table:table-cell table:style-name="ce918" table:formula="of:=[.P1]+1" office:value-type="float" office:value="10">
            <text:p>10</text:p>
          </table:table-cell>
          <table:table-cell table:style-name="ce918" table:formula="of:=[.Q1]+1" office:value-type="float" office:value="11">
            <text:p>11</text:p>
          </table:table-cell>
          <table:table-cell table:style-name="ce918" table:formula="of:=[.R1]+1" office:value-type="float" office:value="12">
            <text:p>12</text:p>
          </table:table-cell>
          <table:table-cell table:style-name="ce918" table:formula="of:=[.S1]+1" office:value-type="float" office:value="13">
            <text:p>13</text:p>
          </table:table-cell>
          <table:table-cell table:style-name="ce918" table:formula="of:=[.T1]+1" office:value-type="float" office:value="14">
            <text:p>14</text:p>
          </table:table-cell>
          <table:table-cell table:style-name="ce918" table:formula="of:=[.U1]+1" office:value-type="float" office:value="15">
            <text:p>15</text:p>
          </table:table-cell>
          <table:table-cell table:style-name="ce918" table:formula="of:=[.V1]+1" office:value-type="float" office:value="16">
            <text:p>16</text:p>
          </table:table-cell>
          <table:table-cell table:style-name="ce918" table:formula="of:=[.W1]+1" office:value-type="float" office:value="17">
            <text:p>17</text:p>
          </table:table-cell>
          <table:table-cell table:style-name="ce918" table:formula="of:=[.X1]+1" office:value-type="float" office:value="18">
            <text:p>18</text:p>
          </table:table-cell>
          <table:table-cell table:style-name="ce918" table:formula="of:=[.Y1]+1" office:value-type="float" office:value="19">
            <text:p>19</text:p>
          </table:table-cell>
          <table:table-cell table:number-columns-repeated="998"/>
        </table:table-row>
        <table:table-row table:style-name="ro18">
          <table:table-cell table:style-name="ce861" office:value-type="string" table:number-columns-spanned="21" table:number-rows-spanned="1">
            <text:p>CALENDARIO AGRONOMICO - CAJA SEÑOR DE LUREN 2014</text:p>
          </table:table-cell>
          <table:covered-table-cell table:number-columns-repeated="19" table:style-name="ce869"/>
          <table:covered-table-cell table:style-name="ce861"/>
          <table:table-cell table:style-name="ce1098"/>
          <table:table-cell table:style-name="ce1104" office:value-type="string" table:number-columns-spanned="1" table:number-rows-spanned="6">
            <text:p>Venta Máxima</text:p>
          </table:table-cell>
          <table:table-cell table:style-name="ce1107" office:value-type="string" table:number-columns-spanned="1" table:number-rows-spanned="6">
            <text:p>Rentabilidad Máximo</text:p>
          </table:table-cell>
          <table:table-cell table:style-name="ce1104" office:value-type="string" table:number-columns-spanned="1" table:number-rows-spanned="6">
            <text:p>Venta Mínima</text:p>
          </table:table-cell>
          <table:table-cell table:style-name="ce1110" office:value-type="string" table:number-columns-spanned="1" table:number-rows-spanned="6">
            <text:p>Rentabilidad Mínima</text:p>
          </table:table-cell>
          <table:table-cell table:style-name="ce1113" table:number-columns-repeated="3"/>
          <table:table-cell table:style-name="ce1114" table:number-columns-repeated="995"/>
        </table:table-row>
        <table:table-row table:style-name="ro15">
          <table:table-cell table:style-name="ce862" office:value-type="string" table:number-columns-spanned="1" table:number-rows-spanned="5">
            <text:p>REGIÓN</text:p>
          </table:table-cell>
          <table:table-cell table:style-name="ce862"/>
          <table:table-cell table:style-name="ce862" office:value-type="string" table:number-columns-spanned="1" table:number-rows-spanned="5">
            <text:p>AGENCIA/OFICINA</text:p>
          </table:table-cell>
          <table:table-cell table:style-name="ce875" table:number-columns-repeated="2"/>
          <table:table-cell table:style-name="ce878" office:value-type="string" table:number-columns-spanned="1" table:number-rows-spanned="5">
            <text:p>TIPO CAMPAÑA</text:p>
          </table:table-cell>
          <table:table-cell table:style-name="ce862" office:value-type="string" table:number-columns-spanned="1" table:number-rows-spanned="5">
            <text:p>CULTIVO</text:p>
          </table:table-cell>
          <table:table-cell table:style-name="ce901" office:value-type="string" table:number-columns-spanned="14" table:number-rows-spanned="1">
            <text:p>ACTUALIZACIÓN DE DATOS</text:p>
          </table:table-cell>
          <table:covered-table-cell table:number-columns-repeated="3" table:style-name="ce919"/>
          <table:covered-table-cell table:number-columns-repeated="4" table:style-name="ce957"/>
          <table:covered-table-cell table:number-columns-repeated="6" table:style-name="ce919"/>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9">
          <table:covered-table-cell table:style-name="ce862"/>
          <table:table-cell table:style-name="ce862"/>
          <table:covered-table-cell table:style-name="ce862"/>
          <table:table-cell table:style-name="ce876" table:number-columns-repeated="2"/>
          <table:covered-table-cell table:style-name="ce879"/>
          <table:covered-table-cell table:style-name="ce862"/>
          <table:table-cell table:style-name="ce902" office:value-type="string" table:number-columns-spanned="1" table:number-rows-spanned="4">
            <text:p>INTENSIÓN DE SIEMBRA HAS.</text:p>
          </table:table-cell>
          <table:table-cell table:style-name="ce920" office:value-type="string" table:number-columns-spanned="1" table:number-rows-spanned="4">
            <text:p>MESES DE INICIO CAMPAÑA (COLOCACIONES)</text:p>
          </table:table-cell>
          <table:table-cell table:style-name="ce878" office:value-type="string" table:number-columns-spanned="1" table:number-rows-spanned="4">
            <text:p>MESES DE COSECHA <text:s text:c="26"/>(RECUPERACION)</text:p>
          </table:table-cell>
          <table:table-cell table:style-name="ce902" office:value-type="string" table:number-columns-spanned="2" table:number-rows-spanned="3">
            <text:p>COSTO PROD X HA. <text:s/>S/.</text:p>
          </table:table-cell>
          <table:covered-table-cell table:style-name="ce958"/>
          <table:table-cell table:style-name="ce974" office:value-type="string" table:number-columns-spanned="3" table:number-rows-spanned="3">
            <text:p>RENDIMIENTO POR HA. </text:p>
          </table:table-cell>
          <table:covered-table-cell table:style-name="ce979"/>
          <table:covered-table-cell table:style-name="ce985"/>
          <table:table-cell table:style-name="ce1003" office:value-type="string" table:number-columns-spanned="6" table:number-rows-spanned="1">
            <text:p>Precios S/. por Kg. /Qq./Bol, etc.</text:p>
          </table:table-cell>
          <table:covered-table-cell table:number-columns-repeated="4" table:style-name="ce1026"/>
          <table:covered-table-cell table:style-name="ce1034"/>
          <table:table-cell table:style-name="ce1099"/>
          <table:covered-table-cell table:style-name="ce1104"/>
          <table:covered-table-cell table:style-name="ce1107"/>
          <table:covered-table-cell table:style-name="ce1104"/>
          <table:covered-table-cell table:style-name="ce1110"/>
          <table:table-cell table:number-columns-repeated="998"/>
        </table:table-row>
        <table:table-row table:style-name="ro1">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5"/>
          <table:covered-table-cell table:style-name="ce959"/>
          <table:covered-table-cell table:style-name="ce975"/>
          <table:covered-table-cell table:style-name="ce980"/>
          <table:covered-table-cell table:style-name="ce986"/>
          <table:table-cell table:style-name="ce1004" office:value-type="string" table:number-columns-spanned="1" table:number-rows-spanned="3">
            <text:p>Precio Mayorista </text:p>
          </table:table-cell>
          <table:table-cell table:style-name="ce878" office:value-type="string" table:number-columns-spanned="1" table:number-rows-spanned="3">
            <text:p>Precio Minorista</text:p>
          </table:table-cell>
          <table:table-cell table:style-name="ce1034" office:value-type="string" table:number-columns-spanned="4" table:number-rows-spanned="1">
            <text:p>Precio de Campo</text:p>
          </table:table-cell>
          <table:covered-table-cell table:number-columns-repeated="2" table:style-name="ce1026"/>
          <table:covered-table-cell table:style-name="ce1034"/>
          <table:table-cell table:style-name="ce1100" office:value-type="string" table:number-columns-spanned="1" table:number-rows-spanned="3">
            <text:p>Rend. Promedio</text:p>
          </table:table-cell>
          <table:covered-table-cell table:style-name="ce1104"/>
          <table:covered-table-cell table:style-name="ce1107"/>
          <table:covered-table-cell table:style-name="ce1104"/>
          <table:covered-table-cell table:style-name="ce1110"/>
          <table:table-cell table:number-columns-repeated="998"/>
        </table:table-row>
        <table:table-row table:style-name="ro7">
          <table:covered-table-cell table:style-name="ce862"/>
          <table:table-cell table:style-name="ce862"/>
          <table:covered-table-cell table:style-name="ce862"/>
          <table:table-cell table:style-name="ce876" table:number-columns-repeated="2"/>
          <table:covered-table-cell table:style-name="ce879"/>
          <table:covered-table-cell table:style-name="ce862"/>
          <table:covered-table-cell table:style-name="ce903"/>
          <table:covered-table-cell table:style-name="ce921"/>
          <table:covered-table-cell table:style-name="ce879"/>
          <table:covered-table-cell table:style-name="ce946"/>
          <table:covered-table-cell table:style-name="ce960"/>
          <table:covered-table-cell table:style-name="ce976"/>
          <table:covered-table-cell table:style-name="ce981"/>
          <table:covered-table-cell table:style-name="ce987"/>
          <table:covered-table-cell table:style-name="ce1004"/>
          <table:covered-table-cell table:style-name="ce878"/>
          <table:table-cell table:style-name="ce1035" office:value-type="string" table:number-columns-spanned="2" table:number-rows-spanned="1">
            <text:p>Precio 1°<text:span text:style-name="T3"> <text:s text:c="2"/>&gt;</text:span></text:p>
          </table:table-cell>
          <table:covered-table-cell table:style-name="ce1035"/>
          <table:table-cell table:style-name="ce1057" office:value-type="string" table:number-columns-spanned="2" table:number-rows-spanned="1">
            <text:p>Precio 2° <text:s/><text:span text:style-name="T3">&lt;</text:span></text:p>
          </table:table-cell>
          <table:covered-table-cell table:style-name="ce1057"/>
          <table:covered-table-cell table:style-name="ce1100"/>
          <table:covered-table-cell table:style-name="ce1104"/>
          <table:covered-table-cell table:style-name="ce1107"/>
          <table:covered-table-cell table:style-name="ce1104"/>
          <table:covered-table-cell table:style-name="ce1110"/>
          <table:table-cell table:number-columns-repeated="998"/>
        </table:table-row>
        <table:table-row table:style-name="ro16">
          <table:covered-table-cell table:style-name="ce862"/>
          <table:table-cell table:style-name="ce862"/>
          <table:covered-table-cell table:style-name="ce862"/>
          <table:table-cell table:style-name="ce877" table:number-columns-repeated="2"/>
          <table:covered-table-cell table:style-name="ce880"/>
          <table:covered-table-cell table:style-name="ce862"/>
          <table:covered-table-cell table:style-name="ce904"/>
          <table:covered-table-cell table:style-name="ce922"/>
          <table:covered-table-cell table:style-name="ce880"/>
          <table:table-cell table:style-name="ce947" office:value-type="string">
            <text:p>Máximo</text:p>
          </table:table-cell>
          <table:table-cell table:style-name="ce961" office:value-type="string">
            <text:p>Mínimo</text:p>
          </table:table-cell>
          <table:table-cell table:style-name="ce977" office:value-type="string">
            <text:p>Máximo </text:p>
          </table:table-cell>
          <table:table-cell table:style-name="ce961" office:value-type="string">
            <text:p>Mínimo</text:p>
          </table:table-cell>
          <table:table-cell table:style-name="ce988" office:value-type="string">
            <text:p>Unidad</text:p>
          </table:table-cell>
          <table:covered-table-cell table:style-name="ce1004"/>
          <table:covered-table-cell table:style-name="ce878"/>
          <table:table-cell table:style-name="ce1035" office:value-type="string">
            <text:p>S/.</text:p>
          </table:table-cell>
          <table:table-cell table:style-name="ce1055"/>
          <table:table-cell table:style-name="ce1058" office:value-type="string">
            <text:p>S/.</text:p>
          </table:table-cell>
          <table:table-cell table:style-name="ce1055" office:value-type="string">
            <text:p>Mes del Precio</text:p>
          </table:table-cell>
          <table:covered-table-cell table:style-name="ce1100"/>
          <table:covered-table-cell table:style-name="ce1104"/>
          <table:covered-table-cell table:style-name="ce1107"/>
          <table:covered-table-cell table:style-name="ce1104"/>
          <table:covered-table-cell table:style-name="ce1110"/>
          <table:table-cell table:style-name="ce1113" table:number-columns-repeated="3"/>
          <table:table-cell table:style-name="ce1116" table:number-columns-repeated="9"/>
          <table:table-cell table:style-name="ce1113" table:number-columns-repeated="986"/>
        </table:table-row>
        <table:table-row table:style-name="ro15">
          <table:table-cell table:style-name="ce863" office:value-type="string">
            <text:p>SUR MEDIO</text:p>
          </table:table-cell>
          <table:table-cell table:style-name="ce870" office:value-type="float" office:value="1">
            <text:p>1</text:p>
          </table:table-cell>
          <table:table-cell table:style-name="ce863" office:value-type="string">
            <text:p>Imperial</text:p>
          </table:table-cell>
          <table:table-cell table:style-name="ce870" office:value-type="float" office:value="1">
            <text:p>1</text:p>
          </table:table-cell>
          <table:table-cell table:style-name="ce871" table:formula="of:=IF([.B9]=1;[.B8];[.E9])" office:value-type="float" office:value="8">
            <text:p>8</text:p>
          </table:table-cell>
          <table:table-cell table:style-name="ce881" office:value-type="string">
            <text:p>Alta</text:p>
          </table:table-cell>
          <table:table-cell table:style-name="ce889" office:value-type="string">
            <text:p>Maíz Amarillo(Grano)</text:p>
          </table:table-cell>
          <table:table-cell table:style-name="ce905" office:value-type="float" office:value="1100">
            <text:p>1,100</text:p>
          </table:table-cell>
          <table:table-cell table:style-name="ce923" office:value-type="string">
            <text:p>Ene-Feb-Mar/Oct. Nov-Dic</text:p>
          </table:table-cell>
          <table:table-cell table:style-name="ce934" office:value-type="string">
            <text:p>Ago-Set-Oct/May-Jun-Jul</text:p>
          </table:table-cell>
          <table:table-cell table:style-name="ce948" office:value-type="float" office:value="6000">
            <text:p>6,000</text:p>
          </table:table-cell>
          <table:table-cell table:style-name="ce962" office:value-type="float" office:value="5500">
            <text:p>5,500</text:p>
          </table:table-cell>
          <table:table-cell table:style-name="ce948" office:value-type="float" office:value="10000">
            <text:p>10,000</text:p>
          </table:table-cell>
          <table:table-cell table:style-name="ce962" office:value-type="float" office:value="9000">
            <text:p>9,000</text:p>
          </table:table-cell>
          <table:table-cell table:style-name="ce989" office:value-type="string">
            <text:p>kg</text:p>
          </table:table-cell>
          <table:table-cell table:style-name="ce1005" office:value-type="float" office:value="0.95">
            <text:p>0.95</text:p>
          </table:table-cell>
          <table:table-cell table:style-name="ce1005" office:value-type="float" office:value="1.2">
            <text:p>1.20</text:p>
          </table:table-cell>
          <table:table-cell table:style-name="ce1036" office:value-type="float" office:value="1">
            <text:p>1.00</text:p>
          </table:table-cell>
          <table:table-cell table:style-name="ce1005" office:value-type="string">
            <text:p>Dic</text:p>
          </table:table-cell>
          <table:table-cell table:style-name="ce1059" office:value-type="float" office:value="0.9">
            <text:p>0.90</text:p>
          </table:table-cell>
          <table:table-cell table:style-name="ce1079" office:value-type="string">
            <text:p>Ene.</text:p>
          </table:table-cell>
          <table:table-cell table:style-name="ce1101" table:formula="of:=SUM([.M8:.N8])/2" office:value-type="float" office:value="9500">
            <text:p>9500.00</text:p>
          </table:table-cell>
          <table:table-cell table:style-name="ce1105" table:formula="of:=[.R8]*[.V8]" office:value-type="float" office:value="9500">
            <text:p>9,500.00</text:p>
          </table:table-cell>
          <table:table-cell table:style-name="ce1108" table:formula="of:=iferror(([.W8]-[.K8])/[.W8];0)" office:value-type="percentage" office:value="0">
            <text:p>#NOMBRE?</text:p>
          </table:table-cell>
          <table:table-cell table:style-name="ce1105" table:formula="of:=[.T8]*[.V8]" office:value-type="float" office:value="8550">
            <text:p>8,550.00</text:p>
          </table:table-cell>
          <table:table-cell table:style-name="ce1111" table:formula="of:=iferror(([.Y8]-[.L8])/[.Y8];0)" office:value-type="percentage" office:value="0">
            <text:p>#NOMBRE?</text:p>
          </table:table-cell>
          <table:table-cell table:style-name="ce1114" table:number-columns-repeated="3"/>
          <table:table-cell table:style-name="ce1117" table:number-columns-repeated="9"/>
          <table:table-cell table:number-columns-repeated="986"/>
        </table:table-row>
        <table:table-row table:style-name="ro20">
          <table:table-cell table:style-name="ce864"/>
          <table:table-cell table:style-name="ce871" table:formula="of:=IF([.C9]=[.C8];[.B8]+1;1)" office:value-type="float" office:value="2">
            <text:p>2</text:p>
          </table:table-cell>
          <table:table-cell table:style-name="ce863" office:value-type="string">
            <text:p>Imperial</text:p>
          </table:table-cell>
          <table:table-cell table:style-name="ce870" table:formula="of:=1+[.D8]" office:value-type="float" office:value="2">
            <text:p>2</text:p>
          </table:table-cell>
          <table:table-cell table:style-name="ce871" table:formula="of:=IF([.B10]=1;[.B9];[.E10])" office:value-type="float" office:value="8">
            <text:p>8</text:p>
          </table:table-cell>
          <table:table-cell table:style-name="ce882" office:value-type="string">
            <text:p>ALta</text:p>
          </table:table-cell>
          <table:table-cell table:style-name="ce890" office:value-type="string">
            <text:p>Maiz Amarillo(chala)</text:p>
          </table:table-cell>
          <table:table-cell table:style-name="ce906" office:value-type="float" office:value="400">
            <text:p>400</text:p>
          </table:table-cell>
          <table:table-cell table:style-name="ce924" office:value-type="string">
            <text:p>Ene-Feb-Mar/Jul-Ago-Set</text:p>
          </table:table-cell>
          <table:table-cell table:style-name="ce935" office:value-type="string">
            <text:p>May-Jun-Jul/Nov-Dic-Ene</text:p>
          </table:table-cell>
          <table:table-cell table:style-name="ce949" office:value-type="float" office:value="4000">
            <text:p>4,000</text:p>
          </table:table-cell>
          <table:table-cell table:style-name="ce963" office:value-type="float" office:value="4000">
            <text:p>4,000</text:p>
          </table:table-cell>
          <table:table-cell table:style-name="ce949" office:value-type="float" office:value="70">
            <text:p>70</text:p>
          </table:table-cell>
          <table:table-cell table:style-name="ce963" office:value-type="float" office:value="60">
            <text:p>60</text:p>
          </table:table-cell>
          <table:table-cell table:style-name="ce990" office:value-type="string">
            <text:p>Tn</text:p>
          </table:table-cell>
          <table:table-cell table:style-name="ce1006"/>
          <table:table-cell table:style-name="ce1006" office:value-type="float" office:value="120">
            <text:p>120.00</text:p>
          </table:table-cell>
          <table:table-cell table:style-name="ce1037" office:value-type="float" office:value="110">
            <text:p>110.00</text:p>
          </table:table-cell>
          <table:table-cell table:style-name="ce1006" office:value-type="string">
            <text:p>Julio-Agosto</text:p>
          </table:table-cell>
          <table:table-cell table:style-name="ce1060" office:value-type="float" office:value="90">
            <text:p>90.00</text:p>
          </table:table-cell>
          <table:table-cell table:style-name="ce1080" office:value-type="string">
            <text:p>Febrero_Marzo</text:p>
          </table:table-cell>
          <table:table-cell table:style-name="ce1102" table:formula="of:=SUM([.M9:.N9])/2" office:value-type="float" office:value="65">
            <text:p>65.00</text:p>
          </table:table-cell>
          <table:table-cell table:style-name="ce1106" table:formula="of:=[.R9]*[.V9]" office:value-type="float" office:value="7150">
            <text:p>7,150.00</text:p>
          </table:table-cell>
          <table:table-cell table:style-name="ce1109" table:formula="of:=iferror(([.W9]-[.K9])/[.W9];0)" office:value-type="percentage" office:value="0">
            <text:p>#NOMBRE?</text:p>
          </table:table-cell>
          <table:table-cell table:style-name="ce1106" table:formula="of:=[.T9]*[.V9]" office:value-type="float" office:value="5850">
            <text:p>5,850.00</text:p>
          </table:table-cell>
          <table:table-cell table:style-name="ce1112" table:formula="of:=iferror(([.Y9]-[.L9])/[.Y9];0)" office:value-type="percentage" office:value="0">
            <text:p>#NOMBRE?</text:p>
          </table:table-cell>
          <table:table-cell/>
          <table:table-cell table:style-name="ce973" table:formula="of:=IF(ISERROR(VLOOKUP([$Solicitud.$D$8];[$'data cultivos'.$C$8:.$D$105];2;0));0;VLOOKUP([$Solicitud.$D$8];[$'data cultivos'.$C$8:.$D$105];2;0))" office:value-type="float" office:value="0">
            <text:p>0</text:p>
          </table:table-cell>
          <table:table-cell table:style-name="ce973" table:formula="of:=IF(ISERROR(VLOOKUP([$Solicitud.$D$8];[$'data cultivos'.$C$8:.$E$105];3;0));0;VLOOKUP([$Solicitud.$D$8];[$'data cultivos'.$C$8:.$E$105];3;0))" office:value-type="float" office:value="0">
            <text:p>0</text:p>
          </table:table-cell>
          <table:table-cell table:number-columns-repeated="995"/>
        </table:table-row>
        <table:table-row table:style-name="ro20">
          <table:table-cell table:style-name="ce864"/>
          <table:table-cell table:style-name="ce871" table:formula="of:=IF([.C10]=[.C9];[.B9]+1;1)" office:value-type="float" office:value="3">
            <text:p>3</text:p>
          </table:table-cell>
          <table:table-cell table:style-name="ce863" office:value-type="string">
            <text:p>Imperial</text:p>
          </table:table-cell>
          <table:table-cell table:style-name="ce870" table:formula="of:=1+[.D9]" office:value-type="float" office:value="3">
            <text:p>3</text:p>
          </table:table-cell>
          <table:table-cell table:style-name="ce871" table:formula="of:=IF([.B11]=1;[.B10];[.E11])" office:value-type="float" office:value="8">
            <text:p>8</text:p>
          </table:table-cell>
          <table:table-cell table:style-name="ce883" office:value-type="string">
            <text:p>Media</text:p>
          </table:table-cell>
          <table:table-cell table:style-name="ce891" office:value-type="string">
            <text:p>Camote</text:p>
          </table:table-cell>
          <table:table-cell table:style-name="ce907" office:value-type="float" office:value="800">
            <text:p>800</text:p>
          </table:table-cell>
          <table:table-cell table:style-name="ce925" office:value-type="string">
            <text:p>Marzo - Abril-Mayo</text:p>
          </table:table-cell>
          <table:table-cell table:style-name="ce936" office:value-type="string">
            <text:p>Octubre - Noviembre-Diciembre</text:p>
          </table:table-cell>
          <table:table-cell table:style-name="ce950" office:value-type="float" office:value="6000">
            <text:p>6,000</text:p>
          </table:table-cell>
          <table:table-cell table:style-name="ce964" office:value-type="float" office:value="5800">
            <text:p>5,800</text:p>
          </table:table-cell>
          <table:table-cell table:style-name="ce950" office:value-type="float" office:value="20000">
            <text:p>20,000</text:p>
          </table:table-cell>
          <table:table-cell table:style-name="ce964" office:value-type="float" office:value="18000">
            <text:p>18,000</text:p>
          </table:table-cell>
          <table:table-cell table:style-name="ce991" office:value-type="string">
            <text:p>kg</text:p>
          </table:table-cell>
          <table:table-cell table:style-name="ce1007" office:value-type="float" office:value="0.6">
            <text:p>0.60</text:p>
          </table:table-cell>
          <table:table-cell table:style-name="ce1007" office:value-type="float" office:value="0.9">
            <text:p>0.90</text:p>
          </table:table-cell>
          <table:table-cell table:style-name="ce1038" office:value-type="float" office:value="0.6">
            <text:p>0.60</text:p>
          </table:table-cell>
          <table:table-cell table:style-name="ce1007" office:value-type="string">
            <text:p>Febrero</text:p>
          </table:table-cell>
          <table:table-cell table:style-name="ce1061" office:value-type="float" office:value="0.4">
            <text:p>0.40</text:p>
          </table:table-cell>
          <table:table-cell table:style-name="ce1081" office:value-type="string">
            <text:p>Julio</text:p>
          </table:table-cell>
          <table:table-cell table:style-name="ce1102" table:formula="of:=SUM([.M10:.N10])/2" office:value-type="float" office:value="19000">
            <text:p>19000.00</text:p>
          </table:table-cell>
          <table:table-cell table:style-name="ce1106" table:formula="of:=[.R10]*[.V10]" office:value-type="float" office:value="11400">
            <text:p>11,400.00</text:p>
          </table:table-cell>
          <table:table-cell table:style-name="ce1109" table:formula="of:=iferror(([.W10]-[.K10])/[.W10];0)" office:value-type="percentage" office:value="0">
            <text:p>#NOMBRE?</text:p>
          </table:table-cell>
          <table:table-cell table:style-name="ce1106" table:formula="of:=[.T10]*[.V10]" office:value-type="float" office:value="7600">
            <text:p>7,600.00</text:p>
          </table:table-cell>
          <table:table-cell table:style-name="ce1112" table:formula="of:=iferror(([.Y10]-[.L10])/[.Y10];0)" office:value-type="percentage" office:value="0">
            <text:p>#NOMBRE?</text:p>
          </table:table-cell>
          <table:table-cell table:number-columns-repeated="998"/>
        </table:table-row>
        <table:table-row table:style-name="ro20">
          <table:table-cell table:style-name="ce864"/>
          <table:table-cell table:style-name="ce871" table:formula="of:=IF([.C11]=[.C10];[.B10]+1;1)" office:value-type="float" office:value="4">
            <text:p>4</text:p>
          </table:table-cell>
          <table:table-cell table:style-name="ce863" office:value-type="string">
            <text:p>Imperial</text:p>
          </table:table-cell>
          <table:table-cell table:style-name="ce870" table:formula="of:=1+[.D10]" office:value-type="float" office:value="4">
            <text:p>4</text:p>
          </table:table-cell>
          <table:table-cell table:style-name="ce871" table:formula="of:=IF([.B12]=1;[.B11];[.E12])" office:value-type="float" office:value="8">
            <text:p>8</text:p>
          </table:table-cell>
          <table:table-cell table:style-name="ce883" office:value-type="string">
            <text:p>Media</text:p>
          </table:table-cell>
          <table:table-cell table:style-name="ce891" office:value-type="string">
            <text:p>Yuca</text:p>
          </table:table-cell>
          <table:table-cell table:style-name="ce907" office:value-type="float" office:value="500">
            <text:p>500</text:p>
          </table:table-cell>
          <table:table-cell table:style-name="ce925" office:value-type="string">
            <text:p>Abril-Mayo-Junio</text:p>
          </table:table-cell>
          <table:table-cell table:style-name="ce936" office:value-type="string">
            <text:p>Febrero-Marzo-Abril</text:p>
          </table:table-cell>
          <table:table-cell table:style-name="ce950" office:value-type="float" office:value="8000">
            <text:p>8,000</text:p>
          </table:table-cell>
          <table:table-cell table:style-name="ce964" office:value-type="float" office:value="7200">
            <text:p>7,200</text:p>
          </table:table-cell>
          <table:table-cell table:style-name="ce950" office:value-type="float" office:value="24000">
            <text:p>24,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7">
            <text:p>0.70</text:p>
          </table:table-cell>
          <table:table-cell table:style-name="ce1007" office:value-type="float" office:value="1">
            <text:p>1.00</text:p>
          </table:table-cell>
          <table:table-cell table:style-name="ce1038" office:value-type="float" office:value="0.6">
            <text:p>0.60</text:p>
          </table:table-cell>
          <table:table-cell table:style-name="ce1007" office:value-type="string">
            <text:p>Abr.</text:p>
          </table:table-cell>
          <table:table-cell table:style-name="ce1061" office:value-type="float" office:value="0.5">
            <text:p>0.50</text:p>
          </table:table-cell>
          <table:table-cell table:style-name="ce1081" office:value-type="string">
            <text:p>Jul.</text:p>
          </table:table-cell>
          <table:table-cell table:style-name="ce1102" table:formula="of:=SUM([.M11:.N11])/2" office:value-type="float" office:value="23500">
            <text:p>23500.00</text:p>
          </table:table-cell>
          <table:table-cell table:style-name="ce1106" table:formula="of:=[.R11]*[.V11]" office:value-type="float" office:value="14100">
            <text:p>14,100.00</text:p>
          </table:table-cell>
          <table:table-cell table:style-name="ce1109" table:formula="of:=iferror(([.W11]-[.K11])/[.W11];0)" office:value-type="percentage" office:value="0">
            <text:p>#NOMBRE?</text:p>
          </table:table-cell>
          <table:table-cell table:style-name="ce1106" table:formula="of:=[.T11]*[.V11]" office:value-type="float" office:value="11750">
            <text:p>11,750.00</text:p>
          </table:table-cell>
          <table:table-cell table:style-name="ce1112" table:formula="of:=iferror(([.Y11]-[.L11])/[.Y11];0)" office:value-type="percentage" office:value="0">
            <text:p>#NOMBRE?</text:p>
          </table:table-cell>
          <table:table-cell table:number-columns-repeated="998"/>
        </table:table-row>
        <table:table-row table:style-name="ro20">
          <table:table-cell table:style-name="ce864"/>
          <table:table-cell table:style-name="ce871" table:formula="of:=IF([.C12]=[.C11];[.B11]+1;1)" office:value-type="float" office:value="5">
            <text:p>5</text:p>
          </table:table-cell>
          <table:table-cell table:style-name="ce863" office:value-type="string">
            <text:p>Imperial</text:p>
          </table:table-cell>
          <table:table-cell table:style-name="ce870" table:formula="of:=1+[.D11]" office:value-type="float" office:value="5">
            <text:p>5</text:p>
          </table:table-cell>
          <table:table-cell table:style-name="ce871" table:formula="of:=IF([.B13]=1;[.B12];[.E13])" office:value-type="float" office:value="8">
            <text:p>8</text:p>
          </table:table-cell>
          <table:table-cell table:style-name="ce883" office:value-type="string">
            <text:p>Baja</text:p>
          </table:table-cell>
          <table:table-cell table:style-name="ce891" office:value-type="string">
            <text:p>Zanahoria</text:p>
          </table:table-cell>
          <table:table-cell table:style-name="ce907" office:value-type="float" office:value="200">
            <text:p>200</text:p>
          </table:table-cell>
          <table:table-cell table:style-name="ce925" office:value-type="string">
            <text:p>Abril - Junio</text:p>
          </table:table-cell>
          <table:table-cell table:style-name="ce936" office:value-type="string">
            <text:p>Julio - Setiembre</text:p>
          </table:table-cell>
          <table:table-cell table:style-name="ce950" office:value-type="float" office:value="6000">
            <text:p>6,000</text:p>
          </table:table-cell>
          <table:table-cell table:style-name="ce964" office:value-type="float" office:value="5400">
            <text:p>5,400</text:p>
          </table:table-cell>
          <table:table-cell table:style-name="ce950" office:value-type="float" office:value="400">
            <text:p>400</text:p>
          </table:table-cell>
          <table:table-cell table:style-name="ce964" office:value-type="float" office:value="350">
            <text:p>350</text:p>
          </table:table-cell>
          <table:table-cell table:style-name="ce991" office:value-type="string">
            <text:p>sacos</text:p>
          </table:table-cell>
          <table:table-cell table:style-name="ce1007" office:value-type="string">
            <text:p>35.00</text:p>
          </table:table-cell>
          <table:table-cell table:style-name="ce1007" office:value-type="float" office:value="50">
            <text:p>50.00</text:p>
          </table:table-cell>
          <table:table-cell table:style-name="ce1038" office:value-type="string">
            <text:p>30.00</text:p>
          </table:table-cell>
          <table:table-cell table:style-name="ce1007" office:value-type="string">
            <text:p>Febrero</text:p>
          </table:table-cell>
          <table:table-cell table:style-name="ce1061" office:value-type="string">
            <text:p>25.00</text:p>
          </table:table-cell>
          <table:table-cell table:style-name="ce1081" office:value-type="string">
            <text:p>Ago.</text:p>
          </table:table-cell>
          <table:table-cell table:style-name="ce1102" table:formula="of:=SUM([.M12:.N12])/2" office:value-type="float" office:value="375">
            <text:p>375.00</text:p>
          </table:table-cell>
          <table:table-cell table:style-name="ce1106" table:formula="of:=[.R12]*[.V12]" office:value-type="float" office:value="0">
            <text:p>#VALOR!</text:p>
          </table:table-cell>
          <table:table-cell table:style-name="ce1109" table:formula="of:=iferror(([.W12]-[.K12])/[.W12];0)" office:value-type="percentage" office:value="0">
            <text:p>#VALOR!</text:p>
          </table:table-cell>
          <table:table-cell table:style-name="ce1106" table:formula="of:=[.T12]*[.V12]" office:value-type="float" office:value="0">
            <text:p>#VALOR!</text:p>
          </table:table-cell>
          <table:table-cell table:style-name="ce1112" table:formula="of:=iferror(([.Y12]-[.L12])/[.Y12];0)" office:value-type="percentage" office:value="0">
            <text:p>#VALOR!</text:p>
          </table:table-cell>
          <table:table-cell table:formula="of:=[$'Evaluación Cuantitativa'.B10]">
            <text:p/>
          </table:table-cell>
          <table:table-cell table:style-name="ce1115" table:formula="of:=IF(ISERROR(VLOOKUP([.AA12];OFFSET([.$G$3];[.$AB$9];0;[.$AC$9];18);18;0));1;VLOOKUP([.AA12];OFFSET([.$G$3];[.$AB$9];0;[.$AC$9];18);18;0))" office:value-type="percentage" office:value="1">
            <text:p>100.00%</text:p>
          </table:table-cell>
          <table:table-cell table:number-columns-repeated="996"/>
        </table:table-row>
        <table:table-row table:style-name="ro20">
          <table:table-cell table:style-name="ce864"/>
          <table:table-cell table:style-name="ce871" table:formula="of:=IF([.C13]=[.C12];[.B12]+1;1)" office:value-type="float" office:value="6">
            <text:p>6</text:p>
          </table:table-cell>
          <table:table-cell table:style-name="ce863" office:value-type="string">
            <text:p>Imperial</text:p>
          </table:table-cell>
          <table:table-cell table:style-name="ce870" table:formula="of:=1+[.D12]" office:value-type="float" office:value="6">
            <text:p>6</text:p>
          </table:table-cell>
          <table:table-cell table:style-name="ce871" table:formula="of:=IF([.B14]=1;[.B13];[.E14])" office:value-type="float" office:value="8">
            <text:p>8</text:p>
          </table:table-cell>
          <table:table-cell table:style-name="ce883" office:value-type="string">
            <text:p>Baja</text:p>
          </table:table-cell>
          <table:table-cell table:style-name="ce892" office:value-type="string">
            <text:p>Vid Italia</text:p>
          </table:table-cell>
          <table:table-cell table:style-name="ce907" office:value-type="float" office:value="800">
            <text:p>800</text:p>
          </table:table-cell>
          <table:table-cell table:style-name="ce926" office:value-type="string">
            <text:p>Julio-Agosto-Setiembre</text:p>
          </table:table-cell>
          <table:table-cell table:style-name="ce937" office:value-type="string">
            <text:p>Marzo-Abril-Mayo</text:p>
          </table:table-cell>
          <table:table-cell table:style-name="ce950" office:value-type="float" office:value="10000">
            <text:p>10,000</text:p>
          </table:table-cell>
          <table:table-cell table:style-name="ce964" office:value-type="float" office:value="9000">
            <text:p>9,000</text:p>
          </table:table-cell>
          <table:table-cell table:style-name="ce950" office:value-type="float" office:value="20000">
            <text:p>20,000</text:p>
          </table:table-cell>
          <table:table-cell table:style-name="ce964" office:value-type="float" office:value="19000">
            <text:p>19,000</text:p>
          </table:table-cell>
          <table:table-cell table:style-name="ce992" office:value-type="string">
            <text:p>kg</text:p>
          </table:table-cell>
          <table:table-cell table:style-name="ce1008" office:value-type="float" office:value="1.3">
            <text:p>1.30</text:p>
          </table:table-cell>
          <table:table-cell table:style-name="ce1008" office:value-type="float" office:value="1">
            <text:p>1.00</text:p>
          </table:table-cell>
          <table:table-cell table:style-name="ce1039" office:value-type="float" office:value="0.9">
            <text:p>0.90</text:p>
          </table:table-cell>
          <table:table-cell table:style-name="ce1008" office:value-type="string">
            <text:p>Ene.</text:p>
          </table:table-cell>
          <table:table-cell table:style-name="ce1062" office:value-type="float" office:value="0.7">
            <text:p>0.70</text:p>
          </table:table-cell>
          <table:table-cell table:style-name="ce1082" office:value-type="string">
            <text:p>Feb</text:p>
          </table:table-cell>
          <table:table-cell table:style-name="ce1102" table:formula="of:=SUM([.M13:.N13])/2" office:value-type="float" office:value="19500">
            <text:p>19500.00</text:p>
          </table:table-cell>
          <table:table-cell table:style-name="ce1106" table:formula="of:=[.R13]*[.V13]" office:value-type="float" office:value="17550">
            <text:p>17,550.00</text:p>
          </table:table-cell>
          <table:table-cell table:style-name="ce1109" table:formula="of:=iferror(([.W13]-[.K13])/[.W13];0)" office:value-type="percentage" office:value="0">
            <text:p>#NOMBRE?</text:p>
          </table:table-cell>
          <table:table-cell table:style-name="ce1106" table:formula="of:=[.T13]*[.V13]" office:value-type="float" office:value="13650">
            <text:p>13,650.00</text:p>
          </table:table-cell>
          <table:table-cell table:style-name="ce1112" table:formula="of:=iferror(([.Y13]-[.L13])/[.Y13];0)" office:value-type="percentage" office:value="0">
            <text:p>#NOMBRE?</text:p>
          </table:table-cell>
          <table:table-cell table:formula="of:=[$'Evaluación Cuantitativa'.B11]">
            <text:p/>
          </table:table-cell>
          <table:table-cell table:style-name="ce1115" table:formula="of:=IF(ISERROR(VLOOKUP([.AA13];OFFSET([.$G$3];[.$AB$9];0;[.$AC$9];18);18;0));1;VLOOKUP([.AA13];OFFSET([.$G$3];[.$AB$9];0;[.$AC$9];18);18;0))" office:value-type="percentage" office:value="1">
            <text:p>100.00%</text:p>
          </table:table-cell>
          <table:table-cell table:style-name="ce1116"/>
          <table:table-cell table:number-columns-repeated="995"/>
        </table:table-row>
        <table:table-row table:style-name="ro20">
          <table:table-cell table:style-name="ce864"/>
          <table:table-cell table:style-name="ce871" table:formula="of:=IF([.C14]=[.C13];[.B13]+1;1)" office:value-type="float" office:value="7">
            <text:p>7</text:p>
          </table:table-cell>
          <table:table-cell table:style-name="ce863" office:value-type="string">
            <text:p>Imperial</text:p>
          </table:table-cell>
          <table:table-cell table:style-name="ce870" table:formula="of:=1+[.D13]" office:value-type="float" office:value="7">
            <text:p>7</text:p>
          </table:table-cell>
          <table:table-cell table:style-name="ce871" table:formula="of:=IF([.B15]=1;[.B14];[.E15])" office:value-type="float" office:value="8">
            <text:p>8</text:p>
          </table:table-cell>
          <table:table-cell table:style-name="ce883" office:value-type="string">
            <text:p>Baja</text:p>
          </table:table-cell>
          <table:table-cell table:style-name="ce891" office:value-type="string">
            <text:p>Manzano</text:p>
          </table:table-cell>
          <table:table-cell table:style-name="ce907" office:value-type="float" office:value="800">
            <text:p>800</text:p>
          </table:table-cell>
          <table:table-cell table:style-name="ce925" office:value-type="string">
            <text:p>Abril - Junio</text:p>
          </table:table-cell>
          <table:table-cell table:style-name="ce936" office:value-type="string">
            <text:p>Noviembre - Diciembre</text:p>
          </table:table-cell>
          <table:table-cell table:style-name="ce950" office:value-type="float" office:value="9000">
            <text:p>9,000</text:p>
          </table:table-cell>
          <table:table-cell table:style-name="ce964" office:value-type="float" office:value="8000">
            <text:p>8,000</text:p>
          </table:table-cell>
          <table:table-cell table:style-name="ce950" office:value-type="float" office:value="25000">
            <text:p>25,000</text:p>
          </table:table-cell>
          <table:table-cell table:style-name="ce964" office:value-type="float" office:value="23000">
            <text:p>23,000</text:p>
          </table:table-cell>
          <table:table-cell table:style-name="ce991" office:value-type="string">
            <text:p>kg</text:p>
          </table:table-cell>
          <table:table-cell table:style-name="ce1007" office:value-type="float" office:value="0.8">
            <text:p>0.80</text:p>
          </table:table-cell>
          <table:table-cell table:style-name="ce1007" office:value-type="float" office:value="1">
            <text:p>1.00</text:p>
          </table:table-cell>
          <table:table-cell table:style-name="ce1038" office:value-type="float" office:value="0.8">
            <text:p>0.80</text:p>
          </table:table-cell>
          <table:table-cell table:style-name="ce1007" office:value-type="string">
            <text:p>nov.</text:p>
          </table:table-cell>
          <table:table-cell table:style-name="ce1061" office:value-type="float" office:value="0.5">
            <text:p>0.50</text:p>
          </table:table-cell>
          <table:table-cell table:style-name="ce1081" office:value-type="string">
            <text:p>Dic.</text:p>
          </table:table-cell>
          <table:table-cell table:style-name="ce1102" table:formula="of:=SUM([.M14:.N14])/2" office:value-type="float" office:value="24000">
            <text:p>24000.00</text:p>
          </table:table-cell>
          <table:table-cell table:style-name="ce1106" table:formula="of:=[.R14]*[.V14]" office:value-type="float" office:value="19200">
            <text:p>19,200.00</text:p>
          </table:table-cell>
          <table:table-cell table:style-name="ce1109" table:formula="of:=iferror(([.W14]-[.K14])/[.W14];0)" office:value-type="percentage" office:value="0">
            <text:p>#NOMBRE?</text:p>
          </table:table-cell>
          <table:table-cell table:style-name="ce1106" table:formula="of:=[.T14]*[.V14]" office:value-type="float" office:value="12000">
            <text:p>12,000.00</text:p>
          </table:table-cell>
          <table:table-cell table:style-name="ce1112" table:formula="of:=iferror(([.Y14]-[.L14])/[.Y14];0)" office:value-type="percentage" office:value="0">
            <text:p>#NOMBRE?</text:p>
          </table:table-cell>
          <table:table-cell table:formula="of:=[$'Evaluación Cuantitativa'.B12]">
            <text:p/>
          </table:table-cell>
          <table:table-cell table:style-name="ce1115" table:formula="of:=IF(ISERROR(VLOOKUP([.AA14];OFFSET([.$G$3];[.$AB$9];0;[.$AC$9];18);18;0));1;VLOOKUP([.AA14];OFFSET([.$G$3];[.$AB$9];0;[.$AC$9];18);18;0))" office:value-type="percentage" office:value="1">
            <text:p>100.00%</text:p>
          </table:table-cell>
          <table:table-cell table:style-name="ce1117"/>
          <table:table-cell table:number-columns-repeated="995"/>
        </table:table-row>
        <table:table-row table:style-name="ro20">
          <table:table-cell table:style-name="ce864"/>
          <table:table-cell table:style-name="ce871" table:formula="of:=IF([.C15]=[.C14];[.B14]+1;1)" office:value-type="float" office:value="8">
            <text:p>8</text:p>
          </table:table-cell>
          <table:table-cell table:style-name="ce863" office:value-type="string">
            <text:p>Imperial</text:p>
          </table:table-cell>
          <table:table-cell table:style-name="ce870" table:formula="of:=1+[.D14]" office:value-type="float" office:value="8">
            <text:p>8</text:p>
          </table:table-cell>
          <table:table-cell table:style-name="ce871" table:formula="of:=IF([.B16]=1;[.B15];[.E16])" office:value-type="float" office:value="8">
            <text:p>8</text:p>
          </table:table-cell>
          <table:table-cell table:style-name="ce884" office:value-type="string">
            <text:p>Baja</text:p>
          </table:table-cell>
          <table:table-cell table:style-name="ce893" office:value-type="string">
            <text:p>Pepino Dulce</text:p>
          </table:table-cell>
          <table:table-cell table:style-name="ce908" office:value-type="float" office:value="300">
            <text:p>300</text:p>
          </table:table-cell>
          <table:table-cell table:style-name="ce927" office:value-type="string">
            <text:p>Marzo - Mayo</text:p>
          </table:table-cell>
          <table:table-cell table:style-name="ce938" office:value-type="string">
            <text:p>Setiembre - Diciembre</text:p>
          </table:table-cell>
          <table:table-cell table:style-name="ce951" office:value-type="float" office:value="6500">
            <text:p>6,500</text:p>
          </table:table-cell>
          <table:table-cell table:style-name="ce965" office:value-type="float" office:value="6000">
            <text:p>6,000</text:p>
          </table:table-cell>
          <table:table-cell table:style-name="ce951" office:value-type="float" office:value="1500">
            <text:p>1,500</text:p>
          </table:table-cell>
          <table:table-cell table:style-name="ce965" office:value-type="float" office:value="1400">
            <text:p>1,400</text:p>
          </table:table-cell>
          <table:table-cell table:style-name="ce993" office:value-type="string">
            <text:p>Cajones</text:p>
          </table:table-cell>
          <table:table-cell table:style-name="ce1009" office:value-type="float" office:value="10">
            <text:p>10.00</text:p>
          </table:table-cell>
          <table:table-cell table:style-name="ce1009" office:value-type="float" office:value="12">
            <text:p>12.00</text:p>
          </table:table-cell>
          <table:table-cell table:style-name="ce1040" office:value-type="float" office:value="9">
            <text:p>9.00</text:p>
          </table:table-cell>
          <table:table-cell table:style-name="ce1009" office:value-type="string">
            <text:p>Set.</text:p>
          </table:table-cell>
          <table:table-cell table:style-name="ce1063" office:value-type="float" office:value="7">
            <text:p>7.00</text:p>
          </table:table-cell>
          <table:table-cell table:style-name="ce1083" office:value-type="string">
            <text:p>Nov.</text:p>
          </table:table-cell>
          <table:table-cell table:style-name="ce1102" table:formula="of:=SUM([.M15:.N15])/2" office:value-type="float" office:value="1450">
            <text:p>1450.00</text:p>
          </table:table-cell>
          <table:table-cell table:style-name="ce1106" table:formula="of:=[.R15]*[.V15]" office:value-type="float" office:value="13050">
            <text:p>13,050.00</text:p>
          </table:table-cell>
          <table:table-cell table:style-name="ce1109" table:formula="of:=iferror(([.W15]-[.K15])/[.W15];0)" office:value-type="percentage" office:value="0">
            <text:p>#NOMBRE?</text:p>
          </table:table-cell>
          <table:table-cell table:style-name="ce1106" table:formula="of:=[.T15]*[.V15]" office:value-type="float" office:value="10150">
            <text:p>10,150.00</text:p>
          </table:table-cell>
          <table:table-cell table:style-name="ce1112" table:formula="of:=iferror(([.Y15]-[.L15])/[.Y15];0)" office:value-type="percentage" office:value="0">
            <text:p>#NOMBRE?</text:p>
          </table:table-cell>
          <table:table-cell table:formula="of:=[$'Evaluación Cuantitativa'.B16]">
            <text:p/>
          </table:table-cell>
          <table:table-cell table:style-name="ce1115" table:formula="of:=IF(ISERROR(VLOOKUP([.AA15];OFFSET([.$G$3];[.$AB$9];0;[.$AC$9];18);18;0));1;VLOOKUP([.AA15];OFFSET([.$G$3];[.$AB$9];0;[.$AC$9];18);18;0))" office:value-type="percentage" office:value="1">
            <text:p>100.00%</text:p>
          </table:table-cell>
          <table:table-cell table:number-columns-repeated="996"/>
        </table:table-row>
        <table:table-row table:style-name="ro20">
          <table:table-cell table:style-name="ce864"/>
          <table:table-cell table:style-name="ce871" table:formula="of:=IF([.C16]=[.C15];[.B15]+1;1)" office:value-type="float" office:value="1">
            <text:p>1</text:p>
          </table:table-cell>
          <table:table-cell table:style-name="ce863" office:value-type="string">
            <text:p>Chincha</text:p>
          </table:table-cell>
          <table:table-cell table:style-name="ce870" table:formula="of:=1+[.D15]" office:value-type="float" office:value="9">
            <text:p>9</text:p>
          </table:table-cell>
          <table:table-cell table:style-name="ce871" table:formula="of:=IF([.B17]=1;[.B16];[.E17])" office:value-type="float" office:value="5">
            <text:p>5</text:p>
          </table:table-cell>
          <table:table-cell table:style-name="ce883" office:value-type="string">
            <text:p>Alta</text:p>
          </table:table-cell>
          <table:table-cell table:style-name="ce892" office:value-type="string">
            <text:p>Algodón</text:p>
          </table:table-cell>
          <table:table-cell table:style-name="ce909" office:value-type="float" office:value="12000">
            <text:p>12,000</text:p>
          </table:table-cell>
          <table:table-cell table:style-name="ce926" office:value-type="string">
            <text:p>Agosto - Octubre</text:p>
          </table:table-cell>
          <table:table-cell table:style-name="ce937" office:value-type="string">
            <text:p>Abril - Julio</text:p>
          </table:table-cell>
          <table:table-cell table:style-name="ce952" office:value-type="float" office:value="5700">
            <text:p>5,700</text:p>
          </table:table-cell>
          <table:table-cell table:style-name="ce966"/>
          <table:table-cell table:style-name="ce978" office:value-type="float" office:value="60">
            <text:p>60</text:p>
          </table:table-cell>
          <table:table-cell table:style-name="ce966"/>
          <table:table-cell table:style-name="ce994" office:value-type="string">
            <text:p>Qq</text:p>
          </table:table-cell>
          <table:table-cell table:style-name="ce1010" office:value-type="float" office:value="120">
            <text:p>120.00</text:p>
          </table:table-cell>
          <table:table-cell table:style-name="ce1010"/>
          <table:table-cell table:style-name="ce1041" office:value-type="float" office:value="130">
            <text:p>130.00</text:p>
          </table:table-cell>
          <table:table-cell table:style-name="ce1010" office:value-type="string">
            <text:p>Abr.</text:p>
          </table:table-cell>
          <table:table-cell table:style-name="ce1064" office:value-type="float" office:value="120">
            <text:p>120.00</text:p>
          </table:table-cell>
          <table:table-cell table:style-name="ce1084" office:value-type="string">
            <text:p>Jun.</text:p>
          </table:table-cell>
          <table:table-cell table:style-name="ce1102" table:formula="of:=SUM([.M16:.N16])/2" office:value-type="float" office:value="30">
            <text:p>30.00</text:p>
          </table:table-cell>
          <table:table-cell table:style-name="ce1106" table:formula="of:=[.R16]*[.V16]" office:value-type="float" office:value="3900">
            <text:p>3,900.00</text:p>
          </table:table-cell>
          <table:table-cell table:style-name="ce1109" table:formula="of:=iferror(([.W16]-[.K16])/[.W16];0)" office:value-type="percentage" office:value="0">
            <text:p>#NOMBRE?</text:p>
          </table:table-cell>
          <table:table-cell table:style-name="ce1106" table:formula="of:=[.T16]*[.V16]" office:value-type="float" office:value="3600">
            <text:p>3,600.00</text:p>
          </table:table-cell>
          <table:table-cell table:style-name="ce1112" table:formula="of:=iferror(([.Y16]-[.L16])/[.Y16];0)" office:value-type="percentage" office:value="0">
            <text:p>#NOMBRE?</text:p>
          </table:table-cell>
          <table:table-cell table:formula="of:=[$'Evaluación Cuantitativa'.B17]">
            <text:p/>
          </table:table-cell>
          <table:table-cell table:style-name="ce1115" table:formula="of:=IF(ISERROR(VLOOKUP([.AA16];OFFSET([.$G$3];[.$AB$9];0;[.$AC$9];18);18;0));1;VLOOKUP([.AA16];OFFSET([.$G$3];[.$AB$9];0;[.$AC$9];18);18;0))" office:value-type="percentage" office:value="1">
            <text:p>100.00%</text:p>
          </table:table-cell>
          <table:table-cell table:number-columns-repeated="996"/>
        </table:table-row>
        <table:table-row table:style-name="ro20">
          <table:table-cell table:style-name="ce864"/>
          <table:table-cell table:style-name="ce871" table:formula="of:=IF([.C17]=[.C16];[.B16]+1;1)" office:value-type="float" office:value="2">
            <text:p>2</text:p>
          </table:table-cell>
          <table:table-cell table:style-name="ce863" office:value-type="string">
            <text:p>Chincha</text:p>
          </table:table-cell>
          <table:table-cell table:style-name="ce870" table:formula="of:=1+[.D16]" office:value-type="float" office:value="10">
            <text:p>10</text:p>
          </table:table-cell>
          <table:table-cell table:style-name="ce871" table:formula="of:=IF([.B18]=1;[.B17];[.E18])" office:value-type="float" office:value="5">
            <text:p>5</text:p>
          </table:table-cell>
          <table:table-cell table:style-name="ce883" office:value-type="string">
            <text:p>Media</text:p>
          </table:table-cell>
          <table:table-cell table:style-name="ce891" office:value-type="string">
            <text:p>Maíz</text:p>
          </table:table-cell>
          <table:table-cell table:style-name="ce910" office:value-type="float" office:value="5000">
            <text:p>5,0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500">
            <text:p>5,500</text:p>
          </table:table-cell>
          <table:table-cell table:style-name="ce966"/>
          <table:table-cell table:style-name="ce978" office:value-type="float" office:value="9500">
            <text:p>9,500</text:p>
          </table:table-cell>
          <table:table-cell table:style-name="ce966"/>
          <table:table-cell table:style-name="ce995" office:value-type="string">
            <text:p>Kg</text:p>
          </table:table-cell>
          <table:table-cell table:style-name="ce1011" office:value-type="float" office:value="1">
            <text:p>1.00</text:p>
          </table:table-cell>
          <table:table-cell table:style-name="ce1011" office:value-type="float" office:value="1.3">
            <text:p>1.30</text:p>
          </table:table-cell>
          <table:table-cell table:style-name="ce1042" office:value-type="float" office:value="1">
            <text:p>1.00</text:p>
          </table:table-cell>
          <table:table-cell table:style-name="ce1016" office:value-type="string">
            <text:p>Jun.-Nov.</text:p>
          </table:table-cell>
          <table:table-cell table:style-name="ce1065" office:value-type="float" office:value="0.85">
            <text:p>0.85</text:p>
          </table:table-cell>
          <table:table-cell table:style-name="ce1085" office:value-type="string">
            <text:p>Dic.-Mar.</text:p>
          </table:table-cell>
          <table:table-cell table:style-name="ce1102" table:formula="of:=SUM([.M17:.N17])/2" office:value-type="float" office:value="4750">
            <text:p>4750.00</text:p>
          </table:table-cell>
          <table:table-cell table:style-name="ce1106" table:formula="of:=[.R17]*[.V17]" office:value-type="float" office:value="4750">
            <text:p>4,750.00</text:p>
          </table:table-cell>
          <table:table-cell table:style-name="ce1109" table:formula="of:=iferror(([.W17]-[.K17])/[.W17];0)" office:value-type="percentage" office:value="0">
            <text:p>#NOMBRE?</text:p>
          </table:table-cell>
          <table:table-cell table:style-name="ce1106" table:formula="of:=[.T17]*[.V17]" office:value-type="float" office:value="4037.5">
            <text:p>4,037.50</text:p>
          </table:table-cell>
          <table:table-cell table:style-name="ce1112" table:formula="of:=iferror(([.Y17]-[.L17])/[.Y17];0)" office:value-type="percentage" office:value="0">
            <text:p>#NOMBRE?</text:p>
          </table:table-cell>
          <table:table-cell table:number-columns-repeated="998"/>
        </table:table-row>
        <table:table-row table:style-name="ro20">
          <table:table-cell table:style-name="ce864"/>
          <table:table-cell table:style-name="ce871" table:formula="of:=IF([.C18]=[.C17];[.B17]+1;1)" office:value-type="float" office:value="3">
            <text:p>3</text:p>
          </table:table-cell>
          <table:table-cell table:style-name="ce863" office:value-type="string">
            <text:p>Chincha</text:p>
          </table:table-cell>
          <table:table-cell table:style-name="ce870" table:formula="of:=1+[.D17]" office:value-type="float" office:value="11">
            <text:p>11</text:p>
          </table:table-cell>
          <table:table-cell table:style-name="ce871" table:formula="of:=IF([.B19]=1;[.B18];[.E19])" office:value-type="float" office:value="5">
            <text:p>5</text:p>
          </table:table-cell>
          <table:table-cell table:style-name="ce883" office:value-type="string">
            <text:p>Baja</text:p>
          </table:table-cell>
          <table:table-cell table:style-name="ce891" office:value-type="string">
            <text:p>Vid Borgoña</text:p>
          </table:table-cell>
          <table:table-cell table:style-name="ce910" office:value-type="float" office:value="3000">
            <text:p>3,000</text:p>
          </table:table-cell>
          <table:table-cell table:style-name="ce925" office:value-type="string">
            <text:p>Abril - Agosto</text:p>
          </table:table-cell>
          <table:table-cell table:style-name="ce936" office:value-type="string">
            <text:p>Enero - Abril</text:p>
          </table:table-cell>
          <table:table-cell table:style-name="ce952" office:value-type="float" office:value="5000">
            <text:p>5,000</text:p>
          </table:table-cell>
          <table:table-cell table:style-name="ce966"/>
          <table:table-cell table:style-name="ce978" office:value-type="float" office:value="8000">
            <text:p>8,000</text:p>
          </table:table-cell>
          <table:table-cell table:style-name="ce966"/>
          <table:table-cell table:style-name="ce995" office:value-type="string">
            <text:p>kg</text:p>
          </table:table-cell>
          <table:table-cell table:style-name="ce1011" office:value-type="float" office:value="1.2">
            <text:p>1.20</text:p>
          </table:table-cell>
          <table:table-cell table:style-name="ce1011" office:value-type="float" office:value="1.6">
            <text:p>1.60</text:p>
          </table:table-cell>
          <table:table-cell table:style-name="ce1042" office:value-type="float" office:value="1">
            <text:p>1.00</text:p>
          </table:table-cell>
          <table:table-cell table:style-name="ce1011" office:value-type="string">
            <text:p>Ene.</text:p>
          </table:table-cell>
          <table:table-cell table:style-name="ce1066" office:value-type="float" office:value="0.9">
            <text:p>0.90</text:p>
          </table:table-cell>
          <table:table-cell table:style-name="ce1020" office:value-type="string">
            <text:p>Mar.</text:p>
          </table:table-cell>
          <table:table-cell table:style-name="ce1102" table:formula="of:=SUM([.M18:.N18])/2" office:value-type="float" office:value="4000">
            <text:p>4000.00</text:p>
          </table:table-cell>
          <table:table-cell table:style-name="ce1106" table:formula="of:=[.R18]*[.V18]" office:value-type="float" office:value="4000">
            <text:p>4,000.00</text:p>
          </table:table-cell>
          <table:table-cell table:style-name="ce1109" table:formula="of:=iferror(([.W18]-[.K18])/[.W18];0)" office:value-type="percentage" office:value="0">
            <text:p>#NOMBRE?</text:p>
          </table:table-cell>
          <table:table-cell table:style-name="ce1106" table:formula="of:=[.T18]*[.V18]" office:value-type="float" office:value="3600">
            <text:p>3,600.00</text:p>
          </table:table-cell>
          <table:table-cell table:style-name="ce1112" table:formula="of:=iferror(([.Y18]-[.L18])/[.Y18];0)" office:value-type="percentage" office:value="0">
            <text:p>#NOMBRE?</text:p>
          </table:table-cell>
          <table:table-cell table:number-columns-repeated="998"/>
        </table:table-row>
        <table:table-row table:style-name="ro20">
          <table:table-cell table:style-name="ce864"/>
          <table:table-cell table:style-name="ce871" table:formula="of:=IF([.C19]=[.C18];[.B18]+1;1)" office:value-type="float" office:value="4">
            <text:p>4</text:p>
          </table:table-cell>
          <table:table-cell table:style-name="ce863" office:value-type="string">
            <text:p>Chincha</text:p>
          </table:table-cell>
          <table:table-cell table:style-name="ce870" table:formula="of:=1+[.D18]" office:value-type="float" office:value="12">
            <text:p>12</text:p>
          </table:table-cell>
          <table:table-cell table:style-name="ce871" table:formula="of:=IF([.B20]=1;[.B19];[.E20])" office:value-type="float" office:value="5">
            <text:p>5</text:p>
          </table:table-cell>
          <table:table-cell table:style-name="ce883" office:value-type="string">
            <text:p>Baja</text:p>
          </table:table-cell>
          <table:table-cell table:style-name="ce891" office:value-type="string">
            <text:p>Zapallo</text:p>
          </table:table-cell>
          <table:table-cell table:style-name="ce910"/>
          <table:table-cell table:style-name="ce925" office:value-type="string">
            <text:p>Marzo-Abril</text:p>
          </table:table-cell>
          <table:table-cell table:style-name="ce936" office:value-type="string">
            <text:p>Julio-Agosto</text:p>
          </table:table-cell>
          <table:table-cell table:style-name="ce952" office:value-type="float" office:value="5500">
            <text:p>5,500</text:p>
          </table:table-cell>
          <table:table-cell table:style-name="ce966"/>
          <table:table-cell table:style-name="ce978" office:value-type="float" office:value="25000">
            <text:p>25,000</text:p>
          </table:table-cell>
          <table:table-cell table:style-name="ce966"/>
          <table:table-cell table:style-name="ce995" office:value-type="string">
            <text:p>kg</text:p>
          </table:table-cell>
          <table:table-cell table:style-name="ce1011" table:number-columns-repeated="2"/>
          <table:table-cell table:style-name="ce1042" office:value-type="float" office:value="0.2">
            <text:p>0.20</text:p>
          </table:table-cell>
          <table:table-cell table:style-name="ce1011" office:value-type="string">
            <text:p>Jul.</text:p>
          </table:table-cell>
          <table:table-cell table:style-name="ce1066" office:value-type="float" office:value="0.5">
            <text:p>0.50</text:p>
          </table:table-cell>
          <table:table-cell table:style-name="ce1020" office:value-type="string">
            <text:p>Ago.</text:p>
          </table:table-cell>
          <table:table-cell table:style-name="ce1102" table:formula="of:=SUM([.M19:.N19])/2" office:value-type="float" office:value="12500">
            <text:p>12500.00</text:p>
          </table:table-cell>
          <table:table-cell table:style-name="ce1106" table:formula="of:=[.R19]*[.V19]" office:value-type="float" office:value="2500">
            <text:p>2,500.00</text:p>
          </table:table-cell>
          <table:table-cell table:style-name="ce1109" table:formula="of:=iferror(([.W19]-[.K19])/[.W19];0)" office:value-type="percentage" office:value="0">
            <text:p>#NOMBRE?</text:p>
          </table:table-cell>
          <table:table-cell table:style-name="ce1106" table:formula="of:=[.T19]*[.V19]" office:value-type="float" office:value="6250">
            <text:p>6,250.00</text:p>
          </table:table-cell>
          <table:table-cell table:style-name="ce1112" table:formula="of:=iferror(([.Y19]-[.L19])/[.Y19];0)" office:value-type="percentage" office:value="0">
            <text:p>#NOMBRE?</text:p>
          </table:table-cell>
          <table:table-cell table:number-columns-repeated="998"/>
        </table:table-row>
        <table:table-row table:style-name="ro20">
          <table:table-cell table:style-name="ce864"/>
          <table:table-cell table:style-name="ce871" table:formula="of:=IF([.C20]=[.C19];[.B19]+1;1)" office:value-type="float" office:value="5">
            <text:p>5</text:p>
          </table:table-cell>
          <table:table-cell table:style-name="ce863" office:value-type="string">
            <text:p>Chincha</text:p>
          </table:table-cell>
          <table:table-cell table:style-name="ce870" table:formula="of:=1+[.D19]" office:value-type="float" office:value="13">
            <text:p>13</text:p>
          </table:table-cell>
          <table:table-cell table:style-name="ce871" table:formula="of:=IF([.B21]=1;[.B20];[.E21])" office:value-type="float" office:value="5">
            <text:p>5</text:p>
          </table:table-cell>
          <table:table-cell table:style-name="ce884" office:value-type="string">
            <text:p>Baja</text:p>
          </table:table-cell>
          <table:table-cell table:style-name="ce894" office:value-type="string">
            <text:p>Palto</text:p>
          </table:table-cell>
          <table:table-cell table:style-name="ce911" office:value-type="float" office:value="3000">
            <text:p>3,000</text:p>
          </table:table-cell>
          <table:table-cell table:style-name="ce928" office:value-type="string">
            <text:p>Mayo - Agosto</text:p>
          </table:table-cell>
          <table:table-cell table:style-name="ce939" office:value-type="string">
            <text:p>Abril - Junio</text:p>
          </table:table-cell>
          <table:table-cell table:style-name="ce953" office:value-type="float" office:value="9500">
            <text:p>9,500</text:p>
          </table:table-cell>
          <table:table-cell table:style-name="ce967"/>
          <table:table-cell table:style-name="ce953" office:value-type="float" office:value="13000">
            <text:p>13,000</text:p>
          </table:table-cell>
          <table:table-cell table:style-name="ce967"/>
          <table:table-cell table:style-name="ce915" office:value-type="string">
            <text:p>Kg</text:p>
          </table:table-cell>
          <table:table-cell table:style-name="ce1012" office:value-type="float" office:value="2.5">
            <text:p>2.50</text:p>
          </table:table-cell>
          <table:table-cell table:style-name="ce1012" office:value-type="float" office:value="4.5">
            <text:p>4.50</text:p>
          </table:table-cell>
          <table:table-cell table:style-name="ce1043" office:value-type="float" office:value="2">
            <text:p>2.00</text:p>
          </table:table-cell>
          <table:table-cell table:style-name="ce1012" office:value-type="string">
            <text:p>Abr.</text:p>
          </table:table-cell>
          <table:table-cell table:style-name="ce1067" office:value-type="float" office:value="1.8">
            <text:p>1.80</text:p>
          </table:table-cell>
          <table:table-cell table:style-name="ce1086" office:value-type="string">
            <text:p>Jun.</text:p>
          </table:table-cell>
          <table:table-cell table:style-name="ce1102" table:formula="of:=SUM([.M20:.N20])/2" office:value-type="float" office:value="6500">
            <text:p>6500.00</text:p>
          </table:table-cell>
          <table:table-cell table:style-name="ce1106" table:formula="of:=[.R20]*[.V20]" office:value-type="float" office:value="13000">
            <text:p>13,000.00</text:p>
          </table:table-cell>
          <table:table-cell table:style-name="ce1109" table:formula="of:=iferror(([.W20]-[.K20])/[.W20];0)" office:value-type="percentage" office:value="0">
            <text:p>#NOMBRE?</text:p>
          </table:table-cell>
          <table:table-cell table:style-name="ce1106" table:formula="of:=[.T20]*[.V20]" office:value-type="float" office:value="11700">
            <text:p>11,700.00</text:p>
          </table:table-cell>
          <table:table-cell table:style-name="ce1112" table:formula="of:=iferror(([.Y20]-[.L20])/[.Y20];0)" office:value-type="percentage" office:value="0">
            <text:p>#NOMBRE?</text:p>
          </table:table-cell>
          <table:table-cell table:number-columns-repeated="998"/>
        </table:table-row>
        <table:table-row table:style-name="ro20">
          <table:table-cell table:style-name="ce864"/>
          <table:table-cell table:style-name="ce871" table:formula="of:=IF([.C21]=[.C20];[.B20]+1;1)" office:value-type="float" office:value="1">
            <text:p>1</text:p>
          </table:table-cell>
          <table:table-cell table:style-name="ce863" office:value-type="string">
            <text:p>Pisco</text:p>
          </table:table-cell>
          <table:table-cell table:style-name="ce870" table:formula="of:=1+[.D20]" office:value-type="float" office:value="14">
            <text:p>14</text:p>
          </table:table-cell>
          <table:table-cell table:style-name="ce871" table:formula="of:=IF([.B22]=1;[.B21];[.E22])" office:value-type="float" office:value="6">
            <text:p>6</text:p>
          </table:table-cell>
          <table:table-cell table:style-name="ce881" office:value-type="string">
            <text:p>Alta</text:p>
          </table:table-cell>
          <table:table-cell table:style-name="ce889" office:value-type="string">
            <text:p>Algodón</text:p>
          </table:table-cell>
          <table:table-cell table:style-name="ce905" office:value-type="float" office:value="1100">
            <text:p>1,100</text:p>
          </table:table-cell>
          <table:table-cell table:style-name="ce923" office:value-type="string">
            <text:p>Junio - Octubre</text:p>
          </table:table-cell>
          <table:table-cell table:style-name="ce934" office:value-type="string">
            <text:p>Marzo - Julio</text:p>
          </table:table-cell>
          <table:table-cell table:style-name="ce948" office:value-type="float" office:value="5500">
            <text:p>5,500</text:p>
          </table:table-cell>
          <table:table-cell table:style-name="ce962"/>
          <table:table-cell table:style-name="ce948" office:value-type="float" office:value="60">
            <text:p>60</text:p>
          </table:table-cell>
          <table:table-cell table:style-name="ce962"/>
          <table:table-cell table:style-name="ce989" office:value-type="string">
            <text:p>Qq</text:p>
          </table:table-cell>
          <table:table-cell table:style-name="ce1005" office:value-type="float" office:value="120">
            <text:p>120.00</text:p>
          </table:table-cell>
          <table:table-cell table:style-name="ce1005"/>
          <table:table-cell table:style-name="ce1036" office:value-type="float" office:value="130">
            <text:p>130.00</text:p>
          </table:table-cell>
          <table:table-cell table:style-name="ce1005" office:value-type="string">
            <text:p>Abr.</text:p>
          </table:table-cell>
          <table:table-cell table:style-name="ce1059" office:value-type="float" office:value="120">
            <text:p>120.00</text:p>
          </table:table-cell>
          <table:table-cell table:style-name="ce1079" office:value-type="string">
            <text:p>May.</text:p>
          </table:table-cell>
          <table:table-cell table:style-name="ce1102" table:formula="of:=SUM([.M21:.N21])/2" office:value-type="float" office:value="30">
            <text:p>30.00</text:p>
          </table:table-cell>
          <table:table-cell table:style-name="ce1106" table:formula="of:=[.R21]*[.V21]" office:value-type="float" office:value="3900">
            <text:p>3,900.00</text:p>
          </table:table-cell>
          <table:table-cell table:style-name="ce1109" table:formula="of:=iferror(([.W21]-[.K21])/[.W21];0)" office:value-type="percentage" office:value="0">
            <text:p>#NOMBRE?</text:p>
          </table:table-cell>
          <table:table-cell table:style-name="ce1106" table:formula="of:=[.T21]*[.V21]" office:value-type="float" office:value="3600">
            <text:p>3,600.00</text:p>
          </table:table-cell>
          <table:table-cell table:style-name="ce1112" table:formula="of:=iferror(([.Y21]-[.L21])/[.Y21];0)" office:value-type="percentage" office:value="0">
            <text:p>#NOMBRE?</text:p>
          </table:table-cell>
          <table:table-cell table:number-columns-repeated="998"/>
        </table:table-row>
        <table:table-row table:style-name="ro20">
          <table:table-cell table:style-name="ce864"/>
          <table:table-cell table:style-name="ce871" table:formula="of:=IF([.C22]=[.C21];[.B21]+1;1)" office:value-type="float" office:value="2">
            <text:p>2</text:p>
          </table:table-cell>
          <table:table-cell table:style-name="ce863" office:value-type="string">
            <text:p>Pisco</text:p>
          </table:table-cell>
          <table:table-cell table:style-name="ce870" table:formula="of:=1+[.D21]" office:value-type="float" office:value="15">
            <text:p>15</text:p>
          </table:table-cell>
          <table:table-cell table:style-name="ce871" table:formula="of:=IF([.B23]=1;[.B22];[.E23])" office:value-type="float" office:value="6">
            <text:p>6</text:p>
          </table:table-cell>
          <table:table-cell table:style-name="ce883" office:value-type="string">
            <text:p>Alta</text:p>
          </table:table-cell>
          <table:table-cell table:style-name="ce891" office:value-type="string">
            <text:p>Maíz Amarillo</text:p>
          </table:table-cell>
          <table:table-cell table:style-name="ce912" office:value-type="float" office:value="800">
            <text:p>800</text:p>
          </table:table-cell>
          <table:table-cell table:style-name="ce929" office:value-type="string">
            <text:p>Todo el año</text:p>
          </table:table-cell>
          <table:table-cell table:style-name="ce936" office:value-type="string">
            <text:p>Todo el año</text:p>
          </table:table-cell>
          <table:table-cell table:style-name="ce950" office:value-type="float" office:value="5500">
            <text:p>5,500</text:p>
          </table:table-cell>
          <table:table-cell table:style-name="ce964"/>
          <table:table-cell table:style-name="ce950" office:value-type="float" office:value="11000">
            <text:p>11,000</text:p>
          </table:table-cell>
          <table:table-cell table:style-name="ce964"/>
          <table:table-cell table:style-name="ce991" office:value-type="string">
            <text:p>Kg</text:p>
          </table:table-cell>
          <table:table-cell table:style-name="ce1013" office:value-type="float" office:value="0.95">
            <text:p>0.95</text:p>
          </table:table-cell>
          <table:table-cell table:style-name="ce1007" office:value-type="float" office:value="1.1">
            <text:p>1.10</text:p>
          </table:table-cell>
          <table:table-cell table:style-name="ce1044" office:value-type="float" office:value="0.85">
            <text:p>0.85</text:p>
          </table:table-cell>
          <table:table-cell table:style-name="ce1016" office:value-type="string">
            <text:p>Jun.-Nov.</text:p>
          </table:table-cell>
          <table:table-cell table:style-name="ce1068" office:value-type="float" office:value="0.7">
            <text:p>0.7</text:p>
          </table:table-cell>
          <table:table-cell table:style-name="ce1085" office:value-type="string">
            <text:p>Dic.-Mar.</text:p>
          </table:table-cell>
          <table:table-cell table:style-name="ce1102" table:formula="of:=SUM([.M22:.N22])/2" office:value-type="float" office:value="5500">
            <text:p>5500.00</text:p>
          </table:table-cell>
          <table:table-cell table:style-name="ce1106" table:formula="of:=[.R22]*[.V22]" office:value-type="float" office:value="4675">
            <text:p>4,675.00</text:p>
          </table:table-cell>
          <table:table-cell table:style-name="ce1109" table:formula="of:=iferror(([.W22]-[.K22])/[.W22];0)" office:value-type="percentage" office:value="0">
            <text:p>#NOMBRE?</text:p>
          </table:table-cell>
          <table:table-cell table:style-name="ce1106" table:formula="of:=[.T22]*[.V22]" office:value-type="float" office:value="3850">
            <text:p>3,850.00</text:p>
          </table:table-cell>
          <table:table-cell table:style-name="ce1112" table:formula="of:=iferror(([.Y22]-[.L22])/[.Y22];0)" office:value-type="percentage" office:value="0">
            <text:p>#NOMBRE?</text:p>
          </table:table-cell>
          <table:table-cell table:number-columns-repeated="998"/>
        </table:table-row>
        <table:table-row table:style-name="ro20">
          <table:table-cell table:style-name="ce864"/>
          <table:table-cell table:style-name="ce871" table:formula="of:=IF([.C23]=[.C22];[.B22]+1;1)" office:value-type="float" office:value="3">
            <text:p>3</text:p>
          </table:table-cell>
          <table:table-cell table:style-name="ce863" office:value-type="string">
            <text:p>Pisco</text:p>
          </table:table-cell>
          <table:table-cell table:style-name="ce870" table:formula="of:=1+[.D22]" office:value-type="float" office:value="16">
            <text:p>16</text:p>
          </table:table-cell>
          <table:table-cell table:style-name="ce871" table:formula="of:=IF([.B24]=1;[.B23];[.E24])" office:value-type="float" office:value="6">
            <text:p>6</text:p>
          </table:table-cell>
          <table:table-cell table:style-name="ce883" office:value-type="string">
            <text:p>Media</text:p>
          </table:table-cell>
          <table:table-cell table:style-name="ce891" office:value-type="string">
            <text:p>Maíz Amilaceo</text:p>
          </table:table-cell>
          <table:table-cell table:style-name="ce907" office:value-type="float" office:value="300">
            <text:p>300</text:p>
          </table:table-cell>
          <table:table-cell table:style-name="ce925" office:value-type="string">
            <text:p>Abril - Junio</text:p>
          </table:table-cell>
          <table:table-cell table:style-name="ce936" office:value-type="string">
            <text:p>Setiembre - Noviembre</text:p>
          </table:table-cell>
          <table:table-cell table:style-name="ce950" office:value-type="float" office:value="6500">
            <text:p>6,500</text:p>
          </table:table-cell>
          <table:table-cell table:style-name="ce964"/>
          <table:table-cell table:style-name="ce950" office:value-type="float" office:value="12000">
            <text:p>12,000</text:p>
          </table:table-cell>
          <table:table-cell table:style-name="ce964"/>
          <table:table-cell table:style-name="ce991" office:value-type="string">
            <text:p>Kg</text:p>
          </table:table-cell>
          <table:table-cell table:style-name="ce1007" office:value-type="float" office:value="0.7">
            <text:p>0.70</text:p>
          </table:table-cell>
          <table:table-cell table:style-name="ce1007" office:value-type="float" office:value="0.85">
            <text:p>0.85</text:p>
          </table:table-cell>
          <table:table-cell table:style-name="ce1038" office:value-type="float" office:value="1">
            <text:p>1.00</text:p>
          </table:table-cell>
          <table:table-cell table:style-name="ce1007" office:value-type="string">
            <text:p>Set.-Oct.</text:p>
          </table:table-cell>
          <table:table-cell table:style-name="ce1061" office:value-type="float" office:value="0.8">
            <text:p>0.80</text:p>
          </table:table-cell>
          <table:table-cell table:style-name="ce1081" office:value-type="string">
            <text:p>Nov.-Dic.</text:p>
          </table:table-cell>
          <table:table-cell table:style-name="ce1102" table:formula="of:=SUM([.M23:.N23])/2" office:value-type="float" office:value="6000">
            <text:p>6000.00</text:p>
          </table:table-cell>
          <table:table-cell table:style-name="ce1106" table:formula="of:=[.R23]*[.V23]" office:value-type="float" office:value="6000">
            <text:p>6,000.00</text:p>
          </table:table-cell>
          <table:table-cell table:style-name="ce1109" table:formula="of:=iferror(([.W23]-[.K23])/[.W23];0)" office:value-type="percentage" office:value="0">
            <text:p>#NOMBRE?</text:p>
          </table:table-cell>
          <table:table-cell table:style-name="ce1106" table:formula="of:=[.T23]*[.V23]" office:value-type="float" office:value="4800">
            <text:p>4,800.00</text:p>
          </table:table-cell>
          <table:table-cell table:style-name="ce1112" table:formula="of:=iferror(([.Y23]-[.L23])/[.Y23];0)" office:value-type="percentage" office:value="0">
            <text:p>#NOMBRE?</text:p>
          </table:table-cell>
          <table:table-cell table:number-columns-repeated="998"/>
        </table:table-row>
        <table:table-row table:style-name="ro20">
          <table:table-cell table:style-name="ce864"/>
          <table:table-cell table:style-name="ce871" table:formula="of:=IF([.C24]=[.C23];[.B23]+1;1)" office:value-type="float" office:value="4">
            <text:p>4</text:p>
          </table:table-cell>
          <table:table-cell table:style-name="ce863" office:value-type="string">
            <text:p>Pisco</text:p>
          </table:table-cell>
          <table:table-cell table:style-name="ce870" table:formula="of:=1+[.D23]" office:value-type="float" office:value="17">
            <text:p>17</text:p>
          </table:table-cell>
          <table:table-cell table:style-name="ce871" table:formula="of:=IF([.B25]=1;[.B24];[.E25])" office:value-type="float" office:value="6">
            <text:p>6</text:p>
          </table:table-cell>
          <table:table-cell table:style-name="ce883" office:value-type="string">
            <text:p>Baja</text:p>
          </table:table-cell>
          <table:table-cell table:style-name="ce891" office:value-type="string">
            <text:p>Vid Italia</text:p>
          </table:table-cell>
          <table:table-cell table:style-name="ce907" office:value-type="float" office:value="180">
            <text:p>180</text:p>
          </table:table-cell>
          <table:table-cell table:style-name="ce925" office:value-type="string">
            <text:p>Junio - Julio</text:p>
          </table:table-cell>
          <table:table-cell table:style-name="ce936" office:value-type="string">
            <text:p>Enero - Febrero</text:p>
          </table:table-cell>
          <table:table-cell table:style-name="ce950" office:value-type="float" office:value="10000">
            <text:p>10,000</text:p>
          </table:table-cell>
          <table:table-cell table:style-name="ce964"/>
          <table:table-cell table:style-name="ce950" office:value-type="float" office:value="12500">
            <text:p>12,500</text:p>
          </table:table-cell>
          <table:table-cell table:style-name="ce964"/>
          <table:table-cell table:style-name="ce991" office:value-type="string">
            <text:p>Kg</text:p>
          </table:table-cell>
          <table:table-cell table:style-name="ce1013" office:value-type="float" office:value="2">
            <text:p>2</text:p>
          </table:table-cell>
          <table:table-cell table:style-name="ce1007" office:value-type="float" office:value="2.4">
            <text:p>2.40</text:p>
          </table:table-cell>
          <table:table-cell table:style-name="ce1038" office:value-type="float" office:value="2.8">
            <text:p>2.80</text:p>
          </table:table-cell>
          <table:table-cell table:style-name="ce1013" office:value-type="string">
            <text:p>Jul.-Ag.</text:p>
          </table:table-cell>
          <table:table-cell table:style-name="ce1061" office:value-type="float" office:value="2">
            <text:p>2.00</text:p>
          </table:table-cell>
          <table:table-cell table:style-name="ce1087" office:value-type="string">
            <text:p>Dic.-Ene.</text:p>
          </table:table-cell>
          <table:table-cell table:style-name="ce1102" table:formula="of:=SUM([.M24:.N24])/2" office:value-type="float" office:value="6250">
            <text:p>6250.00</text:p>
          </table:table-cell>
          <table:table-cell table:style-name="ce1106" table:formula="of:=[.R24]*[.V24]" office:value-type="float" office:value="17500">
            <text:p>17,500.00</text:p>
          </table:table-cell>
          <table:table-cell table:style-name="ce1109" table:formula="of:=iferror(([.W24]-[.K24])/[.W24];0)" office:value-type="percentage" office:value="0">
            <text:p>#NOMBRE?</text:p>
          </table:table-cell>
          <table:table-cell table:style-name="ce1106" table:formula="of:=[.T24]*[.V24]" office:value-type="float" office:value="12500">
            <text:p>12,500.00</text:p>
          </table:table-cell>
          <table:table-cell table:style-name="ce1112" table:formula="of:=iferror(([.Y24]-[.L24])/[.Y24];0)" office:value-type="percentage" office:value="0">
            <text:p>#NOMBRE?</text:p>
          </table:table-cell>
          <table:table-cell table:number-columns-repeated="998"/>
        </table:table-row>
        <table:table-row table:style-name="ro20">
          <table:table-cell table:style-name="ce865"/>
          <table:table-cell table:style-name="ce871" table:formula="of:=IF([.C25]=[.C24];[.B24]+1;1)" office:value-type="float" office:value="5">
            <text:p>5</text:p>
          </table:table-cell>
          <table:table-cell table:style-name="ce863" office:value-type="string">
            <text:p>Pisco</text:p>
          </table:table-cell>
          <table:table-cell table:style-name="ce870" table:formula="of:=1+[.D24]" office:value-type="float" office:value="18">
            <text:p>18</text:p>
          </table:table-cell>
          <table:table-cell table:style-name="ce871" table:formula="of:=IF([.B26]=1;[.B25];[.E26])" office:value-type="float" office:value="6">
            <text:p>6</text:p>
          </table:table-cell>
          <table:table-cell table:style-name="ce883" office:value-type="string">
            <text:p>Baja</text:p>
          </table:table-cell>
          <table:table-cell table:style-name="ce892" office:value-type="string">
            <text:p>Palto</text:p>
          </table:table-cell>
          <table:table-cell table:style-name="ce907" office:value-type="float" office:value="3000">
            <text:p>3,000</text:p>
          </table:table-cell>
          <table:table-cell table:style-name="ce926" office:value-type="string">
            <text:p>Mayo - Agosto</text:p>
          </table:table-cell>
          <table:table-cell table:style-name="ce937" office:value-type="string">
            <text:p>Abril - Junio</text:p>
          </table:table-cell>
          <table:table-cell table:style-name="ce950" office:value-type="float" office:value="18000">
            <text:p>18,000</text:p>
          </table:table-cell>
          <table:table-cell table:style-name="ce964"/>
          <table:table-cell table:style-name="ce950" office:value-type="float" office:value="10000">
            <text:p>10,000</text:p>
          </table:table-cell>
          <table:table-cell table:style-name="ce964"/>
          <table:table-cell table:style-name="ce991" office:value-type="string">
            <text:p>Kg</text:p>
          </table:table-cell>
          <table:table-cell table:style-name="ce1008" office:value-type="float" office:value="2.2">
            <text:p>2.20</text:p>
          </table:table-cell>
          <table:table-cell table:style-name="ce1008" office:value-type="float" office:value="4.5">
            <text:p>4.50</text:p>
          </table:table-cell>
          <table:table-cell table:style-name="ce1039" office:value-type="float" office:value="3">
            <text:p>3.00</text:p>
          </table:table-cell>
          <table:table-cell table:style-name="ce1008" office:value-type="string">
            <text:p>Abr.</text:p>
          </table:table-cell>
          <table:table-cell table:style-name="ce1062" office:value-type="float" office:value="2.8">
            <text:p>2.80</text:p>
          </table:table-cell>
          <table:table-cell table:style-name="ce1082" office:value-type="string">
            <text:p>Jun.</text:p>
          </table:table-cell>
          <table:table-cell table:style-name="ce1102" table:formula="of:=SUM([.M25:.N25])/2" office:value-type="float" office:value="5000">
            <text:p>5000.00</text:p>
          </table:table-cell>
          <table:table-cell table:style-name="ce1106" table:formula="of:=[.R25]*[.V25]" office:value-type="float" office:value="15000">
            <text:p>15,000.00</text:p>
          </table:table-cell>
          <table:table-cell table:style-name="ce1109" table:formula="of:=iferror(([.W25]-[.K25])/[.W25];0)" office:value-type="percentage" office:value="0">
            <text:p>#NOMBRE?</text:p>
          </table:table-cell>
          <table:table-cell table:style-name="ce1106" table:formula="of:=[.T25]*[.V25]" office:value-type="float" office:value="14000">
            <text:p>14,000.00</text:p>
          </table:table-cell>
          <table:table-cell table:style-name="ce1112" table:formula="of:=iferror(([.Y25]-[.L25])/[.Y25];0)" office:value-type="percentage" office:value="0">
            <text:p>#NOMBRE?</text:p>
          </table:table-cell>
          <table:table-cell table:number-columns-repeated="998"/>
        </table:table-row>
        <table:table-row table:style-name="ro20">
          <table:table-cell table:style-name="ce863" office:value-type="string">
            <text:p>SUR</text:p>
          </table:table-cell>
          <table:table-cell table:style-name="ce871" table:formula="of:=IF([.C26]=[.C25];[.B25]+1;1)" office:value-type="float" office:value="6">
            <text:p>6</text:p>
          </table:table-cell>
          <table:table-cell table:style-name="ce863" office:value-type="string">
            <text:p>Pisco</text:p>
          </table:table-cell>
          <table:table-cell table:style-name="ce870" table:formula="of:=1+[.D25]" office:value-type="float" office:value="19">
            <text:p>19</text:p>
          </table:table-cell>
          <table:table-cell table:style-name="ce871" table:formula="of:=IF([.B27]=1;[.B26];[.E27])" office:value-type="float" office:value="6">
            <text:p>6</text:p>
          </table:table-cell>
          <table:table-cell table:style-name="ce884" office:value-type="string">
            <text:p>Baja</text:p>
          </table:table-cell>
          <table:table-cell table:style-name="ce893" office:value-type="string">
            <text:p>Alfalfa</text:p>
          </table:table-cell>
          <table:table-cell table:style-name="ce908" office:value-type="float" office:value="150">
            <text:p>150</text:p>
          </table:table-cell>
          <table:table-cell table:style-name="ce927" office:value-type="string">
            <text:p>Todo el año</text:p>
          </table:table-cell>
          <table:table-cell table:style-name="ce938" office:value-type="string">
            <text:p>Todo el año</text:p>
          </table:table-cell>
          <table:table-cell table:style-name="ce951" office:value-type="float" office:value="3500">
            <text:p>3,500</text:p>
          </table:table-cell>
          <table:table-cell table:style-name="ce965"/>
          <table:table-cell table:style-name="ce951" office:value-type="float" office:value="13000">
            <text:p>13,000</text:p>
          </table:table-cell>
          <table:table-cell table:style-name="ce965"/>
          <table:table-cell table:style-name="ce993" office:value-type="string">
            <text:p>Kg</text:p>
          </table:table-cell>
          <table:table-cell table:number-columns-repeated="2" table:style-name="ce1009" office:value-type="float" office:value="0.85">
            <text:p>0.85</text:p>
          </table:table-cell>
          <table:table-cell table:style-name="ce1045" office:value-type="float" office:value="0.8">
            <text:p>0.8</text:p>
          </table:table-cell>
          <table:table-cell table:style-name="ce1056" office:value-type="string">
            <text:p>abril</text:p>
          </table:table-cell>
          <table:table-cell table:style-name="ce1069" office:value-type="float" office:value="0.65">
            <text:p>0.65</text:p>
          </table:table-cell>
          <table:table-cell table:style-name="ce1088" office:value-type="string">
            <text:p>May.</text:p>
          </table:table-cell>
          <table:table-cell table:style-name="ce1102" table:formula="of:=SUM([.M26:.N26])/2" office:value-type="float" office:value="6500">
            <text:p>6500.00</text:p>
          </table:table-cell>
          <table:table-cell table:style-name="ce1106" table:formula="of:=[.R26]*[.V26]" office:value-type="float" office:value="5200">
            <text:p>5,200.00</text:p>
          </table:table-cell>
          <table:table-cell table:style-name="ce1109" table:formula="of:=iferror(([.W26]-[.K26])/[.W26];0)" office:value-type="percentage" office:value="0">
            <text:p>#NOMBRE?</text:p>
          </table:table-cell>
          <table:table-cell table:style-name="ce1106" table:formula="of:=[.T26]*[.V26]" office:value-type="float" office:value="4225">
            <text:p>4,225.00</text:p>
          </table:table-cell>
          <table:table-cell table:style-name="ce1112" table:formula="of:=iferror(([.Y26]-[.L26])/[.Y26];0)" office:value-type="percentage" office:value="0">
            <text:p>#NOMBRE?</text:p>
          </table:table-cell>
          <table:table-cell table:number-columns-repeated="998"/>
        </table:table-row>
        <table:table-row table:style-name="ro20">
          <table:table-cell table:style-name="ce864"/>
          <table:table-cell table:style-name="ce871" table:formula="of:=IF([.C27]=[.C26];[.B26]+1;1)" office:value-type="float" office:value="1">
            <text:p>1</text:p>
          </table:table-cell>
          <table:table-cell table:style-name="ce872" office:value-type="string">
            <text:p>Parcona</text:p>
          </table:table-cell>
          <table:table-cell table:style-name="ce870" table:formula="of:=1+[.D26]" office:value-type="float" office:value="20">
            <text:p>20</text:p>
          </table:table-cell>
          <table:table-cell table:style-name="ce871" table:formula="of:=IF([.B28]=1;[.B27];[.E28])" office:value-type="float" office:value="5">
            <text:p>5</text:p>
          </table:table-cell>
          <table:table-cell table:style-name="ce881" office:value-type="string">
            <text:p>Alta</text:p>
          </table:table-cell>
          <table:table-cell table:style-name="ce889" office:value-type="string">
            <text:p>Algodón</text:p>
          </table:table-cell>
          <table:table-cell table:style-name="ce913" office:value-type="float" office:value="250">
            <text:p>250</text:p>
          </table:table-cell>
          <table:table-cell table:style-name="ce923" office:value-type="string">
            <text:p>Mayo - Jul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table:table-cell table:style-name="ce1046" office:value-type="float" office:value="120">
            <text:p>120.00</text:p>
          </table:table-cell>
          <table:table-cell table:style-name="ce1014" office:value-type="string">
            <text:p>Feb.</text:p>
          </table:table-cell>
          <table:table-cell table:style-name="ce1070" office:value-type="float" office:value="128">
            <text:p>128.00</text:p>
          </table:table-cell>
          <table:table-cell table:style-name="ce1089" office:value-type="string">
            <text:p>Mar.</text:p>
          </table:table-cell>
          <table:table-cell table:style-name="ce1102" table:formula="of:=SUM([.M27:.N27])/2" office:value-type="float" office:value="30">
            <text:p>30.00</text:p>
          </table:table-cell>
          <table:table-cell table:style-name="ce1106" table:formula="of:=[.R27]*[.V27]" office:value-type="float" office:value="3600">
            <text:p>3,600.00</text:p>
          </table:table-cell>
          <table:table-cell table:style-name="ce1109" table:formula="of:=iferror(([.W27]-[.K27])/[.W27];0)" office:value-type="percentage" office:value="0">
            <text:p>#NOMBRE?</text:p>
          </table:table-cell>
          <table:table-cell table:style-name="ce1106" table:formula="of:=[.T27]*[.V27]" office:value-type="float" office:value="3840">
            <text:p>3,840.00</text:p>
          </table:table-cell>
          <table:table-cell table:style-name="ce1112" table:formula="of:=iferror(([.Y27]-[.L27])/[.Y27];0)" office:value-type="percentage" office:value="0">
            <text:p>#NOMBRE?</text:p>
          </table:table-cell>
          <table:table-cell table:number-columns-repeated="998"/>
        </table:table-row>
        <table:table-row table:style-name="ro20">
          <table:table-cell table:style-name="ce864"/>
          <table:table-cell table:style-name="ce871" table:formula="of:=IF([.C28]=[.C27];[.B27]+1;1)" office:value-type="float" office:value="2">
            <text:p>2</text:p>
          </table:table-cell>
          <table:table-cell table:style-name="ce872" office:value-type="string">
            <text:p>Parcona</text:p>
          </table:table-cell>
          <table:table-cell table:style-name="ce870" table:formula="of:=1+[.D27]" office:value-type="float" office:value="21">
            <text:p>21</text:p>
          </table:table-cell>
          <table:table-cell table:style-name="ce871" table:formula="of:=IF([.B29]=1;[.B28];[.E29])" office:value-type="float" office:value="5">
            <text:p>5</text:p>
          </table:table-cell>
          <table:table-cell table:style-name="ce883" office:value-type="string">
            <text:p>Baja</text:p>
          </table:table-cell>
          <table:table-cell table:style-name="ce892" office:value-type="string">
            <text:p>Palto</text:p>
          </table:table-cell>
          <table:table-cell table:style-name="ce910" office:value-type="float" office:value="200">
            <text:p>200</text:p>
          </table:table-cell>
          <table:table-cell table:style-name="ce926" office:value-type="string">
            <text:p>Mayo - Agosto</text:p>
          </table:table-cell>
          <table:table-cell table:style-name="ce937" office:value-type="string">
            <text:p>Abril - Junio</text:p>
          </table:table-cell>
          <table:table-cell table:style-name="ce952" office:value-type="float" office:value="12500">
            <text:p>12,500</text:p>
          </table:table-cell>
          <table:table-cell table:style-name="ce969"/>
          <table:table-cell table:style-name="ce952" office:value-type="float" office:value="8000">
            <text:p>8,000</text:p>
          </table:table-cell>
          <table:table-cell table:style-name="ce969"/>
          <table:table-cell table:style-name="ce909" office:value-type="string">
            <text:p>kg</text:p>
          </table:table-cell>
          <table:table-cell table:style-name="ce1010" office:value-type="float" office:value="3">
            <text:p>3.00</text:p>
          </table:table-cell>
          <table:table-cell table:style-name="ce1010" office:value-type="float" office:value="2.5">
            <text:p>2.50</text:p>
          </table:table-cell>
          <table:table-cell table:style-name="ce1041" office:value-type="float" office:value="2.5">
            <text:p>2.50</text:p>
          </table:table-cell>
          <table:table-cell table:style-name="ce1010" office:value-type="string">
            <text:p>Abr.</text:p>
          </table:table-cell>
          <table:table-cell table:style-name="ce1064" office:value-type="float" office:value="3.5">
            <text:p>3.50</text:p>
          </table:table-cell>
          <table:table-cell table:style-name="ce1084" office:value-type="string">
            <text:p>Jun.</text:p>
          </table:table-cell>
          <table:table-cell table:style-name="ce1102" table:formula="of:=SUM([.M28:.N28])/2" office:value-type="float" office:value="4000">
            <text:p>4000.00</text:p>
          </table:table-cell>
          <table:table-cell table:style-name="ce1106" table:formula="of:=[.R28]*[.V28]" office:value-type="float" office:value="10000">
            <text:p>10,000.00</text:p>
          </table:table-cell>
          <table:table-cell table:style-name="ce1109" table:formula="of:=iferror(([.W28]-[.K28])/[.W28];0)" office:value-type="percentage" office:value="0">
            <text:p>#NOMBRE?</text:p>
          </table:table-cell>
          <table:table-cell table:style-name="ce1106" table:formula="of:=[.T28]*[.V28]" office:value-type="float" office:value="14000">
            <text:p>14,000.00</text:p>
          </table:table-cell>
          <table:table-cell table:style-name="ce1112" table:formula="of:=iferror(([.Y28]-[.L28])/[.Y28];0)" office:value-type="percentage" office:value="0">
            <text:p>#NOMBRE?</text:p>
          </table:table-cell>
          <table:table-cell table:number-columns-repeated="998"/>
        </table:table-row>
        <table:table-row table:style-name="ro20">
          <table:table-cell table:style-name="ce864"/>
          <table:table-cell table:style-name="ce871" table:formula="of:=IF([.C29]=[.C28];[.B28]+1;1)" office:value-type="float" office:value="3">
            <text:p>3</text:p>
          </table:table-cell>
          <table:table-cell table:style-name="ce872" office:value-type="string">
            <text:p>Parcona</text:p>
          </table:table-cell>
          <table:table-cell table:style-name="ce870" table:formula="of:=1+[.D28]" office:value-type="float" office:value="22">
            <text:p>22</text:p>
          </table:table-cell>
          <table:table-cell table:style-name="ce871" table:formula="of:=IF([.B30]=1;[.B29];[.E30])" office:value-type="float" office:value="5">
            <text:p>5</text:p>
          </table:table-cell>
          <table:table-cell table:style-name="ce883" office:value-type="string">
            <text:p>Alta</text:p>
          </table:table-cell>
          <table:table-cell table:style-name="ce892" office:value-type="string">
            <text:p>Papa</text:p>
          </table:table-cell>
          <table:table-cell table:style-name="ce910" office:value-type="float" office:value="2000">
            <text:p>2,000</text:p>
          </table:table-cell>
          <table:table-cell table:style-name="ce926" office:value-type="string">
            <text:p>Abril - Mayo</text:p>
          </table:table-cell>
          <table:table-cell table:style-name="ce937" office:value-type="string">
            <text:p>Agosto - Octubre</text:p>
          </table:table-cell>
          <table:table-cell table:style-name="ce952" office:value-type="float" office:value="13000">
            <text:p>13,000</text:p>
          </table:table-cell>
          <table:table-cell table:style-name="ce969"/>
          <table:table-cell table:style-name="ce952" office:value-type="float" office:value="30000">
            <text:p>30,000</text:p>
          </table:table-cell>
          <table:table-cell table:style-name="ce969"/>
          <table:table-cell table:style-name="ce909" office:value-type="string">
            <text:p>kg</text:p>
          </table:table-cell>
          <table:table-cell table:style-name="ce1010" office:value-type="float" office:value="1">
            <text:p>1.00</text:p>
          </table:table-cell>
          <table:table-cell table:style-name="ce1010" office:value-type="float" office:value="1.3">
            <text:p>1.30</text:p>
          </table:table-cell>
          <table:table-cell table:style-name="ce1041" office:value-type="float" office:value="0.55">
            <text:p>0.55</text:p>
          </table:table-cell>
          <table:table-cell table:style-name="ce1010" office:value-type="string">
            <text:p>Oct.</text:p>
          </table:table-cell>
          <table:table-cell table:style-name="ce1064" office:value-type="float" office:value="0.65">
            <text:p>0.65</text:p>
          </table:table-cell>
          <table:table-cell table:style-name="ce1084" office:value-type="string">
            <text:p>Nov.</text:p>
          </table:table-cell>
          <table:table-cell table:style-name="ce1102" table:formula="of:=SUM([.M29:.N29])/2" office:value-type="float" office:value="15000">
            <text:p>15000.00</text:p>
          </table:table-cell>
          <table:table-cell table:style-name="ce1106" table:formula="of:=[.R29]*[.V29]" office:value-type="float" office:value="8250">
            <text:p>8,250.00</text:p>
          </table:table-cell>
          <table:table-cell table:style-name="ce1109" table:formula="of:=iferror(([.W29]-[.K29])/[.W29];0)" office:value-type="percentage" office:value="0">
            <text:p>#NOMBRE?</text:p>
          </table:table-cell>
          <table:table-cell table:style-name="ce1106" table:formula="of:=[.T29]*[.V29]" office:value-type="float" office:value="9750">
            <text:p>9,750.00</text:p>
          </table:table-cell>
          <table:table-cell table:style-name="ce1112" table:formula="of:=iferror(([.Y29]-[.L29])/[.Y29];0)" office:value-type="percentage" office:value="0">
            <text:p>#NOMBRE?</text:p>
          </table:table-cell>
          <table:table-cell table:number-columns-repeated="998"/>
        </table:table-row>
        <table:table-row table:style-name="ro20">
          <table:table-cell table:style-name="ce864"/>
          <table:table-cell table:style-name="ce871" table:formula="of:=IF([.C30]=[.C29];[.B29]+1;1)" office:value-type="float" office:value="4">
            <text:p>4</text:p>
          </table:table-cell>
          <table:table-cell table:style-name="ce872" office:value-type="string">
            <text:p>Parcona</text:p>
          </table:table-cell>
          <table:table-cell table:style-name="ce870" table:formula="of:=1+[.D29]" office:value-type="float" office:value="23">
            <text:p>23</text:p>
          </table:table-cell>
          <table:table-cell table:style-name="ce871" table:formula="of:=IF([.B31]=1;[.B30];[.E31])" office:value-type="float" office:value="5">
            <text:p>5</text:p>
          </table:table-cell>
          <table:table-cell table:style-name="ce883" office:value-type="string">
            <text:p>Baja</text:p>
          </table:table-cell>
          <table:table-cell table:style-name="ce891" office:value-type="string">
            <text:p>Maíz Amarillo</text:p>
          </table:table-cell>
          <table:table-cell table:style-name="ce910" office:value-type="float" office:value="1500">
            <text:p>1,5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900">
            <text:p>5,9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8">
            <text:p>0.88</text:p>
          </table:table-cell>
          <table:table-cell table:style-name="ce1016" office:value-type="string">
            <text:p>Feb.</text:p>
          </table:table-cell>
          <table:table-cell table:style-name="ce1065" office:value-type="float" office:value="0.9">
            <text:p>0.9</text:p>
          </table:table-cell>
          <table:table-cell table:style-name="ce1085" office:value-type="string">
            <text:p>Mar.</text:p>
          </table:table-cell>
          <table:table-cell table:style-name="ce1102" table:formula="of:=SUM([.M30:.N30])/2" office:value-type="float" office:value="4500">
            <text:p>4500.00</text:p>
          </table:table-cell>
          <table:table-cell table:style-name="ce1106" table:formula="of:=[.R30]*[.V30]" office:value-type="float" office:value="3960">
            <text:p>3,960.00</text:p>
          </table:table-cell>
          <table:table-cell table:style-name="ce1109" table:formula="of:=iferror(([.W30]-[.K30])/[.W30];0)" office:value-type="percentage" office:value="0">
            <text:p>#NOMBRE?</text:p>
          </table:table-cell>
          <table:table-cell table:style-name="ce1106" table:formula="of:=[.T30]*[.V30]" office:value-type="float" office:value="4050">
            <text:p>4,050.00</text:p>
          </table:table-cell>
          <table:table-cell table:style-name="ce1112" table:formula="of:=iferror(([.Y30]-[.L30])/[.Y30];0)" office:value-type="percentage" office:value="0">
            <text:p>#NOMBRE?</text:p>
          </table:table-cell>
          <table:table-cell table:number-columns-repeated="998"/>
        </table:table-row>
        <table:table-row table:style-name="ro20">
          <table:table-cell table:style-name="ce864"/>
          <table:table-cell table:style-name="ce871" table:formula="of:=IF([.C31]=[.C30];[.B30]+1;1)" office:value-type="float" office:value="5">
            <text:p>5</text:p>
          </table:table-cell>
          <table:table-cell table:style-name="ce872" office:value-type="string">
            <text:p>Parcona</text:p>
          </table:table-cell>
          <table:table-cell table:style-name="ce870" table:formula="of:=1+[.D30]" office:value-type="float" office:value="24">
            <text:p>24</text:p>
          </table:table-cell>
          <table:table-cell table:style-name="ce871" table:formula="of:=IF([.B32]=1;[.B31];[.E32])" office:value-type="float" office:value="5">
            <text:p>5</text:p>
          </table:table-cell>
          <table:table-cell table:style-name="ce884" office:value-type="string">
            <text:p>Baja</text:p>
          </table:table-cell>
          <table:table-cell table:style-name="ce893" office:value-type="string">
            <text:p>Pecana</text:p>
          </table:table-cell>
          <table:table-cell table:style-name="ce911" office:value-type="float" office:value="10">
            <text:p>10</text:p>
          </table:table-cell>
          <table:table-cell table:style-name="ce927" office:value-type="string">
            <text:p>Abril-Agosto</text:p>
          </table:table-cell>
          <table:table-cell table:style-name="ce927" office:value-type="string">
            <text:p>Abril-Junio</text:p>
          </table:table-cell>
          <table:table-cell table:style-name="ce953" office:value-type="float" office:value="13000">
            <text:p>13,000</text:p>
          </table:table-cell>
          <table:table-cell table:style-name="ce967"/>
          <table:table-cell table:style-name="ce953" office:value-type="float" office:value="2000">
            <text:p>2,000</text:p>
          </table:table-cell>
          <table:table-cell table:style-name="ce967"/>
          <table:table-cell table:style-name="ce996" office:value-type="string">
            <text:p>kg</text:p>
          </table:table-cell>
          <table:table-cell table:style-name="ce1015" office:value-type="float" office:value="20">
            <text:p>20.00</text:p>
          </table:table-cell>
          <table:table-cell table:style-name="ce1015" office:value-type="float" office:value="40">
            <text:p>40.00</text:p>
          </table:table-cell>
          <table:table-cell table:style-name="ce1048" office:value-type="float" office:value="10">
            <text:p>10.00</text:p>
          </table:table-cell>
          <table:table-cell table:style-name="ce1018" office:value-type="string">
            <text:p>Abr.</text:p>
          </table:table-cell>
          <table:table-cell table:style-name="ce1071" office:value-type="float" office:value="12">
            <text:p>12.00</text:p>
          </table:table-cell>
          <table:table-cell table:style-name="ce1090" office:value-type="string">
            <text:p>Jun.</text:p>
          </table:table-cell>
          <table:table-cell table:style-name="ce1102" table:formula="of:=SUM([.M31:.N31])/2" office:value-type="float" office:value="1000">
            <text:p>1000.00</text:p>
          </table:table-cell>
          <table:table-cell table:style-name="ce1106" table:formula="of:=[.R31]*[.V31]" office:value-type="float" office:value="10000">
            <text:p>10,000.00</text:p>
          </table:table-cell>
          <table:table-cell table:style-name="ce1109" table:formula="of:=iferror(([.W31]-[.K31])/[.W31];0)" office:value-type="percentage" office:value="0">
            <text:p>#NOMBRE?</text:p>
          </table:table-cell>
          <table:table-cell table:style-name="ce1106" table:formula="of:=[.T31]*[.V31]" office:value-type="float" office:value="12000">
            <text:p>12,000.00</text:p>
          </table:table-cell>
          <table:table-cell table:style-name="ce1112" table:formula="of:=iferror(([.Y31]-[.L31])/[.Y31];0)" office:value-type="percentage" office:value="0">
            <text:p>#NOMBRE?</text:p>
          </table:table-cell>
          <table:table-cell table:number-columns-repeated="998"/>
        </table:table-row>
        <table:table-row table:style-name="ro20">
          <table:table-cell table:style-name="ce864"/>
          <table:table-cell table:style-name="ce871" table:formula="of:=IF([.C32]=[.C31];[.B31]+1;1)" office:value-type="float" office:value="1">
            <text:p>1</text:p>
          </table:table-cell>
          <table:table-cell table:style-name="ce872" office:value-type="string">
            <text:p>Casona</text:p>
          </table:table-cell>
          <table:table-cell table:style-name="ce870" table:formula="of:=1+[.D31]" office:value-type="float" office:value="25">
            <text:p>25</text:p>
          </table:table-cell>
          <table:table-cell table:style-name="ce871" table:formula="of:=IF([.B33]=1;[.B32];[.E33])" office:value-type="float" office:value="8">
            <text:p>8</text:p>
          </table:table-cell>
          <table:table-cell table:style-name="ce881" office:value-type="string">
            <text:p>Alta</text:p>
          </table:table-cell>
          <table:table-cell table:style-name="ce889" office:value-type="string">
            <text:p>Algodón</text:p>
          </table:table-cell>
          <table:table-cell table:style-name="ce914" office:value-type="float" office:value="250">
            <text:p>250</text:p>
          </table:table-cell>
          <table:table-cell table:style-name="ce923" office:value-type="string">
            <text:p>Abril - Julio</text:p>
          </table:table-cell>
          <table:table-cell table:style-name="ce934" office:value-type="string">
            <text:p>Diciembre - Febrero</text:p>
          </table:table-cell>
          <table:table-cell table:style-name="ce954" office:value-type="float" office:value="5200">
            <text:p>5,200</text:p>
          </table:table-cell>
          <table:table-cell table:style-name="ce968"/>
          <table:table-cell table:style-name="ce954" office:value-type="float" office:value="60">
            <text:p>60</text:p>
          </table:table-cell>
          <table:table-cell table:style-name="ce968"/>
          <table:table-cell table:style-name="ce914" office:value-type="string">
            <text:p>Qq</text:p>
          </table:table-cell>
          <table:table-cell table:style-name="ce1014" office:value-type="float" office:value="120">
            <text:p>120.00</text:p>
          </table:table-cell>
          <table:table-cell table:style-name="ce1014" office:value-type="float" office:value="116">
            <text:p>116.00</text:p>
          </table:table-cell>
          <table:table-cell table:style-name="ce1046" office:value-type="float" office:value="110">
            <text:p>110.00</text:p>
          </table:table-cell>
          <table:table-cell table:style-name="ce1014" office:value-type="string">
            <text:p>Feb.</text:p>
          </table:table-cell>
          <table:table-cell table:style-name="ce1070" office:value-type="float" office:value="115">
            <text:p>115.00</text:p>
          </table:table-cell>
          <table:table-cell table:style-name="ce1089" office:value-type="string">
            <text:p>Mar.</text:p>
          </table:table-cell>
          <table:table-cell table:style-name="ce1102" table:formula="of:=SUM([.M32:.N32])/2" office:value-type="float" office:value="30">
            <text:p>30.00</text:p>
          </table:table-cell>
          <table:table-cell table:style-name="ce1106" table:formula="of:=[.R32]*[.V32]" office:value-type="float" office:value="3300">
            <text:p>3,300.00</text:p>
          </table:table-cell>
          <table:table-cell table:style-name="ce1109" table:formula="of:=iferror(([.W32]-[.K32])/[.W32];0)" office:value-type="percentage" office:value="0">
            <text:p>#NOMBRE?</text:p>
          </table:table-cell>
          <table:table-cell table:style-name="ce1106" table:formula="of:=[.T32]*[.V32]" office:value-type="float" office:value="3450">
            <text:p>3,450.00</text:p>
          </table:table-cell>
          <table:table-cell table:style-name="ce1112" table:formula="of:=iferror(([.Y32]-[.L32])/[.Y32];0)" office:value-type="percentage" office:value="0">
            <text:p>#NOMBRE?</text:p>
          </table:table-cell>
          <table:table-cell table:number-columns-repeated="998"/>
        </table:table-row>
        <table:table-row table:style-name="ro20">
          <table:table-cell table:style-name="ce864"/>
          <table:table-cell table:style-name="ce871" table:formula="of:=IF([.C33]=[.C32];[.B32]+1;1)" office:value-type="float" office:value="2">
            <text:p>2</text:p>
          </table:table-cell>
          <table:table-cell table:style-name="ce872" office:value-type="string">
            <text:p>Casona</text:p>
          </table:table-cell>
          <table:table-cell table:style-name="ce870" table:formula="of:=1+[.D32]" office:value-type="float" office:value="26">
            <text:p>26</text:p>
          </table:table-cell>
          <table:table-cell table:style-name="ce871" table:formula="of:=IF([.B34]=1;[.B33];[.E34])"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9" office:value-type="float" office:value="200">
            <text:p>2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5600">
            <text:p>5,6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87">
            <text:p>0.87</text:p>
          </table:table-cell>
          <table:table-cell table:style-name="ce1047" office:value-type="float" office:value="0.86">
            <text:p>0.86</text:p>
          </table:table-cell>
          <table:table-cell table:style-name="ce1016" office:value-type="string">
            <text:p>Feb.</text:p>
          </table:table-cell>
          <table:table-cell table:style-name="ce1065" office:value-type="float" office:value="0.87">
            <text:p>0.87</text:p>
          </table:table-cell>
          <table:table-cell table:style-name="ce1085" office:value-type="string">
            <text:p>Mar.</text:p>
          </table:table-cell>
          <table:table-cell table:style-name="ce1102" table:formula="of:=SUM([.M33:.N33])/2" office:value-type="float" office:value="4500">
            <text:p>4500.00</text:p>
          </table:table-cell>
          <table:table-cell table:style-name="ce1106" table:formula="of:=[.R33]*[.V33]" office:value-type="float" office:value="3870">
            <text:p>3,870.00</text:p>
          </table:table-cell>
          <table:table-cell table:style-name="ce1109" table:formula="of:=iferror(([.W33]-[.K33])/[.W33];0)" office:value-type="percentage" office:value="0">
            <text:p>#NOMBRE?</text:p>
          </table:table-cell>
          <table:table-cell table:style-name="ce1106" table:formula="of:=[.T33]*[.V33]" office:value-type="float" office:value="3915">
            <text:p>3,915.00</text:p>
          </table:table-cell>
          <table:table-cell table:style-name="ce1112" table:formula="of:=iferror(([.Y33]-[.L33])/[.Y33];0)" office:value-type="percentage" office:value="0">
            <text:p>#NOMBRE?</text:p>
          </table:table-cell>
          <table:table-cell table:number-columns-repeated="998"/>
        </table:table-row>
        <table:table-row table:style-name="ro20">
          <table:table-cell table:style-name="ce864"/>
          <table:table-cell table:style-name="ce871" table:formula="of:=IF([.C34]=[.C33];[.B33]+1;1)" office:value-type="float" office:value="3">
            <text:p>3</text:p>
          </table:table-cell>
          <table:table-cell table:style-name="ce872" office:value-type="string">
            <text:p>Casona</text:p>
          </table:table-cell>
          <table:table-cell table:style-name="ce870" table:formula="of:=1+[.D33]" office:value-type="float" office:value="27">
            <text:p>27</text:p>
          </table:table-cell>
          <table:table-cell table:style-name="ce871" table:formula="of:=IF([.B35]=1;[.B34];[.E35])" office:value-type="float" office:value="8">
            <text:p>8</text:p>
          </table:table-cell>
          <table:table-cell table:style-name="ce883" office:value-type="string">
            <text:p>Media</text:p>
          </table:table-cell>
          <table:table-cell table:style-name="ce891" office:value-type="string">
            <text:p>Sandía</text:p>
          </table:table-cell>
          <table:table-cell table:style-name="ce909" office:value-type="float" office:value="40">
            <text:p>40</text:p>
          </table:table-cell>
          <table:table-cell table:style-name="ce925" office:value-type="string">
            <text:p>Oct.- Dic.</text:p>
          </table:table-cell>
          <table:table-cell table:style-name="ce936" office:value-type="string">
            <text:p>Enero-Marzo</text:p>
          </table:table-cell>
          <table:table-cell table:style-name="ce952" office:value-type="float" office:value="7500">
            <text:p>7,500</text:p>
          </table:table-cell>
          <table:table-cell table:style-name="ce969"/>
          <table:table-cell table:style-name="ce952" office:value-type="float" office:value="30000">
            <text:p>30,000</text:p>
          </table:table-cell>
          <table:table-cell table:style-name="ce969"/>
          <table:table-cell table:style-name="ce995" office:value-type="string">
            <text:p>kg</text:p>
          </table:table-cell>
          <table:table-cell table:style-name="ce1016" office:value-type="float" office:value="0.35">
            <text:p>0.35</text:p>
          </table:table-cell>
          <table:table-cell table:style-name="ce1011" office:value-type="float" office:value="0.5">
            <text:p>0.50</text:p>
          </table:table-cell>
          <table:table-cell table:style-name="ce1042" office:value-type="float" office:value="0.3">
            <text:p>0.30</text:p>
          </table:table-cell>
          <table:table-cell table:style-name="ce1016" office:value-type="string">
            <text:p>Ene.</text:p>
          </table:table-cell>
          <table:table-cell table:style-name="ce1065" office:value-type="float" office:value="0.35">
            <text:p>0.35</text:p>
          </table:table-cell>
          <table:table-cell table:style-name="ce1085" office:value-type="string">
            <text:p>Mar.</text:p>
          </table:table-cell>
          <table:table-cell table:style-name="ce1102" table:formula="of:=SUM([.M34:.N34])/2" office:value-type="float" office:value="15000">
            <text:p>15000.00</text:p>
          </table:table-cell>
          <table:table-cell table:style-name="ce1106" table:formula="of:=[.R34]*[.V34]" office:value-type="float" office:value="4500">
            <text:p>4,500.00</text:p>
          </table:table-cell>
          <table:table-cell table:style-name="ce1109" table:formula="of:=iferror(([.W34]-[.K34])/[.W34];0)" office:value-type="percentage" office:value="0">
            <text:p>#NOMBRE?</text:p>
          </table:table-cell>
          <table:table-cell table:style-name="ce1106" table:formula="of:=[.T34]*[.V34]" office:value-type="float" office:value="5250">
            <text:p>5,250.00</text:p>
          </table:table-cell>
          <table:table-cell table:style-name="ce1112" table:formula="of:=iferror(([.Y34]-[.L34])/[.Y34];0)" office:value-type="percentage" office:value="0">
            <text:p>#NOMBRE?</text:p>
          </table:table-cell>
          <table:table-cell table:number-columns-repeated="998"/>
        </table:table-row>
        <table:table-row table:style-name="ro20">
          <table:table-cell table:style-name="ce864"/>
          <table:table-cell table:style-name="ce871" table:formula="of:=IF([.C35]=[.C34];[.B34]+1;1)" office:value-type="float" office:value="4">
            <text:p>4</text:p>
          </table:table-cell>
          <table:table-cell table:style-name="ce872" office:value-type="string">
            <text:p>Casona</text:p>
          </table:table-cell>
          <table:table-cell table:style-name="ce870" table:formula="of:=1+[.D34]" office:value-type="float" office:value="28">
            <text:p>28</text:p>
          </table:table-cell>
          <table:table-cell table:style-name="ce871" table:formula="of:=IF([.B36]=1;[.B35];[.E36])" office:value-type="float" office:value="8">
            <text:p>8</text:p>
          </table:table-cell>
          <table:table-cell table:style-name="ce883" office:value-type="string">
            <text:p>Media</text:p>
          </table:table-cell>
          <table:table-cell table:style-name="ce892" office:value-type="string">
            <text:p>Esparrago</text:p>
          </table:table-cell>
          <table:table-cell table:style-name="ce909" office:value-type="float" office:value="0">
            <text:p>0</text:p>
          </table:table-cell>
          <table:table-cell table:style-name="ce926" office:value-type="string">
            <text:p>Marzo-Junio </text:p>
          </table:table-cell>
          <table:table-cell table:style-name="ce937" office:value-type="string">
            <text:p>Agosto - Noviembre</text:p>
          </table:table-cell>
          <table:table-cell table:style-name="ce952" office:value-type="float" office:value="13000">
            <text:p>13,000</text:p>
          </table:table-cell>
          <table:table-cell table:style-name="ce969"/>
          <table:table-cell table:style-name="ce952" office:value-type="float" office:value="7000">
            <text:p>7,000</text:p>
          </table:table-cell>
          <table:table-cell table:style-name="ce969"/>
          <table:table-cell table:style-name="ce909" office:value-type="string">
            <text:p>kg</text:p>
          </table:table-cell>
          <table:table-cell table:style-name="ce1010" office:value-type="float" office:value="3.7">
            <text:p>3.70</text:p>
          </table:table-cell>
          <table:table-cell table:style-name="ce1010" office:value-type="float" office:value="1.7">
            <text:p>1.70</text:p>
          </table:table-cell>
          <table:table-cell table:style-name="ce1041" office:value-type="float" office:value="2">
            <text:p>2.00</text:p>
          </table:table-cell>
          <table:table-cell table:style-name="ce1010" office:value-type="string">
            <text:p>May.-Jun.</text:p>
          </table:table-cell>
          <table:table-cell table:style-name="ce1064" office:value-type="float" office:value="2.5">
            <text:p>2.50</text:p>
          </table:table-cell>
          <table:table-cell table:style-name="ce1084" office:value-type="string">
            <text:p>Set.-Dic.</text:p>
          </table:table-cell>
          <table:table-cell table:style-name="ce1102" table:formula="of:=SUM([.M35:.N35])/2" office:value-type="float" office:value="3500">
            <text:p>3500.00</text:p>
          </table:table-cell>
          <table:table-cell table:style-name="ce1106" table:formula="of:=[.R35]*[.V35]" office:value-type="float" office:value="7000">
            <text:p>7,000.00</text:p>
          </table:table-cell>
          <table:table-cell table:style-name="ce1109" table:formula="of:=iferror(([.W35]-[.K35])/[.W35];0)" office:value-type="percentage" office:value="0">
            <text:p>#NOMBRE?</text:p>
          </table:table-cell>
          <table:table-cell table:style-name="ce1106" table:formula="of:=[.T35]*[.V35]" office:value-type="float" office:value="8750">
            <text:p>8,750.00</text:p>
          </table:table-cell>
          <table:table-cell table:style-name="ce1112" table:formula="of:=iferror(([.Y35]-[.L35])/[.Y35];0)" office:value-type="percentage" office:value="0">
            <text:p>#NOMBRE?</text:p>
          </table:table-cell>
          <table:table-cell table:number-columns-repeated="998"/>
        </table:table-row>
        <table:table-row table:style-name="ro20">
          <table:table-cell table:style-name="ce864"/>
          <table:table-cell table:style-name="ce871" table:formula="of:=IF([.C36]=[.C35];[.B35]+1;1)" office:value-type="float" office:value="5">
            <text:p>5</text:p>
          </table:table-cell>
          <table:table-cell table:style-name="ce872" office:value-type="string">
            <text:p>Casona</text:p>
          </table:table-cell>
          <table:table-cell table:style-name="ce870" table:formula="of:=1+[.D35]" office:value-type="float" office:value="29">
            <text:p>29</text:p>
          </table:table-cell>
          <table:table-cell table:style-name="ce871" table:formula="of:=IF([.B37]=1;[.B36];[.E37])" office:value-type="float" office:value="8">
            <text:p>8</text:p>
          </table:table-cell>
          <table:table-cell table:style-name="ce883" office:value-type="string">
            <text:p>Media</text:p>
          </table:table-cell>
          <table:table-cell table:style-name="ce892" office:value-type="string">
            <text:p>Pecana</text:p>
          </table:table-cell>
          <table:table-cell table:style-name="ce909" office:value-type="float" office:value="10">
            <text:p>10</text:p>
          </table:table-cell>
          <table:table-cell table:style-name="ce926" office:value-type="string">
            <text:p>Enero-Abril</text:p>
          </table:table-cell>
          <table:table-cell table:style-name="ce937" office:value-type="string">
            <text:p>May/Julio</text:p>
          </table:table-cell>
          <table:table-cell table:style-name="ce952" office:value-type="float" office:value="8500">
            <text:p>8,500</text:p>
          </table:table-cell>
          <table:table-cell table:style-name="ce969"/>
          <table:table-cell table:style-name="ce952" office:value-type="float" office:value="2000">
            <text:p>2,000</text:p>
          </table:table-cell>
          <table:table-cell table:style-name="ce969"/>
          <table:table-cell table:style-name="ce909" office:value-type="string">
            <text:p>kg</text:p>
          </table:table-cell>
          <table:table-cell table:style-name="ce1010" office:value-type="float" office:value="15">
            <text:p>15.00</text:p>
          </table:table-cell>
          <table:table-cell table:style-name="ce1010" office:value-type="float" office:value="30">
            <text:p>30.00</text:p>
          </table:table-cell>
          <table:table-cell table:style-name="ce1041" office:value-type="float" office:value="14">
            <text:p>14.00</text:p>
          </table:table-cell>
          <table:table-cell table:style-name="ce1010" office:value-type="string">
            <text:p>Abr.</text:p>
          </table:table-cell>
          <table:table-cell table:style-name="ce1064" office:value-type="float" office:value="15">
            <text:p>15.00</text:p>
          </table:table-cell>
          <table:table-cell table:style-name="ce1084" office:value-type="string">
            <text:p>Jun.</text:p>
          </table:table-cell>
          <table:table-cell table:style-name="ce1102" table:formula="of:=SUM([.M36:.N36])/2" office:value-type="float" office:value="1000">
            <text:p>1000.00</text:p>
          </table:table-cell>
          <table:table-cell table:style-name="ce1106" table:formula="of:=[.R36]*[.V36]" office:value-type="float" office:value="14000">
            <text:p>14,000.00</text:p>
          </table:table-cell>
          <table:table-cell table:style-name="ce1109" table:formula="of:=iferror(([.W36]-[.K36])/[.W36];0)" office:value-type="percentage" office:value="0">
            <text:p>#NOMBRE?</text:p>
          </table:table-cell>
          <table:table-cell table:style-name="ce1106" table:formula="of:=[.T36]*[.V36]" office:value-type="float" office:value="15000">
            <text:p>15,000.00</text:p>
          </table:table-cell>
          <table:table-cell table:style-name="ce1112" table:formula="of:=iferror(([.Y36]-[.L36])/[.Y36];0)" office:value-type="percentage" office:value="0">
            <text:p>#NOMBRE?</text:p>
          </table:table-cell>
          <table:table-cell table:number-columns-repeated="998"/>
        </table:table-row>
        <table:table-row table:style-name="ro20">
          <table:table-cell table:style-name="ce864"/>
          <table:table-cell table:style-name="ce871" table:formula="of:=IF([.C37]=[.C36];[.B36]+1;1)" office:value-type="float" office:value="6">
            <text:p>6</text:p>
          </table:table-cell>
          <table:table-cell table:style-name="ce872" office:value-type="string">
            <text:p>Casona</text:p>
          </table:table-cell>
          <table:table-cell table:style-name="ce870" table:formula="of:=1+[.D36]" office:value-type="float" office:value="30">
            <text:p>30</text:p>
          </table:table-cell>
          <table:table-cell table:style-name="ce871" table:formula="of:=IF([.B38]=1;[.B37];[.E38])" office:value-type="float" office:value="8">
            <text:p>8</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500">
            <text:p>4,5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2.5">
            <text:p>2.50</text:p>
          </table:table-cell>
          <table:table-cell table:style-name="ce1011" office:value-type="float" office:value="3">
            <text:p>3.00</text:p>
          </table:table-cell>
          <table:table-cell table:style-name="ce1042" office:value-type="float" office:value="2.5">
            <text:p>2.50</text:p>
          </table:table-cell>
          <table:table-cell table:style-name="ce1016" office:value-type="string">
            <text:p>Set.</text:p>
          </table:table-cell>
          <table:table-cell table:style-name="ce1066" office:value-type="float" office:value="2.5">
            <text:p>2.50</text:p>
          </table:table-cell>
          <table:table-cell table:style-name="ce1085" office:value-type="string">
            <text:p>Oct.</text:p>
          </table:table-cell>
          <table:table-cell table:style-name="ce1102" table:formula="of:=SUM([.M37:.N37])/2" office:value-type="float" office:value="1250">
            <text:p>1250.00</text:p>
          </table:table-cell>
          <table:table-cell table:style-name="ce1106" table:formula="of:=[.R37]*[.V37]" office:value-type="float" office:value="3125">
            <text:p>3,125.00</text:p>
          </table:table-cell>
          <table:table-cell table:style-name="ce1109" table:formula="of:=iferror(([.W37]-[.K37])/[.W37];0)" office:value-type="percentage" office:value="0">
            <text:p>#NOMBRE?</text:p>
          </table:table-cell>
          <table:table-cell table:style-name="ce1106" table:formula="of:=[.T37]*[.V37]" office:value-type="float" office:value="3125">
            <text:p>3,125.00</text:p>
          </table:table-cell>
          <table:table-cell table:style-name="ce1112" table:formula="of:=iferror(([.Y37]-[.L37])/[.Y37];0)" office:value-type="percentage" office:value="0">
            <text:p>#NOMBRE?</text:p>
          </table:table-cell>
          <table:table-cell table:number-columns-repeated="998"/>
        </table:table-row>
        <table:table-row table:style-name="ro20">
          <table:table-cell table:style-name="ce864"/>
          <table:table-cell table:style-name="ce871" table:formula="of:=IF([.C38]=[.C37];[.B37]+1;1)" office:value-type="float" office:value="7">
            <text:p>7</text:p>
          </table:table-cell>
          <table:table-cell table:style-name="ce872" office:value-type="string">
            <text:p>Casona</text:p>
          </table:table-cell>
          <table:table-cell table:style-name="ce870" table:formula="of:=1+[.D37]" office:value-type="float" office:value="31">
            <text:p>31</text:p>
          </table:table-cell>
          <table:table-cell table:style-name="ce871" table:formula="of:=IF([.B39]=1;[.B38];[.E39])" office:value-type="float" office:value="8">
            <text:p>8</text:p>
          </table:table-cell>
          <table:table-cell table:style-name="ce883" office:value-type="string">
            <text:p>Baja</text:p>
          </table:table-cell>
          <table:table-cell table:style-name="ce891" office:value-type="string">
            <text:p>Vid Quebranta</text:p>
          </table:table-cell>
          <table:table-cell table:style-name="ce909" office:value-type="float" office:value="50">
            <text:p>50</text:p>
          </table:table-cell>
          <table:table-cell table:style-name="ce925" office:value-type="string">
            <text:p>Mayo - Junio </text:p>
          </table:table-cell>
          <table:table-cell table:style-name="ce936" office:value-type="string">
            <text:p>Diciembre - Febrero</text:p>
          </table:table-cell>
          <table:table-cell table:style-name="ce952" office:value-type="float" office:value="10400">
            <text:p>10,400</text:p>
          </table:table-cell>
          <table:table-cell table:style-name="ce969"/>
          <table:table-cell table:style-name="ce952" office:value-type="float" office:value="14000">
            <text:p>14,000</text:p>
          </table:table-cell>
          <table:table-cell table:style-name="ce969"/>
          <table:table-cell table:style-name="ce995" office:value-type="string">
            <text:p>kg</text:p>
          </table:table-cell>
          <table:table-cell table:style-name="ce1011" office:value-type="float" office:value="1.2">
            <text:p>1.20</text:p>
          </table:table-cell>
          <table:table-cell table:style-name="ce1011" office:value-type="float" office:value="1">
            <text:p>1.00</text:p>
          </table:table-cell>
          <table:table-cell table:style-name="ce1042" office:value-type="float" office:value="0.9">
            <text:p>0.90</text:p>
          </table:table-cell>
          <table:table-cell table:style-name="ce1016" office:value-type="string">
            <text:p>Feb.</text:p>
          </table:table-cell>
          <table:table-cell table:style-name="ce1066" office:value-type="float" office:value="1">
            <text:p>1.00</text:p>
          </table:table-cell>
          <table:table-cell table:style-name="ce1085" office:value-type="string">
            <text:p>Marz.</text:p>
          </table:table-cell>
          <table:table-cell table:style-name="ce1102" table:formula="of:=SUM([.M38:.N38])/2" office:value-type="float" office:value="7000">
            <text:p>7000.00</text:p>
          </table:table-cell>
          <table:table-cell table:style-name="ce1106" table:formula="of:=[.R38]*[.V38]" office:value-type="float" office:value="6300">
            <text:p>6,300.00</text:p>
          </table:table-cell>
          <table:table-cell table:style-name="ce1109" table:formula="of:=iferror(([.W38]-[.K38])/[.W38];0)" office:value-type="percentage" office:value="0">
            <text:p>#NOMBRE?</text:p>
          </table:table-cell>
          <table:table-cell table:style-name="ce1106" table:formula="of:=[.T38]*[.V38]" office:value-type="float" office:value="7000">
            <text:p>7,000.00</text:p>
          </table:table-cell>
          <table:table-cell table:style-name="ce1112" table:formula="of:=iferror(([.Y38]-[.L38])/[.Y38];0)" office:value-type="percentage" office:value="0">
            <text:p>#NOMBRE?</text:p>
          </table:table-cell>
          <table:table-cell table:number-columns-repeated="998"/>
        </table:table-row>
        <table:table-row table:style-name="ro20">
          <table:table-cell table:style-name="ce864"/>
          <table:table-cell table:style-name="ce871" table:formula="of:=IF([.C39]=[.C38];[.B38]+1;1)" office:value-type="float" office:value="8">
            <text:p>8</text:p>
          </table:table-cell>
          <table:table-cell table:style-name="ce872" office:value-type="string">
            <text:p>Casona</text:p>
          </table:table-cell>
          <table:table-cell table:style-name="ce870" table:formula="of:=1+[.D38]" office:value-type="float" office:value="32">
            <text:p>32</text:p>
          </table:table-cell>
          <table:table-cell table:style-name="ce871" table:formula="of:=IF([.B40]=1;[.B39];[.E40])" office:value-type="float" office:value="8">
            <text:p>8</text:p>
          </table:table-cell>
          <table:table-cell table:style-name="ce884" office:value-type="string">
            <text:p>Alta</text:p>
          </table:table-cell>
          <table:table-cell table:style-name="ce894" office:value-type="string">
            <text:p>Papa</text:p>
          </table:table-cell>
          <table:table-cell table:style-name="ce915" office:value-type="float" office:value="50">
            <text:p>50</text:p>
          </table:table-cell>
          <table:table-cell table:style-name="ce928" office:value-type="string">
            <text:p>Abril - Mayo</text:p>
          </table:table-cell>
          <table:table-cell table:style-name="ce939" office:value-type="string">
            <text:p>Agosto - Octubre</text:p>
          </table:table-cell>
          <table:table-cell table:style-name="ce953" office:value-type="float" office:value="13000">
            <text:p>13,000</text:p>
          </table:table-cell>
          <table:table-cell table:style-name="ce967"/>
          <table:table-cell table:style-name="ce953" office:value-type="float" office:value="30000">
            <text:p>30,000</text:p>
          </table:table-cell>
          <table:table-cell table:style-name="ce967"/>
          <table:table-cell table:style-name="ce915" office:value-type="string">
            <text:p>kg</text:p>
          </table:table-cell>
          <table:table-cell table:style-name="ce1012" office:value-type="float" office:value="1">
            <text:p>1.00</text:p>
          </table:table-cell>
          <table:table-cell table:style-name="ce1012" office:value-type="float" office:value="1.3">
            <text:p>1.30</text:p>
          </table:table-cell>
          <table:table-cell table:style-name="ce1043" office:value-type="float" office:value="0.55">
            <text:p>0.55</text:p>
          </table:table-cell>
          <table:table-cell table:style-name="ce1012" office:value-type="string">
            <text:p>Oct.</text:p>
          </table:table-cell>
          <table:table-cell table:style-name="ce1067" office:value-type="float" office:value="0.6">
            <text:p>0.60</text:p>
          </table:table-cell>
          <table:table-cell table:style-name="ce1086" office:value-type="string">
            <text:p>Nov.</text:p>
          </table:table-cell>
          <table:table-cell table:style-name="ce1102" table:formula="of:=SUM([.M39:.N39])/2" office:value-type="float" office:value="15000">
            <text:p>15000.00</text:p>
          </table:table-cell>
          <table:table-cell table:style-name="ce1106" table:formula="of:=[.R39]*[.V39]" office:value-type="float" office:value="8250">
            <text:p>8,250.00</text:p>
          </table:table-cell>
          <table:table-cell table:style-name="ce1109" table:formula="of:=iferror(([.W39]-[.K39])/[.W39];0)" office:value-type="percentage" office:value="0">
            <text:p>#NOMBRE?</text:p>
          </table:table-cell>
          <table:table-cell table:style-name="ce1106" table:formula="of:=[.T39]*[.V39]" office:value-type="float" office:value="9000">
            <text:p>9,000.00</text:p>
          </table:table-cell>
          <table:table-cell table:style-name="ce1112" table:formula="of:=iferror(([.Y39]-[.L39])/[.Y39];0)" office:value-type="percentage" office:value="0">
            <text:p>#NOMBRE?</text:p>
          </table:table-cell>
          <table:table-cell table:number-columns-repeated="998"/>
        </table:table-row>
        <table:table-row table:style-name="ro20">
          <table:table-cell table:style-name="ce864"/>
          <table:table-cell table:style-name="ce871" table:formula="of:=IF([.C40]=[.C39];[.B39]+1;1)" office:value-type="float" office:value="1">
            <text:p>1</text:p>
          </table:table-cell>
          <table:table-cell table:style-name="ce872" office:value-type="string">
            <text:p>Santiago</text:p>
          </table:table-cell>
          <table:table-cell table:style-name="ce870" table:formula="of:=1+[.D39]" office:value-type="float" office:value="33">
            <text:p>33</text:p>
          </table:table-cell>
          <table:table-cell table:style-name="ce871" table:formula="of:=IF([.B41]=1;[.B40];[.E41])" office:value-type="float" office:value="6">
            <text:p>6</text:p>
          </table:table-cell>
          <table:table-cell table:style-name="ce881" office:value-type="string">
            <text:p>Alta</text:p>
          </table:table-cell>
          <table:table-cell table:style-name="ce889" office:value-type="string">
            <text:p>Algodón</text:p>
          </table:table-cell>
          <table:table-cell table:style-name="ce913" office:value-type="float" office:value="430">
            <text:p>430</text:p>
          </table:table-cell>
          <table:table-cell table:style-name="ce923" office:value-type="string">
            <text:p>Abril - Junio</text:p>
          </table:table-cell>
          <table:table-cell table:style-name="ce934" office:value-type="string">
            <text:p>Diciembre - Febrero</text:p>
          </table:table-cell>
          <table:table-cell table:style-name="ce954" office:value-type="float" office:value="5500">
            <text:p>5,500</text:p>
          </table:table-cell>
          <table:table-cell table:style-name="ce968"/>
          <table:table-cell table:style-name="ce954" office:value-type="float" office:value="65">
            <text:p>65</text:p>
          </table:table-cell>
          <table:table-cell table:style-name="ce968"/>
          <table:table-cell table:style-name="ce914" office:value-type="string">
            <text:p>Qq</text:p>
          </table:table-cell>
          <table:table-cell table:style-name="ce1014" office:value-type="float" office:value="140">
            <text:p>140.00</text:p>
          </table:table-cell>
          <table:table-cell table:style-name="ce1027"/>
          <table:table-cell table:style-name="ce1046" office:value-type="float" office:value="110">
            <text:p>110.00</text:p>
          </table:table-cell>
          <table:table-cell table:style-name="ce1014" office:value-type="string">
            <text:p>Ene.</text:p>
          </table:table-cell>
          <table:table-cell table:style-name="ce1070" office:value-type="float" office:value="120">
            <text:p>120.00</text:p>
          </table:table-cell>
          <table:table-cell table:style-name="ce1089" office:value-type="string">
            <text:p>Mar.</text:p>
          </table:table-cell>
          <table:table-cell table:style-name="ce1102" table:formula="of:=SUM([.M40:.N40])/2" office:value-type="float" office:value="32.5">
            <text:p>32.50</text:p>
          </table:table-cell>
          <table:table-cell table:style-name="ce1106" table:formula="of:=[.R40]*[.V40]" office:value-type="float" office:value="3575">
            <text:p>3,575.00</text:p>
          </table:table-cell>
          <table:table-cell table:style-name="ce1109" table:formula="of:=iferror(([.W40]-[.K40])/[.W40];0)" office:value-type="percentage" office:value="0">
            <text:p>#NOMBRE?</text:p>
          </table:table-cell>
          <table:table-cell table:style-name="ce1106" table:formula="of:=[.T40]*[.V40]" office:value-type="float" office:value="3900">
            <text:p>3,900.00</text:p>
          </table:table-cell>
          <table:table-cell table:style-name="ce1112" table:formula="of:=iferror(([.Y40]-[.L40])/[.Y40];0)" office:value-type="percentage" office:value="0">
            <text:p>#NOMBRE?</text:p>
          </table:table-cell>
          <table:table-cell table:number-columns-repeated="998"/>
        </table:table-row>
        <table:table-row table:style-name="ro20">
          <table:table-cell table:style-name="ce864"/>
          <table:table-cell table:style-name="ce871" table:formula="of:=IF([.C41]=[.C40];[.B40]+1;1)" office:value-type="float" office:value="2">
            <text:p>2</text:p>
          </table:table-cell>
          <table:table-cell table:style-name="ce872" office:value-type="string">
            <text:p>Santiago</text:p>
          </table:table-cell>
          <table:table-cell table:style-name="ce870" table:formula="of:=1+[.D40]" office:value-type="float" office:value="34">
            <text:p>34</text:p>
          </table:table-cell>
          <table:table-cell table:style-name="ce871" table:formula="of:=IF([.B42]=1;[.B41];[.E42])" office:value-type="float" office:value="6">
            <text:p>6</text:p>
          </table:table-cell>
          <table:table-cell table:style-name="ce883" office:value-type="string">
            <text:p>Baja</text:p>
          </table:table-cell>
          <table:table-cell table:style-name="ce892" office:value-type="string">
            <text:p>Esparrago</text:p>
          </table:table-cell>
          <table:table-cell table:style-name="ce910" office:value-type="float" office:value="550">
            <text:p>550</text:p>
          </table:table-cell>
          <table:table-cell table:style-name="ce926" office:value-type="string">
            <text:p>Marzo-Junio / Agosto-Noviembre</text:p>
          </table:table-cell>
          <table:table-cell table:style-name="ce937" office:value-type="string">
            <text:p>Enero-Febrero / Julio-Agosto</text:p>
          </table:table-cell>
          <table:table-cell table:style-name="ce952" office:value-type="float" office:value="12500">
            <text:p>12,500</text:p>
          </table:table-cell>
          <table:table-cell table:style-name="ce969"/>
          <table:table-cell table:style-name="ce952" office:value-type="float" office:value="7500">
            <text:p>7,500</text:p>
          </table:table-cell>
          <table:table-cell table:style-name="ce969"/>
          <table:table-cell table:style-name="ce909" office:value-type="string">
            <text:p>kg</text:p>
          </table:table-cell>
          <table:table-cell table:style-name="ce1010" office:value-type="float" office:value="2.4">
            <text:p>2.40</text:p>
          </table:table-cell>
          <table:table-cell table:style-name="ce1010" office:value-type="float" office:value="0">
            <text:p>0.00</text:p>
          </table:table-cell>
          <table:table-cell table:style-name="ce1041" office:value-type="float" office:value="2.1">
            <text:p>2.10</text:p>
          </table:table-cell>
          <table:table-cell table:style-name="ce1010" office:value-type="string">
            <text:p>May.-Jun.</text:p>
          </table:table-cell>
          <table:table-cell table:style-name="ce1064" office:value-type="float" office:value="2">
            <text:p>2.00</text:p>
          </table:table-cell>
          <table:table-cell table:style-name="ce1084" office:value-type="string">
            <text:p>Set.-Dic.</text:p>
          </table:table-cell>
          <table:table-cell table:style-name="ce1102" table:formula="of:=SUM([.M41:.N41])/2" office:value-type="float" office:value="3750">
            <text:p>3750.00</text:p>
          </table:table-cell>
          <table:table-cell table:style-name="ce1106" table:formula="of:=[.R41]*[.V41]" office:value-type="float" office:value="7875">
            <text:p>7,875.00</text:p>
          </table:table-cell>
          <table:table-cell table:style-name="ce1109" table:formula="of:=iferror(([.W41]-[.K41])/[.W41];0)" office:value-type="percentage" office:value="0">
            <text:p>#NOMBRE?</text:p>
          </table:table-cell>
          <table:table-cell table:style-name="ce1106" table:formula="of:=[.T41]*[.V41]" office:value-type="float" office:value="7500">
            <text:p>7,500.00</text:p>
          </table:table-cell>
          <table:table-cell table:style-name="ce1112" table:formula="of:=iferror(([.Y41]-[.L41])/[.Y41];0)" office:value-type="percentage" office:value="0">
            <text:p>#NOMBRE?</text:p>
          </table:table-cell>
          <table:table-cell table:number-columns-repeated="998"/>
        </table:table-row>
        <table:table-row table:style-name="ro20">
          <table:table-cell table:style-name="ce864"/>
          <table:table-cell table:style-name="ce871" table:formula="of:=IF([.C42]=[.C41];[.B41]+1;1)" office:value-type="float" office:value="3">
            <text:p>3</text:p>
          </table:table-cell>
          <table:table-cell table:style-name="ce872" office:value-type="string">
            <text:p>Santiago</text:p>
          </table:table-cell>
          <table:table-cell table:style-name="ce870" table:formula="of:=1+[.D41]" office:value-type="float" office:value="35">
            <text:p>35</text:p>
          </table:table-cell>
          <table:table-cell table:style-name="ce871" table:formula="of:=IF([.B43]=1;[.B42];[.E43])" office:value-type="float" office:value="6">
            <text:p>6</text:p>
          </table:table-cell>
          <table:table-cell table:style-name="ce883" office:value-type="string">
            <text:p>Alta</text:p>
          </table:table-cell>
          <table:table-cell table:style-name="ce891" office:value-type="string">
            <text:p>Pallar</text:p>
          </table:table-cell>
          <table:table-cell table:style-name="ce910" office:value-type="float" office:value="200">
            <text:p>200</text:p>
          </table:table-cell>
          <table:table-cell table:style-name="ce925" office:value-type="string">
            <text:p>Marzo - Abril</text:p>
          </table:table-cell>
          <table:table-cell table:style-name="ce936" office:value-type="string">
            <text:p>Octubre-Nov. (Comerc.Feb,Mar)</text:p>
          </table:table-cell>
          <table:table-cell table:style-name="ce952" office:value-type="float" office:value="4700">
            <text:p>4,700</text:p>
          </table:table-cell>
          <table:table-cell table:style-name="ce969"/>
          <table:table-cell table:style-name="ce952" office:value-type="float" office:value="2500">
            <text:p>2,500</text:p>
          </table:table-cell>
          <table:table-cell table:style-name="ce969"/>
          <table:table-cell table:style-name="ce995" office:value-type="string">
            <text:p>kg</text:p>
          </table:table-cell>
          <table:table-cell table:style-name="ce1011" office:value-type="float" office:value="3.5">
            <text:p>3.50</text:p>
          </table:table-cell>
          <table:table-cell table:style-name="ce1011" office:value-type="float" office:value="3">
            <text:p>3.00</text:p>
          </table:table-cell>
          <table:table-cell table:style-name="ce1042" office:value-type="float" office:value="2.7">
            <text:p>2.70</text:p>
          </table:table-cell>
          <table:table-cell table:style-name="ce1016" office:value-type="string">
            <text:p>Set.</text:p>
          </table:table-cell>
          <table:table-cell table:style-name="ce1066" office:value-type="float" office:value="3">
            <text:p>3.00</text:p>
          </table:table-cell>
          <table:table-cell table:style-name="ce1085" office:value-type="string">
            <text:p>Oct.</text:p>
          </table:table-cell>
          <table:table-cell table:style-name="ce1102" table:formula="of:=SUM([.M42:.N42])/2" office:value-type="float" office:value="1250">
            <text:p>1250.00</text:p>
          </table:table-cell>
          <table:table-cell table:style-name="ce1106" table:formula="of:=[.R42]*[.V42]" office:value-type="float" office:value="3375">
            <text:p>3,375.00</text:p>
          </table:table-cell>
          <table:table-cell table:style-name="ce1109" table:formula="of:=iferror(([.W42]-[.K42])/[.W42];0)" office:value-type="percentage" office:value="0">
            <text:p>#NOMBRE?</text:p>
          </table:table-cell>
          <table:table-cell table:style-name="ce1106" table:formula="of:=[.T42]*[.V42]" office:value-type="float" office:value="3750">
            <text:p>3,750.00</text:p>
          </table:table-cell>
          <table:table-cell table:style-name="ce1112" table:formula="of:=iferror(([.Y42]-[.L42])/[.Y42];0)" office:value-type="percentage" office:value="0">
            <text:p>#NOMBRE?</text:p>
          </table:table-cell>
          <table:table-cell table:number-columns-repeated="998"/>
        </table:table-row>
        <table:table-row table:style-name="ro20">
          <table:table-cell table:style-name="ce864"/>
          <table:table-cell table:style-name="ce871" table:formula="of:=IF([.C43]=[.C42];[.B42]+1;1)" office:value-type="float" office:value="4">
            <text:p>4</text:p>
          </table:table-cell>
          <table:table-cell table:style-name="ce872" office:value-type="string">
            <text:p>Santiago</text:p>
          </table:table-cell>
          <table:table-cell table:style-name="ce870" table:formula="of:=1+[.D42]" office:value-type="float" office:value="36">
            <text:p>36</text:p>
          </table:table-cell>
          <table:table-cell table:style-name="ce871" table:formula="of:=IF([.B44]=1;[.B43];[.E44])" office:value-type="float" office:value="6">
            <text:p>6</text:p>
          </table:table-cell>
          <table:table-cell table:style-name="ce883" office:value-type="string">
            <text:p>Baja</text:p>
          </table:table-cell>
          <table:table-cell table:style-name="ce891" office:value-type="string">
            <text:p>Vid Quebranta</text:p>
          </table:table-cell>
          <table:table-cell table:style-name="ce910" office:value-type="float" office:value="70">
            <text:p>70</text:p>
          </table:table-cell>
          <table:table-cell table:style-name="ce925" office:value-type="string">
            <text:p>Julio - Agosto</text:p>
          </table:table-cell>
          <table:table-cell table:style-name="ce936" office:value-type="string">
            <text:p>Enero - Marzo</text:p>
          </table:table-cell>
          <table:table-cell table:style-name="ce952" office:value-type="float" office:value="5700">
            <text:p>5,700</text:p>
          </table:table-cell>
          <table:table-cell table:style-name="ce969"/>
          <table:table-cell table:style-name="ce952" office:value-type="float" office:value="8000">
            <text:p>8,000</text:p>
          </table:table-cell>
          <table:table-cell table:style-name="ce969"/>
          <table:table-cell table:style-name="ce995" office:value-type="string">
            <text:p>kg</text:p>
          </table:table-cell>
          <table:table-cell table:style-name="ce1016" office:value-type="float" office:value="1">
            <text:p>1</text:p>
          </table:table-cell>
          <table:table-cell table:style-name="ce1011" office:value-type="float" office:value="1.2">
            <text:p>1.20</text:p>
          </table:table-cell>
          <table:table-cell table:style-name="ce1042" office:value-type="float" office:value="0.95">
            <text:p>0.95</text:p>
          </table:table-cell>
          <table:table-cell table:style-name="ce1016" office:value-type="string">
            <text:p>Ene.</text:p>
          </table:table-cell>
          <table:table-cell table:style-name="ce1066" office:value-type="float" office:value="0.9">
            <text:p>0.90</text:p>
          </table:table-cell>
          <table:table-cell table:style-name="ce1085" office:value-type="string">
            <text:p>Feb.</text:p>
          </table:table-cell>
          <table:table-cell table:style-name="ce1102" table:formula="of:=SUM([.M43:.N43])/2" office:value-type="float" office:value="4000">
            <text:p>4000.00</text:p>
          </table:table-cell>
          <table:table-cell table:style-name="ce1106" table:formula="of:=[.R43]*[.V43]" office:value-type="float" office:value="3800">
            <text:p>3,800.00</text:p>
          </table:table-cell>
          <table:table-cell table:style-name="ce1109" table:formula="of:=iferror(([.W43]-[.K43])/[.W43];0)" office:value-type="percentage" office:value="0">
            <text:p>#NOMBRE?</text:p>
          </table:table-cell>
          <table:table-cell table:style-name="ce1106" table:formula="of:=[.T43]*[.V43]" office:value-type="float" office:value="3600">
            <text:p>3,600.00</text:p>
          </table:table-cell>
          <table:table-cell table:style-name="ce1112" table:formula="of:=iferror(([.Y43]-[.L43])/[.Y43];0)" office:value-type="percentage" office:value="0">
            <text:p>#NOMBRE?</text:p>
          </table:table-cell>
          <table:table-cell table:number-columns-repeated="998"/>
        </table:table-row>
        <table:table-row table:style-name="ro20">
          <table:table-cell table:style-name="ce864"/>
          <table:table-cell table:style-name="ce871" table:formula="of:=IF([.C44]=[.C43];[.B43]+1;1)" office:value-type="float" office:value="5">
            <text:p>5</text:p>
          </table:table-cell>
          <table:table-cell table:style-name="ce872" office:value-type="string">
            <text:p>Santiago</text:p>
          </table:table-cell>
          <table:table-cell table:style-name="ce870" table:formula="of:=1+[.D43]" office:value-type="float" office:value="37">
            <text:p>37</text:p>
          </table:table-cell>
          <table:table-cell table:style-name="ce871" table:formula="of:=IF([.B45]=1;[.B44];[.E45])" office:value-type="float" office:value="6">
            <text:p>6</text:p>
          </table:table-cell>
          <table:table-cell table:style-name="ce883" office:value-type="string">
            <text:p>Baja</text:p>
          </table:table-cell>
          <table:table-cell table:style-name="ce891" office:value-type="string">
            <text:p>Pecana</text:p>
          </table:table-cell>
          <table:table-cell table:style-name="ce910" office:value-type="float" office:value="10">
            <text:p>10</text:p>
          </table:table-cell>
          <table:table-cell table:style-name="ce925" office:value-type="string">
            <text:p>Abril-Agosto</text:p>
          </table:table-cell>
          <table:table-cell table:style-name="ce925" office:value-type="string">
            <text:p>Mayo-Julio</text:p>
          </table:table-cell>
          <table:table-cell table:style-name="ce952" office:value-type="float" office:value="13000">
            <text:p>13,000</text:p>
          </table:table-cell>
          <table:table-cell table:style-name="ce969"/>
          <table:table-cell table:style-name="ce952" office:value-type="float" office:value="2000">
            <text:p>2,000</text:p>
          </table:table-cell>
          <table:table-cell table:style-name="ce969"/>
          <table:table-cell table:style-name="ce995" office:value-type="string">
            <text:p>kg</text:p>
          </table:table-cell>
          <table:table-cell table:style-name="ce1011" office:value-type="float" office:value="20">
            <text:p>20.00</text:p>
          </table:table-cell>
          <table:table-cell table:style-name="ce1011" office:value-type="float" office:value="40">
            <text:p>40.00</text:p>
          </table:table-cell>
          <table:table-cell table:style-name="ce1042" office:value-type="float" office:value="14">
            <text:p>14.00</text:p>
          </table:table-cell>
          <table:table-cell table:style-name="ce1016" office:value-type="string">
            <text:p>Abr.</text:p>
          </table:table-cell>
          <table:table-cell table:style-name="ce1066" office:value-type="float" office:value="16">
            <text:p>16.00</text:p>
          </table:table-cell>
          <table:table-cell table:style-name="ce1085" office:value-type="string">
            <text:p>Jun.</text:p>
          </table:table-cell>
          <table:table-cell table:style-name="ce1102" table:formula="of:=SUM([.M44:.N44])/2" office:value-type="float" office:value="1000">
            <text:p>1000.00</text:p>
          </table:table-cell>
          <table:table-cell table:style-name="ce1106" table:formula="of:=[.R44]*[.V44]" office:value-type="float" office:value="14000">
            <text:p>14,000.00</text:p>
          </table:table-cell>
          <table:table-cell table:style-name="ce1109" table:formula="of:=iferror(([.W44]-[.K44])/[.W44];0)" office:value-type="percentage" office:value="0">
            <text:p>#NOMBRE?</text:p>
          </table:table-cell>
          <table:table-cell table:style-name="ce1106" table:formula="of:=[.T44]*[.V44]" office:value-type="float" office:value="16000">
            <text:p>16,000.00</text:p>
          </table:table-cell>
          <table:table-cell table:style-name="ce1112" table:formula="of:=iferror(([.Y44]-[.L44])/[.Y44];0)" office:value-type="percentage" office:value="0">
            <text:p>#NOMBRE?</text:p>
          </table:table-cell>
          <table:table-cell table:number-columns-repeated="998"/>
        </table:table-row>
        <table:table-row table:style-name="ro20">
          <table:table-cell table:style-name="ce864"/>
          <table:table-cell table:style-name="ce871" table:formula="of:=IF([.C45]=[.C44];[.B44]+1;1)" office:value-type="float" office:value="6">
            <text:p>6</text:p>
          </table:table-cell>
          <table:table-cell table:style-name="ce872" office:value-type="string">
            <text:p>Santiago</text:p>
          </table:table-cell>
          <table:table-cell table:style-name="ce870" table:formula="of:=1+[.D44]" office:value-type="float" office:value="38">
            <text:p>38</text:p>
          </table:table-cell>
          <table:table-cell table:style-name="ce871" table:formula="of:=IF([.B46]=1;[.B45];[.E46])" office:value-type="float" office:value="6">
            <text:p>6</text:p>
          </table:table-cell>
          <table:table-cell table:style-name="ce884" office:value-type="string">
            <text:p>Baja</text:p>
          </table:table-cell>
          <table:table-cell table:style-name="ce893" office:value-type="string">
            <text:p>Maíz Amarillo</text:p>
          </table:table-cell>
          <table:table-cell table:style-name="ce911" office:value-type="float" office:value="100">
            <text:p>100</text:p>
          </table:table-cell>
          <table:table-cell table:style-name="ce927" office:value-type="string">
            <text:p>Todo el año</text:p>
          </table:table-cell>
          <table:table-cell table:style-name="ce938" office:value-type="string">
            <text:p>Todo el año</text:p>
          </table:table-cell>
          <table:table-cell table:style-name="ce953" office:value-type="float" office:value="5800">
            <text:p>5,800</text:p>
          </table:table-cell>
          <table:table-cell table:style-name="ce967"/>
          <table:table-cell table:style-name="ce953" office:value-type="float" office:value="9000">
            <text:p>9,000</text:p>
          </table:table-cell>
          <table:table-cell table:style-name="ce967"/>
          <table:table-cell table:style-name="ce996" office:value-type="string">
            <text:p>kg</text:p>
          </table:table-cell>
          <table:table-cell table:style-name="ce1015" office:value-type="float" office:value="1">
            <text:p>1.00</text:p>
          </table:table-cell>
          <table:table-cell table:style-name="ce1015" office:value-type="float" office:value="1.1">
            <text:p>1.10</text:p>
          </table:table-cell>
          <table:table-cell table:style-name="ce1049" office:value-type="float" office:value="0.88">
            <text:p>0.88</text:p>
          </table:table-cell>
          <table:table-cell table:style-name="ce1018" office:value-type="string">
            <text:p>Feb.</text:p>
          </table:table-cell>
          <table:table-cell table:style-name="ce1072" office:value-type="float" office:value="0.9">
            <text:p>0.9</text:p>
          </table:table-cell>
          <table:table-cell table:style-name="ce1090" office:value-type="string">
            <text:p>Mar.</text:p>
          </table:table-cell>
          <table:table-cell table:style-name="ce1102" table:formula="of:=SUM([.M45:.N45])/2" office:value-type="float" office:value="4500">
            <text:p>4500.00</text:p>
          </table:table-cell>
          <table:table-cell table:style-name="ce1106" table:formula="of:=[.R45]*[.V45]" office:value-type="float" office:value="3960">
            <text:p>3,960.00</text:p>
          </table:table-cell>
          <table:table-cell table:style-name="ce1109" table:formula="of:=iferror(([.W45]-[.K45])/[.W45];0)" office:value-type="percentage" office:value="0">
            <text:p>#NOMBRE?</text:p>
          </table:table-cell>
          <table:table-cell table:style-name="ce1106" table:formula="of:=[.T45]*[.V45]" office:value-type="float" office:value="4050">
            <text:p>4,050.00</text:p>
          </table:table-cell>
          <table:table-cell table:style-name="ce1112" table:formula="of:=iferror(([.Y45]-[.L45])/[.Y45];0)" office:value-type="percentage" office:value="0">
            <text:p>#NOMBRE?</text:p>
          </table:table-cell>
          <table:table-cell table:number-columns-repeated="998"/>
        </table:table-row>
        <table:table-row table:style-name="ro20">
          <table:table-cell table:style-name="ce864"/>
          <table:table-cell table:style-name="ce871" table:formula="of:=IF([.C46]=[.C45];[.B45]+1;1)" office:value-type="float" office:value="1">
            <text:p>1</text:p>
          </table:table-cell>
          <table:table-cell table:style-name="ce866" office:value-type="string">
            <text:p>Palpa</text:p>
          </table:table-cell>
          <table:table-cell table:style-name="ce870" table:formula="of:=1+[.D45]" office:value-type="float" office:value="39">
            <text:p>39</text:p>
          </table:table-cell>
          <table:table-cell table:style-name="ce871" table:formula="of:=IF([.B47]=1;[.B46];[.E47])" office:value-type="float" office:value="7">
            <text:p>7</text:p>
          </table:table-cell>
          <table:table-cell table:style-name="ce881" office:value-type="string">
            <text:p>Alta</text:p>
          </table:table-cell>
          <table:table-cell table:style-name="ce889" office:value-type="string">
            <text:p>Pallar</text:p>
          </table:table-cell>
          <table:table-cell table:style-name="ce913" office:value-type="float" office:value="800">
            <text:p>800</text:p>
          </table:table-cell>
          <table:table-cell table:style-name="ce923" office:value-type="string">
            <text:p>Febrero- Marzo</text:p>
          </table:table-cell>
          <table:table-cell table:style-name="ce934" office:value-type="string">
            <text:p>Setiembre- Noviembre</text:p>
          </table:table-cell>
          <table:table-cell table:style-name="ce954" office:value-type="float" office:value="5000">
            <text:p>5,000</text:p>
          </table:table-cell>
          <table:table-cell table:style-name="ce968"/>
          <table:table-cell table:style-name="ce954" office:value-type="float" office:value="3000">
            <text:p>3,000</text:p>
          </table:table-cell>
          <table:table-cell table:style-name="ce968"/>
          <table:table-cell table:style-name="ce914" office:value-type="string">
            <text:p>Kg</text:p>
          </table:table-cell>
          <table:table-cell table:style-name="ce1014" office:value-type="float" office:value="3.8">
            <text:p>3.80</text:p>
          </table:table-cell>
          <table:table-cell table:style-name="ce1014" office:value-type="float" office:value="4">
            <text:p>4.00</text:p>
          </table:table-cell>
          <table:table-cell table:style-name="ce1046" office:value-type="float" office:value="3.2">
            <text:p>3.20</text:p>
          </table:table-cell>
          <table:table-cell table:style-name="ce1024" office:value-type="string">
            <text:p>Set.</text:p>
          </table:table-cell>
          <table:table-cell table:style-name="ce1070" office:value-type="float" office:value="0.5">
            <text:p>0.50</text:p>
          </table:table-cell>
          <table:table-cell table:style-name="ce1091" office:value-type="string">
            <text:p>Oct.</text:p>
          </table:table-cell>
          <table:table-cell table:style-name="ce1102" table:formula="of:=SUM([.M46:.N46])/2" office:value-type="float" office:value="1500">
            <text:p>1500.00</text:p>
          </table:table-cell>
          <table:table-cell table:style-name="ce1106" table:formula="of:=[.R46]*[.V46]" office:value-type="float" office:value="4800">
            <text:p>4,800.00</text:p>
          </table:table-cell>
          <table:table-cell table:style-name="ce1109" table:formula="of:=iferror(([.W46]-[.K46])/[.W46];0)" office:value-type="percentage" office:value="0">
            <text:p>#NOMBRE?</text:p>
          </table:table-cell>
          <table:table-cell table:style-name="ce1106" table:formula="of:=[.T46]*[.V46]" office:value-type="float" office:value="750">
            <text:p>750.00</text:p>
          </table:table-cell>
          <table:table-cell table:style-name="ce1112" table:formula="of:=iferror(([.Y46]-[.L46])/[.Y46];0)" office:value-type="percentage" office:value="0">
            <text:p>#NOMBRE?</text:p>
          </table:table-cell>
          <table:table-cell table:number-columns-repeated="998"/>
        </table:table-row>
        <table:table-row table:style-name="ro20">
          <table:table-cell table:style-name="ce864"/>
          <table:table-cell table:style-name="ce871" table:formula="of:=IF([.C47]=[.C46];[.B46]+1;1)" office:value-type="float" office:value="2">
            <text:p>2</text:p>
          </table:table-cell>
          <table:table-cell table:style-name="ce866" office:value-type="string">
            <text:p>Palpa</text:p>
          </table:table-cell>
          <table:table-cell table:style-name="ce870" table:formula="of:=1+[.D46]" office:value-type="float" office:value="40">
            <text:p>40</text:p>
          </table:table-cell>
          <table:table-cell table:style-name="ce871" table:formula="of:=IF([.B48]=1;[.B47];[.E48])" office:value-type="float" office:value="7">
            <text:p>7</text:p>
          </table:table-cell>
          <table:table-cell table:style-name="ce883" office:value-type="string">
            <text:p>Alta</text:p>
          </table:table-cell>
          <table:table-cell table:style-name="ce892" office:value-type="string">
            <text:p>Tuna/cochinilla</text:p>
          </table:table-cell>
          <table:table-cell table:style-name="ce910" office:value-type="float" office:value="200">
            <text:p>200</text:p>
          </table:table-cell>
          <table:table-cell table:style-name="ce926" office:value-type="string">
            <text:p>Abril - Mayo</text:p>
          </table:table-cell>
          <table:table-cell table:style-name="ce937" office:value-type="string">
            <text:p>Setiembre - octubre</text:p>
          </table:table-cell>
          <table:table-cell table:style-name="ce952" office:value-type="float" office:value="5000">
            <text:p>5,000</text:p>
          </table:table-cell>
          <table:table-cell table:style-name="ce969"/>
          <table:table-cell table:style-name="ce952" office:value-type="float" office:value="250">
            <text:p>250</text:p>
          </table:table-cell>
          <table:table-cell table:style-name="ce969"/>
          <table:table-cell table:style-name="ce909" office:value-type="string">
            <text:p>kg</text:p>
          </table:table-cell>
          <table:table-cell table:style-name="ce1010" office:value-type="float" office:value="0">
            <text:p>0.00</text:p>
          </table:table-cell>
          <table:table-cell table:style-name="ce1010" office:value-type="float" office:value="32">
            <text:p>32.00</text:p>
          </table:table-cell>
          <table:table-cell table:style-name="ce1041" office:value-type="float" office:value="55">
            <text:p>55.00</text:p>
          </table:table-cell>
          <table:table-cell table:style-name="ce1010" office:value-type="string">
            <text:p>Jun.</text:p>
          </table:table-cell>
          <table:table-cell table:style-name="ce1064" office:value-type="float" office:value="0.5">
            <text:p>0.50</text:p>
          </table:table-cell>
          <table:table-cell table:style-name="ce1084" office:value-type="string">
            <text:p>Ene.</text:p>
          </table:table-cell>
          <table:table-cell table:style-name="ce1102" table:formula="of:=SUM([.M47:.N47])/2" office:value-type="float" office:value="125">
            <text:p>125.00</text:p>
          </table:table-cell>
          <table:table-cell table:style-name="ce1106" table:formula="of:=[.R47]*[.V47]" office:value-type="float" office:value="6875">
            <text:p>6,875.00</text:p>
          </table:table-cell>
          <table:table-cell table:style-name="ce1109" table:formula="of:=iferror(([.W47]-[.K47])/[.W47];0)" office:value-type="percentage" office:value="0">
            <text:p>#NOMBRE?</text:p>
          </table:table-cell>
          <table:table-cell table:style-name="ce1106" table:formula="of:=[.T47]*[.V47]" office:value-type="float" office:value="62.5">
            <text:p>62.50</text:p>
          </table:table-cell>
          <table:table-cell table:style-name="ce1112" table:formula="of:=iferror(([.Y47]-[.L47])/[.Y47];0)" office:value-type="percentage" office:value="0">
            <text:p>#NOMBRE?</text:p>
          </table:table-cell>
          <table:table-cell table:number-columns-repeated="998"/>
        </table:table-row>
        <table:table-row table:style-name="ro20">
          <table:table-cell table:style-name="ce864"/>
          <table:table-cell table:style-name="ce871" table:formula="of:=IF([.C48]=[.C47];[.B47]+1;1)" office:value-type="float" office:value="3">
            <text:p>3</text:p>
          </table:table-cell>
          <table:table-cell table:style-name="ce866" office:value-type="string">
            <text:p>Palpa</text:p>
          </table:table-cell>
          <table:table-cell table:style-name="ce870" table:formula="of:=1+[.D47]" office:value-type="float" office:value="41">
            <text:p>41</text:p>
          </table:table-cell>
          <table:table-cell table:style-name="ce871" table:formula="of:=IF([.B49]=1;[.B48];[.E49])" office:value-type="float" office:value="7">
            <text:p>7</text:p>
          </table:table-cell>
          <table:table-cell table:style-name="ce883" office:value-type="string">
            <text:p>Media</text:p>
          </table:table-cell>
          <table:table-cell table:style-name="ce891" office:value-type="string">
            <text:p>Maíz Amarillo</text:p>
          </table:table-cell>
          <table:table-cell table:style-name="ce910" office:value-type="float" office:value="300">
            <text:p>300</text:p>
          </table:table-cell>
          <table:table-cell table:style-name="ce925" office:value-type="string">
            <text:p>Febrero - Abril (todo el año)</text:p>
          </table:table-cell>
          <table:table-cell table:style-name="ce936" office:value-type="string">
            <text:p>Agosto - Noviembre (todo el año)</text:p>
          </table:table-cell>
          <table:table-cell table:style-name="ce952" office:value-type="float" office:value="5000">
            <text:p>5,000</text:p>
          </table:table-cell>
          <table:table-cell table:style-name="ce969"/>
          <table:table-cell table:style-name="ce952" office:value-type="float" office:value="9000">
            <text:p>9,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0.95">
            <text:p>0.95</text:p>
          </table:table-cell>
          <table:table-cell table:style-name="ce1047" office:value-type="float" office:value="0.85">
            <text:p>0.85</text:p>
          </table:table-cell>
          <table:table-cell table:style-name="ce1016" office:value-type="string">
            <text:p>Feb.</text:p>
          </table:table-cell>
          <table:table-cell table:style-name="ce1065" office:value-type="float" office:value="0.5">
            <text:p>0.5</text:p>
          </table:table-cell>
          <table:table-cell table:style-name="ce1085" office:value-type="string">
            <text:p>Marz.</text:p>
          </table:table-cell>
          <table:table-cell table:style-name="ce1102" table:formula="of:=SUM([.M48:.N48])/2" office:value-type="float" office:value="4500">
            <text:p>4500.00</text:p>
          </table:table-cell>
          <table:table-cell table:style-name="ce1106" table:formula="of:=[.R48]*[.V48]" office:value-type="float" office:value="3825">
            <text:p>3,825.00</text:p>
          </table:table-cell>
          <table:table-cell table:style-name="ce1109" table:formula="of:=iferror(([.W48]-[.K48])/[.W48];0)" office:value-type="percentage" office:value="0">
            <text:p>#NOMBRE?</text:p>
          </table:table-cell>
          <table:table-cell table:style-name="ce1106" table:formula="of:=[.T48]*[.V48]" office:value-type="float" office:value="2250">
            <text:p>2,250.00</text:p>
          </table:table-cell>
          <table:table-cell table:style-name="ce1112" table:formula="of:=iferror(([.Y48]-[.L48])/[.Y48];0)" office:value-type="percentage" office:value="0">
            <text:p>#NOMBRE?</text:p>
          </table:table-cell>
          <table:table-cell table:number-columns-repeated="998"/>
        </table:table-row>
        <table:table-row table:style-name="ro20">
          <table:table-cell table:style-name="ce864"/>
          <table:table-cell table:style-name="ce871" table:formula="of:=IF([.C49]=[.C48];[.B48]+1;1)" office:value-type="float" office:value="4">
            <text:p>4</text:p>
          </table:table-cell>
          <table:table-cell table:style-name="ce866" office:value-type="string">
            <text:p>Palpa</text:p>
          </table:table-cell>
          <table:table-cell table:style-name="ce870" table:formula="of:=1+[.D48]" office:value-type="float" office:value="42">
            <text:p>42</text:p>
          </table:table-cell>
          <table:table-cell table:style-name="ce871" table:formula="of:=IF([.B50]=1;[.B49];[.E50])" office:value-type="float" office:value="7">
            <text:p>7</text:p>
          </table:table-cell>
          <table:table-cell table:style-name="ce883" office:value-type="string">
            <text:p>Media</text:p>
          </table:table-cell>
          <table:table-cell table:style-name="ce891" office:value-type="string">
            <text:p>Algodón</text:p>
          </table:table-cell>
          <table:table-cell table:style-name="ce910" office:value-type="float" office:value="200">
            <text:p>200</text:p>
          </table:table-cell>
          <table:table-cell table:style-name="ce925" office:value-type="string">
            <text:p>Mayo - Junio</text:p>
          </table:table-cell>
          <table:table-cell table:style-name="ce936" office:value-type="string">
            <text:p>Enero - Abril </text:p>
          </table:table-cell>
          <table:table-cell table:style-name="ce952" office:value-type="float" office:value="5000">
            <text:p>5,000</text:p>
          </table:table-cell>
          <table:table-cell table:style-name="ce969"/>
          <table:table-cell table:style-name="ce952" office:value-type="float" office:value="55">
            <text:p>55</text:p>
          </table:table-cell>
          <table:table-cell table:style-name="ce969"/>
          <table:table-cell table:style-name="ce995" office:value-type="string">
            <text:p>Qq</text:p>
          </table:table-cell>
          <table:table-cell table:style-name="ce1011" office:value-type="float" office:value="120">
            <text:p>120.00</text:p>
          </table:table-cell>
          <table:table-cell table:style-name="ce1028"/>
          <table:table-cell table:style-name="ce1042" office:value-type="float" office:value="110">
            <text:p>110.00</text:p>
          </table:table-cell>
          <table:table-cell table:style-name="ce1016" office:value-type="string">
            <text:p>Ene.</text:p>
          </table:table-cell>
          <table:table-cell table:style-name="ce1066" office:value-type="float" office:value="100">
            <text:p>100.00</text:p>
          </table:table-cell>
          <table:table-cell table:style-name="ce1085" office:value-type="string">
            <text:p>Mar.</text:p>
          </table:table-cell>
          <table:table-cell table:style-name="ce1102" table:formula="of:=SUM([.M49:.N49])/2" office:value-type="float" office:value="27.5">
            <text:p>27.50</text:p>
          </table:table-cell>
          <table:table-cell table:style-name="ce1106" table:formula="of:=[.R49]*[.V49]" office:value-type="float" office:value="3025">
            <text:p>3,025.00</text:p>
          </table:table-cell>
          <table:table-cell table:style-name="ce1109" table:formula="of:=iferror(([.W49]-[.K49])/[.W49];0)" office:value-type="percentage" office:value="0">
            <text:p>#NOMBRE?</text:p>
          </table:table-cell>
          <table:table-cell table:style-name="ce1106" table:formula="of:=[.T49]*[.V49]" office:value-type="float" office:value="2750">
            <text:p>2,750.00</text:p>
          </table:table-cell>
          <table:table-cell table:style-name="ce1112" table:formula="of:=iferror(([.Y49]-[.L49])/[.Y49];0)" office:value-type="percentage" office:value="0">
            <text:p>#NOMBRE?</text:p>
          </table:table-cell>
          <table:table-cell table:number-columns-repeated="998"/>
        </table:table-row>
        <table:table-row table:style-name="ro20">
          <table:table-cell table:style-name="ce864"/>
          <table:table-cell table:style-name="ce871" table:formula="of:=IF([.C50]=[.C49];[.B49]+1;1)" office:value-type="float" office:value="5">
            <text:p>5</text:p>
          </table:table-cell>
          <table:table-cell table:style-name="ce866" office:value-type="string">
            <text:p>Palpa</text:p>
          </table:table-cell>
          <table:table-cell table:style-name="ce870" table:formula="of:=1+[.D49]" office:value-type="float" office:value="43">
            <text:p>43</text:p>
          </table:table-cell>
          <table:table-cell table:style-name="ce871" table:formula="of:=IF([.B51]=1;[.B50];[.E51])" office:value-type="float" office:value="7">
            <text:p>7</text:p>
          </table:table-cell>
          <table:table-cell table:style-name="ce883" office:value-type="string">
            <text:p>Baja</text:p>
          </table:table-cell>
          <table:table-cell table:style-name="ce891" office:value-type="string">
            <text:p>Garbanzo</text:p>
          </table:table-cell>
          <table:table-cell table:style-name="ce910" office:value-type="float" office:value="100">
            <text:p>100</text:p>
          </table:table-cell>
          <table:table-cell table:style-name="ce925" office:value-type="string">
            <text:p>Abril-Mayo</text:p>
          </table:table-cell>
          <table:table-cell table:style-name="ce936" office:value-type="string">
            <text:p>Setiembre-Octubre</text:p>
          </table:table-cell>
          <table:table-cell table:style-name="ce950" office:value-type="float" office:value="4500">
            <text:p>4,500</text:p>
          </table:table-cell>
          <table:table-cell table:style-name="ce964"/>
          <table:table-cell table:style-name="ce950" office:value-type="float" office:value="2500">
            <text:p>2,500</text:p>
          </table:table-cell>
          <table:table-cell table:style-name="ce964"/>
          <table:table-cell table:style-name="ce991" office:value-type="string">
            <text:p>kg</text:p>
          </table:table-cell>
          <table:table-cell table:style-name="ce1017" office:value-type="float" office:value="3.9">
            <text:p>3.90</text:p>
          </table:table-cell>
          <table:table-cell table:style-name="ce1007" office:value-type="float" office:value="5">
            <text:p>5.00</text:p>
          </table:table-cell>
          <table:table-cell table:style-name="ce1038" office:value-type="float" office:value="3.8">
            <text:p>3.8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0:.N50])/2" office:value-type="float" office:value="1250">
            <text:p>1250.00</text:p>
          </table:table-cell>
          <table:table-cell table:style-name="ce1106" table:formula="of:=[.R50]*[.V50]" office:value-type="float" office:value="4750">
            <text:p>4,750.00</text:p>
          </table:table-cell>
          <table:table-cell table:style-name="ce1109" table:formula="of:=iferror(([.W50]-[.K50])/[.W50];0)" office:value-type="percentage" office:value="0">
            <text:p>#NOMBRE?</text:p>
          </table:table-cell>
          <table:table-cell table:style-name="ce1106" table:formula="of:=[.T50]*[.V50]" office:value-type="float" office:value="625">
            <text:p>625.00</text:p>
          </table:table-cell>
          <table:table-cell table:style-name="ce1112" table:formula="of:=iferror(([.Y50]-[.L50])/[.Y50];0)" office:value-type="percentage" office:value="0">
            <text:p>#NOMBRE?</text:p>
          </table:table-cell>
          <table:table-cell table:number-columns-repeated="998"/>
        </table:table-row>
        <table:table-row table:style-name="ro20">
          <table:table-cell table:style-name="ce864"/>
          <table:table-cell table:style-name="ce871" table:formula="of:=IF([.C51]=[.C50];[.B50]+1;1)" office:value-type="float" office:value="6">
            <text:p>6</text:p>
          </table:table-cell>
          <table:table-cell table:style-name="ce866" office:value-type="string">
            <text:p>Palpa</text:p>
          </table:table-cell>
          <table:table-cell table:style-name="ce870" table:formula="of:=1+[.D50]" office:value-type="float" office:value="44">
            <text:p>44</text:p>
          </table:table-cell>
          <table:table-cell table:style-name="ce871" table:formula="of:=IF([.B52]=1;[.B51];[.E52])" office:value-type="float" office:value="7">
            <text:p>7</text:p>
          </table:table-cell>
          <table:table-cell table:style-name="ce883" office:value-type="string">
            <text:p>Baja</text:p>
          </table:table-cell>
          <table:table-cell table:style-name="ce891" office:value-type="string">
            <text:p>Naranja</text:p>
          </table:table-cell>
          <table:table-cell table:style-name="ce910" office:value-type="float" office:value="200">
            <text:p>200</text:p>
          </table:table-cell>
          <table:table-cell table:style-name="ce925" office:value-type="string">
            <text:p>Setiembre - Octubre</text:p>
          </table:table-cell>
          <table:table-cell table:style-name="ce936" office:value-type="string">
            <text:p>Julio - Agosto</text:p>
          </table:table-cell>
          <table:table-cell table:style-name="ce952" office:value-type="float" office:value="8000">
            <text:p>8,000</text:p>
          </table:table-cell>
          <table:table-cell table:style-name="ce969"/>
          <table:table-cell table:style-name="ce952" office:value-type="float" office:value="16000">
            <text:p>16,000</text:p>
          </table:table-cell>
          <table:table-cell table:style-name="ce969"/>
          <table:table-cell table:style-name="ce995" office:value-type="string">
            <text:p>Kg</text:p>
          </table:table-cell>
          <table:table-cell table:style-name="ce1011" office:value-type="float" office:value="0.9">
            <text:p>0.90</text:p>
          </table:table-cell>
          <table:table-cell table:style-name="ce1011" office:value-type="float" office:value="1.8">
            <text:p>1.80</text:p>
          </table:table-cell>
          <table:table-cell table:style-name="ce1047" office:value-type="float" office:value="1">
            <text:p>1</text:p>
          </table:table-cell>
          <table:table-cell table:style-name="ce1016" office:value-type="string">
            <text:p>Jul.</text:p>
          </table:table-cell>
          <table:table-cell table:style-name="ce1065" office:value-type="float" office:value="0.5">
            <text:p>0.5</text:p>
          </table:table-cell>
          <table:table-cell table:style-name="ce1085" office:value-type="string">
            <text:p>Ago.</text:p>
          </table:table-cell>
          <table:table-cell table:style-name="ce1102" table:formula="of:=SUM([.M51:.N51])/2" office:value-type="float" office:value="8000">
            <text:p>8000.00</text:p>
          </table:table-cell>
          <table:table-cell table:style-name="ce1106" table:formula="of:=[.R51]*[.V51]" office:value-type="float" office:value="8000">
            <text:p>8,000.00</text:p>
          </table:table-cell>
          <table:table-cell table:style-name="ce1109" table:formula="of:=iferror(([.W51]-[.K51])/[.W51];0)" office:value-type="percentage" office:value="0">
            <text:p>#NOMBRE?</text:p>
          </table:table-cell>
          <table:table-cell table:style-name="ce1106" table:formula="of:=[.T51]*[.V51]" office:value-type="float" office:value="4000">
            <text:p>4,000.00</text:p>
          </table:table-cell>
          <table:table-cell table:style-name="ce1112" table:formula="of:=iferror(([.Y51]-[.L51])/[.Y51];0)" office:value-type="percentage" office:value="0">
            <text:p>#NOMBRE?</text:p>
          </table:table-cell>
          <table:table-cell table:number-columns-repeated="998"/>
        </table:table-row>
        <table:table-row table:style-name="ro20">
          <table:table-cell table:style-name="ce864"/>
          <table:table-cell table:style-name="ce871" table:formula="of:=IF([.C52]=[.C51];[.B51]+1;1)" office:value-type="float" office:value="7">
            <text:p>7</text:p>
          </table:table-cell>
          <table:table-cell table:style-name="ce866" office:value-type="string">
            <text:p>Palpa</text:p>
          </table:table-cell>
          <table:table-cell table:style-name="ce870" table:formula="of:=1+[.D51]" office:value-type="float" office:value="45">
            <text:p>45</text:p>
          </table:table-cell>
          <table:table-cell table:style-name="ce871" table:formula="of:=IF([.B53]=1;[.B52];[.E53])" office:value-type="float" office:value="7">
            <text:p>7</text:p>
          </table:table-cell>
          <table:table-cell table:style-name="ce884" office:value-type="string">
            <text:p>Baja</text:p>
          </table:table-cell>
          <table:table-cell table:style-name="ce893" office:value-type="string">
            <text:p>Mango</text:p>
          </table:table-cell>
          <table:table-cell table:style-name="ce911" office:value-type="float" office:value="200">
            <text:p>200</text:p>
          </table:table-cell>
          <table:table-cell table:style-name="ce927" office:value-type="string">
            <text:p>Julio - Noviembre</text:p>
          </table:table-cell>
          <table:table-cell table:style-name="ce938" office:value-type="string">
            <text:p>Febrero - Marzo</text:p>
          </table:table-cell>
          <table:table-cell table:style-name="ce953" office:value-type="float" office:value="7000">
            <text:p>7,000</text:p>
          </table:table-cell>
          <table:table-cell table:style-name="ce967"/>
          <table:table-cell table:style-name="ce953" office:value-type="float" office:value="13000">
            <text:p>13,000</text:p>
          </table:table-cell>
          <table:table-cell table:style-name="ce967"/>
          <table:table-cell table:style-name="ce996" office:value-type="string">
            <text:p>Kg</text:p>
          </table:table-cell>
          <table:table-cell table:style-name="ce1018" table:number-columns-spanned="2" table:number-rows-spanned="1"/>
          <table:covered-table-cell table:style-name="ce1029"/>
          <table:table-cell table:style-name="ce1049" office:value-type="float" office:value="1">
            <text:p>1</text:p>
          </table:table-cell>
          <table:table-cell table:style-name="ce1018" office:value-type="string">
            <text:p>Feb.</text:p>
          </table:table-cell>
          <table:table-cell table:style-name="ce1072" office:value-type="float" office:value="0.5">
            <text:p>0.5</text:p>
          </table:table-cell>
          <table:table-cell table:style-name="ce1090" office:value-type="string">
            <text:p>Marz.</text:p>
          </table:table-cell>
          <table:table-cell table:style-name="ce1102" table:formula="of:=SUM([.M52:.N52])/2" office:value-type="float" office:value="6500">
            <text:p>6500.00</text:p>
          </table:table-cell>
          <table:table-cell table:style-name="ce1106" table:formula="of:=[.R52]*[.V52]" office:value-type="float" office:value="6500">
            <text:p>6,500.00</text:p>
          </table:table-cell>
          <table:table-cell table:style-name="ce1109" table:formula="of:=iferror(([.W52]-[.K52])/[.W52];0)" office:value-type="percentage" office:value="0">
            <text:p>#NOMBRE?</text:p>
          </table:table-cell>
          <table:table-cell table:style-name="ce1106" table:formula="of:=[.T52]*[.V52]" office:value-type="float" office:value="3250">
            <text:p>3,250.00</text:p>
          </table:table-cell>
          <table:table-cell table:style-name="ce1112" table:formula="of:=iferror(([.Y52]-[.L52])/[.Y52];0)" office:value-type="percentage" office:value="0">
            <text:p>#NOMBRE?</text:p>
          </table:table-cell>
          <table:table-cell table:number-columns-repeated="998"/>
        </table:table-row>
        <table:table-row table:style-name="ro20">
          <table:table-cell table:style-name="ce864"/>
          <table:table-cell table:style-name="ce871" table:formula="of:=IF([.C53]=[.C52];[.B52]+1;1)" office:value-type="float" office:value="1">
            <text:p>1</text:p>
          </table:table-cell>
          <table:table-cell table:style-name="ce866" office:value-type="string">
            <text:p>Nazca</text:p>
          </table:table-cell>
          <table:table-cell table:style-name="ce870" table:formula="of:=1+[.D52]" office:value-type="float" office:value="46">
            <text:p>46</text:p>
          </table:table-cell>
          <table:table-cell table:style-name="ce871" table:formula="of:=IF([.B54]=1;[.B53];[.E54])" office:value-type="float" office:value="8">
            <text:p>8</text:p>
          </table:table-cell>
          <table:table-cell table:style-name="ce881" office:value-type="string">
            <text:p>Alta</text:p>
          </table:table-cell>
          <table:table-cell table:style-name="ce889" office:value-type="string">
            <text:p>Papa</text:p>
          </table:table-cell>
          <table:table-cell table:style-name="ce905" office:value-type="float" office:value="1000">
            <text:p>1,000</text:p>
          </table:table-cell>
          <table:table-cell table:style-name="ce923" office:value-type="string">
            <text:p>Abril - Mayo</text:p>
          </table:table-cell>
          <table:table-cell table:style-name="ce934" office:value-type="string">
            <text:p>Agosto - Octubre</text:p>
          </table:table-cell>
          <table:table-cell table:style-name="ce948" office:value-type="float" office:value="13500">
            <text:p>13,500</text:p>
          </table:table-cell>
          <table:table-cell table:style-name="ce962" office:value-type="float" office:value="13000">
            <text:p>13,000</text:p>
          </table:table-cell>
          <table:table-cell table:style-name="ce948" office:value-type="float" office:value="33000">
            <text:p>33,000</text:p>
          </table:table-cell>
          <table:table-cell table:style-name="ce962" office:value-type="float" office:value="30000">
            <text:p>30,000</text:p>
          </table:table-cell>
          <table:table-cell table:style-name="ce989" office:value-type="string">
            <text:p>kg</text:p>
          </table:table-cell>
          <table:table-cell table:style-name="ce1005" office:value-type="float" office:value="0.65">
            <text:p>0.65</text:p>
          </table:table-cell>
          <table:table-cell table:style-name="ce1005" office:value-type="float" office:value="1.2">
            <text:p>1.20</text:p>
          </table:table-cell>
          <table:table-cell table:style-name="ce1036" office:value-type="float" office:value="0.53">
            <text:p>0.53</text:p>
          </table:table-cell>
          <table:table-cell table:style-name="ce1005" office:value-type="string">
            <text:p>Oct.</text:p>
          </table:table-cell>
          <table:table-cell table:style-name="ce1059" office:value-type="float" office:value="0.5">
            <text:p>0.50</text:p>
          </table:table-cell>
          <table:table-cell table:style-name="ce1079" office:value-type="string">
            <text:p>Ago.</text:p>
          </table:table-cell>
          <table:table-cell table:style-name="ce1102" table:formula="of:=SUM([.M53:.N53])/2" office:value-type="float" office:value="31500">
            <text:p>31500.00</text:p>
          </table:table-cell>
          <table:table-cell table:style-name="ce1106" table:formula="of:=[.R53]*[.V53]" office:value-type="float" office:value="16695">
            <text:p>16,695.00</text:p>
          </table:table-cell>
          <table:table-cell table:style-name="ce1109" table:formula="of:=iferror(([.W53]-[.K53])/[.W53];0)" office:value-type="percentage" office:value="0">
            <text:p>#NOMBRE?</text:p>
          </table:table-cell>
          <table:table-cell table:style-name="ce1106" table:formula="of:=[.T53]*[.V53]" office:value-type="float" office:value="15750">
            <text:p>15,750.00</text:p>
          </table:table-cell>
          <table:table-cell table:style-name="ce1112" table:formula="of:=iferror(([.Y53]-[.L53])/[.Y53];0)" office:value-type="percentage" office:value="0">
            <text:p>#NOMBRE?</text:p>
          </table:table-cell>
          <table:table-cell table:number-columns-repeated="998"/>
        </table:table-row>
        <table:table-row table:style-name="ro20">
          <table:table-cell table:style-name="ce864"/>
          <table:table-cell table:style-name="ce871" table:formula="of:=IF([.C54]=[.C53];[.B53]+1;1)" office:value-type="float" office:value="2">
            <text:p>2</text:p>
          </table:table-cell>
          <table:table-cell table:style-name="ce866" office:value-type="string">
            <text:p>Nazca</text:p>
          </table:table-cell>
          <table:table-cell table:style-name="ce870" table:formula="of:=1+[.D53]" office:value-type="float" office:value="47">
            <text:p>47</text:p>
          </table:table-cell>
          <table:table-cell table:style-name="ce871" table:formula="of:=IF([.B55]=1;[.B54];[.E55])" office:value-type="float" office:value="8">
            <text:p>8</text:p>
          </table:table-cell>
          <table:table-cell table:style-name="ce883" office:value-type="string">
            <text:p>Alta</text:p>
          </table:table-cell>
          <table:table-cell table:style-name="ce892" office:value-type="string">
            <text:p>Tuna/cochinilla</text:p>
          </table:table-cell>
          <table:table-cell table:style-name="ce907" office:value-type="float" office:value="700">
            <text:p>70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7000">
            <text:p>7,000</text:p>
          </table:table-cell>
          <table:table-cell table:style-name="ce964" office:value-type="float" office:value="6700">
            <text:p>6,700</text:p>
          </table:table-cell>
          <table:table-cell table:style-name="ce950" office:value-type="float" office:value="250">
            <text:p>250</text:p>
          </table:table-cell>
          <table:table-cell table:style-name="ce964" office:value-type="float" office:value="220">
            <text:p>220</text:p>
          </table:table-cell>
          <table:table-cell table:style-name="ce992" office:value-type="string">
            <text:p>kg</text:p>
          </table:table-cell>
          <table:table-cell table:style-name="ce1008" office:value-type="float" office:value="0">
            <text:p>0.00</text:p>
          </table:table-cell>
          <table:table-cell table:style-name="ce1008" office:value-type="float" office:value="32">
            <text:p>32.00</text:p>
          </table:table-cell>
          <table:table-cell table:style-name="ce1039" office:value-type="float" office:value="58">
            <text:p>58.00</text:p>
          </table:table-cell>
          <table:table-cell table:style-name="ce1008" office:value-type="string">
            <text:p>Agos.</text:p>
          </table:table-cell>
          <table:table-cell table:style-name="ce1062" office:value-type="float" office:value="55">
            <text:p>55.00</text:p>
          </table:table-cell>
          <table:table-cell table:style-name="ce1082" office:value-type="string">
            <text:p>Oct.</text:p>
          </table:table-cell>
          <table:table-cell table:style-name="ce1102" table:formula="of:=SUM([.M54:.N54])/2" office:value-type="float" office:value="235">
            <text:p>235.00</text:p>
          </table:table-cell>
          <table:table-cell table:style-name="ce1106" table:formula="of:=[.R54]*[.V54]" office:value-type="float" office:value="13630">
            <text:p>13,630.00</text:p>
          </table:table-cell>
          <table:table-cell table:style-name="ce1109" table:formula="of:=iferror(([.W54]-[.K54])/[.W54];0)" office:value-type="percentage" office:value="0">
            <text:p>#NOMBRE?</text:p>
          </table:table-cell>
          <table:table-cell table:style-name="ce1106" table:formula="of:=[.T54]*[.V54]" office:value-type="float" office:value="12925">
            <text:p>12,925.00</text:p>
          </table:table-cell>
          <table:table-cell table:style-name="ce1112" table:formula="of:=iferror(([.Y54]-[.L54])/[.Y54];0)" office:value-type="percentage" office:value="0">
            <text:p>#NOMBRE?</text:p>
          </table:table-cell>
          <table:table-cell table:number-columns-repeated="998"/>
        </table:table-row>
        <table:table-row table:style-name="ro20">
          <table:table-cell table:style-name="ce864"/>
          <table:table-cell table:style-name="ce871" table:formula="of:=IF([.C55]=[.C54];[.B54]+1;1)" office:value-type="float" office:value="3">
            <text:p>3</text:p>
          </table:table-cell>
          <table:table-cell table:style-name="ce866" office:value-type="string">
            <text:p>Nazca</text:p>
          </table:table-cell>
          <table:table-cell table:style-name="ce870" table:formula="of:=1+[.D54]" office:value-type="float" office:value="48">
            <text:p>48</text:p>
          </table:table-cell>
          <table:table-cell table:style-name="ce871" table:formula="of:=IF([.B56]=1;[.B55];[.E56])" office:value-type="float" office:value="8">
            <text:p>8</text:p>
          </table:table-cell>
          <table:table-cell table:style-name="ce883" office:value-type="string">
            <text:p>Media</text:p>
          </table:table-cell>
          <table:table-cell table:style-name="ce891" office:value-type="string">
            <text:p>Frijol</text:p>
          </table:table-cell>
          <table:table-cell table:style-name="ce907" office:value-type="float" office:value="80">
            <text:p>80</text:p>
          </table:table-cell>
          <table:table-cell table:style-name="ce925" office:value-type="string">
            <text:p>Enero - Febrero</text:p>
          </table:table-cell>
          <table:table-cell table:style-name="ce936" office:value-type="string">
            <text:p>Mayo - Junio</text:p>
          </table:table-cell>
          <table:table-cell table:style-name="ce950" office:value-type="float" office:value="5400">
            <text:p>5,400</text:p>
          </table:table-cell>
          <table:table-cell table:style-name="ce964" office:value-type="float" office:value="5400">
            <text:p>5,4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4.1">
            <text:p>4.10</text:p>
          </table:table-cell>
          <table:table-cell table:style-name="ce1007" office:value-type="float" office:value="5">
            <text:p>5.00</text:p>
          </table:table-cell>
          <table:table-cell table:style-name="ce1038" office:value-type="float" office:value="4.2">
            <text:p>4.20</text:p>
          </table:table-cell>
          <table:table-cell table:style-name="ce1013" office:value-type="string">
            <text:p>Oct.</text:p>
          </table:table-cell>
          <table:table-cell table:style-name="ce1061" office:value-type="float" office:value="3.8">
            <text:p>3.80</text:p>
          </table:table-cell>
          <table:table-cell table:style-name="ce1087" office:value-type="string">
            <text:p>Ene.</text:p>
          </table:table-cell>
          <table:table-cell table:style-name="ce1102" table:formula="of:=SUM([.M55:.N55])/2" office:value-type="float" office:value="2350">
            <text:p>2350.00</text:p>
          </table:table-cell>
          <table:table-cell table:style-name="ce1106" table:formula="of:=[.R55]*[.V55]" office:value-type="float" office:value="9870">
            <text:p>9,870.00</text:p>
          </table:table-cell>
          <table:table-cell table:style-name="ce1109" table:formula="of:=iferror(([.W55]-[.K55])/[.W55];0)" office:value-type="percentage" office:value="0">
            <text:p>#NOMBRE?</text:p>
          </table:table-cell>
          <table:table-cell table:style-name="ce1106" table:formula="of:=[.T55]*[.V55]" office:value-type="float" office:value="8930">
            <text:p>8,930.00</text:p>
          </table:table-cell>
          <table:table-cell table:style-name="ce1112" table:formula="of:=iferror(([.Y55]-[.L55])/[.Y55];0)" office:value-type="percentage" office:value="0">
            <text:p>#NOMBRE?</text:p>
          </table:table-cell>
          <table:table-cell table:number-columns-repeated="998"/>
        </table:table-row>
        <table:table-row table:style-name="ro20">
          <table:table-cell table:style-name="ce864"/>
          <table:table-cell table:style-name="ce871" table:formula="of:=IF([.C56]=[.C55];[.B55]+1;1)" office:value-type="float" office:value="4">
            <text:p>4</text:p>
          </table:table-cell>
          <table:table-cell table:style-name="ce866" office:value-type="string">
            <text:p>Nazca</text:p>
          </table:table-cell>
          <table:table-cell table:style-name="ce870" table:formula="of:=1+[.D55]" office:value-type="float" office:value="49">
            <text:p>49</text:p>
          </table:table-cell>
          <table:table-cell table:style-name="ce871" table:formula="of:=IF([.B57]=1;[.B56];[.E57])" office:value-type="float" office:value="8">
            <text:p>8</text:p>
          </table:table-cell>
          <table:table-cell table:style-name="ce883" office:value-type="string">
            <text:p>Media</text:p>
          </table:table-cell>
          <table:table-cell table:style-name="ce891" office:value-type="string">
            <text:p>Maíz Amarillo</text:p>
          </table:table-cell>
          <table:table-cell table:style-name="ce907" office:value-type="float" office:value="100">
            <text:p>100</text:p>
          </table:table-cell>
          <table:table-cell table:style-name="ce925" office:value-type="string">
            <text:p>Enero - Marzo</text:p>
          </table:table-cell>
          <table:table-cell table:style-name="ce936" office:value-type="string">
            <text:p>Junio - Octubre</text:p>
          </table:table-cell>
          <table:table-cell table:style-name="ce950" office:value-type="float" office:value="5925">
            <text:p>5,925</text:p>
          </table:table-cell>
          <table:table-cell table:style-name="ce964" office:value-type="float" office:value="5500">
            <text:p>5,500</text:p>
          </table:table-cell>
          <table:table-cell table:style-name="ce950" office:value-type="float" office:value="9000">
            <text:p>9,000</text:p>
          </table:table-cell>
          <table:table-cell table:style-name="ce964" office:value-type="float" office:value="8000">
            <text:p>8,000</text:p>
          </table:table-cell>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38" office:value-type="float" office:value="0.9">
            <text:p>0.90</text:p>
          </table:table-cell>
          <table:table-cell table:style-name="ce1013" office:value-type="string">
            <text:p>Set.</text:p>
          </table:table-cell>
          <table:table-cell table:style-name="ce1061" office:value-type="float" office:value="0.7">
            <text:p>0.70</text:p>
          </table:table-cell>
          <table:table-cell table:style-name="ce1087" office:value-type="string">
            <text:p>Ene.</text:p>
          </table:table-cell>
          <table:table-cell table:style-name="ce1102" table:formula="of:=SUM([.M56:.N56])/2" office:value-type="float" office:value="8500">
            <text:p>8500.00</text:p>
          </table:table-cell>
          <table:table-cell table:style-name="ce1106" table:formula="of:=[.R56]*[.V56]" office:value-type="float" office:value="7650">
            <text:p>7,650.00</text:p>
          </table:table-cell>
          <table:table-cell table:style-name="ce1109" table:formula="of:=iferror(([.W56]-[.K56])/[.W56];0)" office:value-type="percentage" office:value="0">
            <text:p>#NOMBRE?</text:p>
          </table:table-cell>
          <table:table-cell table:style-name="ce1106" table:formula="of:=[.T56]*[.V56]" office:value-type="float" office:value="5950">
            <text:p>5,950.00</text:p>
          </table:table-cell>
          <table:table-cell table:style-name="ce1112" table:formula="of:=iferror(([.Y56]-[.L56])/[.Y56];0)" office:value-type="percentage" office:value="0">
            <text:p>#NOMBRE?</text:p>
          </table:table-cell>
          <table:table-cell table:number-columns-repeated="998"/>
        </table:table-row>
        <table:table-row table:style-name="ro20">
          <table:table-cell table:style-name="ce864"/>
          <table:table-cell table:style-name="ce871" table:formula="of:=IF([.C57]=[.C56];[.B56]+1;1)" office:value-type="float" office:value="5">
            <text:p>5</text:p>
          </table:table-cell>
          <table:table-cell table:style-name="ce866" office:value-type="string">
            <text:p>Nazca</text:p>
          </table:table-cell>
          <table:table-cell table:style-name="ce870" table:formula="of:=1+[.D56]" office:value-type="float" office:value="50">
            <text:p>50</text:p>
          </table:table-cell>
          <table:table-cell table:style-name="ce871" table:formula="of:=IF([.B58]=1;[.B57];[.E58])" office:value-type="float" office:value="8">
            <text:p>8</text:p>
          </table:table-cell>
          <table:table-cell table:style-name="ce883" office:value-type="string">
            <text:p>Baja</text:p>
          </table:table-cell>
          <table:table-cell table:style-name="ce891" office:value-type="string">
            <text:p>Algodón</text:p>
          </table:table-cell>
          <table:table-cell table:style-name="ce907" office:value-type="float" office:value="100">
            <text:p>100</text:p>
          </table:table-cell>
          <table:table-cell table:style-name="ce925" office:value-type="string">
            <text:p>Agosto - Octubre</text:p>
          </table:table-cell>
          <table:table-cell table:style-name="ce936" office:value-type="string">
            <text:p>Enero - Junio</text:p>
          </table:table-cell>
          <table:table-cell table:style-name="ce950" office:value-type="float" office:value="6000">
            <text:p>6,000</text:p>
          </table:table-cell>
          <table:table-cell table:style-name="ce964" office:value-type="float" office:value="6000">
            <text:p>6,000</text:p>
          </table:table-cell>
          <table:table-cell table:style-name="ce950" office:value-type="float" office:value="60">
            <text:p>60</text:p>
          </table:table-cell>
          <table:table-cell table:style-name="ce964" office:value-type="float" office:value="60">
            <text:p>60</text:p>
          </table:table-cell>
          <table:table-cell table:style-name="ce991" office:value-type="string">
            <text:p>Qq</text:p>
          </table:table-cell>
          <table:table-cell table:style-name="ce1007" office:value-type="float" office:value="120">
            <text:p>120.00</text:p>
          </table:table-cell>
          <table:table-cell table:style-name="ce1007" office:value-type="string">
            <text:p>-</text:p>
          </table:table-cell>
          <table:table-cell table:style-name="ce1038" office:value-type="float" office:value="110">
            <text:p>110.00</text:p>
          </table:table-cell>
          <table:table-cell table:style-name="ce1013" office:value-type="string">
            <text:p>Ene.</text:p>
          </table:table-cell>
          <table:table-cell table:style-name="ce1061" office:value-type="float" office:value="100">
            <text:p>100.00</text:p>
          </table:table-cell>
          <table:table-cell table:style-name="ce1087" office:value-type="string">
            <text:p>Dic.</text:p>
          </table:table-cell>
          <table:table-cell table:style-name="ce1102" table:formula="of:=SUM([.M57:.N57])/2" office:value-type="float" office:value="60">
            <text:p>60.00</text:p>
          </table:table-cell>
          <table:table-cell table:style-name="ce1106" table:formula="of:=[.R57]*[.V57]" office:value-type="float" office:value="6600">
            <text:p>6,600.00</text:p>
          </table:table-cell>
          <table:table-cell table:style-name="ce1109" table:formula="of:=iferror(([.W57]-[.K57])/[.W57];0)" office:value-type="percentage" office:value="0">
            <text:p>#NOMBRE?</text:p>
          </table:table-cell>
          <table:table-cell table:style-name="ce1106" table:formula="of:=[.T57]*[.V57]" office:value-type="float" office:value="6000">
            <text:p>6,000.00</text:p>
          </table:table-cell>
          <table:table-cell table:style-name="ce1112" table:formula="of:=iferror(([.Y57]-[.L57])/[.Y57];0)" office:value-type="percentage" office:value="0">
            <text:p>#NOMBRE?</text:p>
          </table:table-cell>
          <table:table-cell table:number-columns-repeated="998"/>
        </table:table-row>
        <table:table-row table:style-name="ro20">
          <table:table-cell table:style-name="ce864"/>
          <table:table-cell table:style-name="ce871" table:formula="of:=IF([.C58]=[.C57];[.B57]+1;1)" office:value-type="float" office:value="6">
            <text:p>6</text:p>
          </table:table-cell>
          <table:table-cell table:style-name="ce866" office:value-type="string">
            <text:p>Nazca</text:p>
          </table:table-cell>
          <table:table-cell table:style-name="ce870" table:formula="of:=1+[.D57]" office:value-type="float" office:value="51">
            <text:p>51</text:p>
          </table:table-cell>
          <table:table-cell table:style-name="ce871" table:formula="of:=IF([.B59]=1;[.B58];[.E59])" office:value-type="float" office:value="8">
            <text:p>8</text:p>
          </table:table-cell>
          <table:table-cell table:style-name="ce883" office:value-type="string">
            <text:p>Baja</text:p>
          </table:table-cell>
          <table:table-cell table:style-name="ce891" office:value-type="string">
            <text:p>Pallar</text:p>
          </table:table-cell>
          <table:table-cell table:style-name="ce907" office:value-type="float" office:value="300">
            <text:p>300</text:p>
          </table:table-cell>
          <table:table-cell table:style-name="ce925" office:value-type="string">
            <text:p>Enero - Marzo</text:p>
          </table:table-cell>
          <table:table-cell table:style-name="ce936" office:value-type="string">
            <text:p>Agosto - Noviembre</text:p>
          </table:table-cell>
          <table:table-cell table:style-name="ce950" office:value-type="float" office:value="5000">
            <text:p>5,000</text:p>
          </table:table-cell>
          <table:table-cell table:style-name="ce964" office:value-type="float" office:value="6500">
            <text:p>6,500</text:p>
          </table:table-cell>
          <table:table-cell table:style-name="ce950" office:value-type="float" office:value="3000">
            <text:p>3,000</text:p>
          </table:table-cell>
          <table:table-cell table:style-name="ce964" office:value-type="float" office:value="3000">
            <text:p>3,000</text:p>
          </table:table-cell>
          <table:table-cell table:style-name="ce991" office:value-type="string">
            <text:p>kg</text:p>
          </table:table-cell>
          <table:table-cell table:style-name="ce1007" office:value-type="float" office:value="3.8">
            <text:p>3.80</text:p>
          </table:table-cell>
          <table:table-cell table:style-name="ce1007" office:value-type="float" office:value="4.5">
            <text:p>4.50</text:p>
          </table:table-cell>
          <table:table-cell table:style-name="ce1038" office:value-type="float" office:value="3">
            <text:p>3.0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8:.N58])/2" office:value-type="float" office:value="3000">
            <text:p>3000.00</text:p>
          </table:table-cell>
          <table:table-cell table:style-name="ce1106" table:formula="of:=[.R58]*[.V58]" office:value-type="float" office:value="9000">
            <text:p>9,000.00</text:p>
          </table:table-cell>
          <table:table-cell table:style-name="ce1109" table:formula="of:=iferror(([.W58]-[.K58])/[.W58];0)" office:value-type="percentage" office:value="0">
            <text:p>#NOMBRE?</text:p>
          </table:table-cell>
          <table:table-cell table:style-name="ce1106" table:formula="of:=[.T58]*[.V58]" office:value-type="float" office:value="1500">
            <text:p>1,500.00</text:p>
          </table:table-cell>
          <table:table-cell table:style-name="ce1112" table:formula="of:=iferror(([.Y58]-[.L58])/[.Y58];0)" office:value-type="percentage" office:value="0">
            <text:p>#NOMBRE?</text:p>
          </table:table-cell>
          <table:table-cell table:number-columns-repeated="998"/>
        </table:table-row>
        <table:table-row table:style-name="ro20">
          <table:table-cell table:style-name="ce864"/>
          <table:table-cell table:style-name="ce871" table:formula="of:=IF([.C59]=[.C58];[.B58]+1;1)" office:value-type="float" office:value="7">
            <text:p>7</text:p>
          </table:table-cell>
          <table:table-cell table:style-name="ce866" office:value-type="string">
            <text:p>Nazca</text:p>
          </table:table-cell>
          <table:table-cell table:style-name="ce870" table:formula="of:=1+[.D58]" office:value-type="float" office:value="52">
            <text:p>52</text:p>
          </table:table-cell>
          <table:table-cell table:style-name="ce871" table:formula="of:=IF([.B60]=1;[.B59];[.E60])" office:value-type="float" office:value="8">
            <text:p>8</text:p>
          </table:table-cell>
          <table:table-cell table:style-name="ce883" office:value-type="string">
            <text:p>Baja</text:p>
          </table:table-cell>
          <table:table-cell table:style-name="ce891" office:value-type="string">
            <text:p>Garbanzo</text:p>
          </table:table-cell>
          <table:table-cell table:style-name="ce907" office:value-type="float" office:value="150">
            <text:p>150</text:p>
          </table:table-cell>
          <table:table-cell table:style-name="ce925" office:value-type="string">
            <text:p>Abril - Mayo</text:p>
          </table:table-cell>
          <table:table-cell table:style-name="ce936" office:value-type="string">
            <text:p>Setiembre - Octubre</text:p>
          </table:table-cell>
          <table:table-cell table:style-name="ce950" office:value-type="float" office:value="4500">
            <text:p>4,500</text:p>
          </table:table-cell>
          <table:table-cell table:style-name="ce964" office:value-type="float" office:value="4500">
            <text:p>4,500</text:p>
          </table:table-cell>
          <table:table-cell table:style-name="ce950" office:value-type="float" office:value="2500">
            <text:p>2,500</text:p>
          </table:table-cell>
          <table:table-cell table:style-name="ce964" office:value-type="float" office:value="2200">
            <text:p>2,200</text:p>
          </table:table-cell>
          <table:table-cell table:style-name="ce991" office:value-type="string">
            <text:p>kg</text:p>
          </table:table-cell>
          <table:table-cell table:style-name="ce1007" office:value-type="float" office:value="3.9">
            <text:p>3.90</text:p>
          </table:table-cell>
          <table:table-cell table:style-name="ce1007" office:value-type="float" office:value="5">
            <text:p>5.00</text:p>
          </table:table-cell>
          <table:table-cell table:style-name="ce1038" office:value-type="float" office:value="3.5">
            <text:p>3.50</text:p>
          </table:table-cell>
          <table:table-cell table:style-name="ce1013" office:value-type="string">
            <text:p>Oct.</text:p>
          </table:table-cell>
          <table:table-cell table:style-name="ce1061" office:value-type="float" office:value="0.5">
            <text:p>0.50</text:p>
          </table:table-cell>
          <table:table-cell table:style-name="ce1087" office:value-type="string">
            <text:p>Ene.</text:p>
          </table:table-cell>
          <table:table-cell table:style-name="ce1102" table:formula="of:=SUM([.M59:.N59])/2" office:value-type="float" office:value="2350">
            <text:p>2350.00</text:p>
          </table:table-cell>
          <table:table-cell table:style-name="ce1106" table:formula="of:=[.R59]*[.V59]" office:value-type="float" office:value="8225">
            <text:p>8,225.00</text:p>
          </table:table-cell>
          <table:table-cell table:style-name="ce1109" table:formula="of:=iferror(([.W59]-[.K59])/[.W59];0)" office:value-type="percentage" office:value="0">
            <text:p>#NOMBRE?</text:p>
          </table:table-cell>
          <table:table-cell table:style-name="ce1106" table:formula="of:=[.T59]*[.V59]" office:value-type="float" office:value="1175">
            <text:p>1,175.00</text:p>
          </table:table-cell>
          <table:table-cell table:style-name="ce1112" table:formula="of:=iferror(([.Y59]-[.L59])/[.Y59];0)" office:value-type="percentage" office:value="0">
            <text:p>#NOMBRE?</text:p>
          </table:table-cell>
          <table:table-cell table:number-columns-repeated="998"/>
        </table:table-row>
        <table:table-row table:style-name="ro20">
          <table:table-cell table:style-name="ce864"/>
          <table:table-cell table:style-name="ce871" table:formula="of:=IF([.C60]=[.C59];[.B59]+1;1)" office:value-type="float" office:value="8">
            <text:p>8</text:p>
          </table:table-cell>
          <table:table-cell table:style-name="ce866" office:value-type="string">
            <text:p>Nazca</text:p>
          </table:table-cell>
          <table:table-cell table:style-name="ce870" table:formula="of:=1+[.D59]" office:value-type="float" office:value="53">
            <text:p>53</text:p>
          </table:table-cell>
          <table:table-cell table:style-name="ce871" table:formula="of:=IF([.B61]=1;[.B60];[.E61])" office:value-type="float" office:value="8">
            <text:p>8</text:p>
          </table:table-cell>
          <table:table-cell table:style-name="ce884" office:value-type="string">
            <text:p>Baja</text:p>
          </table:table-cell>
          <table:table-cell table:style-name="ce894" office:value-type="string">
            <text:p>Cebolla</text:p>
          </table:table-cell>
          <table:table-cell table:style-name="ce908" office:value-type="float" office:value="300">
            <text:p>300</text:p>
          </table:table-cell>
          <table:table-cell table:style-name="ce928" office:value-type="string">
            <text:p>Enero - Febrero</text:p>
          </table:table-cell>
          <table:table-cell table:style-name="ce939" office:value-type="string">
            <text:p>Mayo - Junio</text:p>
          </table:table-cell>
          <table:table-cell table:style-name="ce951" office:value-type="float" office:value="10500">
            <text:p>10,500</text:p>
          </table:table-cell>
          <table:table-cell table:style-name="ce965" office:value-type="float" office:value="10500">
            <text:p>10,500</text:p>
          </table:table-cell>
          <table:table-cell table:style-name="ce951" office:value-type="float" office:value="35000">
            <text:p>35,000</text:p>
          </table:table-cell>
          <table:table-cell table:style-name="ce965" office:value-type="float" office:value="32000">
            <text:p>32,000</text:p>
          </table:table-cell>
          <table:table-cell table:style-name="ce997"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n.</text:p>
          </table:table-cell>
          <table:table-cell table:style-name="ce1073" office:value-type="float" office:value="0.5">
            <text:p>0.50</text:p>
          </table:table-cell>
          <table:table-cell table:style-name="ce1092" office:value-type="string">
            <text:p>Dic.</text:p>
          </table:table-cell>
          <table:table-cell table:style-name="ce1102" table:formula="of:=SUM([.M60:.N60])/2" office:value-type="float" office:value="33500">
            <text:p>33500.00</text:p>
          </table:table-cell>
          <table:table-cell table:style-name="ce1106" table:formula="of:=[.R60]*[.V60]" office:value-type="float" office:value="16750">
            <text:p>16,750.00</text:p>
          </table:table-cell>
          <table:table-cell table:style-name="ce1109" table:formula="of:=iferror(([.W60]-[.K60])/[.W60];0)" office:value-type="percentage" office:value="0">
            <text:p>#NOMBRE?</text:p>
          </table:table-cell>
          <table:table-cell table:style-name="ce1106" table:formula="of:=[.T60]*[.V60]" office:value-type="float" office:value="16750">
            <text:p>16,750.00</text:p>
          </table:table-cell>
          <table:table-cell table:style-name="ce1112" table:formula="of:=iferror(([.Y60]-[.L60])/[.Y60];0)" office:value-type="percentage" office:value="0">
            <text:p>#NOMBRE?</text:p>
          </table:table-cell>
          <table:table-cell table:number-columns-repeated="998"/>
        </table:table-row>
        <table:table-row table:style-name="ro20">
          <table:table-cell table:style-name="ce864"/>
          <table:table-cell table:style-name="ce871" table:formula="of:=IF([.C61]=[.C60];[.B60]+1;1)" office:value-type="float" office:value="1">
            <text:p>1</text:p>
          </table:table-cell>
          <table:table-cell table:style-name="ce866" office:value-type="string">
            <text:p>Acari</text:p>
          </table:table-cell>
          <table:table-cell table:style-name="ce870" table:formula="of:=1+[.D60]" office:value-type="float" office:value="54">
            <text:p>54</text:p>
          </table:table-cell>
          <table:table-cell table:style-name="ce871" table:formula="of:=IF([.B62]=1;[.B61];[.E62])" office:value-type="float" office:value="5">
            <text:p>5</text:p>
          </table:table-cell>
          <table:table-cell table:style-name="ce881" office:value-type="string">
            <text:p>Alta</text:p>
          </table:table-cell>
          <table:table-cell table:style-name="ce889" office:value-type="string">
            <text:p>Olivo</text:p>
          </table:table-cell>
          <table:table-cell table:style-name="ce913" office:value-type="float" office:value="0">
            <text:p>0</text:p>
          </table:table-cell>
          <table:table-cell table:style-name="ce923" office:value-type="string">
            <text:p>Julio - Agosto</text:p>
          </table:table-cell>
          <table:table-cell table:style-name="ce934" office:value-type="string">
            <text:p>Mayo - Junio</text:p>
          </table:table-cell>
          <table:table-cell table:style-name="ce954" office:value-type="float" office:value="9000">
            <text:p>9,000</text:p>
          </table:table-cell>
          <table:table-cell table:style-name="ce968"/>
          <table:table-cell table:style-name="ce954" office:value-type="float" office:value="8000">
            <text:p>8,000</text:p>
          </table:table-cell>
          <table:table-cell table:style-name="ce968"/>
          <table:table-cell table:style-name="ce914" office:value-type="string">
            <text:p>kg</text:p>
          </table:table-cell>
          <table:table-cell table:style-name="ce1014" office:value-type="float" office:value="1.75">
            <text:p>1.75</text:p>
          </table:table-cell>
          <table:table-cell table:style-name="ce1014" office:value-type="string">
            <text:p>-</text:p>
          </table:table-cell>
          <table:table-cell table:style-name="ce1046" office:value-type="float" office:value="1.8">
            <text:p>1.80</text:p>
          </table:table-cell>
          <table:table-cell table:style-name="ce1014" office:value-type="string">
            <text:p>Jun.-Ene.</text:p>
          </table:table-cell>
          <table:table-cell table:style-name="ce1070" office:value-type="float" office:value="0.5">
            <text:p>0.50</text:p>
          </table:table-cell>
          <table:table-cell table:style-name="ce1089" office:value-type="string">
            <text:p>Feb-May</text:p>
          </table:table-cell>
          <table:table-cell table:style-name="ce1102" table:formula="of:=SUM([.M61:.N61])/2" office:value-type="float" office:value="4000">
            <text:p>4000.00</text:p>
          </table:table-cell>
          <table:table-cell table:style-name="ce1106" table:formula="of:=[.R61]*[.V61]" office:value-type="float" office:value="7200">
            <text:p>7,200.00</text:p>
          </table:table-cell>
          <table:table-cell table:style-name="ce1109" table:formula="of:=iferror(([.W61]-[.K61])/[.W61];0)" office:value-type="percentage" office:value="0">
            <text:p>#NOMBRE?</text:p>
          </table:table-cell>
          <table:table-cell table:style-name="ce1106" table:formula="of:=[.T61]*[.V61]" office:value-type="float" office:value="2000">
            <text:p>2,000.00</text:p>
          </table:table-cell>
          <table:table-cell table:style-name="ce1112" table:formula="of:=iferror(([.Y61]-[.L61])/[.Y61];0)" office:value-type="percentage" office:value="0">
            <text:p>#NOMBRE?</text:p>
          </table:table-cell>
          <table:table-cell table:number-columns-repeated="998"/>
        </table:table-row>
        <table:table-row table:style-name="ro20">
          <table:table-cell table:style-name="ce864"/>
          <table:table-cell table:style-name="ce871" table:formula="of:=IF([.C62]=[.C61];[.B61]+1;1)" office:value-type="float" office:value="2">
            <text:p>2</text:p>
          </table:table-cell>
          <table:table-cell table:style-name="ce866" office:value-type="string">
            <text:p>Acari</text:p>
          </table:table-cell>
          <table:table-cell table:style-name="ce870" table:formula="of:=1+[.D61]" office:value-type="float" office:value="55">
            <text:p>55</text:p>
          </table:table-cell>
          <table:table-cell table:style-name="ce871" table:formula="of:=IF([.B63]=1;[.B62];[.E63])" office:value-type="float" office:value="5">
            <text:p>5</text:p>
          </table:table-cell>
          <table:table-cell table:style-name="ce883" office:value-type="string">
            <text:p>Media</text:p>
          </table:table-cell>
          <table:table-cell table:style-name="ce891" office:value-type="string">
            <text:p>Maíz Amarillo</text:p>
          </table:table-cell>
          <table:table-cell table:style-name="ce910" office:value-type="float" office:value="0">
            <text:p>0</text:p>
          </table:table-cell>
          <table:table-cell table:style-name="ce925" office:value-type="string">
            <text:p>Todo el año</text:p>
          </table:table-cell>
          <table:table-cell table:style-name="ce936" office:value-type="string">
            <text:p>Todo el año</text:p>
          </table:table-cell>
          <table:table-cell table:style-name="ce950" office:value-type="float" office:value="5925">
            <text:p>5,925</text:p>
          </table:table-cell>
          <table:table-cell table:style-name="ce964"/>
          <table:table-cell table:style-name="ce950" office:value-type="float" office:value="9000">
            <text:p>9,000</text:p>
          </table:table-cell>
          <table:table-cell table:style-name="ce964"/>
          <table:table-cell table:style-name="ce991" office:value-type="string">
            <text:p>kg</text:p>
          </table:table-cell>
          <table:table-cell table:style-name="ce1007" office:value-type="float" office:value="1.1">
            <text:p>1.10</text:p>
          </table:table-cell>
          <table:table-cell table:style-name="ce1007" office:value-type="float" office:value="1.3">
            <text:p>1.30</text:p>
          </table:table-cell>
          <table:table-cell table:style-name="ce1044" office:value-type="float" office:value="0.9">
            <text:p>0.9</text:p>
          </table:table-cell>
          <table:table-cell table:style-name="ce1013" office:value-type="string">
            <text:p>Set.</text:p>
          </table:table-cell>
          <table:table-cell table:style-name="ce1061" office:value-type="float" office:value="0.5">
            <text:p>0.50</text:p>
          </table:table-cell>
          <table:table-cell table:style-name="ce1087" office:value-type="string">
            <text:p>Ene.</text:p>
          </table:table-cell>
          <table:table-cell table:style-name="ce1102" table:formula="of:=SUM([.M62:.N62])/2" office:value-type="float" office:value="4500">
            <text:p>4500.00</text:p>
          </table:table-cell>
          <table:table-cell table:style-name="ce1106" table:formula="of:=[.R62]*[.V62]" office:value-type="float" office:value="4050">
            <text:p>4,050.00</text:p>
          </table:table-cell>
          <table:table-cell table:style-name="ce1109" table:formula="of:=iferror(([.W62]-[.K62])/[.W62];0)" office:value-type="percentage" office:value="0">
            <text:p>#NOMBRE?</text:p>
          </table:table-cell>
          <table:table-cell table:style-name="ce1106" table:formula="of:=[.T62]*[.V62]" office:value-type="float" office:value="2250">
            <text:p>2,250.00</text:p>
          </table:table-cell>
          <table:table-cell table:style-name="ce1112" table:formula="of:=iferror(([.Y62]-[.L62])/[.Y62];0)" office:value-type="percentage" office:value="0">
            <text:p>#NOMBRE?</text:p>
          </table:table-cell>
          <table:table-cell table:number-columns-repeated="998"/>
        </table:table-row>
        <table:table-row table:style-name="ro20">
          <table:table-cell table:style-name="ce864"/>
          <table:table-cell table:style-name="ce871" table:formula="of:=IF([.C63]=[.C62];[.B62]+1;1)" office:value-type="float" office:value="3">
            <text:p>3</text:p>
          </table:table-cell>
          <table:table-cell table:style-name="ce866" office:value-type="string">
            <text:p>Acari</text:p>
          </table:table-cell>
          <table:table-cell table:style-name="ce870" table:formula="of:=1+[.D62]" office:value-type="float" office:value="56">
            <text:p>56</text:p>
          </table:table-cell>
          <table:table-cell table:style-name="ce871" table:formula="of:=IF([.B64]=1;[.B63];[.E64])" office:value-type="float" office:value="5">
            <text:p>5</text:p>
          </table:table-cell>
          <table:table-cell table:style-name="ce883" office:value-type="string">
            <text:p>Baja</text:p>
          </table:table-cell>
          <table:table-cell table:style-name="ce892" office:value-type="string">
            <text:p>Papa</text:p>
          </table:table-cell>
          <table:table-cell table:style-name="ce910" office:value-type="float" office:value="0">
            <text:p>0</text:p>
          </table:table-cell>
          <table:table-cell table:style-name="ce926" office:value-type="string">
            <text:p>Abril - Mayo</text:p>
          </table:table-cell>
          <table:table-cell table:style-name="ce937" office:value-type="string">
            <text:p>Agosto - Octubre</text:p>
          </table:table-cell>
          <table:table-cell table:style-name="ce950" office:value-type="float" office:value="13500">
            <text:p>13,500</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65">
            <text:p>0.65</text:p>
          </table:table-cell>
          <table:table-cell table:style-name="ce1008" office:value-type="float" office:value="1.2">
            <text:p>1.20</text:p>
          </table:table-cell>
          <table:table-cell table:style-name="ce1039" office:value-type="float" office:value="0.53">
            <text:p>0.53</text:p>
          </table:table-cell>
          <table:table-cell table:style-name="ce1008" office:value-type="string">
            <text:p>Set.</text:p>
          </table:table-cell>
          <table:table-cell table:style-name="ce1062" office:value-type="float" office:value="0.5">
            <text:p>0.50</text:p>
          </table:table-cell>
          <table:table-cell table:style-name="ce1082" office:value-type="string">
            <text:p>Ago.</text:p>
          </table:table-cell>
          <table:table-cell table:style-name="ce1102" table:formula="of:=SUM([.M63:.N63])/2" office:value-type="float" office:value="16500">
            <text:p>16500.00</text:p>
          </table:table-cell>
          <table:table-cell table:style-name="ce1106" table:formula="of:=[.R63]*[.V63]" office:value-type="float" office:value="8745">
            <text:p>8,745.00</text:p>
          </table:table-cell>
          <table:table-cell table:style-name="ce1109" table:formula="of:=iferror(([.W63]-[.K63])/[.W63];0)" office:value-type="percentage" office:value="0">
            <text:p>#NOMBRE?</text:p>
          </table:table-cell>
          <table:table-cell table:style-name="ce1106" table:formula="of:=[.T63]*[.V63]" office:value-type="float" office:value="8250">
            <text:p>8,250.00</text:p>
          </table:table-cell>
          <table:table-cell table:style-name="ce1112" table:formula="of:=iferror(([.Y63]-[.L63])/[.Y63];0)" office:value-type="percentage" office:value="0">
            <text:p>#NOMBRE?</text:p>
          </table:table-cell>
          <table:table-cell table:number-columns-repeated="998"/>
        </table:table-row>
        <table:table-row table:style-name="ro20">
          <table:table-cell table:style-name="ce864"/>
          <table:table-cell table:style-name="ce871" table:formula="of:=IF([.C64]=[.C63];[.B63]+1;1)" office:value-type="float" office:value="4">
            <text:p>4</text:p>
          </table:table-cell>
          <table:table-cell table:style-name="ce866" office:value-type="string">
            <text:p>Acari</text:p>
          </table:table-cell>
          <table:table-cell table:style-name="ce870" table:formula="of:=1+[.D63]" office:value-type="float" office:value="57">
            <text:p>57</text:p>
          </table:table-cell>
          <table:table-cell table:style-name="ce871" table:formula="of:=IF([.B65]=1;[.B64];[.E65])" office:value-type="float" office:value="5">
            <text:p>5</text:p>
          </table:table-cell>
          <table:table-cell table:style-name="ce883" office:value-type="string">
            <text:p>Baja</text:p>
          </table:table-cell>
          <table:table-cell table:style-name="ce892" office:value-type="string">
            <text:p>Cebolla</text:p>
          </table:table-cell>
          <table:table-cell table:style-name="ce910" office:value-type="float" office:value="0">
            <text:p>0</text:p>
          </table:table-cell>
          <table:table-cell table:style-name="ce926" office:value-type="string">
            <text:p>Enero-Febrero</text:p>
          </table:table-cell>
          <table:table-cell table:style-name="ce937" office:value-type="string">
            <text:p>Junio - Julio:Alta (todo el año)</text:p>
          </table:table-cell>
          <table:table-cell table:style-name="ce950" office:value-type="float" office:value="10474">
            <text:p>10,474</text:p>
          </table:table-cell>
          <table:table-cell table:style-name="ce964"/>
          <table:table-cell table:style-name="ce950" office:value-type="float" office:value="33000">
            <text:p>33,000</text:p>
          </table:table-cell>
          <table:table-cell table:style-name="ce964"/>
          <table:table-cell table:style-name="ce992" office:value-type="string">
            <text:p>kg</text:p>
          </table:table-cell>
          <table:table-cell table:style-name="ce1008" office:value-type="float" office:value="0.5">
            <text:p>0.50</text:p>
          </table:table-cell>
          <table:table-cell table:style-name="ce1008" office:value-type="float" office:value="0.6">
            <text:p>0.60</text:p>
          </table:table-cell>
          <table:table-cell table:style-name="ce1039" office:value-type="float" office:value="0.5">
            <text:p>0.50</text:p>
          </table:table-cell>
          <table:table-cell table:style-name="ce1008" office:value-type="string">
            <text:p>Jun.</text:p>
          </table:table-cell>
          <table:table-cell table:style-name="ce1062" office:value-type="float" office:value="0.4">
            <text:p>0.40</text:p>
          </table:table-cell>
          <table:table-cell table:style-name="ce1082" office:value-type="string">
            <text:p>Dic.</text:p>
          </table:table-cell>
          <table:table-cell table:style-name="ce1102" table:formula="of:=SUM([.M64:.N64])/2" office:value-type="float" office:value="16500">
            <text:p>16500.00</text:p>
          </table:table-cell>
          <table:table-cell table:style-name="ce1106" table:formula="of:=[.R64]*[.V64]" office:value-type="float" office:value="8250">
            <text:p>8,250.00</text:p>
          </table:table-cell>
          <table:table-cell table:style-name="ce1109" table:formula="of:=iferror(([.W64]-[.K64])/[.W64];0)" office:value-type="percentage" office:value="0">
            <text:p>#NOMBRE?</text:p>
          </table:table-cell>
          <table:table-cell table:style-name="ce1106" table:formula="of:=[.T64]*[.V64]" office:value-type="float" office:value="6600">
            <text:p>6,600.00</text:p>
          </table:table-cell>
          <table:table-cell table:style-name="ce1112" table:formula="of:=iferror(([.Y64]-[.L64])/[.Y64];0)" office:value-type="percentage" office:value="0">
            <text:p>#NOMBRE?</text:p>
          </table:table-cell>
          <table:table-cell table:number-columns-repeated="998"/>
        </table:table-row>
        <table:table-row table:style-name="ro20">
          <table:table-cell table:style-name="ce864"/>
          <table:table-cell table:style-name="ce871" table:formula="of:=IF([.C65]=[.C64];[.B64]+1;1)" office:value-type="float" office:value="5">
            <text:p>5</text:p>
          </table:table-cell>
          <table:table-cell table:style-name="ce866" office:value-type="string">
            <text:p>Acari</text:p>
          </table:table-cell>
          <table:table-cell table:style-name="ce870" table:formula="of:=1+[.D64]" office:value-type="float" office:value="58">
            <text:p>58</text:p>
          </table:table-cell>
          <table:table-cell table:style-name="ce871" table:formula="of:=IF([.B66]=1;[.B65];[.E66])" office:value-type="float" office:value="5">
            <text:p>5</text:p>
          </table:table-cell>
          <table:table-cell table:style-name="ce884" office:value-type="string">
            <text:p>Baja</text:p>
          </table:table-cell>
          <table:table-cell table:style-name="ce893" office:value-type="string">
            <text:p>Frijol</text:p>
          </table:table-cell>
          <table:table-cell table:style-name="ce911" office:value-type="float" office:value="0">
            <text:p>0</text:p>
          </table:table-cell>
          <table:table-cell table:style-name="ce927" office:value-type="string">
            <text:p>Febrero - Marzo</text:p>
          </table:table-cell>
          <table:table-cell table:style-name="ce938" office:value-type="string">
            <text:p>Julio - Setiembre</text:p>
          </table:table-cell>
          <table:table-cell table:style-name="ce951" office:value-type="float" office:value="5400">
            <text:p>5,400</text:p>
          </table:table-cell>
          <table:table-cell table:style-name="ce965"/>
          <table:table-cell table:style-name="ce951" office:value-type="float" office:value="2500">
            <text:p>2,500</text:p>
          </table:table-cell>
          <table:table-cell table:style-name="ce965"/>
          <table:table-cell table:style-name="ce993" office:value-type="string">
            <text:p>kg</text:p>
          </table:table-cell>
          <table:table-cell table:style-name="ce1009" office:value-type="float" office:value="4.1">
            <text:p>4.10</text:p>
          </table:table-cell>
          <table:table-cell table:style-name="ce1009" office:value-type="float" office:value="5">
            <text:p>5.00</text:p>
          </table:table-cell>
          <table:table-cell table:style-name="ce1040" office:value-type="float" office:value="3.8">
            <text:p>3.80</text:p>
          </table:table-cell>
          <table:table-cell table:style-name="ce1056" office:value-type="string">
            <text:p>Oct.</text:p>
          </table:table-cell>
          <table:table-cell table:style-name="ce1063" office:value-type="float" office:value="4">
            <text:p>4.00</text:p>
          </table:table-cell>
          <table:table-cell table:style-name="ce1088" office:value-type="string">
            <text:p>Ene.</text:p>
          </table:table-cell>
          <table:table-cell table:style-name="ce1102" table:formula="of:=SUM([.M65:.N65])/2" office:value-type="float" office:value="1250">
            <text:p>1250.00</text:p>
          </table:table-cell>
          <table:table-cell table:style-name="ce1106" table:formula="of:=[.R65]*[.V65]" office:value-type="float" office:value="4750">
            <text:p>4,750.00</text:p>
          </table:table-cell>
          <table:table-cell table:style-name="ce1109" table:formula="of:=iferror(([.W65]-[.K65])/[.W65];0)" office:value-type="percentage" office:value="0">
            <text:p>#NOMBRE?</text:p>
          </table:table-cell>
          <table:table-cell table:style-name="ce1106" table:formula="of:=[.T65]*[.V65]" office:value-type="float" office:value="5000">
            <text:p>5,000.00</text:p>
          </table:table-cell>
          <table:table-cell table:style-name="ce1112" table:formula="of:=iferror(([.Y65]-[.L65])/[.Y65];0)" office:value-type="percentage" office:value="0">
            <text:p>#NOMBRE?</text:p>
          </table:table-cell>
          <table:table-cell table:number-columns-repeated="998"/>
        </table:table-row>
        <table:table-row table:style-name="ro20">
          <table:table-cell table:style-name="ce864"/>
          <table:table-cell table:style-name="ce871" table:formula="of:=IF([.C66]=[.C65];[.B65]+1;1)" office:value-type="float" office:value="1">
            <text:p>1</text:p>
          </table:table-cell>
          <table:table-cell table:style-name="ce866" office:value-type="string">
            <text:p>Camana</text:p>
          </table:table-cell>
          <table:table-cell table:style-name="ce870" table:formula="of:=1+[.D65]" office:value-type="float" office:value="59">
            <text:p>59</text:p>
          </table:table-cell>
          <table:table-cell table:style-name="ce871" table:formula="of:=IF([.B67]=1;[.B66];[.E67])" office:value-type="float" office:value="3">
            <text:p>3</text:p>
          </table:table-cell>
          <table:table-cell table:style-name="ce881" office:value-type="string">
            <text:p>Alta</text:p>
          </table:table-cell>
          <table:table-cell table:style-name="ce889" office:value-type="string">
            <text:p>Arroz</text:p>
          </table:table-cell>
          <table:table-cell table:style-name="ce913" office:value-type="float" office:value="4107">
            <text:p>4,107</text:p>
          </table:table-cell>
          <table:table-cell table:style-name="ce923" office:value-type="string">
            <text:p>Agosto - Setiembre </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 - Mayo</text:p>
          </table:table-cell>
          <table:table-cell table:style-name="ce1070" office:value-type="float" office:value="1.2">
            <text:p>1.20</text:p>
          </table:table-cell>
          <table:table-cell table:style-name="ce1089" office:value-type="string">
            <text:p>Set - Octubre</text:p>
          </table:table-cell>
          <table:table-cell table:style-name="ce1102" table:formula="of:=SUM([.M66:.N66])/2" office:value-type="float" office:value="6500">
            <text:p>6500.00</text:p>
          </table:table-cell>
          <table:table-cell table:style-name="ce1106" table:formula="of:=[.R66]*[.V66]" office:value-type="float" office:value="7150">
            <text:p>7,150.00</text:p>
          </table:table-cell>
          <table:table-cell table:style-name="ce1109" table:formula="of:=iferror(([.W66]-[.K66])/[.W66];0)" office:value-type="percentage" office:value="0">
            <text:p>#NOMBRE?</text:p>
          </table:table-cell>
          <table:table-cell table:style-name="ce1106" table:formula="of:=[.T66]*[.V66]" office:value-type="float" office:value="7800">
            <text:p>7,800.00</text:p>
          </table:table-cell>
          <table:table-cell table:style-name="ce1112" table:formula="of:=iferror(([.Y66]-[.L66])/[.Y66];0)" office:value-type="percentage" office:value="0">
            <text:p>#NOMBRE?</text:p>
          </table:table-cell>
          <table:table-cell table:number-columns-repeated="998"/>
        </table:table-row>
        <table:table-row table:style-name="ro20">
          <table:table-cell table:style-name="ce864"/>
          <table:table-cell table:style-name="ce871" table:formula="of:=IF([.C67]=[.C66];[.B66]+1;1)" office:value-type="float" office:value="2">
            <text:p>2</text:p>
          </table:table-cell>
          <table:table-cell table:style-name="ce866" office:value-type="string">
            <text:p>Camana</text:p>
          </table:table-cell>
          <table:table-cell table:style-name="ce870" table:formula="of:=1+[.D66]" office:value-type="float" office:value="60">
            <text:p>60</text:p>
          </table:table-cell>
          <table:table-cell table:style-name="ce871" table:formula="of:=IF([.B68]=1;[.B67];[.E68])" office:value-type="float" office:value="3">
            <text:p>3</text:p>
          </table:table-cell>
          <table:table-cell table:style-name="ce883" office:value-type="string">
            <text:p>Baja</text:p>
          </table:table-cell>
          <table:table-cell table:style-name="ce891" office:value-type="string">
            <text:p>Frijol</text:p>
          </table:table-cell>
          <table:table-cell table:style-name="ce910" office:value-type="float" office:value="1848">
            <text:p>1,848</text:p>
          </table:table-cell>
          <table:table-cell table:style-name="ce925" office:value-type="string">
            <text:p>Abril - Mayo</text:p>
          </table:table-cell>
          <table:table-cell table:style-name="ce936" office:value-type="string">
            <text:p>Agosto-Setiembre</text:p>
          </table:table-cell>
          <table:table-cell table:style-name="ce952" office:value-type="float" office:value="5400">
            <text:p>5,400</text:p>
          </table:table-cell>
          <table:table-cell table:style-name="ce969"/>
          <table:table-cell table:style-name="ce952" office:value-type="float" office:value="3000">
            <text:p>3,000</text:p>
          </table:table-cell>
          <table:table-cell table:style-name="ce969"/>
          <table:table-cell table:style-name="ce995" office:value-type="string">
            <text:p>kg</text:p>
          </table:table-cell>
          <table:table-cell table:style-name="ce1016" office:value-type="float" office:value="4.2">
            <text:p>4.2</text:p>
          </table:table-cell>
          <table:table-cell table:style-name="ce1011" office:value-type="float" office:value="6.5">
            <text:p>6.50</text:p>
          </table:table-cell>
          <table:table-cell table:style-name="ce1042" office:value-type="float" office:value="3.8">
            <text:p>3.80</text:p>
          </table:table-cell>
          <table:table-cell table:style-name="ce1016" office:value-type="string">
            <text:p>Set.-Oct.</text:p>
          </table:table-cell>
          <table:table-cell table:style-name="ce1066" office:value-type="float" office:value="4">
            <text:p>4.00</text:p>
          </table:table-cell>
          <table:table-cell table:style-name="ce1085" office:value-type="string">
            <text:p>Dic.-Ene.</text:p>
          </table:table-cell>
          <table:table-cell table:style-name="ce1102" table:formula="of:=SUM([.M67:.N67])/2" office:value-type="float" office:value="1500">
            <text:p>1500.00</text:p>
          </table:table-cell>
          <table:table-cell table:style-name="ce1106" table:formula="of:=[.R67]*[.V67]" office:value-type="float" office:value="5700">
            <text:p>5,700.00</text:p>
          </table:table-cell>
          <table:table-cell table:style-name="ce1109" table:formula="of:=iferror(([.W67]-[.K67])/[.W67];0)" office:value-type="percentage" office:value="0">
            <text:p>#NOMBRE?</text:p>
          </table:table-cell>
          <table:table-cell table:style-name="ce1106" table:formula="of:=[.T67]*[.V67]" office:value-type="float" office:value="6000">
            <text:p>6,000.00</text:p>
          </table:table-cell>
          <table:table-cell table:style-name="ce1112" table:formula="of:=iferror(([.Y67]-[.L67])/[.Y67];0)" office:value-type="percentage" office:value="0">
            <text:p>#NOMBRE?</text:p>
          </table:table-cell>
          <table:table-cell table:number-columns-repeated="998"/>
        </table:table-row>
        <table:table-row table:style-name="ro20">
          <table:table-cell table:style-name="ce864"/>
          <table:table-cell table:style-name="ce871" table:formula="of:=IF([.C68]=[.C67];[.B67]+1;1)" office:value-type="float" office:value="3">
            <text:p>3</text:p>
          </table:table-cell>
          <table:table-cell table:style-name="ce866" office:value-type="string">
            <text:p>Camana</text:p>
          </table:table-cell>
          <table:table-cell table:style-name="ce870" table:formula="of:=1+[.D67]" office:value-type="float" office:value="61">
            <text:p>61</text:p>
          </table:table-cell>
          <table:table-cell table:style-name="ce871" table:formula="of:=IF([.B69]=1;[.B68];[.E69])" office:value-type="float" office:value="3">
            <text:p>3</text:p>
          </table:table-cell>
          <table:table-cell table:style-name="ce884" office:value-type="string">
            <text:p>Baja</text:p>
          </table:table-cell>
          <table:table-cell table:style-name="ce894" office:value-type="string">
            <text:p>Cebolla</text:p>
          </table:table-cell>
          <table:table-cell table:style-name="ce911" office:value-type="float" office:value="2259">
            <text:p>2,259</text:p>
          </table:table-cell>
          <table:table-cell table:style-name="ce928" office:value-type="string">
            <text:p>Marzo - Abril</text:p>
          </table:table-cell>
          <table:table-cell table:style-name="ce939" office:value-type="string">
            <text:p>Julio - Agosto</text:p>
          </table:table-cell>
          <table:table-cell table:style-name="ce953" office:value-type="float" office:value="13184">
            <text:p>13,184</text:p>
          </table:table-cell>
          <table:table-cell table:style-name="ce967"/>
          <table:table-cell table:style-name="ce953" office:value-type="float" office:value="45000">
            <text:p>45,000</text:p>
          </table:table-cell>
          <table:table-cell table:style-name="ce967"/>
          <table:table-cell table:style-name="ce915" office:value-type="string">
            <text:p>kg</text:p>
          </table:table-cell>
          <table:table-cell table:style-name="ce1019" office:value-type="float" office:value="0.5">
            <text:p>0.50</text:p>
          </table:table-cell>
          <table:table-cell table:style-name="ce1019" office:value-type="float" office:value="0.6">
            <text:p>0.60</text:p>
          </table:table-cell>
          <table:table-cell table:style-name="ce1050" office:value-type="float" office:value="0.5">
            <text:p>0.50</text:p>
          </table:table-cell>
          <table:table-cell table:style-name="ce1019" office:value-type="string">
            <text:p>julio</text:p>
          </table:table-cell>
          <table:table-cell table:style-name="ce1073" office:value-type="float" office:value="0.4">
            <text:p>0.40</text:p>
          </table:table-cell>
          <table:table-cell table:style-name="ce1092" office:value-type="string">
            <text:p>Dic.</text:p>
          </table:table-cell>
          <table:table-cell table:style-name="ce1102" table:formula="of:=SUM([.M68:.N68])/2" office:value-type="float" office:value="22500">
            <text:p>22500.00</text:p>
          </table:table-cell>
          <table:table-cell table:style-name="ce1106" table:formula="of:=[.R68]*[.V68]" office:value-type="float" office:value="11250">
            <text:p>11,250.00</text:p>
          </table:table-cell>
          <table:table-cell table:style-name="ce1109" table:formula="of:=iferror(([.W68]-[.K68])/[.W68];0)" office:value-type="percentage" office:value="0">
            <text:p>#NOMBRE?</text:p>
          </table:table-cell>
          <table:table-cell table:style-name="ce1106" table:formula="of:=[.T68]*[.V68]" office:value-type="float" office:value="9000">
            <text:p>9,000.00</text:p>
          </table:table-cell>
          <table:table-cell table:style-name="ce1112" table:formula="of:=iferror(([.Y68]-[.L68])/[.Y68];0)" office:value-type="percentage" office:value="0">
            <text:p>#NOMBRE?</text:p>
          </table:table-cell>
          <table:table-cell table:number-columns-repeated="998"/>
        </table:table-row>
        <table:table-row table:style-name="ro20">
          <table:table-cell table:style-name="ce865"/>
          <table:table-cell table:style-name="ce871" table:formula="of:=IF([.C69]=[.C68];[.B68]+1;1)" office:value-type="float" office:value="1">
            <text:p>1</text:p>
          </table:table-cell>
          <table:table-cell table:style-name="ce863" office:value-type="string">
            <text:p>Ocoña</text:p>
          </table:table-cell>
          <table:table-cell table:style-name="ce870" table:formula="of:=1+[.D68]" office:value-type="float" office:value="62">
            <text:p>62</text:p>
          </table:table-cell>
          <table:table-cell table:style-name="ce871" table:formula="of:=IF([.B70]=1;[.B69];[.E70])" office:value-type="float" office:value="2">
            <text:p>2</text:p>
          </table:table-cell>
          <table:table-cell table:style-name="ce881" office:value-type="string">
            <text:p>Alta</text:p>
          </table:table-cell>
          <table:table-cell table:style-name="ce889" office:value-type="string">
            <text:p>Arroz</text:p>
          </table:table-cell>
          <table:table-cell table:style-name="ce913" office:value-type="float" office:value="1350">
            <text:p>1,350</text:p>
          </table:table-cell>
          <table:table-cell table:style-name="ce923" office:value-type="string">
            <text:p>Agosto - Setiembre</text:p>
          </table:table-cell>
          <table:table-cell table:style-name="ce934" office:value-type="string">
            <text:p>Abril - Mayo</text:p>
          </table:table-cell>
          <table:table-cell table:style-name="ce954" office:value-type="float" office:value="8100">
            <text:p>8,100</text:p>
          </table:table-cell>
          <table:table-cell table:style-name="ce968"/>
          <table:table-cell table:style-name="ce954" office:value-type="float" office:value="13000">
            <text:p>13,000</text:p>
          </table:table-cell>
          <table:table-cell table:style-name="ce968"/>
          <table:table-cell table:style-name="ce914" office:value-type="string">
            <text:p>kg</text:p>
          </table:table-cell>
          <table:table-cell table:style-name="ce1014" office:value-type="string">
            <text:p>1.40-1.60</text:p>
          </table:table-cell>
          <table:table-cell table:style-name="ce1014" office:value-type="string">
            <text:p>2.00-2.20</text:p>
          </table:table-cell>
          <table:table-cell table:style-name="ce1046" office:value-type="float" office:value="1.1">
            <text:p>1.10</text:p>
          </table:table-cell>
          <table:table-cell table:style-name="ce1014" office:value-type="string">
            <text:p>Abril - Mayo</text:p>
          </table:table-cell>
          <table:table-cell table:style-name="ce1070" office:value-type="float" office:value="1.1">
            <text:p>1.10</text:p>
          </table:table-cell>
          <table:table-cell table:style-name="ce1089" office:value-type="string">
            <text:p>Set - Octubre</text:p>
          </table:table-cell>
          <table:table-cell table:style-name="ce1102" table:formula="of:=SUM([.M69:.N69])/2" office:value-type="float" office:value="6500">
            <text:p>6500.00</text:p>
          </table:table-cell>
          <table:table-cell table:style-name="ce1106" table:formula="of:=[.R69]*[.V69]" office:value-type="float" office:value="7150">
            <text:p>7,150.00</text:p>
          </table:table-cell>
          <table:table-cell table:style-name="ce1109" table:formula="of:=iferror(([.W69]-[.K69])/[.W69];0)" office:value-type="percentage" office:value="0">
            <text:p>#NOMBRE?</text:p>
          </table:table-cell>
          <table:table-cell table:style-name="ce1106" table:formula="of:=[.T69]*[.V69]" office:value-type="float" office:value="7150">
            <text:p>7,150.00</text:p>
          </table:table-cell>
          <table:table-cell table:style-name="ce1112" table:formula="of:=iferror(([.Y69]-[.L69])/[.Y69];0)" office:value-type="percentage" office:value="0">
            <text:p>#NOMBRE?</text:p>
          </table:table-cell>
          <table:table-cell table:number-columns-repeated="998"/>
        </table:table-row>
        <table:table-row table:style-name="ro20">
          <table:table-cell table:style-name="ce866" office:value-type="string">
            <text:p>ORIENTE</text:p>
          </table:table-cell>
          <table:table-cell table:style-name="ce871" table:formula="of:=IF([.C70]=[.C69];[.B69]+1;1)" office:value-type="float" office:value="2">
            <text:p>2</text:p>
          </table:table-cell>
          <table:table-cell table:style-name="ce863" office:value-type="string">
            <text:p>Ocoña</text:p>
          </table:table-cell>
          <table:table-cell table:style-name="ce870" table:formula="of:=1+[.D69]" office:value-type="float" office:value="63">
            <text:p>63</text:p>
          </table:table-cell>
          <table:table-cell table:style-name="ce871" table:formula="of:=IF([.B71]=1;[.B70];[.E71])" office:value-type="float" office:value="2">
            <text:p>2</text:p>
          </table:table-cell>
          <table:table-cell table:style-name="ce884" office:value-type="string">
            <text:p>Media</text:p>
          </table:table-cell>
          <table:table-cell table:style-name="ce893" office:value-type="string">
            <text:p>Frijol</text:p>
          </table:table-cell>
          <table:table-cell table:style-name="ce911" office:value-type="float" office:value="743">
            <text:p>743</text:p>
          </table:table-cell>
          <table:table-cell table:style-name="ce927" office:value-type="string">
            <text:p>Abril - Mayo</text:p>
          </table:table-cell>
          <table:table-cell table:style-name="ce938" office:value-type="string">
            <text:p>Agosto-Setiembre</text:p>
          </table:table-cell>
          <table:table-cell table:style-name="ce953" office:value-type="float" office:value="5400">
            <text:p>5,400</text:p>
          </table:table-cell>
          <table:table-cell table:style-name="ce967"/>
          <table:table-cell table:style-name="ce953" office:value-type="float" office:value="3000">
            <text:p>3,000</text:p>
          </table:table-cell>
          <table:table-cell table:style-name="ce967"/>
          <table:table-cell table:style-name="ce996" office:value-type="string">
            <text:p>kg</text:p>
          </table:table-cell>
          <table:table-cell table:style-name="ce1018" office:value-type="float" office:value="4.2">
            <text:p>4.2</text:p>
          </table:table-cell>
          <table:table-cell table:style-name="ce1015" office:value-type="float" office:value="6.5">
            <text:p>6.50</text:p>
          </table:table-cell>
          <table:table-cell table:style-name="ce1048" office:value-type="float" office:value="3.8">
            <text:p>3.80</text:p>
          </table:table-cell>
          <table:table-cell table:style-name="ce1018" office:value-type="string">
            <text:p>Set.-Oct.</text:p>
          </table:table-cell>
          <table:table-cell table:style-name="ce1071" office:value-type="float" office:value="4">
            <text:p>4.00</text:p>
          </table:table-cell>
          <table:table-cell table:style-name="ce1090" office:value-type="string">
            <text:p>Dic.-Ene.</text:p>
          </table:table-cell>
          <table:table-cell table:style-name="ce1102" table:formula="of:=SUM([.M70:.N70])/2" office:value-type="float" office:value="1500">
            <text:p>1500.00</text:p>
          </table:table-cell>
          <table:table-cell table:style-name="ce1106" table:formula="of:=[.R70]*[.V70]" office:value-type="float" office:value="5700">
            <text:p>5,700.00</text:p>
          </table:table-cell>
          <table:table-cell table:style-name="ce1109" table:formula="of:=iferror(([.W70]-[.K70])/[.W70];0)" office:value-type="percentage" office:value="0">
            <text:p>#NOMBRE?</text:p>
          </table:table-cell>
          <table:table-cell table:style-name="ce1106" table:formula="of:=[.T70]*[.V70]" office:value-type="float" office:value="6000">
            <text:p>6,000.00</text:p>
          </table:table-cell>
          <table:table-cell table:style-name="ce1112" table:formula="of:=iferror(([.Y70]-[.L70])/[.Y70];0)" office:value-type="percentage" office:value="0">
            <text:p>#NOMBRE?</text:p>
          </table:table-cell>
          <table:table-cell table:number-columns-repeated="998"/>
        </table:table-row>
        <table:table-row table:style-name="ro20">
          <table:table-cell table:style-name="ce867"/>
          <table:table-cell table:style-name="ce871" table:formula="of:=IF([.C71]=[.C70];[.B70]+1;1)" office:value-type="float" office:value="1">
            <text:p>1</text:p>
          </table:table-cell>
          <table:table-cell table:style-name="ce863" office:value-type="string">
            <text:p>Aguaytia</text:p>
          </table:table-cell>
          <table:table-cell table:style-name="ce870" table:formula="of:=1+[.D70]" office:value-type="float" office:value="64">
            <text:p>64</text:p>
          </table:table-cell>
          <table:table-cell table:style-name="ce871" table:formula="of:=IF([.B72]=1;[.B71];[.E72])" office:value-type="float" office:value="4">
            <text:p>4</text:p>
          </table:table-cell>
          <table:table-cell table:style-name="ce881" office:value-type="string">
            <text:p>Alta</text:p>
          </table:table-cell>
          <table:table-cell table:style-name="ce889" office:value-type="string">
            <text:p>Plátano</text:p>
          </table:table-cell>
          <table:table-cell table:style-name="ce913" office:value-type="float" office:value="1200">
            <text:p>1,200</text:p>
          </table:table-cell>
          <table:table-cell table:style-name="ce923" office:value-type="string">
            <text:p>Todo el año (Set.)</text:p>
          </table:table-cell>
          <table:table-cell table:style-name="ce934" office:value-type="string">
            <text:p>Todo el año (post.14-18 meses inst.)</text:p>
          </table:table-cell>
          <table:table-cell table:style-name="ce954" office:value-type="float" office:value="3700">
            <text:p>3,700</text:p>
          </table:table-cell>
          <table:table-cell table:style-name="ce968"/>
          <table:table-cell table:style-name="ce954" office:value-type="float" office:value="1000">
            <text:p>1,000</text:p>
          </table:table-cell>
          <table:table-cell table:style-name="ce968"/>
          <table:table-cell table:style-name="ce914" office:value-type="string">
            <text:p>Racimo</text:p>
          </table:table-cell>
          <table:table-cell table:style-name="ce1014" office:value-type="float" office:value="7">
            <text:p>7.00</text:p>
          </table:table-cell>
          <table:table-cell table:style-name="ce1014" office:value-type="float" office:value="10">
            <text:p>10.00</text:p>
          </table:table-cell>
          <table:table-cell table:style-name="ce1046" office:value-type="float" office:value="5">
            <text:p>5.00</text:p>
          </table:table-cell>
          <table:table-cell table:style-name="ce1014" office:value-type="string">
            <text:p>Todo el año</text:p>
          </table:table-cell>
          <table:table-cell table:style-name="ce1070" office:value-type="float" office:value="6">
            <text:p>6.00</text:p>
          </table:table-cell>
          <table:table-cell table:style-name="ce1089" office:value-type="string">
            <text:p>Todo el año</text:p>
          </table:table-cell>
          <table:table-cell table:style-name="ce1102" table:formula="of:=SUM([.M71:.N71])/2" office:value-type="float" office:value="500">
            <text:p>500.00</text:p>
          </table:table-cell>
          <table:table-cell table:style-name="ce1106" table:formula="of:=[.R71]*[.V71]" office:value-type="float" office:value="2500">
            <text:p>2,500.00</text:p>
          </table:table-cell>
          <table:table-cell table:style-name="ce1109" table:formula="of:=iferror(([.W71]-[.K71])/[.W71];0)" office:value-type="percentage" office:value="0">
            <text:p>#NOMBRE?</text:p>
          </table:table-cell>
          <table:table-cell table:style-name="ce1106" table:formula="of:=[.T71]*[.V71]" office:value-type="float" office:value="3000">
            <text:p>3,000.00</text:p>
          </table:table-cell>
          <table:table-cell table:style-name="ce1112" table:formula="of:=iferror(([.Y71]-[.L71])/[.Y71];0)" office:value-type="percentage" office:value="0">
            <text:p>#NOMBRE?</text:p>
          </table:table-cell>
          <table:table-cell table:number-columns-repeated="998"/>
        </table:table-row>
        <table:table-row table:style-name="ro20">
          <table:table-cell table:style-name="ce867"/>
          <table:table-cell table:style-name="ce871" table:formula="of:=IF([.C72]=[.C71];[.B71]+1;1)" office:value-type="float" office:value="2">
            <text:p>2</text:p>
          </table:table-cell>
          <table:table-cell table:style-name="ce863" office:value-type="string">
            <text:p>Aguaytia</text:p>
          </table:table-cell>
          <table:table-cell table:style-name="ce870" table:formula="of:=1+[.D71]" office:value-type="float" office:value="65">
            <text:p>65</text:p>
          </table:table-cell>
          <table:table-cell table:style-name="ce871" table:formula="of:=IF([.B73]=1;[.B72];[.E73])" office:value-type="float" office:value="4">
            <text:p>4</text:p>
          </table:table-cell>
          <table:table-cell table:style-name="ce883" office:value-type="string">
            <text:p>Baja</text:p>
          </table:table-cell>
          <table:table-cell table:style-name="ce891" office:value-type="string">
            <text:p>Piña</text:p>
          </table:table-cell>
          <table:table-cell table:style-name="ce910" office:value-type="float" office:value="50">
            <text:p>50</text:p>
          </table:table-cell>
          <table:table-cell table:style-name="ce925" office:value-type="string">
            <text:p>Todo el año (julio)</text:p>
          </table:table-cell>
          <table:table-cell table:style-name="ce936" office:value-type="string">
            <text:p>18 meses (1era Jul/ 2do Set/ 3ra Nov-Dic. Ago)</text:p>
          </table:table-cell>
          <table:table-cell table:style-name="ce952" office:value-type="float" office:value="16000">
            <text:p>16,000</text:p>
          </table:table-cell>
          <table:table-cell table:style-name="ce970"/>
          <table:table-cell table:style-name="ce950" office:value-type="float" office:value="3750">
            <text:p>3,750</text:p>
          </table:table-cell>
          <table:table-cell table:style-name="ce982"/>
          <table:table-cell table:style-name="ce995" office:value-type="string">
            <text:p>Jabas</text:p>
          </table:table-cell>
          <table:table-cell table:style-name="ce1011" office:value-type="float" office:value="8">
            <text:p>8.00</text:p>
          </table:table-cell>
          <table:table-cell table:style-name="ce1011" office:value-type="float" office:value="8.2">
            <text:p>8.20</text:p>
          </table:table-cell>
          <table:table-cell table:style-name="ce1042" office:value-type="float" office:value="6">
            <text:p>6.00</text:p>
          </table:table-cell>
          <table:table-cell table:style-name="ce1016" office:value-type="string">
            <text:p>Todo el año</text:p>
          </table:table-cell>
          <table:table-cell table:style-name="ce1066" office:value-type="float" office:value="7">
            <text:p>7.00</text:p>
          </table:table-cell>
          <table:table-cell table:style-name="ce1085" office:value-type="string">
            <text:p>Todo el año</text:p>
          </table:table-cell>
          <table:table-cell table:style-name="ce1102" table:formula="of:=SUM([.M72:.N72])/2" office:value-type="float" office:value="1875">
            <text:p>1875.00</text:p>
          </table:table-cell>
          <table:table-cell table:style-name="ce1106" table:formula="of:=[.R72]*[.V72]" office:value-type="float" office:value="11250">
            <text:p>11,250.00</text:p>
          </table:table-cell>
          <table:table-cell table:style-name="ce1109" table:formula="of:=iferror(([.W72]-[.K72])/[.W72];0)" office:value-type="percentage" office:value="0">
            <text:p>#NOMBRE?</text:p>
          </table:table-cell>
          <table:table-cell table:style-name="ce1106" table:formula="of:=[.T72]*[.V72]" office:value-type="float" office:value="13125">
            <text:p>13,125.00</text:p>
          </table:table-cell>
          <table:table-cell table:style-name="ce1112" table:formula="of:=iferror(([.Y72]-[.L72])/[.Y72];0)" office:value-type="percentage" office:value="0">
            <text:p>#NOMBRE?</text:p>
          </table:table-cell>
          <table:table-cell table:number-columns-repeated="998"/>
        </table:table-row>
        <table:table-row table:style-name="ro20">
          <table:table-cell table:style-name="ce867"/>
          <table:table-cell table:style-name="ce871" table:formula="of:=IF([.C73]=[.C72];[.B72]+1;1)" office:value-type="float" office:value="3">
            <text:p>3</text:p>
          </table:table-cell>
          <table:table-cell table:style-name="ce863" office:value-type="string">
            <text:p>Aguaytia</text:p>
          </table:table-cell>
          <table:table-cell table:style-name="ce870" table:formula="of:=1+[.D72]" office:value-type="float" office:value="66">
            <text:p>66</text:p>
          </table:table-cell>
          <table:table-cell table:style-name="ce871" table:formula="of:=IF([.B74]=1;[.B73];[.E74])" office:value-type="float" office:value="4">
            <text:p>4</text:p>
          </table:table-cell>
          <table:table-cell table:style-name="ce883" office:value-type="string">
            <text:p>Media</text:p>
          </table:table-cell>
          <table:table-cell table:style-name="ce891" office:value-type="string">
            <text:p>palma Aceitera</text:p>
          </table:table-cell>
          <table:table-cell table:style-name="ce910" office:value-type="float" office:value="500">
            <text:p>500</text:p>
          </table:table-cell>
          <table:table-cell table:style-name="ce925" office:value-type="string">
            <text:p>Agosto - Setiembre</text:p>
          </table:table-cell>
          <table:table-cell table:style-name="ce936" office:value-type="string">
            <text:p>Jun-Ago campaña baja/Dic-Feb campaña alta</text:p>
          </table:table-cell>
          <table:table-cell table:style-name="ce952" office:value-type="float" office:value="4600">
            <text:p>4,600</text:p>
          </table:table-cell>
          <table:table-cell table:style-name="ce969"/>
          <table:table-cell table:style-name="ce952" office:value-type="float" office:value="12">
            <text:p>12</text:p>
          </table:table-cell>
          <table:table-cell table:style-name="ce969"/>
          <table:table-cell table:style-name="ce995" office:value-type="string">
            <text:p>Tn</text:p>
          </table:table-cell>
          <table:table-cell table:style-name="ce1020" office:value-type="float" office:value="400">
            <text:p>400.00</text:p>
          </table:table-cell>
          <table:table-cell table:style-name="ce1030" office:value-type="float" office:value="500">
            <text:p>500.00</text:p>
          </table:table-cell>
          <table:table-cell table:style-name="ce1042" office:value-type="float" office:value="410">
            <text:p>410.00</text:p>
          </table:table-cell>
          <table:table-cell table:style-name="ce1016" office:value-type="string">
            <text:p>Todo el año</text:p>
          </table:table-cell>
          <table:table-cell table:style-name="ce1066" office:value-type="float" office:value="450">
            <text:p>450.00</text:p>
          </table:table-cell>
          <table:table-cell table:style-name="ce1085" office:value-type="string">
            <text:p>Todo el año</text:p>
          </table:table-cell>
          <table:table-cell table:style-name="ce1102" table:formula="of:=SUM([.M73:.N73])/2" office:value-type="float" office:value="6">
            <text:p>6.00</text:p>
          </table:table-cell>
          <table:table-cell table:style-name="ce1106" table:formula="of:=[.R73]*[.V73]" office:value-type="float" office:value="2460">
            <text:p>2,460.00</text:p>
          </table:table-cell>
          <table:table-cell table:style-name="ce1109" table:formula="of:=iferror(([.W73]-[.K73])/[.W73];0)" office:value-type="percentage" office:value="0">
            <text:p>#NOMBRE?</text:p>
          </table:table-cell>
          <table:table-cell table:style-name="ce1106" table:formula="of:=[.T73]*[.V73]" office:value-type="float" office:value="2700">
            <text:p>2,700.00</text:p>
          </table:table-cell>
          <table:table-cell table:style-name="ce1112" table:formula="of:=iferror(([.Y73]-[.L73])/[.Y73];0)" office:value-type="percentage" office:value="0">
            <text:p>#NOMBRE?</text:p>
          </table:table-cell>
          <table:table-cell table:number-columns-repeated="998"/>
        </table:table-row>
        <table:table-row table:style-name="ro20">
          <table:table-cell table:style-name="ce867"/>
          <table:table-cell table:style-name="ce871" table:formula="of:=IF([.C74]=[.C73];[.B73]+1;1)" office:value-type="float" office:value="4">
            <text:p>4</text:p>
          </table:table-cell>
          <table:table-cell table:style-name="ce863" office:value-type="string">
            <text:p>Aguaytia</text:p>
          </table:table-cell>
          <table:table-cell table:style-name="ce870" table:formula="of:=1+[.D73]" office:value-type="float" office:value="67">
            <text:p>67</text:p>
          </table:table-cell>
          <table:table-cell table:style-name="ce871" table:formula="of:=IF([.B75]=1;[.B74];[.E75])" office:value-type="float" office:value="4">
            <text:p>4</text:p>
          </table:table-cell>
          <table:table-cell table:style-name="ce884" office:value-type="string">
            <text:p>Alta</text:p>
          </table:table-cell>
          <table:table-cell table:style-name="ce894" office:value-type="string">
            <text:p>Cacao</text:p>
          </table:table-cell>
          <table:table-cell table:style-name="ce911" office:value-type="float" office:value="3500">
            <text:p>3,500</text:p>
          </table:table-cell>
          <table:table-cell table:style-name="ce928" office:value-type="string">
            <text:p>Todo el año </text:p>
          </table:table-cell>
          <table:table-cell table:style-name="ce939" office:value-type="string">
            <text:p>Dic-Ener campaña baja y May-Jul campaña alta</text:p>
          </table:table-cell>
          <table:table-cell table:style-name="ce953" office:value-type="float" office:value="4050">
            <text:p>4,050</text:p>
          </table:table-cell>
          <table:table-cell table:style-name="ce967"/>
          <table:table-cell table:style-name="ce953" office:value-type="float" office:value="900">
            <text:p>900</text:p>
          </table:table-cell>
          <table:table-cell table:style-name="ce967"/>
          <table:table-cell table:style-name="ce915" office:value-type="string">
            <text:p>kg</text:p>
          </table:table-cell>
          <table:table-cell table:style-name="ce1012" office:value-type="float" office:value="5.5">
            <text:p>5.50</text:p>
          </table:table-cell>
          <table:table-cell table:style-name="ce1012" office:value-type="float" office:value="5.8">
            <text:p>5.80</text:p>
          </table:table-cell>
          <table:table-cell table:style-name="ce1043" office:value-type="float" office:value="5.2">
            <text:p>5.20</text:p>
          </table:table-cell>
          <table:table-cell table:style-name="ce1012" office:value-type="string">
            <text:p>Dic.-Ene.</text:p>
          </table:table-cell>
          <table:table-cell table:style-name="ce1067" office:value-type="float" office:value="5">
            <text:p>5.00</text:p>
          </table:table-cell>
          <table:table-cell table:style-name="ce1086" office:value-type="string">
            <text:p>May.-Jul.</text:p>
          </table:table-cell>
          <table:table-cell table:style-name="ce1102" table:formula="of:=SUM([.M74:.N74])/2" office:value-type="float" office:value="450">
            <text:p>450.00</text:p>
          </table:table-cell>
          <table:table-cell table:style-name="ce1106" table:formula="of:=[.R74]*[.V74]" office:value-type="float" office:value="2340">
            <text:p>2,340.00</text:p>
          </table:table-cell>
          <table:table-cell table:style-name="ce1109" table:formula="of:=iferror(([.W74]-[.K74])/[.W74];0)" office:value-type="percentage" office:value="0">
            <text:p>#NOMBRE?</text:p>
          </table:table-cell>
          <table:table-cell table:style-name="ce1106" table:formula="of:=[.T74]*[.V74]" office:value-type="float" office:value="2250">
            <text:p>2,250.00</text:p>
          </table:table-cell>
          <table:table-cell table:style-name="ce1112" table:formula="of:=iferror(([.Y74]-[.L74])/[.Y74];0)" office:value-type="percentage" office:value="0">
            <text:p>#NOMBRE?</text:p>
          </table:table-cell>
          <table:table-cell table:number-columns-repeated="998"/>
        </table:table-row>
        <table:table-row table:style-name="ro20">
          <table:table-cell table:style-name="ce867"/>
          <table:table-cell table:style-name="ce871" table:formula="of:=IF([.C75]=[.C74];[.B74]+1;1)" office:value-type="float" office:value="1">
            <text:p>1</text:p>
          </table:table-cell>
          <table:table-cell table:style-name="ce873" office:value-type="string">
            <text:p>San Alejandro</text:p>
          </table:table-cell>
          <table:table-cell table:style-name="ce870" table:formula="of:=1+[.D74]" office:value-type="float" office:value="68">
            <text:p>68</text:p>
          </table:table-cell>
          <table:table-cell table:style-name="ce871" table:formula="of:=IF([.B76]=1;[.B75];[.E76])" office:value-type="float" office:value="1">
            <text:p>1</text:p>
          </table:table-cell>
          <table:table-cell table:style-name="ce885" office:value-type="string">
            <text:p>Alta</text:p>
          </table:table-cell>
          <table:table-cell table:style-name="ce895" office:value-type="string">
            <text:p>Cacao</text:p>
          </table:table-cell>
          <table:table-cell table:style-name="ce916" office:value-type="float" office:value="600">
            <text:p>600</text:p>
          </table:table-cell>
          <table:table-cell table:style-name="ce930" office:value-type="string">
            <text:p>Todo el año</text:p>
          </table:table-cell>
          <table:table-cell table:style-name="ce940" office:value-type="string">
            <text:p>May-Agos campaña alta (todo el año)</text:p>
          </table:table-cell>
          <table:table-cell table:style-name="ce955" office:value-type="float" office:value="4050">
            <text:p>4,050</text:p>
          </table:table-cell>
          <table:table-cell table:style-name="ce971"/>
          <table:table-cell table:style-name="ce955" office:value-type="float" office:value="900">
            <text:p>900</text:p>
          </table:table-cell>
          <table:table-cell table:style-name="ce971"/>
          <table:table-cell table:style-name="ce998" office:value-type="string">
            <text:p>kg</text:p>
          </table:table-cell>
          <table:table-cell table:style-name="ce1021" office:value-type="float" office:value="6.5">
            <text:p>6.50</text:p>
          </table:table-cell>
          <table:table-cell table:style-name="ce1021" office:value-type="float" office:value="5.8">
            <text:p>5.80</text:p>
          </table:table-cell>
          <table:table-cell table:style-name="ce1051" office:value-type="float" office:value="5.2">
            <text:p>5.20</text:p>
          </table:table-cell>
          <table:table-cell table:style-name="ce1021" office:value-type="string">
            <text:p>Dic.-Ene.</text:p>
          </table:table-cell>
          <table:table-cell table:style-name="ce1074" office:value-type="float" office:value="5">
            <text:p>5.00</text:p>
          </table:table-cell>
          <table:table-cell table:style-name="ce1093" office:value-type="string">
            <text:p>May.-Jul.</text:p>
          </table:table-cell>
          <table:table-cell table:style-name="ce1102" table:formula="of:=SUM([.M75:.N75])/2" office:value-type="float" office:value="450">
            <text:p>450.00</text:p>
          </table:table-cell>
          <table:table-cell table:style-name="ce1106" table:formula="of:=[.R75]*[.V75]" office:value-type="float" office:value="2340">
            <text:p>2,340.00</text:p>
          </table:table-cell>
          <table:table-cell table:style-name="ce1109" table:formula="of:=iferror(([.W75]-[.K75])/[.W75];0)" office:value-type="percentage" office:value="0">
            <text:p>#NOMBRE?</text:p>
          </table:table-cell>
          <table:table-cell table:style-name="ce1106" table:formula="of:=[.T75]*[.V75]" office:value-type="float" office:value="2250">
            <text:p>2,250.00</text:p>
          </table:table-cell>
          <table:table-cell table:style-name="ce1112" table:formula="of:=iferror(([.Y75]-[.L75])/[.Y75];0)" office:value-type="percentage" office:value="0">
            <text:p>#NOMBRE?</text:p>
          </table:table-cell>
          <table:table-cell table:number-columns-repeated="998"/>
        </table:table-row>
        <table:table-row table:style-name="ro20">
          <table:table-cell table:style-name="ce867"/>
          <table:table-cell table:style-name="ce871" table:formula="of:=IF([.C76]=[.C75];[.B75]+1;1)" office:value-type="float" office:value="1">
            <text:p>1</text:p>
          </table:table-cell>
          <table:table-cell table:style-name="ce863" office:value-type="string">
            <text:p>Tingo María</text:p>
          </table:table-cell>
          <table:table-cell table:style-name="ce870" table:formula="of:=1+[.D75]" office:value-type="float" office:value="69">
            <text:p>69</text:p>
          </table:table-cell>
          <table:table-cell table:style-name="ce871" table:formula="of:=IF([.B77]=1;[.B76];[.E77])" office:value-type="float" office:value="3">
            <text:p>3</text:p>
          </table:table-cell>
          <table:table-cell table:style-name="ce881" office:value-type="string">
            <text:p>Baja</text:p>
          </table:table-cell>
          <table:table-cell table:style-name="ce889" office:value-type="string">
            <text:p>Café</text:p>
          </table:table-cell>
          <table:table-cell table:style-name="ce913" office:value-type="float" office:value="650">
            <text:p>650</text:p>
          </table:table-cell>
          <table:table-cell table:style-name="ce923" office:value-type="string">
            <text:p>Todo el año: Alta Setiembre - Octubre</text:p>
          </table:table-cell>
          <table:table-cell table:style-name="ce934" office:value-type="string">
            <text:p>Junio - Agosto:Alta (todo el año)</text:p>
          </table:table-cell>
          <table:table-cell table:style-name="ce954" office:value-type="float" office:value="3400">
            <text:p>3,400</text:p>
          </table:table-cell>
          <table:table-cell table:style-name="ce968"/>
          <table:table-cell table:style-name="ce954" office:value-type="float" office:value="800">
            <text:p>800</text:p>
          </table:table-cell>
          <table:table-cell table:style-name="ce968"/>
          <table:table-cell table:style-name="ce914" office:value-type="string">
            <text:p>kg</text:p>
          </table:table-cell>
          <table:table-cell table:style-name="ce1014" office:value-type="float" office:value="4.5">
            <text:p>4.50</text:p>
          </table:table-cell>
          <table:table-cell table:style-name="ce1014" office:value-type="float" office:value="7">
            <text:p>7.00</text:p>
          </table:table-cell>
          <table:table-cell table:style-name="ce1046" office:value-type="float" office:value="4">
            <text:p>4.00</text:p>
          </table:table-cell>
          <table:table-cell table:style-name="ce1014" office:value-type="string">
            <text:p>Jun - Agos</text:p>
          </table:table-cell>
          <table:table-cell table:style-name="ce1070" office:value-type="float" office:value="6">
            <text:p>6.00</text:p>
          </table:table-cell>
          <table:table-cell table:style-name="ce1089" office:value-type="string">
            <text:p>Todo el año</text:p>
          </table:table-cell>
          <table:table-cell table:style-name="ce1102" table:formula="of:=SUM([.M76:.N76])/2" office:value-type="float" office:value="400">
            <text:p>400.00</text:p>
          </table:table-cell>
          <table:table-cell table:style-name="ce1106" table:formula="of:=[.R76]*[.V76]" office:value-type="float" office:value="1600">
            <text:p>1,600.00</text:p>
          </table:table-cell>
          <table:table-cell table:style-name="ce1109" table:formula="of:=iferror(([.W76]-[.K76])/[.W76];0)" office:value-type="percentage" office:value="0">
            <text:p>#NOMBRE?</text:p>
          </table:table-cell>
          <table:table-cell table:style-name="ce1106" table:formula="of:=[.T76]*[.V76]" office:value-type="float" office:value="2400">
            <text:p>2,400.00</text:p>
          </table:table-cell>
          <table:table-cell table:style-name="ce1112" table:formula="of:=iferror(([.Y76]-[.L76])/[.Y76];0)" office:value-type="percentage" office:value="0">
            <text:p>#NOMBRE?</text:p>
          </table:table-cell>
          <table:table-cell table:number-columns-repeated="998"/>
        </table:table-row>
        <table:table-row table:style-name="ro20">
          <table:table-cell table:style-name="ce867"/>
          <table:table-cell table:style-name="ce871" table:formula="of:=IF([.C77]=[.C76];[.B76]+1;1)" office:value-type="float" office:value="2">
            <text:p>2</text:p>
          </table:table-cell>
          <table:table-cell table:style-name="ce863" office:value-type="string">
            <text:p>Tingo María</text:p>
          </table:table-cell>
          <table:table-cell table:style-name="ce870" table:formula="of:=1+[.D76]" office:value-type="float" office:value="70">
            <text:p>70</text:p>
          </table:table-cell>
          <table:table-cell table:style-name="ce871" table:formula="of:=IF([.B78]=1;[.B77];[.E78])" office:value-type="float" office:value="3">
            <text:p>3</text:p>
          </table:table-cell>
          <table:table-cell table:style-name="ce883" office:value-type="string">
            <text:p>Alta</text:p>
          </table:table-cell>
          <table:table-cell table:style-name="ce892" office:value-type="string">
            <text:p>Cacao</text:p>
          </table:table-cell>
          <table:table-cell table:style-name="ce910"/>
          <table:table-cell table:style-name="ce926" office:value-type="string">
            <text:p>Todo el año</text:p>
          </table:table-cell>
          <table:table-cell table:style-name="ce937" office:value-type="string">
            <text:p>Abril-Agosto/Alta; Nov.-Enero/Baja</text:p>
          </table:table-cell>
          <table:table-cell table:style-name="ce952" office:value-type="float" office:value="4050">
            <text:p>4,050</text:p>
          </table:table-cell>
          <table:table-cell table:style-name="ce969"/>
          <table:table-cell table:style-name="ce952" office:value-type="float" office:value="900">
            <text:p>900</text:p>
          </table:table-cell>
          <table:table-cell table:style-name="ce969"/>
          <table:table-cell table:style-name="ce909" office:value-type="string">
            <text:p>kg</text:p>
          </table:table-cell>
          <table:table-cell table:style-name="ce1010" office:value-type="float" office:value="5.5">
            <text:p>5.50</text:p>
          </table:table-cell>
          <table:table-cell table:style-name="ce1010" office:value-type="float" office:value="5.8">
            <text:p>5.80</text:p>
          </table:table-cell>
          <table:table-cell table:style-name="ce1041" office:value-type="float" office:value="5.2">
            <text:p>5.20</text:p>
          </table:table-cell>
          <table:table-cell table:style-name="ce1010" office:value-type="string">
            <text:p>Abril.-Julio.</text:p>
          </table:table-cell>
          <table:table-cell table:style-name="ce1064" office:value-type="float" office:value="5">
            <text:p>5.00</text:p>
          </table:table-cell>
          <table:table-cell table:style-name="ce1084" office:value-type="string">
            <text:p>Nov.-Ene.</text:p>
          </table:table-cell>
          <table:table-cell table:style-name="ce1102" table:formula="of:=SUM([.M77:.N77])/2" office:value-type="float" office:value="450">
            <text:p>450.00</text:p>
          </table:table-cell>
          <table:table-cell table:style-name="ce1106" table:formula="of:=[.R77]*[.V77]" office:value-type="float" office:value="2340">
            <text:p>2,340.00</text:p>
          </table:table-cell>
          <table:table-cell table:style-name="ce1109" table:formula="of:=iferror(([.W77]-[.K77])/[.W77];0)" office:value-type="percentage" office:value="0">
            <text:p>#NOMBRE?</text:p>
          </table:table-cell>
          <table:table-cell table:style-name="ce1106" table:formula="of:=[.T77]*[.V77]" office:value-type="float" office:value="2250">
            <text:p>2,250.00</text:p>
          </table:table-cell>
          <table:table-cell table:style-name="ce1112" table:formula="of:=iferror(([.Y77]-[.L77])/[.Y77];0)" office:value-type="percentage" office:value="0">
            <text:p>#NOMBRE?</text:p>
          </table:table-cell>
          <table:table-cell table:number-columns-repeated="998"/>
        </table:table-row>
        <table:table-row table:style-name="ro20">
          <table:table-cell table:style-name="ce867"/>
          <table:table-cell table:style-name="ce871" table:formula="of:=IF([.C78]=[.C77];[.B77]+1;1)" office:value-type="float" office:value="3">
            <text:p>3</text:p>
          </table:table-cell>
          <table:table-cell table:style-name="ce863" office:value-type="string">
            <text:p>Tingo María</text:p>
          </table:table-cell>
          <table:table-cell table:style-name="ce870" table:formula="of:=1+[.D77]" office:value-type="float" office:value="71">
            <text:p>71</text:p>
          </table:table-cell>
          <table:table-cell table:style-name="ce871" table:formula="of:=IF([.B79]=1;[.B78];[.E79])" office:value-type="float" office:value="3">
            <text:p>3</text:p>
          </table:table-cell>
          <table:table-cell table:style-name="ce884" office:value-type="string">
            <text:p>Alta</text:p>
          </table:table-cell>
          <table:table-cell table:style-name="ce893" office:value-type="string">
            <text:p>Plátano</text:p>
          </table:table-cell>
          <table:table-cell table:style-name="ce911" office:value-type="float" office:value="300">
            <text:p>300</text:p>
          </table:table-cell>
          <table:table-cell table:style-name="ce927" office:value-type="string">
            <text:p>Todo el año</text:p>
          </table:table-cell>
          <table:table-cell table:style-name="ce938" office:value-type="string">
            <text:p>Todo el año (post.14-18 meses inst.)</text:p>
          </table:table-cell>
          <table:table-cell table:style-name="ce953" office:value-type="float" office:value="3700">
            <text:p>3,700</text:p>
          </table:table-cell>
          <table:table-cell table:style-name="ce967"/>
          <table:table-cell table:style-name="ce953" office:value-type="float" office:value="1000">
            <text:p>1,000</text:p>
          </table:table-cell>
          <table:table-cell table:style-name="ce967"/>
          <table:table-cell table:style-name="ce996" office:value-type="string">
            <text:p>Racimo</text:p>
          </table:table-cell>
          <table:table-cell table:style-name="ce1015" office:value-type="float" office:value="7">
            <text:p>7.00</text:p>
          </table:table-cell>
          <table:table-cell table:style-name="ce1015" office:value-type="float" office:value="10">
            <text:p>10.00</text:p>
          </table:table-cell>
          <table:table-cell table:style-name="ce1048" office:value-type="float" office:value="5">
            <text:p>5.00</text:p>
          </table:table-cell>
          <table:table-cell table:style-name="ce1018" office:value-type="string">
            <text:p>Todo el año</text:p>
          </table:table-cell>
          <table:table-cell table:style-name="ce1071" office:value-type="float" office:value="6">
            <text:p>6.00</text:p>
          </table:table-cell>
          <table:table-cell table:style-name="ce1090" office:value-type="string">
            <text:p>Todo el año</text:p>
          </table:table-cell>
          <table:table-cell table:style-name="ce1102" table:formula="of:=SUM([.M78:.N78])/2" office:value-type="float" office:value="500">
            <text:p>500.00</text:p>
          </table:table-cell>
          <table:table-cell table:style-name="ce1106" table:formula="of:=[.R78]*[.V78]" office:value-type="float" office:value="2500">
            <text:p>2,500.00</text:p>
          </table:table-cell>
          <table:table-cell table:style-name="ce1109" table:formula="of:=iferror(([.W78]-[.K78])/[.W78];0)" office:value-type="percentage" office:value="0">
            <text:p>#NOMBRE?</text:p>
          </table:table-cell>
          <table:table-cell table:style-name="ce1106" table:formula="of:=[.T78]*[.V78]" office:value-type="float" office:value="3000">
            <text:p>3,000.00</text:p>
          </table:table-cell>
          <table:table-cell table:style-name="ce1112" table:formula="of:=iferror(([.Y78]-[.L78])/[.Y78];0)" office:value-type="percentage" office:value="0">
            <text:p>#NOMBRE?</text:p>
          </table:table-cell>
          <table:table-cell table:number-columns-repeated="998"/>
        </table:table-row>
        <table:table-row table:style-name="ro20">
          <table:table-cell table:style-name="ce867"/>
          <table:table-cell table:style-name="ce871" table:formula="of:=IF([.C79]=[.C78];[.B78]+1;1)" office:value-type="float" office:value="1">
            <text:p>1</text:p>
          </table:table-cell>
          <table:table-cell table:style-name="ce863" office:value-type="string">
            <text:p>Pucallpa</text:p>
          </table:table-cell>
          <table:table-cell table:style-name="ce870" table:formula="of:=1+[.D78]" office:value-type="float" office:value="72">
            <text:p>72</text:p>
          </table:table-cell>
          <table:table-cell table:style-name="ce871" table:formula="of:=IF([.B80]=1;[.B79];[.E80])" office:value-type="float" office:value="9">
            <text:p>9</text:p>
          </table:table-cell>
          <table:table-cell table:style-name="ce881" office:value-type="string">
            <text:p>Alta</text:p>
          </table:table-cell>
          <table:table-cell table:style-name="ce889" office:value-type="string">
            <text:p>Palma Aceitera</text:p>
          </table:table-cell>
          <table:table-cell table:style-name="ce913" office:value-type="float" office:value="700">
            <text:p>700</text:p>
          </table:table-cell>
          <table:table-cell table:style-name="ce923" office:value-type="string">
            <text:p>Todo el año</text:p>
          </table:table-cell>
          <table:table-cell table:style-name="ce941" office:value-type="string">
            <text:p>Jun-Ago campaña baja/Dic-Feb campaña alta</text:p>
          </table:table-cell>
          <table:table-cell table:style-name="ce954" office:value-type="float" office:value="4600">
            <text:p>4,600</text:p>
          </table:table-cell>
          <table:table-cell table:style-name="ce968"/>
          <table:table-cell table:style-name="ce954" office:value-type="float" office:value="12">
            <text:p>12</text:p>
          </table:table-cell>
          <table:table-cell table:style-name="ce968"/>
          <table:table-cell table:style-name="ce999" office:value-type="string">
            <text:p>Tn</text:p>
          </table:table-cell>
          <table:table-cell table:style-name="ce1022" office:value-type="float" office:value="400">
            <text:p>400.00</text:p>
          </table:table-cell>
          <table:table-cell table:style-name="ce1031" office:value-type="float" office:value="500">
            <text:p>500.00</text:p>
          </table:table-cell>
          <table:table-cell table:style-name="ce1052" office:value-type="float" office:value="410">
            <text:p>410.00</text:p>
          </table:table-cell>
          <table:table-cell table:style-name="ce1024" office:value-type="string">
            <text:p>Todo el año</text:p>
          </table:table-cell>
          <table:table-cell table:style-name="ce1075" office:value-type="float" office:value="450">
            <text:p>450.00</text:p>
          </table:table-cell>
          <table:table-cell table:style-name="ce1091" office:value-type="string">
            <text:p>Todo el año</text:p>
          </table:table-cell>
          <table:table-cell table:style-name="ce1102" table:formula="of:=SUM([.M79:.N79])/2" office:value-type="float" office:value="6">
            <text:p>6.00</text:p>
          </table:table-cell>
          <table:table-cell table:style-name="ce1106" table:formula="of:=[.R79]*[.V79]" office:value-type="float" office:value="2460">
            <text:p>2,460.00</text:p>
          </table:table-cell>
          <table:table-cell table:style-name="ce1109" table:formula="of:=iferror(([.W79]-[.K79])/[.W79];0)" office:value-type="percentage" office:value="0">
            <text:p>#NOMBRE?</text:p>
          </table:table-cell>
          <table:table-cell table:style-name="ce1106" table:formula="of:=[.T79]*[.V79]" office:value-type="float" office:value="2700">
            <text:p>2,700.00</text:p>
          </table:table-cell>
          <table:table-cell table:style-name="ce1112" table:formula="of:=iferror(([.Y79]-[.L79])/[.Y79];0)" office:value-type="percentage" office:value="0">
            <text:p>#NOMBRE?</text:p>
          </table:table-cell>
          <table:table-cell table:number-columns-repeated="998"/>
        </table:table-row>
        <table:table-row table:style-name="ro20">
          <table:table-cell table:style-name="ce867"/>
          <table:table-cell table:style-name="ce871" table:formula="of:=IF([.C80]=[.C79];[.B79]+1;1)" office:value-type="float" office:value="2">
            <text:p>2</text:p>
          </table:table-cell>
          <table:table-cell table:style-name="ce863" office:value-type="string">
            <text:p>Pucallpa</text:p>
          </table:table-cell>
          <table:table-cell table:style-name="ce870" table:formula="of:=1+[.D79]" office:value-type="float" office:value="73">
            <text:p>73</text:p>
          </table:table-cell>
          <table:table-cell table:style-name="ce871" table:formula="of:=IF([.B81]=1;[.B80];[.E81])" office:value-type="float" office:value="9">
            <text:p>9</text:p>
          </table:table-cell>
          <table:table-cell table:style-name="ce883" office:value-type="string">
            <text:p>alta</text:p>
          </table:table-cell>
          <table:table-cell table:style-name="ce891" office:value-type="string">
            <text:p>Cacao</text:p>
          </table:table-cell>
          <table:table-cell table:style-name="ce910" office:value-type="float" office:value="1000">
            <text:p>1,000</text:p>
          </table:table-cell>
          <table:table-cell table:style-name="ce925" office:value-type="string">
            <text:p>Todo el año </text:p>
          </table:table-cell>
          <table:table-cell table:style-name="ce936" office:value-type="string">
            <text:p>Dic-Ener campaña baja y May-Jul campaña alta</text:p>
          </table:table-cell>
          <table:table-cell table:style-name="ce952" office:value-type="float" office:value="4050">
            <text:p>4,050</text:p>
          </table:table-cell>
          <table:table-cell table:style-name="ce970"/>
          <table:table-cell table:style-name="ce950" office:value-type="float" office:value="900">
            <text:p>900</text:p>
          </table:table-cell>
          <table:table-cell table:style-name="ce982"/>
          <table:table-cell table:style-name="ce995" office:value-type="string">
            <text:p>kg</text:p>
          </table:table-cell>
          <table:table-cell table:style-name="ce1011" office:value-type="float" office:value="5.5">
            <text:p>5.50</text:p>
          </table:table-cell>
          <table:table-cell table:style-name="ce1011" office:value-type="float" office:value="5.8">
            <text:p>5.80</text:p>
          </table:table-cell>
          <table:table-cell table:style-name="ce1042" office:value-type="float" office:value="5.2">
            <text:p>5.20</text:p>
          </table:table-cell>
          <table:table-cell table:style-name="ce1016" office:value-type="string">
            <text:p>Dic.-Ene.</text:p>
          </table:table-cell>
          <table:table-cell table:style-name="ce1066" office:value-type="float" office:value="5">
            <text:p>5.00</text:p>
          </table:table-cell>
          <table:table-cell table:style-name="ce1085" office:value-type="string">
            <text:p>May.-Jul.</text:p>
          </table:table-cell>
          <table:table-cell table:style-name="ce1102" table:formula="of:=SUM([.M80:.N80])/2" office:value-type="float" office:value="450">
            <text:p>450.00</text:p>
          </table:table-cell>
          <table:table-cell table:style-name="ce1106" table:formula="of:=[.R80]*[.V80]" office:value-type="float" office:value="2340">
            <text:p>2,340.00</text:p>
          </table:table-cell>
          <table:table-cell table:style-name="ce1109" table:formula="of:=iferror(([.W80]-[.K80])/[.W80];0)" office:value-type="percentage" office:value="0">
            <text:p>#NOMBRE?</text:p>
          </table:table-cell>
          <table:table-cell table:style-name="ce1106" table:formula="of:=[.T80]*[.V80]" office:value-type="float" office:value="2250">
            <text:p>2,250.00</text:p>
          </table:table-cell>
          <table:table-cell table:style-name="ce1112" table:formula="of:=iferror(([.Y80]-[.L80])/[.Y80];0)" office:value-type="percentage" office:value="0">
            <text:p>#NOMBRE?</text:p>
          </table:table-cell>
          <table:table-cell table:number-columns-repeated="998"/>
        </table:table-row>
        <table:table-row table:style-name="ro20">
          <table:table-cell table:style-name="ce867"/>
          <table:table-cell table:style-name="ce871" table:formula="of:=IF([.C81]=[.C80];[.B80]+1;1)" office:value-type="float" office:value="3">
            <text:p>3</text:p>
          </table:table-cell>
          <table:table-cell table:style-name="ce863" office:value-type="string">
            <text:p>Pucallpa</text:p>
          </table:table-cell>
          <table:table-cell table:style-name="ce870" table:formula="of:=1+[.D80]" office:value-type="float" office:value="74">
            <text:p>74</text:p>
          </table:table-cell>
          <table:table-cell table:style-name="ce871" table:formula="of:=IF([.B82]=1;[.B81];[.E82])" office:value-type="float" office:value="9">
            <text:p>9</text:p>
          </table:table-cell>
          <table:table-cell table:style-name="ce883" office:value-type="string">
            <text:p>Alta</text:p>
          </table:table-cell>
          <table:table-cell table:style-name="ce891" office:value-type="string">
            <text:p>Arroz en barrizal</text:p>
          </table:table-cell>
          <table:table-cell table:style-name="ce910" office:value-type="float" office:value="300">
            <text:p>300</text:p>
          </table:table-cell>
          <table:table-cell table:style-name="ce925" office:value-type="string">
            <text:p>Enero - Junio</text:p>
          </table:table-cell>
          <table:table-cell table:style-name="ce936" office:value-type="string">
            <text:p>Julio - Noviembre</text:p>
          </table:table-cell>
          <table:table-cell table:style-name="ce952" office:value-type="float" office:value="4000">
            <text:p>4,000</text:p>
          </table:table-cell>
          <table:table-cell table:style-name="ce969"/>
          <table:table-cell table:style-name="ce952" office:value-type="float" office:value="6000">
            <text:p>6,000</text:p>
          </table:table-cell>
          <table:table-cell table:style-name="ce969"/>
          <table:table-cell table:style-name="ce909" office:value-type="string">
            <text:p>kg</text:p>
          </table:table-cell>
          <table:table-cell table:style-name="ce1010" office:value-type="float" office:value="1.5">
            <text:p>1.50</text:p>
          </table:table-cell>
          <table:table-cell table:style-name="ce1010" office:value-type="float" office:value="1.7">
            <text:p>1.70</text:p>
          </table:table-cell>
          <table:table-cell table:style-name="ce1041" office:value-type="float" office:value="0.9">
            <text:p>0.90</text:p>
          </table:table-cell>
          <table:table-cell table:style-name="ce1010" office:value-type="string">
            <text:p>Jul - Nov</text:p>
          </table:table-cell>
          <table:table-cell table:style-name="ce1064" office:value-type="float" office:value="0.95">
            <text:p>0.95</text:p>
          </table:table-cell>
          <table:table-cell table:style-name="ce1085" office:value-type="string">
            <text:p>Dic - Jun</text:p>
          </table:table-cell>
          <table:table-cell table:style-name="ce1102" table:formula="of:=SUM([.M81:.N81])/2" office:value-type="float" office:value="3000">
            <text:p>3000.00</text:p>
          </table:table-cell>
          <table:table-cell table:style-name="ce1106" table:formula="of:=[.R81]*[.V81]" office:value-type="float" office:value="2700">
            <text:p>2,700.00</text:p>
          </table:table-cell>
          <table:table-cell table:style-name="ce1109" table:formula="of:=iferror(([.W81]-[.K81])/[.W81];0)" office:value-type="percentage" office:value="0">
            <text:p>#NOMBRE?</text:p>
          </table:table-cell>
          <table:table-cell table:style-name="ce1106" table:formula="of:=[.T81]*[.V81]" office:value-type="float" office:value="2850">
            <text:p>2,850.00</text:p>
          </table:table-cell>
          <table:table-cell table:style-name="ce1112" table:formula="of:=iferror(([.Y81]-[.L81])/[.Y81];0)" office:value-type="percentage" office:value="0">
            <text:p>#NOMBRE?</text:p>
          </table:table-cell>
          <table:table-cell table:number-columns-repeated="998"/>
        </table:table-row>
        <table:table-row table:style-name="ro20">
          <table:table-cell table:style-name="ce867"/>
          <table:table-cell table:style-name="ce871" table:formula="of:=IF([.C82]=[.C81];[.B81]+1;1)" office:value-type="float" office:value="4">
            <text:p>4</text:p>
          </table:table-cell>
          <table:table-cell table:style-name="ce863" office:value-type="string">
            <text:p>Pucallpa</text:p>
          </table:table-cell>
          <table:table-cell table:style-name="ce870" table:formula="of:=1+[.D81]" office:value-type="float" office:value="75">
            <text:p>75</text:p>
          </table:table-cell>
          <table:table-cell table:style-name="ce871" table:formula="of:=IF([.B83]=1;[.B82];[.E83])" office:value-type="float" office:value="9">
            <text:p>9</text:p>
          </table:table-cell>
          <table:table-cell table:style-name="ce883" office:value-type="string">
            <text:p>Media</text:p>
          </table:table-cell>
          <table:table-cell table:style-name="ce891" office:value-type="string">
            <text:p>Plátano</text:p>
          </table:table-cell>
          <table:table-cell table:style-name="ce910" office:value-type="float" office:value="400">
            <text:p>400</text:p>
          </table:table-cell>
          <table:table-cell table:style-name="ce925" office:value-type="string">
            <text:p>Todo el año (Set.)</text:p>
          </table:table-cell>
          <table:table-cell table:style-name="ce936" office:value-type="string">
            <text:p>Todo el año (post.14-18 meses inst.)</text:p>
          </table:table-cell>
          <table:table-cell table:style-name="ce952" office:value-type="float" office:value="3700">
            <text:p>3,700</text:p>
          </table:table-cell>
          <table:table-cell table:style-name="ce969"/>
          <table:table-cell table:style-name="ce950" office:value-type="float" office:value="1000">
            <text:p>1,000</text:p>
          </table:table-cell>
          <table:table-cell table:style-name="ce969"/>
          <table:table-cell table:style-name="ce995" office:value-type="string">
            <text:p>Racimo</text:p>
          </table:table-cell>
          <table:table-cell table:style-name="ce1011" office:value-type="float" office:value="7">
            <text:p>7.00</text:p>
          </table:table-cell>
          <table:table-cell table:style-name="ce1011" office:value-type="float" office:value="10">
            <text:p>10.00</text:p>
          </table:table-cell>
          <table:table-cell table:style-name="ce1042" office:value-type="float" office:value="5">
            <text:p>5.00</text:p>
          </table:table-cell>
          <table:table-cell table:style-name="ce1011" office:value-type="string">
            <text:p>Todo el año</text:p>
          </table:table-cell>
          <table:table-cell table:style-name="ce1066" office:value-type="float" office:value="6">
            <text:p>6.00</text:p>
          </table:table-cell>
          <table:table-cell table:style-name="ce1085" office:value-type="string">
            <text:p>Todo el año</text:p>
          </table:table-cell>
          <table:table-cell table:style-name="ce1102" table:formula="of:=SUM([.M82:.N82])/2" office:value-type="float" office:value="500">
            <text:p>500.00</text:p>
          </table:table-cell>
          <table:table-cell table:style-name="ce1106" table:formula="of:=[.R82]*[.V82]" office:value-type="float" office:value="2500">
            <text:p>2,500.00</text:p>
          </table:table-cell>
          <table:table-cell table:style-name="ce1109" table:formula="of:=iferror(([.W82]-[.K82])/[.W82];0)" office:value-type="percentage" office:value="0">
            <text:p>#NOMBRE?</text:p>
          </table:table-cell>
          <table:table-cell table:style-name="ce1106" table:formula="of:=[.T82]*[.V82]" office:value-type="float" office:value="3000">
            <text:p>3,000.00</text:p>
          </table:table-cell>
          <table:table-cell table:style-name="ce1112" table:formula="of:=iferror(([.Y82]-[.L82])/[.Y82];0)" office:value-type="percentage" office:value="0">
            <text:p>#NOMBRE?</text:p>
          </table:table-cell>
          <table:table-cell table:number-columns-repeated="998"/>
        </table:table-row>
        <table:table-row table:style-name="ro20">
          <table:table-cell table:style-name="ce867"/>
          <table:table-cell table:style-name="ce871" table:formula="of:=IF([.C83]=[.C82];[.B82]+1;1)" office:value-type="float" office:value="5">
            <text:p>5</text:p>
          </table:table-cell>
          <table:table-cell table:style-name="ce863" office:value-type="string">
            <text:p>Pucallpa</text:p>
          </table:table-cell>
          <table:table-cell table:style-name="ce870" table:formula="of:=1+[.D82]" office:value-type="float" office:value="76">
            <text:p>76</text:p>
          </table:table-cell>
          <table:table-cell table:style-name="ce871" table:formula="of:=IF([.B84]=1;[.B83];[.E84])" office:value-type="float" office:value="9">
            <text:p>9</text:p>
          </table:table-cell>
          <table:table-cell table:style-name="ce883" office:value-type="string">
            <text:p>Media</text:p>
          </table:table-cell>
          <table:table-cell table:style-name="ce891" office:value-type="string">
            <text:p>Piña</text:p>
          </table:table-cell>
          <table:table-cell table:style-name="ce910" office:value-type="float" office:value="50">
            <text:p>50</text:p>
          </table:table-cell>
          <table:table-cell table:style-name="ce925" office:value-type="string">
            <text:p>Junio - Setiembre</text:p>
          </table:table-cell>
          <table:table-cell table:style-name="ce936" office:value-type="string">
            <text:p>Noviembre - Enero</text:p>
          </table:table-cell>
          <table:table-cell table:style-name="ce952" office:value-type="float" office:value="16000">
            <text:p>16,000</text:p>
          </table:table-cell>
          <table:table-cell table:style-name="ce969"/>
          <table:table-cell table:style-name="ce950" office:value-type="float" office:value="3750">
            <text:p>3,750</text:p>
          </table:table-cell>
          <table:table-cell table:style-name="ce969"/>
          <table:table-cell table:style-name="ce995" office:value-type="string">
            <text:p>Jabas</text:p>
          </table:table-cell>
          <table:table-cell table:style-name="ce1011" office:value-type="float" office:value="8">
            <text:p>8.00</text:p>
          </table:table-cell>
          <table:table-cell table:style-name="ce1011" office:value-type="float" office:value="9">
            <text:p>9.00</text:p>
          </table:table-cell>
          <table:table-cell table:style-name="ce1042" office:value-type="float" office:value="7">
            <text:p>7.00</text:p>
          </table:table-cell>
          <table:table-cell table:style-name="ce1011" office:value-type="string">
            <text:p>Todo el año</text:p>
          </table:table-cell>
          <table:table-cell table:style-name="ce1066" office:value-type="float" office:value="8">
            <text:p>8.00</text:p>
          </table:table-cell>
          <table:table-cell table:style-name="ce1085" office:value-type="string">
            <text:p>Todo el año</text:p>
          </table:table-cell>
          <table:table-cell table:style-name="ce1102" table:formula="of:=SUM([.M83:.N83])/2" office:value-type="float" office:value="1875">
            <text:p>1875.00</text:p>
          </table:table-cell>
          <table:table-cell table:style-name="ce1106" table:formula="of:=[.R83]*[.V83]" office:value-type="float" office:value="13125">
            <text:p>13,125.00</text:p>
          </table:table-cell>
          <table:table-cell table:style-name="ce1109" table:formula="of:=iferror(([.W83]-[.K83])/[.W83];0)" office:value-type="percentage" office:value="0">
            <text:p>#NOMBRE?</text:p>
          </table:table-cell>
          <table:table-cell table:style-name="ce1106" table:formula="of:=[.T83]*[.V83]" office:value-type="float" office:value="15000">
            <text:p>15,000.00</text:p>
          </table:table-cell>
          <table:table-cell table:style-name="ce1112" table:formula="of:=iferror(([.Y83]-[.L83])/[.Y83];0)" office:value-type="percentage" office:value="0">
            <text:p>#NOMBRE?</text:p>
          </table:table-cell>
          <table:table-cell table:number-columns-repeated="998"/>
        </table:table-row>
        <table:table-row table:style-name="ro20">
          <table:table-cell table:style-name="ce867"/>
          <table:table-cell table:style-name="ce871" table:formula="of:=IF([.C84]=[.C83];[.B83]+1;1)" office:value-type="float" office:value="6">
            <text:p>6</text:p>
          </table:table-cell>
          <table:table-cell table:style-name="ce863" office:value-type="string">
            <text:p>Pucallpa</text:p>
          </table:table-cell>
          <table:table-cell table:style-name="ce870" table:formula="of:=1+[.D83]" office:value-type="float" office:value="77">
            <text:p>77</text:p>
          </table:table-cell>
          <table:table-cell table:style-name="ce871" table:formula="of:=IF([.B85]=1;[.B84];[.E85])" office:value-type="float" office:value="9">
            <text:p>9</text:p>
          </table:table-cell>
          <table:table-cell table:style-name="ce883" office:value-type="string">
            <text:p>Media</text:p>
          </table:table-cell>
          <table:table-cell table:style-name="ce891" office:value-type="string">
            <text:p>Maíz en Restinja</text:p>
          </table:table-cell>
          <table:table-cell table:style-name="ce910" office:value-type="float" office:value="300">
            <text:p>300</text:p>
          </table:table-cell>
          <table:table-cell table:style-name="ce925" office:value-type="string">
            <text:p>Abril - Junio</text:p>
          </table:table-cell>
          <table:table-cell table:style-name="ce936" office:value-type="string">
            <text:p>Agosto - Setiembre</text:p>
          </table:table-cell>
          <table:table-cell table:style-name="ce952" office:value-type="float" office:value="2500">
            <text:p>2,500</text:p>
          </table:table-cell>
          <table:table-cell table:style-name="ce969"/>
          <table:table-cell table:style-name="ce950" office:value-type="float" office:value="4000">
            <text:p>4,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4:.N84])/2" office:value-type="float" office:value="2000">
            <text:p>2000.00</text:p>
          </table:table-cell>
          <table:table-cell table:style-name="ce1106" table:formula="of:=[.R84]*[.V84]" office:value-type="float" office:value="1600">
            <text:p>1,600.00</text:p>
          </table:table-cell>
          <table:table-cell table:style-name="ce1109" table:formula="of:=iferror(([.W84]-[.K84])/[.W84];0)" office:value-type="percentage" office:value="0">
            <text:p>#NOMBRE?</text:p>
          </table:table-cell>
          <table:table-cell table:style-name="ce1106" table:formula="of:=[.T84]*[.V84]" office:value-type="float" office:value="1800">
            <text:p>1,800.00</text:p>
          </table:table-cell>
          <table:table-cell table:style-name="ce1112" table:formula="of:=iferror(([.Y84]-[.L84])/[.Y84];0)" office:value-type="percentage" office:value="0">
            <text:p>#NOMBRE?</text:p>
          </table:table-cell>
          <table:table-cell table:number-columns-repeated="998"/>
        </table:table-row>
        <table:table-row table:style-name="ro20">
          <table:table-cell table:style-name="ce867"/>
          <table:table-cell table:style-name="ce871" table:formula="of:=IF([.C85]=[.C84];[.B84]+1;1)" office:value-type="float" office:value="7">
            <text:p>7</text:p>
          </table:table-cell>
          <table:table-cell table:style-name="ce863" office:value-type="string">
            <text:p>Pucallpa</text:p>
          </table:table-cell>
          <table:table-cell table:style-name="ce870" table:formula="of:=1+[.D84]" office:value-type="float" office:value="78">
            <text:p>78</text:p>
          </table:table-cell>
          <table:table-cell table:style-name="ce871" table:formula="of:=IF([.B86]=1;[.B85];[.E86])" office:value-type="float" office:value="9">
            <text:p>9</text:p>
          </table:table-cell>
          <table:table-cell table:style-name="ce883" office:value-type="string">
            <text:p>Media</text:p>
          </table:table-cell>
          <table:table-cell table:style-name="ce891" office:value-type="string">
            <text:p>Maíz en altura</text:p>
          </table:table-cell>
          <table:table-cell table:style-name="ce910" office:value-type="float" office:value="300">
            <text:p>300</text:p>
          </table:table-cell>
          <table:table-cell table:style-name="ce925" office:value-type="string">
            <text:p>Agosto - Setiembre</text:p>
          </table:table-cell>
          <table:table-cell table:style-name="ce936" office:value-type="string">
            <text:p>Enero - Febrero</text:p>
          </table:table-cell>
          <table:table-cell table:style-name="ce952" office:value-type="float" office:value="2800">
            <text:p>2,800</text:p>
          </table:table-cell>
          <table:table-cell table:style-name="ce969"/>
          <table:table-cell table:style-name="ce950" office:value-type="float" office:value="4500">
            <text:p>4,5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5:.N85])/2" office:value-type="float" office:value="2250">
            <text:p>2250.00</text:p>
          </table:table-cell>
          <table:table-cell table:style-name="ce1106" table:formula="of:=[.R85]*[.V85]" office:value-type="float" office:value="1800">
            <text:p>1,800.00</text:p>
          </table:table-cell>
          <table:table-cell table:style-name="ce1109" table:formula="of:=iferror(([.W85]-[.K85])/[.W85];0)" office:value-type="percentage" office:value="0">
            <text:p>#NOMBRE?</text:p>
          </table:table-cell>
          <table:table-cell table:style-name="ce1106" table:formula="of:=[.T85]*[.V85]" office:value-type="float" office:value="2025">
            <text:p>2,025.00</text:p>
          </table:table-cell>
          <table:table-cell table:style-name="ce1112" table:formula="of:=iferror(([.Y85]-[.L85])/[.Y85];0)" office:value-type="percentage" office:value="0">
            <text:p>#NOMBRE?</text:p>
          </table:table-cell>
          <table:table-cell table:number-columns-repeated="998"/>
        </table:table-row>
        <table:table-row table:style-name="ro20">
          <table:table-cell table:style-name="ce867"/>
          <table:table-cell table:style-name="ce871" table:formula="of:=IF([.C86]=[.C85];[.B85]+1;1)" office:value-type="float" office:value="8">
            <text:p>8</text:p>
          </table:table-cell>
          <table:table-cell table:style-name="ce863" office:value-type="string">
            <text:p>Pucallpa</text:p>
          </table:table-cell>
          <table:table-cell table:style-name="ce870" table:formula="of:=1+[.D85]" office:value-type="float" office:value="79">
            <text:p>79</text:p>
          </table:table-cell>
          <table:table-cell table:style-name="ce871" table:formula="of:=IF([.B87]=1;[.B86];[.E87])" office:value-type="float" office:value="9">
            <text:p>9</text:p>
          </table:table-cell>
          <table:table-cell table:style-name="ce883" office:value-type="string">
            <text:p>Media</text:p>
          </table:table-cell>
          <table:table-cell table:style-name="ce891" office:value-type="string">
            <text:p>Maíz altura tecnificado</text:p>
          </table:table-cell>
          <table:table-cell table:style-name="ce910" office:value-type="float" office:value="300">
            <text:p>300</text:p>
          </table:table-cell>
          <table:table-cell table:style-name="ce925" office:value-type="string">
            <text:p>Todo el año</text:p>
          </table:table-cell>
          <table:table-cell table:style-name="ce936" office:value-type="string">
            <text:p>Todo el año</text:p>
          </table:table-cell>
          <table:table-cell table:style-name="ce952" office:value-type="float" office:value="3000">
            <text:p>3,000</text:p>
          </table:table-cell>
          <table:table-cell table:style-name="ce969"/>
          <table:table-cell table:style-name="ce950" office:value-type="float" office:value="5000">
            <text:p>5,000</text:p>
          </table:table-cell>
          <table:table-cell table:style-name="ce969"/>
          <table:table-cell table:style-name="ce995" office:value-type="string">
            <text:p>kg</text:p>
          </table:table-cell>
          <table:table-cell table:style-name="ce1016" office:value-type="float" office:value="0.8">
            <text:p>0.8</text:p>
          </table:table-cell>
          <table:table-cell table:style-name="ce1011" office:value-type="float" office:value="1">
            <text:p>1.00</text:p>
          </table:table-cell>
          <table:table-cell table:style-name="ce1042" office:value-type="float" office:value="0.8">
            <text:p>0.80</text:p>
          </table:table-cell>
          <table:table-cell table:style-name="ce1011" office:value-type="string">
            <text:p>Todo el año</text:p>
          </table:table-cell>
          <table:table-cell table:style-name="ce1066" office:value-type="float" office:value="0.9">
            <text:p>0.90</text:p>
          </table:table-cell>
          <table:table-cell table:style-name="ce1085" office:value-type="string">
            <text:p>Todo el año</text:p>
          </table:table-cell>
          <table:table-cell table:style-name="ce1102" table:formula="of:=SUM([.M86:.N86])/2" office:value-type="float" office:value="2500">
            <text:p>2500.00</text:p>
          </table:table-cell>
          <table:table-cell table:style-name="ce1106" table:formula="of:=[.R86]*[.V86]" office:value-type="float" office:value="2000">
            <text:p>2,000.00</text:p>
          </table:table-cell>
          <table:table-cell table:style-name="ce1109" table:formula="of:=iferror(([.W86]-[.K86])/[.W86];0)" office:value-type="percentage" office:value="0">
            <text:p>#NOMBRE?</text:p>
          </table:table-cell>
          <table:table-cell table:style-name="ce1106" table:formula="of:=[.T86]*[.V86]" office:value-type="float" office:value="2250">
            <text:p>2,250.00</text:p>
          </table:table-cell>
          <table:table-cell table:style-name="ce1112" table:formula="of:=iferror(([.Y86]-[.L86])/[.Y86];0)" office:value-type="percentage" office:value="0">
            <text:p>#NOMBRE?</text:p>
          </table:table-cell>
          <table:table-cell table:number-columns-repeated="998"/>
        </table:table-row>
        <table:table-row table:style-name="ro20">
          <table:table-cell table:style-name="ce867"/>
          <table:table-cell table:style-name="ce871" table:formula="of:=IF([.C87]=[.C86];[.B86]+1;1)" office:value-type="float" office:value="9">
            <text:p>9</text:p>
          </table:table-cell>
          <table:table-cell table:style-name="ce863" office:value-type="string">
            <text:p>Pucallpa</text:p>
          </table:table-cell>
          <table:table-cell table:style-name="ce870" table:formula="of:=1+[.D86]" office:value-type="float" office:value="80">
            <text:p>80</text:p>
          </table:table-cell>
          <table:table-cell table:style-name="ce871" table:formula="of:=IF([.B88]=1;[.B87];[.E88])" office:value-type="float" office:value="9">
            <text:p>9</text:p>
          </table:table-cell>
          <table:table-cell table:style-name="ce884" office:value-type="string">
            <text:p>Baja</text:p>
          </table:table-cell>
          <table:table-cell table:style-name="ce893" office:value-type="string">
            <text:p>Yuca</text:p>
          </table:table-cell>
          <table:table-cell table:style-name="ce911" office:value-type="float" office:value="900">
            <text:p>900</text:p>
          </table:table-cell>
          <table:table-cell table:style-name="ce927" office:value-type="string">
            <text:p>Abril - Mayo /Agosto-Setiembre</text:p>
          </table:table-cell>
          <table:table-cell table:style-name="ce938" office:value-type="string">
            <text:p>Junio-Julio / Noviembre-Diciembre</text:p>
          </table:table-cell>
          <table:table-cell table:style-name="ce953" office:value-type="float" office:value="4000">
            <text:p>4,000</text:p>
          </table:table-cell>
          <table:table-cell table:style-name="ce967"/>
          <table:table-cell table:style-name="ce953" office:value-type="float" office:value="80">
            <text:p>80</text:p>
          </table:table-cell>
          <table:table-cell table:style-name="ce967"/>
          <table:table-cell table:style-name="ce915" office:value-type="string">
            <text:p>sacos</text:p>
          </table:table-cell>
          <table:table-cell table:style-name="ce1012" office:value-type="float" office:value="65">
            <text:p>65.00</text:p>
          </table:table-cell>
          <table:table-cell table:style-name="ce1012" office:value-type="float" office:value="70">
            <text:p>70.00</text:p>
          </table:table-cell>
          <table:table-cell table:style-name="ce1043" office:value-type="float" office:value="60">
            <text:p>60.00</text:p>
          </table:table-cell>
          <table:table-cell table:style-name="ce1012" office:value-type="string">
            <text:p>Jun-Dic</text:p>
          </table:table-cell>
          <table:table-cell table:style-name="ce1067" office:value-type="float" office:value="65">
            <text:p>65.00</text:p>
          </table:table-cell>
          <table:table-cell table:style-name="ce1090" office:value-type="string">
            <text:p>Ene-May</text:p>
          </table:table-cell>
          <table:table-cell table:style-name="ce1102" table:formula="of:=SUM([.M87:.N87])/2" office:value-type="float" office:value="40">
            <text:p>40.00</text:p>
          </table:table-cell>
          <table:table-cell table:style-name="ce1106" table:formula="of:=[.R87]*[.V87]" office:value-type="float" office:value="2400">
            <text:p>2,400.00</text:p>
          </table:table-cell>
          <table:table-cell table:style-name="ce1109" table:formula="of:=iferror(([.W87]-[.K87])/[.W87];0)" office:value-type="percentage" office:value="0">
            <text:p>#NOMBRE?</text:p>
          </table:table-cell>
          <table:table-cell table:style-name="ce1106" table:formula="of:=[.T87]*[.V87]" office:value-type="float" office:value="2600">
            <text:p>2,600.00</text:p>
          </table:table-cell>
          <table:table-cell table:style-name="ce1112" table:formula="of:=iferror(([.Y87]-[.L87])/[.Y87];0)" office:value-type="percentage" office:value="0">
            <text:p>#NOMBRE?</text:p>
          </table:table-cell>
          <table:table-cell table:number-columns-repeated="998"/>
        </table:table-row>
        <table:table-row table:style-name="ro20">
          <table:table-cell table:style-name="ce867"/>
          <table:table-cell table:style-name="ce871" table:formula="of:=IF([.C88]=[.C87];[.B87]+1;1)" office:value-type="float" office:value="1">
            <text:p>1</text:p>
          </table:table-cell>
          <table:table-cell table:style-name="ce874" office:value-type="string">
            <text:p>Tarapoto</text:p>
          </table:table-cell>
          <table:table-cell table:style-name="ce870" table:formula="of:=1+[.D87]" office:value-type="float" office:value="81">
            <text:p>81</text:p>
          </table:table-cell>
          <table:table-cell table:style-name="ce871" table:formula="of:=IF([.B89]=1;[.B88];[.E89])"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54" office:value-type="float" office:value="3500">
            <text:p>3,500</text:p>
          </table:table-cell>
          <table:table-cell table:style-name="ce968"/>
          <table:table-cell table:style-name="ce954" office:value-type="float" office:value="7500">
            <text:p>7,500</text:p>
          </table:table-cell>
          <table:table-cell table:style-name="ce968"/>
          <table:table-cell table:style-name="ce914" office:value-type="string">
            <text:p>kg</text:p>
          </table:table-cell>
          <table:table-cell table:style-name="ce1014" office:value-type="float" office:value="0.88">
            <text:p>0.88</text:p>
          </table:table-cell>
          <table:table-cell table:style-name="ce1014" office:value-type="float" office:value="0">
            <text:p>0.00</text:p>
          </table:table-cell>
          <table:table-cell table:style-name="ce1046" office:value-type="float" office:value="0.9">
            <text:p>0.90</text:p>
          </table:table-cell>
          <table:table-cell table:style-name="ce1014" office:value-type="string">
            <text:p>Ene - Abr</text:p>
          </table:table-cell>
          <table:table-cell table:style-name="ce1070" office:value-type="float" office:value="0.95">
            <text:p>0.95</text:p>
          </table:table-cell>
          <table:table-cell table:style-name="ce1094" office:value-type="string">
            <text:p>Abr-Dic</text:p>
          </table:table-cell>
          <table:table-cell table:style-name="ce1102" table:formula="of:=SUM([.M88:.N88])/2" office:value-type="float" office:value="3750">
            <text:p>3750.00</text:p>
          </table:table-cell>
          <table:table-cell table:style-name="ce1106" table:formula="of:=[.R88]*[.V88]" office:value-type="float" office:value="3375">
            <text:p>3,375.00</text:p>
          </table:table-cell>
          <table:table-cell table:style-name="ce1109" table:formula="of:=iferror(([.W88]-[.K88])/[.W88];0)" office:value-type="percentage" office:value="0">
            <text:p>#NOMBRE?</text:p>
          </table:table-cell>
          <table:table-cell table:style-name="ce1106" table:formula="of:=[.T88]*[.V88]" office:value-type="float" office:value="3562.5">
            <text:p>3,562.50</text:p>
          </table:table-cell>
          <table:table-cell table:style-name="ce1112" table:formula="of:=iferror(([.Y88]-[.L88])/[.Y88];0)" office:value-type="percentage" office:value="0">
            <text:p>#NOMBRE?</text:p>
          </table:table-cell>
          <table:table-cell table:number-columns-repeated="998"/>
        </table:table-row>
        <table:table-row table:style-name="ro20">
          <table:table-cell table:style-name="ce867"/>
          <table:table-cell table:style-name="ce871" table:formula="of:=IF([.C89]=[.C88];[.B88]+1;1)" office:value-type="float" office:value="2">
            <text:p>2</text:p>
          </table:table-cell>
          <table:table-cell table:style-name="ce874" office:value-type="string">
            <text:p>Tarapoto</text:p>
          </table:table-cell>
          <table:table-cell table:style-name="ce870" table:formula="of:=1+[.D88]" office:value-type="float" office:value="82">
            <text:p>82</text:p>
          </table:table-cell>
          <table:table-cell table:style-name="ce871" table:formula="of:=IF([.B90]=1;[.B89];[.E90])"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89:.N89])/2" office:value-type="float" office:value="450">
            <text:p>450.00</text:p>
          </table:table-cell>
          <table:table-cell table:style-name="ce1106" table:formula="of:=[.R89]*[.V89]" office:value-type="float" office:value="2475">
            <text:p>2,475.00</text:p>
          </table:table-cell>
          <table:table-cell table:style-name="ce1109" table:formula="of:=iferror(([.W89]-[.K89])/[.W89];0)" office:value-type="percentage" office:value="0">
            <text:p>#NOMBRE?</text:p>
          </table:table-cell>
          <table:table-cell table:style-name="ce1106" table:formula="of:=[.T89]*[.V89]" office:value-type="float" office:value="2250">
            <text:p>2,250.00</text:p>
          </table:table-cell>
          <table:table-cell table:style-name="ce1112" table:formula="of:=iferror(([.Y89]-[.L89])/[.Y89];0)" office:value-type="percentage" office:value="0">
            <text:p>#NOMBRE?</text:p>
          </table:table-cell>
          <table:table-cell table:number-columns-repeated="998"/>
        </table:table-row>
        <table:table-row table:style-name="ro20">
          <table:table-cell table:style-name="ce867"/>
          <table:table-cell table:style-name="ce871" table:formula="of:=IF([.C90]=[.C89];[.B89]+1;1)" office:value-type="float" office:value="3">
            <text:p>3</text:p>
          </table:table-cell>
          <table:table-cell table:style-name="ce874" office:value-type="string">
            <text:p>Tarapoto</text:p>
          </table:table-cell>
          <table:table-cell table:style-name="ce870" table:formula="of:=1+[.D89]" office:value-type="float" office:value="83">
            <text:p>83</text:p>
          </table:table-cell>
          <table:table-cell table:style-name="ce871" table:formula="of:=IF([.B91]=1;[.B90];[.E91])"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0:.N90])/2" office:value-type="float" office:value="10">
            <text:p>10.00</text:p>
          </table:table-cell>
          <table:table-cell table:style-name="ce1106" table:formula="of:=[.R90]*[.V90]" office:value-type="float" office:value="4000">
            <text:p>4,000.00</text:p>
          </table:table-cell>
          <table:table-cell table:style-name="ce1109" table:formula="of:=iferror(([.W90]-[.K90])/[.W90];0)" office:value-type="percentage" office:value="0">
            <text:p>#NOMBRE?</text:p>
          </table:table-cell>
          <table:table-cell table:style-name="ce1106" table:formula="of:=[.T90]*[.V90]" office:value-type="float" office:value="4000">
            <text:p>4,000.00</text:p>
          </table:table-cell>
          <table:table-cell table:style-name="ce1112" table:formula="of:=iferror(([.Y90]-[.L90])/[.Y90];0)" office:value-type="percentage" office:value="0">
            <text:p>#NOMBRE?</text:p>
          </table:table-cell>
          <table:table-cell table:number-columns-repeated="998"/>
        </table:table-row>
        <table:table-row table:style-name="ro20">
          <table:table-cell table:style-name="ce867"/>
          <table:table-cell table:style-name="ce871" table:formula="of:=IF([.C91]=[.C90];[.B90]+1;1)" office:value-type="float" office:value="4">
            <text:p>4</text:p>
          </table:table-cell>
          <table:table-cell table:style-name="ce874" office:value-type="string">
            <text:p>Tarapoto</text:p>
          </table:table-cell>
          <table:table-cell table:style-name="ce870" table:formula="of:=1+[.D90]" office:value-type="float" office:value="84">
            <text:p>84</text:p>
          </table:table-cell>
          <table:table-cell table:style-name="ce871" table:formula="of:=IF([.B92]=1;[.B91];[.E92])"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1:.N91])/2" office:value-type="float" office:value="15000">
            <text:p>15000.00</text:p>
          </table:table-cell>
          <table:table-cell table:style-name="ce1106" table:formula="of:=[.R91]*[.V91]" office:value-type="float" office:value="14250">
            <text:p>14,250.00</text:p>
          </table:table-cell>
          <table:table-cell table:style-name="ce1109" table:formula="of:=iferror(([.W91]-[.K91])/[.W91];0)" office:value-type="percentage" office:value="0">
            <text:p>#NOMBRE?</text:p>
          </table:table-cell>
          <table:table-cell table:style-name="ce1106" table:formula="of:=[.T91]*[.V91]" office:value-type="float" office:value="14250">
            <text:p>14,250.00</text:p>
          </table:table-cell>
          <table:table-cell table:style-name="ce1112" table:formula="of:=iferror(([.Y91]-[.L91])/[.Y91];0)" office:value-type="percentage" office:value="0">
            <text:p>#NOMBRE?</text:p>
          </table:table-cell>
          <table:table-cell table:number-columns-repeated="998"/>
        </table:table-row>
        <table:table-row table:style-name="ro20">
          <table:table-cell table:style-name="ce867"/>
          <table:table-cell table:style-name="ce871" table:formula="of:=IF([.C92]=[.C91];[.B91]+1;1)" office:value-type="float" office:value="1">
            <text:p>1</text:p>
          </table:table-cell>
          <table:table-cell table:style-name="ce874" office:value-type="string">
            <text:p>Tocache</text:p>
          </table:table-cell>
          <table:table-cell table:style-name="ce870" table:formula="of:=1+[.D91]" office:value-type="float" office:value="85">
            <text:p>85</text:p>
          </table:table-cell>
          <table:table-cell table:style-name="ce871" table:formula="of:=IF([.B93]=1;[.B92];[.E93])"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2:.N92])/2" office:value-type="float" office:value="3750">
            <text:p>3750.00</text:p>
          </table:table-cell>
          <table:table-cell table:style-name="ce1106" table:formula="of:=[.R92]*[.V92]" office:value-type="float" office:value="3375">
            <text:p>3,375.00</text:p>
          </table:table-cell>
          <table:table-cell table:style-name="ce1109" table:formula="of:=iferror(([.W92]-[.K92])/[.W92];0)" office:value-type="percentage" office:value="0">
            <text:p>#NOMBRE?</text:p>
          </table:table-cell>
          <table:table-cell table:style-name="ce1106" table:formula="of:=[.T92]*[.V92]" office:value-type="float" office:value="3562.5">
            <text:p>3,562.50</text:p>
          </table:table-cell>
          <table:table-cell table:style-name="ce1112" table:formula="of:=iferror(([.Y92]-[.L92])/[.Y92];0)" office:value-type="percentage" office:value="0">
            <text:p>#NOMBRE?</text:p>
          </table:table-cell>
          <table:table-cell table:number-columns-repeated="998"/>
        </table:table-row>
        <table:table-row table:style-name="ro20">
          <table:table-cell table:style-name="ce867"/>
          <table:table-cell table:style-name="ce871" table:formula="of:=IF([.C93]=[.C92];[.B92]+1;1)" office:value-type="float" office:value="2">
            <text:p>2</text:p>
          </table:table-cell>
          <table:table-cell table:style-name="ce874" office:value-type="string">
            <text:p>Tocache</text:p>
          </table:table-cell>
          <table:table-cell table:style-name="ce870" table:formula="of:=1+[.D92]" office:value-type="float" office:value="86">
            <text:p>86</text:p>
          </table:table-cell>
          <table:table-cell table:style-name="ce871" table:formula="of:=IF([.B94]=1;[.B93];[.E94])"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3:.N93])/2" office:value-type="float" office:value="450">
            <text:p>450.00</text:p>
          </table:table-cell>
          <table:table-cell table:style-name="ce1106" table:formula="of:=[.R93]*[.V93]" office:value-type="float" office:value="2475">
            <text:p>2,475.00</text:p>
          </table:table-cell>
          <table:table-cell table:style-name="ce1109" table:formula="of:=iferror(([.W93]-[.K93])/[.W93];0)" office:value-type="percentage" office:value="0">
            <text:p>#NOMBRE?</text:p>
          </table:table-cell>
          <table:table-cell table:style-name="ce1106" table:formula="of:=[.T93]*[.V93]" office:value-type="float" office:value="2250">
            <text:p>2,250.00</text:p>
          </table:table-cell>
          <table:table-cell table:style-name="ce1112" table:formula="of:=iferror(([.Y93]-[.L93])/[.Y93];0)" office:value-type="percentage" office:value="0">
            <text:p>#NOMBRE?</text:p>
          </table:table-cell>
          <table:table-cell table:number-columns-repeated="998"/>
        </table:table-row>
        <table:table-row table:style-name="ro20">
          <table:table-cell table:style-name="ce867"/>
          <table:table-cell table:style-name="ce871" table:formula="of:=IF([.C94]=[.C93];[.B93]+1;1)" office:value-type="float" office:value="3">
            <text:p>3</text:p>
          </table:table-cell>
          <table:table-cell table:style-name="ce874" office:value-type="string">
            <text:p>Tocache</text:p>
          </table:table-cell>
          <table:table-cell table:style-name="ce870" table:formula="of:=1+[.D93]" office:value-type="float" office:value="87">
            <text:p>87</text:p>
          </table:table-cell>
          <table:table-cell table:style-name="ce871" table:formula="of:=IF([.B95]=1;[.B94];[.E95])"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4:.N94])/2" office:value-type="float" office:value="10">
            <text:p>10.00</text:p>
          </table:table-cell>
          <table:table-cell table:style-name="ce1106" table:formula="of:=[.R94]*[.V94]" office:value-type="float" office:value="4000">
            <text:p>4,000.00</text:p>
          </table:table-cell>
          <table:table-cell table:style-name="ce1109" table:formula="of:=iferror(([.W94]-[.K94])/[.W94];0)" office:value-type="percentage" office:value="0">
            <text:p>#NOMBRE?</text:p>
          </table:table-cell>
          <table:table-cell table:style-name="ce1106" table:formula="of:=[.T94]*[.V94]" office:value-type="float" office:value="4000">
            <text:p>4,000.00</text:p>
          </table:table-cell>
          <table:table-cell table:style-name="ce1112" table:formula="of:=iferror(([.Y94]-[.L94])/[.Y94];0)" office:value-type="percentage" office:value="0">
            <text:p>#NOMBRE?</text:p>
          </table:table-cell>
          <table:table-cell table:number-columns-repeated="998"/>
        </table:table-row>
        <table:table-row table:style-name="ro20">
          <table:table-cell table:style-name="ce867"/>
          <table:table-cell table:style-name="ce871" table:formula="of:=IF([.C95]=[.C94];[.B94]+1;1)" office:value-type="float" office:value="4">
            <text:p>4</text:p>
          </table:table-cell>
          <table:table-cell table:style-name="ce874" office:value-type="string">
            <text:p>Tocache</text:p>
          </table:table-cell>
          <table:table-cell table:style-name="ce870" table:formula="of:=1+[.D94]" office:value-type="float" office:value="88">
            <text:p>88</text:p>
          </table:table-cell>
          <table:table-cell table:style-name="ce871" table:formula="of:=IF([.B96]=1;[.B95];[.E96])"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5:.N95])/2" office:value-type="float" office:value="15000">
            <text:p>15000.00</text:p>
          </table:table-cell>
          <table:table-cell table:style-name="ce1106" table:formula="of:=[.R95]*[.V95]" office:value-type="float" office:value="14250">
            <text:p>14,250.00</text:p>
          </table:table-cell>
          <table:table-cell table:style-name="ce1109" table:formula="of:=iferror(([.W95]-[.K95])/[.W95];0)" office:value-type="percentage" office:value="0">
            <text:p>#NOMBRE?</text:p>
          </table:table-cell>
          <table:table-cell table:style-name="ce1106" table:formula="of:=[.T95]*[.V95]" office:value-type="float" office:value="14250">
            <text:p>14,250.00</text:p>
          </table:table-cell>
          <table:table-cell table:style-name="ce1112" table:formula="of:=iferror(([.Y95]-[.L95])/[.Y95];0)" office:value-type="percentage" office:value="0">
            <text:p>#NOMBRE?</text:p>
          </table:table-cell>
          <table:table-cell table:number-columns-repeated="998"/>
        </table:table-row>
        <table:table-row table:style-name="ro20">
          <table:table-cell table:style-name="ce867"/>
          <table:table-cell table:style-name="ce871" table:formula="of:=IF([.C96]=[.C95];[.B95]+1;1)" office:value-type="float" office:value="1">
            <text:p>1</text:p>
          </table:table-cell>
          <table:table-cell table:style-name="ce874" office:value-type="string">
            <text:p>Juanjui</text:p>
          </table:table-cell>
          <table:table-cell table:style-name="ce870" table:formula="of:=1+[.D95]" office:value-type="float" office:value="89">
            <text:p>89</text:p>
          </table:table-cell>
          <table:table-cell table:style-name="ce871" table:formula="of:=IF([.B97]=1;[.B96];[.E97])" office:value-type="float" office:value="4">
            <text:p>4</text:p>
          </table:table-cell>
          <table:table-cell table:style-name="ce886" office:value-type="string">
            <text:p>Alta</text:p>
          </table:table-cell>
          <table:table-cell table:style-name="ce896" office:value-type="string">
            <text:p>Arroz</text:p>
          </table:table-cell>
          <table:table-cell table:style-name="ce905" office:value-type="float" office:value="600">
            <text:p>600</text:p>
          </table:table-cell>
          <table:table-cell table:style-name="ce931" office:value-type="string">
            <text:p>Junio - Agosto</text:p>
          </table:table-cell>
          <table:table-cell table:style-name="ce941" office:value-type="string">
            <text:p>Enero - Marzo</text:p>
          </table:table-cell>
          <table:table-cell table:style-name="ce948" office:value-type="float" office:value="3500">
            <text:p>3,500</text:p>
          </table:table-cell>
          <table:table-cell table:style-name="ce962"/>
          <table:table-cell table:style-name="ce948" office:value-type="float" office:value="7500">
            <text:p>7,500</text:p>
          </table:table-cell>
          <table:table-cell table:style-name="ce962"/>
          <table:table-cell table:style-name="ce1000" office:value-type="string">
            <text:p>kg</text:p>
          </table:table-cell>
          <table:table-cell table:style-name="ce1023" office:value-type="float" office:value="0.88">
            <text:p>0.88</text:p>
          </table:table-cell>
          <table:table-cell table:style-name="ce1032" office:value-type="float" office:value="0">
            <text:p>0.00</text:p>
          </table:table-cell>
          <table:table-cell table:style-name="ce1053" office:value-type="float" office:value="0.9">
            <text:p>0.9</text:p>
          </table:table-cell>
          <table:table-cell table:style-name="ce1023" office:value-type="string">
            <text:p>Ene - Abr</text:p>
          </table:table-cell>
          <table:table-cell table:style-name="ce1076" office:value-type="float" office:value="0.95">
            <text:p>0.95</text:p>
          </table:table-cell>
          <table:table-cell table:style-name="ce1094" office:value-type="string">
            <text:p>Abr-Dic</text:p>
          </table:table-cell>
          <table:table-cell table:style-name="ce1102" table:formula="of:=SUM([.M96:.N96])/2" office:value-type="float" office:value="3750">
            <text:p>3750.00</text:p>
          </table:table-cell>
          <table:table-cell table:style-name="ce1106" table:formula="of:=[.R96]*[.V96]" office:value-type="float" office:value="3375">
            <text:p>3,375.00</text:p>
          </table:table-cell>
          <table:table-cell table:style-name="ce1109" table:formula="of:=iferror(([.W96]-[.K96])/[.W96];0)" office:value-type="percentage" office:value="0">
            <text:p>#NOMBRE?</text:p>
          </table:table-cell>
          <table:table-cell table:style-name="ce1106" table:formula="of:=[.T96]*[.V96]" office:value-type="float" office:value="3562.5">
            <text:p>3,562.50</text:p>
          </table:table-cell>
          <table:table-cell table:style-name="ce1112" table:formula="of:=iferror(([.Y96]-[.L96])/[.Y96];0)" office:value-type="percentage" office:value="0">
            <text:p>#NOMBRE?</text:p>
          </table:table-cell>
          <table:table-cell table:number-columns-repeated="998"/>
        </table:table-row>
        <table:table-row table:style-name="ro20">
          <table:table-cell table:style-name="ce867"/>
          <table:table-cell table:style-name="ce871" table:formula="of:=IF([.C97]=[.C96];[.B96]+1;1)" office:value-type="float" office:value="2">
            <text:p>2</text:p>
          </table:table-cell>
          <table:table-cell table:style-name="ce874" office:value-type="string">
            <text:p>Juanjui</text:p>
          </table:table-cell>
          <table:table-cell table:style-name="ce870" table:formula="of:=1+[.D96]" office:value-type="float" office:value="90">
            <text:p>90</text:p>
          </table:table-cell>
          <table:table-cell table:style-name="ce871" table:formula="of:=IF([.B98]=1;[.B97];[.E98])" office:value-type="float" office:value="4">
            <text:p>4</text:p>
          </table:table-cell>
          <table:table-cell table:style-name="ce887" office:value-type="string">
            <text:p>Alta</text:p>
          </table:table-cell>
          <table:table-cell table:style-name="ce897" office:value-type="string">
            <text:p>Cacao</text:p>
          </table:table-cell>
          <table:table-cell table:style-name="ce907" office:value-type="float" office:value="700">
            <text:p>700</text:p>
          </table:table-cell>
          <table:table-cell table:style-name="ce932" office:value-type="string">
            <text:p>Todo el año</text:p>
          </table:table-cell>
          <table:table-cell table:style-name="ce942" office:value-type="string">
            <text:p>Marzo-Junio/Alta;Agosto-Oct./Baja</text:p>
          </table:table-cell>
          <table:table-cell table:style-name="ce950" office:value-type="float" office:value="4050">
            <text:p>4,050</text:p>
          </table:table-cell>
          <table:table-cell table:style-name="ce964"/>
          <table:table-cell table:style-name="ce950" office:value-type="float" office:value="900">
            <text:p>900</text:p>
          </table:table-cell>
          <table:table-cell table:style-name="ce964"/>
          <table:table-cell table:style-name="ce991" office:value-type="string">
            <text:p>kg</text:p>
          </table:table-cell>
          <table:table-cell table:style-name="ce1013" office:value-type="float" office:value="5.8">
            <text:p>5.8</text:p>
          </table:table-cell>
          <table:table-cell table:style-name="ce1007" office:value-type="float" office:value="6.4">
            <text:p>6.40</text:p>
          </table:table-cell>
          <table:table-cell table:style-name="ce1038" office:value-type="float" office:value="5.5">
            <text:p>5.50</text:p>
          </table:table-cell>
          <table:table-cell table:style-name="ce1007" office:value-type="string">
            <text:p>Marz.-Jul.</text:p>
          </table:table-cell>
          <table:table-cell table:style-name="ce1061" office:value-type="float" office:value="5">
            <text:p>5.00</text:p>
          </table:table-cell>
          <table:table-cell table:style-name="ce1087" office:value-type="string">
            <text:p>Ago.-Oct.</text:p>
          </table:table-cell>
          <table:table-cell table:style-name="ce1102" table:formula="of:=SUM([.M97:.N97])/2" office:value-type="float" office:value="450">
            <text:p>450.00</text:p>
          </table:table-cell>
          <table:table-cell table:style-name="ce1106" table:formula="of:=[.R97]*[.V97]" office:value-type="float" office:value="2475">
            <text:p>2,475.00</text:p>
          </table:table-cell>
          <table:table-cell table:style-name="ce1109" table:formula="of:=iferror(([.W97]-[.K97])/[.W97];0)" office:value-type="percentage" office:value="0">
            <text:p>#NOMBRE?</text:p>
          </table:table-cell>
          <table:table-cell table:style-name="ce1106" table:formula="of:=[.T97]*[.V97]" office:value-type="float" office:value="2250">
            <text:p>2,250.00</text:p>
          </table:table-cell>
          <table:table-cell table:style-name="ce1112" table:formula="of:=iferror(([.Y97]-[.L97])/[.Y97];0)" office:value-type="percentage" office:value="0">
            <text:p>#NOMBRE?</text:p>
          </table:table-cell>
          <table:table-cell table:number-columns-repeated="998"/>
        </table:table-row>
        <table:table-row table:style-name="ro20">
          <table:table-cell table:style-name="ce868"/>
          <table:table-cell table:style-name="ce871" table:formula="of:=IF([.C98]=[.C97];[.B97]+1;1)" office:value-type="float" office:value="3">
            <text:p>3</text:p>
          </table:table-cell>
          <table:table-cell table:style-name="ce874" office:value-type="string">
            <text:p>Juanjui</text:p>
          </table:table-cell>
          <table:table-cell table:style-name="ce870" table:formula="of:=1+[.D97]" office:value-type="float" office:value="91">
            <text:p>91</text:p>
          </table:table-cell>
          <table:table-cell table:style-name="ce871" table:formula="of:=IF([.B99]=1;[.B98];[.E99])" office:value-type="float" office:value="4">
            <text:p>4</text:p>
          </table:table-cell>
          <table:table-cell table:style-name="ce887" office:value-type="string">
            <text:p>Alta</text:p>
          </table:table-cell>
          <table:table-cell table:style-name="ce897" office:value-type="string">
            <text:p>palma Aceitera</text:p>
          </table:table-cell>
          <table:table-cell table:style-name="ce907" office:value-type="float" office:value="700">
            <text:p>700</text:p>
          </table:table-cell>
          <table:table-cell table:style-name="ce932" office:value-type="string">
            <text:p>Todo el año</text:p>
          </table:table-cell>
          <table:table-cell table:style-name="ce942" office:value-type="string">
            <text:p>Todo el año</text:p>
          </table:table-cell>
          <table:table-cell table:style-name="ce950" office:value-type="float" office:value="5800">
            <text:p>5,800</text:p>
          </table:table-cell>
          <table:table-cell table:style-name="ce964"/>
          <table:table-cell table:style-name="ce950" office:value-type="float" office:value="20">
            <text:p>20</text:p>
          </table:table-cell>
          <table:table-cell table:style-name="ce964"/>
          <table:table-cell table:style-name="ce991" office:value-type="string">
            <text:p>Tn</text:p>
          </table:table-cell>
          <table:table-cell table:style-name="ce1007" office:value-type="float" office:value="400">
            <text:p>400.00</text:p>
          </table:table-cell>
          <table:table-cell table:style-name="ce1007" office:value-type="float" office:value="0">
            <text:p>0.00</text:p>
          </table:table-cell>
          <table:table-cell table:style-name="ce1038" office:value-type="float" office:value="400">
            <text:p>400.00</text:p>
          </table:table-cell>
          <table:table-cell table:style-name="ce1007" office:value-type="string">
            <text:p>Todo el año</text:p>
          </table:table-cell>
          <table:table-cell table:style-name="ce1061" office:value-type="float" office:value="400">
            <text:p>400.00</text:p>
          </table:table-cell>
          <table:table-cell table:style-name="ce1087" office:value-type="string">
            <text:p>Todo el año</text:p>
          </table:table-cell>
          <table:table-cell table:style-name="ce1102" table:formula="of:=SUM([.M98:.N98])/2" office:value-type="float" office:value="10">
            <text:p>10.00</text:p>
          </table:table-cell>
          <table:table-cell table:style-name="ce1106" table:formula="of:=[.R98]*[.V98]" office:value-type="float" office:value="4000">
            <text:p>4,000.00</text:p>
          </table:table-cell>
          <table:table-cell table:style-name="ce1109" table:formula="of:=iferror(([.W98]-[.K98])/[.W98];0)" office:value-type="percentage" office:value="0">
            <text:p>#NOMBRE?</text:p>
          </table:table-cell>
          <table:table-cell table:style-name="ce1106" table:formula="of:=[.T98]*[.V98]" office:value-type="float" office:value="4000">
            <text:p>4,000.00</text:p>
          </table:table-cell>
          <table:table-cell table:style-name="ce1112" table:formula="of:=iferror(([.Y98]-[.L98])/[.Y98];0)" office:value-type="percentage" office:value="0">
            <text:p>#NOMBRE?</text:p>
          </table:table-cell>
          <table:table-cell table:number-columns-repeated="998"/>
        </table:table-row>
        <table:table-row table:style-name="ro20">
          <table:table-cell table:style-name="ce863" office:value-type="string">
            <text:p>NORTE</text:p>
          </table:table-cell>
          <table:table-cell table:style-name="ce871" table:formula="of:=IF([.C99]=[.C98];[.B98]+1;1)" office:value-type="float" office:value="4">
            <text:p>4</text:p>
          </table:table-cell>
          <table:table-cell table:style-name="ce874" office:value-type="string">
            <text:p>Juanjui</text:p>
          </table:table-cell>
          <table:table-cell table:style-name="ce870" table:formula="of:=1+[.D98]" office:value-type="float" office:value="92">
            <text:p>92</text:p>
          </table:table-cell>
          <table:table-cell table:style-name="ce871" table:formula="of:=IF([.B100]=1;[.B99];[.E100])" office:value-type="float" office:value="4">
            <text:p>4</text:p>
          </table:table-cell>
          <table:table-cell table:style-name="ce888" office:value-type="string">
            <text:p>Baja</text:p>
          </table:table-cell>
          <table:table-cell table:style-name="ce898" office:value-type="string">
            <text:p>Piña</text:p>
          </table:table-cell>
          <table:table-cell table:style-name="ce908" office:value-type="float" office:value="150">
            <text:p>150</text:p>
          </table:table-cell>
          <table:table-cell table:style-name="ce933" office:value-type="string">
            <text:p>Todo el año</text:p>
          </table:table-cell>
          <table:table-cell table:style-name="ce943" office:value-type="string">
            <text:p>Junio – Noviembre</text:p>
          </table:table-cell>
          <table:table-cell table:style-name="ce951" office:value-type="float" office:value="15000">
            <text:p>15,000</text:p>
          </table:table-cell>
          <table:table-cell table:style-name="ce965"/>
          <table:table-cell table:style-name="ce951" office:value-type="float" office:value="30000">
            <text:p>30,000</text:p>
          </table:table-cell>
          <table:table-cell table:style-name="ce965"/>
          <table:table-cell table:style-name="ce993" office:value-type="string">
            <text:p>Unidad</text:p>
          </table:table-cell>
          <table:table-cell table:style-name="ce1009" office:value-type="float" office:value="1">
            <text:p>1.00</text:p>
          </table:table-cell>
          <table:table-cell table:style-name="ce1009" office:value-type="float" office:value="1.2">
            <text:p>1.20</text:p>
          </table:table-cell>
          <table:table-cell table:style-name="ce1045" office:value-type="float" office:value="0.95">
            <text:p>0.95</text:p>
          </table:table-cell>
          <table:table-cell table:style-name="ce1056" office:value-type="string">
            <text:p>Todo el año</text:p>
          </table:table-cell>
          <table:table-cell table:style-name="ce1069" office:value-type="float" office:value="0.95">
            <text:p>0.95</text:p>
          </table:table-cell>
          <table:table-cell table:style-name="ce1088" office:value-type="string">
            <text:p>Todo el año</text:p>
          </table:table-cell>
          <table:table-cell table:style-name="ce1102" table:formula="of:=SUM([.M99:.N99])/2" office:value-type="float" office:value="15000">
            <text:p>15000.00</text:p>
          </table:table-cell>
          <table:table-cell table:style-name="ce1106" table:formula="of:=[.R99]*[.V99]" office:value-type="float" office:value="14250">
            <text:p>14,250.00</text:p>
          </table:table-cell>
          <table:table-cell table:style-name="ce1109" table:formula="of:=iferror(([.W99]-[.K99])/[.W99];0)" office:value-type="percentage" office:value="0">
            <text:p>#NOMBRE?</text:p>
          </table:table-cell>
          <table:table-cell table:style-name="ce1106" table:formula="of:=[.T99]*[.V99]" office:value-type="float" office:value="14250">
            <text:p>14,250.00</text:p>
          </table:table-cell>
          <table:table-cell table:style-name="ce1112" table:formula="of:=iferror(([.Y99]-[.L99])/[.Y99];0)" office:value-type="percentage" office:value="0">
            <text:p>#NOMBRE?</text:p>
          </table:table-cell>
          <table:table-cell table:number-columns-repeated="998"/>
        </table:table-row>
        <table:table-row table:style-name="ro20">
          <table:table-cell table:style-name="ce864"/>
          <table:table-cell table:style-name="ce871" table:formula="of:=IF([.C100]=[.C99];[.B99]+1;1)" office:value-type="float" office:value="1">
            <text:p>1</text:p>
          </table:table-cell>
          <table:table-cell table:style-name="ce863" office:value-type="string">
            <text:p>Guadalupe</text:p>
          </table:table-cell>
          <table:table-cell table:style-name="ce870" table:formula="of:=1+[.D99]" office:value-type="float" office:value="93">
            <text:p>93</text:p>
          </table:table-cell>
          <table:table-cell table:style-name="ce871" table:formula="of:=IF([.B101]=1;[.B100];[.E101])" office:value-type="float" office:value="2">
            <text:p>2</text:p>
          </table:table-cell>
          <table:table-cell table:style-name="ce881" office:value-type="string">
            <text:p>Alta</text:p>
          </table:table-cell>
          <table:table-cell table:style-name="ce899" office:value-type="string">
            <text:p>Arroz</text:p>
          </table:table-cell>
          <table:table-cell table:style-name="ce913" office:value-type="float" office:value="116">
            <text:p>116</text:p>
          </table:table-cell>
          <table:table-cell table:style-name="ce931" office:value-type="string">
            <text:p>Set.- Octubre</text:p>
          </table:table-cell>
          <table:table-cell table:style-name="ce941" office:value-type="string">
            <text:p>Abril, Mayo, Junio</text:p>
          </table:table-cell>
          <table:table-cell table:style-name="ce954" office:value-type="float" office:value="9000">
            <text:p>9,000</text:p>
          </table:table-cell>
          <table:table-cell table:style-name="ce972"/>
          <table:table-cell table:style-name="ce948" office:value-type="float" office:value="11000">
            <text:p>11,000</text:p>
          </table:table-cell>
          <table:table-cell table:style-name="ce983"/>
          <table:table-cell table:style-name="ce999" office:value-type="string">
            <text:p>kg</text:p>
          </table:table-cell>
          <table:table-cell table:style-name="ce1024" office:value-type="float" office:value="2">
            <text:p>2</text:p>
          </table:table-cell>
          <table:table-cell table:style-name="ce1033" office:value-type="float" office:value="2.5">
            <text:p>2.50</text:p>
          </table:table-cell>
          <table:table-cell table:style-name="ce1052" office:value-type="float" office:value="0.928571428571429">
            <text:p>0.93</text:p>
          </table:table-cell>
          <table:table-cell table:style-name="ce1024" office:value-type="string">
            <text:p>May.</text:p>
          </table:table-cell>
          <table:table-cell table:style-name="ce1075" office:value-type="float" office:value="1.57142857142857">
            <text:p>1.57</text:p>
          </table:table-cell>
          <table:table-cell table:style-name="ce1091" office:value-type="string">
            <text:p>Feb.</text:p>
          </table:table-cell>
          <table:table-cell table:style-name="ce1102" table:formula="of:=SUM([.M100:.N100])/2" office:value-type="float" office:value="5500">
            <text:p>5500.00</text:p>
          </table:table-cell>
          <table:table-cell table:style-name="ce1106" table:formula="of:=[.R100]*[.V100]" office:value-type="float" office:value="5107.14285714286">
            <text:p>5,107.14</text:p>
          </table:table-cell>
          <table:table-cell table:style-name="ce1109" table:formula="of:=iferror(([.W100]-[.K100])/[.W100];0)" office:value-type="percentage" office:value="0">
            <text:p>#NOMBRE?</text:p>
          </table:table-cell>
          <table:table-cell table:style-name="ce1106" table:formula="of:=[.T100]*[.V100]" office:value-type="float" office:value="8642.85714285713">
            <text:p>8,642.86</text:p>
          </table:table-cell>
          <table:table-cell table:style-name="ce1112" table:formula="of:=iferror(([.Y100]-[.L100])/[.Y100];0)" office:value-type="percentage" office:value="0">
            <text:p>#NOMBRE?</text:p>
          </table:table-cell>
          <table:table-cell table:number-columns-repeated="998"/>
        </table:table-row>
        <table:table-row table:style-name="ro20">
          <table:table-cell table:style-name="ce864"/>
          <table:table-cell table:style-name="ce871" table:formula="of:=IF([.C101]=[.C100];[.B100]+1;1)" office:value-type="float" office:value="2">
            <text:p>2</text:p>
          </table:table-cell>
          <table:table-cell table:style-name="ce863" office:value-type="string">
            <text:p>Guadalupe</text:p>
          </table:table-cell>
          <table:table-cell table:style-name="ce870" table:formula="of:=1+[.D100]" office:value-type="float" office:value="94">
            <text:p>94</text:p>
          </table:table-cell>
          <table:table-cell table:style-name="ce871" table:formula="of:=IF([.B102]=1;[.B101];[.E102])" office:value-type="float" office:value="2">
            <text:p>2</text:p>
          </table:table-cell>
          <table:table-cell table:style-name="ce884" office:value-type="string">
            <text:p>Baja</text:p>
          </table:table-cell>
          <table:table-cell table:style-name="ce894" office:value-type="string">
            <text:p>Maíz Amarillo</text:p>
          </table:table-cell>
          <table:table-cell table:style-name="ce911" office:value-type="float" office:value="202">
            <text:p>202</text:p>
          </table:table-cell>
          <table:table-cell table:style-name="ce928" office:value-type="string">
            <text:p>Mayo- Junio</text:p>
          </table:table-cell>
          <table:table-cell table:style-name="ce939" office:value-type="string">
            <text:p>Nov.- Dic.</text:p>
          </table:table-cell>
          <table:table-cell table:style-name="ce953" office:value-type="float" office:value="6000">
            <text:p>6,000</text:p>
          </table:table-cell>
          <table:table-cell table:style-name="ce967"/>
          <table:table-cell table:style-name="ce953" office:value-type="float" office:value="9000">
            <text:p>9,000</text:p>
          </table:table-cell>
          <table:table-cell table:style-name="ce967"/>
          <table:table-cell table:style-name="ce915" office:value-type="string">
            <text:p>kg</text:p>
          </table:table-cell>
          <table:table-cell table:style-name="ce1012" office:value-type="float" office:value="0.9">
            <text:p>0.90</text:p>
          </table:table-cell>
          <table:table-cell table:style-name="ce1012" office:value-type="float" office:value="1.2">
            <text:p>1.20</text:p>
          </table:table-cell>
          <table:table-cell table:style-name="ce1043" office:value-type="float" office:value="0.77">
            <text:p>0.77</text:p>
          </table:table-cell>
          <table:table-cell table:style-name="ce1012" office:value-type="string">
            <text:p>Agos.</text:p>
          </table:table-cell>
          <table:table-cell table:style-name="ce1067" office:value-type="float" office:value="0.85">
            <text:p>0.85</text:p>
          </table:table-cell>
          <table:table-cell table:style-name="ce1086" office:value-type="string">
            <text:p>Dic.</text:p>
          </table:table-cell>
          <table:table-cell table:style-name="ce1102" table:formula="of:=SUM([.M101:.N101])/2" office:value-type="float" office:value="4500">
            <text:p>4500.00</text:p>
          </table:table-cell>
          <table:table-cell table:style-name="ce1106" table:formula="of:=[.R101]*[.V101]" office:value-type="float" office:value="3465">
            <text:p>3,465.00</text:p>
          </table:table-cell>
          <table:table-cell table:style-name="ce1109" table:formula="of:=iferror(([.W101]-[.K101])/[.W101];0)" office:value-type="percentage" office:value="0">
            <text:p>#NOMBRE?</text:p>
          </table:table-cell>
          <table:table-cell table:style-name="ce1106" table:formula="of:=[.T101]*[.V101]" office:value-type="float" office:value="3825">
            <text:p>3,825.00</text:p>
          </table:table-cell>
          <table:table-cell table:style-name="ce1112" table:formula="of:=iferror(([.Y101]-[.L101])/[.Y101];0)" office:value-type="percentage" office:value="0">
            <text:p>#NOMBRE?</text:p>
          </table:table-cell>
          <table:table-cell table:number-columns-repeated="998"/>
        </table:table-row>
        <table:table-row table:style-name="ro20">
          <table:table-cell table:style-name="ce864"/>
          <table:table-cell table:style-name="ce871" table:formula="of:=IF([.C102]=[.C101];[.B101]+1;1)" office:value-type="float" office:value="1">
            <text:p>1</text:p>
          </table:table-cell>
          <table:table-cell table:style-name="ce863" office:value-type="string">
            <text:p>Santa</text:p>
          </table:table-cell>
          <table:table-cell table:style-name="ce870" table:formula="of:=1+[.D101]" office:value-type="float" office:value="95">
            <text:p>95</text:p>
          </table:table-cell>
          <table:table-cell table:style-name="ce871" table:formula="of:=IF([.B103]=1;[.B102];[.E103])" office:value-type="float" office:value="2">
            <text:p>2</text:p>
          </table:table-cell>
          <table:table-cell table:style-name="ce881" office:value-type="string">
            <text:p>Media</text:p>
          </table:table-cell>
          <table:table-cell table:style-name="ce889" office:value-type="string">
            <text:p>Arroz</text:p>
          </table:table-cell>
          <table:table-cell table:style-name="ce913" office:value-type="float" office:value="55">
            <text:p>55</text:p>
          </table:table-cell>
          <table:table-cell table:style-name="ce923" office:value-type="string">
            <text:p>Octubre-Noviembre</text:p>
          </table:table-cell>
          <table:table-cell table:style-name="ce934" office:value-type="string">
            <text:p>Mayo-Junio</text:p>
          </table:table-cell>
          <table:table-cell table:style-name="ce954" office:value-type="float" office:value="9600">
            <text:p>9,600</text:p>
          </table:table-cell>
          <table:table-cell table:style-name="ce968"/>
          <table:table-cell table:style-name="ce954" office:value-type="float" office:value="12000">
            <text:p>12,000</text:p>
          </table:table-cell>
          <table:table-cell table:style-name="ce968"/>
          <table:table-cell table:style-name="ce914" office:value-type="string">
            <text:p>kg</text:p>
          </table:table-cell>
          <table:table-cell table:style-name="ce1014" office:value-type="float" office:value="1.8">
            <text:p>1.80</text:p>
          </table:table-cell>
          <table:table-cell table:style-name="ce1014" office:value-type="float" office:value="2">
            <text:p>2.00</text:p>
          </table:table-cell>
          <table:table-cell table:style-name="ce1046" office:value-type="float" office:value="0.9">
            <text:p>0.90</text:p>
          </table:table-cell>
          <table:table-cell table:style-name="ce1014" office:value-type="string">
            <text:p>May.</text:p>
          </table:table-cell>
          <table:table-cell table:style-name="ce1070" office:value-type="float" office:value="0.95">
            <text:p>0.95</text:p>
          </table:table-cell>
          <table:table-cell table:style-name="ce1089" office:value-type="string">
            <text:p>Jun.</text:p>
          </table:table-cell>
          <table:table-cell table:style-name="ce1102" table:formula="of:=SUM([.M102:.N102])/2" office:value-type="float" office:value="6000">
            <text:p>6000.00</text:p>
          </table:table-cell>
          <table:table-cell table:style-name="ce1106" table:formula="of:=[.R102]*[.V102]" office:value-type="float" office:value="5400">
            <text:p>5,400.00</text:p>
          </table:table-cell>
          <table:table-cell table:style-name="ce1109" table:formula="of:=iferror(([.W102]-[.K102])/[.W102];0)" office:value-type="percentage" office:value="0">
            <text:p>#NOMBRE?</text:p>
          </table:table-cell>
          <table:table-cell table:style-name="ce1106" table:formula="of:=[.T102]*[.V102]" office:value-type="float" office:value="5700">
            <text:p>5,700.00</text:p>
          </table:table-cell>
          <table:table-cell table:style-name="ce1112" table:formula="of:=iferror(([.Y102]-[.L102])/[.Y102];0)" office:value-type="percentage" office:value="0">
            <text:p>#NOMBRE?</text:p>
          </table:table-cell>
          <table:table-cell table:number-columns-repeated="998"/>
        </table:table-row>
        <table:table-row table:style-name="ro20">
          <table:table-cell table:style-name="ce864"/>
          <table:table-cell table:style-name="ce871" table:formula="of:=IF([.C103]=[.C102];[.B102]+1;1)" office:value-type="float" office:value="2">
            <text:p>2</text:p>
          </table:table-cell>
          <table:table-cell table:style-name="ce863" office:value-type="string">
            <text:p>Santa</text:p>
          </table:table-cell>
          <table:table-cell table:style-name="ce870" table:formula="of:=1+[.D102]" office:value-type="float" office:value="96">
            <text:p>96</text:p>
          </table:table-cell>
          <table:table-cell table:style-name="ce871" table:formula="of:=IF([.B104]=1;[.B103];[.E104])" office:value-type="float" office:value="2">
            <text:p>2</text:p>
          </table:table-cell>
          <table:table-cell table:style-name="ce884" office:value-type="string">
            <text:p>Media</text:p>
          </table:table-cell>
          <table:table-cell table:style-name="ce893" office:value-type="string">
            <text:p>Maíz Amarillo</text:p>
          </table:table-cell>
          <table:table-cell table:style-name="ce911" office:value-type="float" office:value="25">
            <text:p>25</text:p>
          </table:table-cell>
          <table:table-cell table:style-name="ce927" office:value-type="string">
            <text:p>Todo el año</text:p>
          </table:table-cell>
          <table:table-cell table:style-name="ce938" office:value-type="string">
            <text:p>Todo el año</text:p>
          </table:table-cell>
          <table:table-cell table:style-name="ce951" office:value-type="float" office:value="6500">
            <text:p>6,500</text:p>
          </table:table-cell>
          <table:table-cell table:style-name="ce965"/>
          <table:table-cell table:style-name="ce951" office:value-type="float" office:value="10000">
            <text:p>10,000</text:p>
          </table:table-cell>
          <table:table-cell table:style-name="ce984"/>
          <table:table-cell table:style-name="ce996" office:value-type="string">
            <text:p>kg</text:p>
          </table:table-cell>
          <table:table-cell table:style-name="ce1012" office:value-type="float" office:value="1.1">
            <text:p>1.10</text:p>
          </table:table-cell>
          <table:table-cell table:style-name="ce1012" office:value-type="float" office:value="1.2">
            <text:p>1.20</text:p>
          </table:table-cell>
          <table:table-cell table:style-name="ce1045" office:value-type="float" office:value="0.77">
            <text:p>0.77</text:p>
          </table:table-cell>
          <table:table-cell table:style-name="ce996" office:value-type="string">
            <text:p>Todo el año</text:p>
          </table:table-cell>
          <table:table-cell table:style-name="ce1069" office:value-type="float" office:value="0.85">
            <text:p>0.85</text:p>
          </table:table-cell>
          <table:table-cell table:style-name="ce1095" office:value-type="string">
            <text:p>Todo el año</text:p>
          </table:table-cell>
          <table:table-cell table:style-name="ce1102" table:formula="of:=SUM([.M103:.N103])/2" office:value-type="float" office:value="5000">
            <text:p>5000.00</text:p>
          </table:table-cell>
          <table:table-cell table:style-name="ce1106" table:formula="of:=[.R103]*[.V103]" office:value-type="float" office:value="3850">
            <text:p>3,850.00</text:p>
          </table:table-cell>
          <table:table-cell table:style-name="ce1109" table:formula="of:=iferror(([.W103]-[.K103])/[.W103];0)" office:value-type="percentage" office:value="0">
            <text:p>#NOMBRE?</text:p>
          </table:table-cell>
          <table:table-cell table:style-name="ce1106" table:formula="of:=[.T103]*[.V103]" office:value-type="float" office:value="4250">
            <text:p>4,250.00</text:p>
          </table:table-cell>
          <table:table-cell table:style-name="ce1112" table:formula="of:=iferror(([.Y103]-[.L103])/[.Y103];0)" office:value-type="percentage" office:value="0">
            <text:p>#NOMBRE?</text:p>
          </table:table-cell>
          <table:table-cell table:number-columns-repeated="998"/>
        </table:table-row>
        <table:table-row table:style-name="ro20">
          <table:table-cell table:style-name="ce865"/>
          <table:table-cell table:style-name="ce871" table:formula="of:=IF([.C104]=[.C103];[.B103]+1;1)" office:value-type="float" office:value="1">
            <text:p>1</text:p>
          </table:table-cell>
          <table:table-cell table:style-name="ce863" office:value-type="string">
            <text:p>Sayan</text:p>
          </table:table-cell>
          <table:table-cell table:style-name="ce870" table:formula="of:=1+[.D103]" office:value-type="float" office:value="97">
            <text:p>97</text:p>
          </table:table-cell>
          <table:table-cell table:style-name="ce871" table:formula="of:=IF(OR([.B105]=1;[.B105]=&quot;&quot;);[.B104];#ref!))" office:value-type="string" office:string-value="Err:508">
            <text:p>Err:508</text:p>
          </table:table-cell>
          <table:table-cell table:style-name="ce882" office:value-type="string">
            <text:p>Media</text:p>
          </table:table-cell>
          <table:table-cell table:style-name="ce890" office:value-type="string">
            <text:p>Maíz Amarillo</text:p>
          </table:table-cell>
          <table:table-cell table:style-name="ce917" office:value-type="float" office:value="68">
            <text:p>68</text:p>
          </table:table-cell>
          <table:table-cell table:style-name="ce924" office:value-type="string">
            <text:p>Todo el año</text:p>
          </table:table-cell>
          <table:table-cell table:style-name="ce935" office:value-type="string">
            <text:p>Todo el año</text:p>
          </table:table-cell>
          <table:table-cell table:style-name="ce949" office:value-type="float" office:value="6500">
            <text:p>6,500</text:p>
          </table:table-cell>
          <table:table-cell table:style-name="ce963"/>
          <table:table-cell table:style-name="ce949" office:value-type="float" office:value="10000">
            <text:p>10,000</text:p>
          </table:table-cell>
          <table:table-cell table:style-name="ce982"/>
          <table:table-cell table:style-name="ce1001" office:value-type="string">
            <text:p>kg</text:p>
          </table:table-cell>
          <table:table-cell table:style-name="ce1025" office:value-type="float" office:value="1.1">
            <text:p>1.10</text:p>
          </table:table-cell>
          <table:table-cell table:style-name="ce1025" office:value-type="float" office:value="1.2">
            <text:p>1.20</text:p>
          </table:table-cell>
          <table:table-cell table:style-name="ce1054" office:value-type="float" office:value="0.77">
            <text:p>0.77</text:p>
          </table:table-cell>
          <table:table-cell table:style-name="ce1001" office:value-type="string">
            <text:p>Todo el año</text:p>
          </table:table-cell>
          <table:table-cell table:style-name="ce1077" office:value-type="float" office:value="0.85">
            <text:p>0.85</text:p>
          </table:table-cell>
          <table:table-cell table:style-name="ce1096" office:value-type="string">
            <text:p>Todo el año</text:p>
          </table:table-cell>
          <table:table-cell table:style-name="ce1102" table:formula="of:=SUM([.M104:.N104])/2" office:value-type="float" office:value="5000">
            <text:p>5000.00</text:p>
          </table:table-cell>
          <table:table-cell table:style-name="ce1106" table:formula="of:=[.R104]*[.V104]" office:value-type="float" office:value="3850">
            <text:p>3,850.00</text:p>
          </table:table-cell>
          <table:table-cell table:style-name="ce1109" table:formula="of:=iferror(([.W104]-[.K104])/[.W104];0)" office:value-type="percentage" office:value="0">
            <text:p>#NOMBRE?</text:p>
          </table:table-cell>
          <table:table-cell table:style-name="ce1106" table:formula="of:=[.T104]*[.V104]" office:value-type="float" office:value="4250">
            <text:p>4,250.00</text:p>
          </table:table-cell>
          <table:table-cell table:style-name="ce1112" table:formula="of:=iferror(([.Y104]-[.L104])/[.Y104];0)" office:value-type="percentage" office:value="0">
            <text:p>#NOMBRE?</text:p>
          </table:table-cell>
          <table:table-cell table:number-columns-repeated="998"/>
        </table:table-row>
        <table:table-row table:style-name="ro20">
          <table:table-cell/>
          <table:table-cell table:style-name="ce871" table:formula="of:=IF([.C105]=[.C104];[.B104]+1;1)" office:value-type="float" office:value="2">
            <text:p>2</text:p>
          </table:table-cell>
          <table:table-cell table:style-name="ce863" office:value-type="string">
            <text:p>Sayan</text:p>
          </table:table-cell>
          <table:table-cell table:number-columns-repeated="2"/>
          <table:table-cell table:style-name="ce883" office:value-type="string">
            <text:p>Baja</text:p>
          </table:table-cell>
          <table:table-cell table:style-name="ce891" office:value-type="string">
            <text:p>Palto</text:p>
          </table:table-cell>
          <table:table-cell table:style-name="ce910" office:value-type="float" office:value="10">
            <text:p>10</text:p>
          </table:table-cell>
          <table:table-cell table:style-name="ce925" office:value-type="string">
            <text:p>Agosto - Setiembre</text:p>
          </table:table-cell>
          <table:table-cell table:style-name="ce936" office:value-type="string">
            <text:p>Mayo - Junio</text:p>
          </table:table-cell>
          <table:table-cell table:style-name="ce909" office:value-type="float" office:value="6000">
            <text:p>6,000</text:p>
          </table:table-cell>
          <table:table-cell table:style-name="ce969"/>
          <table:table-cell table:style-name="ce952" office:value-type="float" office:value="8000">
            <text:p>8,000</text:p>
          </table:table-cell>
          <table:table-cell table:style-name="ce969"/>
          <table:table-cell table:style-name="ce1002" office:value-type="string">
            <text:p>kg</text:p>
          </table:table-cell>
          <table:table-cell table:style-name="ce1011" office:value-type="float" office:value="2">
            <text:p>2.00</text:p>
          </table:table-cell>
          <table:table-cell table:style-name="ce1011" office:value-type="float" office:value="2.3">
            <text:p>2.30</text:p>
          </table:table-cell>
          <table:table-cell table:style-name="ce1042" office:value-type="float" office:value="1.8">
            <text:p>1.80</text:p>
          </table:table-cell>
          <table:table-cell table:style-name="ce1016" office:value-type="string">
            <text:p>May.</text:p>
          </table:table-cell>
          <table:table-cell table:style-name="ce1066" office:value-type="float" office:value="2">
            <text:p>2.00</text:p>
          </table:table-cell>
          <table:table-cell table:style-name="ce1085" office:value-type="string">
            <text:p>Jun.</text:p>
          </table:table-cell>
          <table:table-cell table:style-name="ce1102" table:formula="of:=SUM([.M105:.N105])/2" office:value-type="float" office:value="4000">
            <text:p>4000.00</text:p>
          </table:table-cell>
          <table:table-cell table:style-name="ce1106" table:formula="of:=[.R105]*[.V105]" office:value-type="float" office:value="7200">
            <text:p>7,200.00</text:p>
          </table:table-cell>
          <table:table-cell table:style-name="ce1109" table:formula="of:=iferror(([.W105]-[.K105])/[.W105];0)" office:value-type="percentage" office:value="0">
            <text:p>#NOMBRE?</text:p>
          </table:table-cell>
          <table:table-cell table:style-name="ce1106" table:formula="of:=[.T105]*[.V105]" office:value-type="float" office:value="8000">
            <text:p>8,000.00</text:p>
          </table:table-cell>
          <table:table-cell table:style-name="ce1112" table:formula="of:=iferror(([.Y105]-[.L105])/[.Y105];0)" office:value-type="percentage" office:value="0">
            <text:p>#NOMBRE?</text:p>
          </table:table-cell>
          <table:table-cell table:number-columns-repeated="998"/>
        </table:table-row>
        <table:table-row table:style-name="ro20" table:number-rows-repeated="8">
          <table:table-cell table:number-columns-repeated="1024"/>
        </table:table-row>
        <table:table-row table:style-name="ro20">
          <table:table-cell table:number-columns-repeated="10"/>
          <table:table-cell table:formula="of:=OFFSET([.K113];1;2;1;2)" office:value-type="float" office:value="0">
            <text:p>#VALOR!</text:p>
          </table:table-cell>
          <table:table-cell office:value-type="string">
            <text:p>e</text:p>
          </table:table-cell>
          <table:table-cell office:value-type="string">
            <text:p>w</text:p>
          </table:table-cell>
          <table:table-cell/>
          <table:table-cell/>
          <table:table-cell table:number-columns-repeated="4"/>
          <table:table-cell table:style-name="ce1078"/>
          <table:table-cell table:number-columns-repeated="1004"/>
        </table:table-row>
        <table:table-row table:style-name="ro20">
          <table:table-cell table:number-columns-repeated="14"/>
          <table:table-cell table:formula="of:=CELL(&quot;address&quot;;[.O114])" office:value-type="string" office:string-value="$O$114">
            <text:p>$O$114</text:p>
          </table:table-cell>
          <table:table-cell table:formula="of:=CELL(&quot;col&quot;;[.O115])" office:value-type="float" office:value="15">
            <text:p>15</text:p>
          </table:table-cell>
          <table:table-cell table:number-columns-repeated="1008"/>
        </table:table-row>
        <table:table-row table:style-name="ro20">
          <table:table-cell table:number-columns-repeated="6"/>
          <table:table-cell table:formula="of:=buscarv" office:value-type="float" office:value="0">
            <text:p>#NOMBRE?</text:p>
          </table:table-cell>
          <table:table-cell table:number-columns-repeated="9"/>
          <table:table-cell table:formula="of:=COLUMN([.O115])" office:value-type="float" office:value="15">
            <text:p>15</text:p>
          </table:table-cell>
          <table:table-cell table:number-columns-repeated="1007"/>
        </table:table-row>
        <table:table-row table:style-name="ro20">
          <table:table-cell table:number-columns-repeated="1024"/>
        </table:table-row>
        <table:table-row table:style-name="ro20">
          <table:table-cell table:number-columns-repeated="10"/>
          <table:table-cell table:style-name="ce956" office:value-type="string">
            <text:p>Arroz</text:p>
          </table:table-cell>
          <table:table-cell table:number-columns-repeated="1013"/>
        </table:table-row>
        <table:table-row table:style-name="ro20" table:number-rows-repeated="1048457">
          <table:table-cell table:number-columns-repeated="1024"/>
        </table:table-row>
        <table:table-row table:style-name="ro20">
          <table:table-cell table:number-columns-repeated="1024"/>
        </table:table-row>
        <table:named-expressions>
          <table:named-range table:name="_xlnm._FilterDatabase" table:base-cell-address="$Solicitud.$A$1" table:cell-range-address="$'data cultivos'.$C$3:.$C$104"/>
        </table:named-expressions>
      </table:table>
      <table:table table:name="Flujo de Caja" table:style-name="ta12" table:protected="true" table:protection-key="SRHRxIDGJND2MU3nHPqWhLsZ1+Y=" table:print="false">
        <office:forms form:automatic-focus="false" form:apply-design-mode="false"/>
        <table:table-column table:style-name="co110" table:visibility="collapse" table:default-cell-style-name="ce1118"/>
        <table:table-column table:style-name="co111" table:default-cell-style-name="ce1118"/>
        <table:table-column table:style-name="co112" table:default-cell-style-name="ce1118"/>
        <table:table-column table:style-name="co13" table:number-columns-repeated="8" table:default-cell-style-name="ce1118"/>
        <table:table-column table:style-name="co113" table:default-cell-style-name="ce1118"/>
        <table:table-column table:style-name="co13" table:number-columns-repeated="8" table:default-cell-style-name="ce1118"/>
        <table:table-column table:style-name="co114" table:number-columns-repeated="32" table:default-cell-style-name="ce1118"/>
        <table:table-column table:style-name="co115" table:default-cell-style-name="ce1118"/>
        <table:table-column table:style-name="co39" table:number-columns-repeated="971" table:default-cell-style-name="ce1118"/>
        <table:table-row table:style-name="ro21">
          <table:table-cell table:number-columns-repeated="14"/>
          <table:table-cell table:style-name="ce1137" table:number-columns-repeated="39"/>
          <table:table-cell table:number-columns-repeated="971"/>
        </table:table-row>
        <table:table-row table:style-name="ro22">
          <table:table-cell/>
          <table:table-cell table:style-name="ce1121" office:value-type="string" table:number-columns-spanned="13" table:number-rows-spanned="1">
            <text:p>FLUJO DE CAJA PROYECTADO</text:p>
          </table:table-cell>
          <table:covered-table-cell table:number-columns-repeated="12" table:style-name="ce1121"/>
          <table:table-cell table:style-name="ce1137" table:number-columns-repeated="39"/>
          <table:table-cell table:number-columns-repeated="971"/>
        </table:table-row>
        <table:table-row table:style-name="ro7">
          <table:table-cell/>
          <table:table-cell table:style-name="ce1122" office:value-type="string" table:number-columns-spanned="2" table:number-rows-spanned="1">
            <text:p>Cliente</text:p>
          </table:table-cell>
          <table:covered-table-cell table:style-name="ce1125"/>
          <table:table-cell table:style-name="ce1129" table:formula="of:=IF(=&quot;&quot;;&quot;&quot;;)" office:value-type="float" office:value="0" table:number-columns-spanned="6" table:number-rows-spanned="1">
            <text:p>#NOMBRE?</text:p>
          </table:table-cell>
          <table:covered-table-cell table:number-columns-repeated="5" table:style-name="ce1135"/>
          <table:table-cell table:number-columns-repeated="7"/>
          <table:table-cell table:style-name="ce1136"/>
          <table:table-cell table:style-name="ce1137" table:number-columns-repeated="16"/>
          <table:table-cell table:style-name="ce1136"/>
          <table:table-cell table:number-columns-repeated="990"/>
        </table:table-row>
        <table:table-row table:style-name="ro7">
          <table:table-cell/>
          <table:table-cell table:style-name="ce1122" office:value-type="string" table:number-columns-spanned="2" table:number-rows-spanned="1">
            <text:p>Monto total a financiar</text:p>
          </table:table-cell>
          <table:covered-table-cell table:style-name="ce1122"/>
          <table:table-cell table:style-name="ce1129" office:value-type="float" office:value="50000" table:number-columns-spanned="2" table:number-rows-spanned="1">
            <text:p>50,000.00</text:p>
          </table:table-cell>
          <table:covered-table-cell table:style-name="ce1135"/>
          <table:table-cell table:style-name="ce1122" office:value-type="string">
            <text:p>TEA</text:p>
          </table:table-cell>
          <table:table-cell table:style-name="ce1129" table:formula="of:=[$Solicitud.H40]" office:value-type="float" office:value="0.12">
            <text:p>0.12</text:p>
          </table:table-cell>
          <table:table-cell table:style-name="ce1122" office:value-type="string">
            <text:p>TEM</text:p>
          </table:table-cell>
          <table:table-cell table:style-name="ce1129" table:formula="of:=[$Solicitud.I40]" office:value-type="float" office:value="0.00948879293458305">
            <text:p>0.01</text:p>
          </table:table-cell>
          <table:table-cell table:number-columns-repeated="7"/>
          <table:table-cell table:style-name="ce1136"/>
          <table:table-cell table:style-name="ce1137" table:number-columns-repeated="16"/>
          <table:table-cell table:style-name="ce1136"/>
          <table:table-cell table:style-name="ce1138"/>
          <table:table-cell table:style-name="ce1140"/>
          <table:table-cell table:number-columns-repeated="988"/>
        </table:table-row>
        <table:table-row table:style-name="ro7">
          <table:table-cell/>
          <table:table-cell table:style-name="ce1122" office:value-type="string" table:number-columns-spanned="2" table:number-rows-spanned="1">
            <text:p>Fecha de Desembolso</text:p>
          </table:table-cell>
          <table:covered-table-cell table:style-name="ce1125"/>
          <table:table-cell table:style-name="ce1129" table:formula="of:=[$Solicitud.I5]" office:value-type="float" office:value="41699" table:number-columns-spanned="2" table:number-rows-spanned="1">
            <text:p>41,699.00</text:p>
          </table:table-cell>
          <table:covered-table-cell table:style-name="ce1129"/>
          <table:table-cell table:style-name="ce1122" office:value-type="string" table:number-columns-spanned="2" table:number-rows-spanned="1">
            <text:p>PLAZO</text:p>
          </table:table-cell>
          <table:covered-table-cell table:style-name="ce1122"/>
          <table:table-cell table:style-name="ce1129" table:formula="of:=[$Solicitud.F42]" office:value-type="float" office:value="41939" table:number-columns-spanned="2" table:number-rows-spanned="1">
            <text:p>41,939.00</text:p>
          </table:table-cell>
          <table:covered-table-cell table:style-name="ce1135"/>
          <table:table-cell table:number-columns-repeated="7"/>
          <table:table-cell table:style-name="ce1136"/>
          <table:table-cell table:style-name="ce1137" table:number-columns-repeated="16"/>
          <table:table-cell table:style-name="ce1136"/>
          <table:table-cell table:style-name="ce1139"/>
          <table:table-cell table:number-columns-repeated="989"/>
        </table:table-row>
        <table:table-row table:style-name="ro4">
          <table:table-cell table:number-columns-repeated="10"/>
          <table:table-cell table:style-name="ce1136" table:number-columns-repeated="2"/>
          <table:table-cell table:style-name="ce1137"/>
          <table:table-cell table:style-name="ce1136" table:number-columns-repeated="2"/>
          <table:table-cell table:style-name="ce1137" table:number-columns-repeated="18"/>
          <table:table-cell table:style-name="ce1136"/>
          <table:table-cell table:style-name="ce1139"/>
          <table:table-cell table:number-columns-repeated="989"/>
        </table:table-row>
        <table:table-row table:style-name="ro23">
          <table:table-cell table:style-name="ce1119"/>
          <table:table-cell table:style-name="ce1123" office:value-type="string" table:number-columns-spanned="2" table:number-rows-spanned="1">
            <text:p>FECHA</text:p>
          </table:table-cell>
          <table:covered-table-cell table:style-name="ce1126"/>
          <table:table-cell table:style-name="ce1130" office:value-type="float" office:value="41699">
            <text:p>41699</text:p>
          </table:table-cell>
          <table:table-cell table:style-name="ce1130" office:value-type="float" office:value="41730">
            <text:p>41730</text:p>
          </table:table-cell>
          <table:table-cell table:style-name="ce1130" office:value-type="float" office:value="41760">
            <text:p>41760</text:p>
          </table:table-cell>
          <table:table-cell table:style-name="ce1130" office:value-type="float" office:value="41791">
            <text:p>41791</text:p>
          </table:table-cell>
          <table:table-cell table:style-name="ce1130" office:value-type="float" office:value="41821">
            <text:p>41821</text:p>
          </table:table-cell>
          <table:table-cell table:style-name="ce1130" office:value-type="float" office:value="41852">
            <text:p>41852</text:p>
          </table:table-cell>
          <table:table-cell table:style-name="ce1130" office:value-type="float" office:value="41883">
            <text:p>41883</text:p>
          </table:table-cell>
          <table:table-cell table:style-name="ce1130" office:value-type="float" office:value="41913">
            <text:p>41913</text:p>
          </table:table-cell>
          <table:table-cell table:number-columns-repeated="1013"/>
        </table:table-row>
        <table:table-row table:style-name="ro3">
          <table:table-cell table:style-name="ce1120"/>
          <table:table-cell table:style-name="ce1124" table:formula="of:=CONCATENATE(&quot;Venta de &quot;;['Evaluación Cuantitativa'.B10])" office:value-type="string" office:string-value="Venta de ">
            <text:p>Venta de </text:p>
          </table:table-cell>
          <table:table-cell table:style-name="ce1127"/>
          <table:table-cell table:number-columns-repeated="8" table:style-name="ce1131" office:value-type="float" office:value="0">
            <text:p>0</text:p>
          </table:table-cell>
          <table:table-cell table:number-columns-repeated="1013"/>
        </table:table-row>
        <table:table-row table:style-name="ro3" table:visibility="collapse">
          <table:table-cell table:style-name="ce1120"/>
          <table:table-cell table:style-name="ce1124" table:formula="of:=CONCATENATE(&quot;Venta de &quot;;['Evaluación Cuantitativa'.B11])" office:value-type="string" office:string-value="Venta de ">
            <text:p>Venta de </text:p>
          </table:table-cell>
          <table:table-cell table:style-name="ce1127"/>
          <table:table-cell table:number-columns-repeated="8" table:style-name="ce1131" office:value-type="float" office:value="0">
            <text:p>0</text:p>
          </table:table-cell>
          <table:table-cell table:number-columns-repeated="1013"/>
        </table:table-row>
        <table:table-row table:style-name="ro3" table:visibility="collapse">
          <table:table-cell table:style-name="ce1120"/>
          <table:table-cell table:style-name="ce1124" table:formula="of:=CONCATENATE(&quot;Venta de &quot;;['Evaluación Cuantitativa'.B12])" office:value-type="string" office:string-value="Venta de ">
            <text:p>Venta de </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table:formula="of:=CONCATENATE(&quot;Otras Ventas:  &quot;;['Evaluación Cuantitativa'.B16])" office:value-type="string" office:string-value="Otras Ventas:  ">
            <text:p>Otras Ventas: <text: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table:formula="of:=CONCATENATE(&quot;Otras Ventas:  &quot;;['Evaluación Cuantitativa'.B17])" office:value-type="string" office:string-value="Otras Ventas:  ">
            <text:p>Otras Ventas: <text: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Otras Ventas Pecuarias de A. Mayore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Otras Ventas Pecuarias de A, Menore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TOTAL DE INGRESOS</text:p>
          </table:table-cell>
          <table:table-cell table:style-name="ce1127"/>
          <table:table-cell table:style-name="ce1130" table:formula="of:=SUM([.D8:.D14])" office:value-type="float" office:value="0">
            <text:p>0</text:p>
          </table:table-cell>
          <table:table-cell table:style-name="ce1130" table:formula="of:=SUM([.E8:.E14])" office:value-type="float" office:value="0">
            <text:p>0</text:p>
          </table:table-cell>
          <table:table-cell table:style-name="ce1130" table:formula="of:=SUM([.F8:.F14])" office:value-type="float" office:value="0">
            <text:p>0</text:p>
          </table:table-cell>
          <table:table-cell table:style-name="ce1130" table:formula="of:=SUM([.G8:.G14])" office:value-type="float" office:value="0">
            <text:p>0</text:p>
          </table:table-cell>
          <table:table-cell table:style-name="ce1130" table:formula="of:=SUM([.H8:.H14])" office:value-type="float" office:value="0">
            <text:p>0</text:p>
          </table:table-cell>
          <table:table-cell table:style-name="ce1130" table:formula="of:=SUM([.I8:.I14])" office:value-type="float" office:value="0">
            <text:p>0</text:p>
          </table:table-cell>
          <table:table-cell table:style-name="ce1130" table:formula="of:=SUM([.J8:.J14])" office:value-type="float" office:value="0">
            <text:p>0</text:p>
          </table:table-cell>
          <table:table-cell table:style-name="ce1130" table:formula="of:=SUM([.K8:.K14])" office:value-type="float" office:value="0">
            <text:p>0</text:p>
          </table:table-cell>
          <table:table-cell table:number-columns-repeated="1013"/>
        </table:table-row>
        <table:table-row table:style-name="ro3">
          <table:table-cell table:style-name="ce1120"/>
          <table:table-cell table:style-name="ce1124" office:value-type="string">
            <text:p><text:s/>- MOD</text:p>
          </table:table-cell>
          <table:table-cell table:style-name="ce1127"/>
          <table:table-cell table:number-columns-repeated="8" table:style-name="ce1131" office:value-type="float" office:value="0">
            <text:p>0</text:p>
          </table:table-cell>
          <table:table-cell table:number-columns-repeated="1013"/>
        </table:table-row>
        <table:table-row table:style-name="ro13">
          <table:table-cell table:style-name="ce1120"/>
          <table:table-cell table:style-name="ce1124" office:value-type="string">
            <text:p><text:s/>- Maquinaria</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text:s/>- Insumo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text:s/>- Gastos Generales (Imprevisto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table:formula="of:=CONCATENATE(&quot;Otros Egresos (&quot;;['Evaluación Cuantitativa'.B16];&quot;)&quot;)" office:value-type="string" office:string-value="Otros Egresos ()">
            <text:p>Otros Egresos ()</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table:formula="of:=CONCATENATE(&quot;Otros Egresos (&quot;;['Evaluación Cuantitativa'.B17];&quot;)&quot;)" office:value-type="string" office:string-value="Otros Egresos ()">
            <text:p>Otros Egresos ()</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Otros Egresos Pecuarios (A. Mayore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Otros Egresos Pecuarios (A. Menores)</text:p>
          </table:table-cell>
          <table:table-cell table:style-name="ce1127"/>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TOTAL EGRESOS</text:p>
          </table:table-cell>
          <table:table-cell table:style-name="ce1123"/>
          <table:table-cell table:style-name="ce1130" table:formula="of:=SUM([.D16:.D23])" office:value-type="float" office:value="0">
            <text:p>0</text:p>
          </table:table-cell>
          <table:table-cell table:style-name="ce1130" table:formula="of:=SUM([.E16:.E23])" office:value-type="float" office:value="0">
            <text:p>0</text:p>
          </table:table-cell>
          <table:table-cell table:style-name="ce1130" table:formula="of:=SUM([.F16:.F23])" office:value-type="float" office:value="0">
            <text:p>0</text:p>
          </table:table-cell>
          <table:table-cell table:style-name="ce1130" table:formula="of:=SUM([.G16:.G23])" office:value-type="float" office:value="0">
            <text:p>0</text:p>
          </table:table-cell>
          <table:table-cell table:style-name="ce1130" table:formula="of:=SUM([.H16:.H23])" office:value-type="float" office:value="0">
            <text:p>0</text:p>
          </table:table-cell>
          <table:table-cell table:style-name="ce1130" table:formula="of:=SUM([.I16:.I23])" office:value-type="float" office:value="0">
            <text:p>0</text:p>
          </table:table-cell>
          <table:table-cell table:style-name="ce1130" table:formula="of:=SUM([.J16:.J23])" office:value-type="float" office:value="0">
            <text:p>0</text:p>
          </table:table-cell>
          <table:table-cell table:style-name="ce1130" table:formula="of:=SUM([.K16:.K23])" office:value-type="float" office:value="0">
            <text:p>0</text:p>
          </table:table-cell>
          <table:table-cell table:number-columns-repeated="1013"/>
        </table:table-row>
        <table:table-row table:style-name="ro3">
          <table:table-cell table:style-name="ce1120"/>
          <table:table-cell table:style-name="ce1124" office:value-type="string">
            <text:p>SALDO BRUTO</text:p>
          </table:table-cell>
          <table:table-cell table:style-name="ce1123"/>
          <table:table-cell table:style-name="ce1130" table:formula="of:=[.D24]-[.D15]" office:value-type="float" office:value="0">
            <text:p>0</text:p>
          </table:table-cell>
          <table:table-cell table:style-name="ce1130" table:formula="of:=[.E24]-[.E15]" office:value-type="float" office:value="0">
            <text:p>0</text:p>
          </table:table-cell>
          <table:table-cell table:style-name="ce1130" table:formula="of:=[.F24]-[.F15]" office:value-type="float" office:value="0">
            <text:p>0</text:p>
          </table:table-cell>
          <table:table-cell table:style-name="ce1130" table:formula="of:=[.G24]-[.G15]" office:value-type="float" office:value="0">
            <text:p>0</text:p>
          </table:table-cell>
          <table:table-cell table:style-name="ce1130" table:formula="of:=[.H24]-[.H15]" office:value-type="float" office:value="0">
            <text:p>0</text:p>
          </table:table-cell>
          <table:table-cell table:style-name="ce1130" table:formula="of:=[.I24]-[.I15]" office:value-type="float" office:value="0">
            <text:p>0</text:p>
          </table:table-cell>
          <table:table-cell table:style-name="ce1130" table:formula="of:=[.J24]-[.J15]" office:value-type="float" office:value="0">
            <text:p>0</text:p>
          </table:table-cell>
          <table:table-cell table:style-name="ce1130" table:formula="of:=[.K24]-[.K15]" office:value-type="float" office:value="0">
            <text:p>0</text:p>
          </table:table-cell>
          <table:table-cell table:number-columns-repeated="1013"/>
        </table:table-row>
        <table:table-row table:style-name="ro3">
          <table:table-cell table:style-name="ce1120"/>
          <table:table-cell table:style-name="ce1124" office:value-type="string">
            <text:p>Otros Gastos</text:p>
          </table:table-cell>
          <table:table-cell table:style-name="ce1128"/>
          <table:table-cell table:number-columns-repeated="8" office:value-type="float" office:value="0">
            <text:p>0</text:p>
          </table:table-cell>
          <table:table-cell table:number-columns-repeated="1013"/>
        </table:table-row>
        <table:table-row table:style-name="ro3">
          <table:table-cell table:style-name="ce1120"/>
          <table:table-cell table:style-name="ce1124" office:value-type="string">
            <text:p>Obligaciones Agricolas</text:p>
          </table:table-cell>
          <table:table-cell table:style-name="ce1128"/>
          <table:table-cell table:number-columns-repeated="8" table:style-name="ce1131" office:value-type="float" office:value="0">
            <text:p>0</text:p>
          </table:table-cell>
          <table:table-cell table:number-columns-repeated="1013"/>
        </table:table-row>
        <table:table-row table:style-name="ro3">
          <table:table-cell table:style-name="ce1120"/>
          <table:table-cell table:style-name="ce1124" office:value-type="string">
            <text:p>SALDO NETO</text:p>
          </table:table-cell>
          <table:table-cell table:style-name="ce1123"/>
          <table:table-cell table:style-name="ce1130" table:formula="of:=[.D25]-[.D26]-[.D27]" office:value-type="float" office:value="0">
            <text:p>0</text:p>
          </table:table-cell>
          <table:table-cell table:style-name="ce1130" table:formula="of:=[.E25]-[.E26]-[.E27]" office:value-type="float" office:value="0">
            <text:p>0</text:p>
          </table:table-cell>
          <table:table-cell table:style-name="ce1130" table:formula="of:=[.F25]-[.F26]-[.F27]" office:value-type="float" office:value="0">
            <text:p>0</text:p>
          </table:table-cell>
          <table:table-cell table:style-name="ce1130" table:formula="of:=[.G25]-[.G26]-[.G27]" office:value-type="float" office:value="0">
            <text:p>0</text:p>
          </table:table-cell>
          <table:table-cell table:style-name="ce1130" table:formula="of:=[.H25]-[.H26]-[.H27]" office:value-type="float" office:value="0">
            <text:p>0</text:p>
          </table:table-cell>
          <table:table-cell table:style-name="ce1130" table:formula="of:=[.I25]-[.I26]-[.I27]" office:value-type="float" office:value="0">
            <text:p>0</text:p>
          </table:table-cell>
          <table:table-cell table:style-name="ce1130" table:formula="of:=[.J25]-[.J26]-[.J27]" office:value-type="float" office:value="0">
            <text:p>0</text:p>
          </table:table-cell>
          <table:table-cell table:style-name="ce1130" table:formula="of:=[.K25]-[.K26]-[.K27]" office:value-type="float" office:value="0">
            <text:p>0</text:p>
          </table:table-cell>
          <table:table-cell table:number-columns-repeated="1013"/>
        </table:table-row>
        <table:table-row table:style-name="ro3">
          <table:table-cell table:style-name="ce1120"/>
          <table:table-cell table:style-name="ce1124" office:value-type="string">
            <text:p>OTROS INGRESOS</text:p>
          </table:table-cell>
          <table:table-cell table:style-name="ce1128"/>
          <table:table-cell table:style-name="ce1131"/>
          <table:table-cell table:number-columns-repeated="7" table:style-name="ce1131" office:value-type="float" office:value="0">
            <text:p>0</text:p>
          </table:table-cell>
          <table:table-cell table:number-columns-repeated="1013"/>
        </table:table-row>
        <table:table-row table:style-name="ro8">
          <table:table-cell table:style-name="ce1120"/>
          <table:table-cell table:style-name="ce1124" office:value-type="string">
            <text:p>Gastos familiares <text:span text:style-name="T2">(+ deuda Fam.)</text:span></text:p>
          </table:table-cell>
          <table:table-cell table:style-name="ce1128"/>
          <table:table-cell table:style-name="ce1131"/>
          <table:table-cell table:number-columns-repeated="7" table:style-name="ce1131" office:value-type="float" office:value="0">
            <text:p>0</text:p>
          </table:table-cell>
          <table:table-cell table:number-columns-repeated="1013"/>
        </table:table-row>
        <table:table-row table:style-name="ro3">
          <table:table-cell table:style-name="ce1120"/>
          <table:table-cell table:style-name="ce1124" office:value-type="string">
            <text:p>SALDO DEL MES ANTES DEL CRÉDITO</text:p>
          </table:table-cell>
          <table:table-cell table:style-name="ce1123"/>
          <table:table-cell table:style-name="ce1130" table:formula="of:=[.D28]+[.D29]-[.D30]" office:value-type="float" office:value="0">
            <text:p>0</text:p>
          </table:table-cell>
          <table:table-cell table:style-name="ce1130" table:formula="of:=[.E28]+[.E29]-[.E30]" office:value-type="float" office:value="0">
            <text:p>0</text:p>
          </table:table-cell>
          <table:table-cell table:style-name="ce1130" table:formula="of:=[.F28]+[.F29]-[.F30]" office:value-type="float" office:value="0">
            <text:p>0</text:p>
          </table:table-cell>
          <table:table-cell table:style-name="ce1130" table:formula="of:=[.G28]+[.G29]-[.G30]" office:value-type="float" office:value="0">
            <text:p>0</text:p>
          </table:table-cell>
          <table:table-cell table:style-name="ce1130" table:formula="of:=[.H28]+[.H29]-[.H30]" office:value-type="float" office:value="0">
            <text:p>0</text:p>
          </table:table-cell>
          <table:table-cell table:style-name="ce1130" table:formula="of:=[.I28]+[.I29]-[.I30]" office:value-type="float" office:value="0">
            <text:p>0</text:p>
          </table:table-cell>
          <table:table-cell table:style-name="ce1130" table:formula="of:=[.J28]+[.J29]-[.J30]" office:value-type="float" office:value="0">
            <text:p>0</text:p>
          </table:table-cell>
          <table:table-cell table:style-name="ce1130" table:formula="of:=[.K28]+[.K29]-[.K30]" office:value-type="float" office:value="0">
            <text:p>0</text:p>
          </table:table-cell>
          <table:table-cell table:number-columns-repeated="1013"/>
        </table:table-row>
        <table:table-row table:style-name="ro3">
          <table:table-cell table:style-name="ce1119"/>
          <table:table-cell table:style-name="ce1124" office:value-type="string">
            <text:p>FLUJO SIN CREDITO CON SALDO INICIAL</text:p>
          </table:table-cell>
          <table:table-cell table:style-name="ce1127"/>
          <table:table-cell table:style-name="ce1130" table:formula="of:=[$'Evaluación Cuantitativa'.W8] + [$'Flujo de Caja'.D31]" office:value-type="float" office:value="0">
            <text:p>0</text:p>
          </table:table-cell>
          <table:table-cell table:style-name="ce1130" table:formula="of:=[.E31]+[.D32]" office:value-type="float" office:value="0">
            <text:p>0</text:p>
          </table:table-cell>
          <table:table-cell table:style-name="ce1130" table:formula="of:=[.F31]+[.E32]" office:value-type="float" office:value="0">
            <text:p>0</text:p>
          </table:table-cell>
          <table:table-cell table:style-name="ce1130" table:formula="of:=[.G31]+[.F32]" office:value-type="float" office:value="0">
            <text:p>0</text:p>
          </table:table-cell>
          <table:table-cell table:style-name="ce1130" table:formula="of:=[.H31]+[.G32]" office:value-type="float" office:value="0">
            <text:p>0</text:p>
          </table:table-cell>
          <table:table-cell table:style-name="ce1130" table:formula="of:=[.I31]+[.H32]" office:value-type="float" office:value="0">
            <text:p>0</text:p>
          </table:table-cell>
          <table:table-cell table:style-name="ce1130" table:formula="of:=[.J31]+[.I32]" office:value-type="float" office:value="0">
            <text:p>0</text:p>
          </table:table-cell>
          <table:table-cell table:style-name="ce1130" table:formula="of:=[.K31]+[.J32]" office:value-type="float" office:value="0">
            <text:p>0</text:p>
          </table:table-cell>
          <table:table-cell table:number-columns-repeated="1013"/>
        </table:table-row>
        <table:table-row table:style-name="ro3">
          <table:table-cell table:style-name="ce1119"/>
          <table:table-cell table:style-name="ce1124" office:value-type="string">
            <text:p>FECHA DE DESEMBOLSO Y PAGOS</text:p>
          </table:table-cell>
          <table:table-cell table:style-name="ce1127"/>
          <table:table-cell table:style-name="ce1132" table:number-columns-repeated="8"/>
          <table:table-cell table:number-columns-repeated="1013"/>
        </table:table-row>
        <table:table-row table:style-name="ro3">
          <table:table-cell table:style-name="ce1119"/>
          <table:table-cell table:style-name="ce1124" office:value-type="string">
            <text:p>DESEMBOLSO</text:p>
          </table:table-cell>
          <table:table-cell table:style-name="ce1127"/>
          <table:table-cell table:number-columns-repeated="8" table:style-name="ce1132"/>
          <table:table-cell table:number-columns-repeated="123"/>
          <table:table-cell table:number-columns-repeated="890"/>
        </table:table-row>
        <table:table-row table:style-name="ro3">
          <table:table-cell table:style-name="ce1119"/>
          <table:table-cell table:style-name="ce1124" office:value-type="string">
            <text:p>CUOTAS</text:p>
          </table:table-cell>
          <table:table-cell table:style-name="ce1127"/>
          <table:table-cell table:number-columns-repeated="8" table:style-name="ce1132"/>
          <table:table-cell table:number-columns-repeated="1013"/>
        </table:table-row>
        <table:table-row table:style-name="ro3">
          <table:table-cell table:style-name="ce1119"/>
          <table:table-cell table:style-name="ce1124" office:value-type="string">
            <text:p>A PAGAR PARA CANCELAR A LA FECHA</text:p>
          </table:table-cell>
          <table:table-cell table:style-name="ce1127"/>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style-name="ce1130" table:formula="of:=r[9]c" office:value-type="string" office:string-value="Err:509">
            <text:p>Err:509</text:p>
          </table:table-cell>
          <table:table-cell table:number-columns-repeated="1013"/>
        </table:table-row>
        <table:table-row table:style-name="ro3">
          <table:table-cell table:style-name="ce1119"/>
          <table:table-cell table:style-name="ce1124" office:value-type="string">
            <text:p>FLUJO CON CREDITO CON SALDO INICIAL</text:p>
          </table:table-cell>
          <table:table-cell table:style-name="ce1127"/>
          <table:table-cell table:style-name="ce1130" table:formula="of:=[.D32]+[.D34]+[.D35]" office:value-type="float" office:value="0">
            <text:p>0</text:p>
          </table:table-cell>
          <table:table-cell table:style-name="ce1130" table:formula="of:=[.D37]+[.E31]+[.E34]+[.E35]" office:value-type="float" office:value="0">
            <text:p>0</text:p>
          </table:table-cell>
          <table:table-cell table:style-name="ce1130" table:formula="of:=[.E37]+[.F31]+[.F34]+[.F35]" office:value-type="float" office:value="0">
            <text:p>0</text:p>
          </table:table-cell>
          <table:table-cell table:style-name="ce1130" table:formula="of:=[.F37]+[.G31]+[.G34]+[.G35]" office:value-type="float" office:value="0">
            <text:p>0</text:p>
          </table:table-cell>
          <table:table-cell table:style-name="ce1130" table:formula="of:=[.G37]+[.H31]+[.H34]+[.H35]" office:value-type="float" office:value="0">
            <text:p>0</text:p>
          </table:table-cell>
          <table:table-cell table:style-name="ce1130" table:formula="of:=[.H37]+[.I31]+[.I34]+[.I35]" office:value-type="float" office:value="0">
            <text:p>0</text:p>
          </table:table-cell>
          <table:table-cell table:style-name="ce1130" table:formula="of:=[.I37]+[.J31]+[.J34]+[.J35]" office:value-type="float" office:value="0">
            <text:p>0</text:p>
          </table:table-cell>
          <table:table-cell table:style-name="ce1130" table:formula="of:=[.J37]+[.K31]+[.K34]+[.K35]" office:value-type="float" office:value="0">
            <text:p>0</text:p>
          </table:table-cell>
          <table:table-cell table:number-columns-repeated="1013"/>
        </table:table-row>
        <table:table-row table:style-name="ro3">
          <table:table-cell table:style-name="ce1119"/>
          <table:table-cell table:style-name="ce1124" office:value-type="string">
            <text:p>AÑO</text:p>
          </table:table-cell>
          <table:table-cell table:style-name="ce1127"/>
          <table:table-cell table:style-name="ce1131" table:formula="of:=YEAR([.D7])" office:value-type="float" office:value="2014">
            <text:p>2014</text:p>
          </table:table-cell>
          <table:table-cell table:style-name="ce1131" table:formula="of:=YEAR([.E7])" office:value-type="float" office:value="2014">
            <text:p>2014</text:p>
          </table:table-cell>
          <table:table-cell table:style-name="ce1131" table:formula="of:=YEAR([.F7])" office:value-type="float" office:value="2014">
            <text:p>2014</text:p>
          </table:table-cell>
          <table:table-cell table:style-name="ce1131" table:formula="of:=YEAR([.G7])" office:value-type="float" office:value="2014">
            <text:p>2014</text:p>
          </table:table-cell>
          <table:table-cell table:style-name="ce1131" table:formula="of:=YEAR([.H7])" office:value-type="float" office:value="2014">
            <text:p>2014</text:p>
          </table:table-cell>
          <table:table-cell table:style-name="ce1131" table:formula="of:=YEAR([.I7])" office:value-type="float" office:value="2014">
            <text:p>2014</text:p>
          </table:table-cell>
          <table:table-cell table:style-name="ce1131" table:formula="of:=YEAR([.J7])" office:value-type="float" office:value="2014">
            <text:p>2014</text:p>
          </table:table-cell>
          <table:table-cell table:style-name="ce1131" table:formula="of:=YEAR([.K7])" office:value-type="float" office:value="2014">
            <text:p>2014</text:p>
          </table:table-cell>
          <table:table-cell table:number-columns-repeated="1013"/>
        </table:table-row>
        <table:table-row table:style-name="ro3">
          <table:table-cell table:style-name="ce1119"/>
          <table:table-cell table:style-name="ce1124" office:value-type="string">
            <text:p>MES</text:p>
          </table:table-cell>
          <table:table-cell table:style-name="ce1127"/>
          <table:table-cell table:style-name="ce1131" table:formula="of:=MONTH([.D7])" office:value-type="float" office:value="3">
            <text:p>3</text:p>
          </table:table-cell>
          <table:table-cell table:style-name="ce1131" table:formula="of:=MONTH([.E7])" office:value-type="float" office:value="4">
            <text:p>4</text:p>
          </table:table-cell>
          <table:table-cell table:style-name="ce1131" table:formula="of:=MONTH([.F7])" office:value-type="float" office:value="5">
            <text:p>5</text:p>
          </table:table-cell>
          <table:table-cell table:style-name="ce1131" table:formula="of:=MONTH([.G7])" office:value-type="float" office:value="6">
            <text:p>6</text:p>
          </table:table-cell>
          <table:table-cell table:style-name="ce1131" table:formula="of:=MONTH([.H7])" office:value-type="float" office:value="7">
            <text:p>7</text:p>
          </table:table-cell>
          <table:table-cell table:style-name="ce1131" table:formula="of:=MONTH([.I7])" office:value-type="float" office:value="8">
            <text:p>8</text:p>
          </table:table-cell>
          <table:table-cell table:style-name="ce1131" table:formula="of:=MONTH([.J7])" office:value-type="float" office:value="9">
            <text:p>9</text:p>
          </table:table-cell>
          <table:table-cell table:style-name="ce1131" table:formula="of:=MONTH([.K7])" office:value-type="float" office:value="10">
            <text:p>10</text:p>
          </table:table-cell>
          <table:table-cell table:number-columns-repeated="1013"/>
        </table:table-row>
        <table:table-row table:style-name="ro3">
          <table:table-cell table:style-name="ce1119"/>
          <table:table-cell table:style-name="ce1124" office:value-type="string">
            <text:p>FECHA COMPUTADA</text:p>
          </table:table-cell>
          <table:table-cell table:style-name="ce1127"/>
          <table:table-cell table:style-name="ce1131" table:formula="of:=IF(([.D33]&lt;&gt;0),DATE([.D38],[.D39],[.D33]),[.D7])" office:value-type="string" office:string-value="Err:508">
            <text:p>Err:508</text:p>
          </table:table-cell>
          <table:table-cell table:style-name="ce1131" table:formula="of:=IF(([.E33]&lt;&gt;0),DATE([.E38],e39,e33),e7)" office:value-type="string" office:string-value="Err:508">
            <text:p>Err:508</text:p>
          </table:table-cell>
          <table:table-cell table:style-name="ce1131" table:formula="of:=IF(([.F33]&lt;&gt;0),DATE([.F38],[.F39],[.F33]),[.F7])" office:value-type="string" office:string-value="Err:508">
            <text:p>Err:508</text:p>
          </table:table-cell>
          <table:table-cell table:style-name="ce1131" table:formula="of:=IF(([.G33]&lt;&gt;0),DATE([.G38],[.G39],[.G33]),[.G7])" office:value-type="string" office:string-value="Err:508">
            <text:p>Err:508</text:p>
          </table:table-cell>
          <table:table-cell table:style-name="ce1131" table:formula="of:=IF(([.H33]&lt;&gt;0),DATE([.H38],[.H39],[.H33]),[.H7])" office:value-type="string" office:string-value="Err:508">
            <text:p>Err:508</text:p>
          </table:table-cell>
          <table:table-cell table:style-name="ce1131" table:formula="of:=IF(([.I33]&lt;&gt;0),DATE([.I38],[.I39],[.I33]),[.I7])" office:value-type="string" office:string-value="Err:508">
            <text:p>Err:508</text:p>
          </table:table-cell>
          <table:table-cell table:style-name="ce1131" table:formula="of:=IF(([.J33]&lt;&gt;0),DATE([.J38],[.J39],[.J33]),[.J7])" office:value-type="string" office:string-value="Err:508">
            <text:p>Err:508</text:p>
          </table:table-cell>
          <table:table-cell table:style-name="ce1131" table:formula="of:=IF(([.K33]&lt;&gt;0),DATE([.K38],[.K39],[.K33]),[.K7])" office:value-type="string" office:string-value="Err:508">
            <text:p>Err:508</text:p>
          </table:table-cell>
          <table:table-cell table:number-columns-repeated="82"/>
          <table:table-cell table:number-columns-repeated="931"/>
        </table:table-row>
        <table:table-row table:style-name="ro3">
          <table:table-cell table:style-name="ce1119"/>
          <table:table-cell table:style-name="ce1124" office:value-type="string">
            <text:p>ABONO A CAPITAL</text:p>
          </table:table-cell>
          <table:table-cell table:style-name="ce1127"/>
          <table:table-cell table:style-name="ce1131" office:value-type="float" office:value="0">
            <text:p>0</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style-name="ce1131" table:formula="of:=+IF(-r[-6]c&gt;=r[3]c,-r[-6]c-r[3]c,0)" office:value-type="string" office:string-value="Err:508">
            <text:p>Err:508</text:p>
          </table:table-cell>
          <table:table-cell table:number-columns-repeated="1013"/>
        </table:table-row>
        <table:table-row table:style-name="ro3">
          <table:table-cell table:style-name="ce1119"/>
          <table:table-cell table:style-name="ce1124" office:value-type="string">
            <text:p>ABONO A INTERESES</text:p>
          </table:table-cell>
          <table:table-cell table:style-name="ce1127"/>
          <table:table-cell table:style-name="ce1131" office:value-type="float" office:value="0">
            <text:p>0</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style-name="ce1131" table:formula="of:=+IF(-r[-7]c&lt;=r[2]c,-r[-7]c,r[2]c)" office:value-type="string" office:string-value="Err:508">
            <text:p>Err:508</text:p>
          </table:table-cell>
          <table:table-cell table:number-columns-repeated="1013"/>
        </table:table-row>
        <table:table-row table:style-name="ro3">
          <table:table-cell table:style-name="ce1119"/>
          <table:table-cell table:style-name="ce1124" office:value-type="string">
            <text:p>INTERESES DEL LAPSO</text:p>
          </table:table-cell>
          <table:table-cell table:style-name="ce1127"/>
          <table:table-cell table:style-name="ce1131" office:value-type="float" office:value="0">
            <text:p>0</text:p>
          </table:table-cell>
          <table:table-cell table:style-name="ce1131" table:formula="of:=([.D45]*[$Solicitud.$CH$176]/360*12)*(r[-3]c-r[-3]c[-1])" office:value-type="string" office:string-value="Err:508">
            <text:p>Err:508</text:p>
          </table:table-cell>
          <table:table-cell table:style-name="ce1131" table:formula="of:=([.E45]*[$Solicitud.$CH$176]/360*12)*(r[-3]c-r[-3]c[-1])" office:value-type="string" office:string-value="Err:508">
            <text:p>Err:508</text:p>
          </table:table-cell>
          <table:table-cell table:style-name="ce1131" table:formula="of:=([.F45]*[$Solicitud.$CH$176]/360*12)*(r[-3]c-r[-3]c[-1])" office:value-type="string" office:string-value="Err:508">
            <text:p>Err:508</text:p>
          </table:table-cell>
          <table:table-cell table:style-name="ce1131" table:formula="of:=([.G45]*[$Solicitud.$CH$176]/360*12)*(r[-3]c-r[-3]c[-1])" office:value-type="string" office:string-value="Err:508">
            <text:p>Err:508</text:p>
          </table:table-cell>
          <table:table-cell table:style-name="ce1131" table:formula="of:=([.H45]*[$Solicitud.$CH$176]/360*12)*(r[-3]c-r[-3]c[-1])" office:value-type="string" office:string-value="Err:508">
            <text:p>Err:508</text:p>
          </table:table-cell>
          <table:table-cell table:style-name="ce1131" table:formula="of:=([.I45]*[$Solicitud.$CH$176]/360*12)*(r[-3]c-r[-3]c[-1])" office:value-type="string" office:string-value="Err:508">
            <text:p>Err:508</text:p>
          </table:table-cell>
          <table:table-cell table:style-name="ce1131" table:formula="of:=([.J45]*[$Solicitud.$CH$176]/360*12)*(r[-3]c-r[-3]c[-1])" office:value-type="string" office:string-value="Err:508">
            <text:p>Err:508</text:p>
          </table:table-cell>
          <table:table-cell table:number-columns-repeated="1013"/>
        </table:table-row>
        <table:table-row table:style-name="ro3">
          <table:table-cell table:style-name="ce1119"/>
          <table:table-cell table:style-name="ce1124" office:value-type="string">
            <text:p>INTERESES VIGENTES A LA FECHA</text:p>
          </table:table-cell>
          <table:table-cell table:style-name="ce1127"/>
          <table:table-cell table:style-name="ce1131" office:value-type="float" office:value="0">
            <text:p>0</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style-name="ce1131" table:formula="of:=rc[-1]+r[-1]c-r[-2]c[-1]" office:value-type="string" office:string-value="Err:509">
            <text:p>Err:509</text:p>
          </table:table-cell>
          <table:table-cell table:number-columns-repeated="1013"/>
        </table:table-row>
        <table:table-row table:style-name="ro3">
          <table:table-cell table:style-name="ce1119"/>
          <table:table-cell table:style-name="ce1124" office:value-type="string">
            <text:p>CAPITAL VIGENTE</text:p>
          </table:table-cell>
          <table:table-cell table:style-name="ce1127"/>
          <table:table-cell table:style-name="ce1130" table:formula="of:=[.D34]" office:value-type="float" office:value="0">
            <text:p>0</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style-name="ce1130" table:formula="of:=+(rc[-1]+r[-11]c-r[-4]c+r[-2]c-r[-3]c)" office:value-type="string" office:string-value="Err:508">
            <text:p>Err:508</text:p>
          </table:table-cell>
          <table:table-cell table:number-columns-repeated="1013"/>
        </table:table-row>
        <table:table-row table:style-name="ro3" table:number-rows-repeated="4">
          <table:table-cell table:number-columns-repeated="1024"/>
        </table:table-row>
        <table:table-row table:style-name="ro3">
          <table:table-cell table:number-columns-repeated="3"/>
          <table:table-cell table:style-name="ce1133"/>
          <table:table-cell table:number-columns-repeated="1020"/>
        </table:table-row>
        <table:table-row table:style-name="ro3" table:number-rows-repeated="48">
          <table:table-cell table:number-columns-repeated="1024"/>
        </table:table-row>
        <table:table-row table:style-name="ro3" table:visibility="collapse">
          <table:table-cell/>
          <table:table-cell office:value-type="string">
            <text:p>ingresos</text:p>
          </table:table-cell>
          <table:table-cell table:number-columns-repeated="1022"/>
        </table:table-row>
        <table:table-row table:style-name="ro3" table:visibility="collapse">
          <table:table-cell/>
          <table:table-cell table:formula="of:=ROUND([$'Evaluación Cuantitativa'.K10];0)" office:value-type="float" office:value="0">
            <text:p>0</text:p>
          </table:table-cell>
          <table:table-cell table:number-columns-repeated="2"/>
          <table:table-cell office:value-type="string">
            <text:p>otros gastos</text:p>
          </table:table-cell>
          <table:table-cell table:formula="of:=[$'Evaluación Cuantitativa'.N46]" office:value-type="float" office:value="0">
            <text:p>0</text:p>
          </table:table-cell>
          <table:table-cell table:number-columns-repeated="1018"/>
        </table:table-row>
        <table:table-row table:style-name="ro3" table:visibility="collapse">
          <table:table-cell/>
          <table:table-cell table:formula="of:=ROUND([$'Evaluación Cuantitativa'.K11];0)" office:value-type="float" office:value="0">
            <text:p>0</text:p>
          </table:table-cell>
          <table:table-cell table:number-columns-repeated="1022"/>
        </table:table-row>
        <table:table-row table:style-name="ro3" table:visibility="collapse">
          <table:table-cell/>
          <table:table-cell table:formula="of:=ROUND([$'Evaluación Cuantitativa'.K12];0)" office:value-type="float" office:value="0">
            <text:p>0</text:p>
          </table:table-cell>
          <table:table-cell table:number-columns-repeated="2"/>
          <table:table-cell office:value-type="string">
            <text:p>N° Desembolsos</text:p>
          </table:table-cell>
          <table:table-cell table:formula="of:=COUNTIF([.D34:.I34];&quot;&lt;&gt;&quot;)" office:value-type="float" office:value="0">
            <text:p>0</text:p>
          </table:table-cell>
          <table:table-cell table:number-columns-repeated="1018"/>
        </table:table-row>
        <table:table-row table:style-name="ro3" table:visibility="collapse" table:number-rows-repeated="4">
          <table:table-cell table:number-columns-repeated="1024"/>
        </table:table-row>
        <table:table-row table:style-name="ro3" table:visibility="collapse">
          <table:table-cell table:number-columns-repeated="2"/>
          <table:table-cell office:value-type="float" office:value="0">
            <text:p>0</text:p>
          </table:table-cell>
          <table:table-cell table:formula="of:=IF([.D108]&gt;0;[.C107]+1;[.C107])" office:value-type="float" office:value="0">
            <text:p>0</text:p>
          </table:table-cell>
          <table:table-cell table:formula="of:=IF([.E108]&gt;0;[.D107]+1;[.D107])" office:value-type="float" office:value="0">
            <text:p>0</text:p>
          </table:table-cell>
          <table:table-cell table:formula="of:=IF([.F108]&gt;0;[.E107]+1;[.E107])" office:value-type="float" office:value="0">
            <text:p>0</text:p>
          </table:table-cell>
          <table:table-cell table:formula="of:=IF([.G108]&gt;0;[.F107]+1;[.F107])" office:value-type="float" office:value="0">
            <text:p>0</text:p>
          </table:table-cell>
          <table:table-cell table:formula="of:=IF([.H108]&gt;0;[.G107]+1;[.G107])" office:value-type="float" office:value="0">
            <text:p>0</text:p>
          </table:table-cell>
          <table:table-cell table:formula="of:=IF([.I108]&gt;0;[.H107]+1;[.H107])" office:value-type="float" office:value="0">
            <text:p>0</text:p>
          </table:table-cell>
          <table:table-cell table:formula="of:=IF([.J108]&gt;0;[.I107]+1;[.I107])" office:value-type="float" office:value="0">
            <text:p>0</text:p>
          </table:table-cell>
          <table:table-cell table:formula="of:=IF([.K108]&gt;0;[.J107]+1;[.J107])" office:value-type="float" office:value="0">
            <text:p>0</text:p>
          </table:table-cell>
          <table:table-cell table:formula="of:=IF([.L108]&gt;0;[.K107]+1;[.K107])" office:value-type="float" office:value="0">
            <text:p>0</text:p>
          </table:table-cell>
          <table:table-cell table:formula="of:=IF([.M108]&gt;0;[.L107]+1;[.L107])" office:value-type="float" office:value="0">
            <text:p>0</text:p>
          </table:table-cell>
          <table:table-cell table:formula="of:=IF([.N108]&gt;0;[.M107]+1;[.M107])" office:value-type="float" office:value="0">
            <text:p>0</text:p>
          </table:table-cell>
          <table:table-cell table:formula="of:=IF([.O108]&gt;0;[.N107]+1;[.N107])" office:value-type="float" office:value="0">
            <text:p>0</text:p>
          </table:table-cell>
          <table:table-cell table:formula="of:=IF([.P108]&gt;0;[.O107]+1;[.O107])" office:value-type="float" office:value="0">
            <text:p>0</text:p>
          </table:table-cell>
          <table:table-cell table:formula="of:=IF([.Q108]&gt;0;[.P107]+1;[.P107])" office:value-type="float" office:value="0">
            <text:p>0</text:p>
          </table:table-cell>
          <table:table-cell table:formula="of:=IF([.R108]&gt;0;[.Q107]+1;[.Q107])" office:value-type="float" office:value="0">
            <text:p>0</text:p>
          </table:table-cell>
          <table:table-cell table:formula="of:=IF([.S108]&gt;0;[.R107]+1;[.R107])" office:value-type="float" office:value="0">
            <text:p>0</text:p>
          </table:table-cell>
          <table:table-cell table:formula="of:=IF([.T108]&gt;0;[.S107]+1;[.S107])" office:value-type="float" office:value="0">
            <text:p>0</text:p>
          </table:table-cell>
          <table:table-cell table:formula="of:=IF([.U108]&gt;0;[.T107]+1;[.T107])" office:value-type="float" office:value="0">
            <text:p>0</text:p>
          </table:table-cell>
          <table:table-cell table:formula="of:=IF([.V108]&gt;0;[.U107]+1;[.U107])" office:value-type="float" office:value="0">
            <text:p>0</text:p>
          </table:table-cell>
          <table:table-cell table:formula="of:=IF([.W108]&gt;0;[.V107]+1;[.V107])" office:value-type="float" office:value="0">
            <text:p>0</text:p>
          </table:table-cell>
          <table:table-cell table:formula="of:=IF([.X108]&gt;0;[.W107]+1;[.W107])" office:value-type="float" office:value="0">
            <text:p>0</text:p>
          </table:table-cell>
          <table:table-cell table:formula="of:=IF([.Y108]&gt;0;[.X107]+1;[.X107])" office:value-type="float" office:value="0">
            <text:p>0</text:p>
          </table:table-cell>
          <table:table-cell table:formula="of:=IF([.Z108]&gt;0;[.Y107]+1;[.Y107])" office:value-type="float" office:value="0">
            <text:p>0</text:p>
          </table:table-cell>
          <table:table-cell table:formula="of:=IF([.AA108]&gt;0;[.Z107]+1;[.Z107])" office:value-type="float" office:value="0">
            <text:p>0</text:p>
          </table:table-cell>
          <table:table-cell table:formula="of:=IF([.AB108]&gt;0;[.AA107]+1;[.AA107])" office:value-type="float" office:value="0">
            <text:p>0</text:p>
          </table:table-cell>
          <table:table-cell table:formula="of:=IF([.AC108]&gt;0;[.AB107]+1;[.AB107])" office:value-type="float" office:value="0">
            <text:p>0</text:p>
          </table:table-cell>
          <table:table-cell table:formula="of:=IF([.AD108]&gt;0;[.AC107]+1;[.AC107])" office:value-type="float" office:value="0">
            <text:p>0</text:p>
          </table:table-cell>
          <table:table-cell table:formula="of:=IF([.AE108]&gt;0;[.AD107]+1;[.AD107])" office:value-type="float" office:value="0">
            <text:p>0</text:p>
          </table:table-cell>
          <table:table-cell table:formula="of:=IF([.AF108]&gt;0;[.AE107]+1;[.AE107])" office:value-type="float" office:value="0">
            <text:p>0</text:p>
          </table:table-cell>
          <table:table-cell table:formula="of:=IF([.AG108]&gt;0;[.AF107]+1;[.AF107])" office:value-type="float" office:value="0">
            <text:p>0</text:p>
          </table:table-cell>
          <table:table-cell table:formula="of:=IF([.AH108]&gt;0;[.AG107]+1;[.AG107])" office:value-type="float" office:value="0">
            <text:p>0</text:p>
          </table:table-cell>
          <table:table-cell table:formula="of:=IF([.AI108]&gt;0;[.AH107]+1;[.AH107])" office:value-type="float" office:value="0">
            <text:p>0</text:p>
          </table:table-cell>
          <table:table-cell table:formula="of:=IF([.AJ108]&gt;0;[.AI107]+1;[.AI107])" office:value-type="float" office:value="0">
            <text:p>0</text:p>
          </table:table-cell>
          <table:table-cell table:formula="of:=IF([.AK108]&gt;0;[.AJ107]+1;[.AJ107])" office:value-type="float" office:value="0">
            <text:p>0</text:p>
          </table:table-cell>
          <table:table-cell table:formula="of:=IF([.AL108]&gt;0;[.AK107]+1;[.AK107])" office:value-type="float" office:value="0">
            <text:p>0</text:p>
          </table:table-cell>
          <table:table-cell table:formula="of:=IF([.AM108]&gt;0;[.AL107]+1;[.AL107])" office:value-type="float" office:value="0">
            <text:p>0</text:p>
          </table:table-cell>
          <table:table-cell table:formula="of:=IF([.AN108]&gt;0;[.AM107]+1;[.AM107])" office:value-type="float" office:value="0">
            <text:p>0</text:p>
          </table:table-cell>
          <table:table-cell table:formula="of:=IF([.AO108]&gt;0;[.AN107]+1;[.AN107])" office:value-type="float" office:value="0">
            <text:p>0</text:p>
          </table:table-cell>
          <table:table-cell table:formula="of:=IF([.AP108]&gt;0;[.AO107]+1;[.AO107])" office:value-type="float" office:value="0">
            <text:p>0</text:p>
          </table:table-cell>
          <table:table-cell table:formula="of:=IF([.AQ108]&gt;0;[.AP107]+1;[.AP107])" office:value-type="float" office:value="0">
            <text:p>0</text:p>
          </table:table-cell>
          <table:table-cell table:formula="of:=IF([.AR108]&gt;0;[.AQ107]+1;[.AQ107])" office:value-type="float" office:value="0">
            <text:p>0</text:p>
          </table:table-cell>
          <table:table-cell table:formula="of:=IF([.AS108]&gt;0;[.AR107]+1;[.AR107])" office:value-type="float" office:value="0">
            <text:p>0</text:p>
          </table:table-cell>
          <table:table-cell table:formula="of:=IF([.AT108]&gt;0;[.AS107]+1;[.AS107])" office:value-type="float" office:value="0">
            <text:p>0</text:p>
          </table:table-cell>
          <table:table-cell table:formula="of:=IF([.AU108]&gt;0;[.AT107]+1;[.AT107])" office:value-type="float" office:value="0">
            <text:p>0</text:p>
          </table:table-cell>
          <table:table-cell table:formula="of:=IF([.AV108]&gt;0;[.AU107]+1;[.AU107])" office:value-type="float" office:value="0">
            <text:p>0</text:p>
          </table:table-cell>
          <table:table-cell table:formula="of:=IF([.AW108]&gt;0;[.AV107]+1;[.AV107])" office:value-type="float" office:value="0">
            <text:p>0</text:p>
          </table:table-cell>
          <table:table-cell table:formula="of:=IF([.AX108]&gt;0;[.AW107]+1;[.AW107])" office:value-type="float" office:value="0">
            <text:p>0</text:p>
          </table:table-cell>
          <table:table-cell table:formula="of:=IF([.AY108]&gt;0;[.AX107]+1;[.AX107])" office:value-type="float" office:value="0">
            <text:p>0</text:p>
          </table:table-cell>
          <table:table-cell table:formula="of:=IF([.AZ108]&gt;0;[.AY107]+1;[.AY107])" office:value-type="float" office:value="0">
            <text:p>0</text:p>
          </table:table-cell>
          <table:table-cell table:formula="of:=IF([.BA108]&gt;0;[.AZ107]+1;[.AZ107])" office:value-type="float" office:value="0">
            <text:p>0</text:p>
          </table:table-cell>
          <table:table-cell table:formula="of:=IF([.BB108]&gt;0;[.BA107]+1;[.BA107])" office:value-type="float" office:value="0">
            <text:p>0</text:p>
          </table:table-cell>
          <table:table-cell table:formula="of:=IF([.BC108]&gt;0;[.BB107]+1;[.BB107])" office:value-type="float" office:value="0">
            <text:p>0</text:p>
          </table:table-cell>
          <table:table-cell table:formula="of:=IF([.BD108]&gt;0;[.BC107]+1;[.BC107])" office:value-type="float" office:value="0">
            <text:p>0</text:p>
          </table:table-cell>
          <table:table-cell table:formula="of:=IF([.BE108]&gt;0;[.BD107]+1;[.BD107])" office:value-type="float" office:value="0">
            <text:p>0</text:p>
          </table:table-cell>
          <table:table-cell table:formula="of:=IF([.BF108]&gt;0;[.BE107]+1;[.BE107])" office:value-type="float" office:value="0">
            <text:p>0</text:p>
          </table:table-cell>
          <table:table-cell table:formula="of:=IF([.BG108]&gt;0;[.BF107]+1;[.BF107])" office:value-type="float" office:value="0">
            <text:p>0</text:p>
          </table:table-cell>
          <table:table-cell table:formula="of:=IF([.BH108]&gt;0;[.BG107]+1;[.BG107])" office:value-type="float" office:value="0">
            <text:p>0</text:p>
          </table:table-cell>
          <table:table-cell table:formula="of:=IF([.BI108]&gt;0;[.BH107]+1;[.BH107])" office:value-type="float" office:value="0">
            <text:p>0</text:p>
          </table:table-cell>
          <table:table-cell table:formula="of:=IF([.BJ108]&gt;0;[.BI107]+1;[.BI107])" office:value-type="float" office:value="0">
            <text:p>0</text:p>
          </table:table-cell>
          <table:table-cell table:formula="of:=IF([.BK108]&gt;0;[.BJ107]+1;[.BJ107])" office:value-type="float" office:value="0">
            <text:p>0</text:p>
          </table:table-cell>
          <table:table-cell table:formula="of:=IF([.BL108]&gt;0;[.BK107]+1;[.BK107])" office:value-type="float" office:value="0">
            <text:p>0</text:p>
          </table:table-cell>
          <table:table-cell table:formula="of:=IF([.BM108]&gt;0;[.BL107]+1;[.BL107])" office:value-type="float" office:value="0">
            <text:p>0</text:p>
          </table:table-cell>
          <table:table-cell table:formula="of:=IF([.BN108]&gt;0;[.BM107]+1;[.BM107])" office:value-type="float" office:value="0">
            <text:p>0</text:p>
          </table:table-cell>
          <table:table-cell table:formula="of:=IF([.BO108]&gt;0;[.BN107]+1;[.BN107])" office:value-type="float" office:value="0">
            <text:p>0</text:p>
          </table:table-cell>
          <table:table-cell table:formula="of:=IF([.BP108]&gt;0;[.BO107]+1;[.BO107])" office:value-type="float" office:value="0">
            <text:p>0</text:p>
          </table:table-cell>
          <table:table-cell table:formula="of:=IF([.BQ108]&gt;0;[.BP107]+1;[.BP107])" office:value-type="float" office:value="0">
            <text:p>0</text:p>
          </table:table-cell>
          <table:table-cell table:formula="of:=IF([.BR108]&gt;0;[.BQ107]+1;[.BQ107])" office:value-type="float" office:value="0">
            <text:p>0</text:p>
          </table:table-cell>
          <table:table-cell table:formula="of:=IF([.BS108]&gt;0;[.BR107]+1;[.BR107])" office:value-type="float" office:value="0">
            <text:p>0</text:p>
          </table:table-cell>
          <table:table-cell table:formula="of:=IF([.BT108]&gt;0;[.BS107]+1;[.BS107])" office:value-type="float" office:value="0">
            <text:p>0</text:p>
          </table:table-cell>
          <table:table-cell table:formula="of:=IF([.BU108]&gt;0;[.BT107]+1;[.BT107])" office:value-type="float" office:value="0">
            <text:p>0</text:p>
          </table:table-cell>
          <table:table-cell table:formula="of:=IF([.BV108]&gt;0;[.BU107]+1;[.BU107])" office:value-type="float" office:value="0">
            <text:p>0</text:p>
          </table:table-cell>
          <table:table-cell table:formula="of:=IF([.BW108]&gt;0;[.BV107]+1;[.BV107])" office:value-type="float" office:value="0">
            <text:p>0</text:p>
          </table:table-cell>
          <table:table-cell table:formula="of:=IF([.BX108]&gt;0;[.BW107]+1;[.BW107])" office:value-type="float" office:value="0">
            <text:p>0</text:p>
          </table:table-cell>
          <table:table-cell table:formula="of:=IF([.BY108]&gt;0;[.BX107]+1;[.BX107])" office:value-type="float" office:value="0">
            <text:p>0</text:p>
          </table:table-cell>
          <table:table-cell table:formula="of:=IF([.BZ108]&gt;0;[.BY107]+1;[.BY107])" office:value-type="float" office:value="0">
            <text:p>0</text:p>
          </table:table-cell>
          <table:table-cell table:formula="of:=IF([.CA108]&gt;0;[.BZ107]+1;[.BZ107])" office:value-type="float" office:value="0">
            <text:p>0</text:p>
          </table:table-cell>
          <table:table-cell table:formula="of:=IF([.CB108]&gt;0;[.CA107]+1;[.CA107])" office:value-type="float" office:value="0">
            <text:p>0</text:p>
          </table:table-cell>
          <table:table-cell table:formula="of:=IF([.CC108]&gt;0;[.CB107]+1;[.CB107])" office:value-type="float" office:value="0">
            <text:p>0</text:p>
          </table:table-cell>
          <table:table-cell table:formula="of:=IF([.CD108]&gt;0;[.CC107]+1;[.CC107])" office:value-type="float" office:value="0">
            <text:p>0</text:p>
          </table:table-cell>
          <table:table-cell table:formula="of:=IF([.CE108]&gt;0;[.CD107]+1;[.CD107])" office:value-type="float" office:value="0">
            <text:p>0</text:p>
          </table:table-cell>
          <table:table-cell table:formula="of:=IF([.CF108]&gt;0;[.CE107]+1;[.CE107])" office:value-type="float" office:value="0">
            <text:p>0</text:p>
          </table:table-cell>
          <table:table-cell table:formula="of:=IF([.CG108]&gt;0;[.CF107]+1;[.CF107])" office:value-type="float" office:value="0">
            <text:p>0</text:p>
          </table:table-cell>
          <table:table-cell table:formula="of:=IF([.CH108]&gt;0;[.CG107]+1;[.CG107])" office:value-type="float" office:value="0">
            <text:p>0</text:p>
          </table:table-cell>
          <table:table-cell table:formula="of:=IF([.CI108]&gt;0;[.CH107]+1;[.CH107])" office:value-type="float" office:value="0">
            <text:p>0</text:p>
          </table:table-cell>
          <table:table-cell table:formula="of:=IF([.CJ108]&gt;0;[.CI107]+1;[.CI107])" office:value-type="float" office:value="0">
            <text:p>0</text:p>
          </table:table-cell>
          <table:table-cell table:formula="of:=IF([.CK108]&gt;0;[.CJ107]+1;[.CJ107])" office:value-type="float" office:value="0">
            <text:p>0</text:p>
          </table:table-cell>
          <table:table-cell table:formula="of:=IF([.CL108]&gt;0;[.CK107]+1;[.CK107])" office:value-type="float" office:value="0">
            <text:p>0</text:p>
          </table:table-cell>
          <table:table-cell table:formula="of:=IF([.CM108]&gt;0;[.CL107]+1;[.CL107])" office:value-type="float" office:value="0">
            <text:p>0</text:p>
          </table:table-cell>
          <table:table-cell table:formula="of:=IF([.CN108]&gt;0;[.CM107]+1;[.CM107])" office:value-type="float" office:value="0">
            <text:p>0</text:p>
          </table:table-cell>
          <table:table-cell table:formula="of:=IF([.CO108]&gt;0;[.CN107]+1;[.CN107])" office:value-type="float" office:value="0">
            <text:p>0</text:p>
          </table:table-cell>
          <table:table-cell table:formula="of:=IF([.CP108]&gt;0;[.CO107]+1;[.CO107])" office:value-type="float" office:value="0">
            <text:p>0</text:p>
          </table:table-cell>
          <table:table-cell table:formula="of:=IF([.CQ108]&gt;0;[.CP107]+1;[.CP107])" office:value-type="float" office:value="0">
            <text:p>0</text:p>
          </table:table-cell>
          <table:table-cell table:formula="of:=IF([.CR108]&gt;0;[.CQ107]+1;[.CQ107])" office:value-type="float" office:value="0">
            <text:p>0</text:p>
          </table:table-cell>
          <table:table-cell table:formula="of:=IF([.CS108]&gt;0;[.CR107]+1;[.CR107])" office:value-type="float" office:value="0">
            <text:p>0</text:p>
          </table:table-cell>
          <table:table-cell table:formula="of:=IF([.CT108]&gt;0;[.CS107]+1;[.CS107])" office:value-type="float" office:value="0">
            <text:p>0</text:p>
          </table:table-cell>
          <table:table-cell table:formula="of:=IF([.CU108]&gt;0;[.CT107]+1;[.CT107])" office:value-type="float" office:value="0">
            <text:p>0</text:p>
          </table:table-cell>
          <table:table-cell table:formula="of:=IF([.CV108]&gt;0;[.CU107]+1;[.CU107])" office:value-type="float" office:value="0">
            <text:p>0</text:p>
          </table:table-cell>
          <table:table-cell table:formula="of:=IF([.CW108]&gt;0;[.CV107]+1;[.CV107])" office:value-type="float" office:value="0">
            <text:p>0</text:p>
          </table:table-cell>
          <table:table-cell table:formula="of:=IF([.CX108]&gt;0;[.CW107]+1;[.CW107])" office:value-type="float" office:value="0">
            <text:p>0</text:p>
          </table:table-cell>
          <table:table-cell table:formula="of:=IF([.CY108]&gt;0;[.CX107]+1;[.CX107])" office:value-type="float" office:value="0">
            <text:p>0</text:p>
          </table:table-cell>
          <table:table-cell table:formula="of:=IF([.CZ108]&gt;0;[.CY107]+1;[.CY107])" office:value-type="float" office:value="0">
            <text:p>0</text:p>
          </table:table-cell>
          <table:table-cell table:formula="of:=IF([.DA108]&gt;0;[.CZ107]+1;[.CZ107])" office:value-type="float" office:value="0">
            <text:p>0</text:p>
          </table:table-cell>
          <table:table-cell table:formula="of:=IF([.DB108]&gt;0;[.DA107]+1;[.DA107])" office:value-type="float" office:value="0">
            <text:p>0</text:p>
          </table:table-cell>
          <table:table-cell table:formula="of:=IF([.DC108]&gt;0;[.DB107]+1;[.DB107])" office:value-type="float" office:value="0">
            <text:p>0</text:p>
          </table:table-cell>
          <table:table-cell table:formula="of:=IF([.DD108]&gt;0;[.DC107]+1;[.DC107])" office:value-type="float" office:value="0">
            <text:p>0</text:p>
          </table:table-cell>
          <table:table-cell table:formula="of:=IF([.DE108]&gt;0;[.DD107]+1;[.DD107])" office:value-type="float" office:value="0">
            <text:p>0</text:p>
          </table:table-cell>
          <table:table-cell table:formula="of:=IF([.DF108]&gt;0;[.DE107]+1;[.DE107])" office:value-type="float" office:value="0">
            <text:p>0</text:p>
          </table:table-cell>
          <table:table-cell table:formula="of:=IF([.DG108]&gt;0;[.DF107]+1;[.DF107])" office:value-type="float" office:value="0">
            <text:p>0</text:p>
          </table:table-cell>
          <table:table-cell table:formula="of:=IF([.DH108]&gt;0;[.DG107]+1;[.DG107])" office:value-type="float" office:value="0">
            <text:p>0</text:p>
          </table:table-cell>
          <table:table-cell table:formula="of:=IF([.DI108]&gt;0;[.DH107]+1;[.DH107])" office:value-type="float" office:value="0">
            <text:p>0</text:p>
          </table:table-cell>
          <table:table-cell table:formula="of:=IF([.DJ108]&gt;0;[.DI107]+1;[.DI107])" office:value-type="float" office:value="0">
            <text:p>0</text:p>
          </table:table-cell>
          <table:table-cell table:formula="of:=IF([.DK108]&gt;0;[.DJ107]+1;[.DJ107])" office:value-type="float" office:value="0">
            <text:p>0</text:p>
          </table:table-cell>
          <table:table-cell table:formula="of:=IF([.DL108]&gt;0;[.DK107]+1;[.DK107])" office:value-type="float" office:value="0">
            <text:p>0</text:p>
          </table:table-cell>
          <table:table-cell table:formula="of:=IF([.DM108]&gt;0;[.DL107]+1;[.DL107])" office:value-type="float" office:value="0">
            <text:p>0</text:p>
          </table:table-cell>
          <table:table-cell table:formula="of:=IF([.DN108]&gt;0;[.DM107]+1;[.DM107])" office:value-type="float" office:value="0">
            <text:p>0</text:p>
          </table:table-cell>
          <table:table-cell table:formula="of:=IF([.DO108]&gt;0;[.DN107]+1;[.DN107])" office:value-type="float" office:value="0">
            <text:p>0</text:p>
          </table:table-cell>
          <table:table-cell table:formula="of:=IF([.DP108]&gt;0;[.DO107]+1;[.DO107])" office:value-type="float" office:value="0">
            <text:p>0</text:p>
          </table:table-cell>
          <table:table-cell table:formula="of:=IF([.DQ108]&gt;0;[.DP107]+1;[.DP107])" office:value-type="float" office:value="0">
            <text:p>0</text:p>
          </table:table-cell>
          <table:table-cell table:formula="of:=IF([.DR108]&gt;0;[.DQ107]+1;[.DQ107])" office:value-type="float" office:value="0">
            <text:p>0</text:p>
          </table:table-cell>
          <table:table-cell table:formula="of:=IF([.DS108]&gt;0;[.DR107]+1;[.DR107])" office:value-type="float" office:value="0">
            <text:p>0</text:p>
          </table:table-cell>
          <table:table-cell table:formula="of:=IF([.DT108]&gt;0;[.DS107]+1;[.DS107])" office:value-type="float" office:value="0">
            <text:p>0</text:p>
          </table:table-cell>
          <table:table-cell table:formula="of:=IF([.DU108]&gt;0;[.DT107]+1;[.DT107])" office:value-type="float" office:value="0">
            <text:p>0</text:p>
          </table:table-cell>
          <table:table-cell table:formula="of:=IF([.DV108]&gt;0;[.DU107]+1;[.DU107])" office:value-type="float" office:value="0">
            <text:p>0</text:p>
          </table:table-cell>
          <table:table-cell table:formula="of:=IF([.DW108]&gt;0;[.DV107]+1;[.DV107])" office:value-type="float" office:value="0">
            <text:p>0</text:p>
          </table:table-cell>
          <table:table-cell table:formula="of:=IF([.DX108]&gt;0;[.DW107]+1;[.DW107])" office:value-type="float" office:value="0">
            <text:p>0</text:p>
          </table:table-cell>
          <table:table-cell table:formula="of:=IF([.DY108]&gt;0;[.DX107]+1;[.DX107])" office:value-type="float" office:value="0">
            <text:p>0</text:p>
          </table:table-cell>
          <table:table-cell table:formula="of:=IF([.DZ108]&gt;0;[.DY107]+1;[.DY107])" office:value-type="float" office:value="0">
            <text:p>0</text:p>
          </table:table-cell>
          <table:table-cell table:formula="of:=IF([.EA108]&gt;0;[.DZ107]+1;[.DZ107])" office:value-type="float" office:value="0">
            <text:p>0</text:p>
          </table:table-cell>
          <table:table-cell table:formula="of:=IF([.EB108]&gt;0;[.EA107]+1;[.EA107])" office:value-type="float" office:value="0">
            <text:p>0</text:p>
          </table:table-cell>
          <table:table-cell table:formula="of:=IF([.EC108]&gt;0;[.EB107]+1;[.EB107])" office:value-type="float" office:value="0">
            <text:p>0</text:p>
          </table:table-cell>
          <table:table-cell table:formula="of:=IF([.ED108]&gt;0;[.EC107]+1;[.EC107])" office:value-type="float" office:value="0">
            <text:p>0</text:p>
          </table:table-cell>
          <table:table-cell table:number-columns-repeated="890"/>
        </table:table-row>
        <table:table-row table:style-name="ro3" table:visibility="collapse">
          <table:table-cell/>
          <table:table-cell office:value-type="string">
            <text:p>desembolsos</text:p>
          </table:table-cell>
          <table:table-cell/>
          <table:table-cell table:style-name="ce1134" table:formula="of:=[.D34]" office:value-type="float" office:value="0">
            <text:p><text:s text:c="2"/>- </text:p>
          </table:table-cell>
          <table:table-cell table:style-name="ce1134" table:formula="of:=[.E34]" office:value-type="float" office:value="0">
            <text:p><text:s text:c="2"/>- </text:p>
          </table:table-cell>
          <table:table-cell table:style-name="ce1134" table:formula="of:=[.F34]" office:value-type="float" office:value="0">
            <text:p><text:s text:c="2"/>- </text:p>
          </table:table-cell>
          <table:table-cell table:style-name="ce1134" table:formula="of:=[.G34]" office:value-type="float" office:value="0">
            <text:p><text:s text:c="2"/>- </text:p>
          </table:table-cell>
          <table:table-cell table:style-name="ce1134" table:formula="of:=[.H34]" office:value-type="float" office:value="0">
            <text:p><text:s text:c="2"/>- </text:p>
          </table:table-cell>
          <table:table-cell table:style-name="ce1134" table:formula="of:=[.I34]" office:value-type="float" office:value="0">
            <text:p><text:s text:c="2"/>- </text:p>
          </table:table-cell>
          <table:table-cell table:style-name="ce1134" table:formula="of:=[.J34]" office:value-type="float" office:value="0">
            <text:p><text:s text:c="2"/>- </text:p>
          </table:table-cell>
          <table:table-cell table:style-name="ce1134" table:formula="of:=[.K34]" office:value-type="float" office:value="0">
            <text:p><text:s text:c="2"/>- </text:p>
          </table:table-cell>
          <table:table-cell table:style-name="ce1134" table:formula="of:=[.L34]" office:value-type="float" office:value="0">
            <text:p><text:s text:c="2"/>- </text:p>
          </table:table-cell>
          <table:table-cell table:style-name="ce1134" table:formula="of:=[.M34]" office:value-type="float" office:value="0">
            <text:p><text:s text:c="2"/>- </text:p>
          </table:table-cell>
          <table:table-cell table:style-name="ce1134" table:formula="of:=[.N34]" office:value-type="float" office:value="0">
            <text:p><text:s text:c="2"/>- </text:p>
          </table:table-cell>
          <table:table-cell table:style-name="ce1134" table:formula="of:=[.O34]" office:value-type="float" office:value="0">
            <text:p><text:s text:c="2"/>- </text:p>
          </table:table-cell>
          <table:table-cell table:style-name="ce1134" table:formula="of:=[.P34]" office:value-type="float" office:value="0">
            <text:p><text:s text:c="2"/>- </text:p>
          </table:table-cell>
          <table:table-cell table:style-name="ce1134" table:formula="of:=[.Q34]" office:value-type="float" office:value="0">
            <text:p><text:s text:c="2"/>- </text:p>
          </table:table-cell>
          <table:table-cell table:style-name="ce1134" table:formula="of:=[.R34]" office:value-type="float" office:value="0">
            <text:p><text:s text:c="2"/>- </text:p>
          </table:table-cell>
          <table:table-cell table:style-name="ce1134" table:formula="of:=[.S34]" office:value-type="float" office:value="0">
            <text:p><text:s text:c="2"/>- </text:p>
          </table:table-cell>
          <table:table-cell table:style-name="ce1134" table:formula="of:=[.T34]" office:value-type="float" office:value="0">
            <text:p><text:s text:c="2"/>- </text:p>
          </table:table-cell>
          <table:table-cell table:style-name="ce1134" table:formula="of:=[.U34]" office:value-type="float" office:value="0">
            <text:p><text:s text:c="2"/>- </text:p>
          </table:table-cell>
          <table:table-cell table:style-name="ce1134" table:formula="of:=[.V34]" office:value-type="float" office:value="0">
            <text:p><text:s text:c="2"/>- </text:p>
          </table:table-cell>
          <table:table-cell table:style-name="ce1134" table:formula="of:=[.W34]" office:value-type="float" office:value="0">
            <text:p><text:s text:c="2"/>- </text:p>
          </table:table-cell>
          <table:table-cell table:style-name="ce1134" table:formula="of:=[.X34]" office:value-type="float" office:value="0">
            <text:p><text:s text:c="2"/>- </text:p>
          </table:table-cell>
          <table:table-cell table:style-name="ce1134" table:formula="of:=[.Y34]" office:value-type="float" office:value="0">
            <text:p><text:s text:c="2"/>- </text:p>
          </table:table-cell>
          <table:table-cell table:style-name="ce1134" table:formula="of:=[.Z34]" office:value-type="float" office:value="0">
            <text:p><text:s text:c="2"/>- </text:p>
          </table:table-cell>
          <table:table-cell table:style-name="ce1134" table:formula="of:=[.AA34]" office:value-type="float" office:value="0">
            <text:p><text:s text:c="2"/>- </text:p>
          </table:table-cell>
          <table:table-cell table:style-name="ce1134" table:formula="of:=[.AB34]" office:value-type="float" office:value="0">
            <text:p><text:s text:c="2"/>- </text:p>
          </table:table-cell>
          <table:table-cell table:style-name="ce1134" table:formula="of:=[.AC34]" office:value-type="float" office:value="0">
            <text:p><text:s text:c="2"/>- </text:p>
          </table:table-cell>
          <table:table-cell table:style-name="ce1134" table:formula="of:=[.AD34]" office:value-type="float" office:value="0">
            <text:p><text:s text:c="2"/>- </text:p>
          </table:table-cell>
          <table:table-cell table:style-name="ce1134" table:formula="of:=[.AE34]" office:value-type="float" office:value="0">
            <text:p><text:s text:c="2"/>- </text:p>
          </table:table-cell>
          <table:table-cell table:style-name="ce1134" table:formula="of:=[.AF34]" office:value-type="float" office:value="0">
            <text:p><text:s text:c="2"/>- </text:p>
          </table:table-cell>
          <table:table-cell table:style-name="ce1134" table:formula="of:=[.AG34]" office:value-type="float" office:value="0">
            <text:p><text:s text:c="2"/>- </text:p>
          </table:table-cell>
          <table:table-cell table:style-name="ce1134" table:formula="of:=[.AH34]" office:value-type="float" office:value="0">
            <text:p><text:s text:c="2"/>- </text:p>
          </table:table-cell>
          <table:table-cell table:style-name="ce1134" table:formula="of:=[.AI34]" office:value-type="float" office:value="0">
            <text:p><text:s text:c="2"/>- </text:p>
          </table:table-cell>
          <table:table-cell table:style-name="ce1134" table:formula="of:=[.AJ34]" office:value-type="float" office:value="0">
            <text:p><text:s text:c="2"/>- </text:p>
          </table:table-cell>
          <table:table-cell table:style-name="ce1134" table:formula="of:=[.AK34]" office:value-type="float" office:value="0">
            <text:p><text:s text:c="2"/>- </text:p>
          </table:table-cell>
          <table:table-cell table:style-name="ce1134" table:formula="of:=[.AL34]" office:value-type="float" office:value="0">
            <text:p><text:s text:c="2"/>- </text:p>
          </table:table-cell>
          <table:table-cell table:style-name="ce1134" table:formula="of:=[.AM34]" office:value-type="float" office:value="0">
            <text:p><text:s text:c="2"/>- </text:p>
          </table:table-cell>
          <table:table-cell table:style-name="ce1134" table:formula="of:=[.AN34]" office:value-type="float" office:value="0">
            <text:p><text:s text:c="2"/>- </text:p>
          </table:table-cell>
          <table:table-cell table:style-name="ce1134" table:formula="of:=[.AO34]" office:value-type="float" office:value="0">
            <text:p><text:s text:c="2"/>- </text:p>
          </table:table-cell>
          <table:table-cell table:style-name="ce1134" table:formula="of:=[.AP34]" office:value-type="float" office:value="0">
            <text:p><text:s text:c="2"/>- </text:p>
          </table:table-cell>
          <table:table-cell table:style-name="ce1134" table:formula="of:=[.AQ34]" office:value-type="float" office:value="0">
            <text:p><text:s text:c="2"/>- </text:p>
          </table:table-cell>
          <table:table-cell table:style-name="ce1134" table:formula="of:=[.AR34]" office:value-type="float" office:value="0">
            <text:p><text:s text:c="2"/>- </text:p>
          </table:table-cell>
          <table:table-cell table:style-name="ce1134" table:formula="of:=[.AS34]" office:value-type="float" office:value="0">
            <text:p><text:s text:c="2"/>- </text:p>
          </table:table-cell>
          <table:table-cell table:style-name="ce1134" table:formula="of:=[.AT34]" office:value-type="float" office:value="0">
            <text:p><text:s text:c="2"/>- </text:p>
          </table:table-cell>
          <table:table-cell table:style-name="ce1134" table:formula="of:=[.AU34]" office:value-type="float" office:value="0">
            <text:p><text:s text:c="2"/>- </text:p>
          </table:table-cell>
          <table:table-cell table:style-name="ce1134" table:formula="of:=[.AV34]" office:value-type="float" office:value="0">
            <text:p><text:s text:c="2"/>- </text:p>
          </table:table-cell>
          <table:table-cell table:style-name="ce1134" table:formula="of:=[.AW34]" office:value-type="float" office:value="0">
            <text:p><text:s text:c="2"/>- </text:p>
          </table:table-cell>
          <table:table-cell table:style-name="ce1134" table:formula="of:=[.AX34]" office:value-type="float" office:value="0">
            <text:p><text:s text:c="2"/>- </text:p>
          </table:table-cell>
          <table:table-cell table:style-name="ce1134" table:formula="of:=[.AY34]" office:value-type="float" office:value="0">
            <text:p><text:s text:c="2"/>- </text:p>
          </table:table-cell>
          <table:table-cell table:style-name="ce1134" table:formula="of:=[.AZ34]" office:value-type="float" office:value="0">
            <text:p><text:s text:c="2"/>- </text:p>
          </table:table-cell>
          <table:table-cell table:style-name="ce1134" table:formula="of:=[.BA34]" office:value-type="float" office:value="0">
            <text:p><text:s text:c="2"/>- </text:p>
          </table:table-cell>
          <table:table-cell table:style-name="ce1134" table:formula="of:=[.BB34]" office:value-type="float" office:value="0">
            <text:p><text:s text:c="2"/>- </text:p>
          </table:table-cell>
          <table:table-cell table:style-name="ce1134" table:formula="of:=[.BC34]" office:value-type="float" office:value="0">
            <text:p><text:s text:c="2"/>- </text:p>
          </table:table-cell>
          <table:table-cell table:style-name="ce1134" table:formula="of:=[.BD34]" office:value-type="float" office:value="0">
            <text:p><text:s text:c="2"/>- </text:p>
          </table:table-cell>
          <table:table-cell table:style-name="ce1134" table:formula="of:=[.BE34]" office:value-type="float" office:value="0">
            <text:p><text:s text:c="2"/>- </text:p>
          </table:table-cell>
          <table:table-cell table:style-name="ce1134" table:formula="of:=[.BF34]" office:value-type="float" office:value="0">
            <text:p><text:s text:c="2"/>- </text:p>
          </table:table-cell>
          <table:table-cell table:style-name="ce1134" table:formula="of:=[.BG34]" office:value-type="float" office:value="0">
            <text:p><text:s text:c="2"/>- </text:p>
          </table:table-cell>
          <table:table-cell table:style-name="ce1134" table:formula="of:=[.BH34]" office:value-type="float" office:value="0">
            <text:p><text:s text:c="2"/>- </text:p>
          </table:table-cell>
          <table:table-cell table:style-name="ce1134" table:formula="of:=[.BI34]" office:value-type="float" office:value="0">
            <text:p><text:s text:c="2"/>- </text:p>
          </table:table-cell>
          <table:table-cell table:style-name="ce1134" table:formula="of:=[.BJ34]" office:value-type="float" office:value="0">
            <text:p><text:s text:c="2"/>- </text:p>
          </table:table-cell>
          <table:table-cell table:style-name="ce1134" table:formula="of:=[.BK34]" office:value-type="float" office:value="0">
            <text:p><text:s text:c="2"/>- </text:p>
          </table:table-cell>
          <table:table-cell table:style-name="ce1134" table:formula="of:=[.BL34]" office:value-type="float" office:value="0">
            <text:p><text:s text:c="2"/>- </text:p>
          </table:table-cell>
          <table:table-cell table:style-name="ce1134" table:formula="of:=[.BM34]" office:value-type="float" office:value="0">
            <text:p><text:s text:c="2"/>- </text:p>
          </table:table-cell>
          <table:table-cell table:style-name="ce1134" table:formula="of:=[.BN34]" office:value-type="float" office:value="0">
            <text:p><text:s text:c="2"/>- </text:p>
          </table:table-cell>
          <table:table-cell table:style-name="ce1134" table:formula="of:=[.BO34]" office:value-type="float" office:value="0">
            <text:p><text:s text:c="2"/>- </text:p>
          </table:table-cell>
          <table:table-cell table:style-name="ce1134" table:formula="of:=[.BP34]" office:value-type="float" office:value="0">
            <text:p><text:s text:c="2"/>- </text:p>
          </table:table-cell>
          <table:table-cell table:style-name="ce1134" table:formula="of:=[.BQ34]" office:value-type="float" office:value="0">
            <text:p><text:s text:c="2"/>- </text:p>
          </table:table-cell>
          <table:table-cell table:style-name="ce1134" table:formula="of:=[.BR34]" office:value-type="float" office:value="0">
            <text:p><text:s text:c="2"/>- </text:p>
          </table:table-cell>
          <table:table-cell table:style-name="ce1134" table:formula="of:=[.BS34]" office:value-type="float" office:value="0">
            <text:p><text:s text:c="2"/>- </text:p>
          </table:table-cell>
          <table:table-cell table:style-name="ce1134" table:formula="of:=[.BT34]" office:value-type="float" office:value="0">
            <text:p><text:s text:c="2"/>- </text:p>
          </table:table-cell>
          <table:table-cell table:style-name="ce1134" table:formula="of:=[.BU34]" office:value-type="float" office:value="0">
            <text:p><text:s text:c="2"/>- </text:p>
          </table:table-cell>
          <table:table-cell table:style-name="ce1134" table:formula="of:=[.BV34]" office:value-type="float" office:value="0">
            <text:p><text:s text:c="2"/>- </text:p>
          </table:table-cell>
          <table:table-cell table:style-name="ce1134" table:formula="of:=[.BW34]" office:value-type="float" office:value="0">
            <text:p><text:s text:c="2"/>- </text:p>
          </table:table-cell>
          <table:table-cell table:style-name="ce1134" table:formula="of:=[.BX34]" office:value-type="float" office:value="0">
            <text:p><text:s text:c="2"/>- </text:p>
          </table:table-cell>
          <table:table-cell table:style-name="ce1134" table:formula="of:=[.BY34]" office:value-type="float" office:value="0">
            <text:p><text:s text:c="2"/>- </text:p>
          </table:table-cell>
          <table:table-cell table:style-name="ce1134" table:formula="of:=[.BZ34]" office:value-type="float" office:value="0">
            <text:p><text:s text:c="2"/>- </text:p>
          </table:table-cell>
          <table:table-cell table:style-name="ce1134" table:formula="of:=[.CA34]" office:value-type="float" office:value="0">
            <text:p><text:s text:c="2"/>- </text:p>
          </table:table-cell>
          <table:table-cell table:style-name="ce1134" table:formula="of:=[.CB34]" office:value-type="float" office:value="0">
            <text:p><text:s text:c="2"/>- </text:p>
          </table:table-cell>
          <table:table-cell table:style-name="ce1134" table:formula="of:=[.CC34]" office:value-type="float" office:value="0">
            <text:p><text:s text:c="2"/>- </text:p>
          </table:table-cell>
          <table:table-cell table:style-name="ce1134" table:formula="of:=[.CD34]" office:value-type="float" office:value="0">
            <text:p><text:s text:c="2"/>- </text:p>
          </table:table-cell>
          <table:table-cell table:style-name="ce1134" table:formula="of:=[.CE34]" office:value-type="float" office:value="0">
            <text:p><text:s text:c="2"/>- </text:p>
          </table:table-cell>
          <table:table-cell table:style-name="ce1134" table:formula="of:=[.CF34]" office:value-type="float" office:value="0">
            <text:p><text:s text:c="2"/>- </text:p>
          </table:table-cell>
          <table:table-cell table:style-name="ce1134" table:formula="of:=[.CG34]" office:value-type="float" office:value="0">
            <text:p><text:s text:c="2"/>- </text:p>
          </table:table-cell>
          <table:table-cell table:style-name="ce1134" table:formula="of:=[.CH34]" office:value-type="float" office:value="0">
            <text:p><text:s text:c="2"/>- </text:p>
          </table:table-cell>
          <table:table-cell table:style-name="ce1134" table:formula="of:=[.CI34]" office:value-type="float" office:value="0">
            <text:p><text:s text:c="2"/>- </text:p>
          </table:table-cell>
          <table:table-cell table:style-name="ce1134" table:formula="of:=[.CJ34]" office:value-type="float" office:value="0">
            <text:p><text:s text:c="2"/>- </text:p>
          </table:table-cell>
          <table:table-cell table:style-name="ce1134" table:formula="of:=[.CK34]" office:value-type="float" office:value="0">
            <text:p><text:s text:c="2"/>- </text:p>
          </table:table-cell>
          <table:table-cell table:style-name="ce1134" table:formula="of:=[.CL34]" office:value-type="float" office:value="0">
            <text:p><text:s text:c="2"/>- </text:p>
          </table:table-cell>
          <table:table-cell table:style-name="ce1134" table:formula="of:=[.CM34]" office:value-type="float" office:value="0">
            <text:p><text:s text:c="2"/>- </text:p>
          </table:table-cell>
          <table:table-cell table:style-name="ce1134" table:formula="of:=[.CN34]" office:value-type="float" office:value="0">
            <text:p><text:s text:c="2"/>- </text:p>
          </table:table-cell>
          <table:table-cell table:style-name="ce1134" table:formula="of:=[.CO34]" office:value-type="float" office:value="0">
            <text:p><text:s text:c="2"/>- </text:p>
          </table:table-cell>
          <table:table-cell table:style-name="ce1134" table:formula="of:=[.CP34]" office:value-type="float" office:value="0">
            <text:p><text:s text:c="2"/>- </text:p>
          </table:table-cell>
          <table:table-cell table:style-name="ce1134" table:formula="of:=[.CQ34]" office:value-type="float" office:value="0">
            <text:p><text:s text:c="2"/>- </text:p>
          </table:table-cell>
          <table:table-cell table:style-name="ce1134" table:formula="of:=[.CR34]" office:value-type="float" office:value="0">
            <text:p><text:s text:c="2"/>- </text:p>
          </table:table-cell>
          <table:table-cell table:style-name="ce1134" table:formula="of:=[.CS34]" office:value-type="float" office:value="0">
            <text:p><text:s text:c="2"/>- </text:p>
          </table:table-cell>
          <table:table-cell table:style-name="ce1134" table:formula="of:=[.CT34]" office:value-type="float" office:value="0">
            <text:p><text:s text:c="2"/>- </text:p>
          </table:table-cell>
          <table:table-cell table:style-name="ce1134" table:formula="of:=[.CU34]" office:value-type="float" office:value="0">
            <text:p><text:s text:c="2"/>- </text:p>
          </table:table-cell>
          <table:table-cell table:style-name="ce1134" table:formula="of:=[.CV34]" office:value-type="float" office:value="0">
            <text:p><text:s text:c="2"/>- </text:p>
          </table:table-cell>
          <table:table-cell table:style-name="ce1134" table:formula="of:=[.CW34]" office:value-type="float" office:value="0">
            <text:p><text:s text:c="2"/>- </text:p>
          </table:table-cell>
          <table:table-cell table:style-name="ce1134" table:formula="of:=[.CX34]" office:value-type="float" office:value="0">
            <text:p><text:s text:c="2"/>- </text:p>
          </table:table-cell>
          <table:table-cell table:style-name="ce1134" table:formula="of:=[.CY34]" office:value-type="float" office:value="0">
            <text:p><text:s text:c="2"/>- </text:p>
          </table:table-cell>
          <table:table-cell table:style-name="ce1134" table:formula="of:=[.CZ34]" office:value-type="float" office:value="0">
            <text:p><text:s text:c="2"/>- </text:p>
          </table:table-cell>
          <table:table-cell table:style-name="ce1134" table:formula="of:=[.DA34]" office:value-type="float" office:value="0">
            <text:p><text:s text:c="2"/>- </text:p>
          </table:table-cell>
          <table:table-cell table:style-name="ce1134" table:formula="of:=[.DB34]" office:value-type="float" office:value="0">
            <text:p><text:s text:c="2"/>- </text:p>
          </table:table-cell>
          <table:table-cell table:style-name="ce1134" table:formula="of:=[.DC34]" office:value-type="float" office:value="0">
            <text:p><text:s text:c="2"/>- </text:p>
          </table:table-cell>
          <table:table-cell table:style-name="ce1134" table:formula="of:=[.DD34]" office:value-type="float" office:value="0">
            <text:p><text:s text:c="2"/>- </text:p>
          </table:table-cell>
          <table:table-cell table:style-name="ce1134" table:formula="of:=[.DE34]" office:value-type="float" office:value="0">
            <text:p><text:s text:c="2"/>- </text:p>
          </table:table-cell>
          <table:table-cell table:style-name="ce1134" table:formula="of:=[.DF34]" office:value-type="float" office:value="0">
            <text:p><text:s text:c="2"/>- </text:p>
          </table:table-cell>
          <table:table-cell table:style-name="ce1134" table:formula="of:=[.DG34]" office:value-type="float" office:value="0">
            <text:p><text:s text:c="2"/>- </text:p>
          </table:table-cell>
          <table:table-cell table:style-name="ce1134" table:formula="of:=[.DH34]" office:value-type="float" office:value="0">
            <text:p><text:s text:c="2"/>- </text:p>
          </table:table-cell>
          <table:table-cell table:style-name="ce1134" table:formula="of:=[.DI34]" office:value-type="float" office:value="0">
            <text:p><text:s text:c="2"/>- </text:p>
          </table:table-cell>
          <table:table-cell table:style-name="ce1134" table:formula="of:=[.DJ34]" office:value-type="float" office:value="0">
            <text:p><text:s text:c="2"/>- </text:p>
          </table:table-cell>
          <table:table-cell table:style-name="ce1134" table:formula="of:=[.DK34]" office:value-type="float" office:value="0">
            <text:p><text:s text:c="2"/>- </text:p>
          </table:table-cell>
          <table:table-cell table:style-name="ce1134" table:formula="of:=[.DL34]" office:value-type="float" office:value="0">
            <text:p><text:s text:c="2"/>- </text:p>
          </table:table-cell>
          <table:table-cell table:style-name="ce1134" table:formula="of:=[.DM34]" office:value-type="float" office:value="0">
            <text:p><text:s text:c="2"/>- </text:p>
          </table:table-cell>
          <table:table-cell table:style-name="ce1134" table:formula="of:=[.DN34]" office:value-type="float" office:value="0">
            <text:p><text:s text:c="2"/>- </text:p>
          </table:table-cell>
          <table:table-cell table:style-name="ce1134" table:formula="of:=[.DO34]" office:value-type="float" office:value="0">
            <text:p><text:s text:c="2"/>- </text:p>
          </table:table-cell>
          <table:table-cell table:style-name="ce1134" table:formula="of:=[.DP34]" office:value-type="float" office:value="0">
            <text:p><text:s text:c="2"/>- </text:p>
          </table:table-cell>
          <table:table-cell table:style-name="ce1134" table:formula="of:=[.DQ34]" office:value-type="float" office:value="0">
            <text:p><text:s text:c="2"/>- </text:p>
          </table:table-cell>
          <table:table-cell table:style-name="ce1134" table:formula="of:=[.DR34]" office:value-type="float" office:value="0">
            <text:p><text:s text:c="2"/>- </text:p>
          </table:table-cell>
          <table:table-cell table:style-name="ce1134" table:formula="of:=[.DS34]" office:value-type="float" office:value="0">
            <text:p><text:s text:c="2"/>- </text:p>
          </table:table-cell>
          <table:table-cell table:style-name="ce1134" table:formula="of:=[.DT34]" office:value-type="float" office:value="0">
            <text:p><text:s text:c="2"/>- </text:p>
          </table:table-cell>
          <table:table-cell table:style-name="ce1134" table:formula="of:=[.DU34]" office:value-type="float" office:value="0">
            <text:p><text:s text:c="2"/>- </text:p>
          </table:table-cell>
          <table:table-cell table:style-name="ce1134" table:formula="of:=[.DV34]" office:value-type="float" office:value="0">
            <text:p><text:s text:c="2"/>- </text:p>
          </table:table-cell>
          <table:table-cell table:style-name="ce1134" table:formula="of:=[.DW34]" office:value-type="float" office:value="0">
            <text:p><text:s text:c="2"/>- </text:p>
          </table:table-cell>
          <table:table-cell table:style-name="ce1134" table:formula="of:=[.DX34]" office:value-type="float" office:value="0">
            <text:p><text:s text:c="2"/>- </text:p>
          </table:table-cell>
          <table:table-cell table:style-name="ce1134" table:formula="of:=[.DY34]" office:value-type="float" office:value="0">
            <text:p><text:s text:c="2"/>- </text:p>
          </table:table-cell>
          <table:table-cell table:style-name="ce1134" table:formula="of:=[.DZ34]" office:value-type="float" office:value="0">
            <text:p><text:s text:c="2"/>- </text:p>
          </table:table-cell>
          <table:table-cell table:style-name="ce1134" table:formula="of:=[.EA34]" office:value-type="float" office:value="0">
            <text:p><text:s text:c="2"/>- </text:p>
          </table:table-cell>
          <table:table-cell table:style-name="ce1134" table:formula="of:=[.EB34]" office:value-type="float" office:value="0">
            <text:p><text:s text:c="2"/>- </text:p>
          </table:table-cell>
          <table:table-cell table:style-name="ce1134" table:formula="of:=[.EC34]" office:value-type="float" office:value="0">
            <text:p><text:s text:c="2"/>- </text:p>
          </table:table-cell>
          <table:table-cell table:style-name="ce1134" table:formula="of:=[.ED34]" office:value-type="float" office:value="0">
            <text:p><text:s text:c="2"/>- </text:p>
          </table:table-cell>
          <table:table-cell table:number-columns-repeated="890"/>
        </table:table-row>
        <table:table-row table:style-name="ro3" table:visibility="collapse">
          <table:table-cell table:number-columns-repeated="3"/>
          <table:table-cell table:style-name="ce1133" table:formula="of:=[.D40]" office:value-type="date" office:date-value="1899-12-30">
            <text:p>Err:508</text:p>
          </table:table-cell>
          <table:table-cell table:style-name="ce1133" table:formula="of:=[.E40]" office:value-type="date" office:date-value="1899-12-30">
            <text:p>Err:508</text:p>
          </table:table-cell>
          <table:table-cell table:style-name="ce1133" table:formula="of:=[.F40]" office:value-type="date" office:date-value="1899-12-30">
            <text:p>Err:508</text:p>
          </table:table-cell>
          <table:table-cell table:style-name="ce1133" table:formula="of:=[.G40]" office:value-type="date" office:date-value="1899-12-30">
            <text:p>Err:508</text:p>
          </table:table-cell>
          <table:table-cell table:style-name="ce1133" table:formula="of:=[.H40]" office:value-type="date" office:date-value="1899-12-30">
            <text:p>Err:508</text:p>
          </table:table-cell>
          <table:table-cell table:style-name="ce1133" table:formula="of:=[.I40]" office:value-type="date" office:date-value="1899-12-30">
            <text:p>Err:508</text:p>
          </table:table-cell>
          <table:table-cell table:style-name="ce1133" table:formula="of:=[.J40]" office:value-type="date" office:date-value="1899-12-30">
            <text:p>Err:508</text:p>
          </table:table-cell>
          <table:table-cell table:style-name="ce1133" table:formula="of:=[.K40]" office:value-type="date" office:date-value="1899-12-30">
            <text:p>Err:508</text:p>
          </table:table-cell>
          <table:table-cell table:style-name="ce1133" table:formula="of:=[.L40]" office:value-type="date" office:date-value="1899-12-30">
            <text:p>30/12/1899</text:p>
          </table:table-cell>
          <table:table-cell table:style-name="ce1133" table:formula="of:=[.M40]" office:value-type="date" office:date-value="1899-12-30">
            <text:p>30/12/1899</text:p>
          </table:table-cell>
          <table:table-cell table:style-name="ce1133" table:formula="of:=[.N40]" office:value-type="date" office:date-value="1899-12-30">
            <text:p>30/12/1899</text:p>
          </table:table-cell>
          <table:table-cell table:style-name="ce1133" table:formula="of:=[.O40]" office:value-type="date" office:date-value="1899-12-30">
            <text:p>30/12/1899</text:p>
          </table:table-cell>
          <table:table-cell table:style-name="ce1133" table:formula="of:=[.P40]" office:value-type="date" office:date-value="1899-12-30">
            <text:p>30/12/1899</text:p>
          </table:table-cell>
          <table:table-cell table:style-name="ce1133" table:formula="of:=[.Q40]" office:value-type="date" office:date-value="1899-12-30">
            <text:p>30/12/1899</text:p>
          </table:table-cell>
          <table:table-cell table:style-name="ce1133" table:formula="of:=[.R40]" office:value-type="date" office:date-value="1899-12-30">
            <text:p>30/12/1899</text:p>
          </table:table-cell>
          <table:table-cell table:style-name="ce1133" table:formula="of:=[.S40]" office:value-type="date" office:date-value="1899-12-30">
            <text:p>30/12/1899</text:p>
          </table:table-cell>
          <table:table-cell table:style-name="ce1133" table:formula="of:=[.T40]" office:value-type="date" office:date-value="1899-12-30">
            <text:p>30/12/1899</text:p>
          </table:table-cell>
          <table:table-cell table:style-name="ce1133" table:formula="of:=[.U40]" office:value-type="date" office:date-value="1899-12-30">
            <text:p>30/12/1899</text:p>
          </table:table-cell>
          <table:table-cell table:style-name="ce1133" table:formula="of:=[.V40]" office:value-type="date" office:date-value="1899-12-30">
            <text:p>30/12/1899</text:p>
          </table:table-cell>
          <table:table-cell table:style-name="ce1133" table:formula="of:=[.W40]" office:value-type="date" office:date-value="1899-12-30">
            <text:p>30/12/1899</text:p>
          </table:table-cell>
          <table:table-cell table:style-name="ce1133" table:formula="of:=[.X40]" office:value-type="date" office:date-value="1899-12-30">
            <text:p>30/12/1899</text:p>
          </table:table-cell>
          <table:table-cell table:style-name="ce1133" table:formula="of:=[.Y40]" office:value-type="date" office:date-value="1899-12-30">
            <text:p>30/12/1899</text:p>
          </table:table-cell>
          <table:table-cell table:style-name="ce1133" table:formula="of:=[.Z40]" office:value-type="date" office:date-value="1899-12-30">
            <text:p>30/12/1899</text:p>
          </table:table-cell>
          <table:table-cell table:style-name="ce1133" table:formula="of:=[.AA40]" office:value-type="date" office:date-value="1899-12-30">
            <text:p>30/12/1899</text:p>
          </table:table-cell>
          <table:table-cell table:style-name="ce1133" table:formula="of:=[.AB40]" office:value-type="date" office:date-value="1899-12-30">
            <text:p>30/12/1899</text:p>
          </table:table-cell>
          <table:table-cell table:style-name="ce1133" table:formula="of:=[.AC40]" office:value-type="date" office:date-value="1899-12-30">
            <text:p>30/12/1899</text:p>
          </table:table-cell>
          <table:table-cell table:style-name="ce1133" table:formula="of:=[.AD40]" office:value-type="date" office:date-value="1899-12-30">
            <text:p>30/12/1899</text:p>
          </table:table-cell>
          <table:table-cell table:style-name="ce1133" table:formula="of:=[.AE40]" office:value-type="date" office:date-value="1899-12-30">
            <text:p>30/12/1899</text:p>
          </table:table-cell>
          <table:table-cell table:style-name="ce1133" table:formula="of:=[.AF40]" office:value-type="date" office:date-value="1899-12-30">
            <text:p>30/12/1899</text:p>
          </table:table-cell>
          <table:table-cell table:style-name="ce1133" table:formula="of:=[.AG40]" office:value-type="date" office:date-value="1899-12-30">
            <text:p>30/12/1899</text:p>
          </table:table-cell>
          <table:table-cell table:style-name="ce1133" table:formula="of:=[.AH40]" office:value-type="date" office:date-value="1899-12-30">
            <text:p>30/12/1899</text:p>
          </table:table-cell>
          <table:table-cell table:style-name="ce1133" table:formula="of:=[.AI40]" office:value-type="date" office:date-value="1899-12-30">
            <text:p>30/12/1899</text:p>
          </table:table-cell>
          <table:table-cell table:style-name="ce1133" table:formula="of:=[.AJ40]" office:value-type="date" office:date-value="1899-12-30">
            <text:p>30/12/1899</text:p>
          </table:table-cell>
          <table:table-cell table:style-name="ce1133" table:formula="of:=[.AK40]" office:value-type="date" office:date-value="1899-12-30">
            <text:p>30/12/1899</text:p>
          </table:table-cell>
          <table:table-cell table:style-name="ce1133" table:formula="of:=[.AL40]" office:value-type="date" office:date-value="1899-12-30">
            <text:p>30/12/1899</text:p>
          </table:table-cell>
          <table:table-cell table:style-name="ce1133" table:formula="of:=[.AM40]" office:value-type="date" office:date-value="1899-12-30">
            <text:p>30/12/1899</text:p>
          </table:table-cell>
          <table:table-cell table:style-name="ce1133" table:formula="of:=[.AN40]" office:value-type="date" office:date-value="1899-12-30">
            <text:p>30/12/1899</text:p>
          </table:table-cell>
          <table:table-cell table:style-name="ce1133" table:formula="of:=[.AO40]" office:value-type="date" office:date-value="1899-12-30">
            <text:p>30/12/1899</text:p>
          </table:table-cell>
          <table:table-cell table:style-name="ce1133" table:formula="of:=[.AP40]" office:value-type="date" office:date-value="1899-12-30">
            <text:p>30/12/1899</text:p>
          </table:table-cell>
          <table:table-cell table:style-name="ce1133" table:formula="of:=[.AQ40]" office:value-type="date" office:date-value="1899-12-30">
            <text:p>30/12/1899</text:p>
          </table:table-cell>
          <table:table-cell table:style-name="ce1133" table:formula="of:=[.AR40]" office:value-type="date" office:date-value="1899-12-30">
            <text:p>30/12/1899</text:p>
          </table:table-cell>
          <table:table-cell table:style-name="ce1133" table:formula="of:=[.AS40]" office:value-type="date" office:date-value="1899-12-30">
            <text:p>30/12/1899</text:p>
          </table:table-cell>
          <table:table-cell table:style-name="ce1133" table:formula="of:=[.AT40]" office:value-type="date" office:date-value="1899-12-30">
            <text:p>30/12/1899</text:p>
          </table:table-cell>
          <table:table-cell table:style-name="ce1133" table:formula="of:=[.AU40]" office:value-type="date" office:date-value="1899-12-30">
            <text:p>30/12/1899</text:p>
          </table:table-cell>
          <table:table-cell table:style-name="ce1133" table:formula="of:=[.AV40]" office:value-type="date" office:date-value="1899-12-30">
            <text:p>30/12/1899</text:p>
          </table:table-cell>
          <table:table-cell table:style-name="ce1133" table:formula="of:=[.AW40]" office:value-type="date" office:date-value="1899-12-30">
            <text:p>30/12/1899</text:p>
          </table:table-cell>
          <table:table-cell table:style-name="ce1133" table:formula="of:=[.AX40]" office:value-type="date" office:date-value="1899-12-30">
            <text:p>30/12/1899</text:p>
          </table:table-cell>
          <table:table-cell table:style-name="ce1133" table:formula="of:=[.AY40]" office:value-type="date" office:date-value="1899-12-30">
            <text:p>30/12/1899</text:p>
          </table:table-cell>
          <table:table-cell table:style-name="ce1133" table:formula="of:=[.AZ40]" office:value-type="date" office:date-value="1899-12-30">
            <text:p>30/12/1899</text:p>
          </table:table-cell>
          <table:table-cell table:style-name="ce1133" table:formula="of:=[.BA40]" office:value-type="date" office:date-value="1899-12-30">
            <text:p>30/12/1899</text:p>
          </table:table-cell>
          <table:table-cell table:style-name="ce1133" table:formula="of:=[.BB40]" office:value-type="date" office:date-value="1899-12-30">
            <text:p>30/12/1899</text:p>
          </table:table-cell>
          <table:table-cell table:style-name="ce1133" table:formula="of:=[.BC40]" office:value-type="date" office:date-value="1899-12-30">
            <text:p>30/12/1899</text:p>
          </table:table-cell>
          <table:table-cell table:style-name="ce1133" table:formula="of:=[.BD40]" office:value-type="date" office:date-value="1899-12-30">
            <text:p>30/12/1899</text:p>
          </table:table-cell>
          <table:table-cell table:style-name="ce1133" table:formula="of:=[.BE40]" office:value-type="date" office:date-value="1899-12-30">
            <text:p>30/12/1899</text:p>
          </table:table-cell>
          <table:table-cell table:style-name="ce1133" table:formula="of:=[.BF40]" office:value-type="date" office:date-value="1899-12-30">
            <text:p>30/12/1899</text:p>
          </table:table-cell>
          <table:table-cell table:style-name="ce1133" table:formula="of:=[.BG40]" office:value-type="date" office:date-value="1899-12-30">
            <text:p>30/12/1899</text:p>
          </table:table-cell>
          <table:table-cell table:style-name="ce1133" table:formula="of:=[.BH40]" office:value-type="date" office:date-value="1899-12-30">
            <text:p>30/12/1899</text:p>
          </table:table-cell>
          <table:table-cell table:style-name="ce1133" table:formula="of:=[.BI40]" office:value-type="date" office:date-value="1899-12-30">
            <text:p>30/12/1899</text:p>
          </table:table-cell>
          <table:table-cell table:style-name="ce1133" table:formula="of:=[.BJ40]" office:value-type="date" office:date-value="1899-12-30">
            <text:p>30/12/1899</text:p>
          </table:table-cell>
          <table:table-cell table:style-name="ce1133" table:formula="of:=[.BK40]" office:value-type="date" office:date-value="1899-12-30">
            <text:p>30/12/1899</text:p>
          </table:table-cell>
          <table:table-cell table:style-name="ce1133" table:formula="of:=[.BL40]" office:value-type="date" office:date-value="1899-12-30">
            <text:p>30/12/1899</text:p>
          </table:table-cell>
          <table:table-cell table:style-name="ce1133" table:formula="of:=[.BM40]" office:value-type="date" office:date-value="1899-12-30">
            <text:p>30/12/1899</text:p>
          </table:table-cell>
          <table:table-cell table:style-name="ce1133" table:formula="of:=[.BN40]" office:value-type="date" office:date-value="1899-12-30">
            <text:p>30/12/1899</text:p>
          </table:table-cell>
          <table:table-cell table:style-name="ce1133" table:formula="of:=[.BO40]" office:value-type="date" office:date-value="1899-12-30">
            <text:p>30/12/1899</text:p>
          </table:table-cell>
          <table:table-cell table:style-name="ce1133" table:formula="of:=[.BP40]" office:value-type="date" office:date-value="1899-12-30">
            <text:p>30/12/1899</text:p>
          </table:table-cell>
          <table:table-cell table:style-name="ce1133" table:formula="of:=[.BQ40]" office:value-type="date" office:date-value="1899-12-30">
            <text:p>30/12/1899</text:p>
          </table:table-cell>
          <table:table-cell table:style-name="ce1133" table:formula="of:=[.BR40]" office:value-type="date" office:date-value="1899-12-30">
            <text:p>30/12/1899</text:p>
          </table:table-cell>
          <table:table-cell table:style-name="ce1133" table:formula="of:=[.BS40]" office:value-type="date" office:date-value="1899-12-30">
            <text:p>30/12/1899</text:p>
          </table:table-cell>
          <table:table-cell table:style-name="ce1133" table:formula="of:=[.BT40]" office:value-type="date" office:date-value="1899-12-30">
            <text:p>30/12/1899</text:p>
          </table:table-cell>
          <table:table-cell table:style-name="ce1133" table:formula="of:=[.BU40]" office:value-type="date" office:date-value="1899-12-30">
            <text:p>30/12/1899</text:p>
          </table:table-cell>
          <table:table-cell table:style-name="ce1133" table:formula="of:=[.BV40]" office:value-type="date" office:date-value="1899-12-30">
            <text:p>30/12/1899</text:p>
          </table:table-cell>
          <table:table-cell table:style-name="ce1133" table:formula="of:=[.BW40]" office:value-type="date" office:date-value="1899-12-30">
            <text:p>30/12/1899</text:p>
          </table:table-cell>
          <table:table-cell table:style-name="ce1133" table:formula="of:=[.BX40]" office:value-type="date" office:date-value="1899-12-30">
            <text:p>30/12/1899</text:p>
          </table:table-cell>
          <table:table-cell table:style-name="ce1133" table:formula="of:=[.BY40]" office:value-type="date" office:date-value="1899-12-30">
            <text:p>30/12/1899</text:p>
          </table:table-cell>
          <table:table-cell table:style-name="ce1133" table:formula="of:=[.BZ40]" office:value-type="date" office:date-value="1899-12-30">
            <text:p>30/12/1899</text:p>
          </table:table-cell>
          <table:table-cell table:style-name="ce1133" table:formula="of:=[.CA40]" office:value-type="date" office:date-value="1899-12-30">
            <text:p>30/12/1899</text:p>
          </table:table-cell>
          <table:table-cell table:style-name="ce1133" table:formula="of:=[.CB40]" office:value-type="date" office:date-value="1899-12-30">
            <text:p>30/12/1899</text:p>
          </table:table-cell>
          <table:table-cell table:style-name="ce1133" table:formula="of:=[.CC40]" office:value-type="date" office:date-value="1899-12-30">
            <text:p>30/12/1899</text:p>
          </table:table-cell>
          <table:table-cell table:style-name="ce1133" table:formula="of:=[.CD40]" office:value-type="date" office:date-value="1899-12-30">
            <text:p>30/12/1899</text:p>
          </table:table-cell>
          <table:table-cell table:style-name="ce1133" table:formula="of:=[.CE40]" office:value-type="date" office:date-value="1899-12-30">
            <text:p>30/12/1899</text:p>
          </table:table-cell>
          <table:table-cell table:style-name="ce1133" table:formula="of:=[.CF40]" office:value-type="date" office:date-value="1899-12-30">
            <text:p>30/12/1899</text:p>
          </table:table-cell>
          <table:table-cell table:style-name="ce1133" table:formula="of:=[.CG40]" office:value-type="date" office:date-value="1899-12-30">
            <text:p>30/12/1899</text:p>
          </table:table-cell>
          <table:table-cell table:style-name="ce1133" table:formula="of:=[.CH40]" office:value-type="date" office:date-value="1899-12-30">
            <text:p>30/12/1899</text:p>
          </table:table-cell>
          <table:table-cell table:style-name="ce1133" table:formula="of:=[.CI40]" office:value-type="date" office:date-value="1899-12-30">
            <text:p>30/12/1899</text:p>
          </table:table-cell>
          <table:table-cell table:style-name="ce1133" table:formula="of:=[.CJ40]" office:value-type="date" office:date-value="1899-12-30">
            <text:p>30/12/1899</text:p>
          </table:table-cell>
          <table:table-cell table:style-name="ce1133" table:formula="of:=[.CK40]" office:value-type="date" office:date-value="1899-12-30">
            <text:p>30/12/1899</text:p>
          </table:table-cell>
          <table:table-cell table:style-name="ce1133" table:formula="of:=[.CL40]" office:value-type="date" office:date-value="1899-12-30">
            <text:p>30/12/1899</text:p>
          </table:table-cell>
          <table:table-cell table:style-name="ce1133" table:formula="of:=[.CM40]" office:value-type="date" office:date-value="1899-12-30">
            <text:p>30/12/1899</text:p>
          </table:table-cell>
          <table:table-cell table:style-name="ce1133" table:formula="of:=[.CN40]" office:value-type="date" office:date-value="1899-12-30">
            <text:p>30/12/1899</text:p>
          </table:table-cell>
          <table:table-cell table:style-name="ce1133" table:formula="of:=[.CO40]" office:value-type="date" office:date-value="1899-12-30">
            <text:p>30/12/1899</text:p>
          </table:table-cell>
          <table:table-cell table:number-columns-repeated="931"/>
        </table:table-row>
        <table:table-row table:style-name="ro3" table:visibility="collapse">
          <table:table-cell table:number-columns-repeated="1024"/>
        </table:table-row>
        <table:table-row table:style-name="ro3" table:visibility="collapse">
          <table:table-cell table:number-columns-repeated="2"/>
          <table:table-cell office:value-type="float" office:value="1">
            <text:p>1</text:p>
          </table:table-cell>
          <table:table-cell table:formula="of:=HLOOKUP([.C111];[.$D$107:.$ED$108];2;0)" office:value-type="float" office:value="0">
            <text:p>#N/D</text:p>
          </table:table-cell>
          <table:table-cell table:style-name="ce1133" table:formula="of:=HLOOKUP([.C111];[.$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2">
            <text:p>2</text:p>
          </table:table-cell>
          <table:table-cell table:formula="of:=HLOOKUP([.C112];[.$D$107:.$ED$108];2;0)" office:value-type="float" office:value="0">
            <text:p>#N/D</text:p>
          </table:table-cell>
          <table:table-cell table:style-name="ce1133" table:formula="of:=HLOOKUP([.C112];[.$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3">
            <text:p>3</text:p>
          </table:table-cell>
          <table:table-cell table:formula="of:=HLOOKUP([.C113];[.$D$107:.$ED$108];2;0)" office:value-type="float" office:value="0">
            <text:p>#N/D</text:p>
          </table:table-cell>
          <table:table-cell table:style-name="ce1133" table:formula="of:=HLOOKUP([.C113];[.$D$107:.$ED$109];3;0)" office:value-type="date" office:date-value="1899-12-30">
            <text:p>#N/D</text:p>
          </table:table-cell>
          <table:table-cell table:number-columns-repeated="1019"/>
        </table:table-row>
        <table:table-row table:style-name="ro3" table:visibility="collapse">
          <table:table-cell table:number-columns-repeated="2"/>
          <table:table-cell office:value-type="float" office:value="4">
            <text:p>4</text:p>
          </table:table-cell>
          <table:table-cell table:formula="of:=HLOOKUP([.C114];[.$D$107:.$ED$108];2;0)" office:value-type="float" office:value="0">
            <text:p>#N/D</text:p>
          </table:table-cell>
          <table:table-cell table:style-name="ce1133" table:formula="of:=HLOOKUP([.C114];[.$D$107:.$ED$109];3;0)" office:value-type="date" office:date-value="1899-12-30">
            <text:p>#N/D</text:p>
          </table:table-cell>
          <table:table-cell table:number-columns-repeated="1019"/>
        </table:table-row>
        <table:table-row table:style-name="ro3">
          <table:table-cell table:number-columns-repeated="4"/>
          <table:table-cell table:style-name="ce1133"/>
          <table:table-cell table:number-columns-repeated="1019"/>
        </table:table-row>
        <table:table-row table:style-name="ro3" table:number-rows-repeated="1048460">
          <table:table-cell table:number-columns-repeated="1024"/>
        </table:table-row>
        <table:table-row table:style-name="ro3">
          <table:table-cell table:number-columns-repeated="1024"/>
        </table:table-row>
        <table:named-expressions/>
      </table:table>
      <table:named-expressions>
        <table:named-range table:name="Actividad_No_Complementaria_mayor_a_1_año_de_permanencia" table:base-cell-address="$Solicitud.$A$1" table:cell-range-address="$'Evaluación Cuantitativa'.$D$58"/>
        <table:named-range table:name="calif" table:base-cell-address="$Solicitud.$A$1" table:cell-range-address="$Solicitud.$CD$187:.$CH$187"/>
        <table:named-range table:name="calif_ref" table:base-cell-address="$Solicitud.$A$1" table:cell-range-address="$Solicitud.$CF$187:.$CH$187"/>
        <table:named-range table:name="Comercio" table:base-cell-address="$Solicitud.$A$1" table:cell-range-address="$parametros.$C$32:.$BT$32"/>
        <table:named-range table:name="Crianza" table:base-cell-address="$Solicitud.$A$1" table:cell-range-address="$Solicitud.$CC$197:.$CE$197"/>
        <table:named-range table:name="Cultivos" table:base-cell-address="$Solicitud.$A$1" table:cell-range-address="$Solicitud.$CD$129:.$DL$129"/>
        <table:named-range table:name="Industria" table:base-cell-address="$Solicitud.$A$1" table:cell-range-address="$parametros.$BU$32:.$DE$32"/>
        <table:named-range table:name="lista_no" table:base-cell-address="$Solicitud.$A$1" table:cell-range-address="$'Evaluación Cuantitativa'.$BG$165"/>
        <table:named-range table:name="lista_si_no" table:base-cell-address="$Solicitud.$A$1" table:cell-range-address="$'Evaluación Cuantitativa'.$BF$165:.$BG$165"/>
        <table:named-range table:name="otros_ingresos_1" table:base-cell-address="$Solicitud.$A$1" table:cell-range-address="$'Evaluación Cuantitativa'.$BC$120:.$BC$124"/>
        <table:named-range table:name="otros_ingresos_2" table:base-cell-address="$Solicitud.$A$1" table:cell-range-address="$'Evaluación Cuantitativa'.$BC$120:.$BC$126"/>
        <table:named-range table:name="Servicio" table:base-cell-address="$Solicitud.$A$1" table:cell-range-address="$parametros.$DF$32:.$EW$32"/>
        <table:named-range table:name="sub_1" table:base-cell-address="$Solicitud.$A$1" table:cell-range-address="$Solicitud.$CD$125:.$CG$125"/>
        <table:named-range table:name="sub_2" table:base-cell-address="$Solicitud.$A$1" table:cell-range-address="$Solicitud.$CL$125:.$CM$125"/>
      </table:named-expressions>
      <table:database-ranges>
        <table:database-range table:name="_xlnm._FilterDatabase" table:target-range-address="'data cultivos'.C3:'data cultivos'.C10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Helvetica Narrow" svg:font-family="'Helvetica Narrow'"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P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P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PE">S/</number:currency-symbol>
      <number:number number:decimal-places="2" number:min-integer-digits="1" number:grouping="true"/>
    </number:currency-style>
    <number:currency-style style:name="N104">
      <style:text-properties fo:color="#ff0000"/>
      <number:text>-</number:text>
      <number:currency-symbol number:language="es" number:country="PE">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12P0" style:volatile="true">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8000" number:language="es" number:country="PE">
      <number:number number:min-integer-digits="1"/>
    </number:number-style>
    <number:percentage-style style:name="N8010" number:language="es" number:country="PE">
      <number:number number:decimal-places="0" number:min-integer-digits="1"/>
      <number:text>%</number:text>
    </number:percentage-style>
    <number:number-style style:name="N113">
      <number:text>S/. </number:text>
      <number:number number:decimal-places="2" number:min-integer-digits="1" number:grouping="true"/>
    </number:number-style>
    <number:number-style style:name="N114">
      <number:text>S/. </number:text>
      <number:number number:decimal-places="0" number:min-integer-digits="1" number:grouping="true"/>
    </number:number-style>
    <number:currency-style style:name="N115">
      <number:currency-symbol number:language="qu" number:country="PE">S/.</number:currency-symbol>
      <number:text> </number:text>
      <number:number number:decimal-places="2" number:min-integer-digits="1" number:grouping="true"/>
    </number:currency-style>
    <number:currency-style style:name="N116P0" style:volatile="true">
      <number:currency-symbol number:language="qu" number:country="PE">S/.</number:currency-symbol>
      <number:text> </number:text>
      <number:number number:decimal-places="2" number:min-integer-digits="1" number:grouping="true"/>
    </number:currency-style>
    <number:currency-style style:name="N116">
      <style:text-properties fo:color="#ff0000"/>
      <number:currency-symbol number:language="qu" number:country="PE">S/.</number:currency-symbol>
      <number:text> -</number:text>
      <number:number number:decimal-places="2" number:min-integer-digits="1" number:grouping="true"/>
      <style:map style:condition="value()&gt;=0" style:apply-style-name="N116P0"/>
    </number:currency-style>
    <number:number-style style:name="N119P0" style:volatile="true">
      <number:number number:decimal-places="0" number:min-integer-digits="1" number:grouping="true"/>
      <number:text> </number:text>
    </number:number-style>
    <number:number-style style:name="N119P1" style:volatile="true">
      <number:text> (</number:text>
      <number:number number:decimal-places="0" number:min-integer-digits="1" number:grouping="true"/>
      <number:text>)</number:text>
    </number:number-style>
    <number:number-style style:name="N119P2" style:volatile="true">
      <number:text> -</number:text>
      <number:number number: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currency-style style:name="N122">
      <number:currency-symbol number:language="qu" number:country="PE">S/.</number:currency-symbol>
      <number:text> </number:text>
      <number:number number:decimal-places="1" number:min-integer-digits="1" number:grouping="true"/>
    </number:currency-style>
    <number:date-style style:name="N123P0" style:volatile="true">
      <number:day number:style="long"/>
      <number:text>/</number:text>
      <number:month number:style="long"/>
      <number:text>/</number:text>
      <number:year number:style="long"/>
    </number:date-style>
    <number:text-style style:name="N123">
      <number:text-content/>
      <style:map style:condition="value()&gt;=0" style:apply-style-name="N123P0"/>
    </number:text-style>
    <number:date-style style:name="N125P0" style:volatile="true">
      <number:month number:textual="true"/>
      <number:text>-</number:text>
      <number:year/>
    </number:date-style>
    <number:text-style style:name="N125">
      <number:text-content/>
      <style:map style:condition="value()&gt;=0" style:apply-style-name="N125P0"/>
    </number:text-style>
    <number:currency-style style:name="N126">
      <number:currency-symbol number:language="es" number:country="PE">S/.</number:currency-symbol>
      <number:text> </number:text>
      <number:number number:decimal-places="2" number:min-integer-digits="1" number:grouping="true"/>
    </number:currency-style>
    <number:date-style style:name="N128P0" style:volatile="true">
      <number:day number:style="long"/>
      <number:text>-</number:text>
      <number:month number:textual="true"/>
      <number:text>-</number:text>
      <number:year/>
    </number:date-style>
    <number:text-style style:name="N128">
      <number:text-content/>
      <style:map style:condition="value()&gt;=0" style:apply-style-name="N128P0"/>
    </number:text-style>
    <number:date-style style:name="N130P0" style:volatile="true">
      <number:day/>
      <number:text>-</number:text>
      <number:month number:textual="true"/>
      <number:text>-</number:text>
      <number:year number:style="long"/>
    </number:date-style>
    <number:text-style style:name="N130">
      <number:text-content/>
      <style:map style:condition="value()&gt;=0" style:apply-style-name="N130P0"/>
    </number:text-style>
    <number:currency-style style:name="N131P0" style:volatile="true">
      <number:currency-symbol number:language="qu" number:country="PE">S/.</number:currency-symbol>
      <number:text> </number:text>
      <number:number number:decimal-places="2" number:min-integer-digits="1" number:grouping="true"/>
    </number:currency-style>
    <number:currency-style style:name="N131">
      <style:text-properties fo:color="#ff0000"/>
      <number:currency-symbol number:language="qu" number:country="PE">S/.</number:currency-symbol>
      <number:text> </number:text>
      <number:number number:decimal-places="2" number:min-integer-digits="1" number:grouping="true"/>
      <style:map style:condition="value()&gt;=0" style:apply-style-name="N131P0"/>
    </number:currency-style>
    <number:percentage-style style:name="N132">
      <number:number number:decimal-places="4" number:min-integer-digits="1"/>
      <number:text>%</number:text>
    </number:percentage-style>
    <number:currency-style style:name="N133">
      <number:currency-symbol number:language="es" number:country="PE">S/.</number:currency-symbol>
      <number:text> </number:text>
      <number:number number:decimal-places="0" number:min-integer-digits="1" number:grouping="true"/>
    </number:currency-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S/. </number:text>
      <number:number number:decimal-places="0" number:min-integer-digits="1" number:grouping="true"/>
    </number:number-style>
    <number:number-style style:name="N137">
      <number:text>S/. -</number:text>
      <number:number number:decimal-places="0" number:min-integer-digits="1" number:grouping="true"/>
      <style:map style:condition="value()&gt;=0" style:apply-style-name="N137P0"/>
    </number:number-style>
    <number:number-style style:name="N138P0" style:volatile="true">
      <number:text>S/. </number:text>
      <number:number number:decimal-places="0" number:min-integer-digits="1" number:grouping="true"/>
    </number:number-style>
    <number:number-style style:name="N138">
      <style:text-properties fo:color="#ff0000"/>
      <number:text>S/. -</number:text>
      <number:number number:decimal-places="0" number:min-integer-digits="1" number:grouping="true"/>
      <style:map style:condition="value()&gt;=0" style:apply-style-name="N138P0"/>
    </number:number-style>
    <number:number-style style:name="N139P0" style:volatile="true">
      <number:text>S/. </number:text>
      <number:number number:decimal-places="2" number:min-integer-digits="1" number:grouping="true"/>
    </number:number-style>
    <number:number-style style:name="N139">
      <number:text>S/. -</number:text>
      <number:number number:decimal-places="2" number:min-integer-digits="1" number:grouping="true"/>
      <style:map style:condition="value()&gt;=0" style:apply-style-name="N139P0"/>
    </number:number-style>
    <number:number-style style:name="N140P0" style:volatile="true">
      <number:text>S/. </number:text>
      <number:number number:decimal-places="2" number:min-integer-digits="1" number:grouping="true"/>
    </number:number-style>
    <number:number-style style:name="N140">
      <style:text-properties fo:color="#ff0000"/>
      <number:text>S/. -</number:text>
      <number:number number:decimal-places="2" number:min-integer-digits="1" number:grouping="true"/>
      <style:map style:condition="value()&gt;=0" style:apply-style-name="N140P0"/>
    </number:number-style>
    <number:number-style style:name="N141P0" style:volatile="true">
      <number:number number:decimal-places="0" number:min-integer-digits="1" number:grouping="true"/>
    </number:number-style>
    <number:number-style style:name="N141">
      <number:text>-</number:text>
      <number:number number:decimal-places="0" number:min-integer-digits="1" number:grouping="true"/>
      <style:map style:condition="value()&gt;=0" style:apply-style-name="N141P0"/>
    </number:number-style>
    <number:number-style style:name="N142P0" style:volatile="true">
      <number:number number:decimal-places="0" number:min-integer-digits="1" number:grouping="true"/>
    </number:number-style>
    <number:number-style style:name="N142">
      <style:text-properties fo:color="#ff0000"/>
      <number:text>-</number:text>
      <number:number number:decimal-places="0" number:min-integer-digits="1" number:grouping="true"/>
      <style:map style:condition="value()&gt;=0" style:apply-style-name="N142P0"/>
    </number:number-style>
    <number:number-style style:name="N143P0" style:volatile="true">
      <number:number number:decimal-places="2" number:min-integer-digits="1" number:grouping="true"/>
    </number:number-style>
    <number:number-style style:name="N143">
      <number:text>-</number:text>
      <number:number number:decimal-places="2" number:min-integer-digits="1" number:grouping="true"/>
      <style:map style:condition="value()&gt;=0" style:apply-style-name="N143P0"/>
    </number:number-style>
    <number:number-style style:name="N144P0" style:volatile="true">
      <number:number number:decimal-places="2" number:min-integer-digits="1" number:grouping="true"/>
    </number:number-style>
    <number:number-style style:name="N144">
      <style:text-properties fo:color="#ff0000"/>
      <number:text>-</number:text>
      <number:number number:decimal-places="2" number:min-integer-digits="1" number:grouping="true"/>
      <style:map style:condition="value()&gt;=0" style:apply-style-name="N144P0"/>
    </number:number-style>
    <number:number-style style:name="N145P0" style:volatile="true">
      <number:text> </number:text>
      <number:number number:decimal-places="0" number:min-integer-digits="1" number:grouping="true"/>
      <number:text> </number:text>
    </number:number-style>
    <number:number-style style:name="N145P1" style:volatile="true">
      <number:text> -</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S/. </number:text>
      <number:number number:decimal-places="0" number:min-integer-digits="1" number:grouping="true"/>
      <number:text> </number:text>
    </number:number-style>
    <number:number-style style:name="N146P1" style:volatile="true">
      <number:text> S/. -</number:text>
      <number:number number:decimal-places="0" number:min-integer-digits="1" number:grouping="true"/>
      <number:text> </number:text>
    </number:number-style>
    <number:number-style style:name="N146P2" style:volatile="true">
      <number:text> S/. -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S/. </number:text>
      <number:number number:decimal-places="2" number:min-integer-digits="1" number:grouping="true"/>
      <number:text> </number:text>
    </number:number-style>
    <number:number-style style:name="N148P1" style:volatile="true">
      <number:text> S/. -</number:text>
      <number:number number:decimal-places="2" number:min-integer-digits="1" number:grouping="true"/>
      <number:text> </number:text>
    </number:number-style>
    <number:number-style style:name="N148P2" style:volatile="true">
      <number:text> S/.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5P0" style:volatile="true">
      <number:text> </number:text>
      <number:number number:decimal-places="0" number:min-integer-digits="1" number:grouping="true"/>
      <number:text> </number:text>
    </number:number-style>
    <number:number-style style:name="N155P1" style:volatile="true">
      <number:text> (</number:text>
      <number:number number:decimal-places="0"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text> </number:text>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text>S/. </number:text>
      <number:number number:decimal-places="2" number:min-integer-digits="1" number:grouping="true"/>
    </number:number-style>
    <number:date-style style:name="N158P0" style:volatile="true">
      <number:month number:textual="true"/>
      <number:text>-</number:text>
      <number:year/>
    </number:date-style>
    <number:text-style style:name="N158">
      <number:text-content/>
      <style:map style:condition="value()&gt;=0" style:apply-style-name="N158P0"/>
    </number:text-style>
    <number:date-style style:name="N159P0" style:volatile="true">
      <number:day number:style="long"/>
      <number:text>-</number:text>
      <number:month number:textual="true"/>
      <number:text>-</number:text>
      <number:year/>
    </number:date-style>
    <number:text-style style:name="N159">
      <number:text-content/>
      <style:map style:condition="value()&gt;=0" style:apply-style-name="N159P0"/>
    </number:text-style>
    <number:number-style style:name="N160">
      <number:text>S/. </number:text>
      <number:number number:decimal-places="0" number:min-integer-digits="1" number:grouping="true"/>
    </number:number-style>
    <number:date-style style:name="N161P0" style:volatile="true">
      <number:day/>
      <number:text>-</number:text>
      <number:month number:textual="true"/>
      <number:text>-</number:text>
      <number:year number:style="long"/>
    </number:date-style>
    <number:text-style style:name="N161">
      <number:text-content/>
      <style:map style:condition="value()&gt;=0" style:apply-style-name="N161P0"/>
    </number:text-style>
    <number:number-style style:name="N162P0" style:volatile="true">
      <number:text>  </number:text>
      <number:number number:decimal-places="0" number:min-integer-digits="1" number:grouping="true"/>
      <number:text> </number:text>
    </number:number-style>
    <number:number-style style:name="N162P1" style:volatile="true">
      <number:text>  (</number:text>
      <number:number number:decimal-places="0" number:min-integer-digits="1" number:grouping="true"/>
      <number:text>)</number:text>
    </number:number-style>
    <number:number-style style:name="N162P2" style:volatile="true">
      <number:text>  -</number:text>
      <number:number number: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8107P0" style:volatile="true" number:language="es" number:country="PE">
      <number:text>S/. </number:text>
      <number:number number:decimal-places="0" number:min-integer-digits="1" number:grouping="true"/>
    </number:number-style>
    <number:number-style style:name="N8107" number:language="es" number:country="PE">
      <number:text>S/. -</number:text>
      <number:number number:decimal-places="0" number:min-integer-digits="1" number:grouping="true"/>
      <style:map style:condition="value()&gt;=0" style:apply-style-name="N8107P0"/>
    </number:number-style>
    <number:number-style style:name="N8108P0" style:volatile="true" number:language="es" number:country="PE">
      <number:text>S/. </number:text>
      <number:number number:decimal-places="0" number:min-integer-digits="1" number:grouping="true"/>
    </number:number-style>
    <number:number-style style:name="N8108" number:language="es" number:country="PE">
      <style:text-properties fo:color="#ff0000"/>
      <number:text>S/. -</number:text>
      <number:number number:decimal-places="0" number:min-integer-digits="1" number:grouping="true"/>
      <style:map style:condition="value()&gt;=0" style:apply-style-name="N8108P0"/>
    </number:number-style>
    <number:number-style style:name="N8110P0" style:volatile="true" number:language="es" number:country="PE">
      <number:text>S/. </number:text>
      <number:number number:decimal-places="2" number:min-integer-digits="1" number:grouping="true"/>
    </number:number-style>
    <number:number-style style:name="N8110" number:language="es" number:country="PE">
      <number:text>S/. -</number:text>
      <number:number number:decimal-places="2" number:min-integer-digits="1" number:grouping="true"/>
      <style:map style:condition="value()&gt;=0" style:apply-style-name="N8110P0"/>
    </number:number-style>
    <number:number-style style:name="N8111P0" style:volatile="true" number:language="es" number:country="PE">
      <number:text>S/. </number:text>
      <number:number number:decimal-places="2" number:min-integer-digits="1" number:grouping="true"/>
    </number:number-style>
    <number:number-style style:name="N8111" number:language="es" number:country="PE">
      <style:text-properties fo:color="#ff0000"/>
      <number:text>S/. -</number:text>
      <number:number number:decimal-places="2" number:min-integer-digits="1" number:grouping="true"/>
      <style:map style:condition="value()&gt;=0" style:apply-style-name="N8111P0"/>
    </number:number-style>
    <number:date-style style:name="N8112" number:language="es" number:country="PE">
      <number:day number:style="long"/>
      <number:text>-</number:text>
      <number:month number:textual="true"/>
      <number:text>-</number:text>
      <number:year/>
    </number:date-style>
    <number:date-style style:name="N8113" number:language="es" number:country="PE">
      <number:day number:style="long"/>
      <number:text>-</number:text>
      <number:month number:textual="true"/>
    </number:date-style>
    <number:date-style style:name="N8114" number:language="es" number:country="PE">
      <number:month number:textual="true"/>
      <number:text>-</number:text>
      <number:year/>
    </number:date-style>
    <number:date-style style:name="N8115" number:language="es" number:country="P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es" number:country="PE">
      <number:number number:decimal-places="0" number:min-integer-digits="1" number:grouping="true"/>
    </number:number-style>
    <number:number-style style:name="N8116" number:language="es" number:country="PE">
      <number:text>-</number:text>
      <number:number number:decimal-places="0" number:min-integer-digits="1" number:grouping="true"/>
      <style:map style:condition="value()&gt;=0" style:apply-style-name="N8116P0"/>
    </number:number-style>
    <number:number-style style:name="N8117P0" style:volatile="true" number:language="es" number:country="PE">
      <number:number number:decimal-places="0" number:min-integer-digits="1" number:grouping="true"/>
    </number:number-style>
    <number:number-style style:name="N8117" number:language="es" number:country="PE">
      <style:text-properties fo:color="#ff0000"/>
      <number:text>-</number:text>
      <number:number number:decimal-places="0" number:min-integer-digits="1" number:grouping="true"/>
      <style:map style:condition="value()&gt;=0" style:apply-style-name="N8117P0"/>
    </number:number-style>
    <number:number-style style:name="N8118P0" style:volatile="true" number:language="es" number:country="PE">
      <number:number number:decimal-places="2" number:min-integer-digits="1" number:grouping="true"/>
    </number:number-style>
    <number:number-style style:name="N8118" number:language="es" number:country="PE">
      <number:text>-</number:text>
      <number:number number:decimal-places="2" number:min-integer-digits="1" number:grouping="true"/>
      <style:map style:condition="value()&gt;=0" style:apply-style-name="N8118P0"/>
    </number:number-style>
    <number:number-style style:name="N8119P0" style:volatile="true" number:language="es" number:country="PE">
      <number:number number:decimal-places="2" number:min-integer-digits="1" number:grouping="true"/>
    </number:number-style>
    <number:number-style style:name="N8119" number:language="es" number:country="PE">
      <style:text-properties fo:color="#ff0000"/>
      <number:text>-</number:text>
      <number:number number:decimal-places="2" number:min-integer-digits="1" number:grouping="true"/>
      <style:map style:condition="value()&gt;=0" style:apply-style-name="N8119P0"/>
    </number:number-style>
    <number:number-style style:name="N8123P0" style:volatile="true" number:language="es" number:country="PE">
      <number:number number:decimal-places="0" number:min-integer-digits="1" number:grouping="true"/>
      <number:text> </number:text>
    </number:number-style>
    <number:number-style style:name="N8123P1" style:volatile="true" number:language="es" number:country="PE">
      <number:text> -</number:text>
      <number:number number:decimal-places="0" number:min-integer-digits="1" number:grouping="true"/>
      <number:text> </number:text>
    </number:number-style>
    <number:number-style style:name="N8123P2" style:volatile="true" number:language="es" number:country="PE">
      <number:text> - </number:text>
    </number:number-style>
    <number:text-style style:name="N8123" number:language="es" number:country="PE">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s" number:country="PE">
      <number:text> S/. </number:text>
      <number:number number:decimal-places="0" number:min-integer-digits="1" number:grouping="true"/>
      <number:text> </number:text>
    </number:number-style>
    <number:number-style style:name="N8127P1" style:volatile="true" number:language="es" number:country="PE">
      <number:text> S/. -</number:text>
      <number:number number:decimal-places="0" number:min-integer-digits="1" number:grouping="true"/>
      <number:text> </number:text>
    </number:number-style>
    <number:number-style style:name="N8127P2" style:volatile="true" number:language="es" number:country="PE">
      <number:text> S/. - </number:text>
    </number:number-style>
    <number:text-style style:name="N8127" number:language="es" number:country="P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s" number:country="PE">
      <number:number number:decimal-places="2" number:min-integer-digits="1" number:grouping="true"/>
      <number:text> </number:text>
    </number:number-style>
    <number:number-style style:name="N8131P1" style:volatile="true" number:language="es" number:country="PE">
      <number:text> -</number:text>
      <number:number number:decimal-places="2" number:min-integer-digits="1" number:grouping="true"/>
      <number:text> </number:text>
    </number:number-style>
    <number:number-style style:name="N8131P2" style:volatile="true" number:language="es" number:country="PE">
      <number:text> -</number:text>
      <number:number number:decimal-places="0" number:min-integer-digits="0"/>
      <number:text> </number:text>
    </number:number-style>
    <number:text-style style:name="N8131" number:language="es" number:country="P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es" number:country="PE">
      <number:text> S/. </number:text>
      <number:number number:decimal-places="2" number:min-integer-digits="1" number:grouping="true"/>
      <number:text> </number:text>
    </number:number-style>
    <number:number-style style:name="N8135P1" style:volatile="true" number:language="es" number:country="PE">
      <number:text> S/. -</number:text>
      <number:number number:decimal-places="2" number:min-integer-digits="1" number:grouping="true"/>
      <number:text> </number:text>
    </number:number-style>
    <number:number-style style:name="N8135P2" style:volatile="true" number:language="es" number:country="PE">
      <number:text> S/. -</number:text>
      <number:number number:decimal-places="0" number:min-integer-digits="0"/>
      <number:text> </number:text>
    </number:number-style>
    <number:text-style style:name="N8135" number:language="es" number:country="PE">
      <number:text-content/>
      <number:text> </number:text>
      <style:map style:condition="value()&gt;0" style:apply-style-name="N8135P0"/>
      <style:map style:condition="value()&lt;0" style:apply-style-name="N8135P1"/>
      <style:map style:condition="value()=0" style:apply-style-name="N8135P2"/>
    </number:text-style>
    <number:time-style style:name="N8136" number:language="es" number:country="PE">
      <number:minutes number:style="long"/>
      <number:text>:</number:text>
      <number:seconds number:style="long"/>
    </number:time-style>
    <number:time-style style:name="N8137" number:language="es" number:country="PE" number:truncate-on-overflow="false">
      <number:hours/>
      <number:text>:</number:text>
      <number:minutes number:style="long"/>
      <number:text>:</number:text>
      <number:seconds number:style="long"/>
    </number:time-style>
    <number:time-style style:name="N8138" number:language="es" number:country="PE">
      <number:minutes number:style="long"/>
      <number:text>:</number:text>
      <number:seconds number:style="long" number:decimal-places="1"/>
    </number:time-style>
    <number:number-style style:name="N8139" number:language="es" number:country="PE">
      <number:scientific-number number:decimal-places="1" number:min-integer-digits="3" number:min-exponent-digits="1"/>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urrency_5f_ANALISIS_20__28_2_29_" style:display-name="Currency_ANALISIS (2)"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1" style:display-name="Excel Built-in Normal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rmal_20_2" style:display-name="Excel Built-in 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Output" style:display-name="Excel Built-in Output"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llares_20_2" style:display-name="Millares 2" style:family="table-cell" style:parent-style-name="Default" style:data-style-name="N112">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illares_5f_Hoja1" style:display-name="Millares_Hoja1" style:family="table-cell" style:parent-style-name="Default" style:data-style-name="N10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Hoja1" style:display-name="Normal_Hoja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2" style:display-name="Porcentaje 2"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Porcentaje_20_3" style:display-name="Porcentaje 3" style:family="table-cell" style:parent-style-name="Default" style:data-style-name="N8010"/>
    <style:style style:name="Excel_20_Built-in_20_Percent" style:display-name="Excel Built-in Percent" style:family="table-cell" style:parent-style-name="Default" style:data-style-name="N801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onditionalStyle_5f_18" style:display-name="ConditionalStyle_18" style:family="table-cell" style:parent-style-name="Default">
      <style:text-properties fo:color="#ff0000"/>
    </style:style>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1" style:display-name="Excel_BuiltIn_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2" style:display-name="Excel_BuiltIn_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3" style:display-name="Excel_BuiltIn_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4" style:display-name="Excel_BuiltIn_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5" style:display-name="Excel_BuiltIn_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25__20_-_20_Énfasis6" style:display-name="Excel_BuiltIn_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1" style:display-name="Excel_BuiltIn_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2" style:display-name="Excel_BuiltIn_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3" style:display-name="Excel_BuiltIn_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4" style:display-name="Excel_BuiltIn_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5" style:display-name="Excel_BuiltIn_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25__20_-_20_Énfasis6" style:display-name="Excel_BuiltIn_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1" style:display-name="Excel_BuiltIn_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2" style:display-name="Excel_BuiltIn_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3" style:display-name="Excel_BuiltIn_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4" style:display-name="Excel_BuiltIn_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5" style:display-name="Excel_BuiltIn_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25__20_-_20_Énfasis6" style:display-name="Excel_BuiltIn_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Buena" style:display-name="Excel_BuiltIn_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elda_20_de_20_comprobación" style:display-name="Excel_BuiltIn_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da_20_vinculada" style:display-name="Excel_BuiltIn_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álculo" style:display-name="Excel_BuiltIn_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cabezado_20_4" style:display-name="Excel_BuiltIn_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Entrada" style:display-name="Excel_BuiltIn_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correcto" style:display-name="Excel_BuiltIn_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al" style:display-name="Excel_BuiltIn_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otas" style:display-name="Excel_BuiltIn_Notas" style:family="table-cell" style:parent-style-name="Default">
      <style:table-cell-properties fo:background-color="#ffffcc" style:diagonal-bl-tr="none" style:diagonal-tl-br="none" fo:border="0.035cm solid #c0c0c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lida" style:display-name="Excel_BuiltIn_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o_20_de_20_advertencia" style:display-name="Excel_BuiltIn_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Texto_20_explicativo" style:display-name="Excel_BuiltIn_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ítulo" style:display-name="Excel_BuiltIn_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ítulo_20_1" style:display-name="Excel_BuiltIn_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ítulo_20_2" style:display-name="Excel_BuiltIn_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ítulo_20_3" style:display-name="Excel_BuiltIn_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Énfasis1" style:display-name="Excel_BuiltIn_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2" style:display-name="Excel_BuiltIn_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3" style:display-name="Excel_BuiltIn_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4" style:display-name="Excel_BuiltIn_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5" style:display-name="Excel_BuiltIn_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Énfasis6" style:display-name="Excel_BuiltIn_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1_5f_1_5f_1_20_1" style:display-name="Excel_CondFormat_1_1_1 1" style:family="table-cell" style:parent-style-name="Default">
      <style:text-properties fo:color="#ff0000"/>
    </style:style>
    <style:style style:name="Excel_5f_CondFormat_5f_1_5f_2_5f_1_20_1" style:display-name="Excel_CondFormat_1_2_1 1" style:family="table-cell" style:parent-style-name="Default">
      <style:text-properties fo:color="#ff0000"/>
    </style:style>
    <style:style style:name="Excel_5f_CondFormat_5f_1_5f_3_5f_1_20_1" style:display-name="Excel_CondFormat_1_3_1 1" style:family="table-cell" style:parent-style-name="Default">
      <style:text-properties fo:color="#ff0000"/>
    </style:style>
    <style:style style:name="Excel_5f_CondFormat_5f_1_5f_1_5f_1_20_2" style:display-name="Excel_CondFormat_1_1_1 2" style:family="table-cell" style:parent-style-name="Default">
      <style:text-properties fo:color="#ff0000"/>
    </style:style>
    <style:style style:name="Excel_5f_CondFormat_5f_1_5f_2_5f_1_20_2" style:display-name="Excel_CondFormat_1_2_1 2" style:family="table-cell" style:parent-style-name="Default">
      <style:text-properties fo:color="#ff0000"/>
    </style:style>
    <style:style style:name="Excel_5f_CondFormat_5f_1_5f_3_5f_1_20_2" style:display-name="Excel_CondFormat_1_3_1 2" style:family="table-cell" style:parent-style-name="Default">
      <style:text-properties fo:color="#ff0000"/>
    </style:style>
    <style:style style:name="Excel_5f_CondFormat_5f_1_5f_1_5f_1_20_3" style:display-name="Excel_CondFormat_1_1_1 3" style:family="table-cell" style:parent-style-name="Default">
      <style:text-properties fo:color="#ff0000"/>
    </style:style>
    <style:style style:name="Excel_5f_CondFormat_5f_1_5f_2_5f_1_20_3" style:display-name="Excel_CondFormat_1_2_1 3" style:family="table-cell" style:parent-style-name="Default">
      <style:text-properties fo:color="#ff0000"/>
    </style:style>
    <style:style style:name="Excel_5f_CondFormat_5f_1_5f_3_5f_1_20_3" style:display-name="Excel_CondFormat_1_3_1 3" style:family="table-cell" style:parent-style-name="Default">
      <style:text-properties fo:color="#ff0000"/>
    </style:style>
    <style:style style:name="Excel_5f_CondFormat_5f_1_5f_1_5f_1_20_4" style:display-name="Excel_CondFormat_1_1_1 4" style:family="table-cell" style:parent-style-name="Default">
      <style:text-properties fo:color="#ff0000"/>
    </style:style>
    <style:style style:name="Excel_5f_CondFormat_5f_1_5f_2_5f_1_20_4" style:display-name="Excel_CondFormat_1_2_1 4" style:family="table-cell" style:parent-style-name="Default">
      <style:text-properties fo:color="#ff0000"/>
    </style:style>
    <style:style style:name="Excel_5f_CondFormat_5f_1_5f_3_5f_1_20_4" style:display-name="Excel_CondFormat_1_3_1 4" style:family="table-cell" style:parent-style-name="Default">
      <style:text-properties fo:color="#ff0000"/>
    </style:style>
    <style:style style:name="Excel_5f_CondFormat_5f_1_5f_1_5f_1_20_5" style:display-name="Excel_CondFormat_1_1_1 5" style:family="table-cell" style:parent-style-name="Default">
      <style:text-properties fo:color="#ff0000"/>
    </style:style>
    <style:style style:name="Excel_5f_CondFormat_5f_1_5f_2_5f_1_20_5" style:display-name="Excel_CondFormat_1_2_1 5" style:family="table-cell" style:parent-style-name="Default">
      <style:text-properties fo:color="#ff0000"/>
    </style:style>
    <style:style style:name="Excel_5f_CondFormat_5f_1_5f_3_5f_1_20_5" style:display-name="Excel_CondFormat_1_3_1 5" style:family="table-cell" style:parent-style-name="Default">
      <style:text-properties fo:color="#ff0000"/>
    </style:style>
    <style:style style:name="Excel_5f_CondFormat_5f_1_5f_1_5f_1_20_6" style:display-name="Excel_CondFormat_1_1_1 6" style:family="table-cell" style:parent-style-name="Default">
      <style:text-properties fo:color="#ff0000"/>
    </style:style>
    <style:style style:name="Excel_5f_CondFormat_5f_1_5f_2_5f_1_20_6" style:display-name="Excel_CondFormat_1_2_1 6" style:family="table-cell" style:parent-style-name="Default">
      <style:text-properties fo:color="#ff0000"/>
    </style:style>
    <style:style style:name="Excel_5f_CondFormat_5f_1_5f_3_5f_1_20_6" style:display-name="Excel_CondFormat_1_3_1 6" style:family="table-cell" style:parent-style-name="Default">
      <style:text-properties fo:color="#ff0000"/>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1_5f_3_5f_1" style:display-name="Excel_CondFormat_1_3_1" style:family="table-cell" style:parent-style-name="Default">
      <style:text-properties fo:color="#ff00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9cm" fo:margin-bottom="0.7cm" fo:margin-left="0.499cm" fo:margin-right="0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0.9cm" fo:margin-bottom="0cm" fo:margin-left="1.799cm" fo:margin-right="1.3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0.9cm" fo:margin-bottom="0.4cm" fo:margin-left="1.3cm" fo:margin-right="1.799cm" style:print-page-order="ttb" style:first-page-number="continue" style:scale-to-X="1" style:scale-to-Y="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1.001cm" fo:page-height="29.7cm" style:num-format="1" style:print-orientation="portrait" fo:margin-top="1.245cm" fo:margin-bottom="1.168cm" fo:margin-left="1.9cm" fo:margin-right="1.401cm" style:print-page-order="ttb" style:first-page-number="continue" style:scale-to="9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1.001cm" fo:page-height="29.7cm" style:num-format="1" style:print-orientation="portrait" fo:margin-top="1.401cm" fo:margin-bottom="1.401cm" fo:margin-left="1.799cm" fo:margin-right="1.199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0">
      <style:page-layout-properties fo:page-width="21.001cm" fo:page-height="29.7cm" style:num-format="1" style:print-orientation="portrait" fo:margin-top="0.9cm" fo:margin-bottom="0cm" fo:margin-left="1.799cm" fo:margin-right="0cm" style:print-page-order="ttb" style:first-page-number="continue" style:scale-to-X="1" style:scale-to-Y="1" style:table-centering="vertic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1">
      <style:page-layout-properties fo:page-width="29.7cm" fo:page-height="21.001cm" style:num-format="1" style:print-orientation="landscape" fo:margin-top="0.801cm" fo:margin-bottom="0.9cm" fo:margin-left="0.813cm" fo:margin-right="0.102cm" style:print-page-order="ttb" style:first-page-number="continue" style:scale-to="8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12">
      <style:page-layout-properties fo:page-width="29.7cm" fo:page-height="21.001cm" style:num-format="1" style:print-orientation="landscape" fo:margin-top="0.801cm" fo:margin-bottom="0.9cm" fo:margin-left="0.813cm" fo:margin-right="0.102cm" style:first-page-number="continue" style:scale-to="85%"/>
      <style:header-style>
        <style:header-footer-properties fo:margin-left="1.087cm" fo:margin-right="1.797cm" fo:margin-bottom="0cm"/>
      </style:header-style>
      <style:footer-style>
        <style:header-footer-properties fo:margin-left="1.087cm" fo:margin-right="1.797cm" fo:margin-top="0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6">16/09/2014</text:date>, <text:time>19:59:41</text:time></text:p>
        </style:region-right>
      </style:header>
      <style:header-left style:display="false"/>
      <style:footer>
        <text:p>Página <text:page-number>1</text:page-number> / <text:page-count>99</text:page-count></text:p>
      </style:footer>
      <style:footer-left style:display="false"/>
    </style:master-page>
    <style:master-page style:name="PageStyle_5f_Solicitud" style:display-name="PageStyle_Solicitud" style:page-layout-name="Mpm3">
      <style:header style:display="false"/>
      <style:header-left style:display="false"/>
      <style:footer style:display="false"/>
      <style:footer-left style:display="false"/>
    </style:master-page>
    <style:master-page style:name="PageStyle_5f_datos" style:display-name="PageStyle_datos" style:page-layout-name="Mpm4">
      <style:header style:display="false"/>
      <style:header-left style:display="false"/>
      <style:footer style:display="false"/>
      <style:footer-left style:display="false"/>
    </style:master-page>
    <style:master-page style:name="PageStyle_5f_datosCP" style:display-name="PageStyle_datosCP" style:page-layout-name="Mpm5">
      <style:header style:display="false"/>
      <style:header-left style:display="false"/>
      <style:footer style:display="false"/>
      <style:footer-left style:display="false"/>
    </style:master-page>
    <style:master-page style:name="PageStyle_5f_Evaluación_20_Cualitativa" style:display-name="PageStyle_Evaluación Cualitativa" style:page-layout-name="Mpm6">
      <style:header style:display="false"/>
      <style:header-left style:display="false"/>
      <style:footer style:display="false"/>
      <style:footer-left style:display="false"/>
    </style:master-page>
    <style:master-page style:name="PageStyle_5f_parametros" style:display-name="PageStyle_parametros" style:page-layout-name="Mpm5">
      <style:header style:display="false"/>
      <style:header-left style:display="false"/>
      <style:footer style:display="false"/>
      <style:footer-left style:display="false"/>
    </style:master-page>
    <style:master-page style:name="PageStyle_5f_Evaluación_20_Cuantitativa" style:display-name="PageStyle_Evaluación Cuantitativa" style:page-layout-name="Mpm7">
      <style:header style:display="false"/>
      <style:header-left style:display="false"/>
      <style:footer style:display="false"/>
      <style:footer-left style:display="false"/>
    </style:master-page>
    <style:master-page style:name="PageStyle_5f_Resumen_20_E._20_C." style:display-name="PageStyle_Resumen E. C." style:page-layout-name="Mpm8">
      <style:header style:display="false"/>
      <style:header-left style:display="false"/>
      <style:footer style:display="false"/>
      <style:footer-left style:display="false"/>
    </style:master-page>
    <style:master-page style:name="PageStyle_5f_Costo_20_Produc.1" style:display-name="PageStyle_Costo Produc.1" style:page-layout-name="Mpm9">
      <style:header style:display="false"/>
      <style:header-left style:display="false"/>
      <style:footer style:display="false"/>
      <style:footer-left style:display="false"/>
    </style:master-page>
    <style:master-page style:name="PageStyle_5f_Costo_20_Produc.2" style:display-name="PageStyle_Costo Produc.2" style:page-layout-name="Mpm10">
      <style:header style:display="false"/>
      <style:header-left style:display="false"/>
      <style:footer style:display="false"/>
      <style:footer-left style:display="false"/>
    </style:master-page>
    <style:master-page style:name="PageStyle_5f_Costo_20_Produc.3" style:display-name="PageStyle_Costo Produc.3" style:page-layout-name="Mpm5">
      <style:header style:display="false"/>
      <style:header-left style:display="false"/>
      <style:footer style:display="false"/>
      <style:footer-left style:display="false"/>
    </style:master-page>
    <style:master-page style:name="PageStyle_5f_data_20_cultivos" style:display-name="PageStyle_data cultivos" style:page-layout-name="Mpm5">
      <style:header style:display="false"/>
      <style:header-left style:display="false"/>
      <style:footer style:display="false"/>
      <style:footer-left style:display="false"/>
    </style:master-page>
    <style:master-page style:name="PageStyle_5f_Flujo_20_de_20_Caja" style:display-name="PageStyle_Flujo de Caja" style:page-layout-name="Mpm11">
      <style:header style:display="false"/>
      <style:header-left style:display="false"/>
      <style:footer style:display="false"/>
      <style:footer-left style:display="false"/>
    </style:master-page>
    <style:master-page style:name="PageStyle_5f_Flujo_20_de_20_Caja_20_1" style:display-name="PageStyle_Flujo de Caja 1" style:page-layout-name="Mpm12">
      <style:header style:display="false"/>
      <style:header-left style:display="false"/>
      <style:footer style:display="false"/>
      <style:footer-left style:display="false"/>
    </style:master-page>
    <style:master-page style:name="PageStyle_5f_Flujo_20_de_20_Caja_20_2" style:display-name="PageStyle_Flujo de Caja 2" style:page-layout-name="Mpm12">
      <style:header style:display="false"/>
      <style:header-left style:display="false"/>
      <style:footer style:display="false"/>
      <style:footer-left style:display="false"/>
    </style:master-page>
    <style:master-page style:name="PageStyle_5f_Flujo_20_de_20_Caja_20_3" style:display-name="PageStyle_Flujo de Caja 3" style:page-layout-name="Mpm12">
      <style:header style:display="false"/>
      <style:header-left style:display="false"/>
      <style:footer style:display="false"/>
      <style:footer-left style:display="false"/>
    </style:master-page>
    <style:master-page style:name="PageStyle_5f_Flujo_20_de_20_Caja_20_4" style:display-name="PageStyle_Flujo de Caja 4" style:page-layout-name="Mpm12">
      <style:header style:display="false"/>
      <style:header-left style:display="false"/>
      <style:footer style:display="false"/>
      <style:footer-left style:display="false"/>
    </style:master-page>
    <style:master-page style:name="PageStyle_5f_Flujo_20_de_20_Caja_20_5" style:display-name="PageStyle_Flujo de Caja 5" style:page-layout-name="Mpm12">
      <style:header style:display="false"/>
      <style:header-left style:display="false"/>
      <style:footer style:display="false"/>
      <style:footer-left style:display="false"/>
    </style:master-page>
    <style:master-page style:name="PageStyle_5f_Flujo_20_de_20_Caja_20_6" style:display-name="PageStyle_Flujo de Caja 6" style:page-layout-name="Mpm12">
      <style:header style:display="false"/>
      <style:header-left style:display="false"/>
      <style:footer style:display="false"/>
      <style:footer-left style:display="false"/>
    </style:master-page>
    <style:master-page style:name="PageStyle_5f_Flujo_20_de_20_Caja_20_7" style:display-name="PageStyle_Flujo de Caja 7" style:page-layout-name="Mpm1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0$Win32 OpenOffice.org_project/410m18$Build-9764</meta:generator>
    <dc:date>2014-09-16T19:59:41.43</dc:date>
    <dc:creator>Arnold Huete Garcia</dc:creator>
    <meta:editing-duration>PT21H35M33S</meta:editing-duration>
    <meta:editing-cycles>15</meta:editing-cycles>
    <meta:document-statistic meta:table-count="12" meta:cell-count="9281" meta:object-count="9"/>
  </office:meta>
</office:document-meta>
</file>

<file path=Basic/Standard/Hoja1.xml><?xml version="1.0" encoding="utf-8"?>
<!DOCTYPE module  PUBLIC '-//OpenOffice.org//DTD OfficeDocument 1.0//EN'  'module.dtd'>
<script:module xmlns:script="http://openoffice.org/2000/script" script:name="Hoja1" script:language="StarBasic" script:moduleType="document">Rem Attribute VBA_ModuleType=VBADocumentModule
''Sub Hoja1 SOLICITUD
Option VBASupport 1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Solicitud").Unprotect Password:=contra
     Dim cad as String
     on error resume next
  	 row = Target.Row
  	 col = Target.Column
     oHojaActiva = ThisComponent.getCurrentController.getActiveSheet()
     Application.EnableEvents = False
     Application.ScreenUpdating = False
     cad= oHojaActiva.getCellByPosition( col-1,row-1 ).String
     'tipo persona
     If row = 5 And col = 4 Then
        If Target.Value = "Persona Natural" Then
            ActiveSheet.Unprotect Password:=contra
            Rows("10:11").EntireRow.Hidden = True
            Rows("12:14").EntireRow.Hidden = False
            ActiveSheet.Protect Password:=contra
            Else
            ActiveSheet.Unprotect Password:=contra
            Rows("10:11").EntireRow.Hidden = False
            Rows("12:14").EntireRow.Hidden = True
            Cells(26, 4).Value = ""
            ActiveSheet.Protect Password:=contra
        End If
    End If
    'conyuge
    If row = 13 And col = 4 Then
        If Target.Value = "Si" Then
            ActiveSheet.Unprotect Password:=contra
            Rows(14).EntireRow.Hidden = False
            ActiveSheet.Protect Password:=contra
        Else
            ActiveSheet.Unprotect Password:=contra
            Rows(14).EntireRow.Hidden = True
            ActiveSheet.Protect Password:=contra
        End If
    End If
    'fiador
    If row = 17 And col = 4 Then
        If Target.Value = "Si" Then
            ActiveSheet.Unprotect Password:=contra
            Rows("18:20").EntireRow.Hidden = False
            ActiveSheet.Protect Password:=contra
        Else
            ActiveSheet.Unprotect Password:=contra
            Rows("18:20").EntireRow.Hidden = True
            ActiveSheet.Protect Password:=contra
        End If
    End If
    'numero de cultivos
    If (row = 26 And col = 8) Or row = 42 Then
        ActiveSheet.Unprotect Password:=contra
            Rows("26:32").EntireRow.Hidden = True
            Worksheets("Costo Produc.1").Visible = False
            Worksheets("Costo Produc.2").Visible = False
            Worksheets("Costo Produc.3").Visible = False
            Worksheets("Evaluación Cuantitativa").Unprotect Password:=contra
            Worksheets("Evaluación Cuantitativa").Range("D10:D12,F10:F12,H10:H12,M10:M12").ClearContents
            Worksheets("Evaluación Cuantitativa").Protect Password:=contra
        If Worksheets("Solicitud").Cells(26, 8).Value = 1 Then
            Rows("26:28").EntireRow.Hidden = False
            Worksheets("Costo Produc.1").Visible = True
            Worksheets("Solicitud").Range("D28:G28,I28").ClearContents
            'Call limpiahc2
            Worksheets("Solicitud").Range("D30:G30,I30").ClearContents
            'Call limpiahc3
            Worksheets("Solicitud").Range("D32:G32,I32").ClearContents
        Else
            If Worksheets("Solicitud").Cells(26, 8).Value = 2 Then
                Rows("26:30").EntireRow.Hidden = False
                Worksheets("Costo Produc.1").Visible = True
                Worksheets("Costo Produc.2").Visible = True
                'Call limpiahc3
                Worksheets("Solicitud").Range("D32:G32,I32").ClearContents
            Else
                Rows("26:32").EntireRow.Hidden = False
                Worksheets("Costo Produc.1").Visible = True
                Worksheets("Costo Produc.2").Visible = True
                Worksheets("Costo Produc.3").Visible = True
            End If
        End If
        ActiveSheet.Protect Password:=contra
    End If
    'cultivos secundarios
    If row = 26 And col = 9 Then
        ActiveSheet.Unprotect Password:=contra
            Rows("33:36").EntireRow.Hidden = True
            Range("C34:F34,H34").ClearContents
            Range("C36:F36,H36").ClearContents
        If Target.Value = 0 Then
            'Rows(CStr(Worksheets("datos").Cells(57, 3).Value - 1) &amp; ":" &amp; CStr(Worksheets("datos").Cells(57, 3).Value)).EntireRow.Hidden = False
        Else
            If Target.Value = 1 Then
                Rows("33:34").EntireRow.Hidden = False
            Else	
                Rows("33:36").EntireRow.Hidden = False
            End If
        End If
        ActiveSheet.Protect Password:=contra
    End If
    'valida dni
    If (row = 11 Or row = 12 Or row = 14 Or row = 18 Or row = 19) And col = 9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producto y subproducto
    If row = 26 And col = 3 Then
        If Not Target.Value = "Microempresa" Then
            Worksheets("Solicitud").Cells(26, 4).Value = "Agrícola"
        Else
            Worksheets("Solicitud").Cells(26, 4).Value = ""
        End If
    End If
    'valida nros de telefonos
    If (row = 23 Or row = 24) And col = 4 Then
        If Len(Target.Value) &gt; 0 Then
        For i = 1 To 8
            If InStr(listaNumerostel, Mid$(Target.Value, i, 1)) Then
              cadenaTemporal = cadenaTemporal + Mid$(Target.Value, i, 1)
              Else
              MsgBox "Ingrese sólo números", vbCritical, "Número Incorrecto"
              Cells(row, col).Value = ""
              Exit For
            End If
        Next
        End If
    End If
    If row = 42 And col = 3 Then
        If Target.Value = "Irregular" Or Target.Value = "Al Final" Then
            ActiveSheet.Unprotect Password:=contra
            If Target.Value = "Al Final" Then
                Cells(42, 4).Value = 1
            Else
                Cells(42, 4).Value = ""
            End If
            Cells(42, 5).Value = ""
            ActiveSheet.Protect Password:=contra
        Else
            ActiveSheet.Unprotect Password:=contra
            Cells(42, 5).FormulaR1C1 = "=IF(ISERROR(VLOOKUP(RC[-2];R179C82:R184C83;2;FALSE));"""";VLOOKUP(RC[-2];R179C82:R184C83;2;FALSE))"
            Cells(42, 4).Value = ""
            ActiveSheet.Protect Password:=contra
        End If
    End If
    'PRODUCTO
    If row = 26 And col = 4 Then
            Worksheets("Solicitud").Range("D28:G28,I28").ClearContents
            Worksheets("Solicitud").Range("D30:G30,I30").ClearContents
            Worksheets("Solicitud").Range("D32:G32,I32").ClearContents
            Worksheets("Evaluación Cuantitativa").Unprotect Password:=contra
            Worksheets("Evaluación Cuantitativa").Range("D10:D12").Locked = False
            Worksheets("Evaluación Cuantitativa").Protect Password:=contra
    If Target.Value = "Pecuario" Or Target.Value = "Kiva Pecuario" Then
            Worksheets("Costo Produc.1").Visible = True
            Worksheets("Costo Produc.2").Visible = False
            Worksheets("Costo Produc.3").Visible = False
            'Call limpiahc2
            'Call limpiahc3
            Worksheets("Evaluación Cuantitativa").Unprotect Password:=contra
            Worksheets("Evaluación Cuantitativa").Range("D10:D12").Locked = True
            Worksheets("Evaluación Cuantitativa").Range("D10:D12").ClearContents
            Worksheets("Evaluación Cuantitativa").Protect Password:=contra
            Worksheets("Solicitud").Cells(26, 8).Value = 1
            Worksheets("Solicitud").Cells(26, 5).Value = "No"
            Worksheets("Solicitud").Unprotect Password:=contra
            Worksheets("Solicitud").Rows("29:32").EntireRow.Hidden = True
            Worksheets("Solicitud").Protect Password:=contra
            Worksheets("Evaluación Cualitativa").Unprotect Password:=contra
                Worksheets("Evaluación Cualitativa").Rows("52:59").EntireRow.Hidden = True
                Worksheets("Evaluación Cualitativa").Rows("51").EntireRow.Hidden = False
            Worksheets("Evaluación Cualitativa").Protect Password:=contra
            Else
            Worksheets("Evaluación Cualitativa").Unprotect Password:=contra
                Worksheets("Evaluación Cualitativa").Rows("52:59").EntireRow.Hidden = False
                Worksheets("Evaluación Cualitativa").Rows("51").EntireRow.Hidden = True
            Worksheets("Evaluación Cualitativa").Protect Password:=contra
            If Target.Value = "Kiva Agrícola" Then
                Worksheets("Solicitud").Cells(26, 5).Value = "No"
            End If
    End If
    End If
    If row = 28 And col = 4 Then
        With Worksheets("datosCP")
            cultivo = .Cells(1, 2)
            .Range(.Cells(8, cultivo), .Cells(30, cultivo)).Copy
            Worksheets("Costo Produc.1").Range("B13").PasteSpecial Paste:=xlPasteValues, Operation:=xlNone, SkipBlanks _
                :=False, Transpose:=False
            Application.CutCopyMode = False
            .Range(.Cells(32, cultivo), .Cells(36, cultivo)).Copy
            Worksheets("Costo Produc.1").Range("B37").PasteSpecial Paste:=xlPasteValues, Operation:=xlNone, SkipBlanks _
                :=False, Transpose:=False
            Application.CutCopyMode = False
            .Range(.Cells(38, cultivo), .Cells(54, cultivo)).Copy
            Worksheets("Costo Produc.1").Range("B43").PasteSpecial Paste:=xlPasteValues, Operation:=xlNone, SkipBlanks _
                :=False, Transpose:=False
            Application.CutCopyMode = False
            'Worksheets("Costo Produc.1").Activate
            Worksheets("Costo Produc.1").Cells(1, 2).Select
            Worksheets("Solicitud").Activate
        End With
    End If
    If row = 30 And col = 4 Then
        With Worksheets("datosCP")
            cultivo = .Cells(2, 2)
            .Range(.Cells(8, cultivo), .Cells(30, cultivo)).Copy
            Worksheets("Costo Produc.2").Range("B13").PasteSpecial Paste:=xlPasteValues, Operation:=xlNone, SkipBlanks _
                :=False, Transpose:=False
            Application.CutCopyMode = False
            .Range(.Cells(32, cultivo), .Cells(36, cultivo)).Copy
            Worksheets("Costo Produc.2").Range("B37").PasteSpecial Paste:=xlPasteValues, Operation:=xlNone, SkipBlanks _
                :=False, Transpose:=False
            Application.CutCopyMode = False
            .Range(.Cells(38, cultivo), .Cells(54, cultivo)).Copy
            Worksheets("Costo Produc.2").Range("B43").PasteSpecial Paste:=xlPasteValues, Operation:=xlNone, SkipBlanks _
                :=False, Transpose:=False
            Application.CutCopyMode = False
            Worksheets("Costo Produc.2").Activate
            Worksheets("Costo Produc.2").Cells(1, 2).Select
            Worksheets("Solicitud").Activate
        End With
    End If
    If row = 32 And col = 4 Then
        With Worksheets("datosCP")
            cultivo = .Cells(3, 2)
            .Range(.Cells(8, cultivo), .Cells(30, cultivo)).Copy
            Worksheets("Costo Produc.3").Range("B13").PasteSpecial Paste:=xlPasteValues, Operation:=xlNone, SkipBlanks _
                :=False, Transpose:=False
            Application.CutCopyMode = False
            .Range(.Cells(32, cultivo), .Cells(36, cultivo)).Copy
            Worksheets("Costo Produc.3").Range("B37").PasteSpecial Paste:=xlPasteValues, Operation:=xlNone, SkipBlanks _
                :=False, Transpose:=False
            Application.CutCopyMode = False
            .Range(.Cells(38, cultivo), .Cells(54, cultivo)).Copy
            Worksheets("Costo Produc.3").Range("B43").PasteSpecial Paste:=xlPasteValues, Operation:=xlNone, SkipBlanks _
                :=False, Transpose:=False
            Application.CutCopyMode = False
            Worksheets("Costo Produc.3").Activate
            Worksheets("Costo Produc.3").Cells(1, 2).Select
            Worksheets("Solicitud").Activate
        End With
    End If
    If ((row &gt;= 28 And row &lt;= 32) And (col = 5 Or col = 6)) Then
        Worksheets("Evaluación Cualitativa").Unprotect Password:=contra
            Worksheets("Evaluación Cualitativa").Cells(52, 13) = Worksheets("Solicitud").Cells(205, 85)
            Worksheets("Evaluación Cualitativa").Cells(52, 9) = Worksheets("Solicitud").Cells(206, 85)
            Worksheets("Evaluación Cualitativa").Cells(53, 9) = Worksheets("Solicitud").Cells(207, 85)
        Worksheets("Evaluación Cualitativa").Protect Password:=contra
    End If
    Application.EnableEvents = True
    Application.ScreenUpdating = True
    Worksheets("Solicitud").Protect Password:=contra
End Sub

</script:module>
</file>

<file path=Basic/Standard/Hoja2.xml><?xml version="1.0" encoding="utf-8"?>
<!DOCTYPE module  PUBLIC '-//OpenOffice.org//DTD OfficeDocument 1.0//EN'  'module.dtd'>
<script:module xmlns:script="http://openoffice.org/2000/script" script:name="Hoja2" script:language="StarBasic" script:moduleType="document">Rem Attribute VBA_ModuleType=VBADocumentModule
'Sub Hoja2
Rem 
Rem Private Sub CommandButton1_Click()
Rem     Call limpiaecl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litativa").Unprotect Password:=contra
     Dim cad as String
     on error resume next
  	 row = Target.Row
  	 col = Target.Column
     oHojaActiva = ThisComponent.getCurrentController.getActiveSheet()
     Application.EnableEvents = False
     Application.ScreenUpdating = False
     cad= oHojaActiva.getCellByPosition( col-1,row-1 ).String
     'las xs
    If (row = 17 Or row = 20 Or row = 23 Or row =26) And _
    (col = 9 Or col = 13) Then
        Target.Value = LCase(Target.Value)
        If (Target.Value = "x") Then
            Cells(row, 9).Value = ""
            Cells(row, 13).Value = ""
            Cells(row, col).Value = "x"
        Else
            Target.Value = ""
        End If
    End If
    'valida nros de telefonos
    If (row = 36 Or row = 37 Or row = 38 Or row = 41 Or row = 42 Or row = 45 Or row = 46) _
    And col = 8 Then
        If Len(Target.Value) &gt; 0 Then
        For i = 1 To 8
            If InStr(listaNumerostel, Mid$(Target.Value, i, 1)) Then
              cadenaTemporal = cadenaTemporal + Mid$(Target.Value, i, 1)
              Else
              MsgBox "Ingrese sólo números", vbCritical, "Número Incorrecto"
              Cells(row, col).Value = ""
              Exit For
            End If
        Next
        End If
    End If
    'cantidad de parcelas
    If row = 53 And col = 14 Then
        If Target.Value &lt; 4 Then
            If Target.Value = 0 Then
                Worksheets("Evaluación Cualitativa").Unprotect Password:=contra
                Worksheets("Evaluación Cualitativa").Rows("54:58").EntireRow.Hidden = True
                Worksheets("Evaluación Cualitativa").Protect Password:=contra
            Else
                Worksheets("Evaluación Cualitativa").Unprotect Password:=contra
                Worksheets("Evaluación Cualitativa").Rows("54:58").EntireRow.Hidden = False
                Worksheets("Evaluación Cualitativa").Rows(CStr(54 + Target.Value + 1) &amp; ":58").EntireRow.Hidden = True
                Worksheets("Evaluación Cualitativa").Protect Password:=contra
            End If
        Else
        Worksheets("Evaluación Cualitativa").Unprotect Password:=contra
        Worksheets("Evaluación Cualitativa").Rows("54:58").EntireRow.Hidden = False
        Worksheets("Evaluación Cualitativa").Protect Password:=contra
        End If
    End If
    'valida dni's
    If row &gt;= 55 And row &lt;= 58 And col = 7 Then
        If Len(Target.Value) &gt; 0 Then
            If Len(Target.Value) = 8 Then
                For i = 1 To 8
                    If InStr(listaNumeros, Mid$(Target.Value, i, 1)) Then
                      cadenaTemporal = cadenaTemporal + Mid$(Target.Value, i, 1)
                      Else
                      MsgBox "Ingrese sólo números", vbCritical, "Número Incorrecto"
                      Cells(row, col).Value = ""
                      Exit For
                    End If
                Next
            Else
                MsgBox "Ingrese sólo 8 Dígitos", vbCritical, "Número Incorrecto"
                  Cells(row, col).Value = ""
            End If
        End If
    End If
    Application.EnableEvents = True
    Application.ScreenUpdating = True
    Worksheets("Evaluación Cualitativa").Protect Password:=contra
End Sub

Rem Private Sub Worksheet_Change(ByVal Target As Range)
Rem     Const listaNumeros = "0123456789"
Rem     Const listaNumerostel = "0123456789*#-"
Rem     Dim cadenaTemporal As String
Rem     Dim contra As String
Rem     Dim i As Integer
Rem     Dim row As Integer
Rem     Dim col As Integer
Rem     row = Target.row
Rem     col = Target.Column
Rem     contra = Worksheets("parametros").Cells(2, 3).Value
Rem     Application.EnableEvents = False
Rem     Application.ScreenUpdating = False
Rem     Worksheets("Evaluación Cualitativa").Unprotect Password:=contra
Rem     'las xs
Rem     If (row = Worksheets("datos").Cells(4, 8).Value Or row = Worksheets("datos").Cells(8, 8).Value Or row = Worksheets("datos").Cells(11, 8).Value Or row = Worksheets("datos").Cells(14, 8).Value) And _
Rem     (col = Worksheets("datos").Cells(4, 9).Value Or col = Worksheets("datos").Cells(5, 9).Value) Then
Rem         Target.Value = LCase(Target.Value)
Rem         If (Target.Value = "x") Then
Rem             Cells(row, Worksheets("datos").Cells(4, 9).Value).Value = ""
Rem             Cells(row, Worksheets("datos").Cells(5, 9).Value).Value = ""
Rem             Cells(row, col).Value = "x"
Rem         Else
Rem             Target.Value = ""
Rem         End If
Rem     End If
Rem         'valida nros de telefonos
Rem     If (row = Worksheets("datos").Cells(22, 8).Value Or row = Worksheets("datos").Cells(24, 8).Value Or row = Worksheets("datos").Cells(26, 8).Value Or row = Worksheets("datos").Cells(28, 8).Value Or row = Worksheets("datos").Cells(31, 8).Value Or row = Worksheets("datos").Cells(34, 8).Value Or row = Worksheets("datos").Cells(37, 8).Value) _
Rem     And col = Worksheets("datos").Cells(22, 9).Value Then
Rem         If Len(Target.Value) &gt; 0 Then
Rem         For i = 1 To 8
Rem             If InStr(listaNumerostel, Mid$(Target.Value, i, 1)) Then
Rem               cadenaTemporal = cadenaTemporal + Mid$(Target.Value, i, 1)
Rem               Else
Rem               MsgBox "Ingrese sólo números", vbCritical, "Número Incorrecto"
Rem               Cells(row, col).Value = ""
Rem               Exit For
Rem             End If
Rem         Next
Rem         End If
Rem     End If
Rem     If row = 53 And col = 14 Then
Rem         If Target.Value &lt; 4 Then
Rem             If Target.Value = 0 Then
Rem                 Worksheets("Evaluación Cualitativa").Unprotect Password:=contra
Rem                 Worksheets("Evaluación Cualitativa").Rows("54:58").EntireRow.Hidden = True
Rem                 Worksheets("Evaluación Cualitativa").Protect Password:=contra
Rem             Else
Rem                 Worksheets("Evaluación Cualitativa").Unprotect Password:=contra
Rem                 Worksheets("Evaluación Cualitativa").Rows("54:58").EntireRow.Hidden = False
Rem                 Worksheets("Evaluación Cualitativa").Rows(CStr(54 + Target.Value + 1) &amp; ":58").EntireRow.Hidden = True
Rem                 Worksheets("Evaluación Cualitativa").Protect Password:=contra
Rem             End If
Rem         Else
Rem         Worksheets("Evaluación Cualitativa").Unprotect Password:=contra
Rem         Worksheets("Evaluación Cualitativa").Rows("54:58").EntireRow.Hidden = False
Rem         Worksheets("Evaluación Cualitativa").Protect Password:=contra
Rem         End If
Rem     End If
Rem     If row &gt;= 55 And row &lt;= 58 And col = 7 Then
Rem         If Len(Target.Value) &gt; 0 Then
Rem             If Len(Target.Value) = 8 Then
Rem                 For i = 1 To 8
Rem                     If InStr(listaNumeros, Mid$(Target.Value, i, 1)) Then
Rem                       cadenaTemporal = cadenaTemporal + Mid$(Target.Value, i, 1)
Rem                       Else
Rem                       MsgBox "Ingrese sólo números", vbCritical, "Número Incorrecto"
Rem                       Cells(row, col).Value = ""
Rem                       Exit For
Rem                     End If
Rem                 Next
Rem             Else
Rem                 MsgBox "Ingrese sólo 8 Dígitos", vbCritical, "Número Incorrecto"
Rem                   Cells(row, col).Value = ""
Rem             End If
Rem         End If
Rem     End If
Rem     Worksheets("Evaluación Cualitativa").Protect Password:=contra
Rem     Application.EnableEvents = True
Rem     Application.ScreenUpdating = True
Rem End Sub
'End Sub
</script:module>
</file>

<file path=Basic/Standard/Hoja3.xml><?xml version="1.0" encoding="utf-8"?>
<!DOCTYPE module  PUBLIC '-//OpenOffice.org//DTD OfficeDocument 1.0//EN'  'module.dtd'>
<script:module xmlns:script="http://openoffice.org/2000/script" script:name="Hoja3" script:language="StarBasic" script:moduleType="document">Rem Attribute VBA_ModuleType=VBADocumentModule
Sub Hoja3
End Sub
</script:module>
</file>

<file path=Basic/Standard/Hoja4.xml><?xml version="1.0" encoding="utf-8"?>
<!DOCTYPE module  PUBLIC '-//OpenOffice.org//DTD OfficeDocument 1.0//EN'  'module.dtd'>
<script:module xmlns:script="http://openoffice.org/2000/script" script:name="Hoja4" script:language="StarBasic" script:moduleType="document">Rem Attribute VBA_ModuleType=VBADocumentModule
'Sub Hoja4
Rem Private Sub CommandButton1_Click()
Rem     Call flujocaja
Rem End Sub
Rem 
Rem Private Sub CommandButton2_Click()
Rem     Call limpiaect
Rem End Sub
Rem 
Private Sub Worksheet_Change(ByVal Target As Range)
 	Const listaNumeros = "0123456789"
 	Const listaNumerostel = "0123456789*#-"
    Dim cadenaTemporal As String
    Dim i As Integer
     Dim row As Long
     Dim col As Long
     Dim oHojaActiva as object
     Dim oHojaContra as object
     Dim oDoc As Object
	 oDoc = ThisComponent
	'Accedemos a una hoja por su nombre
	 oHojaContra = oDoc.getSheets.getByName("Solicitud")
	 Dim contra as String
	 contra=Trim(oHojaContra.getCellByPosition( 81,108 ).String)
     Worksheets("Evaluación Cuantitativa").Unprotect Password:=contra
     Dim cad as String
     on error resume next
  	 row = Target.Row
  	 col = Target.Column
     oHojaActiva = ThisComponent.getCurrentController.getActiveSheet()
     Application.EnableEvents = False
     Application.ScreenUpdating = False
     cad= oHojaActiva.getCellByPosition( col-1,row-1 ).String
     If (row = 58 Or row = 59 Or row = 60 Or row = 61) And col = 4 Then
        If Target.Value = "Actividad No Complementaria(mayor a 1 año de permanencia)" Or Target.Value = "Actividad No Complementaria(menor a 1 año de permanencia)" Then
            Cells(row, 9).Value = Cells(61, 3).Value
        Else
            Cells(row, 9).Value = 0
        End If
        If Target.Value = "Jornales Eventuales Titular y Conyuque (hasta a 06 has.)" Or Target.Value = "Jornales Evantuales Titular o Conyugue (hasta a 06 has.)" Then
            Cells(row, 8).Value = "No"
        Else
            Cells(row, 8).Value = ""
        End If
    End If
    Application.EnableEvents = True
    Application.ScreenUpdating = True
    Worksheets("Evaluación Cuantitativa").Protect Password:=contra
End Sub
Rem Private Sub Worksheet_Change(ByVal Target As Range)
Rem     Dim row As Integer
Rem     Dim tr As Integer
Rem     Dim tc As Integer
Rem     Dim mes As Integer
Rem     Dim fila As Integer
Rem     row = Target.row
Rem     col = Target.Column
Rem     Application.EnableEvents = False
Rem     Application.ScreenUpdating = False
Rem     contra = Worksheets("parametros").Cells(2, 3).Value
Rem     'Worksheets("Evaluación Cuantitativa").Unprotect Password:=contra
Rem     
Rem     If (row = 58 Or row = 59 Or row = 60 Or row = 61) And col = 4 Then
Rem         If Target.Value = "Actividad No Complementaria(mayor a 1 año de permanencia)" Or Target.Value = "Actividad No Complementaria(menor a 1 año de permanencia)" Then
Rem             Cells(row, 9).Value = Cells(61, 3).Value
Rem         Else
Rem             Cells(row, 9).Value = 0
Rem         End If
Rem         If Target.Value = "Jornales Eventuales Titular y Conyuque (hasta a 06 has.)" Or Target.Value = "Jornales Evantuales Titular o Conyugue (hasta a 06 has.)" Then
Rem             Cells(row, 8).Value = "No"
Rem         Else
Rem             Cells(row, 8).Value = ""
Rem         End If
Rem     End If
Rem     
Rem     'Worksheets("Evaluación Cuantitativa").Protect Password:=contra
Rem     Application.EnableEvents = True
Rem     Application.ScreenUpdating = True
Rem End Sub
'End Sub
</script:module>
</file>

<file path=Basic/Standard/Hoja5.xml><?xml version="1.0" encoding="utf-8"?>
<!DOCTYPE module  PUBLIC '-//OpenOffice.org//DTD OfficeDocument 1.0//EN'  'module.dtd'>
<script:module xmlns:script="http://openoffice.org/2000/script" script:name="Hoja5" script:language="StarBasic" script:moduleType="document">Rem Attribute VBA_ModuleType=VBADocumentModule
Sub Hoja5
Rem Private Sub CommandButton1_Click()
Rem     Call limpiac1
Rem End Sub
End Sub
</script:module>
</file>

<file path=Basic/Standard/Hoja6.xml><?xml version="1.0" encoding="utf-8"?>
<!DOCTYPE module  PUBLIC '-//OpenOffice.org//DTD OfficeDocument 1.0//EN'  'module.dtd'>
<script:module xmlns:script="http://openoffice.org/2000/script" script:name="Hoja6" script:language="StarBasic" script:moduleType="document">Rem Attribute VBA_ModuleType=VBADocumentModule
Sub Hoja6
Rem Private Sub CommandButton1_Click()
Rem     Call limpiac2
Rem End Sub
End Sub
</script:module>
</file>

<file path=Basic/Standard/Hoja7.xml><?xml version="1.0" encoding="utf-8"?>
<!DOCTYPE module  PUBLIC '-//OpenOffice.org//DTD OfficeDocument 1.0//EN'  'module.dtd'>
<script:module xmlns:script="http://openoffice.org/2000/script" script:name="Hoja7" script:language="StarBasic" script:moduleType="document">Rem Attribute VBA_ModuleType=VBADocumentModule
Sub Hoja7
Rem Private Sub Worksheet_Change(ByVal Target As Range)
Rem     Dim row As Integer
Rem     Dim col As Integer
Rem     Dim cultivo As Integer
Rem     row = Target.row
Rem     col = Target.Column
Rem     
Rem     contra = Worksheets("parametros").Cells(2, 3).Value
Rem     Application.EnableEvents = False
Rem     Application.ScreenUpdating = False
Rem     If row = 34 Or row = 35 Then
Rem         
Rem     End If
Rem 
Rem End Sub
Rem 
End Sub
</script:module>
</file>

<file path=Basic/Standard/Hoja9.xml><?xml version="1.0" encoding="utf-8"?>
<!DOCTYPE module  PUBLIC '-//OpenOffice.org//DTD OfficeDocument 1.0//EN'  'module.dtd'>
<script:module xmlns:script="http://openoffice.org/2000/script" script:name="Hoja9" script:language="StarBasic" script:moduleType="document">Rem Attribute VBA_ModuleType=VBADocumentModule
Sub Hoja9
End Sub
</script:module>
</file>

<file path=Basic/Standard/Module1.xml><?xml version="1.0" encoding="utf-8"?>
<!DOCTYPE module  PUBLIC '-//OpenOffice.org//DTD OfficeDocument 1.0//EN'  'module.dtd'>
<script:module xmlns:script="http://openoffice.org/2000/script" script:name="Module1" script:language="StarBasic">REM  *****  BASIC  *****


sub Mai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 "", 0, args1())

rem ----------------------------------------------------------------------
dim args2(1) as new com.sun.star.beans.PropertyValue
args2(0).Name = "By"
args2(0).Value = 1
args2(1).Name = "Sel"
args2(1).Value = false

dispatcher.executeDispatch(document, ".uno:GoUp", "", 0, args2())

rem ----------------------------------------------------------------------
dim args3(0) as new com.sun.star.beans.PropertyValue
args3(0).Name = "Protect"
args3(0).Value = false

dispatcher.executeDispatch(document, ".uno:Protect", "", 0, args3())

rem ----------------------------------------------------------------------
dim args4(0) as new com.sun.star.beans.PropertyValue
args4(0).Name = "StringName"
args4(0).Value = "=D24-D15"

dispatcher.executeDispatch(document, ".uno:EnterString", "", 0, args4())

rem ----------------------------------------------------------------------
dispatcher.executeDispatch(document, ".uno:JumpToNextCell", "", 0, Array())


end sub
</script:module>
</file>

<file path=Basic/Standard/Módulo1.xml><?xml version="1.0" encoding="utf-8"?>
<!DOCTYPE module  PUBLIC '-//OpenOffice.org//DTD OfficeDocument 1.0//EN'  'module.dtd'>
<script:module xmlns:script="http://openoffice.org/2000/script" script:name="Módulo1" script:language="StarBasic" script:moduleType="normal">Rem Attribute VBA_ModuleType=VBAModule
sub probando()
	NombreColumna(2)
end sub
Function NombreColumna(NumeroColumna As Long) As String
    Dim Max As Integer
    Max = ActiveSheet.Range("1:1").Columns.Count
    If NumeroColumna &lt;= Max And NumeroColumna &gt; 0 Then
        NombreColumna = Mid(ActiveSheet.Cells(1, NumeroColumna).Address, 2, InStr(2, ActiveSheet.Cells(1, NumeroColumna).Address, "$") - 2)
        'msgbox NombreColumna
    Else
        MsgBox "Debe Ingresar un Número de Columna Entre 1 y " &amp; Max
    End If
End Function
Sub limpiaflujo()
    Dim fin As Long
    fin = Cells(7, 4).End(xlToRight).Column
    Worksheets("Flujo de Caja").Range(Cells(7, 4), Cells(45, fin)).ClearContents
    Worksheets("Flujo de Caja").Range("B1").Copy
    Worksheets("Flujo de Caja").Range(Cells(7, 4), Cells(45, fin)).PasteSpecial Paste:=xlPasteFormats, Operation:=xlNone, _
        SkipBlanks:=False, Transpose:=False
    Application.CutCopyMode = False
End Sub
 
 Sub flujocaja()
	Dim oHojaActiva as object
     Dim oHojaContra as object
     Dim oDoc As Object
	 oDoc = ThisComponent
	'Accedemos a una hoja por su nombre
	 oHojaContra = oDoc.getSheets.getByName("Solicitud")
	 Dim contra as String
	 contra=Trim(oHojaContra.getCellByPosition( 81,108 ).String)
    Dim mesini As Integer
    Dim mes As Integer
    Dim mesa As Integer
    Dim ano As Integer
    Dim numcuotas As Integer
    Dim periodo As Integer
    Dim nommes As String
    Dim anoini As Integer
    Dim riesgomes As Integer
    Dim ventasmes As Integer
    Dim acumulado As Double
    Dim i As Integer
    Dim j As Integer
    Application.EnableEvents = False
    Application.ScreenUpdating = False
    Dim fechaini As Date
    Dim fechafin As Date
    Dim fecha As Date
    Dim fechacosecha As Date
    Dim fechaper As Date
    Dim finpago As Date
    Dim venta As Double
    Dim otraventa As Double
    Dim ventapec As Double
    Dim manod As Double
    Dim maq As Double
    Dim insu As Double
    Dim impre As Double
    Dim costotraventa As Double
    Dim costoventapec As Double
    Dim oblig As Double
    Dim deudafam As Double
    Dim tam As Double
    Dim tem As Double
    With Worksheets("Flujo de Caja")
    .Activate
	.Unprotect Password:=contra
    End With
    Call limpiaflujo
    tem = Worksheets("Solicitud").Cells(176, 86).Value
    fechaini = Worksheets("Flujo de Caja").Cells(5, 4).Value
    fechafin = Worksheets("Solicitud").Cells(42, 6).Value
    fecha = fechaini
    tam = Worksheets("Solicitud").Cells(191, 84).Value
    i = 1
	Worksheets("Flujo de Caja").Activate
    oHojaActiva = ThisComponent.getCurrentController.getActiveSheet()
    With Worksheets("Flujo de Caja")
    Call colore(oHojaActiva.getCellRangeByPosition( 3,6,2+tam,6 ),2)
	'Call ffecha(.Range(.Cells(7, 4), .Cells(7, 3 + tam)))
    .Range(.Cells(7, 4), .Cells(7, 3 + tam)).ColumnWidth = 20
    Call colore(oHojaActiva.getCellRangeByPosition( 3,7,2+tam,13 ),1)
    'Call fmonedan(.Range(.Cells(8, 4), .Cells(32, 3 + tam)))
    'Call fmonedan(.Range(.Cells(34, 4), .Cells(37, 3 + tam)))
    Call colore(oHojaActiva.getCellRangeByPosition( 3,14,2+tam,14 ),2)
    Call colore(oHojaActiva.getCellRangeByPosition( 3,15,2+tam,22 ),1)
    Call colore(oHojaActiva.getCellRangeByPosition( 3,23,2+tam,24 ),2)    
	'Call color_gris(.Range(.Cells(26, 4), .Cells(26, 3 + tam)), 1)
	Call colore(oHojaActiva.getCellRangeByPosition( 3,26,2+tam,26 ),1)
	Call colore(oHojaActiva.getCellRangeByPosition( 3,27,2+tam,27 ),2)
	Call colore(oHojaActiva.getCellRangeByPosition( 3,28,2+tam,29 ),1)
	Call colore(oHojaActiva.getCellRangeByPosition( 3,30,2+tam,31 ),2)
	'Call color_gris(.Range(.Cells(33, 4), .Cells(35, 3 + tam)), 1)
	.Range(.Cells(33, 4), .Cells(35, 3 + tam)).Locked = False
	Call colore(oHojaActiva.getCellRangeByPosition( 3,35,2+tam,36 ),2)
	Call colore(oHojaActiva.getCellRangeByPosition( 3,37,2+tam,43 ),1)
	Call colore(oHojaActiva.getCellRangeByPosition( 3,44,2+tam,44 ),2)
    end with
    Do
    venta1 = 0
    venta2 = 0
    venta3 = 0
    otraventa1 = 0
    otraventa2 = 0
    ventapec1 = 0
    ventapec2 = 0
    manod = 0
    maq = 0
    insu = 0
    impre = 0
    costotraventa1 = 0
    costotraventa2 = 0
    costoventapec1 = 0
    costoventapec2 = 0
    oblig = 0
    deudafam = 0
    inimes = DateSerial(Year(fecha), Month(fecha), 1)
    finmes = DateSerial(Year(fecha), Month(fecha) + 1, 0)
    'cabecera fecha
    Worksheets("Flujo de Caja").Cells(7, 3 + i) = inimes 'fecha
    With Worksheets("Evaluación Cuantitativa")
        If (Worksheets("Solicitud").Cells(26, 8) &gt;= 1) Then
            Worksheets("Flujo de Caja").Rows("9:10").EntireRow.Hidden = True
            
            If Not (.Cells(10, 13) = "Al Final") Then
                'fechaper = Worksheets("Costo Produc.1").Cells(5, 9)
                'If (inimes &gt;= DateSerial(Year(fechaper), Month(fechaper), 1)) Then
                If (.Cells(10, 13) = "Irregular") Then
                    Call color_gris(Worksheets("Flujo de Caja").Cells(8, 3 + i), 1)
                    Worksheets("Flujo de Caja").Range(Worksheets("Flujo de Caja").Cells(8, 3 + i), Worksheets("Flujo de Caja").Cells(8, 3 + i)).Locked = False
                    Call validacionsum1(Worksheets("Flujo de Caja").Cells(8, 3 + i), tam + 3, 1)
                Else
                    If (i - .Cells(181, 57)) Mod .Cells(181, 55) = 0 And .Cells(181, 55) &gt; 0 And .Cells(181, 57) &lt;= i Then
                        venta1 = venta1 + .Cells(10, 11) / .Cells(181, 59)
                    End If
                End If
                'End If
            Else
                fechacosecha = Worksheets("Costo Produc.1").Cells(5, 9)
                If (inimes = DateSerial(Year(fechacosecha), Month(fechacosecha), 1)) Then
                    venta1 = venta1 + .Cells(10, 11)
                End If
            End If
            j = 14
            Do
                If (Worksheets("Costo Produc.1").Cells(j, 16) = i) Then
                    manod = manod + Worksheets("Costo Produc.1").Cells(j, 11)
                End If
            j = j + 1
            If (j &gt; 35) Then
            Exit Do
            End If
            Loop
            j = 37
            Do
                If (Worksheets("Costo Produc.1").Cells(j, 16) = i) Then
                    maq = maq + Worksheets("Costo Produc.1").Cells(j, 11)
                End If
            j = j + 1
            If (j &gt; 41) Then
            Exit Do
            End If
            Loop
            j = 44
            Do
                If (Worksheets("Costo Produc.1").Cells(j, 16) = i) Then
                    insu = insu + Worksheets("Costo Produc.1").Cells(j, 11)
                End If
            j = j + 1
            If (j &gt; 59) Then
            Exit Do
            End If
            Loop
            'imprevistos
            If (Worksheets("Costo Produc.1").Cells(61, 16) = i) Then
                impre = impre + Worksheets("Costo Produc.1").Cells(61, 11)
            End If
        End If
        If (Worksheets("Solicitud").Cells(26, 8) &gt;= 2) Then
            Worksheets("Flujo de Caja").Rows("9:9").EntireRow.Hidden = False
            Worksheets("Flujo de Caja").Rows("10:10").EntireRow.Hidden = True
            If Not (.Cells(11, 13) = "Al Final") Then
'                fechaper = Worksheets("Costo Produc.2").Cells(5, 9)
'                If (inimes &gt;= DateSerial(Year(fechaper), Month(fechaper), 1)) Then
'                        venta2 = venta2 + .Cells(11, 11) / .Cells(182, 59)
'                End If
                If (.Cells(11, 13) = "Irregular") Then
                    Call color_gris(Worksheets("Flujo de Caja").Cells(9, 3 + i), 1)
                    Worksheets("Flujo de Caja").Range(Worksheets("Flujo de Caja").Cells(9, 3 + i), Worksheets("Flujo de Caja").Cells(9, 3 + i)).Locked = False
                    Call validacionsum1(Worksheets("Flujo de Caja").Cells(9, 3 + i), tam + 3, 2)
                Else
                    If (i - .Cells(182, 57)) Mod .Cells(182, 55) = 0 And .Cells(182, 55) &gt; 0 And .Cells(182, 57) &lt;= i Then
                            venta2 = venta2 + .Cells(11, 11) / .Cells(182, 59)
                    End If
                End If
            Else
                fechacosecha = Worksheets("Costo Produc.2").Cells(5, 9)
                If (inimes = DateSerial(Year(fechacosecha), Month(fechacosecha), 1)) Then
                    venta2 = venta2 + .Cells(11, 11)
                End If
            End If
            j = 14
            Do
                If (Worksheets("Costo Produc.2").Cells(j, 16) = i) Then
                    manod = manod + Worksheets("Costo Produc.2").Cells(j, 11)
                End If
            j = j + 1
            If (j &gt; 35) Then
            Exit Do
            End If
            Loop
            j = 37
            Do
                If (Worksheets("Costo Produc.2").Cells(j, 16) = i) Then
                    maq = maq + Worksheets("Costo Produc.2").Cells(j, 11)
                End If
            j = j + 1
            If (j &gt; 41) Then
            Exit Do
            End If
            Loop
            j = 44
            Do
                If (Worksheets("Costo Produc.2").Cells(j, 16) = i) Then
                    insu = insu + Worksheets("Costo Produc.2").Cells(j, 11)
                End If
            j = j + 1
            If (j &gt; 59) Then
            Exit Do
            End If
            Loop
            'imprevistos
            If (Worksheets("Costo Produc.2").Cells(61, 16) = i) Then
                impre = impre + Worksheets("Costo Produc.2").Cells(61, 11)
            End If
        End If
        If (Worksheets("Solicitud").Cells(26, 8) = 3) Then
            Worksheets("Flujo de Caja").Rows("9:10").EntireRow.Hidden = False
            If Not (.Cells(12, 13) = "Al Final") Then
'                fechaper = Worksheets("Costo Produc.3").Cells(5, 9)
'                If (inimes &gt;= DateSerial(Year(fechaper), Month(fechaper), 1)) Then
'                        venta3 = venta3 + .Cells(12, 11) / .Cells(183, 59)
'                End If
                If (.Cells(12, 13) = "Irregular") Then
                    Call color_gris(Worksheets("Flujo de Caja").Cells(10, 3 + i), 1)
                    Worksheets("Flujo de Caja").Range(Worksheets("Flujo de Caja").Cells(10, 3 + i), Worksheets("Flujo de Caja").Cells(10, 3 + i)).Locked = False
                    Call validacionsum1(Worksheets("Flujo de Caja").Cells(10, 3 + i), tam + 3, 3)
                Else
                    If (i - .Cells(183, 57)) Mod .Cells(183, 55) = 0 And .Cells(183, 55) &gt; 0 And .Cells(183, 57) &lt;= i Then
                            venta3 = venta3 + .Cells(12, 11) / .Cells(183, 59)
                    End If
                End If
            Else
                fechacosecha = Worksheets("Costo Produc.3").Cells(5, 9)
                If (inimes = DateSerial(Year(fechacosecha), Month(fechacosecha), 1)) Then
                    venta3 = venta3 + .Cells(12, 11)
                End If
            End If
            j = 14
            Do
                If (Worksheets("Costo Produc.3").Cells(j, 16) = i) Then
                    manod = manod + Worksheets("Costo Produc.3").Cells(j, 11)
                End If
            j = j + 1
            If (j &gt; 35) Then
            Exit Do
            End If
            Loop
            j = 37
            Do
                If (Worksheets("Costo Produc.3").Cells(j, 16) = i) Then
                    maq = maq + Worksheets("Costo Produc.3").Cells(j, 11)
                End If
            j = j + 1
            If (j &gt; 41) Then
            Exit Do
            End If
            Loop
            j = 44
            Do
                If (Worksheets("Costo Produc.3").Cells(j, 16) = i) Then
                    insu = insu + Worksheets("Costo Produc.3").Cells(j, 11)
                End If
            j = j + 1
            If (j &gt; 59) Then
            Exit Do
            End If
            Loop
            'imprevistos
            If (Worksheets("Costo Produc.3").Cells(61, 16) = i) Then
                impre = impre + Worksheets("Costo Produc.3").Cells(61, 11)
            End If
        End If
    End With
    Worksheets("Flujo de Caja").Cells(8, 3 + i) = venta1
    Worksheets("Flujo de Caja").Cells(9, 3 + i) = venta2
    Worksheets("Flujo de Caja").Cells(10, 3 + i) = venta3
    
    'Worksheets("Flujo de Caja").Cells(12, 3 + i)
    'otraventa
    With Worksheets("Evaluación Cuantitativa")
        If (Worksheets("Solicitud").Cells(26, 9) &gt;= 1) Then
            If Not (.Cells(16, 8) = "Al Final") Then
                If (i - .Cells(188, 57)) Mod .Cells(188, 55) = 0 And .Cells(188, 55) &gt; 0 And .Cells(188, 57) &lt;= i Then
                        otraventa1 = otraventa1 + .Cells(188, 54) / .Cells(188, 59)
                End If
                If i = .Cells(188, 57) Then
                    costotraventa1 = costotraventa1 + .Cells(33, 5)
                End If
'                fechaper = .Cells(16, 9)
'                If (inimes &gt;= DateSerial(Year(fechaper), Month(fechaper), 1)) Then
'                    otraventa = otraventa + .Cells(16, 6)
'                    If (inimes = DateSerial(Year(fechaper), Month(fechaper), 1)) Then
'                        costotraventa = costotraventa + .Cells(33, 5) - .Cells(25, 23)
'                    End If
'                End If
            Else
                fechacosecha = .Cells(16, 10)
                If (inimes = DateSerial(Year(fechacosecha), Month(fechacosecha), 1)) Then
                    otraventa1 = otraventa1 + .Cells(16, 6)
                    costotraventa1 = costotraventa1 + .Cells(33, 5) '- .Cells(25, 23)
                End If
            End If
        End If
        If (Worksheets("Solicitud").Cells(26, 9) = 2) Then
            If Not (.Cells(17, 8) = "Al Final") Then
                If (i - .Cells(189, 57)) Mod .Cells(189, 55) = 0 And .Cells(189, 55) &gt; 0 And .Cells(189, 57) &lt;= i Then
                        otraventa2 = otraventa2 + .Cells(189, 54) / .Cells(189, 59)
                End If
                If i = .Cells(189, 57) Then
                    costotraventa2 = costotraventa2 + .Cells(34, 5)
                End If
'                fechaper = .Cells(17, 9)
'                If (inimes &gt;= DateSerial(Year(fechaper), Month(fechaper), 1)) Then
'                    otraventa = otraventa + .Cells(17, 6)
'                    If (inimes = DateSerial(Year(fechaper), Month(fechaper), 1)) Then
'                        costotraventa = costotraventa + .Cells(34, 5)
'                    End If
'                End If
            Else
                fechacosecha = .Cells(17, 10)
                If (inimes = DateSerial(Year(fechacosecha), Month(fechacosecha), 1)) Then
                    otraventa2 = otraventa2 + .Cells(17, 6)
                    costotraventa2 = costotraventa2 + .Cells(34, 5)
                End If
            End If
        End If
    End With
    Worksheets("Flujo de Caja").Cells(11, 3 + i) = otraventa1
    Worksheets("Flujo de Caja").Cells(12, 3 + i) = otraventa2
    Worksheets("Flujo de Caja").Cells(20, 3 + i) = costotraventa1
    Worksheets("Flujo de Caja").Cells(21, 3 + i) = costotraventa2
    Worksheets("Flujo de Caja").Cells(15, 3 + i).FormulaR1C1 = "=SUM(R[-7]C[0]:R[-1]C[0])"
    Worksheets("Flujo de Caja").Cells(16, 3 + i) = manod
    Worksheets("Flujo de Caja").Cells(17, 3 + i) = maq
    Worksheets("Flujo de Caja").Cells(18, 3 + i) = insu
    Worksheets("Flujo de Caja").Cells(19, 3 + i) = impre
'    Worksheets("Flujo de Caja").Cells(16, 3 + i) = costotraventa
'    'ventapec
    With Worksheets("Evaluación Cuantitativa")
        If Not (.Cells(21, 8) = "Al Final") Then
                If (i - .Cells(192, 57)) Mod .Cells(192, 55) = 0 And .Cells(192, 55) &gt; 0 And .Cells(192, 57) &lt;= i Then
                    ventapec1 = ventapec1 + .Cells(192, 54) / .Cells(192, 59)
                    costoventapec1 = costoventapec1 + .Cells(39, 8) / .Cells(192, 59)
                End If
'            fechaper = .Cells(21, 9)
'            If (inimes &gt;= DateSerial(Year(fechaper), Month(fechaper), 1)) Then
'                ventapec = ventapec + .Cells(21, 6)
'                If (inimes = DateSerial(Year(fechaper), Month(fechaper), 1)) Then
'                        costoventapec = costoventapec + .Cells(39, 9) - .Cells(27, 23)
'                End If
'            End If

        Else
            fechacosecha = .Cells(21, 10)
            If (inimes = DateSerial(Year(fechacosecha), Month(fechacosecha), 1)) Then
                ventapec1 = ventapec1 + .Cells(21, 6)
                costoventapec1 = costoventapec1 + .Cells(39, 8) ' - .Cells(27, 23)
            End If
        End If
        If Not (.Cells(22, 8) = "Al Final") Then
                If (i - .Cells(193, 57)) Mod .Cells(193, 55) = 0 And .Cells(193, 55) &gt; 0 And .Cells(193, 57) &lt;= i Then
                    ventapec2 = ventapec2 + .Cells(193, 54) / .Cells(193, 59)
                    costoventapec2 = costoventapec2 + .Cells(40, 8) / .Cells(193, 59)
                End If
'            fechaper = .Cells(22, 9)
'            If (inimes &gt;= DateSerial(Year(fechaper), Month(fechaper), 1)) Then
'                ventapec = ventapec + .Cells(22, 6)
'                If (inimes = DateSerial(Year(fechaper), Month(fechaper), 1)) Then
'                    If costoventapec = 0 Then
'                        costoventapec = costoventapec + .Cells(40, 9) - .Cells(27, 23)
'                    Else
'                        costoventapec = costoventapec + .Cells(40, 9)
'                    End If
'                End If
'            End If
        Else
            fechacosecha = .Cells(22, 10)
            If (inimes = DateSerial(Year(fechacosecha), Month(fechacosecha), 1)) Then
                ventapec2 = ventapec2 + .Cells(22, 6)
                costoventapec1 = costoventapec1 + .Cells(40, 8)
'                    If costoventapec = 0 Then
'                        costoventapec = costoventapec + .Cells(40, 9) - .Cells(27, 23)
'                    Else
'                        costoventapec = costoventapec + .Cells(40, 9)
'                    End If
            End If
        End If
    End With
    Worksheets("Flujo de Caja").Cells(13, 3 + i) = ventapec1
    Worksheets("Flujo de Caja").Cells(14, 3 + i) = ventapec2
    Worksheets("Flujo de Caja").Cells(22, 3 + i) = costoventapec1
    Worksheets("Flujo de Caja").Cells(23, 3 + i) = costoventapec2
'    Worksheets("Flujo de Caja").Cells(17, 3 + i) = costoventapec

    Worksheets("Flujo de Caja").Cells(24, 3 + i).FormulaR1C1 = "=SUM(R[-8]C[0]:R[-1]C[0])"
    Worksheets("Flujo de Caja").Cells(25, 3 + i).FormulaR1C1 = "=" &amp; Cstr(NombreColumna(3+i)) &amp; "24-" &amp; Cstr(NombreColumna(3+i)) &amp; "15"
    Worksheets("Flujo de Caja").Cells(28, 3 + i).FormulaR1C1 = "=" &amp; Cstr(NombreColumna(3+i)) &amp; "25-" &amp; Cstr(NombreColumna(3+i)) &amp; "26-" &amp; Cstr(NombreColumna(3+i)) &amp; "27"
    Worksheets("Flujo de Caja").Cells(31, 3 + i).FormulaR1C1 = "=" &amp; Cstr(NombreColumna(3+i)) &amp; "28+" &amp; Cstr(NombreColumna(3+i)) &amp; "29-" &amp; Cstr(NombreColumna(3+i)) &amp; "30"
    If i &gt; 1 Then
    Worksheets("Flujo de Caja").Cells(29, 3 + i) = Worksheets("Evaluación Cuantitativa").Cells(62, 10)
    End If
    Worksheets("Flujo de Caja").Cells(26, 3 + i) = 0
''''Call validacionsum2(Worksheets("Flujo de Caja").Cells(26, 3 + i), tam + 3)
    'otrosgastos
'    If tam = i Then
'
'        Worksheets("Flujo de Caja").Cells(26, 3 + i) = Worksheets("Evaluación Cuantitativa").Cells(46, 14)
'    Else
'
'        Worksheets("Flujo de Caja").Cells(26, 3 + i) = 0
'    End If
    If i &gt; 1 Then
    With Worksheets("Evaluación Cuantitativa")
    If .Cells(129, 55) = 0 Then
        If i = .Cells(129, 56) Then
            oblig = oblig + .Cells(50, 9)
        End If
    Else
        If i Mod .Cells(129, 55) = .Cells(129, 57) And .Cells(129, 55) &gt; 0 And .Cells(129, 56) &gt;= i Then
            oblig = oblig + Worksheets("Evaluación Cuantitativa").Cells(50, 9)
        End If
    End If
    If .Cells(130, 55) = 0 Then
        If i = .Cells(130, 56) Then
            oblig = oblig + .Cells(51, 9)
        End If
    Else
        If i Mod .Cells(130, 55) = .Cells(130, 57) And .Cells(130, 55) &gt; 0 And .Cells(130, 56) &gt;= i Then
            oblig = oblig + Worksheets("Evaluación Cuantitativa").Cells(51, 9)
        End If
    End If
    End With
    End If
    Worksheets("Flujo de Caja").Cells(27, 3 + i) = oblig
    With Worksheets("Evaluación Cuantitativa")
    If .Cells(132, 57) = 0 Then
        If i = .Cells(132, 58) Then
            deudafam = deudafam + .Cells(132, 55)
        End If
    Else
        If i Mod .Cells(132, 57) = .Cells(132, 59) And .Cells(132, 57) &gt; 0 And .Cells(132, 58) &gt;= i Then
            deudafam = deudafam + .Cells(132, 55)
        End If
    End If
    If .Cells(133, 57) = 0 Then
        If i = .Cells(133, 58) Then
            deudafam = deudafam + .Cells(133, 55)
        End If
    Else
        If i Mod .Cells(133, 57) = .Cells(133, 59) And .Cells(133, 57) &gt; 0 And .Cells(133, 58) &gt;= i Then
            deudafam = deudafam + .Cells(133, 55)
        End If
    End If
    If .Cells(134, 57) = 0 Then
        If i = .Cells(134, 58) Then
            deudafam = deudafam + .Cells(134, 55)
        End If
    Else
        If i Mod .Cells(134, 57) = .Cells(134, 59) And .Cells(134, 57) &gt; 0 And .Cells(134, 58) &gt;= i Then
            deudafam = deudafam + .Cells(134, 55)
        End If
    End If
    End With
    If i &gt; 1 Then
    Worksheets("Flujo de Caja").Cells(30, 3 + i).Value = deudafam + Worksheets("Evaluación Cuantitativa").Cells(74, 9).Value
    End If
        'A PAGAR PARA CANCELAR
''''Call validacioncant1(Worksheets("Flujo de Caja").Cells(33, 3 + i))
    Worksheets("Flujo de Caja").Cells(36, 3 + i) = "=R[9]C"
    If i = 1 Then
        'FLUJO SIN CREDITO CON SALDO INICIAL
        Worksheets("Flujo de Caja").Cells(32, 3 + i).FormulaR1C1 = "='Evaluación Cuantitativa'!R[-24]C[19] + 'Flujo de Caja'!R[-1]C"
        'FLUJO CON CREDITO CON SALDO INICIAL
        Worksheets("Flujo de Caja").Cells(37, 3 + i).FormulaR1C1 = "=R[-5]C+R[-3]C+R[-2]C"
        'ABONO A CAPITAL
        Worksheets("Flujo de Caja").Cells(41, 3 + i) = 0
        'ABONO A INTERESES
        Worksheets("Flujo de Caja").Cells(42, 3 + i) = 0
        'INTERESES DEL LAPSO
        Worksheets("Flujo de Caja").Cells(43, 3 + i) = 0
        'INTERESES VIGENTES A LA FECHA
        Worksheets("Flujo de Caja").Cells(44, 3 + i) = 0
        'CAPITAL VIGENTE
        Worksheets("Flujo de Caja").Cells(45, 3 + i).FormulaR1C1 = "=R[-11]C"

    Else
        'FLUJO SIN CREDITO CON SALDO INICIAL
        Worksheets("Flujo de Caja").Cells(32, 3 + i).FormulaR1C1 = "=R[-1]C[0]+R[0]C[-1]"
        'FLUJO CON CREDITO CON SALDO INICIAL
        Worksheets("Flujo de Caja").Cells(37, 3 + i).FormulaR1C1 = "=RC[-1]+R[-6]C+R[-3]C+R[-2]C"
        'INTERESES DEL LAPSO
        Worksheets("Flujo de Caja").Cells(43, 3 + i).FormulaR1C1 = "=(R[2]C[-1]*Solicitud!R176C86/360*12)*(R[-3]C-R[-3]C[-1])"
        'INTERESES VIGENTES A LA FECHA
        Worksheets("Flujo de Caja").Cells(44, 3 + i) = "=RC[-1]+R[-1]C-R[-2]C[-1]"
        'ABONO A INTERESES
        Worksheets("Flujo de Caja").Cells(42, 3 + i) = "=+IF(-R[-7]C&lt;=R[2]C,-R[-7]C,R[2]C)"
        'ABONO A CAPITAL
        Worksheets("Flujo de Caja").Cells(41, 3 + i) = "=+IF(-R[-6]C&gt;=R[3]C,-R[-6]C-R[3]C,0)"
        'CAPITAL VIGENTE
        Worksheets("Flujo de Caja").Cells(45, 3 + i) = "=+(RC[-1]+R[-11]C-R[-4]C+R[-2]C-R[-3]C)"
    End If

'    With Worksheets("Evaluación Cuantitativa")
'        finpago = .Cells(78, 10)
'        If inimes &lt;= DateSerial(Year(finpago), Month(finpago), 1) Then
'            deudafam = deudafam + .Cells(78, 9)
'        End If
'        finpago = .Cells(79, 10)
'        If inimes &lt;= DateSerial(Year(finpago), Month(finpago), 1) Then
'            deudafam = deudafam + .Cells(79, 9)
'        End If
'        finpago = .Cells(80, 10)
'        If inimes &lt;= DateSerial(Year(finpago), Month(finpago), 1) Then
'            deudafam = deudafam + .Cells(80, 9)
'        End If
'    End With
'    Worksheets("Flujo de Caja").Cells(25, 3 + i).Value = deudafam + Worksheets("Evaluación Cuantitativa").Cells(74, 9).Value
'    Call fmonedan(Worksheets("Flujo de Caja").Cells(25, 3 + i))
''''Call validacionmes(Worksheets("Flujo de Caja").Cells(33, 3 + i))
    Worksheets("Flujo de Caja").Cells(38, 3 + i).FormulaR1C1 = "=YEAR(R[-31]C[0])"
    Worksheets("Flujo de Caja").Cells(39, 3 + i).FormulaR1C1 = "=MONTH(R[-32]C[0])"
    Worksheets("Flujo de Caja").Cells(40, 3 + i).FormulaR1C1 = "=IF((R[-7]C&lt;&gt;0),DATE(R[-2]C,R[-1]C,R[-7]C),R[-33]C)"
    
    fecha = DateAdd("m", i, fechaini)
    i = i + 1
    If DateSerial(Year(fecha), Month(fecha), 1) &gt; DateSerial(Year(fechafin), Month(fechafin), 1) Then
    Exit Do
    End If
    Loop
    Application.EnableEvents = True
    Application.ScreenUpdating = True
    Worksheets("Flujo de Caja").Protect Password:=contra
End Sub



Sub Formato(oSel as object)
'Dim oSel As Object
Dim col As Long
Dim fil As Long
	'oSel = ThisComponent.getCurrentSelection()
	If oSel.getImplementationName = "ScCellRangeObj" Then
		With oSel
			For col = 0 To oSel.getColumns.getCount - 1
				For fil = 0 To oSel.getRows.getCount - 1
					With .getCellByPosition( col, fil )
						.CharColor = RGB( 255,255,255 )
						.CellBackColor = RGB(0,128,0)
					End With
				Next
			Next
		End With
	else
		oSel.CellBackColor = RGB(0,102,204)
	End If 
End Sub

Sub colore(oSel As Object,num as long)
 	on error resume next
 	Dim oBordeLinea As New com.sun.star.table.BorderLine
	Dim oBordeTabla As New com.sun.star.table.TableBorder
    Dim col As Long
	Dim fil As Long
	Dim cod As Long
	if num=1 then
	cod=255
	else
	cod=128
	end if
	If oSel.getImplementationName = "ScCellRangeObj" Then
		With oSel
			For col = 0 To oSel.getColumns.getCount - 1
				For fil = 0 To oSel.getRows.getCount - 1
					With .getCellByPosition( col, fil )
						.CharColor = RGB( 1,1,1 )
						.CellBackColor = RGB(0,cod,0)
					End With
				Next
			Next
		End With
	else
		oSel.CharColor = RGB( 255,255,255 )
		oSel.CellBackColor = RGB(219,119,45)
	End If 
	'Establecemos las características de la linea
	With oBordeLinea
		'El color (azul)
		.Color = RGB(255,255,255)
		'El ancho de la linea interior
		.OuterLineWidth = 75
	End With

	'Establecemos las características de la tabla
	With oBordeTabla
		.TopLine = oBordeLinea			'Superior
		.IsTopLineValid = True
		.BottomLine = oBordeLinea		'Inferior
		.IsBottomLineValid = True
		.LeftLine = oBordeLinea		'Izquierdo
		.IsLeftLineValid = True
		.RightLine = oBordeLinea		'Derecho
		.IsRightLineValid = True
		.HorizontalLine=oBordeLinea
		.IsHorizontalLineValid=True
		.VerticalLine=oBordeLinea
		.IsVerticalLineValid=True
	End With

	'Establecemos los bordes
	oSel.TableBorder = oBordeTabla
 '    Application.EnableEvents = True
 End Sub
Rem  
Rem Sub BuscaHoja(NombreHoja As String, Hojaactual As String)
Rem Dim Hoja As Worksheet
Rem For Each Hoja In Worksheets
Rem If NombreHoja = Hoja.Name Then
Rem Sheets(NombreHoja).Activate
Rem Exit Sub
Rem End If
Rem Next
Rem Worksheets.Add.Name = NombreHoja
Rem ActiveSheet.Move After:=Sheets(Hojaactual)
Rem End Sub
Rem 
Rem Sub flujocaja()
Rem     Dim mesini As Integer
Rem     Dim mes As Integer
Rem     Dim mesa As Integer
Rem     Dim año As Integer
Rem     Dim numcuotas As Integer
Rem     Dim periodo As Integer
Rem     Dim nommes As String
Rem     Dim añoini As Integer
Rem     Dim riesgomes As Integer
Rem     Dim ventasmes As Integer
Rem     Dim acumulado As Double
Rem     Dim i As Integer
Rem     Dim j As Integer
Rem     Application.EnableEvents = False
Rem     Application.ScreenUpdating = False
Rem     'Call BuscaHoja("Flujo de Caja", ActiveSheet.Name)
Rem     'Worksheets("Flujo de Caja").Unprotect Password:="hola"
Rem '    With Worksheets("Flujo de Caja")
Rem '    .Activate
Rem '    .Cells.ClearContents
Rem '    .Range("A24").Copy
Rem '    .Cells.PasteSpecial Paste:=xlPasteFormats, Operation:=xlNone, _
Rem '        SkipBlanks:=False, Transpose:=False
Rem '        Application.CutCopyMode = False
Rem '        .Cells(2, 2).Select
Rem '    End With}
Rem     'ActiveSheet.Move After:=Sheets(ActiveWorkbook.Sheets.Count)
Rem     Dim fechaini As Date
Rem     Dim fechafin As Date
Rem     Dim fecha As Date
Rem     Dim fechacosecha As Date
Rem     Dim fechaper As Date
Rem     Dim finpago As Date
Rem     
Rem     Dim venta As Double
Rem     Dim otraventa As Double
Rem     Dim ventapec As Double
Rem     Dim manod As Double
Rem     Dim maq As Double
Rem     Dim insu As Double
Rem     Dim impre As Double
Rem     Dim costotraventa As Double
Rem     Dim costoventapec As Double
Rem     Dim oblig As Double
Rem     Dim deudafam As Double
Rem     Dim tam As Double
Rem     Dim tem As Double
Rem     With Worksheets("Flujo de Caja")
Rem     .Activate
Rem '    .Cells.ClearContents
Rem '    .Range("A24").Copy
Rem '    .Cells.PasteSpecial Paste:=xlPasteFormats, Operation:=xlNone, _
Rem '        SkipBlanks:=False, Transpose:=False
Rem '        Application.CutCopyMode = False
Rem '        .Cells(2, 2).Select
Rem     End With
Rem     Call limpiaflujo
Rem     tem = Worksheets("Solicitud").Cells(176, 86).Value
Rem     fechaini = Worksheets("Flujo de Caja").Cells(5, 4).Value
Rem     fechafin = Worksheets("Solicitud").Cells(42, 6).Value
Rem     fecha = fechaini
Rem     tam = Worksheets("Solicitud").Cells(191, 84).Value
Rem     i = 1
Rem     With Worksheets("Flujo de Caja")
Rem     Call color(.Range(.Cells(7, 4), .Cells(7, 4 + tam)), 2)
Rem     Call ffecha(.Range(.Cells(7, 4), .Cells(7, 3 + tam)))
Rem     .Range(.Cells(7, 4), .Cells(7, 3 + tam)).ColumnWidth = 20
Rem     Call color(.Range(.Cells(8, 4), .Cells(14, 3 + tam)), 1)
Rem     Call fmonedan(.Range(.Cells(8, 4), .Cells(32, 3 + tam)))
Rem     Call fmonedan(.Range(.Cells(34, 4), .Cells(37, 3 + tam)))
Rem     Call color(.Range(.Cells(15, 4), .Cells(15, 3 + tam)), 2)
Rem     Call color(.Range(.Cells(16, 4), .Cells(23, 3 + tam)), 1)
Rem     Call color(.Range(.Cells(24, 4), .Cells(25, 3 + tam)), 2)
Rem     Call color_gris(.Range(.Cells(26, 4), .Cells(26, 3 + tam)), 1)
Rem     Call color(.Range(.Cells(27, 4), .Cells(27, 3 + tam)), 1)
Rem     Call color(.Range(.Cells(28, 4), .Cells(28, 3 + tam)), 2)
Rem     Call color(.Range(.Cells(29, 4), .Cells(30, 3 + tam)), 1)
Rem     Call color(.Range(.Cells(31, 4), .Cells(32, 3 + tam)), 2)
Rem     Call color_gris(.Range(.Cells(33, 4), .Cells(35, 3 + tam)), 1)
Rem     .Range(.Cells(33, 4), .Cells(35, 3 + tam)).Locked = False
Rem     Call color(.Range(.Cells(36, 4), .Cells(37, 3 + tam)), 2)
Rem     Call color(.Range(.Cells(38, 4), .Cells(44, 3 + tam)), 1)
Rem     Call color(.Range(.Cells(45, 4), .Cells(45, 3 + tam)), 2)
Rem     'FORMATO fecha
Rem     .Range(.Cells(40, 4), .Cells(40, 3 + tam)).NumberFormat = "m/d/yyyy"
Rem     .Range(.Cells(40, 4), .Cells(40, 3 + tam)).HorizontalAlignment = xlCenter
Rem     'FORMATO dia DESEMBOLSO
Rem     .Range(.Cells(33, 4), .Cells(33, 3 + tam)).NumberFormat = "General"
Rem     .Range(.Cells(33, 4), .Cells(33, 3 + tam)).HorizontalAlignment = xlCenter
Rem     .Range(.Cells(38, 4), .Cells(38, 3 + tam)).NumberFormat = "General"
Rem     .Range(.Cells(38, 4), .Cells(38, 3 + tam)).HorizontalAlignment = xlCenter
Rem     .Range(.Cells(39, 4), .Cells(39, 3 + tam)).NumberFormat = "General"
Rem     .Range(.Cells(39, 4), .Cells(39, 3 + tam)).HorizontalAlignment = xlCenter
Rem     Call fmonedan(.Range(.Cells(41, 4), .Cells(45, 3 + tam)))
Rem     Call color(.Range(.Cells(8, 4 + tam), .Cells(14, 4 + tam)), 1)
Rem     Call color(.Range(.Cells(15, 4 + tam), .Cells(15, 4 + tam)), 2)
Rem     Call color(.Range(.Cells(16, 4 + tam), .Cells(23, 4 + tam)), 1)
Rem     Call color(.Range(.Cells(24, 4 + tam), .Cells(25, 4 + tam)), 2)
Rem     Call color(.Range(.Cells(26, 4 + tam), .Cells(27, 4 + tam)), 1)
Rem     Call color(.Range(.Cells(28, 4 + tam), .Cells(28, 4 + tam)), 2)
Rem     Call color(.Range(.Cells(29, 4 + tam), .Cells(30, 4 + tam)), 2)
Rem     Call color(.Range(.Cells(31, 4 + tam), .Cells(31, 4 + tam)), 2)
Rem     Call color(.Range(.Cells(34, 4 + tam), .Cells(35, 4 + tam)), 2)
Rem     Call color(.Range(.Cells(41, 4 + tam), .Cells(42, 4 + tam)), 2)
Rem     
Rem '    'FORMATO AÑO MES
Rem '    Worksheets("Flujo de Caja").Cells(33, 3 + i).NumberFormat = "General"
Rem '    Worksheets("Flujo de Caja").Cells(33, 3 + i).HorizontalAlignment = xlCenter
Rem '    Worksheets("Flujo de Caja").Cells(34, 3 + i).NumberFormat = "General"
Rem '    Worksheets("Flujo de Caja").Cells(34, 3 + i).HorizontalAlignment = xlCenter
Rem     .Rows("9:10").EntireRow.Hidden = False
Rem     If Worksheets("Solicitud").Cells(26, 8).Value &gt; 1 Then
Rem         .Rows("9").EntireRow.Hidden = True
Rem     Else
Rem         If Worksheets("Solicitud").Cells(26, 8).Value &gt; 2 Then
Rem         .Rows("10").EntireRow.Hidden = True
Rem         End If
Rem     End If
Rem     .Rows("13:14").EntireRow.Hidden = False
Rem     .Rows("22:23").EntireRow.Hidden = False
Rem     If Worksheets("Solicitud").Cells(21, 3).Value = "" Then
Rem         .Rows("13").EntireRow.Hidden = True
Rem         .Rows("22").EntireRow.Hidden = True
Rem     End If
Rem     If Worksheets("Solicitud").Cells(22, 3).Value = "" Then
Rem     .Rows("14").EntireRow.Hidden = True
Rem     .Rows("23").EntireRow.Hidden = True
Rem     End If
Rem     .Rows("11:12").EntireRow.Hidden = False
Rem     .Rows("20:21").EntireRow.Hidden = False
Rem     If Worksheets("Evaluación Cuantitativa").Cells(16, 2).Value = "" Then
Rem         .Rows("11").EntireRow.Hidden = True
Rem         .Rows("20").EntireRow.Hidden = True
Rem     End If
Rem     If Worksheets("Evaluación Cuantitativa").Cells(17, 2).Value = "" Then
Rem     .Rows("12").EntireRow.Hidden = True
Rem     .Rows("21").EntireRow.Hidden = True
Rem     End If
Rem     
Rem     
Rem     End With
Rem     Do
Rem     venta1 = 0
Rem     venta2 = 0
Rem     venta3 = 0
Rem     otraventa1 = 0
Rem     otraventa2 = 0
Rem     ventapec1 = 0
Rem     ventapec2 = 0
Rem     manod = 0
Rem     maq = 0
Rem     insu = 0
Rem     impre = 0
Rem     costotraventa1 = 0
Rem     costotraventa2 = 0
Rem     costoventapec1 = 0
Rem     costoventapec2 = 0
Rem     oblig = 0
Rem     deudafam = 0
Rem     inimes = DateSerial(Year(fecha), Month(fecha), 1)
Rem     finmes = DateSerial(Year(fecha), Month(fecha) + 1, 0)
Rem     'cabecera fecha
Rem     Worksheets("Flujo de Caja").Cells(7, 3 + i) = inimes 'fecha
Rem     With Worksheets("Evaluación Cuantitativa")
Rem         If (Worksheets("Solicitud").Cells(26, 8) &gt;= 1) Then
Rem             Worksheets("Flujo de Caja").Rows("9:10").EntireRow.Hidden = True
Rem             
Rem             If Not (.Cells(10, 13) = "Al Final") Then
Rem                 'fechaper = Worksheets("Costo Produc.1").Cells(5, 9)
Rem                 'If (inimes &gt;= DateSerial(Year(fechaper), Month(fechaper), 1)) Then
Rem                 If (.Cells(10, 13) = "Irregular") Then
Rem                     Call color_gris(Worksheets("Flujo de Caja").Cells(8, 3 + i), 1)
Rem                     Worksheets("Flujo de Caja").Range(Worksheets("Flujo de Caja").Cells(8, 3 + i), Worksheets("Flujo de Caja").Cells(8, 3 + i)).Locked = False
Rem                     Call validacionsum1(Worksheets("Flujo de Caja").Cells(8, 3 + i), tam + 3, 1)
Rem                 Else
Rem                     If (i - .Cells(181, 57)) Mod .Cells(181, 55) = 0 And .Cells(181, 55) &gt; 0 And .Cells(181, 57) &lt;= i Then
Rem                         venta1 = venta1 + .Cells(10, 11) / .Cells(181, 59)
Rem                     End If
Rem                 End If
Rem                 'End If
Rem             Else
Rem                 fechacosecha = Worksheets("Costo Produc.1").Cells(5, 9)
Rem                 If (inimes = DateSerial(Year(fechacosecha), Month(fechacosecha), 1)) Then
Rem                     venta1 = venta1 + .Cells(10, 11)
Rem                 End If
Rem             End If
Rem             j = 14
Rem             Do
Rem                 If (Worksheets("Costo Produc.1").Cells(j, 16) = i) Then
Rem                     manod = manod + Worksheets("Costo Produc.1").Cells(j, 11)
Rem                 End If
Rem             j = j + 1
Rem             If (j &gt; 35) Then
Rem             Exit Do
Rem             End If
Rem             Loop
Rem             j = 37
Rem             Do
Rem                 If (Worksheets("Costo Produc.1").Cells(j, 16) = i) Then
Rem                     maq = maq + Worksheets("Costo Produc.1").Cells(j, 11)
Rem                 End If
Rem             j = j + 1
Rem             If (j &gt; 41) Then
Rem             Exit Do
Rem             End If
Rem             Loop
Rem             j = 44
Rem             Do
Rem                 If (Worksheets("Costo Produc.1").Cells(j, 16) = i) Then
Rem                     insu = insu + Worksheets("Costo Produc.1").Cells(j, 11)
Rem                 End If
Rem             j = j + 1
Rem             If (j &gt; 59) Then
Rem             Exit Do
Rem             End If
Rem             Loop
Rem             'imprevistos
Rem             If (Worksheets("Costo Produc.1").Cells(61, 16) = i) Then
Rem                 impre = impre + Worksheets("Costo Produc.1").Cells(61, 11)
Rem             End If
Rem         End If
Rem         If (Worksheets("Solicitud").Cells(26, 8) &gt;= 2) Then
Rem             Worksheets("Flujo de Caja").Rows("9:9").EntireRow.Hidden = False
Rem             Worksheets("Flujo de Caja").Rows("10:10").EntireRow.Hidden = True
Rem             If Not (.Cells(11, 13) = "Al Final") Then
Rem '                fechaper = Worksheets("Costo Produc.2").Cells(5, 9)
Rem '                If (inimes &gt;= DateSerial(Year(fechaper), Month(fechaper), 1)) Then
Rem '                        venta2 = venta2 + .Cells(11, 11) / .Cells(182, 59)
Rem '                End If
Rem                 If (.Cells(11, 13) = "Irregular") Then
Rem                     Call color_gris(Worksheets("Flujo de Caja").Cells(9, 3 + i), 1)
Rem                     Worksheets("Flujo de Caja").Range(Worksheets("Flujo de Caja").Cells(9, 3 + i), Worksheets("Flujo de Caja").Cells(9, 3 + i)).Locked = False
Rem                     Call validacionsum1(Worksheets("Flujo de Caja").Cells(9, 3 + i), tam + 3, 2)
Rem                 Else
Rem                     If (i - .Cells(182, 57)) Mod .Cells(182, 55) = 0 And .Cells(182, 55) &gt; 0 And .Cells(182, 57) &lt;= i Then
Rem                             venta2 = venta2 + .Cells(11, 11) / .Cells(182, 59)
Rem                     End If
Rem                 End If
Rem             Else
Rem                 fechacosecha = Worksheets("Costo Produc.2").Cells(5, 9)
Rem                 If (inimes = DateSerial(Year(fechacosecha), Month(fechacosecha), 1)) Then
Rem                     venta2 = venta2 + .Cells(11, 11)
Rem                 End If
Rem             End If
Rem             j = 14
Rem             Do
Rem                 If (Worksheets("Costo Produc.2").Cells(j, 16) = i) Then
Rem                     manod = manod + Worksheets("Costo Produc.2").Cells(j, 11)
Rem                 End If
Rem             j = j + 1
Rem             If (j &gt; 35) Then
Rem             Exit Do
Rem             End If
Rem             Loop
Rem             j = 37
Rem             Do
Rem                 If (Worksheets("Costo Produc.2").Cells(j, 16) = i) Then
Rem                     maq = maq + Worksheets("Costo Produc.2").Cells(j, 11)
Rem                 End If
Rem             j = j + 1
Rem             If (j &gt; 41) Then
Rem             Exit Do
Rem             End If
Rem             Loop
Rem             j = 44
Rem             Do
Rem                 If (Worksheets("Costo Produc.2").Cells(j, 16) = i) Then
Rem                     insu = insu + Worksheets("Costo Produc.2").Cells(j, 11)
Rem                 End If
Rem             j = j + 1
Rem             If (j &gt; 59) Then
Rem             Exit Do
Rem             End If
Rem             Loop
Rem             'imprevistos
Rem             If (Worksheets("Costo Produc.2").Cells(61, 16) = i) Then
Rem                 impre = impre + Worksheets("Costo Produc.2").Cells(61, 11)
Rem             End If
Rem         End If
Rem         If (Worksheets("Solicitud").Cells(26, 8) = 3) Then
Rem             Worksheets("Flujo de Caja").Rows("9:10").EntireRow.Hidden = False
Rem             If Not (.Cells(12, 13) = "Al Final") Then
Rem '                fechaper = Worksheets("Costo Produc.3").Cells(5, 9)
Rem '                If (inimes &gt;= DateSerial(Year(fechaper), Month(fechaper), 1)) Then
Rem '                        venta3 = venta3 + .Cells(12, 11) / .Cells(183, 59)
Rem '                End If
Rem                 If (.Cells(12, 13) = "Irregular") Then
Rem                     Call color_gris(Worksheets("Flujo de Caja").Cells(10, 3 + i), 1)
Rem                     Worksheets("Flujo de Caja").Range(Worksheets("Flujo de Caja").Cells(10, 3 + i), Worksheets("Flujo de Caja").Cells(10, 3 + i)).Locked = False
Rem                     Call validacionsum1(Worksheets("Flujo de Caja").Cells(10, 3 + i), tam + 3, 3)
Rem                 Else
Rem                     If (i - .Cells(183, 57)) Mod .Cells(183, 55) = 0 And .Cells(183, 55) &gt; 0 And .Cells(183, 57) &lt;= i Then
Rem                             venta3 = venta3 + .Cells(12, 11) / .Cells(183, 59)
Rem                     End If
Rem                 End If
Rem             Else
Rem                 fechacosecha = Worksheets("Costo Produc.3").Cells(5, 9)
Rem                 If (inimes = DateSerial(Year(fechacosecha), Month(fechacosecha), 1)) Then
Rem                     venta3 = venta3 + .Cells(12, 11)
Rem                 End If
Rem             End If
Rem             j = 14
Rem             Do
Rem                 If (Worksheets("Costo Produc.3").Cells(j, 16) = i) Then
Rem                     manod = manod + Worksheets("Costo Produc.3").Cells(j, 11)
Rem                 End If
Rem             j = j + 1
Rem             If (j &gt; 35) Then
Rem             Exit Do
Rem             End If
Rem             Loop
Rem             j = 37
Rem             Do
Rem                 If (Worksheets("Costo Produc.3").Cells(j, 16) = i) Then
Rem                     maq = maq + Worksheets("Costo Produc.3").Cells(j, 11)
Rem                 End If
Rem             j = j + 1
Rem             If (j &gt; 41) Then
Rem             Exit Do
Rem             End If
Rem             Loop
Rem             j = 44
Rem             Do
Rem                 If (Worksheets("Costo Produc.3").Cells(j, 16) = i) Then
Rem                     insu = insu + Worksheets("Costo Produc.3").Cells(j, 11)
Rem                 End If
Rem             j = j + 1
Rem             If (j &gt; 59) Then
Rem             Exit Do
Rem             End If
Rem             Loop
Rem             'imprevistos
Rem             If (Worksheets("Costo Produc.3").Cells(61, 16) = i) Then
Rem                 impre = impre + Worksheets("Costo Produc.3").Cells(61, 11)
Rem             End If
Rem         End If
Rem     End With
Rem     Worksheets("Flujo de Caja").Cells(8, 3 + i) = venta1
Rem     Worksheets("Flujo de Caja").Cells(9, 3 + i) = venta2
Rem     Worksheets("Flujo de Caja").Cells(10, 3 + i) = venta3
Rem     
Rem     'Worksheets("Flujo de Caja").Cells(12, 3 + i)
Rem     'otraventa
Rem     With Worksheets("Evaluación Cuantitativa")
Rem         If (Worksheets("Solicitud").Cells(26, 9) &gt;= 1) Then
Rem             If Not (.Cells(16, 8) = "Al Final") Then
Rem                 If (i - .Cells(188, 57)) Mod .Cells(188, 55) = 0 And .Cells(188, 55) &gt; 0 And .Cells(188, 57) &lt;= i Then
Rem                         otraventa1 = otraventa1 + .Cells(188, 54) / .Cells(188, 59)
Rem                 End If
Rem                 If i = .Cells(188, 57) Then
Rem                     costotraventa1 = costotraventa1 + .Cells(33, 5)
Rem                 End If
Rem '                fechaper = .Cells(16, 9)
Rem '                If (inimes &gt;= DateSerial(Year(fechaper), Month(fechaper), 1)) Then
Rem '                    otraventa = otraventa + .Cells(16, 6)
Rem '                    If (inimes = DateSerial(Year(fechaper), Month(fechaper), 1)) Then
Rem '                        costotraventa = costotraventa + .Cells(33, 5) - .Cells(25, 23)
Rem '                    End If
Rem '                End If
Rem             Else
Rem                 fechacosecha = .Cells(16, 10)
Rem                 If (inimes = DateSerial(Year(fechacosecha), Month(fechacosecha), 1)) Then
Rem                     otraventa1 = otraventa1 + .Cells(16, 6)
Rem                     costotraventa1 = costotraventa1 + .Cells(33, 5) '- .Cells(25, 23)
Rem                 End If
Rem             End If
Rem         End If
Rem         If (Worksheets("Solicitud").Cells(26, 9) = 2) Then
Rem             If Not (.Cells(17, 8) = "Al Final") Then
Rem                 If (i - .Cells(189, 57)) Mod .Cells(189, 55) = 0 And .Cells(189, 55) &gt; 0 And .Cells(189, 57) &lt;= i Then
Rem                         otraventa2 = otraventa2 + .Cells(189, 54) / .Cells(189, 59)
Rem                 End If
Rem                 If i = .Cells(189, 57) Then
Rem                     costotraventa2 = costotraventa2 + .Cells(34, 5)
Rem                 End If
Rem '                fechaper = .Cells(17, 9)
Rem '                If (inimes &gt;= DateSerial(Year(fechaper), Month(fechaper), 1)) Then
Rem '                    otraventa = otraventa + .Cells(17, 6)
Rem '                    If (inimes = DateSerial(Year(fechaper), Month(fechaper), 1)) Then
Rem '                        costotraventa = costotraventa + .Cells(34, 5)
Rem '                    End If
Rem '                End If
Rem             Else
Rem                 fechacosecha = .Cells(17, 10)
Rem                 If (inimes = DateSerial(Year(fechacosecha), Month(fechacosecha), 1)) Then
Rem                     otraventa2 = otraventa2 + .Cells(17, 6)
Rem                     costotraventa2 = costotraventa2 + .Cells(34, 5)
Rem                 End If
Rem             End If
Rem         End If
Rem     End With
Rem     Worksheets("Flujo de Caja").Cells(11, 3 + i) = otraventa1
Rem     Worksheets("Flujo de Caja").Cells(12, 3 + i) = otraventa2
Rem     Worksheets("Flujo de Caja").Cells(20, 3 + i) = costotraventa1
Rem     Worksheets("Flujo de Caja").Cells(21, 3 + i) = costotraventa2
Rem     Worksheets("Flujo de Caja").Cells(15, 3 + i).FormulaR1C1 = "=SUM(R[-7]C[0]:R[-1]C[0])"
Rem     Worksheets("Flujo de Caja").Cells(16, 3 + i) = manod
Rem     Worksheets("Flujo de Caja").Cells(17, 3 + i) = maq
Rem     Worksheets("Flujo de Caja").Cells(18, 3 + i) = insu
Rem     Worksheets("Flujo de Caja").Cells(19, 3 + i) = impre
Rem '    Worksheets("Flujo de Caja").Cells(16, 3 + i) = costotraventa
Rem '    'ventapec
Rem     With Worksheets("Evaluación Cuantitativa")
Rem         If Not (.Cells(21, 8) = "Al Final") Then
Rem                 If (i - .Cells(192, 57)) Mod .Cells(192, 55) = 0 And .Cells(192, 55) &gt; 0 And .Cells(192, 57) &lt;= i Then
Rem                     ventapec1 = ventapec1 + .Cells(192, 54) / .Cells(192, 59)
Rem                     costoventapec1 = costoventapec1 + .Cells(39, 8) / .Cells(192, 59)
Rem                 End If
Rem '            fechaper = .Cells(21, 9)
Rem '            If (inimes &gt;= DateSerial(Year(fechaper), Month(fechaper), 1)) Then
Rem '                ventapec = ventapec + .Cells(21, 6)
Rem '                If (inimes = DateSerial(Year(fechaper), Month(fechaper), 1)) Then
Rem '                        costoventapec = costoventapec + .Cells(39, 9) - .Cells(27, 23)
Rem '                End If
Rem '            End If
Rem 
Rem         Else
Rem             fechacosecha = .Cells(21, 10)
Rem             If (inimes = DateSerial(Year(fechacosecha), Month(fechacosecha), 1)) Then
Rem                 ventapec1 = ventapec1 + .Cells(21, 6)
Rem                 costoventapec1 = costoventapec1 + .Cells(39, 8) ' - .Cells(27, 23)
Rem             End If
Rem         End If
Rem         If Not (.Cells(22, 8) = "Al Final") Then
Rem                 If (i - .Cells(193, 57)) Mod .Cells(193, 55) = 0 And .Cells(193, 55) &gt; 0 And .Cells(193, 57) &lt;= i Then
Rem                     ventapec2 = ventapec2 + .Cells(193, 54) / .Cells(193, 59)
Rem                     costoventapec2 = costoventapec2 + .Cells(40, 8) / .Cells(193, 59)
Rem                 End If
Rem '            fechaper = .Cells(22, 9)
Rem '            If (inimes &gt;= DateSerial(Year(fechaper), Month(fechaper), 1)) Then
Rem '                ventapec = ventapec + .Cells(22, 6)
Rem '                If (inimes = DateSerial(Year(fechaper), Month(fechaper), 1)) Then
Rem '                    If costoventapec = 0 Then
Rem '                        costoventapec = costoventapec + .Cells(40, 9) - .Cells(27, 23)
Rem '                    Else
Rem '                        costoventapec = costoventapec + .Cells(40, 9)
Rem '                    End If
Rem '                End If
Rem '            End If
Rem         Else
Rem             fechacosecha = .Cells(22, 10)
Rem             If (inimes = DateSerial(Year(fechacosecha), Month(fechacosecha), 1)) Then
Rem                 ventapec2 = ventapec2 + .Cells(22, 6)
Rem                 costoventapec1 = costoventapec1 + .Cells(40, 8)
Rem '                    If costoventapec = 0 Then
Rem '                        costoventapec = costoventapec + .Cells(40, 9) - .Cells(27, 23)
Rem '                    Else
Rem '                        costoventapec = costoventapec + .Cells(40, 9)
Rem '                    End If
Rem             End If
Rem         End If
Rem     End With
Rem     Worksheets("Flujo de Caja").Cells(13, 3 + i) = ventapec1
Rem     Worksheets("Flujo de Caja").Cells(14, 3 + i) = ventapec2
Rem     Worksheets("Flujo de Caja").Cells(22, 3 + i) = costoventapec1
Rem     Worksheets("Flujo de Caja").Cells(23, 3 + i) = costoventapec2
Rem '    Worksheets("Flujo de Caja").Cells(17, 3 + i) = costoventapec
Rem 
Rem     Worksheets("Flujo de Caja").Cells(24, 3 + i).FormulaR1C1 = "=SUM(R[-8]C[0]:R[-1]C[0])"
Rem     Worksheets("Flujo de Caja").Cells(25, 3 + i).FormulaR1C1 = "=R[-10]C[0]-R[-1]C[0]"
Rem     Worksheets("Flujo de Caja").Cells(28, 3 + i).FormulaR1C1 = "=R[-3]C[0]-R[-1]C[0]-R[-2]C[0]"
Rem     Worksheets("Flujo de Caja").Cells(31, 3 + i).FormulaR1C1 = "=R[-3]C[0]+R[-2]C[0]-R[-1]C[0]"
Rem     If i &gt; 1 Then
Rem     Worksheets("Flujo de Caja").Cells(29, 3 + i) = Worksheets("Evaluación Cuantitativa").Cells(62, 10)
Rem     End If
Rem     Worksheets("Flujo de Caja").Cells(26, 3 + i) = 0
Rem     Call validacionsum2(Worksheets("Flujo de Caja").Cells(26, 3 + i), tam + 3)
Rem     'otrosgastos
Rem '    If tam = i Then
Rem '
Rem '        Worksheets("Flujo de Caja").Cells(26, 3 + i) = Worksheets("Evaluación Cuantitativa").Cells(46, 14)
Rem '    Else
Rem '
Rem '        Worksheets("Flujo de Caja").Cells(26, 3 + i) = 0
Rem '    End If
Rem     If i &gt; 1 Then
Rem     With Worksheets("Evaluación Cuantitativa")
Rem     If .Cells(129, 55) = 0 Then
Rem         If i = .Cells(129, 56) Then
Rem             oblig = oblig + .Cells(50, 9)
Rem         End If
Rem     Else
Rem         If i Mod .Cells(129, 55) = .Cells(129, 57) And .Cells(129, 55) &gt; 0 And .Cells(129, 56) &gt;= i Then
Rem             oblig = oblig + Worksheets("Evaluación Cuantitativa").Cells(50, 9)
Rem         End If
Rem     End If
Rem     If .Cells(130, 55) = 0 Then
Rem         If i = .Cells(130, 56) Then
Rem             oblig = oblig + .Cells(51, 9)
Rem         End If
Rem     Else
Rem         If i Mod .Cells(130, 55) = .Cells(130, 57) And .Cells(130, 55) &gt; 0 And .Cells(130, 56) &gt;= i Then
Rem             oblig = oblig + Worksheets("Evaluación Cuantitativa").Cells(51, 9)
Rem         End If
Rem     End If
Rem     End With
Rem     End If
Rem     Worksheets("Flujo de Caja").Cells(27, 3 + i) = oblig
Rem     With Worksheets("Evaluación Cuantitativa")
Rem     If .Cells(132, 57) = 0 Then
Rem         If i = .Cells(132, 58) Then
Rem             deudafam = deudafam + .Cells(132, 55)
Rem         End If
Rem     Else
Rem         If i Mod .Cells(132, 57) = .Cells(132, 59) And .Cells(132, 57) &gt; 0 And .Cells(132, 58) &gt;= i Then
Rem             deudafam = deudafam + .Cells(132, 55)
Rem         End If
Rem     End If
Rem     If .Cells(133, 57) = 0 Then
Rem         If i = .Cells(133, 58) Then
Rem             deudafam = deudafam + .Cells(133, 55)
Rem         End If
Rem     Else
Rem         If i Mod .Cells(133, 57) = .Cells(133, 59) And .Cells(133, 57) &gt; 0 And .Cells(133, 58) &gt;= i Then
Rem             deudafam = deudafam + .Cells(133, 55)
Rem         End If
Rem     End If
Rem     If .Cells(134, 57) = 0 Then
Rem         If i = .Cells(134, 58) Then
Rem             deudafam = deudafam + .Cells(134, 55)
Rem         End If
Rem     Else
Rem         If i Mod .Cells(134, 57) = .Cells(134, 59) And .Cells(134, 57) &gt; 0 And .Cells(134, 58) &gt;= i Then
Rem             deudafam = deudafam + .Cells(134, 55)
Rem         End If
Rem     End If
Rem     End With
Rem     If i &gt; 1 Then
Rem     Worksheets("Flujo de Caja").Cells(30, 3 + i).Value = deudafam + Worksheets("Evaluación Cuantitativa").Cells(74, 9).Value
Rem     End If
Rem         'A PAGAR PARA CANCELAR
Rem     'Call validacioncant1(Worksheets("Flujo de Caja").Cells(34, 3 + i))
Rem     Call validacioncant1(Worksheets("Flujo de Caja").Cells(33, 3 + i))
Rem     Worksheets("Flujo de Caja").Cells(36, 3 + i) = "=R[9]C"
Rem     If i = 1 Then
Rem         'FLUJO SIN CREDITO CON SALDO INICIAL
Rem         Worksheets("Flujo de Caja").Cells(32, 3 + i).FormulaR1C1 = "='Evaluación Cuantitativa'!R[-24]C[19]+'Flujo de Caja'!R[-1]C"
Rem         'FLUJO CON CREDITO CON SALDO INICIAL
Rem         Worksheets("Flujo de Caja").Cells(37, 3 + i).FormulaR1C1 = "=R[-5]C+R[-3]C+R[-2]C"
Rem         'ABONO A CAPITAL
Rem         Worksheets("Flujo de Caja").Cells(41, 3 + i) = 0
Rem         'ABONO A INTERESES
Rem         Worksheets("Flujo de Caja").Cells(42, 3 + i) = 0
Rem         'INTERESES DEL LAPSO
Rem         Worksheets("Flujo de Caja").Cells(43, 3 + i) = 0
Rem         'INTERESES VIGENTES A LA FECHA
Rem         Worksheets("Flujo de Caja").Cells(44, 3 + i) = 0
Rem         'CAPITAL VIGENTE
Rem         Worksheets("Flujo de Caja").Cells(45, 3 + i).FormulaR1C1 = "=R[-11]C"
Rem 
Rem     Else
Rem         'FLUJO SIN CREDITO CON SALDO INICIAL
Rem         Worksheets("Flujo de Caja").Cells(32, 3 + i).FormulaR1C1 = "=R[-1]C[0]+R[0]C[-1]"
Rem         'FLUJO CON CREDITO CON SALDO INICIAL
Rem         Worksheets("Flujo de Caja").Cells(37, 3 + i).FormulaR1C1 = "=RC[-1]+R[-6]C+R[-3]C+R[-2]C"
Rem         'INTERESES DEL LAPSO
Rem         Worksheets("Flujo de Caja").Cells(43, 3 + i).FormulaR1C1 = "=(R[2]C[-1]*Solicitud!R176C86/360*12)*(R[-3]C-R[-3]C[-1])"
Rem         'INTERESES VIGENTES A LA FECHA
Rem         Worksheets("Flujo de Caja").Cells(44, 3 + i) = "=RC[-1]+R[-1]C-R[-2]C[-1]"
Rem         'ABONO A INTERESES
Rem         Worksheets("Flujo de Caja").Cells(42, 3 + i) = "=+IF(-R[-7]C&lt;=R[2]C,-R[-7]C,R[2]C)"
Rem         'ABONO A CAPITAL
Rem         Worksheets("Flujo de Caja").Cells(41, 3 + i) = "=+IF(-R[-6]C&gt;=R[3]C,-R[-6]C-R[3]C,0)"
Rem         'CAPITAL VIGENTE
Rem         Worksheets("Flujo de Caja").Cells(45, 3 + i) = "=+(RC[-1]+R[-11]C-R[-4]C+R[-2]C-R[-3]C)"
Rem     End If
Rem 
Rem '    With Worksheets("Evaluación Cuantitativa")
Rem '        finpago = .Cells(78, 10)
Rem '        If inimes &lt;= DateSerial(Year(finpago), Month(finpago), 1) Then
Rem '            deudafam = deudafam + .Cells(78, 9)
Rem '        End If
Rem '        finpago = .Cells(79, 10)
Rem '        If inimes &lt;= DateSerial(Year(finpago), Month(finpago), 1) Then
Rem '            deudafam = deudafam + .Cells(79, 9)
Rem '        End If
Rem '        finpago = .Cells(80, 10)
Rem '        If inimes &lt;= DateSerial(Year(finpago), Month(finpago), 1) Then
Rem '            deudafam = deudafam + .Cells(80, 9)
Rem '        End If
Rem '    End With
Rem '    Worksheets("Flujo de Caja").Cells(25, 3 + i).Value = deudafam + Worksheets("Evaluación Cuantitativa").Cells(74, 9).Value
Rem '    Call fmonedan(Worksheets("Flujo de Caja").Cells(25, 3 + i))
Rem     Call validacionmes(Worksheets("Flujo de Caja").Cells(33, 3 + i))
Rem     Worksheets("Flujo de Caja").Cells(38, 3 + i).FormulaR1C1 = "=YEAR(R[-31]C[0])"
Rem     Worksheets("Flujo de Caja").Cells(39, 3 + i).FormulaR1C1 = "=MONTH(R[-32]C[0])"
Rem     Worksheets("Flujo de Caja").Cells(40, 3 + i).FormulaR1C1 = "=IF((R[-7]C&lt;&gt;0),DATE(R[-2]C,R[-1]C,R[-7]C),R[-33]C)"
Rem     
Rem     fecha = DateAdd("m", i, fechaini)
Rem     i = i + 1
Rem     If DateSerial(Year(fecha), Month(fecha), 1) &gt; DateSerial(Year(fechafin), Month(fechafin), 1) Then
Rem     Exit Do
Rem     End If
Rem     Loop
Rem     Worksheets("Flujo de Caja").Cells(7, i + 3) = "Total"
Rem     Worksheets("Flujo de Caja").Cells(8, i + 3).FormulaR1C1 = "=SUM(RC[-" &amp; CStr(i - 1) &amp; "]:RC[-1])"
Rem     Worksheets("Flujo de Caja").Cells(9, i + 3).FormulaR1C1 = "=SUM(RC[-" &amp; CStr(i - 1) &amp; "]:RC[-1])"
Rem     Worksheets("Flujo de Caja").Cells(10, i + 3).FormulaR1C1 = "=SUM(RC[-" &amp; CStr(i - 1) &amp; "]:RC[-1])"
Rem     Worksheets("Flujo de Caja").Cells(11, i + 3).FormulaR1C1 = "=SUM(RC[-" &amp; CStr(i - 1) &amp; "]:RC[-1])"
Rem     Worksheets("Flujo de Caja").Cells(12, i + 3).FormulaR1C1 = "=SUM(RC[-" &amp; CStr(i - 1) &amp; "]:RC[-1])"
Rem     Worksheets("Flujo de Caja").Cells(13, i + 3).FormulaR1C1 = "=SUM(RC[-" &amp; CStr(i - 1) &amp; "]:RC[-1])"
Rem     Worksheets("Flujo de Caja").Cells(14, i + 3).FormulaR1C1 = "=SUM(RC[-" &amp; CStr(i - 1) &amp; "]:RC[-1])"
Rem     Worksheets("Flujo de Caja").Cells(15, i + 3).FormulaR1C1 = "=SUM(RC[-" &amp; CStr(i - 1) &amp; "]:RC[-1])"
Rem     Worksheets("Flujo de Caja").Cells(16, i + 3).FormulaR1C1 = "=SUM(RC[-" &amp; CStr(i - 1) &amp; "]:RC[-1])"
Rem     Worksheets("Flujo de Caja").Cells(17, i + 3).FormulaR1C1 = "=SUM(RC[-" &amp; CStr(i - 1) &amp; "]:RC[-1])"
Rem     Worksheets("Flujo de Caja").Cells(18, i + 3).FormulaR1C1 = "=SUM(RC[-" &amp; CStr(i - 1) &amp; "]:RC[-1])"
Rem     Worksheets("Flujo de Caja").Cells(19, i + 3).FormulaR1C1 = "=SUM(RC[-" &amp; CStr(i - 1) &amp; "]:RC[-1])"
Rem     Worksheets("Flujo de Caja").Cells(20, i + 3).FormulaR1C1 = "=SUM(RC[-" &amp; CStr(i - 1) &amp; "]:RC[-1])"
Rem     Worksheets("Flujo de Caja").Cells(21, i + 3).FormulaR1C1 = "=SUM(RC[-" &amp; CStr(i - 1) &amp; "]:RC[-1])"
Rem     Worksheets("Flujo de Caja").Cells(22, i + 3).FormulaR1C1 = "=SUM(RC[-" &amp; CStr(i - 1) &amp; "]:RC[-1])"
Rem     Worksheets("Flujo de Caja").Cells(23, i + 3).FormulaR1C1 = "=SUM(RC[-" &amp; CStr(i - 1) &amp; "]:RC[-1])"
Rem     Worksheets("Flujo de Caja").Cells(24, i + 3).FormulaR1C1 = "=SUM(RC[-" &amp; CStr(i - 1) &amp; "]:RC[-1])"
Rem     Worksheets("Flujo de Caja").Cells(25, i + 3).FormulaR1C1 = "=SUM(RC[-" &amp; CStr(i - 1) &amp; "]:RC[-1])"
Rem     Worksheets("Flujo de Caja").Cells(26, i + 3).FormulaR1C1 = "=SUM(RC[-" &amp; CStr(i - 1) &amp; "]:RC[-1])"
Rem     Worksheets("Flujo de Caja").Cells(27, i + 3).FormulaR1C1 = "=SUM(RC[-" &amp; CStr(i - 1) &amp; "]:RC[-1])"
Rem     Worksheets("Flujo de Caja").Cells(28, i + 3).FormulaR1C1 = "=SUM(RC[-" &amp; CStr(i - 1) &amp; "]:RC[-1])"
Rem     Worksheets("Flujo de Caja").Cells(29, i + 3).FormulaR1C1 = "=SUM(RC[-" &amp; CStr(i - 1) &amp; "]:RC[-1])"
Rem     Worksheets("Flujo de Caja").Cells(30, i + 3).FormulaR1C1 = "=SUM(RC[-" &amp; CStr(i - 1) &amp; "]:RC[-1])"
Rem     Worksheets("Flujo de Caja").Cells(31, i + 3).FormulaR1C1 = "=SUM(RC[-" &amp; CStr(i - 1) &amp; "]:RC[-1])"
Rem     Worksheets("Flujo de Caja").Cells(34, i + 3).FormulaR1C1 = "=SUM(RC[-" &amp; CStr(i - 1) &amp; "]:RC[-1])"
Rem     Worksheets("Flujo de Caja").Cells(35, i + 3).FormulaR1C1 = "=SUM(RC[-" &amp; CStr(i - 1) &amp; "]:RC[-1])"
Rem     Worksheets("Flujo de Caja").Cells(41, i + 3).FormulaR1C1 = "=SUM(RC[-" &amp; CStr(i - 1) &amp; "]:RC[-1])"
Rem     Worksheets("Flujo de Caja").Cells(42, i + 3).FormulaR1C1 = "=SUM(RC[-" &amp; CStr(i - 1) &amp; "]:RC[-1])"
Rem         
Rem     Worksheets("Evaluación Cuantitativa").Cells(97, 3).FormulaR1C1 = "='Flujo de Caja'!R[-63]C[" &amp; CStr(i) &amp; "]"
Rem     Worksheets("Flujo de Caja").Cells(2, 2).Select
Rem     Application.EnableEvents = True
Rem     Application.ScreenUpdating = True
Rem 
Rem 
Rem End Sub
'End Sub
</script:module>
</file>

<file path=Basic/Standard/Módulo2.xml><?xml version="1.0" encoding="utf-8"?>
<!DOCTYPE module  PUBLIC '-//OpenOffice.org//DTD OfficeDocument 1.0//EN'  'module.dtd'>
<script:module xmlns:script="http://openoffice.org/2000/script" script:name="Módulo2" script:language="StarBasic" script:moduleType="normal">Rem Attribute VBA_ModuleType=VBAModule
'Sub Módulo2
Rem Sub eventos()
Rem     Application.EnableEvents = True
Rem     Application.ScreenUpdating = True
Rem End Sub
Rem Sub limpiaflujo()
Rem     Dim fin As Long
Rem     fin = Cells(7, 4).End(xlToRight).Column
Rem     Range(Cells(7, 4), Cells(45, fin)).ClearContents
Rem     Range("B1").Copy
Rem     Range(Cells(7, 4), Cells(45, fin)).PasteSpecial Paste:=xlPasteFormats, Operation:=xlNone, _
Rem         SkipBlanks:=False, Transpose:=False
Rem     Application.CutCopyMode = False
Rem End Sub
Rem 
Rem Function NombreColumna(NumeroColumna As Long) As String
Rem     Dim Max As Integer
Rem     Max = ActiveSheet.Range("1:1").Columns.Count
Rem     If NumeroColumna &lt;= Max And NumeroColumna &gt; 0 Then
Rem         NombreColumna = Mid(ActiveSheet.Cells(1, NumeroColumna).Address, 2, InStr(2, ActiveSheet.Cells(1, NumeroColumna).Address, "$") - 2)
Rem     Else
Rem         MsgBox "Debe Ingresar un Número de Columna Entre 1 y " &amp; Max
Rem     End If
Rem End Function
Rem Sub validacionmes(Rng As Range)
Rem     Dim col As Long
Rem     col = Rng.Column
Rem     Dim nc As String
Rem     nc = NombreColumna(col)
Rem     Dim cad As String
Rem     cad = "=DAY(DATE(" &amp; nc &amp; "38," &amp; nc &amp; "39+1,1)-1)"
Rem     With Rng.Validation
Rem         .Delete
Rem         .Add Type:=xlValidateWholeNumber, AlertStyle:=xlValidAlertStop, _
Rem         Operator:=xlBetween, Formula1:="1", Formula2:=cad
Rem         .IgnoreBlank = True
Rem         .InCellDropdown = True
Rem         .InputTitle = ""
Rem         .ErrorTitle = ""
Rem         .InputMessage = ""
Rem         .ErrorMessage = ""
Rem         .ShowInput = True
Rem         .ShowError = True
Rem     End With
Rem End Sub
Rem Sub validacionsum1(Rng As Range, col As Long, cult As Long)
Rem     'Dim col As Long
Rem     'col = Rng.Column
Rem     Dim nc As String
Rem     nc = NombreColumna(col)
Rem     Dim cad As String
Rem     cad = "=SUM(D" &amp; CStr(cult + 7) &amp; ":" &amp; nc &amp; CStr(cult + 7) &amp; ")&lt;=B" &amp; CStr(cult + 99)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formatocondicional
Rem     Rng.FormatConditions.Add Type:=xlExpression, Formula1:= _
Rem         "=$B$" &amp; CStr(cult + 99) &amp; "- SUMA($D$" &amp; CStr(cult + 7) &amp; ":$" &amp; nc &amp; "$" &amp; CStr(cult + 7) &amp; ")=0"
Rem     Rng.FormatConditions(Rng.FormatConditions.Count).SetFirstPriority
Rem     With Rng.FormatConditions(1).Interior
Rem         .Pattern = xlSolid
Rem         .PatternColor = 65280
Rem         .color = 65280
Rem         .TintAndShade = 0
Rem         .PatternTintAndShade = 0
Rem     End With
Rem     Rng.FormatConditions(1).StopIfTrue = False
Rem End Sub
Rem Sub validacionsum2(Rng As Range, col As Long)
Rem     'Dim col As Long
Rem     'col = Rng.Column
Rem     Dim nc As String
Rem     nc = NombreColumna(col)
Rem     Dim cad As String
Rem     cad = "=SUM(D26:" &amp; nc &amp; "26)&lt;=F100"
Rem     'validacion
Rem     With Rng.Validation
Rem         .Delete
Rem         .Add Type:=xlValidateCustom, AlertStyle:=xlValidAlertStop, Operator:= _
Rem         xlBetween, Formula1:=cad
Rem         .IgnoreBlank = True
Rem         .InCellDropdown = True
Rem         .InputTitle = ""
Rem         .ErrorTitle = ""
Rem         .InputMessage = ""
Rem         .ErrorMessage = ""
Rem         .ShowInput = True
Rem         .ShowError = True
Rem     End With
Rem End Sub
Rem Sub validacioncant1(Rng As Range)
Rem     With Rng.Validation
Rem        .Delete
Rem         .Add Type:=xlValidateCustom, AlertStyle:=xlValidAlertStop, Operator:= _
Rem         xlBetween, Formula1:="=F102&lt;5"
Rem         .IgnoreBlank = True
Rem         .InCellDropdown = True
Rem         .InputTitle = ""
Rem         .ErrorTitle = ""
Rem         .InputMessage = ""
Rem         .ErrorMessage = "Número de desembolsos maximo permitido : 4"
Rem         .ShowInput = True
Rem         .ShowError = True
Rem     End With
Rem End Sub
Rem 
Rem Sub color(Rng As Range, color As Integer)
Rem     Dim cod As Long
Rem     Dim fuente As Long
Rem     cod = 0
Rem     If color = 1 Then
Rem         cod = 65280
Rem         fuente = xlThemeColorLight1
Rem         Else
Rem             If color = 2 Then
Rem                 cod = 32768
Rem                 fuente = xlThemeColorDark1
Rem             Else
Rem                 cod = 52224
Rem                 fuente = xlThemeColorDark1
Rem             End If
Rem     End If
Rem 
Rem     With Rng
Rem         .Font.ThemeColor = fuente
Rem         .Interior.PatternColorIndex = xlAutomatic
Rem         .Interior.color = cod
Rem         .Interior.TintAndShade = 0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color_gris(Rng As Range, color As Integer)
Rem     With Rng
Rem         .Interior.ThemeColor = xlThemeColorDark1
Rem         .Interior.TintAndShade = -0.249977111117893
Rem         '.Font.ThemeColor = xlThemeColorDark1
Rem         .Font.ColorIndex = xlAutomatic
Rem         .Font.TintAndShade = 0
Rem         .Interior.PatternColorIndex = xlAutomatic
Rem         .Interior.PatternTintAndShade = 0
Rem     End With
Rem     Rng.Borders(xlDiagonalDown).LineStyle = xlNone
Rem     Rng.Borders(xlDiagonalUp).LineStyle = xlNone
Rem     With Rng.Borders(xlEdgeLeft)
Rem         .LineStyle = xlContinuous
Rem         .ThemeColor = 1
Rem         .TintAndShade = 0
Rem         .Weight = xlMedium
Rem     End With
Rem     With Rng.Borders(xlEdgeTop)
Rem         .LineStyle = xlContinuous
Rem         .ThemeColor = 1
Rem         .TintAndShade = 0
Rem         .Weight = xlMedium
Rem     End With
Rem     With Rng.Borders(xlEdgeBottom)
Rem         .LineStyle = xlContinuous
Rem         .ThemeColor = 1
Rem         .TintAndShade = 0
Rem         .Weight = xlMedium
Rem     End With
Rem     With Rng.Borders(xlEdgeRight)
Rem         .LineStyle = xlContinuous
Rem         .ThemeColor = 1
Rem         .TintAndShade = 0
Rem         .Weight = xlMedium
Rem     End With
Rem     With Rng.Borders(xlInsideVertical)
Rem         .LineStyle = xlContinuous
Rem         .ThemeColor = 1
Rem         .TintAndShade = 0
Rem         .Weight = xlMedium
Rem     End With
Rem     With Rng.Borders(xlInsideHorizontal)
Rem         .LineStyle = xlContinuous
Rem         .ThemeColor = 1
Rem         .TintAndShade = 0
Rem         .Weight = xlMedium
Rem     End With
Rem End Sub
Rem Sub ffecha(Rng As Range)
Rem     With Rng
Rem         .NumberFormat = "[$-C0A]mmm-yy;@"
Rem         .HorizontalAlignment = xlCenter
Rem         .VerticalAlignment = xlBottom
Rem '        .WrapText = False
Rem '        .Orientation = 0
Rem '        .AddIndent = False
Rem '        .IndentLevel = 0
Rem '        .ShrinkToFit = False
Rem '        .ReadingOrder = xlContext
Rem '        .MergeCells = False
Rem         .Font.ThemeColor = xlThemeColorDark1
Rem         .Font.TintAndShade = 0
Rem     End With
Rem 
Rem End Sub
Rem Sub fmoneda(Rng As Range)
Rem     With Rng
Rem         .NumberFormat = "[$S/.-280A] #,##0"
Rem         .Font.ThemeColor = xlThemeColorLight1
Rem         .Font.TintAndShade = 0
Rem     End With
Rem End Sub
Rem Sub fmonedan(Rng As Range)
Rem     Rng.NumberFormat = "_( #,##0_);_( (#,##0);_( ""-""??_);_(@_)"
Rem     Rng.FormatConditions.Delete
Rem     Rng.FormatConditions.Add Type:=xlCellValue, Operator:=xlLess, _
Rem         Formula1:="=0"
Rem     Rng.FormatConditions(Rng.FormatConditions.Count).SetFirstPriority
Rem     With Rng.FormatConditions(1).Font
Rem         .color = -16776961
Rem         .TintAndShade = 0
Rem     End With
Rem     Rng.FormatConditions(1).StopIfTrue = False
Rem End Sub
Rem Sub limpiac1()
Rem     contra = Worksheets("parametros").Cells(2, 3).Value
Rem     Worksheets("Costo Produc.1").Unprotect Password:=contra
Rem     Application.EnableEvents = False
Rem     Application.ScreenUpdating = False
Rem     Dim iRet As Integer
Rem     iRet = MsgBox("Seguro que desea limpiar la hoja?", vbYesNo, "Limpiar Hoja")
Rem     If iRet = vbYes Then
Rem     With Worksheets("Costo Produc.1")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1").Protect Password:=contra
Rem End Sub
Rem Sub limpiac2()
Rem     contra = Worksheets("parametros").Cells(2, 3).Value
Rem     Worksheets("Costo Produc.2").Unprotect Password:=contra
Rem     Application.EnableEvents = False
Rem     Application.ScreenUpdating = False
Rem     Dim iRet As Integer
Rem     iRet = MsgBox("Seguro que desea limpiar la hoja?", vbYesNo, "Limpiar Hoja")
Rem     If iRet = vbYes Then
Rem     With Worksheets("Costo Produc.2")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2").Protect Password:=contra
Rem End Sub
Rem 
Rem Sub limpiac3()
Rem     contra = Worksheets("parametros").Cells(2, 3).Value
Rem     Worksheets("Costo Produc.3").Unprotect Password:=contra
Rem     Application.EnableEvents = False
Rem     Application.ScreenUpdating = False
Rem     Dim iRet As Integer
Rem     iRet = MsgBox("Seguro que desea limpiar la hoja?", vbYesNo, "Limpiar Hoja")
Rem     If iRet = vbYes Then
Rem     With Worksheets("Costo Produc.3")
Rem     .Range( _
Rem         "C4:E4,C5:E5,C6,E6,I4,I6,D14:D16,F14:G16,D18:D20,F18:G20,D22:D23,F22:G23,D25:D28,F25:G28,D30,F30:G30,D32:D35,F32:G35,D37:D41,F37:G41,D44,F44:G44,D46:D48,F46:G48,D50,F50:G50,D52:D59,F52:G59" _
Rem         ).ClearContents
Rem     End With
Rem     End If
Rem     Application.EnableEvents = True
Rem     Application.ScreenUpdating = True
Rem     Worksheets("Costo Produc.3").Protect Password:=contra
Rem End Sub
Rem Sub limpiahc1()
Rem     With Worksheets("Costo Produc.1")
Rem     .Range( _
Rem         "C4:E4,C5:E5,C6,E6,I4,I6,D14:D16,F14:G16,D18:D20,F18:G20,D22:D23,F22:G23,D25:D28,F25:G28,D30,F30:G30,D32:D35,F32:G35,D37:D41,F37:G41,D44,F44:G44,D46:D48,F46:G48,D50,F50:G50,D52:D59,F52:G59" _
Rem         ).ClearContents
Rem     End With
Rem End Sub
Rem Sub limpiahc2()
Rem     With Worksheets("Costo Produc.2")
Rem     .Range( _
Rem         "C4:E4,C5:E5,C6,E6,I4,I6,D14:D16,F14:G16,D18:D20,F18:G20,D22:D23,F22:G23,D25:D28,F25:G28,D30,F30:G30,D32:D35,F32:G35,D37:D41,F37:G41,D44,F44:G44,D46:D48,F46:G48,D50,F50:G50,D52:D59,F52:G59" _
Rem         ).ClearContents
Rem     End With
Rem End Sub
Rem Sub limpiahc3()
Rem     With Worksheets("Costo Produc.3")
Rem     .Range( _
Rem         "C4:E4,C5:E5,C6,E6,I4,I6,D14:D16,F14:G16,D18:D20,F18:G20,D22:D23,F22:G23,D25:D28,F25:G28,D30,F30:G30,D32:D35,F32:G35,D37:D41,F37:G41,D44,F44:G44,D46:D48,F46:G48,D50,F50:G50,D52:D59,F52:G59" _
Rem         ).ClearContents
Rem     End With
Rem End Sub
Rem 
'End Sub
</script:module>
</file>

<file path=Basic/Standard/Módulo3.xml><?xml version="1.0" encoding="utf-8"?>
<!DOCTYPE module  PUBLIC '-//OpenOffice.org//DTD OfficeDocument 1.0//EN'  'module.dtd'>
<script:module xmlns:script="http://openoffice.org/2000/script" script:name="Módulo3" script:language="StarBasic" script:moduleType="normal">Rem Attribute VBA_ModuleType=VBAModule
'Sub Módulo3
Rem Sub limpiasoli()
Rem     contra = Worksheets("parametros").Cells(2, 3).Value
Rem     Worksheets("Solicitud").Unprotect Password:=contra
Rem     Application.EnableEvents = False
Rem     Application.ScreenUpdating = False
Rem     Dim iRet As Integer
Rem     iRet = MsgBox("Seguro que desea limpiar la hoja?", vbYesNo, "Limpiar Hoja")
Rem     If iRet = vbYes Then
Rem     With Worksheets("Solicitud")
Rem     Union(.Range( _
Rem         "BA35:BA42,K44:BA50,D4:G20,I5,I10:I14,I18:I19,D22:G22,D23:E24,C26:I26,D28:G28,I28,D30:G30,I30,I32,D32:G32,C34:F34,H34,H36,C36:F36,C38:G38,I38,C40:I40,C42:E42,G42,C44:G44,H44:I44,D46:G49,K7:AE34,AG7:BA34,R35:AD42,AN35:AZ42,AG39:AM42" _
Rem         ), .Range("K39:Q42,AE35:AE42")).ClearContents
Rem     End With
Rem     End If
Rem     Application.EnableEvents = True
Rem     Application.ScreenUpdating = True
Rem     Worksheets("Solicitud").Protect Password:=contra
Rem End Sub
Rem 
Rem Sub limpiaecl()
Rem     contra = Worksheets("parametros").Cells(2, 3).Value
Rem     Worksheets("Evaluación Cualitativa").Unprotect Password:=contra
Rem     Application.EnableEvents = False
Rem     Application.ScreenUpdating = False
Rem     Dim iRet As Integer
Rem     iRet = MsgBox("Seguro que desea limpiar la hoja?", vbYesNo, "Limpiar Hoja")
Rem     If iRet = vbYes Then
Rem     With Worksheets("Evaluación Cualitativa")
Rem     Range( _
Rem         "D15:N15,I17:J17,M17:N17,D18:H18,K18:N18,I20:J20,M20:N20,D21:N21,I23:J23,M23:N23,D24:N24,M26:N26,I26:J26,D27:N27,E32:F32,J32:K32,E33:K33,N32:N33,C36:I38,C41:K42,C45:K46,H49:I50,K49:L50,C55:E58,G55:G58,I55:I58,I52:I53,K55:K58,H59:N60,N53" _
Rem         ).ClearContents
Rem     End With
Rem     End If
Rem     Application.EnableEvents = True
Rem     Application.ScreenUpdating = True
Rem     Worksheets("Evaluación Cualitativa").Protect Password:=contra
Rem End Sub
Rem 
Rem Sub limpiaect()
Rem     contra = Worksheets("parametros").Cells(2, 3).Value
Rem     Worksheets("Evaluación Cuantitativa").Unprotect Password:=contra
Rem     Application.EnableEvents = False
Rem     Application.ScreenUpdating = False
Rem     Dim iRet As Integer
Rem     iRet = MsgBox("Seguro que desea limpiar la hoja?", vbYesNo, "Limpiar Hoja")
Rem     If iRet = vbYes Then
Rem     With Worksheets("Evaluación Cuantitativa")
Rem     Union(.Range( _
Rem         "W23:W25,P17:W17,P14:W15,W9:W12,D10:D12,F10:F12,H10:H12,M10:M12,D16:E17,C21:E22,H16:H17,J16:J17,H21:H22,J21:J22,D33:D34,D39:F40,J46:N46,B50:J51,C57:C60,D58:I61,D66:D74,I65,I68:I69,B78:M80,B87:M93,P84:W90,P93:W96,P61:W63,P57:W58,P53:W55,P49:W51,P45:W45" _
Rem         ), .Range("P38:W43,P33:W36,W29:W30,P26:W26")).ClearContents
Rem     End With
Rem     End If
Rem     Application.EnableEvents = True
Rem     Application.ScreenUpdating = True
Rem     Worksheets("Evaluación Cuantitativa").Protect Password:=contra
Rem End Sub
Rem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Rem Private Sub CommandButton1_Click()
Rem     Call limpiac3
Rem End Sub
End Sub
</script:module>
</file>

<file path=Basic/Standard/Sheet26.xml><?xml version="1.0" encoding="utf-8"?>
<!DOCTYPE module  PUBLIC '-//OpenOffice.org//DTD OfficeDocument 1.0//EN'  'module.dtd'>
<script:module xmlns:script="http://openoffice.org/2000/script" script:name="Sheet26" script:language="StarBasic" script:moduleType="document">Rem Attribute VBA_ModuleType=VBADocumentModule
Sub Sheet26
End Sub
</script:module>
</file>

<file path=Basic/Standard/Sheet28.xml><?xml version="1.0" encoding="utf-8"?>
<!DOCTYPE module  PUBLIC '-//OpenOffice.org//DTD OfficeDocument 1.0//EN'  'module.dtd'>
<script:module xmlns:script="http://openoffice.org/2000/script" script:name="Sheet28" script:language="StarBasic" script:moduleType="document">Rem Attribute VBA_ModuleType=VBADocumentModule
Sub Sheet28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Hoja1"/>
  <library:element library:name="Hoja2"/>
  <library:element library:name="Hoja3"/>
  <library:element library:name="Hoja4"/>
  <library:element library:name="Hoja5"/>
  <library:element library:name="Hoja6"/>
  <library:element library:name="Hoja7"/>
  <library:element library:name="Hoja9"/>
  <library:element library:name="Módulo1"/>
  <library:element library:name="Módulo2"/>
  <library:element library:name="Módulo3"/>
  <library:element library:name="Sheet1"/>
  <library:element library:name="Sheet2"/>
  <library:element library:name="Sheet26"/>
  <library:element library:name="Sheet28"/>
  <library:element library:name="ThisWorkbook"/>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